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3.482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2.741cm"/>
    </style:style>
    <style:style style:name="co9" style:family="table-column">
      <style:table-column-properties fo:break-before="auto" style:column-width="6.359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4.898cm"/>
    </style:style>
    <style:style style:name="co14" style:family="table-column">
      <style:table-column-properties fo:break-before="auto" style:column-width="1.937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477cm"/>
    </style:style>
    <style:style style:name="co18" style:family="table-column">
      <style:table-column-properties fo:break-before="auto" style:column-width="2.173cm"/>
    </style:style>
    <style:style style:name="co19" style:family="table-column">
      <style:table-column-properties fo:break-before="auto" style:column-width="2.72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ackground-color="#999999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999999"/>
    </style:style>
    <style:style style:name="ce12" style:family="table-cell" style:parent-style-name="Default" style:data-style-name="N109">
      <style:table-cell-properties fo:background-color="#999999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fo:background-color="#e6e6ff"/>
    </style:style>
    <style:style style:name="ce18" style:family="table-cell" style:parent-style-name="Default" style:data-style-name="N109">
      <style:table-cell-properties fo:background-color="#e6e6ff"/>
    </style:style>
    <style:style style:name="ce19" style:family="table-cell" style:parent-style-name="Default">
      <style:table-cell-properties fo:background-color="#e6e6ff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"/>
        <table:table-column table:style-name="co10" table:number-columns-repeated="2" table:default-cell-style-name="ce7"/>
        <table:table-column table:style-name="co11" table:default-cell-style-name="ce7"/>
        <table:table-column table:style-name="co10" table:number-columns-repeated="3" table:default-cell-style-name="ce7"/>
        <table:table-column table:style-name="co12" table:number-columns-repeated="6" table:default-cell-style-name="ce13"/>
        <table:table-column table:style-name="co1" table:number-columns-repeated="6" table:default-cell-style-name="ce19"/>
        <table:table-column table:style-name="co1" table:number-columns-repeated="997" table:default-cell-style-name="Default"/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/>
          <table:table-cell table:style-name="ce5" office:value-type="string" table:number-columns-spanned="6" table:number-rows-spanned="1">
            <text:p>HUE</text:p>
          </table:table-cell>
          <table:covered-table-cell table:number-columns-repeated="5" table:style-name="ce6"/>
          <table:table-cell table:style-name="ce9" office:value-type="string" table:number-columns-spanned="6" table:number-rows-spanned="1">
            <text:p>SATURATION</text:p>
          </table:table-cell>
          <table:covered-table-cell table:number-columns-repeated="5" table:style-name="ce14"/>
          <table:table-cell table:style-name="ce15" table:number-columns-repeated="6"/>
          <table:table-cell table:style-name="ce4" table:number-columns-repeated="997"/>
        </table:table-row>
        <table:table-row table:style-name="ro1">
          <table:table-cell office:value-type="string">
            <text:p># Imagem</text:p>
          </table:table-cell>
          <table:table-cell office:value-type="string">
            <text:p>Minha escolha de parametro</text:p>
          </table:table-cell>
          <table:table-cell table:style-name="ce2" office:value-type="string">
            <text:p>Hue Mean</text:p>
          </table:table-cell>
          <table:table-cell office:value-type="string">
            <text:p>Hue Variance</text:p>
          </table:table-cell>
          <table:table-cell office:value-type="string">
            <text:p>Saturation mean</text:p>
          </table:table-cell>
          <table:table-cell office:value-type="string">
            <text:p>Saturation Variance</text:p>
          </table:table-cell>
          <table:table-cell office:value-type="string">
            <text:p>Value Mean</text:p>
          </table:table-cell>
          <table:table-cell office:value-type="string">
            <text:p>Value Variance</text:p>
          </table:table-cell>
          <table:table-cell table:style-name="ce2" office:value-type="string">
            <text:p>Fil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4" table:number-columns-repeated="99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]=[.J$2];[.$I3]&lt;&gt;&quot;&quot;);[.$C3];&quot;&quot;)">
            <text:p/>
          </table:table-cell>
          <table:table-cell table:formula="of:=IF(AND([.$B3]=[.K$2];[.$I3]&lt;&gt;&quot;&quot;);[.$C3];&quot;&quot;)">
            <text:p/>
          </table:table-cell>
          <table:table-cell table:formula="of:=IF(AND([.$B3]=[.L$2];[.$I3]&lt;&gt;&quot;&quot;);[.$C3];&quot;&quot;)">
            <text:p/>
          </table:table-cell>
          <table:table-cell table:formula="of:=IF(AND([.$B3]=[.M$2];[.$I3]&lt;&gt;&quot;&quot;);[.$C3];&quot;&quot;)">
            <text:p/>
          </table:table-cell>
          <table:table-cell table:formula="of:=IF(AND([.$B3]=[.N$2];[.$I3]&lt;&gt;&quot;&quot;);[.$C3];&quot;&quot;)">
            <text:p/>
          </table:table-cell>
          <table:table-cell table:formula="of:=IF(AND([.$B3]=[.O$2];[.$I3]&lt;&gt;&quot;&quot;);[.$C3];&quot;&quot;)">
            <text:p/>
          </table:table-cell>
          <table:table-cell table:style-name="ce11" table:formula="of:=IF(AND([.$B3]=[.P$2];[.$I3]&lt;&gt;&quot;&quot;);[.$E3];&quot;&quot;)">
            <text:p/>
          </table:table-cell>
          <table:table-cell table:style-name="ce11" table:formula="of:=IF(AND([.$B3]=[.Q$2];[.$I3]&lt;&gt;&quot;&quot;);[.$E3];&quot;&quot;)">
            <text:p/>
          </table:table-cell>
          <table:table-cell table:style-name="ce11" table:formula="of:=IF(AND([.$B3]=[.R$2];[.$I3]&lt;&gt;&quot;&quot;);[.$E3];&quot;&quot;)">
            <text:p/>
          </table:table-cell>
          <table:table-cell table:style-name="ce11" table:formula="of:=IF(AND([.$B3]=[.S$2];[.$I3]&lt;&gt;&quot;&quot;);[.$E3];&quot;&quot;)">
            <text:p/>
          </table:table-cell>
          <table:table-cell table:style-name="ce11" table:formula="of:=IF(AND([.$B3]=[.T$2];[.$I3]&lt;&gt;&quot;&quot;);[.$E3];&quot;&quot;)">
            <text:p/>
          </table:table-cell>
          <table:table-cell table:style-name="ce11" table:formula="of:=IF(AND([.$B3]=[.U$2];[.$I3]&lt;&gt;&quot;&quot;);[.$E3];&quot;&quot;)">
            <text:p/>
          </table:table-cell>
          <table:table-cell table:style-name="ce17" table:formula="of:=IF(AND([.$B3]=[.V$2];[.$I3]&lt;&gt;&quot;&quot;);[.$G3];&quot;&quot;)">
            <text:p/>
          </table:table-cell>
          <table:table-cell table:style-name="ce17" table:formula="of:=IF(AND([.$B3]=[.W$2];[.$I3]&lt;&gt;&quot;&quot;);[.$G3];&quot;&quot;)">
            <text:p/>
          </table:table-cell>
          <table:table-cell table:style-name="ce17" table:formula="of:=IF(AND([.$B3]=[.X$2];[.$I3]&lt;&gt;&quot;&quot;);[.$G3];&quot;&quot;)">
            <text:p/>
          </table:table-cell>
          <table:table-cell table:style-name="ce17" table:formula="of:=IF(AND([.$B3]=[.Y$2];[.$I3]&lt;&gt;&quot;&quot;);[.$G3];&quot;&quot;)">
            <text:p/>
          </table:table-cell>
          <table:table-cell table:style-name="ce17" table:formula="of:=IF(AND([.$B3]=[.Z$2];[.$I3]&lt;&gt;&quot;&quot;);[.$G3];&quot;&quot;)">
            <text:p/>
          </table:table-cell>
          <table:table-cell table:style-name="ce17" table:formula="of:=IF(AND([.$B3]=[.AA$2];[.$I3]&lt;&gt;&quot;&quot;);[.$G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10.0532">
            <text:p>10,0532</text:p>
          </table:table-cell>
          <table:table-cell table:style-name="Default" office:value-type="float" office:value="5.2158">
            <text:p>5,2158</text:p>
          </table:table-cell>
          <table:table-cell table:style-name="Default" office:value-type="float" office:value="92.7592">
            <text:p>92,7592</text:p>
          </table:table-cell>
          <table:table-cell table:style-name="Default" office:value-type="float" office:value="754.487">
            <text:p>754,487</text:p>
          </table:table-cell>
          <table:table-cell table:style-name="Default" office:value-type="float" office:value="174.764">
            <text:p>174,764</text:p>
          </table:table-cell>
          <table:table-cell table:style-name="Default" office:value-type="float" office:value="3436.02">
            <text:p>3436,02</text:p>
          </table:table-cell>
          <table:table-cell table:style-name="Default" office:value-type="string">
            <text:p>/home/ramiro/Imagens/faces/002.jpg</text:p>
          </table:table-cell>
          <table:table-cell table:formula="of:=IF(AND([.$B4]=[.J$2];[.$I4]&lt;&gt;&quot;&quot;);[.$C4];&quot;&quot;)">
            <text:p/>
          </table:table-cell>
          <table:table-cell table:formula="of:=IF(AND([.$B4]=[.K$2];[.$I4]&lt;&gt;&quot;&quot;);[.$C4];&quot;&quot;)" office:value-type="float" office:value="10.0532">
            <text:p>10,05</text:p>
          </table:table-cell>
          <table:table-cell table:formula="of:=IF(AND([.$B4]=[.L$2];[.$I4]&lt;&gt;&quot;&quot;);[.$C4];&quot;&quot;)">
            <text:p/>
          </table:table-cell>
          <table:table-cell table:formula="of:=IF(AND([.$B4]=[.M$2];[.$I4]&lt;&gt;&quot;&quot;);[.$C4];&quot;&quot;)">
            <text:p/>
          </table:table-cell>
          <table:table-cell table:formula="of:=IF(AND([.$B4]=[.N$2];[.$I4]&lt;&gt;&quot;&quot;);[.$C4];&quot;&quot;)">
            <text:p/>
          </table:table-cell>
          <table:table-cell table:formula="of:=IF(AND([.$B4]=[.O$2];[.$I4]&lt;&gt;&quot;&quot;);[.$C4];&quot;&quot;)">
            <text:p/>
          </table:table-cell>
          <table:table-cell table:style-name="ce11" table:formula="of:=IF(AND([.$B4]=[.P$2];[.$I4]&lt;&gt;&quot;&quot;);[.$E4];&quot;&quot;)">
            <text:p/>
          </table:table-cell>
          <table:table-cell table:style-name="ce11" table:formula="of:=IF(AND([.$B4]=[.Q$2];[.$I4]&lt;&gt;&quot;&quot;);[.$E4];&quot;&quot;)" office:value-type="float" office:value="92.7592">
            <text:p>92,76</text:p>
          </table:table-cell>
          <table:table-cell table:style-name="ce11" table:formula="of:=IF(AND([.$B4]=[.R$2];[.$I4]&lt;&gt;&quot;&quot;);[.$E4];&quot;&quot;)">
            <text:p/>
          </table:table-cell>
          <table:table-cell table:style-name="ce11" table:formula="of:=IF(AND([.$B4]=[.S$2];[.$I4]&lt;&gt;&quot;&quot;);[.$E4];&quot;&quot;)">
            <text:p/>
          </table:table-cell>
          <table:table-cell table:style-name="ce11" table:formula="of:=IF(AND([.$B4]=[.T$2];[.$I4]&lt;&gt;&quot;&quot;);[.$E4];&quot;&quot;)">
            <text:p/>
          </table:table-cell>
          <table:table-cell table:style-name="ce11" table:formula="of:=IF(AND([.$B4]=[.U$2];[.$I4]&lt;&gt;&quot;&quot;);[.$E4];&quot;&quot;)">
            <text:p/>
          </table:table-cell>
          <table:table-cell table:style-name="ce17" table:formula="of:=IF(AND([.$B4]=[.V$2];[.$I4]&lt;&gt;&quot;&quot;);[.$G4];&quot;&quot;)">
            <text:p/>
          </table:table-cell>
          <table:table-cell table:style-name="ce17" table:formula="of:=IF(AND([.$B4]=[.W$2];[.$I4]&lt;&gt;&quot;&quot;);[.$G4];&quot;&quot;)" office:value-type="float" office:value="174.764">
            <text:p>174,76</text:p>
          </table:table-cell>
          <table:table-cell table:style-name="ce17" table:formula="of:=IF(AND([.$B4]=[.X$2];[.$I4]&lt;&gt;&quot;&quot;);[.$G4];&quot;&quot;)">
            <text:p/>
          </table:table-cell>
          <table:table-cell table:style-name="ce17" table:formula="of:=IF(AND([.$B4]=[.Y$2];[.$I4]&lt;&gt;&quot;&quot;);[.$G4];&quot;&quot;)">
            <text:p/>
          </table:table-cell>
          <table:table-cell table:style-name="ce17" table:formula="of:=IF(AND([.$B4]=[.Z$2];[.$I4]&lt;&gt;&quot;&quot;);[.$G4];&quot;&quot;)">
            <text:p/>
          </table:table-cell>
          <table:table-cell table:style-name="ce17" table:formula="of:=IF(AND([.$B4]=[.AA$2];[.$I4]&lt;&gt;&quot;&quot;);[.$G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]=[.J$2];[.$I5]&lt;&gt;&quot;&quot;);[.$C5];&quot;&quot;)">
            <text:p/>
          </table:table-cell>
          <table:table-cell table:formula="of:=IF(AND([.$B5]=[.K$2];[.$I5]&lt;&gt;&quot;&quot;);[.$C5];&quot;&quot;)">
            <text:p/>
          </table:table-cell>
          <table:table-cell table:formula="of:=IF(AND([.$B5]=[.L$2];[.$I5]&lt;&gt;&quot;&quot;);[.$C5];&quot;&quot;)">
            <text:p/>
          </table:table-cell>
          <table:table-cell table:formula="of:=IF(AND([.$B5]=[.M$2];[.$I5]&lt;&gt;&quot;&quot;);[.$C5];&quot;&quot;)">
            <text:p/>
          </table:table-cell>
          <table:table-cell table:formula="of:=IF(AND([.$B5]=[.N$2];[.$I5]&lt;&gt;&quot;&quot;);[.$C5];&quot;&quot;)">
            <text:p/>
          </table:table-cell>
          <table:table-cell table:formula="of:=IF(AND([.$B5]=[.O$2];[.$I5]&lt;&gt;&quot;&quot;);[.$C5];&quot;&quot;)">
            <text:p/>
          </table:table-cell>
          <table:table-cell table:style-name="ce11" table:formula="of:=IF(AND([.$B5]=[.P$2];[.$I5]&lt;&gt;&quot;&quot;);[.$E5];&quot;&quot;)">
            <text:p/>
          </table:table-cell>
          <table:table-cell table:style-name="ce11" table:formula="of:=IF(AND([.$B5]=[.Q$2];[.$I5]&lt;&gt;&quot;&quot;);[.$E5];&quot;&quot;)">
            <text:p/>
          </table:table-cell>
          <table:table-cell table:style-name="ce11" table:formula="of:=IF(AND([.$B5]=[.R$2];[.$I5]&lt;&gt;&quot;&quot;);[.$E5];&quot;&quot;)">
            <text:p/>
          </table:table-cell>
          <table:table-cell table:style-name="ce11" table:formula="of:=IF(AND([.$B5]=[.S$2];[.$I5]&lt;&gt;&quot;&quot;);[.$E5];&quot;&quot;)">
            <text:p/>
          </table:table-cell>
          <table:table-cell table:style-name="ce11" table:formula="of:=IF(AND([.$B5]=[.T$2];[.$I5]&lt;&gt;&quot;&quot;);[.$E5];&quot;&quot;)">
            <text:p/>
          </table:table-cell>
          <table:table-cell table:style-name="ce11" table:formula="of:=IF(AND([.$B5]=[.U$2];[.$I5]&lt;&gt;&quot;&quot;);[.$E5];&quot;&quot;)">
            <text:p/>
          </table:table-cell>
          <table:table-cell table:style-name="ce17" table:formula="of:=IF(AND([.$B5]=[.V$2];[.$I5]&lt;&gt;&quot;&quot;);[.$G5];&quot;&quot;)">
            <text:p/>
          </table:table-cell>
          <table:table-cell table:style-name="ce17" table:formula="of:=IF(AND([.$B5]=[.W$2];[.$I5]&lt;&gt;&quot;&quot;);[.$G5];&quot;&quot;)">
            <text:p/>
          </table:table-cell>
          <table:table-cell table:style-name="ce17" table:formula="of:=IF(AND([.$B5]=[.X$2];[.$I5]&lt;&gt;&quot;&quot;);[.$G5];&quot;&quot;)">
            <text:p/>
          </table:table-cell>
          <table:table-cell table:style-name="ce17" table:formula="of:=IF(AND([.$B5]=[.Y$2];[.$I5]&lt;&gt;&quot;&quot;);[.$G5];&quot;&quot;)">
            <text:p/>
          </table:table-cell>
          <table:table-cell table:style-name="ce17" table:formula="of:=IF(AND([.$B5]=[.Z$2];[.$I5]&lt;&gt;&quot;&quot;);[.$G5];&quot;&quot;)">
            <text:p/>
          </table:table-cell>
          <table:table-cell table:style-name="ce17" table:formula="of:=IF(AND([.$B5]=[.AA$2];[.$I5]&lt;&gt;&quot;&quot;);[.$G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]=[.J$2];[.$I6]&lt;&gt;&quot;&quot;);[.$C6];&quot;&quot;)">
            <text:p/>
          </table:table-cell>
          <table:table-cell table:formula="of:=IF(AND([.$B6]=[.K$2];[.$I6]&lt;&gt;&quot;&quot;);[.$C6];&quot;&quot;)">
            <text:p/>
          </table:table-cell>
          <table:table-cell table:formula="of:=IF(AND([.$B6]=[.L$2];[.$I6]&lt;&gt;&quot;&quot;);[.$C6];&quot;&quot;)">
            <text:p/>
          </table:table-cell>
          <table:table-cell table:formula="of:=IF(AND([.$B6]=[.M$2];[.$I6]&lt;&gt;&quot;&quot;);[.$C6];&quot;&quot;)">
            <text:p/>
          </table:table-cell>
          <table:table-cell table:formula="of:=IF(AND([.$B6]=[.N$2];[.$I6]&lt;&gt;&quot;&quot;);[.$C6];&quot;&quot;)">
            <text:p/>
          </table:table-cell>
          <table:table-cell table:formula="of:=IF(AND([.$B6]=[.O$2];[.$I6]&lt;&gt;&quot;&quot;);[.$C6];&quot;&quot;)">
            <text:p/>
          </table:table-cell>
          <table:table-cell table:style-name="ce11" table:formula="of:=IF(AND([.$B6]=[.P$2];[.$I6]&lt;&gt;&quot;&quot;);[.$E6];&quot;&quot;)">
            <text:p/>
          </table:table-cell>
          <table:table-cell table:style-name="ce11" table:formula="of:=IF(AND([.$B6]=[.Q$2];[.$I6]&lt;&gt;&quot;&quot;);[.$E6];&quot;&quot;)">
            <text:p/>
          </table:table-cell>
          <table:table-cell table:style-name="ce11" table:formula="of:=IF(AND([.$B6]=[.R$2];[.$I6]&lt;&gt;&quot;&quot;);[.$E6];&quot;&quot;)">
            <text:p/>
          </table:table-cell>
          <table:table-cell table:style-name="ce11" table:formula="of:=IF(AND([.$B6]=[.S$2];[.$I6]&lt;&gt;&quot;&quot;);[.$E6];&quot;&quot;)">
            <text:p/>
          </table:table-cell>
          <table:table-cell table:style-name="ce11" table:formula="of:=IF(AND([.$B6]=[.T$2];[.$I6]&lt;&gt;&quot;&quot;);[.$E6];&quot;&quot;)">
            <text:p/>
          </table:table-cell>
          <table:table-cell table:style-name="ce11" table:formula="of:=IF(AND([.$B6]=[.U$2];[.$I6]&lt;&gt;&quot;&quot;);[.$E6];&quot;&quot;)">
            <text:p/>
          </table:table-cell>
          <table:table-cell table:style-name="ce17" table:formula="of:=IF(AND([.$B6]=[.V$2];[.$I6]&lt;&gt;&quot;&quot;);[.$G6];&quot;&quot;)">
            <text:p/>
          </table:table-cell>
          <table:table-cell table:style-name="ce17" table:formula="of:=IF(AND([.$B6]=[.W$2];[.$I6]&lt;&gt;&quot;&quot;);[.$G6];&quot;&quot;)">
            <text:p/>
          </table:table-cell>
          <table:table-cell table:style-name="ce17" table:formula="of:=IF(AND([.$B6]=[.X$2];[.$I6]&lt;&gt;&quot;&quot;);[.$G6];&quot;&quot;)">
            <text:p/>
          </table:table-cell>
          <table:table-cell table:style-name="ce17" table:formula="of:=IF(AND([.$B6]=[.Y$2];[.$I6]&lt;&gt;&quot;&quot;);[.$G6];&quot;&quot;)">
            <text:p/>
          </table:table-cell>
          <table:table-cell table:style-name="ce17" table:formula="of:=IF(AND([.$B6]=[.Z$2];[.$I6]&lt;&gt;&quot;&quot;);[.$G6];&quot;&quot;)">
            <text:p/>
          </table:table-cell>
          <table:table-cell table:style-name="ce17" table:formula="of:=IF(AND([.$B6]=[.AA$2];[.$I6]&lt;&gt;&quot;&quot;);[.$G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]=[.J$2];[.$I7]&lt;&gt;&quot;&quot;);[.$C7];&quot;&quot;)">
            <text:p/>
          </table:table-cell>
          <table:table-cell table:formula="of:=IF(AND([.$B7]=[.K$2];[.$I7]&lt;&gt;&quot;&quot;);[.$C7];&quot;&quot;)">
            <text:p/>
          </table:table-cell>
          <table:table-cell table:formula="of:=IF(AND([.$B7]=[.L$2];[.$I7]&lt;&gt;&quot;&quot;);[.$C7];&quot;&quot;)">
            <text:p/>
          </table:table-cell>
          <table:table-cell table:formula="of:=IF(AND([.$B7]=[.M$2];[.$I7]&lt;&gt;&quot;&quot;);[.$C7];&quot;&quot;)">
            <text:p/>
          </table:table-cell>
          <table:table-cell table:formula="of:=IF(AND([.$B7]=[.N$2];[.$I7]&lt;&gt;&quot;&quot;);[.$C7];&quot;&quot;)">
            <text:p/>
          </table:table-cell>
          <table:table-cell table:formula="of:=IF(AND([.$B7]=[.O$2];[.$I7]&lt;&gt;&quot;&quot;);[.$C7];&quot;&quot;)">
            <text:p/>
          </table:table-cell>
          <table:table-cell table:style-name="ce11" table:formula="of:=IF(AND([.$B7]=[.P$2];[.$I7]&lt;&gt;&quot;&quot;);[.$E7];&quot;&quot;)">
            <text:p/>
          </table:table-cell>
          <table:table-cell table:style-name="ce11" table:formula="of:=IF(AND([.$B7]=[.Q$2];[.$I7]&lt;&gt;&quot;&quot;);[.$E7];&quot;&quot;)">
            <text:p/>
          </table:table-cell>
          <table:table-cell table:style-name="ce11" table:formula="of:=IF(AND([.$B7]=[.R$2];[.$I7]&lt;&gt;&quot;&quot;);[.$E7];&quot;&quot;)">
            <text:p/>
          </table:table-cell>
          <table:table-cell table:style-name="ce11" table:formula="of:=IF(AND([.$B7]=[.S$2];[.$I7]&lt;&gt;&quot;&quot;);[.$E7];&quot;&quot;)">
            <text:p/>
          </table:table-cell>
          <table:table-cell table:style-name="ce11" table:formula="of:=IF(AND([.$B7]=[.T$2];[.$I7]&lt;&gt;&quot;&quot;);[.$E7];&quot;&quot;)">
            <text:p/>
          </table:table-cell>
          <table:table-cell table:style-name="ce11" table:formula="of:=IF(AND([.$B7]=[.U$2];[.$I7]&lt;&gt;&quot;&quot;);[.$E7];&quot;&quot;)">
            <text:p/>
          </table:table-cell>
          <table:table-cell table:style-name="ce17" table:formula="of:=IF(AND([.$B7]=[.V$2];[.$I7]&lt;&gt;&quot;&quot;);[.$G7];&quot;&quot;)">
            <text:p/>
          </table:table-cell>
          <table:table-cell table:style-name="ce17" table:formula="of:=IF(AND([.$B7]=[.W$2];[.$I7]&lt;&gt;&quot;&quot;);[.$G7];&quot;&quot;)">
            <text:p/>
          </table:table-cell>
          <table:table-cell table:style-name="ce17" table:formula="of:=IF(AND([.$B7]=[.X$2];[.$I7]&lt;&gt;&quot;&quot;);[.$G7];&quot;&quot;)">
            <text:p/>
          </table:table-cell>
          <table:table-cell table:style-name="ce17" table:formula="of:=IF(AND([.$B7]=[.Y$2];[.$I7]&lt;&gt;&quot;&quot;);[.$G7];&quot;&quot;)">
            <text:p/>
          </table:table-cell>
          <table:table-cell table:style-name="ce17" table:formula="of:=IF(AND([.$B7]=[.Z$2];[.$I7]&lt;&gt;&quot;&quot;);[.$G7];&quot;&quot;)">
            <text:p/>
          </table:table-cell>
          <table:table-cell table:style-name="ce17" table:formula="of:=IF(AND([.$B7]=[.AA$2];[.$I7]&lt;&gt;&quot;&quot;);[.$G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]=[.J$2];[.$I8]&lt;&gt;&quot;&quot;);[.$C8];&quot;&quot;)">
            <text:p/>
          </table:table-cell>
          <table:table-cell table:formula="of:=IF(AND([.$B8]=[.K$2];[.$I8]&lt;&gt;&quot;&quot;);[.$C8];&quot;&quot;)">
            <text:p/>
          </table:table-cell>
          <table:table-cell table:formula="of:=IF(AND([.$B8]=[.L$2];[.$I8]&lt;&gt;&quot;&quot;);[.$C8];&quot;&quot;)">
            <text:p/>
          </table:table-cell>
          <table:table-cell table:formula="of:=IF(AND([.$B8]=[.M$2];[.$I8]&lt;&gt;&quot;&quot;);[.$C8];&quot;&quot;)">
            <text:p/>
          </table:table-cell>
          <table:table-cell table:formula="of:=IF(AND([.$B8]=[.N$2];[.$I8]&lt;&gt;&quot;&quot;);[.$C8];&quot;&quot;)">
            <text:p/>
          </table:table-cell>
          <table:table-cell table:formula="of:=IF(AND([.$B8]=[.O$2];[.$I8]&lt;&gt;&quot;&quot;);[.$C8];&quot;&quot;)">
            <text:p/>
          </table:table-cell>
          <table:table-cell table:style-name="ce11" table:formula="of:=IF(AND([.$B8]=[.P$2];[.$I8]&lt;&gt;&quot;&quot;);[.$E8];&quot;&quot;)">
            <text:p/>
          </table:table-cell>
          <table:table-cell table:style-name="ce11" table:formula="of:=IF(AND([.$B8]=[.Q$2];[.$I8]&lt;&gt;&quot;&quot;);[.$E8];&quot;&quot;)">
            <text:p/>
          </table:table-cell>
          <table:table-cell table:style-name="ce11" table:formula="of:=IF(AND([.$B8]=[.R$2];[.$I8]&lt;&gt;&quot;&quot;);[.$E8];&quot;&quot;)">
            <text:p/>
          </table:table-cell>
          <table:table-cell table:style-name="ce11" table:formula="of:=IF(AND([.$B8]=[.S$2];[.$I8]&lt;&gt;&quot;&quot;);[.$E8];&quot;&quot;)">
            <text:p/>
          </table:table-cell>
          <table:table-cell table:style-name="ce11" table:formula="of:=IF(AND([.$B8]=[.T$2];[.$I8]&lt;&gt;&quot;&quot;);[.$E8];&quot;&quot;)">
            <text:p/>
          </table:table-cell>
          <table:table-cell table:style-name="ce11" table:formula="of:=IF(AND([.$B8]=[.U$2];[.$I8]&lt;&gt;&quot;&quot;);[.$E8];&quot;&quot;)">
            <text:p/>
          </table:table-cell>
          <table:table-cell table:style-name="ce17" table:formula="of:=IF(AND([.$B8]=[.V$2];[.$I8]&lt;&gt;&quot;&quot;);[.$G8];&quot;&quot;)">
            <text:p/>
          </table:table-cell>
          <table:table-cell table:style-name="ce17" table:formula="of:=IF(AND([.$B8]=[.W$2];[.$I8]&lt;&gt;&quot;&quot;);[.$G8];&quot;&quot;)">
            <text:p/>
          </table:table-cell>
          <table:table-cell table:style-name="ce17" table:formula="of:=IF(AND([.$B8]=[.X$2];[.$I8]&lt;&gt;&quot;&quot;);[.$G8];&quot;&quot;)">
            <text:p/>
          </table:table-cell>
          <table:table-cell table:style-name="ce17" table:formula="of:=IF(AND([.$B8]=[.Y$2];[.$I8]&lt;&gt;&quot;&quot;);[.$G8];&quot;&quot;)">
            <text:p/>
          </table:table-cell>
          <table:table-cell table:style-name="ce17" table:formula="of:=IF(AND([.$B8]=[.Z$2];[.$I8]&lt;&gt;&quot;&quot;);[.$G8];&quot;&quot;)">
            <text:p/>
          </table:table-cell>
          <table:table-cell table:style-name="ce17" table:formula="of:=IF(AND([.$B8]=[.AA$2];[.$I8]&lt;&gt;&quot;&quot;);[.$G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]=[.J$2];[.$I9]&lt;&gt;&quot;&quot;);[.$C9];&quot;&quot;)">
            <text:p/>
          </table:table-cell>
          <table:table-cell table:formula="of:=IF(AND([.$B9]=[.K$2];[.$I9]&lt;&gt;&quot;&quot;);[.$C9];&quot;&quot;)">
            <text:p/>
          </table:table-cell>
          <table:table-cell table:formula="of:=IF(AND([.$B9]=[.L$2];[.$I9]&lt;&gt;&quot;&quot;);[.$C9];&quot;&quot;)">
            <text:p/>
          </table:table-cell>
          <table:table-cell table:formula="of:=IF(AND([.$B9]=[.M$2];[.$I9]&lt;&gt;&quot;&quot;);[.$C9];&quot;&quot;)">
            <text:p/>
          </table:table-cell>
          <table:table-cell table:formula="of:=IF(AND([.$B9]=[.N$2];[.$I9]&lt;&gt;&quot;&quot;);[.$C9];&quot;&quot;)">
            <text:p/>
          </table:table-cell>
          <table:table-cell table:formula="of:=IF(AND([.$B9]=[.O$2];[.$I9]&lt;&gt;&quot;&quot;);[.$C9];&quot;&quot;)">
            <text:p/>
          </table:table-cell>
          <table:table-cell table:style-name="ce11" table:formula="of:=IF(AND([.$B9]=[.P$2];[.$I9]&lt;&gt;&quot;&quot;);[.$E9];&quot;&quot;)">
            <text:p/>
          </table:table-cell>
          <table:table-cell table:style-name="ce11" table:formula="of:=IF(AND([.$B9]=[.Q$2];[.$I9]&lt;&gt;&quot;&quot;);[.$E9];&quot;&quot;)">
            <text:p/>
          </table:table-cell>
          <table:table-cell table:style-name="ce11" table:formula="of:=IF(AND([.$B9]=[.R$2];[.$I9]&lt;&gt;&quot;&quot;);[.$E9];&quot;&quot;)">
            <text:p/>
          </table:table-cell>
          <table:table-cell table:style-name="ce11" table:formula="of:=IF(AND([.$B9]=[.S$2];[.$I9]&lt;&gt;&quot;&quot;);[.$E9];&quot;&quot;)">
            <text:p/>
          </table:table-cell>
          <table:table-cell table:style-name="ce11" table:formula="of:=IF(AND([.$B9]=[.T$2];[.$I9]&lt;&gt;&quot;&quot;);[.$E9];&quot;&quot;)">
            <text:p/>
          </table:table-cell>
          <table:table-cell table:style-name="ce11" table:formula="of:=IF(AND([.$B9]=[.U$2];[.$I9]&lt;&gt;&quot;&quot;);[.$E9];&quot;&quot;)">
            <text:p/>
          </table:table-cell>
          <table:table-cell table:style-name="ce17" table:formula="of:=IF(AND([.$B9]=[.V$2];[.$I9]&lt;&gt;&quot;&quot;);[.$G9];&quot;&quot;)">
            <text:p/>
          </table:table-cell>
          <table:table-cell table:style-name="ce17" table:formula="of:=IF(AND([.$B9]=[.W$2];[.$I9]&lt;&gt;&quot;&quot;);[.$G9];&quot;&quot;)">
            <text:p/>
          </table:table-cell>
          <table:table-cell table:style-name="ce17" table:formula="of:=IF(AND([.$B9]=[.X$2];[.$I9]&lt;&gt;&quot;&quot;);[.$G9];&quot;&quot;)">
            <text:p/>
          </table:table-cell>
          <table:table-cell table:style-name="ce17" table:formula="of:=IF(AND([.$B9]=[.Y$2];[.$I9]&lt;&gt;&quot;&quot;);[.$G9];&quot;&quot;)">
            <text:p/>
          </table:table-cell>
          <table:table-cell table:style-name="ce17" table:formula="of:=IF(AND([.$B9]=[.Z$2];[.$I9]&lt;&gt;&quot;&quot;);[.$G9];&quot;&quot;)">
            <text:p/>
          </table:table-cell>
          <table:table-cell table:style-name="ce17" table:formula="of:=IF(AND([.$B9]=[.AA$2];[.$I9]&lt;&gt;&quot;&quot;);[.$G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" office:value-type="float" office:value="8.40682">
            <text:p>8,40682</text:p>
          </table:table-cell>
          <table:table-cell table:style-name="Default" office:value-type="float" office:value="11.4572">
            <text:p>11,4572</text:p>
          </table:table-cell>
          <table:table-cell table:style-name="Default" office:value-type="float" office:value="98.3112">
            <text:p>98,3112</text:p>
          </table:table-cell>
          <table:table-cell table:style-name="Default" office:value-type="float" office:value="1062.84">
            <text:p>1062,84</text:p>
          </table:table-cell>
          <table:table-cell table:style-name="Default" office:value-type="float" office:value="148.241">
            <text:p>148,241</text:p>
          </table:table-cell>
          <table:table-cell table:style-name="Default" office:value-type="float" office:value="2621.12">
            <text:p>2621,12</text:p>
          </table:table-cell>
          <table:table-cell table:style-name="Default" office:value-type="string">
            <text:p>/home/ramiro/Imagens/faces/008.jpg</text:p>
          </table:table-cell>
          <table:table-cell table:formula="of:=IF(AND([.$B10]=[.J$2];[.$I10]&lt;&gt;&quot;&quot;);[.$C10];&quot;&quot;)" office:value-type="float" office:value="8.40682">
            <text:p>8,41</text:p>
          </table:table-cell>
          <table:table-cell table:formula="of:=IF(AND([.$B10]=[.K$2];[.$I10]&lt;&gt;&quot;&quot;);[.$C10];&quot;&quot;)">
            <text:p/>
          </table:table-cell>
          <table:table-cell table:formula="of:=IF(AND([.$B10]=[.L$2];[.$I10]&lt;&gt;&quot;&quot;);[.$C10];&quot;&quot;)">
            <text:p/>
          </table:table-cell>
          <table:table-cell table:formula="of:=IF(AND([.$B10]=[.M$2];[.$I10]&lt;&gt;&quot;&quot;);[.$C10];&quot;&quot;)">
            <text:p/>
          </table:table-cell>
          <table:table-cell table:formula="of:=IF(AND([.$B10]=[.N$2];[.$I10]&lt;&gt;&quot;&quot;);[.$C10];&quot;&quot;)">
            <text:p/>
          </table:table-cell>
          <table:table-cell table:formula="of:=IF(AND([.$B10]=[.O$2];[.$I10]&lt;&gt;&quot;&quot;);[.$C10];&quot;&quot;)">
            <text:p/>
          </table:table-cell>
          <table:table-cell table:style-name="ce11" table:formula="of:=IF(AND([.$B10]=[.P$2];[.$I10]&lt;&gt;&quot;&quot;);[.$E10];&quot;&quot;)" office:value-type="float" office:value="98.3112">
            <text:p>98,31</text:p>
          </table:table-cell>
          <table:table-cell table:style-name="ce11" table:formula="of:=IF(AND([.$B10]=[.Q$2];[.$I10]&lt;&gt;&quot;&quot;);[.$E10];&quot;&quot;)">
            <text:p/>
          </table:table-cell>
          <table:table-cell table:style-name="ce11" table:formula="of:=IF(AND([.$B10]=[.R$2];[.$I10]&lt;&gt;&quot;&quot;);[.$E10];&quot;&quot;)">
            <text:p/>
          </table:table-cell>
          <table:table-cell table:style-name="ce11" table:formula="of:=IF(AND([.$B10]=[.S$2];[.$I10]&lt;&gt;&quot;&quot;);[.$E10];&quot;&quot;)">
            <text:p/>
          </table:table-cell>
          <table:table-cell table:style-name="ce11" table:formula="of:=IF(AND([.$B10]=[.T$2];[.$I10]&lt;&gt;&quot;&quot;);[.$E10];&quot;&quot;)">
            <text:p/>
          </table:table-cell>
          <table:table-cell table:style-name="ce11" table:formula="of:=IF(AND([.$B10]=[.U$2];[.$I10]&lt;&gt;&quot;&quot;);[.$E10];&quot;&quot;)">
            <text:p/>
          </table:table-cell>
          <table:table-cell table:style-name="ce17" table:formula="of:=IF(AND([.$B10]=[.V$2];[.$I10]&lt;&gt;&quot;&quot;);[.$G10];&quot;&quot;)" office:value-type="float" office:value="148.241">
            <text:p>148,24</text:p>
          </table:table-cell>
          <table:table-cell table:style-name="ce17" table:formula="of:=IF(AND([.$B10]=[.W$2];[.$I10]&lt;&gt;&quot;&quot;);[.$G10];&quot;&quot;)">
            <text:p/>
          </table:table-cell>
          <table:table-cell table:style-name="ce17" table:formula="of:=IF(AND([.$B10]=[.X$2];[.$I10]&lt;&gt;&quot;&quot;);[.$G10];&quot;&quot;)">
            <text:p/>
          </table:table-cell>
          <table:table-cell table:style-name="ce17" table:formula="of:=IF(AND([.$B10]=[.Y$2];[.$I10]&lt;&gt;&quot;&quot;);[.$G10];&quot;&quot;)">
            <text:p/>
          </table:table-cell>
          <table:table-cell table:style-name="ce17" table:formula="of:=IF(AND([.$B10]=[.Z$2];[.$I10]&lt;&gt;&quot;&quot;);[.$G10];&quot;&quot;)">
            <text:p/>
          </table:table-cell>
          <table:table-cell table:style-name="ce17" table:formula="of:=IF(AND([.$B10]=[.AA$2];[.$I10]&lt;&gt;&quot;&quot;);[.$G1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]=[.J$2];[.$I11]&lt;&gt;&quot;&quot;);[.$C11];&quot;&quot;)">
            <text:p/>
          </table:table-cell>
          <table:table-cell table:formula="of:=IF(AND([.$B11]=[.K$2];[.$I11]&lt;&gt;&quot;&quot;);[.$C11];&quot;&quot;)">
            <text:p/>
          </table:table-cell>
          <table:table-cell table:formula="of:=IF(AND([.$B11]=[.L$2];[.$I11]&lt;&gt;&quot;&quot;);[.$C11];&quot;&quot;)">
            <text:p/>
          </table:table-cell>
          <table:table-cell table:formula="of:=IF(AND([.$B11]=[.M$2];[.$I11]&lt;&gt;&quot;&quot;);[.$C11];&quot;&quot;)">
            <text:p/>
          </table:table-cell>
          <table:table-cell table:formula="of:=IF(AND([.$B11]=[.N$2];[.$I11]&lt;&gt;&quot;&quot;);[.$C11];&quot;&quot;)">
            <text:p/>
          </table:table-cell>
          <table:table-cell table:formula="of:=IF(AND([.$B11]=[.O$2];[.$I11]&lt;&gt;&quot;&quot;);[.$C11];&quot;&quot;)">
            <text:p/>
          </table:table-cell>
          <table:table-cell table:style-name="ce11" table:formula="of:=IF(AND([.$B11]=[.P$2];[.$I11]&lt;&gt;&quot;&quot;);[.$E11];&quot;&quot;)">
            <text:p/>
          </table:table-cell>
          <table:table-cell table:style-name="ce11" table:formula="of:=IF(AND([.$B11]=[.Q$2];[.$I11]&lt;&gt;&quot;&quot;);[.$E11];&quot;&quot;)">
            <text:p/>
          </table:table-cell>
          <table:table-cell table:style-name="ce11" table:formula="of:=IF(AND([.$B11]=[.R$2];[.$I11]&lt;&gt;&quot;&quot;);[.$E11];&quot;&quot;)">
            <text:p/>
          </table:table-cell>
          <table:table-cell table:style-name="ce11" table:formula="of:=IF(AND([.$B11]=[.S$2];[.$I11]&lt;&gt;&quot;&quot;);[.$E11];&quot;&quot;)">
            <text:p/>
          </table:table-cell>
          <table:table-cell table:style-name="ce11" table:formula="of:=IF(AND([.$B11]=[.T$2];[.$I11]&lt;&gt;&quot;&quot;);[.$E11];&quot;&quot;)">
            <text:p/>
          </table:table-cell>
          <table:table-cell table:style-name="ce11" table:formula="of:=IF(AND([.$B11]=[.U$2];[.$I11]&lt;&gt;&quot;&quot;);[.$E11];&quot;&quot;)">
            <text:p/>
          </table:table-cell>
          <table:table-cell table:style-name="ce17" table:formula="of:=IF(AND([.$B11]=[.V$2];[.$I11]&lt;&gt;&quot;&quot;);[.$G11];&quot;&quot;)">
            <text:p/>
          </table:table-cell>
          <table:table-cell table:style-name="ce17" table:formula="of:=IF(AND([.$B11]=[.W$2];[.$I11]&lt;&gt;&quot;&quot;);[.$G11];&quot;&quot;)">
            <text:p/>
          </table:table-cell>
          <table:table-cell table:style-name="ce17" table:formula="of:=IF(AND([.$B11]=[.X$2];[.$I11]&lt;&gt;&quot;&quot;);[.$G11];&quot;&quot;)">
            <text:p/>
          </table:table-cell>
          <table:table-cell table:style-name="ce17" table:formula="of:=IF(AND([.$B11]=[.Y$2];[.$I11]&lt;&gt;&quot;&quot;);[.$G11];&quot;&quot;)">
            <text:p/>
          </table:table-cell>
          <table:table-cell table:style-name="ce17" table:formula="of:=IF(AND([.$B11]=[.Z$2];[.$I11]&lt;&gt;&quot;&quot;);[.$G11];&quot;&quot;)">
            <text:p/>
          </table:table-cell>
          <table:table-cell table:style-name="ce17" table:formula="of:=IF(AND([.$B11]=[.AA$2];[.$I11]&lt;&gt;&quot;&quot;);[.$G1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3" office:value-type="float" office:value="8.85295">
            <text:p>8,85295</text:p>
          </table:table-cell>
          <table:table-cell table:style-name="Default" office:value-type="float" office:value="10.1564">
            <text:p>10,1564</text:p>
          </table:table-cell>
          <table:table-cell table:style-name="Default" office:value-type="float" office:value="109.413">
            <text:p>109,413</text:p>
          </table:table-cell>
          <table:table-cell table:style-name="Default" office:value-type="float" office:value="1478.69">
            <text:p>1478,69</text:p>
          </table:table-cell>
          <table:table-cell table:style-name="Default" office:value-type="float" office:value="123.315">
            <text:p>123,315</text:p>
          </table:table-cell>
          <table:table-cell table:style-name="Default" office:value-type="float" office:value="1602.86">
            <text:p>1602,86</text:p>
          </table:table-cell>
          <table:table-cell table:style-name="Default" office:value-type="string">
            <text:p>/home/ramiro/Imagens/faces/010.jpg</text:p>
          </table:table-cell>
          <table:table-cell table:formula="of:=IF(AND([.$B12]=[.J$2];[.$I12]&lt;&gt;&quot;&quot;);[.$C12];&quot;&quot;)">
            <text:p/>
          </table:table-cell>
          <table:table-cell table:formula="of:=IF(AND([.$B12]=[.K$2];[.$I12]&lt;&gt;&quot;&quot;);[.$C12];&quot;&quot;)">
            <text:p/>
          </table:table-cell>
          <table:table-cell table:formula="of:=IF(AND([.$B12]=[.L$2];[.$I12]&lt;&gt;&quot;&quot;);[.$C12];&quot;&quot;)">
            <text:p/>
          </table:table-cell>
          <table:table-cell table:formula="of:=IF(AND([.$B12]=[.M$2];[.$I12]&lt;&gt;&quot;&quot;);[.$C12];&quot;&quot;)">
            <text:p/>
          </table:table-cell>
          <table:table-cell table:formula="of:=IF(AND([.$B12]=[.N$2];[.$I12]&lt;&gt;&quot;&quot;);[.$C12];&quot;&quot;)" office:value-type="float" office:value="8.85295">
            <text:p>8,85</text:p>
          </table:table-cell>
          <table:table-cell table:formula="of:=IF(AND([.$B12]=[.O$2];[.$I12]&lt;&gt;&quot;&quot;);[.$C12];&quot;&quot;)">
            <text:p/>
          </table:table-cell>
          <table:table-cell table:style-name="ce11" table:formula="of:=IF(AND([.$B12]=[.P$2];[.$I12]&lt;&gt;&quot;&quot;);[.$E12];&quot;&quot;)">
            <text:p/>
          </table:table-cell>
          <table:table-cell table:style-name="ce11" table:formula="of:=IF(AND([.$B12]=[.Q$2];[.$I12]&lt;&gt;&quot;&quot;);[.$E12];&quot;&quot;)">
            <text:p/>
          </table:table-cell>
          <table:table-cell table:style-name="ce11" table:formula="of:=IF(AND([.$B12]=[.R$2];[.$I12]&lt;&gt;&quot;&quot;);[.$E12];&quot;&quot;)">
            <text:p/>
          </table:table-cell>
          <table:table-cell table:style-name="ce11" table:formula="of:=IF(AND([.$B12]=[.S$2];[.$I12]&lt;&gt;&quot;&quot;);[.$E12];&quot;&quot;)">
            <text:p/>
          </table:table-cell>
          <table:table-cell table:style-name="ce11" table:formula="of:=IF(AND([.$B12]=[.T$2];[.$I12]&lt;&gt;&quot;&quot;);[.$E12];&quot;&quot;)" office:value-type="float" office:value="109.413">
            <text:p>109,41</text:p>
          </table:table-cell>
          <table:table-cell table:style-name="ce11" table:formula="of:=IF(AND([.$B12]=[.U$2];[.$I12]&lt;&gt;&quot;&quot;);[.$E12];&quot;&quot;)">
            <text:p/>
          </table:table-cell>
          <table:table-cell table:style-name="ce17" table:formula="of:=IF(AND([.$B12]=[.V$2];[.$I12]&lt;&gt;&quot;&quot;);[.$G12];&quot;&quot;)">
            <text:p/>
          </table:table-cell>
          <table:table-cell table:style-name="ce17" table:formula="of:=IF(AND([.$B12]=[.W$2];[.$I12]&lt;&gt;&quot;&quot;);[.$G12];&quot;&quot;)">
            <text:p/>
          </table:table-cell>
          <table:table-cell table:style-name="ce17" table:formula="of:=IF(AND([.$B12]=[.X$2];[.$I12]&lt;&gt;&quot;&quot;);[.$G12];&quot;&quot;)">
            <text:p/>
          </table:table-cell>
          <table:table-cell table:style-name="ce17" table:formula="of:=IF(AND([.$B12]=[.Y$2];[.$I12]&lt;&gt;&quot;&quot;);[.$G12];&quot;&quot;)">
            <text:p/>
          </table:table-cell>
          <table:table-cell table:style-name="ce17" table:formula="of:=IF(AND([.$B12]=[.Z$2];[.$I12]&lt;&gt;&quot;&quot;);[.$G12];&quot;&quot;)" office:value-type="float" office:value="123.315">
            <text:p>123,32</text:p>
          </table:table-cell>
          <table:table-cell table:style-name="ce17" table:formula="of:=IF(AND([.$B12]=[.AA$2];[.$I12]&lt;&gt;&quot;&quot;);[.$G1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3]=[.J$2];[.$I13]&lt;&gt;&quot;&quot;);[.$C13];&quot;&quot;)">
            <text:p/>
          </table:table-cell>
          <table:table-cell table:formula="of:=IF(AND([.$B13]=[.K$2];[.$I13]&lt;&gt;&quot;&quot;);[.$C13];&quot;&quot;)">
            <text:p/>
          </table:table-cell>
          <table:table-cell table:formula="of:=IF(AND([.$B13]=[.L$2];[.$I13]&lt;&gt;&quot;&quot;);[.$C13];&quot;&quot;)">
            <text:p/>
          </table:table-cell>
          <table:table-cell table:formula="of:=IF(AND([.$B13]=[.M$2];[.$I13]&lt;&gt;&quot;&quot;);[.$C13];&quot;&quot;)">
            <text:p/>
          </table:table-cell>
          <table:table-cell table:formula="of:=IF(AND([.$B13]=[.N$2];[.$I13]&lt;&gt;&quot;&quot;);[.$C13];&quot;&quot;)">
            <text:p/>
          </table:table-cell>
          <table:table-cell table:formula="of:=IF(AND([.$B13]=[.O$2];[.$I13]&lt;&gt;&quot;&quot;);[.$C13];&quot;&quot;)">
            <text:p/>
          </table:table-cell>
          <table:table-cell table:style-name="ce11" table:formula="of:=IF(AND([.$B13]=[.P$2];[.$I13]&lt;&gt;&quot;&quot;);[.$E13];&quot;&quot;)">
            <text:p/>
          </table:table-cell>
          <table:table-cell table:style-name="ce11" table:formula="of:=IF(AND([.$B13]=[.Q$2];[.$I13]&lt;&gt;&quot;&quot;);[.$E13];&quot;&quot;)">
            <text:p/>
          </table:table-cell>
          <table:table-cell table:style-name="ce11" table:formula="of:=IF(AND([.$B13]=[.R$2];[.$I13]&lt;&gt;&quot;&quot;);[.$E13];&quot;&quot;)">
            <text:p/>
          </table:table-cell>
          <table:table-cell table:style-name="ce11" table:formula="of:=IF(AND([.$B13]=[.S$2];[.$I13]&lt;&gt;&quot;&quot;);[.$E13];&quot;&quot;)">
            <text:p/>
          </table:table-cell>
          <table:table-cell table:style-name="ce11" table:formula="of:=IF(AND([.$B13]=[.T$2];[.$I13]&lt;&gt;&quot;&quot;);[.$E13];&quot;&quot;)">
            <text:p/>
          </table:table-cell>
          <table:table-cell table:style-name="ce11" table:formula="of:=IF(AND([.$B13]=[.U$2];[.$I13]&lt;&gt;&quot;&quot;);[.$E13];&quot;&quot;)">
            <text:p/>
          </table:table-cell>
          <table:table-cell table:style-name="ce17" table:formula="of:=IF(AND([.$B13]=[.V$2];[.$I13]&lt;&gt;&quot;&quot;);[.$G13];&quot;&quot;)">
            <text:p/>
          </table:table-cell>
          <table:table-cell table:style-name="ce17" table:formula="of:=IF(AND([.$B13]=[.W$2];[.$I13]&lt;&gt;&quot;&quot;);[.$G13];&quot;&quot;)">
            <text:p/>
          </table:table-cell>
          <table:table-cell table:style-name="ce17" table:formula="of:=IF(AND([.$B13]=[.X$2];[.$I13]&lt;&gt;&quot;&quot;);[.$G13];&quot;&quot;)">
            <text:p/>
          </table:table-cell>
          <table:table-cell table:style-name="ce17" table:formula="of:=IF(AND([.$B13]=[.Y$2];[.$I13]&lt;&gt;&quot;&quot;);[.$G13];&quot;&quot;)">
            <text:p/>
          </table:table-cell>
          <table:table-cell table:style-name="ce17" table:formula="of:=IF(AND([.$B13]=[.Z$2];[.$I13]&lt;&gt;&quot;&quot;);[.$G13];&quot;&quot;)">
            <text:p/>
          </table:table-cell>
          <table:table-cell table:style-name="ce17" table:formula="of:=IF(AND([.$B13]=[.AA$2];[.$I13]&lt;&gt;&quot;&quot;);[.$G1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Default" office:value-type="float" office:value="6.2902">
            <text:p>6,2902</text:p>
          </table:table-cell>
          <table:table-cell table:style-name="Default" office:value-type="float" office:value="3.04869">
            <text:p>3,04869</text:p>
          </table:table-cell>
          <table:table-cell table:style-name="Default" office:value-type="float" office:value="132.148">
            <text:p>132,148</text:p>
          </table:table-cell>
          <table:table-cell table:style-name="Default" office:value-type="float" office:value="1528.97">
            <text:p>1528,97</text:p>
          </table:table-cell>
          <table:table-cell table:style-name="Default" office:value-type="float" office:value="150.719">
            <text:p>150,719</text:p>
          </table:table-cell>
          <table:table-cell table:style-name="Default" office:value-type="float" office:value="1526.12">
            <text:p>1526,12</text:p>
          </table:table-cell>
          <table:table-cell table:style-name="Default" office:value-type="string">
            <text:p>/home/ramiro/Imagens/faces/012.jpg</text:p>
          </table:table-cell>
          <table:table-cell table:formula="of:=IF(AND([.$B14]=[.J$2];[.$I14]&lt;&gt;&quot;&quot;);[.$C14];&quot;&quot;)">
            <text:p/>
          </table:table-cell>
          <table:table-cell table:formula="of:=IF(AND([.$B14]=[.K$2];[.$I14]&lt;&gt;&quot;&quot;);[.$C14];&quot;&quot;)">
            <text:p/>
          </table:table-cell>
          <table:table-cell table:formula="of:=IF(AND([.$B14]=[.L$2];[.$I14]&lt;&gt;&quot;&quot;);[.$C14];&quot;&quot;)" office:value-type="float" office:value="6.2902">
            <text:p>6,29</text:p>
          </table:table-cell>
          <table:table-cell table:formula="of:=IF(AND([.$B14]=[.M$2];[.$I14]&lt;&gt;&quot;&quot;);[.$C14];&quot;&quot;)">
            <text:p/>
          </table:table-cell>
          <table:table-cell table:formula="of:=IF(AND([.$B14]=[.N$2];[.$I14]&lt;&gt;&quot;&quot;);[.$C14];&quot;&quot;)">
            <text:p/>
          </table:table-cell>
          <table:table-cell table:formula="of:=IF(AND([.$B14]=[.O$2];[.$I14]&lt;&gt;&quot;&quot;);[.$C14];&quot;&quot;)">
            <text:p/>
          </table:table-cell>
          <table:table-cell table:style-name="ce11" table:formula="of:=IF(AND([.$B14]=[.P$2];[.$I14]&lt;&gt;&quot;&quot;);[.$E14];&quot;&quot;)">
            <text:p/>
          </table:table-cell>
          <table:table-cell table:style-name="ce11" table:formula="of:=IF(AND([.$B14]=[.Q$2];[.$I14]&lt;&gt;&quot;&quot;);[.$E14];&quot;&quot;)">
            <text:p/>
          </table:table-cell>
          <table:table-cell table:style-name="ce11" table:formula="of:=IF(AND([.$B14]=[.R$2];[.$I14]&lt;&gt;&quot;&quot;);[.$E14];&quot;&quot;)" office:value-type="float" office:value="132.148">
            <text:p>132,15</text:p>
          </table:table-cell>
          <table:table-cell table:style-name="ce11" table:formula="of:=IF(AND([.$B14]=[.S$2];[.$I14]&lt;&gt;&quot;&quot;);[.$E14];&quot;&quot;)">
            <text:p/>
          </table:table-cell>
          <table:table-cell table:style-name="ce11" table:formula="of:=IF(AND([.$B14]=[.T$2];[.$I14]&lt;&gt;&quot;&quot;);[.$E14];&quot;&quot;)">
            <text:p/>
          </table:table-cell>
          <table:table-cell table:style-name="ce11" table:formula="of:=IF(AND([.$B14]=[.U$2];[.$I14]&lt;&gt;&quot;&quot;);[.$E14];&quot;&quot;)">
            <text:p/>
          </table:table-cell>
          <table:table-cell table:style-name="ce17" table:formula="of:=IF(AND([.$B14]=[.V$2];[.$I14]&lt;&gt;&quot;&quot;);[.$G14];&quot;&quot;)">
            <text:p/>
          </table:table-cell>
          <table:table-cell table:style-name="ce17" table:formula="of:=IF(AND([.$B14]=[.W$2];[.$I14]&lt;&gt;&quot;&quot;);[.$G14];&quot;&quot;)">
            <text:p/>
          </table:table-cell>
          <table:table-cell table:style-name="ce17" table:formula="of:=IF(AND([.$B14]=[.X$2];[.$I14]&lt;&gt;&quot;&quot;);[.$G14];&quot;&quot;)" office:value-type="float" office:value="150.719">
            <text:p>150,72</text:p>
          </table:table-cell>
          <table:table-cell table:style-name="ce17" table:formula="of:=IF(AND([.$B14]=[.Y$2];[.$I14]&lt;&gt;&quot;&quot;);[.$G14];&quot;&quot;)">
            <text:p/>
          </table:table-cell>
          <table:table-cell table:style-name="ce17" table:formula="of:=IF(AND([.$B14]=[.Z$2];[.$I14]&lt;&gt;&quot;&quot;);[.$G14];&quot;&quot;)">
            <text:p/>
          </table:table-cell>
          <table:table-cell table:style-name="ce17" table:formula="of:=IF(AND([.$B14]=[.AA$2];[.$I14]&lt;&gt;&quot;&quot;);[.$G1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float" office:value="12.7949">
            <text:p>12,7949</text:p>
          </table:table-cell>
          <table:table-cell table:style-name="Default" office:value-type="float" office:value="8.34271">
            <text:p>8,34271</text:p>
          </table:table-cell>
          <table:table-cell table:style-name="Default" office:value-type="float" office:value="79.2386">
            <text:p>79,2386</text:p>
          </table:table-cell>
          <table:table-cell table:style-name="Default" office:value-type="float" office:value="1081.08">
            <text:p>1081,08</text:p>
          </table:table-cell>
          <table:table-cell table:style-name="Default" office:value-type="float" office:value="184.18">
            <text:p>184,18</text:p>
          </table:table-cell>
          <table:table-cell table:style-name="Default" office:value-type="float" office:value="2067.08">
            <text:p>2067,08</text:p>
          </table:table-cell>
          <table:table-cell table:style-name="Default" office:value-type="string">
            <text:p>/home/ramiro/Imagens/faces/013.jpg</text:p>
          </table:table-cell>
          <table:table-cell table:formula="of:=IF(AND([.$B15]=[.J$2];[.$I15]&lt;&gt;&quot;&quot;);[.$C15];&quot;&quot;)">
            <text:p/>
          </table:table-cell>
          <table:table-cell table:formula="of:=IF(AND([.$B15]=[.K$2];[.$I15]&lt;&gt;&quot;&quot;);[.$C15];&quot;&quot;)" office:value-type="float" office:value="12.7949">
            <text:p>12,79</text:p>
          </table:table-cell>
          <table:table-cell table:formula="of:=IF(AND([.$B15]=[.L$2];[.$I15]&lt;&gt;&quot;&quot;);[.$C15];&quot;&quot;)">
            <text:p/>
          </table:table-cell>
          <table:table-cell table:formula="of:=IF(AND([.$B15]=[.M$2];[.$I15]&lt;&gt;&quot;&quot;);[.$C15];&quot;&quot;)">
            <text:p/>
          </table:table-cell>
          <table:table-cell table:formula="of:=IF(AND([.$B15]=[.N$2];[.$I15]&lt;&gt;&quot;&quot;);[.$C15];&quot;&quot;)">
            <text:p/>
          </table:table-cell>
          <table:table-cell table:formula="of:=IF(AND([.$B15]=[.O$2];[.$I15]&lt;&gt;&quot;&quot;);[.$C15];&quot;&quot;)">
            <text:p/>
          </table:table-cell>
          <table:table-cell table:style-name="ce11" table:formula="of:=IF(AND([.$B15]=[.P$2];[.$I15]&lt;&gt;&quot;&quot;);[.$E15];&quot;&quot;)">
            <text:p/>
          </table:table-cell>
          <table:table-cell table:style-name="ce11" table:formula="of:=IF(AND([.$B15]=[.Q$2];[.$I15]&lt;&gt;&quot;&quot;);[.$E15];&quot;&quot;)" office:value-type="float" office:value="79.2386">
            <text:p>79,24</text:p>
          </table:table-cell>
          <table:table-cell table:style-name="ce11" table:formula="of:=IF(AND([.$B15]=[.R$2];[.$I15]&lt;&gt;&quot;&quot;);[.$E15];&quot;&quot;)">
            <text:p/>
          </table:table-cell>
          <table:table-cell table:style-name="ce11" table:formula="of:=IF(AND([.$B15]=[.S$2];[.$I15]&lt;&gt;&quot;&quot;);[.$E15];&quot;&quot;)">
            <text:p/>
          </table:table-cell>
          <table:table-cell table:style-name="ce11" table:formula="of:=IF(AND([.$B15]=[.T$2];[.$I15]&lt;&gt;&quot;&quot;);[.$E15];&quot;&quot;)">
            <text:p/>
          </table:table-cell>
          <table:table-cell table:style-name="ce11" table:formula="of:=IF(AND([.$B15]=[.U$2];[.$I15]&lt;&gt;&quot;&quot;);[.$E15];&quot;&quot;)">
            <text:p/>
          </table:table-cell>
          <table:table-cell table:style-name="ce17" table:formula="of:=IF(AND([.$B15]=[.V$2];[.$I15]&lt;&gt;&quot;&quot;);[.$G15];&quot;&quot;)">
            <text:p/>
          </table:table-cell>
          <table:table-cell table:style-name="ce17" table:formula="of:=IF(AND([.$B15]=[.W$2];[.$I15]&lt;&gt;&quot;&quot;);[.$G15];&quot;&quot;)" office:value-type="float" office:value="184.18">
            <text:p>184,18</text:p>
          </table:table-cell>
          <table:table-cell table:style-name="ce17" table:formula="of:=IF(AND([.$B15]=[.X$2];[.$I15]&lt;&gt;&quot;&quot;);[.$G15];&quot;&quot;)">
            <text:p/>
          </table:table-cell>
          <table:table-cell table:style-name="ce17" table:formula="of:=IF(AND([.$B15]=[.Y$2];[.$I15]&lt;&gt;&quot;&quot;);[.$G15];&quot;&quot;)">
            <text:p/>
          </table:table-cell>
          <table:table-cell table:style-name="ce17" table:formula="of:=IF(AND([.$B15]=[.Z$2];[.$I15]&lt;&gt;&quot;&quot;);[.$G15];&quot;&quot;)">
            <text:p/>
          </table:table-cell>
          <table:table-cell table:style-name="ce17" table:formula="of:=IF(AND([.$B15]=[.AA$2];[.$I15]&lt;&gt;&quot;&quot;);[.$G1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3" office:value-type="float" office:value="12.8909">
            <text:p>12,8909</text:p>
          </table:table-cell>
          <table:table-cell table:style-name="Default" office:value-type="float" office:value="10.7078">
            <text:p>10,7078</text:p>
          </table:table-cell>
          <table:table-cell table:style-name="Default" office:value-type="float" office:value="116.859">
            <text:p>116,859</text:p>
          </table:table-cell>
          <table:table-cell table:style-name="Default" office:value-type="float" office:value="1223.5">
            <text:p>1223,5</text:p>
          </table:table-cell>
          <table:table-cell table:style-name="Default" office:value-type="float" office:value="191.545">
            <text:p>191,545</text:p>
          </table:table-cell>
          <table:table-cell table:style-name="Default" office:value-type="float" office:value="1873.45">
            <text:p>1873,45</text:p>
          </table:table-cell>
          <table:table-cell table:style-name="Default" office:value-type="string">
            <text:p>/home/ramiro/Imagens/faces/014.jpg</text:p>
          </table:table-cell>
          <table:table-cell table:formula="of:=IF(AND([.$B16]=[.J$2];[.$I16]&lt;&gt;&quot;&quot;);[.$C16];&quot;&quot;)">
            <text:p/>
          </table:table-cell>
          <table:table-cell table:formula="of:=IF(AND([.$B16]=[.K$2];[.$I16]&lt;&gt;&quot;&quot;);[.$C16];&quot;&quot;)" office:value-type="float" office:value="12.8909">
            <text:p>12,89</text:p>
          </table:table-cell>
          <table:table-cell table:formula="of:=IF(AND([.$B16]=[.L$2];[.$I16]&lt;&gt;&quot;&quot;);[.$C16];&quot;&quot;)">
            <text:p/>
          </table:table-cell>
          <table:table-cell table:formula="of:=IF(AND([.$B16]=[.M$2];[.$I16]&lt;&gt;&quot;&quot;);[.$C16];&quot;&quot;)">
            <text:p/>
          </table:table-cell>
          <table:table-cell table:formula="of:=IF(AND([.$B16]=[.N$2];[.$I16]&lt;&gt;&quot;&quot;);[.$C16];&quot;&quot;)">
            <text:p/>
          </table:table-cell>
          <table:table-cell table:formula="of:=IF(AND([.$B16]=[.O$2];[.$I16]&lt;&gt;&quot;&quot;);[.$C16];&quot;&quot;)">
            <text:p/>
          </table:table-cell>
          <table:table-cell table:style-name="ce11" table:formula="of:=IF(AND([.$B16]=[.P$2];[.$I16]&lt;&gt;&quot;&quot;);[.$E16];&quot;&quot;)">
            <text:p/>
          </table:table-cell>
          <table:table-cell table:style-name="ce11" table:formula="of:=IF(AND([.$B16]=[.Q$2];[.$I16]&lt;&gt;&quot;&quot;);[.$E16];&quot;&quot;)" office:value-type="float" office:value="116.859">
            <text:p>116,86</text:p>
          </table:table-cell>
          <table:table-cell table:style-name="ce11" table:formula="of:=IF(AND([.$B16]=[.R$2];[.$I16]&lt;&gt;&quot;&quot;);[.$E16];&quot;&quot;)">
            <text:p/>
          </table:table-cell>
          <table:table-cell table:style-name="ce11" table:formula="of:=IF(AND([.$B16]=[.S$2];[.$I16]&lt;&gt;&quot;&quot;);[.$E16];&quot;&quot;)">
            <text:p/>
          </table:table-cell>
          <table:table-cell table:style-name="ce11" table:formula="of:=IF(AND([.$B16]=[.T$2];[.$I16]&lt;&gt;&quot;&quot;);[.$E16];&quot;&quot;)">
            <text:p/>
          </table:table-cell>
          <table:table-cell table:style-name="ce11" table:formula="of:=IF(AND([.$B16]=[.U$2];[.$I16]&lt;&gt;&quot;&quot;);[.$E16];&quot;&quot;)">
            <text:p/>
          </table:table-cell>
          <table:table-cell table:style-name="ce17" table:formula="of:=IF(AND([.$B16]=[.V$2];[.$I16]&lt;&gt;&quot;&quot;);[.$G16];&quot;&quot;)">
            <text:p/>
          </table:table-cell>
          <table:table-cell table:style-name="ce17" table:formula="of:=IF(AND([.$B16]=[.W$2];[.$I16]&lt;&gt;&quot;&quot;);[.$G16];&quot;&quot;)" office:value-type="float" office:value="191.545">
            <text:p>191,55</text:p>
          </table:table-cell>
          <table:table-cell table:style-name="ce17" table:formula="of:=IF(AND([.$B16]=[.X$2];[.$I16]&lt;&gt;&quot;&quot;);[.$G16];&quot;&quot;)">
            <text:p/>
          </table:table-cell>
          <table:table-cell table:style-name="ce17" table:formula="of:=IF(AND([.$B16]=[.Y$2];[.$I16]&lt;&gt;&quot;&quot;);[.$G16];&quot;&quot;)">
            <text:p/>
          </table:table-cell>
          <table:table-cell table:style-name="ce17" table:formula="of:=IF(AND([.$B16]=[.Z$2];[.$I16]&lt;&gt;&quot;&quot;);[.$G16];&quot;&quot;)">
            <text:p/>
          </table:table-cell>
          <table:table-cell table:style-name="ce17" table:formula="of:=IF(AND([.$B16]=[.AA$2];[.$I16]&lt;&gt;&quot;&quot;);[.$G1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7]=[.J$2];[.$I17]&lt;&gt;&quot;&quot;);[.$C17];&quot;&quot;)">
            <text:p/>
          </table:table-cell>
          <table:table-cell table:formula="of:=IF(AND([.$B17]=[.K$2];[.$I17]&lt;&gt;&quot;&quot;);[.$C17];&quot;&quot;)">
            <text:p/>
          </table:table-cell>
          <table:table-cell table:formula="of:=IF(AND([.$B17]=[.L$2];[.$I17]&lt;&gt;&quot;&quot;);[.$C17];&quot;&quot;)">
            <text:p/>
          </table:table-cell>
          <table:table-cell table:formula="of:=IF(AND([.$B17]=[.M$2];[.$I17]&lt;&gt;&quot;&quot;);[.$C17];&quot;&quot;)">
            <text:p/>
          </table:table-cell>
          <table:table-cell table:formula="of:=IF(AND([.$B17]=[.N$2];[.$I17]&lt;&gt;&quot;&quot;);[.$C17];&quot;&quot;)">
            <text:p/>
          </table:table-cell>
          <table:table-cell table:formula="of:=IF(AND([.$B17]=[.O$2];[.$I17]&lt;&gt;&quot;&quot;);[.$C17];&quot;&quot;)">
            <text:p/>
          </table:table-cell>
          <table:table-cell table:style-name="ce11" table:formula="of:=IF(AND([.$B17]=[.P$2];[.$I17]&lt;&gt;&quot;&quot;);[.$E17];&quot;&quot;)">
            <text:p/>
          </table:table-cell>
          <table:table-cell table:style-name="ce11" table:formula="of:=IF(AND([.$B17]=[.Q$2];[.$I17]&lt;&gt;&quot;&quot;);[.$E17];&quot;&quot;)">
            <text:p/>
          </table:table-cell>
          <table:table-cell table:style-name="ce11" table:formula="of:=IF(AND([.$B17]=[.R$2];[.$I17]&lt;&gt;&quot;&quot;);[.$E17];&quot;&quot;)">
            <text:p/>
          </table:table-cell>
          <table:table-cell table:style-name="ce11" table:formula="of:=IF(AND([.$B17]=[.S$2];[.$I17]&lt;&gt;&quot;&quot;);[.$E17];&quot;&quot;)">
            <text:p/>
          </table:table-cell>
          <table:table-cell table:style-name="ce11" table:formula="of:=IF(AND([.$B17]=[.T$2];[.$I17]&lt;&gt;&quot;&quot;);[.$E17];&quot;&quot;)">
            <text:p/>
          </table:table-cell>
          <table:table-cell table:style-name="ce11" table:formula="of:=IF(AND([.$B17]=[.U$2];[.$I17]&lt;&gt;&quot;&quot;);[.$E17];&quot;&quot;)">
            <text:p/>
          </table:table-cell>
          <table:table-cell table:style-name="ce17" table:formula="of:=IF(AND([.$B17]=[.V$2];[.$I17]&lt;&gt;&quot;&quot;);[.$G17];&quot;&quot;)">
            <text:p/>
          </table:table-cell>
          <table:table-cell table:style-name="ce17" table:formula="of:=IF(AND([.$B17]=[.W$2];[.$I17]&lt;&gt;&quot;&quot;);[.$G17];&quot;&quot;)">
            <text:p/>
          </table:table-cell>
          <table:table-cell table:style-name="ce17" table:formula="of:=IF(AND([.$B17]=[.X$2];[.$I17]&lt;&gt;&quot;&quot;);[.$G17];&quot;&quot;)">
            <text:p/>
          </table:table-cell>
          <table:table-cell table:style-name="ce17" table:formula="of:=IF(AND([.$B17]=[.Y$2];[.$I17]&lt;&gt;&quot;&quot;);[.$G17];&quot;&quot;)">
            <text:p/>
          </table:table-cell>
          <table:table-cell table:style-name="ce17" table:formula="of:=IF(AND([.$B17]=[.Z$2];[.$I17]&lt;&gt;&quot;&quot;);[.$G17];&quot;&quot;)">
            <text:p/>
          </table:table-cell>
          <table:table-cell table:style-name="ce17" table:formula="of:=IF(AND([.$B17]=[.AA$2];[.$I17]&lt;&gt;&quot;&quot;);[.$G1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Default" office:value-type="float" office:value="12.2924">
            <text:p>12,2924</text:p>
          </table:table-cell>
          <table:table-cell table:style-name="Default" office:value-type="float" office:value="6.25762">
            <text:p>6,25762</text:p>
          </table:table-cell>
          <table:table-cell table:style-name="Default" office:value-type="float" office:value="117.007">
            <text:p>117,007</text:p>
          </table:table-cell>
          <table:table-cell table:style-name="Default" office:value-type="float" office:value="993.281">
            <text:p>993,281</text:p>
          </table:table-cell>
          <table:table-cell table:style-name="Default" office:value-type="float" office:value="165.912">
            <text:p>165,912</text:p>
          </table:table-cell>
          <table:table-cell table:style-name="Default" office:value-type="float" office:value="3718.78">
            <text:p>3718,78</text:p>
          </table:table-cell>
          <table:table-cell table:style-name="Default" office:value-type="string">
            <text:p>/home/ramiro/Imagens/faces/016.jpg</text:p>
          </table:table-cell>
          <table:table-cell table:formula="of:=IF(AND([.$B18]=[.J$2];[.$I18]&lt;&gt;&quot;&quot;);[.$C18];&quot;&quot;)">
            <text:p/>
          </table:table-cell>
          <table:table-cell table:formula="of:=IF(AND([.$B18]=[.K$2];[.$I18]&lt;&gt;&quot;&quot;);[.$C18];&quot;&quot;)" office:value-type="float" office:value="12.2924">
            <text:p>12,29</text:p>
          </table:table-cell>
          <table:table-cell table:formula="of:=IF(AND([.$B18]=[.L$2];[.$I18]&lt;&gt;&quot;&quot;);[.$C18];&quot;&quot;)">
            <text:p/>
          </table:table-cell>
          <table:table-cell table:formula="of:=IF(AND([.$B18]=[.M$2];[.$I18]&lt;&gt;&quot;&quot;);[.$C18];&quot;&quot;)">
            <text:p/>
          </table:table-cell>
          <table:table-cell table:formula="of:=IF(AND([.$B18]=[.N$2];[.$I18]&lt;&gt;&quot;&quot;);[.$C18];&quot;&quot;)">
            <text:p/>
          </table:table-cell>
          <table:table-cell table:formula="of:=IF(AND([.$B18]=[.O$2];[.$I18]&lt;&gt;&quot;&quot;);[.$C18];&quot;&quot;)">
            <text:p/>
          </table:table-cell>
          <table:table-cell table:style-name="ce11" table:formula="of:=IF(AND([.$B18]=[.P$2];[.$I18]&lt;&gt;&quot;&quot;);[.$E18];&quot;&quot;)">
            <text:p/>
          </table:table-cell>
          <table:table-cell table:style-name="ce11" table:formula="of:=IF(AND([.$B18]=[.Q$2];[.$I18]&lt;&gt;&quot;&quot;);[.$E18];&quot;&quot;)" office:value-type="float" office:value="117.007">
            <text:p>117,01</text:p>
          </table:table-cell>
          <table:table-cell table:style-name="ce11" table:formula="of:=IF(AND([.$B18]=[.R$2];[.$I18]&lt;&gt;&quot;&quot;);[.$E18];&quot;&quot;)">
            <text:p/>
          </table:table-cell>
          <table:table-cell table:style-name="ce11" table:formula="of:=IF(AND([.$B18]=[.S$2];[.$I18]&lt;&gt;&quot;&quot;);[.$E18];&quot;&quot;)">
            <text:p/>
          </table:table-cell>
          <table:table-cell table:style-name="ce11" table:formula="of:=IF(AND([.$B18]=[.T$2];[.$I18]&lt;&gt;&quot;&quot;);[.$E18];&quot;&quot;)">
            <text:p/>
          </table:table-cell>
          <table:table-cell table:style-name="ce11" table:formula="of:=IF(AND([.$B18]=[.U$2];[.$I18]&lt;&gt;&quot;&quot;);[.$E18];&quot;&quot;)">
            <text:p/>
          </table:table-cell>
          <table:table-cell table:style-name="ce17" table:formula="of:=IF(AND([.$B18]=[.V$2];[.$I18]&lt;&gt;&quot;&quot;);[.$G18];&quot;&quot;)">
            <text:p/>
          </table:table-cell>
          <table:table-cell table:style-name="ce17" table:formula="of:=IF(AND([.$B18]=[.W$2];[.$I18]&lt;&gt;&quot;&quot;);[.$G18];&quot;&quot;)" office:value-type="float" office:value="165.912">
            <text:p>165,91</text:p>
          </table:table-cell>
          <table:table-cell table:style-name="ce17" table:formula="of:=IF(AND([.$B18]=[.X$2];[.$I18]&lt;&gt;&quot;&quot;);[.$G18];&quot;&quot;)">
            <text:p/>
          </table:table-cell>
          <table:table-cell table:style-name="ce17" table:formula="of:=IF(AND([.$B18]=[.Y$2];[.$I18]&lt;&gt;&quot;&quot;);[.$G18];&quot;&quot;)">
            <text:p/>
          </table:table-cell>
          <table:table-cell table:style-name="ce17" table:formula="of:=IF(AND([.$B18]=[.Z$2];[.$I18]&lt;&gt;&quot;&quot;);[.$G18];&quot;&quot;)">
            <text:p/>
          </table:table-cell>
          <table:table-cell table:style-name="ce17" table:formula="of:=IF(AND([.$B18]=[.AA$2];[.$I18]&lt;&gt;&quot;&quot;);[.$G1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9]=[.J$2];[.$I19]&lt;&gt;&quot;&quot;);[.$C19];&quot;&quot;)">
            <text:p/>
          </table:table-cell>
          <table:table-cell table:formula="of:=IF(AND([.$B19]=[.K$2];[.$I19]&lt;&gt;&quot;&quot;);[.$C19];&quot;&quot;)">
            <text:p/>
          </table:table-cell>
          <table:table-cell table:formula="of:=IF(AND([.$B19]=[.L$2];[.$I19]&lt;&gt;&quot;&quot;);[.$C19];&quot;&quot;)">
            <text:p/>
          </table:table-cell>
          <table:table-cell table:formula="of:=IF(AND([.$B19]=[.M$2];[.$I19]&lt;&gt;&quot;&quot;);[.$C19];&quot;&quot;)">
            <text:p/>
          </table:table-cell>
          <table:table-cell table:formula="of:=IF(AND([.$B19]=[.N$2];[.$I19]&lt;&gt;&quot;&quot;);[.$C19];&quot;&quot;)">
            <text:p/>
          </table:table-cell>
          <table:table-cell table:formula="of:=IF(AND([.$B19]=[.O$2];[.$I19]&lt;&gt;&quot;&quot;);[.$C19];&quot;&quot;)">
            <text:p/>
          </table:table-cell>
          <table:table-cell table:style-name="ce11" table:formula="of:=IF(AND([.$B19]=[.P$2];[.$I19]&lt;&gt;&quot;&quot;);[.$E19];&quot;&quot;)">
            <text:p/>
          </table:table-cell>
          <table:table-cell table:style-name="ce11" table:formula="of:=IF(AND([.$B19]=[.Q$2];[.$I19]&lt;&gt;&quot;&quot;);[.$E19];&quot;&quot;)">
            <text:p/>
          </table:table-cell>
          <table:table-cell table:style-name="ce11" table:formula="of:=IF(AND([.$B19]=[.R$2];[.$I19]&lt;&gt;&quot;&quot;);[.$E19];&quot;&quot;)">
            <text:p/>
          </table:table-cell>
          <table:table-cell table:style-name="ce11" table:formula="of:=IF(AND([.$B19]=[.S$2];[.$I19]&lt;&gt;&quot;&quot;);[.$E19];&quot;&quot;)">
            <text:p/>
          </table:table-cell>
          <table:table-cell table:style-name="ce11" table:formula="of:=IF(AND([.$B19]=[.T$2];[.$I19]&lt;&gt;&quot;&quot;);[.$E19];&quot;&quot;)">
            <text:p/>
          </table:table-cell>
          <table:table-cell table:style-name="ce11" table:formula="of:=IF(AND([.$B19]=[.U$2];[.$I19]&lt;&gt;&quot;&quot;);[.$E19];&quot;&quot;)">
            <text:p/>
          </table:table-cell>
          <table:table-cell table:style-name="ce17" table:formula="of:=IF(AND([.$B19]=[.V$2];[.$I19]&lt;&gt;&quot;&quot;);[.$G19];&quot;&quot;)">
            <text:p/>
          </table:table-cell>
          <table:table-cell table:style-name="ce17" table:formula="of:=IF(AND([.$B19]=[.W$2];[.$I19]&lt;&gt;&quot;&quot;);[.$G19];&quot;&quot;)">
            <text:p/>
          </table:table-cell>
          <table:table-cell table:style-name="ce17" table:formula="of:=IF(AND([.$B19]=[.X$2];[.$I19]&lt;&gt;&quot;&quot;);[.$G19];&quot;&quot;)">
            <text:p/>
          </table:table-cell>
          <table:table-cell table:style-name="ce17" table:formula="of:=IF(AND([.$B19]=[.Y$2];[.$I19]&lt;&gt;&quot;&quot;);[.$G19];&quot;&quot;)">
            <text:p/>
          </table:table-cell>
          <table:table-cell table:style-name="ce17" table:formula="of:=IF(AND([.$B19]=[.Z$2];[.$I19]&lt;&gt;&quot;&quot;);[.$G19];&quot;&quot;)">
            <text:p/>
          </table:table-cell>
          <table:table-cell table:style-name="ce17" table:formula="of:=IF(AND([.$B19]=[.AA$2];[.$I19]&lt;&gt;&quot;&quot;);[.$G1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0]=[.J$2];[.$I20]&lt;&gt;&quot;&quot;);[.$C20];&quot;&quot;)">
            <text:p/>
          </table:table-cell>
          <table:table-cell table:formula="of:=IF(AND([.$B20]=[.K$2];[.$I20]&lt;&gt;&quot;&quot;);[.$C20];&quot;&quot;)">
            <text:p/>
          </table:table-cell>
          <table:table-cell table:formula="of:=IF(AND([.$B20]=[.L$2];[.$I20]&lt;&gt;&quot;&quot;);[.$C20];&quot;&quot;)">
            <text:p/>
          </table:table-cell>
          <table:table-cell table:formula="of:=IF(AND([.$B20]=[.M$2];[.$I20]&lt;&gt;&quot;&quot;);[.$C20];&quot;&quot;)">
            <text:p/>
          </table:table-cell>
          <table:table-cell table:formula="of:=IF(AND([.$B20]=[.N$2];[.$I20]&lt;&gt;&quot;&quot;);[.$C20];&quot;&quot;)">
            <text:p/>
          </table:table-cell>
          <table:table-cell table:formula="of:=IF(AND([.$B20]=[.O$2];[.$I20]&lt;&gt;&quot;&quot;);[.$C20];&quot;&quot;)">
            <text:p/>
          </table:table-cell>
          <table:table-cell table:style-name="ce11" table:formula="of:=IF(AND([.$B20]=[.P$2];[.$I20]&lt;&gt;&quot;&quot;);[.$E20];&quot;&quot;)">
            <text:p/>
          </table:table-cell>
          <table:table-cell table:style-name="ce11" table:formula="of:=IF(AND([.$B20]=[.Q$2];[.$I20]&lt;&gt;&quot;&quot;);[.$E20];&quot;&quot;)">
            <text:p/>
          </table:table-cell>
          <table:table-cell table:style-name="ce11" table:formula="of:=IF(AND([.$B20]=[.R$2];[.$I20]&lt;&gt;&quot;&quot;);[.$E20];&quot;&quot;)">
            <text:p/>
          </table:table-cell>
          <table:table-cell table:style-name="ce11" table:formula="of:=IF(AND([.$B20]=[.S$2];[.$I20]&lt;&gt;&quot;&quot;);[.$E20];&quot;&quot;)">
            <text:p/>
          </table:table-cell>
          <table:table-cell table:style-name="ce11" table:formula="of:=IF(AND([.$B20]=[.T$2];[.$I20]&lt;&gt;&quot;&quot;);[.$E20];&quot;&quot;)">
            <text:p/>
          </table:table-cell>
          <table:table-cell table:style-name="ce11" table:formula="of:=IF(AND([.$B20]=[.U$2];[.$I20]&lt;&gt;&quot;&quot;);[.$E20];&quot;&quot;)">
            <text:p/>
          </table:table-cell>
          <table:table-cell table:style-name="ce17" table:formula="of:=IF(AND([.$B20]=[.V$2];[.$I20]&lt;&gt;&quot;&quot;);[.$G20];&quot;&quot;)">
            <text:p/>
          </table:table-cell>
          <table:table-cell table:style-name="ce17" table:formula="of:=IF(AND([.$B20]=[.W$2];[.$I20]&lt;&gt;&quot;&quot;);[.$G20];&quot;&quot;)">
            <text:p/>
          </table:table-cell>
          <table:table-cell table:style-name="ce17" table:formula="of:=IF(AND([.$B20]=[.X$2];[.$I20]&lt;&gt;&quot;&quot;);[.$G20];&quot;&quot;)">
            <text:p/>
          </table:table-cell>
          <table:table-cell table:style-name="ce17" table:formula="of:=IF(AND([.$B20]=[.Y$2];[.$I20]&lt;&gt;&quot;&quot;);[.$G20];&quot;&quot;)">
            <text:p/>
          </table:table-cell>
          <table:table-cell table:style-name="ce17" table:formula="of:=IF(AND([.$B20]=[.Z$2];[.$I20]&lt;&gt;&quot;&quot;);[.$G20];&quot;&quot;)">
            <text:p/>
          </table:table-cell>
          <table:table-cell table:style-name="ce17" table:formula="of:=IF(AND([.$B20]=[.AA$2];[.$I20]&lt;&gt;&quot;&quot;);[.$G2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Default" office:value-type="float" office:value="9.83058">
            <text:p>9,83058</text:p>
          </table:table-cell>
          <table:table-cell table:style-name="Default" office:value-type="float" office:value="4.08276">
            <text:p>4,08276</text:p>
          </table:table-cell>
          <table:table-cell table:style-name="Default" office:value-type="float" office:value="140.866">
            <text:p>140,866</text:p>
          </table:table-cell>
          <table:table-cell table:style-name="Default" office:value-type="float" office:value="1195.57">
            <text:p>1195,57</text:p>
          </table:table-cell>
          <table:table-cell table:style-name="Default" office:value-type="float" office:value="191.103">
            <text:p>191,103</text:p>
          </table:table-cell>
          <table:table-cell table:style-name="Default" office:value-type="float" office:value="2052.76">
            <text:p>2052,76</text:p>
          </table:table-cell>
          <table:table-cell table:style-name="Default" office:value-type="string">
            <text:p>/home/ramiro/Imagens/faces/019.jpg</text:p>
          </table:table-cell>
          <table:table-cell table:formula="of:=IF(AND([.$B21]=[.J$2];[.$I21]&lt;&gt;&quot;&quot;);[.$C21];&quot;&quot;)">
            <text:p/>
          </table:table-cell>
          <table:table-cell table:formula="of:=IF(AND([.$B21]=[.K$2];[.$I21]&lt;&gt;&quot;&quot;);[.$C21];&quot;&quot;)" office:value-type="float" office:value="9.83058">
            <text:p>9,83</text:p>
          </table:table-cell>
          <table:table-cell table:formula="of:=IF(AND([.$B21]=[.L$2];[.$I21]&lt;&gt;&quot;&quot;);[.$C21];&quot;&quot;)">
            <text:p/>
          </table:table-cell>
          <table:table-cell table:formula="of:=IF(AND([.$B21]=[.M$2];[.$I21]&lt;&gt;&quot;&quot;);[.$C21];&quot;&quot;)">
            <text:p/>
          </table:table-cell>
          <table:table-cell table:formula="of:=IF(AND([.$B21]=[.N$2];[.$I21]&lt;&gt;&quot;&quot;);[.$C21];&quot;&quot;)">
            <text:p/>
          </table:table-cell>
          <table:table-cell table:formula="of:=IF(AND([.$B21]=[.O$2];[.$I21]&lt;&gt;&quot;&quot;);[.$C21];&quot;&quot;)">
            <text:p/>
          </table:table-cell>
          <table:table-cell table:style-name="ce11" table:formula="of:=IF(AND([.$B21]=[.P$2];[.$I21]&lt;&gt;&quot;&quot;);[.$E21];&quot;&quot;)">
            <text:p/>
          </table:table-cell>
          <table:table-cell table:style-name="ce11" table:formula="of:=IF(AND([.$B21]=[.Q$2];[.$I21]&lt;&gt;&quot;&quot;);[.$E21];&quot;&quot;)" office:value-type="float" office:value="140.866">
            <text:p>140,87</text:p>
          </table:table-cell>
          <table:table-cell table:style-name="ce11" table:formula="of:=IF(AND([.$B21]=[.R$2];[.$I21]&lt;&gt;&quot;&quot;);[.$E21];&quot;&quot;)">
            <text:p/>
          </table:table-cell>
          <table:table-cell table:style-name="ce11" table:formula="of:=IF(AND([.$B21]=[.S$2];[.$I21]&lt;&gt;&quot;&quot;);[.$E21];&quot;&quot;)">
            <text:p/>
          </table:table-cell>
          <table:table-cell table:style-name="ce11" table:formula="of:=IF(AND([.$B21]=[.T$2];[.$I21]&lt;&gt;&quot;&quot;);[.$E21];&quot;&quot;)">
            <text:p/>
          </table:table-cell>
          <table:table-cell table:style-name="ce11" table:formula="of:=IF(AND([.$B21]=[.U$2];[.$I21]&lt;&gt;&quot;&quot;);[.$E21];&quot;&quot;)">
            <text:p/>
          </table:table-cell>
          <table:table-cell table:style-name="ce17" table:formula="of:=IF(AND([.$B21]=[.V$2];[.$I21]&lt;&gt;&quot;&quot;);[.$G21];&quot;&quot;)">
            <text:p/>
          </table:table-cell>
          <table:table-cell table:style-name="ce17" table:formula="of:=IF(AND([.$B21]=[.W$2];[.$I21]&lt;&gt;&quot;&quot;);[.$G21];&quot;&quot;)" office:value-type="float" office:value="191.103">
            <text:p>191,10</text:p>
          </table:table-cell>
          <table:table-cell table:style-name="ce17" table:formula="of:=IF(AND([.$B21]=[.X$2];[.$I21]&lt;&gt;&quot;&quot;);[.$G21];&quot;&quot;)">
            <text:p/>
          </table:table-cell>
          <table:table-cell table:style-name="ce17" table:formula="of:=IF(AND([.$B21]=[.Y$2];[.$I21]&lt;&gt;&quot;&quot;);[.$G21];&quot;&quot;)">
            <text:p/>
          </table:table-cell>
          <table:table-cell table:style-name="ce17" table:formula="of:=IF(AND([.$B21]=[.Z$2];[.$I21]&lt;&gt;&quot;&quot;);[.$G21];&quot;&quot;)">
            <text:p/>
          </table:table-cell>
          <table:table-cell table:style-name="ce17" table:formula="of:=IF(AND([.$B21]=[.AA$2];[.$I21]&lt;&gt;&quot;&quot;);[.$G2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0.3701">
            <text:p>10,3701</text:p>
          </table:table-cell>
          <table:table-cell table:style-name="Default" office:value-type="float" office:value="4.74386">
            <text:p>4,74386</text:p>
          </table:table-cell>
          <table:table-cell table:style-name="Default" office:value-type="float" office:value="98.388">
            <text:p>98,388</text:p>
          </table:table-cell>
          <table:table-cell table:style-name="Default" office:value-type="float" office:value="540.559">
            <text:p>540,559</text:p>
          </table:table-cell>
          <table:table-cell table:style-name="Default" office:value-type="float" office:value="199.596">
            <text:p>199,596</text:p>
          </table:table-cell>
          <table:table-cell table:style-name="Default" office:value-type="float" office:value="2787.68">
            <text:p>2787,68</text:p>
          </table:table-cell>
          <table:table-cell table:style-name="Default" office:value-type="string">
            <text:p>/home/ramiro/Imagens/faces/020.jpg</text:p>
          </table:table-cell>
          <table:table-cell table:formula="of:=IF(AND([.$B22]=[.J$2];[.$I22]&lt;&gt;&quot;&quot;);[.$C22];&quot;&quot;)">
            <text:p/>
          </table:table-cell>
          <table:table-cell table:formula="of:=IF(AND([.$B22]=[.K$2];[.$I22]&lt;&gt;&quot;&quot;);[.$C22];&quot;&quot;)" office:value-type="float" office:value="10.3701">
            <text:p>10,37</text:p>
          </table:table-cell>
          <table:table-cell table:formula="of:=IF(AND([.$B22]=[.L$2];[.$I22]&lt;&gt;&quot;&quot;);[.$C22];&quot;&quot;)">
            <text:p/>
          </table:table-cell>
          <table:table-cell table:formula="of:=IF(AND([.$B22]=[.M$2];[.$I22]&lt;&gt;&quot;&quot;);[.$C22];&quot;&quot;)">
            <text:p/>
          </table:table-cell>
          <table:table-cell table:formula="of:=IF(AND([.$B22]=[.N$2];[.$I22]&lt;&gt;&quot;&quot;);[.$C22];&quot;&quot;)">
            <text:p/>
          </table:table-cell>
          <table:table-cell table:formula="of:=IF(AND([.$B22]=[.O$2];[.$I22]&lt;&gt;&quot;&quot;);[.$C22];&quot;&quot;)">
            <text:p/>
          </table:table-cell>
          <table:table-cell table:style-name="ce11" table:formula="of:=IF(AND([.$B22]=[.P$2];[.$I22]&lt;&gt;&quot;&quot;);[.$E22];&quot;&quot;)">
            <text:p/>
          </table:table-cell>
          <table:table-cell table:style-name="ce11" table:formula="of:=IF(AND([.$B22]=[.Q$2];[.$I22]&lt;&gt;&quot;&quot;);[.$E22];&quot;&quot;)" office:value-type="float" office:value="98.388">
            <text:p>98,39</text:p>
          </table:table-cell>
          <table:table-cell table:style-name="ce11" table:formula="of:=IF(AND([.$B22]=[.R$2];[.$I22]&lt;&gt;&quot;&quot;);[.$E22];&quot;&quot;)">
            <text:p/>
          </table:table-cell>
          <table:table-cell table:style-name="ce11" table:formula="of:=IF(AND([.$B22]=[.S$2];[.$I22]&lt;&gt;&quot;&quot;);[.$E22];&quot;&quot;)">
            <text:p/>
          </table:table-cell>
          <table:table-cell table:style-name="ce11" table:formula="of:=IF(AND([.$B22]=[.T$2];[.$I22]&lt;&gt;&quot;&quot;);[.$E22];&quot;&quot;)">
            <text:p/>
          </table:table-cell>
          <table:table-cell table:style-name="ce11" table:formula="of:=IF(AND([.$B22]=[.U$2];[.$I22]&lt;&gt;&quot;&quot;);[.$E22];&quot;&quot;)">
            <text:p/>
          </table:table-cell>
          <table:table-cell table:style-name="ce17" table:formula="of:=IF(AND([.$B22]=[.V$2];[.$I22]&lt;&gt;&quot;&quot;);[.$G22];&quot;&quot;)">
            <text:p/>
          </table:table-cell>
          <table:table-cell table:style-name="ce17" table:formula="of:=IF(AND([.$B22]=[.W$2];[.$I22]&lt;&gt;&quot;&quot;);[.$G22];&quot;&quot;)" office:value-type="float" office:value="199.596">
            <text:p>199,60</text:p>
          </table:table-cell>
          <table:table-cell table:style-name="ce17" table:formula="of:=IF(AND([.$B22]=[.X$2];[.$I22]&lt;&gt;&quot;&quot;);[.$G22];&quot;&quot;)">
            <text:p/>
          </table:table-cell>
          <table:table-cell table:style-name="ce17" table:formula="of:=IF(AND([.$B22]=[.Y$2];[.$I22]&lt;&gt;&quot;&quot;);[.$G22];&quot;&quot;)">
            <text:p/>
          </table:table-cell>
          <table:table-cell table:style-name="ce17" table:formula="of:=IF(AND([.$B22]=[.Z$2];[.$I22]&lt;&gt;&quot;&quot;);[.$G22];&quot;&quot;)">
            <text:p/>
          </table:table-cell>
          <table:table-cell table:style-name="ce17" table:formula="of:=IF(AND([.$B22]=[.AA$2];[.$I22]&lt;&gt;&quot;&quot;);[.$G2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Default" office:value-type="float" office:value="11.2061">
            <text:p>11,2061</text:p>
          </table:table-cell>
          <table:table-cell table:style-name="Default" office:value-type="float" office:value="3.45757">
            <text:p>3,45757</text:p>
          </table:table-cell>
          <table:table-cell table:style-name="Default" office:value-type="float" office:value="97.2865">
            <text:p>97,2865</text:p>
          </table:table-cell>
          <table:table-cell table:style-name="Default" office:value-type="float" office:value="1641.21">
            <text:p>1641,21</text:p>
          </table:table-cell>
          <table:table-cell table:style-name="Default" office:value-type="float" office:value="182.225">
            <text:p>182,225</text:p>
          </table:table-cell>
          <table:table-cell table:style-name="Default" office:value-type="float" office:value="1273.72">
            <text:p>1273,72</text:p>
          </table:table-cell>
          <table:table-cell table:style-name="Default" office:value-type="string">
            <text:p>/home/ramiro/Imagens/faces/021.jpg</text:p>
          </table:table-cell>
          <table:table-cell table:formula="of:=IF(AND([.$B23]=[.J$2];[.$I23]&lt;&gt;&quot;&quot;);[.$C23];&quot;&quot;)">
            <text:p/>
          </table:table-cell>
          <table:table-cell table:formula="of:=IF(AND([.$B23]=[.K$2];[.$I23]&lt;&gt;&quot;&quot;);[.$C23];&quot;&quot;)" office:value-type="float" office:value="11.2061">
            <text:p>11,21</text:p>
          </table:table-cell>
          <table:table-cell table:formula="of:=IF(AND([.$B23]=[.L$2];[.$I23]&lt;&gt;&quot;&quot;);[.$C23];&quot;&quot;)">
            <text:p/>
          </table:table-cell>
          <table:table-cell table:formula="of:=IF(AND([.$B23]=[.M$2];[.$I23]&lt;&gt;&quot;&quot;);[.$C23];&quot;&quot;)">
            <text:p/>
          </table:table-cell>
          <table:table-cell table:formula="of:=IF(AND([.$B23]=[.N$2];[.$I23]&lt;&gt;&quot;&quot;);[.$C23];&quot;&quot;)">
            <text:p/>
          </table:table-cell>
          <table:table-cell table:formula="of:=IF(AND([.$B23]=[.O$2];[.$I23]&lt;&gt;&quot;&quot;);[.$C23];&quot;&quot;)">
            <text:p/>
          </table:table-cell>
          <table:table-cell table:style-name="ce11" table:formula="of:=IF(AND([.$B23]=[.P$2];[.$I23]&lt;&gt;&quot;&quot;);[.$E23];&quot;&quot;)">
            <text:p/>
          </table:table-cell>
          <table:table-cell table:style-name="ce11" table:formula="of:=IF(AND([.$B23]=[.Q$2];[.$I23]&lt;&gt;&quot;&quot;);[.$E23];&quot;&quot;)" office:value-type="float" office:value="97.2865">
            <text:p>97,29</text:p>
          </table:table-cell>
          <table:table-cell table:style-name="ce11" table:formula="of:=IF(AND([.$B23]=[.R$2];[.$I23]&lt;&gt;&quot;&quot;);[.$E23];&quot;&quot;)">
            <text:p/>
          </table:table-cell>
          <table:table-cell table:style-name="ce11" table:formula="of:=IF(AND([.$B23]=[.S$2];[.$I23]&lt;&gt;&quot;&quot;);[.$E23];&quot;&quot;)">
            <text:p/>
          </table:table-cell>
          <table:table-cell table:style-name="ce11" table:formula="of:=IF(AND([.$B23]=[.T$2];[.$I23]&lt;&gt;&quot;&quot;);[.$E23];&quot;&quot;)">
            <text:p/>
          </table:table-cell>
          <table:table-cell table:style-name="ce11" table:formula="of:=IF(AND([.$B23]=[.U$2];[.$I23]&lt;&gt;&quot;&quot;);[.$E23];&quot;&quot;)">
            <text:p/>
          </table:table-cell>
          <table:table-cell table:style-name="ce17" table:formula="of:=IF(AND([.$B23]=[.V$2];[.$I23]&lt;&gt;&quot;&quot;);[.$G23];&quot;&quot;)">
            <text:p/>
          </table:table-cell>
          <table:table-cell table:style-name="ce17" table:formula="of:=IF(AND([.$B23]=[.W$2];[.$I23]&lt;&gt;&quot;&quot;);[.$G23];&quot;&quot;)" office:value-type="float" office:value="182.225">
            <text:p>182,23</text:p>
          </table:table-cell>
          <table:table-cell table:style-name="ce17" table:formula="of:=IF(AND([.$B23]=[.X$2];[.$I23]&lt;&gt;&quot;&quot;);[.$G23];&quot;&quot;)">
            <text:p/>
          </table:table-cell>
          <table:table-cell table:style-name="ce17" table:formula="of:=IF(AND([.$B23]=[.Y$2];[.$I23]&lt;&gt;&quot;&quot;);[.$G23];&quot;&quot;)">
            <text:p/>
          </table:table-cell>
          <table:table-cell table:style-name="ce17" table:formula="of:=IF(AND([.$B23]=[.Z$2];[.$I23]&lt;&gt;&quot;&quot;);[.$G23];&quot;&quot;)">
            <text:p/>
          </table:table-cell>
          <table:table-cell table:style-name="ce17" table:formula="of:=IF(AND([.$B23]=[.AA$2];[.$I23]&lt;&gt;&quot;&quot;);[.$G2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Default" office:value-type="float" office:value="9.28239">
            <text:p>9,28239</text:p>
          </table:table-cell>
          <table:table-cell table:style-name="Default" office:value-type="float" office:value="4.63065">
            <text:p>4,63065</text:p>
          </table:table-cell>
          <table:table-cell table:style-name="Default" office:value-type="float" office:value="112.946">
            <text:p>112,946</text:p>
          </table:table-cell>
          <table:table-cell table:style-name="Default" office:value-type="float" office:value="926.16">
            <text:p>926,16</text:p>
          </table:table-cell>
          <table:table-cell table:style-name="Default" office:value-type="float" office:value="130.815">
            <text:p>130,815</text:p>
          </table:table-cell>
          <table:table-cell table:style-name="Default" office:value-type="float" office:value="2040.04">
            <text:p>2040,04</text:p>
          </table:table-cell>
          <table:table-cell table:style-name="Default" office:value-type="string">
            <text:p>/home/ramiro/Imagens/faces/022.jpg</text:p>
          </table:table-cell>
          <table:table-cell table:formula="of:=IF(AND([.$B24]=[.J$2];[.$I24]&lt;&gt;&quot;&quot;);[.$C24];&quot;&quot;)">
            <text:p/>
          </table:table-cell>
          <table:table-cell table:formula="of:=IF(AND([.$B24]=[.K$2];[.$I24]&lt;&gt;&quot;&quot;);[.$C24];&quot;&quot;)">
            <text:p/>
          </table:table-cell>
          <table:table-cell table:formula="of:=IF(AND([.$B24]=[.L$2];[.$I24]&lt;&gt;&quot;&quot;);[.$C24];&quot;&quot;)" office:value-type="float" office:value="9.28239">
            <text:p>9,28</text:p>
          </table:table-cell>
          <table:table-cell table:formula="of:=IF(AND([.$B24]=[.M$2];[.$I24]&lt;&gt;&quot;&quot;);[.$C24];&quot;&quot;)">
            <text:p/>
          </table:table-cell>
          <table:table-cell table:formula="of:=IF(AND([.$B24]=[.N$2];[.$I24]&lt;&gt;&quot;&quot;);[.$C24];&quot;&quot;)">
            <text:p/>
          </table:table-cell>
          <table:table-cell table:formula="of:=IF(AND([.$B24]=[.O$2];[.$I24]&lt;&gt;&quot;&quot;);[.$C24];&quot;&quot;)">
            <text:p/>
          </table:table-cell>
          <table:table-cell table:style-name="ce11" table:formula="of:=IF(AND([.$B24]=[.P$2];[.$I24]&lt;&gt;&quot;&quot;);[.$E24];&quot;&quot;)">
            <text:p/>
          </table:table-cell>
          <table:table-cell table:style-name="ce11" table:formula="of:=IF(AND([.$B24]=[.Q$2];[.$I24]&lt;&gt;&quot;&quot;);[.$E24];&quot;&quot;)">
            <text:p/>
          </table:table-cell>
          <table:table-cell table:style-name="ce11" table:formula="of:=IF(AND([.$B24]=[.R$2];[.$I24]&lt;&gt;&quot;&quot;);[.$E24];&quot;&quot;)" office:value-type="float" office:value="112.946">
            <text:p>112,95</text:p>
          </table:table-cell>
          <table:table-cell table:style-name="ce11" table:formula="of:=IF(AND([.$B24]=[.S$2];[.$I24]&lt;&gt;&quot;&quot;);[.$E24];&quot;&quot;)">
            <text:p/>
          </table:table-cell>
          <table:table-cell table:style-name="ce11" table:formula="of:=IF(AND([.$B24]=[.T$2];[.$I24]&lt;&gt;&quot;&quot;);[.$E24];&quot;&quot;)">
            <text:p/>
          </table:table-cell>
          <table:table-cell table:style-name="ce11" table:formula="of:=IF(AND([.$B24]=[.U$2];[.$I24]&lt;&gt;&quot;&quot;);[.$E24];&quot;&quot;)">
            <text:p/>
          </table:table-cell>
          <table:table-cell table:style-name="ce17" table:formula="of:=IF(AND([.$B24]=[.V$2];[.$I24]&lt;&gt;&quot;&quot;);[.$G24];&quot;&quot;)">
            <text:p/>
          </table:table-cell>
          <table:table-cell table:style-name="ce17" table:formula="of:=IF(AND([.$B24]=[.W$2];[.$I24]&lt;&gt;&quot;&quot;);[.$G24];&quot;&quot;)">
            <text:p/>
          </table:table-cell>
          <table:table-cell table:style-name="ce17" table:formula="of:=IF(AND([.$B24]=[.X$2];[.$I24]&lt;&gt;&quot;&quot;);[.$G24];&quot;&quot;)" office:value-type="float" office:value="130.815">
            <text:p>130,82</text:p>
          </table:table-cell>
          <table:table-cell table:style-name="ce17" table:formula="of:=IF(AND([.$B24]=[.Y$2];[.$I24]&lt;&gt;&quot;&quot;);[.$G24];&quot;&quot;)">
            <text:p/>
          </table:table-cell>
          <table:table-cell table:style-name="ce17" table:formula="of:=IF(AND([.$B24]=[.Z$2];[.$I24]&lt;&gt;&quot;&quot;);[.$G24];&quot;&quot;)">
            <text:p/>
          </table:table-cell>
          <table:table-cell table:style-name="ce17" table:formula="of:=IF(AND([.$B24]=[.AA$2];[.$I24]&lt;&gt;&quot;&quot;);[.$G2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5]=[.J$2];[.$I25]&lt;&gt;&quot;&quot;);[.$C25];&quot;&quot;)">
            <text:p/>
          </table:table-cell>
          <table:table-cell table:formula="of:=IF(AND([.$B25]=[.K$2];[.$I25]&lt;&gt;&quot;&quot;);[.$C25];&quot;&quot;)">
            <text:p/>
          </table:table-cell>
          <table:table-cell table:formula="of:=IF(AND([.$B25]=[.L$2];[.$I25]&lt;&gt;&quot;&quot;);[.$C25];&quot;&quot;)">
            <text:p/>
          </table:table-cell>
          <table:table-cell table:formula="of:=IF(AND([.$B25]=[.M$2];[.$I25]&lt;&gt;&quot;&quot;);[.$C25];&quot;&quot;)">
            <text:p/>
          </table:table-cell>
          <table:table-cell table:formula="of:=IF(AND([.$B25]=[.N$2];[.$I25]&lt;&gt;&quot;&quot;);[.$C25];&quot;&quot;)">
            <text:p/>
          </table:table-cell>
          <table:table-cell table:formula="of:=IF(AND([.$B25]=[.O$2];[.$I25]&lt;&gt;&quot;&quot;);[.$C25];&quot;&quot;)">
            <text:p/>
          </table:table-cell>
          <table:table-cell table:style-name="ce11" table:formula="of:=IF(AND([.$B25]=[.P$2];[.$I25]&lt;&gt;&quot;&quot;);[.$E25];&quot;&quot;)">
            <text:p/>
          </table:table-cell>
          <table:table-cell table:style-name="ce11" table:formula="of:=IF(AND([.$B25]=[.Q$2];[.$I25]&lt;&gt;&quot;&quot;);[.$E25];&quot;&quot;)">
            <text:p/>
          </table:table-cell>
          <table:table-cell table:style-name="ce11" table:formula="of:=IF(AND([.$B25]=[.R$2];[.$I25]&lt;&gt;&quot;&quot;);[.$E25];&quot;&quot;)">
            <text:p/>
          </table:table-cell>
          <table:table-cell table:style-name="ce11" table:formula="of:=IF(AND([.$B25]=[.S$2];[.$I25]&lt;&gt;&quot;&quot;);[.$E25];&quot;&quot;)">
            <text:p/>
          </table:table-cell>
          <table:table-cell table:style-name="ce11" table:formula="of:=IF(AND([.$B25]=[.T$2];[.$I25]&lt;&gt;&quot;&quot;);[.$E25];&quot;&quot;)">
            <text:p/>
          </table:table-cell>
          <table:table-cell table:style-name="ce11" table:formula="of:=IF(AND([.$B25]=[.U$2];[.$I25]&lt;&gt;&quot;&quot;);[.$E25];&quot;&quot;)">
            <text:p/>
          </table:table-cell>
          <table:table-cell table:style-name="ce17" table:formula="of:=IF(AND([.$B25]=[.V$2];[.$I25]&lt;&gt;&quot;&quot;);[.$G25];&quot;&quot;)">
            <text:p/>
          </table:table-cell>
          <table:table-cell table:style-name="ce17" table:formula="of:=IF(AND([.$B25]=[.W$2];[.$I25]&lt;&gt;&quot;&quot;);[.$G25];&quot;&quot;)">
            <text:p/>
          </table:table-cell>
          <table:table-cell table:style-name="ce17" table:formula="of:=IF(AND([.$B25]=[.X$2];[.$I25]&lt;&gt;&quot;&quot;);[.$G25];&quot;&quot;)">
            <text:p/>
          </table:table-cell>
          <table:table-cell table:style-name="ce17" table:formula="of:=IF(AND([.$B25]=[.Y$2];[.$I25]&lt;&gt;&quot;&quot;);[.$G25];&quot;&quot;)">
            <text:p/>
          </table:table-cell>
          <table:table-cell table:style-name="ce17" table:formula="of:=IF(AND([.$B25]=[.Z$2];[.$I25]&lt;&gt;&quot;&quot;);[.$G25];&quot;&quot;)">
            <text:p/>
          </table:table-cell>
          <table:table-cell table:style-name="ce17" table:formula="of:=IF(AND([.$B25]=[.AA$2];[.$I25]&lt;&gt;&quot;&quot;);[.$G2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6]=[.J$2];[.$I26]&lt;&gt;&quot;&quot;);[.$C26];&quot;&quot;)">
            <text:p/>
          </table:table-cell>
          <table:table-cell table:formula="of:=IF(AND([.$B26]=[.K$2];[.$I26]&lt;&gt;&quot;&quot;);[.$C26];&quot;&quot;)">
            <text:p/>
          </table:table-cell>
          <table:table-cell table:formula="of:=IF(AND([.$B26]=[.L$2];[.$I26]&lt;&gt;&quot;&quot;);[.$C26];&quot;&quot;)">
            <text:p/>
          </table:table-cell>
          <table:table-cell table:formula="of:=IF(AND([.$B26]=[.M$2];[.$I26]&lt;&gt;&quot;&quot;);[.$C26];&quot;&quot;)">
            <text:p/>
          </table:table-cell>
          <table:table-cell table:formula="of:=IF(AND([.$B26]=[.N$2];[.$I26]&lt;&gt;&quot;&quot;);[.$C26];&quot;&quot;)">
            <text:p/>
          </table:table-cell>
          <table:table-cell table:formula="of:=IF(AND([.$B26]=[.O$2];[.$I26]&lt;&gt;&quot;&quot;);[.$C26];&quot;&quot;)">
            <text:p/>
          </table:table-cell>
          <table:table-cell table:style-name="ce11" table:formula="of:=IF(AND([.$B26]=[.P$2];[.$I26]&lt;&gt;&quot;&quot;);[.$E26];&quot;&quot;)">
            <text:p/>
          </table:table-cell>
          <table:table-cell table:style-name="ce11" table:formula="of:=IF(AND([.$B26]=[.Q$2];[.$I26]&lt;&gt;&quot;&quot;);[.$E26];&quot;&quot;)">
            <text:p/>
          </table:table-cell>
          <table:table-cell table:style-name="ce11" table:formula="of:=IF(AND([.$B26]=[.R$2];[.$I26]&lt;&gt;&quot;&quot;);[.$E26];&quot;&quot;)">
            <text:p/>
          </table:table-cell>
          <table:table-cell table:style-name="ce11" table:formula="of:=IF(AND([.$B26]=[.S$2];[.$I26]&lt;&gt;&quot;&quot;);[.$E26];&quot;&quot;)">
            <text:p/>
          </table:table-cell>
          <table:table-cell table:style-name="ce11" table:formula="of:=IF(AND([.$B26]=[.T$2];[.$I26]&lt;&gt;&quot;&quot;);[.$E26];&quot;&quot;)">
            <text:p/>
          </table:table-cell>
          <table:table-cell table:style-name="ce11" table:formula="of:=IF(AND([.$B26]=[.U$2];[.$I26]&lt;&gt;&quot;&quot;);[.$E26];&quot;&quot;)">
            <text:p/>
          </table:table-cell>
          <table:table-cell table:style-name="ce17" table:formula="of:=IF(AND([.$B26]=[.V$2];[.$I26]&lt;&gt;&quot;&quot;);[.$G26];&quot;&quot;)">
            <text:p/>
          </table:table-cell>
          <table:table-cell table:style-name="ce17" table:formula="of:=IF(AND([.$B26]=[.W$2];[.$I26]&lt;&gt;&quot;&quot;);[.$G26];&quot;&quot;)">
            <text:p/>
          </table:table-cell>
          <table:table-cell table:style-name="ce17" table:formula="of:=IF(AND([.$B26]=[.X$2];[.$I26]&lt;&gt;&quot;&quot;);[.$G26];&quot;&quot;)">
            <text:p/>
          </table:table-cell>
          <table:table-cell table:style-name="ce17" table:formula="of:=IF(AND([.$B26]=[.Y$2];[.$I26]&lt;&gt;&quot;&quot;);[.$G26];&quot;&quot;)">
            <text:p/>
          </table:table-cell>
          <table:table-cell table:style-name="ce17" table:formula="of:=IF(AND([.$B26]=[.Z$2];[.$I26]&lt;&gt;&quot;&quot;);[.$G26];&quot;&quot;)">
            <text:p/>
          </table:table-cell>
          <table:table-cell table:style-name="ce17" table:formula="of:=IF(AND([.$B26]=[.AA$2];[.$I26]&lt;&gt;&quot;&quot;);[.$G2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7]=[.J$2];[.$I27]&lt;&gt;&quot;&quot;);[.$C27];&quot;&quot;)">
            <text:p/>
          </table:table-cell>
          <table:table-cell table:formula="of:=IF(AND([.$B27]=[.K$2];[.$I27]&lt;&gt;&quot;&quot;);[.$C27];&quot;&quot;)">
            <text:p/>
          </table:table-cell>
          <table:table-cell table:formula="of:=IF(AND([.$B27]=[.L$2];[.$I27]&lt;&gt;&quot;&quot;);[.$C27];&quot;&quot;)">
            <text:p/>
          </table:table-cell>
          <table:table-cell table:formula="of:=IF(AND([.$B27]=[.M$2];[.$I27]&lt;&gt;&quot;&quot;);[.$C27];&quot;&quot;)">
            <text:p/>
          </table:table-cell>
          <table:table-cell table:formula="of:=IF(AND([.$B27]=[.N$2];[.$I27]&lt;&gt;&quot;&quot;);[.$C27];&quot;&quot;)">
            <text:p/>
          </table:table-cell>
          <table:table-cell table:formula="of:=IF(AND([.$B27]=[.O$2];[.$I27]&lt;&gt;&quot;&quot;);[.$C27];&quot;&quot;)">
            <text:p/>
          </table:table-cell>
          <table:table-cell table:style-name="ce11" table:formula="of:=IF(AND([.$B27]=[.P$2];[.$I27]&lt;&gt;&quot;&quot;);[.$E27];&quot;&quot;)">
            <text:p/>
          </table:table-cell>
          <table:table-cell table:style-name="ce11" table:formula="of:=IF(AND([.$B27]=[.Q$2];[.$I27]&lt;&gt;&quot;&quot;);[.$E27];&quot;&quot;)">
            <text:p/>
          </table:table-cell>
          <table:table-cell table:style-name="ce11" table:formula="of:=IF(AND([.$B27]=[.R$2];[.$I27]&lt;&gt;&quot;&quot;);[.$E27];&quot;&quot;)">
            <text:p/>
          </table:table-cell>
          <table:table-cell table:style-name="ce11" table:formula="of:=IF(AND([.$B27]=[.S$2];[.$I27]&lt;&gt;&quot;&quot;);[.$E27];&quot;&quot;)">
            <text:p/>
          </table:table-cell>
          <table:table-cell table:style-name="ce11" table:formula="of:=IF(AND([.$B27]=[.T$2];[.$I27]&lt;&gt;&quot;&quot;);[.$E27];&quot;&quot;)">
            <text:p/>
          </table:table-cell>
          <table:table-cell table:style-name="ce11" table:formula="of:=IF(AND([.$B27]=[.U$2];[.$I27]&lt;&gt;&quot;&quot;);[.$E27];&quot;&quot;)">
            <text:p/>
          </table:table-cell>
          <table:table-cell table:style-name="ce17" table:formula="of:=IF(AND([.$B27]=[.V$2];[.$I27]&lt;&gt;&quot;&quot;);[.$G27];&quot;&quot;)">
            <text:p/>
          </table:table-cell>
          <table:table-cell table:style-name="ce17" table:formula="of:=IF(AND([.$B27]=[.W$2];[.$I27]&lt;&gt;&quot;&quot;);[.$G27];&quot;&quot;)">
            <text:p/>
          </table:table-cell>
          <table:table-cell table:style-name="ce17" table:formula="of:=IF(AND([.$B27]=[.X$2];[.$I27]&lt;&gt;&quot;&quot;);[.$G27];&quot;&quot;)">
            <text:p/>
          </table:table-cell>
          <table:table-cell table:style-name="ce17" table:formula="of:=IF(AND([.$B27]=[.Y$2];[.$I27]&lt;&gt;&quot;&quot;);[.$G27];&quot;&quot;)">
            <text:p/>
          </table:table-cell>
          <table:table-cell table:style-name="ce17" table:formula="of:=IF(AND([.$B27]=[.Z$2];[.$I27]&lt;&gt;&quot;&quot;);[.$G27];&quot;&quot;)">
            <text:p/>
          </table:table-cell>
          <table:table-cell table:style-name="ce17" table:formula="of:=IF(AND([.$B27]=[.AA$2];[.$I27]&lt;&gt;&quot;&quot;);[.$G2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Default" office:value-type="float" office:value="13.5246">
            <text:p>13,5246</text:p>
          </table:table-cell>
          <table:table-cell table:style-name="Default" office:value-type="float" office:value="2.25829">
            <text:p>2,25829</text:p>
          </table:table-cell>
          <table:table-cell table:style-name="Default" office:value-type="float" office:value="101.486">
            <text:p>101,486</text:p>
          </table:table-cell>
          <table:table-cell table:style-name="Default" office:value-type="float" office:value="675.101">
            <text:p>675,101</text:p>
          </table:table-cell>
          <table:table-cell table:style-name="Default" office:value-type="float" office:value="179.128">
            <text:p>179,128</text:p>
          </table:table-cell>
          <table:table-cell table:style-name="Default" office:value-type="float" office:value="1740.45">
            <text:p>1740,45</text:p>
          </table:table-cell>
          <table:table-cell table:style-name="Default" office:value-type="string">
            <text:p>/home/ramiro/Imagens/faces/026.jpg</text:p>
          </table:table-cell>
          <table:table-cell table:formula="of:=IF(AND([.$B28]=[.J$2];[.$I28]&lt;&gt;&quot;&quot;);[.$C28];&quot;&quot;)" office:value-type="float" office:value="13.5246">
            <text:p>13,52</text:p>
          </table:table-cell>
          <table:table-cell table:formula="of:=IF(AND([.$B28]=[.K$2];[.$I28]&lt;&gt;&quot;&quot;);[.$C28];&quot;&quot;)">
            <text:p/>
          </table:table-cell>
          <table:table-cell table:formula="of:=IF(AND([.$B28]=[.L$2];[.$I28]&lt;&gt;&quot;&quot;);[.$C28];&quot;&quot;)">
            <text:p/>
          </table:table-cell>
          <table:table-cell table:formula="of:=IF(AND([.$B28]=[.M$2];[.$I28]&lt;&gt;&quot;&quot;);[.$C28];&quot;&quot;)">
            <text:p/>
          </table:table-cell>
          <table:table-cell table:formula="of:=IF(AND([.$B28]=[.N$2];[.$I28]&lt;&gt;&quot;&quot;);[.$C28];&quot;&quot;)">
            <text:p/>
          </table:table-cell>
          <table:table-cell table:formula="of:=IF(AND([.$B28]=[.O$2];[.$I28]&lt;&gt;&quot;&quot;);[.$C28];&quot;&quot;)">
            <text:p/>
          </table:table-cell>
          <table:table-cell table:style-name="ce11" table:formula="of:=IF(AND([.$B28]=[.P$2];[.$I28]&lt;&gt;&quot;&quot;);[.$E28];&quot;&quot;)" office:value-type="float" office:value="101.486">
            <text:p>101,49</text:p>
          </table:table-cell>
          <table:table-cell table:style-name="ce11" table:formula="of:=IF(AND([.$B28]=[.Q$2];[.$I28]&lt;&gt;&quot;&quot;);[.$E28];&quot;&quot;)">
            <text:p/>
          </table:table-cell>
          <table:table-cell table:style-name="ce11" table:formula="of:=IF(AND([.$B28]=[.R$2];[.$I28]&lt;&gt;&quot;&quot;);[.$E28];&quot;&quot;)">
            <text:p/>
          </table:table-cell>
          <table:table-cell table:style-name="ce11" table:formula="of:=IF(AND([.$B28]=[.S$2];[.$I28]&lt;&gt;&quot;&quot;);[.$E28];&quot;&quot;)">
            <text:p/>
          </table:table-cell>
          <table:table-cell table:style-name="ce11" table:formula="of:=IF(AND([.$B28]=[.T$2];[.$I28]&lt;&gt;&quot;&quot;);[.$E28];&quot;&quot;)">
            <text:p/>
          </table:table-cell>
          <table:table-cell table:style-name="ce11" table:formula="of:=IF(AND([.$B28]=[.U$2];[.$I28]&lt;&gt;&quot;&quot;);[.$E28];&quot;&quot;)">
            <text:p/>
          </table:table-cell>
          <table:table-cell table:style-name="ce17" table:formula="of:=IF(AND([.$B28]=[.V$2];[.$I28]&lt;&gt;&quot;&quot;);[.$G28];&quot;&quot;)" office:value-type="float" office:value="179.128">
            <text:p>179,13</text:p>
          </table:table-cell>
          <table:table-cell table:style-name="ce17" table:formula="of:=IF(AND([.$B28]=[.W$2];[.$I28]&lt;&gt;&quot;&quot;);[.$G28];&quot;&quot;)">
            <text:p/>
          </table:table-cell>
          <table:table-cell table:style-name="ce17" table:formula="of:=IF(AND([.$B28]=[.X$2];[.$I28]&lt;&gt;&quot;&quot;);[.$G28];&quot;&quot;)">
            <text:p/>
          </table:table-cell>
          <table:table-cell table:style-name="ce17" table:formula="of:=IF(AND([.$B28]=[.Y$2];[.$I28]&lt;&gt;&quot;&quot;);[.$G28];&quot;&quot;)">
            <text:p/>
          </table:table-cell>
          <table:table-cell table:style-name="ce17" table:formula="of:=IF(AND([.$B28]=[.Z$2];[.$I28]&lt;&gt;&quot;&quot;);[.$G28];&quot;&quot;)">
            <text:p/>
          </table:table-cell>
          <table:table-cell table:style-name="ce17" table:formula="of:=IF(AND([.$B28]=[.AA$2];[.$I28]&lt;&gt;&quot;&quot;);[.$G2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Default" office:value-type="float" office:value="11.2701">
            <text:p>11,2701</text:p>
          </table:table-cell>
          <table:table-cell table:style-name="Default" office:value-type="float" office:value="11.387">
            <text:p>11,387</text:p>
          </table:table-cell>
          <table:table-cell table:style-name="Default" office:value-type="float" office:value="81.6841">
            <text:p>81,6841</text:p>
          </table:table-cell>
          <table:table-cell table:style-name="Default" office:value-type="float" office:value="1318.62">
            <text:p>1318,62</text:p>
          </table:table-cell>
          <table:table-cell table:style-name="Default" office:value-type="float" office:value="198.229">
            <text:p>198,229</text:p>
          </table:table-cell>
          <table:table-cell table:style-name="Default" office:value-type="float" office:value="1644.53">
            <text:p>1644,53</text:p>
          </table:table-cell>
          <table:table-cell table:style-name="Default" office:value-type="string">
            <text:p>/home/ramiro/Imagens/faces/027.jpg</text:p>
          </table:table-cell>
          <table:table-cell table:formula="of:=IF(AND([.$B29]=[.J$2];[.$I29]&lt;&gt;&quot;&quot;);[.$C29];&quot;&quot;)" office:value-type="float" office:value="11.2701">
            <text:p>11,27</text:p>
          </table:table-cell>
          <table:table-cell table:formula="of:=IF(AND([.$B29]=[.K$2];[.$I29]&lt;&gt;&quot;&quot;);[.$C29];&quot;&quot;)">
            <text:p/>
          </table:table-cell>
          <table:table-cell table:formula="of:=IF(AND([.$B29]=[.L$2];[.$I29]&lt;&gt;&quot;&quot;);[.$C29];&quot;&quot;)">
            <text:p/>
          </table:table-cell>
          <table:table-cell table:formula="of:=IF(AND([.$B29]=[.M$2];[.$I29]&lt;&gt;&quot;&quot;);[.$C29];&quot;&quot;)">
            <text:p/>
          </table:table-cell>
          <table:table-cell table:formula="of:=IF(AND([.$B29]=[.N$2];[.$I29]&lt;&gt;&quot;&quot;);[.$C29];&quot;&quot;)">
            <text:p/>
          </table:table-cell>
          <table:table-cell table:formula="of:=IF(AND([.$B29]=[.O$2];[.$I29]&lt;&gt;&quot;&quot;);[.$C29];&quot;&quot;)">
            <text:p/>
          </table:table-cell>
          <table:table-cell table:style-name="ce11" table:formula="of:=IF(AND([.$B29]=[.P$2];[.$I29]&lt;&gt;&quot;&quot;);[.$E29];&quot;&quot;)" office:value-type="float" office:value="81.6841">
            <text:p>81,68</text:p>
          </table:table-cell>
          <table:table-cell table:style-name="ce11" table:formula="of:=IF(AND([.$B29]=[.Q$2];[.$I29]&lt;&gt;&quot;&quot;);[.$E29];&quot;&quot;)">
            <text:p/>
          </table:table-cell>
          <table:table-cell table:style-name="ce11" table:formula="of:=IF(AND([.$B29]=[.R$2];[.$I29]&lt;&gt;&quot;&quot;);[.$E29];&quot;&quot;)">
            <text:p/>
          </table:table-cell>
          <table:table-cell table:style-name="ce11" table:formula="of:=IF(AND([.$B29]=[.S$2];[.$I29]&lt;&gt;&quot;&quot;);[.$E29];&quot;&quot;)">
            <text:p/>
          </table:table-cell>
          <table:table-cell table:style-name="ce11" table:formula="of:=IF(AND([.$B29]=[.T$2];[.$I29]&lt;&gt;&quot;&quot;);[.$E29];&quot;&quot;)">
            <text:p/>
          </table:table-cell>
          <table:table-cell table:style-name="ce11" table:formula="of:=IF(AND([.$B29]=[.U$2];[.$I29]&lt;&gt;&quot;&quot;);[.$E29];&quot;&quot;)">
            <text:p/>
          </table:table-cell>
          <table:table-cell table:style-name="ce17" table:formula="of:=IF(AND([.$B29]=[.V$2];[.$I29]&lt;&gt;&quot;&quot;);[.$G29];&quot;&quot;)" office:value-type="float" office:value="198.229">
            <text:p>198,23</text:p>
          </table:table-cell>
          <table:table-cell table:style-name="ce17" table:formula="of:=IF(AND([.$B29]=[.W$2];[.$I29]&lt;&gt;&quot;&quot;);[.$G29];&quot;&quot;)">
            <text:p/>
          </table:table-cell>
          <table:table-cell table:style-name="ce17" table:formula="of:=IF(AND([.$B29]=[.X$2];[.$I29]&lt;&gt;&quot;&quot;);[.$G29];&quot;&quot;)">
            <text:p/>
          </table:table-cell>
          <table:table-cell table:style-name="ce17" table:formula="of:=IF(AND([.$B29]=[.Y$2];[.$I29]&lt;&gt;&quot;&quot;);[.$G29];&quot;&quot;)">
            <text:p/>
          </table:table-cell>
          <table:table-cell table:style-name="ce17" table:formula="of:=IF(AND([.$B29]=[.Z$2];[.$I29]&lt;&gt;&quot;&quot;);[.$G29];&quot;&quot;)">
            <text:p/>
          </table:table-cell>
          <table:table-cell table:style-name="ce17" table:formula="of:=IF(AND([.$B29]=[.AA$2];[.$I29]&lt;&gt;&quot;&quot;);[.$G2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style-name="Default" office:value-type="float" office:value="10.5206">
            <text:p>10,5206</text:p>
          </table:table-cell>
          <table:table-cell table:style-name="Default" office:value-type="float" office:value="4.83154">
            <text:p>4,83154</text:p>
          </table:table-cell>
          <table:table-cell table:style-name="Default" office:value-type="float" office:value="115.388">
            <text:p>115,388</text:p>
          </table:table-cell>
          <table:table-cell table:style-name="Default" office:value-type="float" office:value="1756.4">
            <text:p>1756,4</text:p>
          </table:table-cell>
          <table:table-cell table:style-name="Default" office:value-type="float" office:value="141.458">
            <text:p>141,458</text:p>
          </table:table-cell>
          <table:table-cell table:style-name="Default" office:value-type="float" office:value="3086.15">
            <text:p>3086,15</text:p>
          </table:table-cell>
          <table:table-cell table:style-name="Default" office:value-type="string">
            <text:p>/home/ramiro/Imagens/faces/028.jpg</text:p>
          </table:table-cell>
          <table:table-cell table:formula="of:=IF(AND([.$B30]=[.J$2];[.$I30]&lt;&gt;&quot;&quot;);[.$C30];&quot;&quot;)">
            <text:p/>
          </table:table-cell>
          <table:table-cell table:formula="of:=IF(AND([.$B30]=[.K$2];[.$I30]&lt;&gt;&quot;&quot;);[.$C30];&quot;&quot;)">
            <text:p/>
          </table:table-cell>
          <table:table-cell table:formula="of:=IF(AND([.$B30]=[.L$2];[.$I30]&lt;&gt;&quot;&quot;);[.$C30];&quot;&quot;)">
            <text:p/>
          </table:table-cell>
          <table:table-cell table:formula="of:=IF(AND([.$B30]=[.M$2];[.$I30]&lt;&gt;&quot;&quot;);[.$C30];&quot;&quot;)">
            <text:p/>
          </table:table-cell>
          <table:table-cell table:formula="of:=IF(AND([.$B30]=[.N$2];[.$I30]&lt;&gt;&quot;&quot;);[.$C30];&quot;&quot;)" office:value-type="float" office:value="10.5206">
            <text:p>10,52</text:p>
          </table:table-cell>
          <table:table-cell table:formula="of:=IF(AND([.$B30]=[.O$2];[.$I30]&lt;&gt;&quot;&quot;);[.$C30];&quot;&quot;)">
            <text:p/>
          </table:table-cell>
          <table:table-cell table:style-name="ce11" table:formula="of:=IF(AND([.$B30]=[.P$2];[.$I30]&lt;&gt;&quot;&quot;);[.$E30];&quot;&quot;)">
            <text:p/>
          </table:table-cell>
          <table:table-cell table:style-name="ce11" table:formula="of:=IF(AND([.$B30]=[.Q$2];[.$I30]&lt;&gt;&quot;&quot;);[.$E30];&quot;&quot;)">
            <text:p/>
          </table:table-cell>
          <table:table-cell table:style-name="ce11" table:formula="of:=IF(AND([.$B30]=[.R$2];[.$I30]&lt;&gt;&quot;&quot;);[.$E30];&quot;&quot;)">
            <text:p/>
          </table:table-cell>
          <table:table-cell table:style-name="ce11" table:formula="of:=IF(AND([.$B30]=[.S$2];[.$I30]&lt;&gt;&quot;&quot;);[.$E30];&quot;&quot;)">
            <text:p/>
          </table:table-cell>
          <table:table-cell table:style-name="ce11" table:formula="of:=IF(AND([.$B30]=[.T$2];[.$I30]&lt;&gt;&quot;&quot;);[.$E30];&quot;&quot;)" office:value-type="float" office:value="115.388">
            <text:p>115,39</text:p>
          </table:table-cell>
          <table:table-cell table:style-name="ce11" table:formula="of:=IF(AND([.$B30]=[.U$2];[.$I30]&lt;&gt;&quot;&quot;);[.$E30];&quot;&quot;)">
            <text:p/>
          </table:table-cell>
          <table:table-cell table:style-name="ce17" table:formula="of:=IF(AND([.$B30]=[.V$2];[.$I30]&lt;&gt;&quot;&quot;);[.$G30];&quot;&quot;)">
            <text:p/>
          </table:table-cell>
          <table:table-cell table:style-name="ce17" table:formula="of:=IF(AND([.$B30]=[.W$2];[.$I30]&lt;&gt;&quot;&quot;);[.$G30];&quot;&quot;)">
            <text:p/>
          </table:table-cell>
          <table:table-cell table:style-name="ce17" table:formula="of:=IF(AND([.$B30]=[.X$2];[.$I30]&lt;&gt;&quot;&quot;);[.$G30];&quot;&quot;)">
            <text:p/>
          </table:table-cell>
          <table:table-cell table:style-name="ce17" table:formula="of:=IF(AND([.$B30]=[.Y$2];[.$I30]&lt;&gt;&quot;&quot;);[.$G30];&quot;&quot;)">
            <text:p/>
          </table:table-cell>
          <table:table-cell table:style-name="ce17" table:formula="of:=IF(AND([.$B30]=[.Z$2];[.$I30]&lt;&gt;&quot;&quot;);[.$G30];&quot;&quot;)" office:value-type="float" office:value="141.458">
            <text:p>141,46</text:p>
          </table:table-cell>
          <table:table-cell table:style-name="ce17" table:formula="of:=IF(AND([.$B30]=[.AA$2];[.$I30]&lt;&gt;&quot;&quot;);[.$G3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Default" office:value-type="float" office:value="11.0681">
            <text:p>11,0681</text:p>
          </table:table-cell>
          <table:table-cell table:style-name="Default" office:value-type="float" office:value="8.87561">
            <text:p>8,87561</text:p>
          </table:table-cell>
          <table:table-cell table:style-name="Default" office:value-type="float" office:value="138.556">
            <text:p>138,556</text:p>
          </table:table-cell>
          <table:table-cell table:style-name="Default" office:value-type="float" office:value="1132.62">
            <text:p>1132,62</text:p>
          </table:table-cell>
          <table:table-cell table:style-name="Default" office:value-type="float" office:value="146.073">
            <text:p>146,073</text:p>
          </table:table-cell>
          <table:table-cell table:style-name="Default" office:value-type="float" office:value="4911.4">
            <text:p>4911,4</text:p>
          </table:table-cell>
          <table:table-cell table:style-name="Default" office:value-type="string">
            <text:p>/home/ramiro/Imagens/faces/029.jpg</text:p>
          </table:table-cell>
          <table:table-cell table:formula="of:=IF(AND([.$B31]=[.J$2];[.$I31]&lt;&gt;&quot;&quot;);[.$C31];&quot;&quot;)">
            <text:p/>
          </table:table-cell>
          <table:table-cell table:formula="of:=IF(AND([.$B31]=[.K$2];[.$I31]&lt;&gt;&quot;&quot;);[.$C31];&quot;&quot;)">
            <text:p/>
          </table:table-cell>
          <table:table-cell table:formula="of:=IF(AND([.$B31]=[.L$2];[.$I31]&lt;&gt;&quot;&quot;);[.$C31];&quot;&quot;)">
            <text:p/>
          </table:table-cell>
          <table:table-cell table:formula="of:=IF(AND([.$B31]=[.M$2];[.$I31]&lt;&gt;&quot;&quot;);[.$C31];&quot;&quot;)" office:value-type="float" office:value="11.0681">
            <text:p>11,07</text:p>
          </table:table-cell>
          <table:table-cell table:formula="of:=IF(AND([.$B31]=[.N$2];[.$I31]&lt;&gt;&quot;&quot;);[.$C31];&quot;&quot;)">
            <text:p/>
          </table:table-cell>
          <table:table-cell table:formula="of:=IF(AND([.$B31]=[.O$2];[.$I31]&lt;&gt;&quot;&quot;);[.$C31];&quot;&quot;)">
            <text:p/>
          </table:table-cell>
          <table:table-cell table:style-name="ce11" table:formula="of:=IF(AND([.$B31]=[.P$2];[.$I31]&lt;&gt;&quot;&quot;);[.$E31];&quot;&quot;)">
            <text:p/>
          </table:table-cell>
          <table:table-cell table:style-name="ce11" table:formula="of:=IF(AND([.$B31]=[.Q$2];[.$I31]&lt;&gt;&quot;&quot;);[.$E31];&quot;&quot;)">
            <text:p/>
          </table:table-cell>
          <table:table-cell table:style-name="ce11" table:formula="of:=IF(AND([.$B31]=[.R$2];[.$I31]&lt;&gt;&quot;&quot;);[.$E31];&quot;&quot;)">
            <text:p/>
          </table:table-cell>
          <table:table-cell table:style-name="ce11" table:formula="of:=IF(AND([.$B31]=[.S$2];[.$I31]&lt;&gt;&quot;&quot;);[.$E31];&quot;&quot;)" office:value-type="float" office:value="138.556">
            <text:p>138,56</text:p>
          </table:table-cell>
          <table:table-cell table:style-name="ce11" table:formula="of:=IF(AND([.$B31]=[.T$2];[.$I31]&lt;&gt;&quot;&quot;);[.$E31];&quot;&quot;)">
            <text:p/>
          </table:table-cell>
          <table:table-cell table:style-name="ce11" table:formula="of:=IF(AND([.$B31]=[.U$2];[.$I31]&lt;&gt;&quot;&quot;);[.$E31];&quot;&quot;)">
            <text:p/>
          </table:table-cell>
          <table:table-cell table:style-name="ce17" table:formula="of:=IF(AND([.$B31]=[.V$2];[.$I31]&lt;&gt;&quot;&quot;);[.$G31];&quot;&quot;)">
            <text:p/>
          </table:table-cell>
          <table:table-cell table:style-name="ce17" table:formula="of:=IF(AND([.$B31]=[.W$2];[.$I31]&lt;&gt;&quot;&quot;);[.$G31];&quot;&quot;)">
            <text:p/>
          </table:table-cell>
          <table:table-cell table:style-name="ce17" table:formula="of:=IF(AND([.$B31]=[.X$2];[.$I31]&lt;&gt;&quot;&quot;);[.$G31];&quot;&quot;)">
            <text:p/>
          </table:table-cell>
          <table:table-cell table:style-name="ce17" table:formula="of:=IF(AND([.$B31]=[.Y$2];[.$I31]&lt;&gt;&quot;&quot;);[.$G31];&quot;&quot;)" office:value-type="float" office:value="146.073">
            <text:p>146,07</text:p>
          </table:table-cell>
          <table:table-cell table:style-name="ce17" table:formula="of:=IF(AND([.$B31]=[.Z$2];[.$I31]&lt;&gt;&quot;&quot;);[.$G31];&quot;&quot;)">
            <text:p/>
          </table:table-cell>
          <table:table-cell table:style-name="ce17" table:formula="of:=IF(AND([.$B31]=[.AA$2];[.$I31]&lt;&gt;&quot;&quot;);[.$G3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2]=[.J$2];[.$I32]&lt;&gt;&quot;&quot;);[.$C32];&quot;&quot;)">
            <text:p/>
          </table:table-cell>
          <table:table-cell table:formula="of:=IF(AND([.$B32]=[.K$2];[.$I32]&lt;&gt;&quot;&quot;);[.$C32];&quot;&quot;)">
            <text:p/>
          </table:table-cell>
          <table:table-cell table:formula="of:=IF(AND([.$B32]=[.L$2];[.$I32]&lt;&gt;&quot;&quot;);[.$C32];&quot;&quot;)">
            <text:p/>
          </table:table-cell>
          <table:table-cell table:formula="of:=IF(AND([.$B32]=[.M$2];[.$I32]&lt;&gt;&quot;&quot;);[.$C32];&quot;&quot;)">
            <text:p/>
          </table:table-cell>
          <table:table-cell table:formula="of:=IF(AND([.$B32]=[.N$2];[.$I32]&lt;&gt;&quot;&quot;);[.$C32];&quot;&quot;)">
            <text:p/>
          </table:table-cell>
          <table:table-cell table:formula="of:=IF(AND([.$B32]=[.O$2];[.$I32]&lt;&gt;&quot;&quot;);[.$C32];&quot;&quot;)">
            <text:p/>
          </table:table-cell>
          <table:table-cell table:style-name="ce11" table:formula="of:=IF(AND([.$B32]=[.P$2];[.$I32]&lt;&gt;&quot;&quot;);[.$E32];&quot;&quot;)">
            <text:p/>
          </table:table-cell>
          <table:table-cell table:style-name="ce11" table:formula="of:=IF(AND([.$B32]=[.Q$2];[.$I32]&lt;&gt;&quot;&quot;);[.$E32];&quot;&quot;)">
            <text:p/>
          </table:table-cell>
          <table:table-cell table:style-name="ce11" table:formula="of:=IF(AND([.$B32]=[.R$2];[.$I32]&lt;&gt;&quot;&quot;);[.$E32];&quot;&quot;)">
            <text:p/>
          </table:table-cell>
          <table:table-cell table:style-name="ce11" table:formula="of:=IF(AND([.$B32]=[.S$2];[.$I32]&lt;&gt;&quot;&quot;);[.$E32];&quot;&quot;)">
            <text:p/>
          </table:table-cell>
          <table:table-cell table:style-name="ce11" table:formula="of:=IF(AND([.$B32]=[.T$2];[.$I32]&lt;&gt;&quot;&quot;);[.$E32];&quot;&quot;)">
            <text:p/>
          </table:table-cell>
          <table:table-cell table:style-name="ce11" table:formula="of:=IF(AND([.$B32]=[.U$2];[.$I32]&lt;&gt;&quot;&quot;);[.$E32];&quot;&quot;)">
            <text:p/>
          </table:table-cell>
          <table:table-cell table:style-name="ce17" table:formula="of:=IF(AND([.$B32]=[.V$2];[.$I32]&lt;&gt;&quot;&quot;);[.$G32];&quot;&quot;)">
            <text:p/>
          </table:table-cell>
          <table:table-cell table:style-name="ce17" table:formula="of:=IF(AND([.$B32]=[.W$2];[.$I32]&lt;&gt;&quot;&quot;);[.$G32];&quot;&quot;)">
            <text:p/>
          </table:table-cell>
          <table:table-cell table:style-name="ce17" table:formula="of:=IF(AND([.$B32]=[.X$2];[.$I32]&lt;&gt;&quot;&quot;);[.$G32];&quot;&quot;)">
            <text:p/>
          </table:table-cell>
          <table:table-cell table:style-name="ce17" table:formula="of:=IF(AND([.$B32]=[.Y$2];[.$I32]&lt;&gt;&quot;&quot;);[.$G32];&quot;&quot;)">
            <text:p/>
          </table:table-cell>
          <table:table-cell table:style-name="ce17" table:formula="of:=IF(AND([.$B32]=[.Z$2];[.$I32]&lt;&gt;&quot;&quot;);[.$G32];&quot;&quot;)">
            <text:p/>
          </table:table-cell>
          <table:table-cell table:style-name="ce17" table:formula="of:=IF(AND([.$B32]=[.AA$2];[.$I32]&lt;&gt;&quot;&quot;);[.$G3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3]=[.J$2];[.$I33]&lt;&gt;&quot;&quot;);[.$C33];&quot;&quot;)">
            <text:p/>
          </table:table-cell>
          <table:table-cell table:formula="of:=IF(AND([.$B33]=[.K$2];[.$I33]&lt;&gt;&quot;&quot;);[.$C33];&quot;&quot;)">
            <text:p/>
          </table:table-cell>
          <table:table-cell table:formula="of:=IF(AND([.$B33]=[.L$2];[.$I33]&lt;&gt;&quot;&quot;);[.$C33];&quot;&quot;)">
            <text:p/>
          </table:table-cell>
          <table:table-cell table:formula="of:=IF(AND([.$B33]=[.M$2];[.$I33]&lt;&gt;&quot;&quot;);[.$C33];&quot;&quot;)">
            <text:p/>
          </table:table-cell>
          <table:table-cell table:formula="of:=IF(AND([.$B33]=[.N$2];[.$I33]&lt;&gt;&quot;&quot;);[.$C33];&quot;&quot;)">
            <text:p/>
          </table:table-cell>
          <table:table-cell table:formula="of:=IF(AND([.$B33]=[.O$2];[.$I33]&lt;&gt;&quot;&quot;);[.$C33];&quot;&quot;)">
            <text:p/>
          </table:table-cell>
          <table:table-cell table:style-name="ce11" table:formula="of:=IF(AND([.$B33]=[.P$2];[.$I33]&lt;&gt;&quot;&quot;);[.$E33];&quot;&quot;)">
            <text:p/>
          </table:table-cell>
          <table:table-cell table:style-name="ce11" table:formula="of:=IF(AND([.$B33]=[.Q$2];[.$I33]&lt;&gt;&quot;&quot;);[.$E33];&quot;&quot;)">
            <text:p/>
          </table:table-cell>
          <table:table-cell table:style-name="ce11" table:formula="of:=IF(AND([.$B33]=[.R$2];[.$I33]&lt;&gt;&quot;&quot;);[.$E33];&quot;&quot;)">
            <text:p/>
          </table:table-cell>
          <table:table-cell table:style-name="ce11" table:formula="of:=IF(AND([.$B33]=[.S$2];[.$I33]&lt;&gt;&quot;&quot;);[.$E33];&quot;&quot;)">
            <text:p/>
          </table:table-cell>
          <table:table-cell table:style-name="ce11" table:formula="of:=IF(AND([.$B33]=[.T$2];[.$I33]&lt;&gt;&quot;&quot;);[.$E33];&quot;&quot;)">
            <text:p/>
          </table:table-cell>
          <table:table-cell table:style-name="ce11" table:formula="of:=IF(AND([.$B33]=[.U$2];[.$I33]&lt;&gt;&quot;&quot;);[.$E33];&quot;&quot;)">
            <text:p/>
          </table:table-cell>
          <table:table-cell table:style-name="ce17" table:formula="of:=IF(AND([.$B33]=[.V$2];[.$I33]&lt;&gt;&quot;&quot;);[.$G33];&quot;&quot;)">
            <text:p/>
          </table:table-cell>
          <table:table-cell table:style-name="ce17" table:formula="of:=IF(AND([.$B33]=[.W$2];[.$I33]&lt;&gt;&quot;&quot;);[.$G33];&quot;&quot;)">
            <text:p/>
          </table:table-cell>
          <table:table-cell table:style-name="ce17" table:formula="of:=IF(AND([.$B33]=[.X$2];[.$I33]&lt;&gt;&quot;&quot;);[.$G33];&quot;&quot;)">
            <text:p/>
          </table:table-cell>
          <table:table-cell table:style-name="ce17" table:formula="of:=IF(AND([.$B33]=[.Y$2];[.$I33]&lt;&gt;&quot;&quot;);[.$G33];&quot;&quot;)">
            <text:p/>
          </table:table-cell>
          <table:table-cell table:style-name="ce17" table:formula="of:=IF(AND([.$B33]=[.Z$2];[.$I33]&lt;&gt;&quot;&quot;);[.$G33];&quot;&quot;)">
            <text:p/>
          </table:table-cell>
          <table:table-cell table:style-name="ce17" table:formula="of:=IF(AND([.$B33]=[.AA$2];[.$I33]&lt;&gt;&quot;&quot;);[.$G3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4]=[.J$2];[.$I34]&lt;&gt;&quot;&quot;);[.$C34];&quot;&quot;)">
            <text:p/>
          </table:table-cell>
          <table:table-cell table:formula="of:=IF(AND([.$B34]=[.K$2];[.$I34]&lt;&gt;&quot;&quot;);[.$C34];&quot;&quot;)">
            <text:p/>
          </table:table-cell>
          <table:table-cell table:formula="of:=IF(AND([.$B34]=[.L$2];[.$I34]&lt;&gt;&quot;&quot;);[.$C34];&quot;&quot;)">
            <text:p/>
          </table:table-cell>
          <table:table-cell table:formula="of:=IF(AND([.$B34]=[.M$2];[.$I34]&lt;&gt;&quot;&quot;);[.$C34];&quot;&quot;)">
            <text:p/>
          </table:table-cell>
          <table:table-cell table:formula="of:=IF(AND([.$B34]=[.N$2];[.$I34]&lt;&gt;&quot;&quot;);[.$C34];&quot;&quot;)">
            <text:p/>
          </table:table-cell>
          <table:table-cell table:formula="of:=IF(AND([.$B34]=[.O$2];[.$I34]&lt;&gt;&quot;&quot;);[.$C34];&quot;&quot;)">
            <text:p/>
          </table:table-cell>
          <table:table-cell table:style-name="ce11" table:formula="of:=IF(AND([.$B34]=[.P$2];[.$I34]&lt;&gt;&quot;&quot;);[.$E34];&quot;&quot;)">
            <text:p/>
          </table:table-cell>
          <table:table-cell table:style-name="ce11" table:formula="of:=IF(AND([.$B34]=[.Q$2];[.$I34]&lt;&gt;&quot;&quot;);[.$E34];&quot;&quot;)">
            <text:p/>
          </table:table-cell>
          <table:table-cell table:style-name="ce11" table:formula="of:=IF(AND([.$B34]=[.R$2];[.$I34]&lt;&gt;&quot;&quot;);[.$E34];&quot;&quot;)">
            <text:p/>
          </table:table-cell>
          <table:table-cell table:style-name="ce11" table:formula="of:=IF(AND([.$B34]=[.S$2];[.$I34]&lt;&gt;&quot;&quot;);[.$E34];&quot;&quot;)">
            <text:p/>
          </table:table-cell>
          <table:table-cell table:style-name="ce11" table:formula="of:=IF(AND([.$B34]=[.T$2];[.$I34]&lt;&gt;&quot;&quot;);[.$E34];&quot;&quot;)">
            <text:p/>
          </table:table-cell>
          <table:table-cell table:style-name="ce11" table:formula="of:=IF(AND([.$B34]=[.U$2];[.$I34]&lt;&gt;&quot;&quot;);[.$E34];&quot;&quot;)">
            <text:p/>
          </table:table-cell>
          <table:table-cell table:style-name="ce17" table:formula="of:=IF(AND([.$B34]=[.V$2];[.$I34]&lt;&gt;&quot;&quot;);[.$G34];&quot;&quot;)">
            <text:p/>
          </table:table-cell>
          <table:table-cell table:style-name="ce17" table:formula="of:=IF(AND([.$B34]=[.W$2];[.$I34]&lt;&gt;&quot;&quot;);[.$G34];&quot;&quot;)">
            <text:p/>
          </table:table-cell>
          <table:table-cell table:style-name="ce17" table:formula="of:=IF(AND([.$B34]=[.X$2];[.$I34]&lt;&gt;&quot;&quot;);[.$G34];&quot;&quot;)">
            <text:p/>
          </table:table-cell>
          <table:table-cell table:style-name="ce17" table:formula="of:=IF(AND([.$B34]=[.Y$2];[.$I34]&lt;&gt;&quot;&quot;);[.$G34];&quot;&quot;)">
            <text:p/>
          </table:table-cell>
          <table:table-cell table:style-name="ce17" table:formula="of:=IF(AND([.$B34]=[.Z$2];[.$I34]&lt;&gt;&quot;&quot;);[.$G34];&quot;&quot;)">
            <text:p/>
          </table:table-cell>
          <table:table-cell table:style-name="ce17" table:formula="of:=IF(AND([.$B34]=[.AA$2];[.$I34]&lt;&gt;&quot;&quot;);[.$G3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3" office:value-type="float" office:value="11.7212">
            <text:p>11,7212</text:p>
          </table:table-cell>
          <table:table-cell table:style-name="Default" office:value-type="float" office:value="8.4641">
            <text:p>8,4641</text:p>
          </table:table-cell>
          <table:table-cell table:style-name="Default" office:value-type="float" office:value="116.44">
            <text:p>116,44</text:p>
          </table:table-cell>
          <table:table-cell table:style-name="Default" office:value-type="float" office:value="1286.14">
            <text:p>1286,14</text:p>
          </table:table-cell>
          <table:table-cell table:style-name="Default" office:value-type="float" office:value="187.757">
            <text:p>187,757</text:p>
          </table:table-cell>
          <table:table-cell table:style-name="Default" office:value-type="float" office:value="2475.19">
            <text:p>2475,19</text:p>
          </table:table-cell>
          <table:table-cell table:style-name="Default" office:value-type="string">
            <text:p>/home/ramiro/Imagens/faces/033.jpg</text:p>
          </table:table-cell>
          <table:table-cell table:formula="of:=IF(AND([.$B35]=[.J$2];[.$I35]&lt;&gt;&quot;&quot;);[.$C35];&quot;&quot;)" office:value-type="float" office:value="11.7212">
            <text:p>11,72</text:p>
          </table:table-cell>
          <table:table-cell table:formula="of:=IF(AND([.$B35]=[.K$2];[.$I35]&lt;&gt;&quot;&quot;);[.$C35];&quot;&quot;)">
            <text:p/>
          </table:table-cell>
          <table:table-cell table:formula="of:=IF(AND([.$B35]=[.L$2];[.$I35]&lt;&gt;&quot;&quot;);[.$C35];&quot;&quot;)">
            <text:p/>
          </table:table-cell>
          <table:table-cell table:formula="of:=IF(AND([.$B35]=[.M$2];[.$I35]&lt;&gt;&quot;&quot;);[.$C35];&quot;&quot;)">
            <text:p/>
          </table:table-cell>
          <table:table-cell table:formula="of:=IF(AND([.$B35]=[.N$2];[.$I35]&lt;&gt;&quot;&quot;);[.$C35];&quot;&quot;)">
            <text:p/>
          </table:table-cell>
          <table:table-cell table:formula="of:=IF(AND([.$B35]=[.O$2];[.$I35]&lt;&gt;&quot;&quot;);[.$C35];&quot;&quot;)">
            <text:p/>
          </table:table-cell>
          <table:table-cell table:style-name="ce11" table:formula="of:=IF(AND([.$B35]=[.P$2];[.$I35]&lt;&gt;&quot;&quot;);[.$E35];&quot;&quot;)" office:value-type="float" office:value="116.44">
            <text:p>116,44</text:p>
          </table:table-cell>
          <table:table-cell table:style-name="ce11" table:formula="of:=IF(AND([.$B35]=[.Q$2];[.$I35]&lt;&gt;&quot;&quot;);[.$E35];&quot;&quot;)">
            <text:p/>
          </table:table-cell>
          <table:table-cell table:style-name="ce11" table:formula="of:=IF(AND([.$B35]=[.R$2];[.$I35]&lt;&gt;&quot;&quot;);[.$E35];&quot;&quot;)">
            <text:p/>
          </table:table-cell>
          <table:table-cell table:style-name="ce11" table:formula="of:=IF(AND([.$B35]=[.S$2];[.$I35]&lt;&gt;&quot;&quot;);[.$E35];&quot;&quot;)">
            <text:p/>
          </table:table-cell>
          <table:table-cell table:style-name="ce11" table:formula="of:=IF(AND([.$B35]=[.T$2];[.$I35]&lt;&gt;&quot;&quot;);[.$E35];&quot;&quot;)">
            <text:p/>
          </table:table-cell>
          <table:table-cell table:style-name="ce11" table:formula="of:=IF(AND([.$B35]=[.U$2];[.$I35]&lt;&gt;&quot;&quot;);[.$E35];&quot;&quot;)">
            <text:p/>
          </table:table-cell>
          <table:table-cell table:style-name="ce17" table:formula="of:=IF(AND([.$B35]=[.V$2];[.$I35]&lt;&gt;&quot;&quot;);[.$G35];&quot;&quot;)" office:value-type="float" office:value="187.757">
            <text:p>187,76</text:p>
          </table:table-cell>
          <table:table-cell table:style-name="ce17" table:formula="of:=IF(AND([.$B35]=[.W$2];[.$I35]&lt;&gt;&quot;&quot;);[.$G35];&quot;&quot;)">
            <text:p/>
          </table:table-cell>
          <table:table-cell table:style-name="ce17" table:formula="of:=IF(AND([.$B35]=[.X$2];[.$I35]&lt;&gt;&quot;&quot;);[.$G35];&quot;&quot;)">
            <text:p/>
          </table:table-cell>
          <table:table-cell table:style-name="ce17" table:formula="of:=IF(AND([.$B35]=[.Y$2];[.$I35]&lt;&gt;&quot;&quot;);[.$G35];&quot;&quot;)">
            <text:p/>
          </table:table-cell>
          <table:table-cell table:style-name="ce17" table:formula="of:=IF(AND([.$B35]=[.Z$2];[.$I35]&lt;&gt;&quot;&quot;);[.$G35];&quot;&quot;)">
            <text:p/>
          </table:table-cell>
          <table:table-cell table:style-name="ce17" table:formula="of:=IF(AND([.$B35]=[.AA$2];[.$I35]&lt;&gt;&quot;&quot;);[.$G3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3" office:value-type="float" office:value="7.58274">
            <text:p>7,58274</text:p>
          </table:table-cell>
          <table:table-cell table:style-name="Default" office:value-type="float" office:value="3.6598">
            <text:p>3,6598</text:p>
          </table:table-cell>
          <table:table-cell table:style-name="Default" office:value-type="float" office:value="86.0417">
            <text:p>86,0417</text:p>
          </table:table-cell>
          <table:table-cell table:style-name="Default" office:value-type="float" office:value="565.22">
            <text:p>565,22</text:p>
          </table:table-cell>
          <table:table-cell table:style-name="Default" office:value-type="float" office:value="193.92">
            <text:p>193,92</text:p>
          </table:table-cell>
          <table:table-cell table:style-name="Default" office:value-type="float" office:value="1335.05">
            <text:p>1335,05</text:p>
          </table:table-cell>
          <table:table-cell table:style-name="Default" office:value-type="string">
            <text:p>/home/ramiro/Imagens/faces/034.jpg</text:p>
          </table:table-cell>
          <table:table-cell table:formula="of:=IF(AND([.$B36]=[.J$2];[.$I36]&lt;&gt;&quot;&quot;);[.$C36];&quot;&quot;)" office:value-type="float" office:value="7.58274">
            <text:p>7,58</text:p>
          </table:table-cell>
          <table:table-cell table:formula="of:=IF(AND([.$B36]=[.K$2];[.$I36]&lt;&gt;&quot;&quot;);[.$C36];&quot;&quot;)">
            <text:p/>
          </table:table-cell>
          <table:table-cell table:formula="of:=IF(AND([.$B36]=[.L$2];[.$I36]&lt;&gt;&quot;&quot;);[.$C36];&quot;&quot;)">
            <text:p/>
          </table:table-cell>
          <table:table-cell table:formula="of:=IF(AND([.$B36]=[.M$2];[.$I36]&lt;&gt;&quot;&quot;);[.$C36];&quot;&quot;)">
            <text:p/>
          </table:table-cell>
          <table:table-cell table:formula="of:=IF(AND([.$B36]=[.N$2];[.$I36]&lt;&gt;&quot;&quot;);[.$C36];&quot;&quot;)">
            <text:p/>
          </table:table-cell>
          <table:table-cell table:formula="of:=IF(AND([.$B36]=[.O$2];[.$I36]&lt;&gt;&quot;&quot;);[.$C36];&quot;&quot;)">
            <text:p/>
          </table:table-cell>
          <table:table-cell table:style-name="ce11" table:formula="of:=IF(AND([.$B36]=[.P$2];[.$I36]&lt;&gt;&quot;&quot;);[.$E36];&quot;&quot;)" office:value-type="float" office:value="86.0417">
            <text:p>86,04</text:p>
          </table:table-cell>
          <table:table-cell table:style-name="ce11" table:formula="of:=IF(AND([.$B36]=[.Q$2];[.$I36]&lt;&gt;&quot;&quot;);[.$E36];&quot;&quot;)">
            <text:p/>
          </table:table-cell>
          <table:table-cell table:style-name="ce11" table:formula="of:=IF(AND([.$B36]=[.R$2];[.$I36]&lt;&gt;&quot;&quot;);[.$E36];&quot;&quot;)">
            <text:p/>
          </table:table-cell>
          <table:table-cell table:style-name="ce11" table:formula="of:=IF(AND([.$B36]=[.S$2];[.$I36]&lt;&gt;&quot;&quot;);[.$E36];&quot;&quot;)">
            <text:p/>
          </table:table-cell>
          <table:table-cell table:style-name="ce11" table:formula="of:=IF(AND([.$B36]=[.T$2];[.$I36]&lt;&gt;&quot;&quot;);[.$E36];&quot;&quot;)">
            <text:p/>
          </table:table-cell>
          <table:table-cell table:style-name="ce11" table:formula="of:=IF(AND([.$B36]=[.U$2];[.$I36]&lt;&gt;&quot;&quot;);[.$E36];&quot;&quot;)">
            <text:p/>
          </table:table-cell>
          <table:table-cell table:style-name="ce17" table:formula="of:=IF(AND([.$B36]=[.V$2];[.$I36]&lt;&gt;&quot;&quot;);[.$G36];&quot;&quot;)" office:value-type="float" office:value="193.92">
            <text:p>193,92</text:p>
          </table:table-cell>
          <table:table-cell table:style-name="ce17" table:formula="of:=IF(AND([.$B36]=[.W$2];[.$I36]&lt;&gt;&quot;&quot;);[.$G36];&quot;&quot;)">
            <text:p/>
          </table:table-cell>
          <table:table-cell table:style-name="ce17" table:formula="of:=IF(AND([.$B36]=[.X$2];[.$I36]&lt;&gt;&quot;&quot;);[.$G36];&quot;&quot;)">
            <text:p/>
          </table:table-cell>
          <table:table-cell table:style-name="ce17" table:formula="of:=IF(AND([.$B36]=[.Y$2];[.$I36]&lt;&gt;&quot;&quot;);[.$G36];&quot;&quot;)">
            <text:p/>
          </table:table-cell>
          <table:table-cell table:style-name="ce17" table:formula="of:=IF(AND([.$B36]=[.Z$2];[.$I36]&lt;&gt;&quot;&quot;);[.$G36];&quot;&quot;)">
            <text:p/>
          </table:table-cell>
          <table:table-cell table:style-name="ce17" table:formula="of:=IF(AND([.$B36]=[.AA$2];[.$I36]&lt;&gt;&quot;&quot;);[.$G3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Default" office:value-type="float" office:value="12.0239">
            <text:p>12,0239</text:p>
          </table:table-cell>
          <table:table-cell table:style-name="Default" office:value-type="float" office:value="9.27106">
            <text:p>9,27106</text:p>
          </table:table-cell>
          <table:table-cell table:style-name="Default" office:value-type="float" office:value="172.729">
            <text:p>172,729</text:p>
          </table:table-cell>
          <table:table-cell table:style-name="Default" office:value-type="float" office:value="551.087">
            <text:p>551,087</text:p>
          </table:table-cell>
          <table:table-cell table:style-name="Default" office:value-type="float" office:value="144.267">
            <text:p>144,267</text:p>
          </table:table-cell>
          <table:table-cell table:style-name="Default" office:value-type="float" office:value="3868.18">
            <text:p>3868,18</text:p>
          </table:table-cell>
          <table:table-cell table:style-name="Default" office:value-type="string">
            <text:p>/home/ramiro/Imagens/faces/035.jpg</text:p>
          </table:table-cell>
          <table:table-cell table:formula="of:=IF(AND([.$B37]=[.J$2];[.$I37]&lt;&gt;&quot;&quot;);[.$C37];&quot;&quot;)">
            <text:p/>
          </table:table-cell>
          <table:table-cell table:formula="of:=IF(AND([.$B37]=[.K$2];[.$I37]&lt;&gt;&quot;&quot;);[.$C37];&quot;&quot;)">
            <text:p/>
          </table:table-cell>
          <table:table-cell table:formula="of:=IF(AND([.$B37]=[.L$2];[.$I37]&lt;&gt;&quot;&quot;);[.$C37];&quot;&quot;)">
            <text:p/>
          </table:table-cell>
          <table:table-cell table:formula="of:=IF(AND([.$B37]=[.M$2];[.$I37]&lt;&gt;&quot;&quot;);[.$C37];&quot;&quot;)" office:value-type="float" office:value="12.0239">
            <text:p>12,02</text:p>
          </table:table-cell>
          <table:table-cell table:formula="of:=IF(AND([.$B37]=[.N$2];[.$I37]&lt;&gt;&quot;&quot;);[.$C37];&quot;&quot;)">
            <text:p/>
          </table:table-cell>
          <table:table-cell table:formula="of:=IF(AND([.$B37]=[.O$2];[.$I37]&lt;&gt;&quot;&quot;);[.$C37];&quot;&quot;)">
            <text:p/>
          </table:table-cell>
          <table:table-cell table:style-name="ce11" table:formula="of:=IF(AND([.$B37]=[.P$2];[.$I37]&lt;&gt;&quot;&quot;);[.$E37];&quot;&quot;)">
            <text:p/>
          </table:table-cell>
          <table:table-cell table:style-name="ce11" table:formula="of:=IF(AND([.$B37]=[.Q$2];[.$I37]&lt;&gt;&quot;&quot;);[.$E37];&quot;&quot;)">
            <text:p/>
          </table:table-cell>
          <table:table-cell table:style-name="ce11" table:formula="of:=IF(AND([.$B37]=[.R$2];[.$I37]&lt;&gt;&quot;&quot;);[.$E37];&quot;&quot;)">
            <text:p/>
          </table:table-cell>
          <table:table-cell table:style-name="ce11" table:formula="of:=IF(AND([.$B37]=[.S$2];[.$I37]&lt;&gt;&quot;&quot;);[.$E37];&quot;&quot;)" office:value-type="float" office:value="172.729">
            <text:p>172,73</text:p>
          </table:table-cell>
          <table:table-cell table:style-name="ce11" table:formula="of:=IF(AND([.$B37]=[.T$2];[.$I37]&lt;&gt;&quot;&quot;);[.$E37];&quot;&quot;)">
            <text:p/>
          </table:table-cell>
          <table:table-cell table:style-name="ce11" table:formula="of:=IF(AND([.$B37]=[.U$2];[.$I37]&lt;&gt;&quot;&quot;);[.$E37];&quot;&quot;)">
            <text:p/>
          </table:table-cell>
          <table:table-cell table:style-name="ce17" table:formula="of:=IF(AND([.$B37]=[.V$2];[.$I37]&lt;&gt;&quot;&quot;);[.$G37];&quot;&quot;)">
            <text:p/>
          </table:table-cell>
          <table:table-cell table:style-name="ce17" table:formula="of:=IF(AND([.$B37]=[.W$2];[.$I37]&lt;&gt;&quot;&quot;);[.$G37];&quot;&quot;)">
            <text:p/>
          </table:table-cell>
          <table:table-cell table:style-name="ce17" table:formula="of:=IF(AND([.$B37]=[.X$2];[.$I37]&lt;&gt;&quot;&quot;);[.$G37];&quot;&quot;)">
            <text:p/>
          </table:table-cell>
          <table:table-cell table:style-name="ce17" table:formula="of:=IF(AND([.$B37]=[.Y$2];[.$I37]&lt;&gt;&quot;&quot;);[.$G37];&quot;&quot;)" office:value-type="float" office:value="144.267">
            <text:p>144,27</text:p>
          </table:table-cell>
          <table:table-cell table:style-name="ce17" table:formula="of:=IF(AND([.$B37]=[.Z$2];[.$I37]&lt;&gt;&quot;&quot;);[.$G37];&quot;&quot;)">
            <text:p/>
          </table:table-cell>
          <table:table-cell table:style-name="ce17" table:formula="of:=IF(AND([.$B37]=[.AA$2];[.$I37]&lt;&gt;&quot;&quot;);[.$G3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3" office:value-type="float" office:value="11.1165">
            <text:p>11,1165</text:p>
          </table:table-cell>
          <table:table-cell table:style-name="Default" office:value-type="float" office:value="12.73">
            <text:p>12,73</text:p>
          </table:table-cell>
          <table:table-cell table:style-name="Default" office:value-type="float" office:value="140.974">
            <text:p>140,974</text:p>
          </table:table-cell>
          <table:table-cell table:style-name="Default" office:value-type="float" office:value="1341.58">
            <text:p>1341,58</text:p>
          </table:table-cell>
          <table:table-cell table:style-name="Default" office:value-type="float" office:value="137.023">
            <text:p>137,023</text:p>
          </table:table-cell>
          <table:table-cell table:style-name="Default" office:value-type="float" office:value="1920.51">
            <text:p>1920,51</text:p>
          </table:table-cell>
          <table:table-cell table:style-name="Default" office:value-type="string">
            <text:p>/home/ramiro/Imagens/faces/036.jpg</text:p>
          </table:table-cell>
          <table:table-cell table:formula="of:=IF(AND([.$B38]=[.J$2];[.$I38]&lt;&gt;&quot;&quot;);[.$C38];&quot;&quot;)">
            <text:p/>
          </table:table-cell>
          <table:table-cell table:formula="of:=IF(AND([.$B38]=[.K$2];[.$I38]&lt;&gt;&quot;&quot;);[.$C38];&quot;&quot;)">
            <text:p/>
          </table:table-cell>
          <table:table-cell table:formula="of:=IF(AND([.$B38]=[.L$2];[.$I38]&lt;&gt;&quot;&quot;);[.$C38];&quot;&quot;)" office:value-type="float" office:value="11.1165">
            <text:p>11,12</text:p>
          </table:table-cell>
          <table:table-cell table:formula="of:=IF(AND([.$B38]=[.M$2];[.$I38]&lt;&gt;&quot;&quot;);[.$C38];&quot;&quot;)">
            <text:p/>
          </table:table-cell>
          <table:table-cell table:formula="of:=IF(AND([.$B38]=[.N$2];[.$I38]&lt;&gt;&quot;&quot;);[.$C38];&quot;&quot;)">
            <text:p/>
          </table:table-cell>
          <table:table-cell table:formula="of:=IF(AND([.$B38]=[.O$2];[.$I38]&lt;&gt;&quot;&quot;);[.$C38];&quot;&quot;)">
            <text:p/>
          </table:table-cell>
          <table:table-cell table:style-name="ce11" table:formula="of:=IF(AND([.$B38]=[.P$2];[.$I38]&lt;&gt;&quot;&quot;);[.$E38];&quot;&quot;)">
            <text:p/>
          </table:table-cell>
          <table:table-cell table:style-name="ce11" table:formula="of:=IF(AND([.$B38]=[.Q$2];[.$I38]&lt;&gt;&quot;&quot;);[.$E38];&quot;&quot;)">
            <text:p/>
          </table:table-cell>
          <table:table-cell table:style-name="ce11" table:formula="of:=IF(AND([.$B38]=[.R$2];[.$I38]&lt;&gt;&quot;&quot;);[.$E38];&quot;&quot;)" office:value-type="float" office:value="140.974">
            <text:p>140,97</text:p>
          </table:table-cell>
          <table:table-cell table:style-name="ce11" table:formula="of:=IF(AND([.$B38]=[.S$2];[.$I38]&lt;&gt;&quot;&quot;);[.$E38];&quot;&quot;)">
            <text:p/>
          </table:table-cell>
          <table:table-cell table:style-name="ce11" table:formula="of:=IF(AND([.$B38]=[.T$2];[.$I38]&lt;&gt;&quot;&quot;);[.$E38];&quot;&quot;)">
            <text:p/>
          </table:table-cell>
          <table:table-cell table:style-name="ce11" table:formula="of:=IF(AND([.$B38]=[.U$2];[.$I38]&lt;&gt;&quot;&quot;);[.$E38];&quot;&quot;)">
            <text:p/>
          </table:table-cell>
          <table:table-cell table:style-name="ce17" table:formula="of:=IF(AND([.$B38]=[.V$2];[.$I38]&lt;&gt;&quot;&quot;);[.$G38];&quot;&quot;)">
            <text:p/>
          </table:table-cell>
          <table:table-cell table:style-name="ce17" table:formula="of:=IF(AND([.$B38]=[.W$2];[.$I38]&lt;&gt;&quot;&quot;);[.$G38];&quot;&quot;)">
            <text:p/>
          </table:table-cell>
          <table:table-cell table:style-name="ce17" table:formula="of:=IF(AND([.$B38]=[.X$2];[.$I38]&lt;&gt;&quot;&quot;);[.$G38];&quot;&quot;)" office:value-type="float" office:value="137.023">
            <text:p>137,02</text:p>
          </table:table-cell>
          <table:table-cell table:style-name="ce17" table:formula="of:=IF(AND([.$B38]=[.Y$2];[.$I38]&lt;&gt;&quot;&quot;);[.$G38];&quot;&quot;)">
            <text:p/>
          </table:table-cell>
          <table:table-cell table:style-name="ce17" table:formula="of:=IF(AND([.$B38]=[.Z$2];[.$I38]&lt;&gt;&quot;&quot;);[.$G38];&quot;&quot;)">
            <text:p/>
          </table:table-cell>
          <table:table-cell table:style-name="ce17" table:formula="of:=IF(AND([.$B38]=[.AA$2];[.$I38]&lt;&gt;&quot;&quot;);[.$G3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style-name="Default" office:value-type="float" office:value="11.491">
            <text:p>11,491</text:p>
          </table:table-cell>
          <table:table-cell table:style-name="Default" office:value-type="float" office:value="5.54023">
            <text:p>5,54023</text:p>
          </table:table-cell>
          <table:table-cell table:style-name="Default" office:value-type="float" office:value="155.377">
            <text:p>155,377</text:p>
          </table:table-cell>
          <table:table-cell table:style-name="Default" office:value-type="float" office:value="1931.5">
            <text:p>1931,5</text:p>
          </table:table-cell>
          <table:table-cell table:style-name="Default" office:value-type="float" office:value="127.31">
            <text:p>127,31</text:p>
          </table:table-cell>
          <table:table-cell table:style-name="Default" office:value-type="float" office:value="1267.79">
            <text:p>1267,79</text:p>
          </table:table-cell>
          <table:table-cell table:style-name="Default" office:value-type="string">
            <text:p>/home/ramiro/Imagens/faces/037.jpg</text:p>
          </table:table-cell>
          <table:table-cell table:formula="of:=IF(AND([.$B39]=[.J$2];[.$I39]&lt;&gt;&quot;&quot;);[.$C39];&quot;&quot;)">
            <text:p/>
          </table:table-cell>
          <table:table-cell table:formula="of:=IF(AND([.$B39]=[.K$2];[.$I39]&lt;&gt;&quot;&quot;);[.$C39];&quot;&quot;)">
            <text:p/>
          </table:table-cell>
          <table:table-cell table:formula="of:=IF(AND([.$B39]=[.L$2];[.$I39]&lt;&gt;&quot;&quot;);[.$C39];&quot;&quot;)">
            <text:p/>
          </table:table-cell>
          <table:table-cell table:formula="of:=IF(AND([.$B39]=[.M$2];[.$I39]&lt;&gt;&quot;&quot;);[.$C39];&quot;&quot;)">
            <text:p/>
          </table:table-cell>
          <table:table-cell table:formula="of:=IF(AND([.$B39]=[.N$2];[.$I39]&lt;&gt;&quot;&quot;);[.$C39];&quot;&quot;)" office:value-type="float" office:value="11.491">
            <text:p>11,49</text:p>
          </table:table-cell>
          <table:table-cell table:formula="of:=IF(AND([.$B39]=[.O$2];[.$I39]&lt;&gt;&quot;&quot;);[.$C39];&quot;&quot;)">
            <text:p/>
          </table:table-cell>
          <table:table-cell table:style-name="ce11" table:formula="of:=IF(AND([.$B39]=[.P$2];[.$I39]&lt;&gt;&quot;&quot;);[.$E39];&quot;&quot;)">
            <text:p/>
          </table:table-cell>
          <table:table-cell table:style-name="ce11" table:formula="of:=IF(AND([.$B39]=[.Q$2];[.$I39]&lt;&gt;&quot;&quot;);[.$E39];&quot;&quot;)">
            <text:p/>
          </table:table-cell>
          <table:table-cell table:style-name="ce11" table:formula="of:=IF(AND([.$B39]=[.R$2];[.$I39]&lt;&gt;&quot;&quot;);[.$E39];&quot;&quot;)">
            <text:p/>
          </table:table-cell>
          <table:table-cell table:style-name="ce11" table:formula="of:=IF(AND([.$B39]=[.S$2];[.$I39]&lt;&gt;&quot;&quot;);[.$E39];&quot;&quot;)">
            <text:p/>
          </table:table-cell>
          <table:table-cell table:style-name="ce11" table:formula="of:=IF(AND([.$B39]=[.T$2];[.$I39]&lt;&gt;&quot;&quot;);[.$E39];&quot;&quot;)" office:value-type="float" office:value="155.377">
            <text:p>155,38</text:p>
          </table:table-cell>
          <table:table-cell table:style-name="ce11" table:formula="of:=IF(AND([.$B39]=[.U$2];[.$I39]&lt;&gt;&quot;&quot;);[.$E39];&quot;&quot;)">
            <text:p/>
          </table:table-cell>
          <table:table-cell table:style-name="ce17" table:formula="of:=IF(AND([.$B39]=[.V$2];[.$I39]&lt;&gt;&quot;&quot;);[.$G39];&quot;&quot;)">
            <text:p/>
          </table:table-cell>
          <table:table-cell table:style-name="ce17" table:formula="of:=IF(AND([.$B39]=[.W$2];[.$I39]&lt;&gt;&quot;&quot;);[.$G39];&quot;&quot;)">
            <text:p/>
          </table:table-cell>
          <table:table-cell table:style-name="ce17" table:formula="of:=IF(AND([.$B39]=[.X$2];[.$I39]&lt;&gt;&quot;&quot;);[.$G39];&quot;&quot;)">
            <text:p/>
          </table:table-cell>
          <table:table-cell table:style-name="ce17" table:formula="of:=IF(AND([.$B39]=[.Y$2];[.$I39]&lt;&gt;&quot;&quot;);[.$G39];&quot;&quot;)">
            <text:p/>
          </table:table-cell>
          <table:table-cell table:style-name="ce17" table:formula="of:=IF(AND([.$B39]=[.Z$2];[.$I39]&lt;&gt;&quot;&quot;);[.$G39];&quot;&quot;)" office:value-type="float" office:value="127.31">
            <text:p>127,31</text:p>
          </table:table-cell>
          <table:table-cell table:style-name="ce17" table:formula="of:=IF(AND([.$B39]=[.AA$2];[.$I39]&lt;&gt;&quot;&quot;);[.$G3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Default" office:value-type="float" office:value="8.14879">
            <text:p>8,14879</text:p>
          </table:table-cell>
          <table:table-cell table:style-name="Default" office:value-type="float" office:value="8.61513">
            <text:p>8,61513</text:p>
          </table:table-cell>
          <table:table-cell table:style-name="Default" office:value-type="float" office:value="105.975">
            <text:p>105,975</text:p>
          </table:table-cell>
          <table:table-cell table:style-name="Default" office:value-type="float" office:value="802.048">
            <text:p>802,048</text:p>
          </table:table-cell>
          <table:table-cell table:style-name="Default" office:value-type="float" office:value="155.958">
            <text:p>155,958</text:p>
          </table:table-cell>
          <table:table-cell table:style-name="Default" office:value-type="float" office:value="5677.79">
            <text:p>5677,79</text:p>
          </table:table-cell>
          <table:table-cell table:style-name="Default" office:value-type="string">
            <text:p>/home/ramiro/Imagens/faces/038.jpg</text:p>
          </table:table-cell>
          <table:table-cell table:formula="of:=IF(AND([.$B40]=[.J$2];[.$I40]&lt;&gt;&quot;&quot;);[.$C40];&quot;&quot;)">
            <text:p/>
          </table:table-cell>
          <table:table-cell table:formula="of:=IF(AND([.$B40]=[.K$2];[.$I40]&lt;&gt;&quot;&quot;);[.$C40];&quot;&quot;)" office:value-type="float" office:value="8.14879">
            <text:p>8,15</text:p>
          </table:table-cell>
          <table:table-cell table:formula="of:=IF(AND([.$B40]=[.L$2];[.$I40]&lt;&gt;&quot;&quot;);[.$C40];&quot;&quot;)">
            <text:p/>
          </table:table-cell>
          <table:table-cell table:formula="of:=IF(AND([.$B40]=[.M$2];[.$I40]&lt;&gt;&quot;&quot;);[.$C40];&quot;&quot;)">
            <text:p/>
          </table:table-cell>
          <table:table-cell table:formula="of:=IF(AND([.$B40]=[.N$2];[.$I40]&lt;&gt;&quot;&quot;);[.$C40];&quot;&quot;)">
            <text:p/>
          </table:table-cell>
          <table:table-cell table:formula="of:=IF(AND([.$B40]=[.O$2];[.$I40]&lt;&gt;&quot;&quot;);[.$C40];&quot;&quot;)">
            <text:p/>
          </table:table-cell>
          <table:table-cell table:style-name="ce11" table:formula="of:=IF(AND([.$B40]=[.P$2];[.$I40]&lt;&gt;&quot;&quot;);[.$E40];&quot;&quot;)">
            <text:p/>
          </table:table-cell>
          <table:table-cell table:style-name="ce11" table:formula="of:=IF(AND([.$B40]=[.Q$2];[.$I40]&lt;&gt;&quot;&quot;);[.$E40];&quot;&quot;)" office:value-type="float" office:value="105.975">
            <text:p>105,98</text:p>
          </table:table-cell>
          <table:table-cell table:style-name="ce11" table:formula="of:=IF(AND([.$B40]=[.R$2];[.$I40]&lt;&gt;&quot;&quot;);[.$E40];&quot;&quot;)">
            <text:p/>
          </table:table-cell>
          <table:table-cell table:style-name="ce11" table:formula="of:=IF(AND([.$B40]=[.S$2];[.$I40]&lt;&gt;&quot;&quot;);[.$E40];&quot;&quot;)">
            <text:p/>
          </table:table-cell>
          <table:table-cell table:style-name="ce11" table:formula="of:=IF(AND([.$B40]=[.T$2];[.$I40]&lt;&gt;&quot;&quot;);[.$E40];&quot;&quot;)">
            <text:p/>
          </table:table-cell>
          <table:table-cell table:style-name="ce11" table:formula="of:=IF(AND([.$B40]=[.U$2];[.$I40]&lt;&gt;&quot;&quot;);[.$E40];&quot;&quot;)">
            <text:p/>
          </table:table-cell>
          <table:table-cell table:style-name="ce17" table:formula="of:=IF(AND([.$B40]=[.V$2];[.$I40]&lt;&gt;&quot;&quot;);[.$G40];&quot;&quot;)">
            <text:p/>
          </table:table-cell>
          <table:table-cell table:style-name="ce17" table:formula="of:=IF(AND([.$B40]=[.W$2];[.$I40]&lt;&gt;&quot;&quot;);[.$G40];&quot;&quot;)" office:value-type="float" office:value="155.958">
            <text:p>155,96</text:p>
          </table:table-cell>
          <table:table-cell table:style-name="ce17" table:formula="of:=IF(AND([.$B40]=[.X$2];[.$I40]&lt;&gt;&quot;&quot;);[.$G40];&quot;&quot;)">
            <text:p/>
          </table:table-cell>
          <table:table-cell table:style-name="ce17" table:formula="of:=IF(AND([.$B40]=[.Y$2];[.$I40]&lt;&gt;&quot;&quot;);[.$G40];&quot;&quot;)">
            <text:p/>
          </table:table-cell>
          <table:table-cell table:style-name="ce17" table:formula="of:=IF(AND([.$B40]=[.Z$2];[.$I40]&lt;&gt;&quot;&quot;);[.$G40];&quot;&quot;)">
            <text:p/>
          </table:table-cell>
          <table:table-cell table:style-name="ce17" table:formula="of:=IF(AND([.$B40]=[.AA$2];[.$I40]&lt;&gt;&quot;&quot;);[.$G4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Default" office:value-type="float" office:value="11.9394">
            <text:p>11,9394</text:p>
          </table:table-cell>
          <table:table-cell table:style-name="Default" office:value-type="float" office:value="6.99972">
            <text:p>6,99972</text:p>
          </table:table-cell>
          <table:table-cell table:style-name="Default" office:value-type="float" office:value="160.001">
            <text:p>160,001</text:p>
          </table:table-cell>
          <table:table-cell table:style-name="Default" office:value-type="float" office:value="1421.2">
            <text:p>1421,2</text:p>
          </table:table-cell>
          <table:table-cell table:style-name="Default" office:value-type="float" office:value="171.709">
            <text:p>171,709</text:p>
          </table:table-cell>
          <table:table-cell table:style-name="Default" office:value-type="float" office:value="2274.71">
            <text:p>2274,71</text:p>
          </table:table-cell>
          <table:table-cell table:style-name="Default" office:value-type="string">
            <text:p>/home/ramiro/Imagens/faces/039.jpg</text:p>
          </table:table-cell>
          <table:table-cell table:formula="of:=IF(AND([.$B41]=[.J$2];[.$I41]&lt;&gt;&quot;&quot;);[.$C41];&quot;&quot;)">
            <text:p/>
          </table:table-cell>
          <table:table-cell table:formula="of:=IF(AND([.$B41]=[.K$2];[.$I41]&lt;&gt;&quot;&quot;);[.$C41];&quot;&quot;)">
            <text:p/>
          </table:table-cell>
          <table:table-cell table:formula="of:=IF(AND([.$B41]=[.L$2];[.$I41]&lt;&gt;&quot;&quot;);[.$C41];&quot;&quot;)">
            <text:p/>
          </table:table-cell>
          <table:table-cell table:formula="of:=IF(AND([.$B41]=[.M$2];[.$I41]&lt;&gt;&quot;&quot;);[.$C41];&quot;&quot;)" office:value-type="float" office:value="11.9394">
            <text:p>11,94</text:p>
          </table:table-cell>
          <table:table-cell table:formula="of:=IF(AND([.$B41]=[.N$2];[.$I41]&lt;&gt;&quot;&quot;);[.$C41];&quot;&quot;)">
            <text:p/>
          </table:table-cell>
          <table:table-cell table:formula="of:=IF(AND([.$B41]=[.O$2];[.$I41]&lt;&gt;&quot;&quot;);[.$C41];&quot;&quot;)">
            <text:p/>
          </table:table-cell>
          <table:table-cell table:style-name="ce11" table:formula="of:=IF(AND([.$B41]=[.P$2];[.$I41]&lt;&gt;&quot;&quot;);[.$E41];&quot;&quot;)">
            <text:p/>
          </table:table-cell>
          <table:table-cell table:style-name="ce11" table:formula="of:=IF(AND([.$B41]=[.Q$2];[.$I41]&lt;&gt;&quot;&quot;);[.$E41];&quot;&quot;)">
            <text:p/>
          </table:table-cell>
          <table:table-cell table:style-name="ce11" table:formula="of:=IF(AND([.$B41]=[.R$2];[.$I41]&lt;&gt;&quot;&quot;);[.$E41];&quot;&quot;)">
            <text:p/>
          </table:table-cell>
          <table:table-cell table:style-name="ce11" table:formula="of:=IF(AND([.$B41]=[.S$2];[.$I41]&lt;&gt;&quot;&quot;);[.$E41];&quot;&quot;)" office:value-type="float" office:value="160.001">
            <text:p>160,00</text:p>
          </table:table-cell>
          <table:table-cell table:style-name="ce11" table:formula="of:=IF(AND([.$B41]=[.T$2];[.$I41]&lt;&gt;&quot;&quot;);[.$E41];&quot;&quot;)">
            <text:p/>
          </table:table-cell>
          <table:table-cell table:style-name="ce11" table:formula="of:=IF(AND([.$B41]=[.U$2];[.$I41]&lt;&gt;&quot;&quot;);[.$E41];&quot;&quot;)">
            <text:p/>
          </table:table-cell>
          <table:table-cell table:style-name="ce17" table:formula="of:=IF(AND([.$B41]=[.V$2];[.$I41]&lt;&gt;&quot;&quot;);[.$G41];&quot;&quot;)">
            <text:p/>
          </table:table-cell>
          <table:table-cell table:style-name="ce17" table:formula="of:=IF(AND([.$B41]=[.W$2];[.$I41]&lt;&gt;&quot;&quot;);[.$G41];&quot;&quot;)">
            <text:p/>
          </table:table-cell>
          <table:table-cell table:style-name="ce17" table:formula="of:=IF(AND([.$B41]=[.X$2];[.$I41]&lt;&gt;&quot;&quot;);[.$G41];&quot;&quot;)">
            <text:p/>
          </table:table-cell>
          <table:table-cell table:style-name="ce17" table:formula="of:=IF(AND([.$B41]=[.Y$2];[.$I41]&lt;&gt;&quot;&quot;);[.$G41];&quot;&quot;)" office:value-type="float" office:value="171.709">
            <text:p>171,71</text:p>
          </table:table-cell>
          <table:table-cell table:style-name="ce17" table:formula="of:=IF(AND([.$B41]=[.Z$2];[.$I41]&lt;&gt;&quot;&quot;);[.$G41];&quot;&quot;)">
            <text:p/>
          </table:table-cell>
          <table:table-cell table:style-name="ce17" table:formula="of:=IF(AND([.$B41]=[.AA$2];[.$I41]&lt;&gt;&quot;&quot;);[.$G4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2]=[.J$2];[.$I42]&lt;&gt;&quot;&quot;);[.$C42];&quot;&quot;)">
            <text:p/>
          </table:table-cell>
          <table:table-cell table:formula="of:=IF(AND([.$B42]=[.K$2];[.$I42]&lt;&gt;&quot;&quot;);[.$C42];&quot;&quot;)">
            <text:p/>
          </table:table-cell>
          <table:table-cell table:formula="of:=IF(AND([.$B42]=[.L$2];[.$I42]&lt;&gt;&quot;&quot;);[.$C42];&quot;&quot;)">
            <text:p/>
          </table:table-cell>
          <table:table-cell table:formula="of:=IF(AND([.$B42]=[.M$2];[.$I42]&lt;&gt;&quot;&quot;);[.$C42];&quot;&quot;)">
            <text:p/>
          </table:table-cell>
          <table:table-cell table:formula="of:=IF(AND([.$B42]=[.N$2];[.$I42]&lt;&gt;&quot;&quot;);[.$C42];&quot;&quot;)">
            <text:p/>
          </table:table-cell>
          <table:table-cell table:formula="of:=IF(AND([.$B42]=[.O$2];[.$I42]&lt;&gt;&quot;&quot;);[.$C42];&quot;&quot;)">
            <text:p/>
          </table:table-cell>
          <table:table-cell table:style-name="ce11" table:formula="of:=IF(AND([.$B42]=[.P$2];[.$I42]&lt;&gt;&quot;&quot;);[.$E42];&quot;&quot;)">
            <text:p/>
          </table:table-cell>
          <table:table-cell table:style-name="ce11" table:formula="of:=IF(AND([.$B42]=[.Q$2];[.$I42]&lt;&gt;&quot;&quot;);[.$E42];&quot;&quot;)">
            <text:p/>
          </table:table-cell>
          <table:table-cell table:style-name="ce11" table:formula="of:=IF(AND([.$B42]=[.R$2];[.$I42]&lt;&gt;&quot;&quot;);[.$E42];&quot;&quot;)">
            <text:p/>
          </table:table-cell>
          <table:table-cell table:style-name="ce11" table:formula="of:=IF(AND([.$B42]=[.S$2];[.$I42]&lt;&gt;&quot;&quot;);[.$E42];&quot;&quot;)">
            <text:p/>
          </table:table-cell>
          <table:table-cell table:style-name="ce11" table:formula="of:=IF(AND([.$B42]=[.T$2];[.$I42]&lt;&gt;&quot;&quot;);[.$E42];&quot;&quot;)">
            <text:p/>
          </table:table-cell>
          <table:table-cell table:style-name="ce11" table:formula="of:=IF(AND([.$B42]=[.U$2];[.$I42]&lt;&gt;&quot;&quot;);[.$E42];&quot;&quot;)">
            <text:p/>
          </table:table-cell>
          <table:table-cell table:style-name="ce17" table:formula="of:=IF(AND([.$B42]=[.V$2];[.$I42]&lt;&gt;&quot;&quot;);[.$G42];&quot;&quot;)">
            <text:p/>
          </table:table-cell>
          <table:table-cell table:style-name="ce17" table:formula="of:=IF(AND([.$B42]=[.W$2];[.$I42]&lt;&gt;&quot;&quot;);[.$G42];&quot;&quot;)">
            <text:p/>
          </table:table-cell>
          <table:table-cell table:style-name="ce17" table:formula="of:=IF(AND([.$B42]=[.X$2];[.$I42]&lt;&gt;&quot;&quot;);[.$G42];&quot;&quot;)">
            <text:p/>
          </table:table-cell>
          <table:table-cell table:style-name="ce17" table:formula="of:=IF(AND([.$B42]=[.Y$2];[.$I42]&lt;&gt;&quot;&quot;);[.$G42];&quot;&quot;)">
            <text:p/>
          </table:table-cell>
          <table:table-cell table:style-name="ce17" table:formula="of:=IF(AND([.$B42]=[.Z$2];[.$I42]&lt;&gt;&quot;&quot;);[.$G42];&quot;&quot;)">
            <text:p/>
          </table:table-cell>
          <table:table-cell table:style-name="ce17" table:formula="of:=IF(AND([.$B42]=[.AA$2];[.$I42]&lt;&gt;&quot;&quot;);[.$G4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Default" office:value-type="float" office:value="11.3672">
            <text:p>11,3672</text:p>
          </table:table-cell>
          <table:table-cell table:style-name="Default" office:value-type="float" office:value="8.36501">
            <text:p>8,36501</text:p>
          </table:table-cell>
          <table:table-cell table:style-name="Default" office:value-type="float" office:value="120.846">
            <text:p>120,846</text:p>
          </table:table-cell>
          <table:table-cell table:style-name="Default" office:value-type="float" office:value="2111.2">
            <text:p>2111,2</text:p>
          </table:table-cell>
          <table:table-cell table:style-name="Default" office:value-type="float" office:value="153.415">
            <text:p>153,415</text:p>
          </table:table-cell>
          <table:table-cell table:style-name="Default" office:value-type="float" office:value="3779.37">
            <text:p>3779,37</text:p>
          </table:table-cell>
          <table:table-cell table:style-name="Default" office:value-type="string">
            <text:p>/home/ramiro/Imagens/faces/041.jpg</text:p>
          </table:table-cell>
          <table:table-cell table:formula="of:=IF(AND([.$B43]=[.J$2];[.$I43]&lt;&gt;&quot;&quot;);[.$C43];&quot;&quot;)">
            <text:p/>
          </table:table-cell>
          <table:table-cell table:formula="of:=IF(AND([.$B43]=[.K$2];[.$I43]&lt;&gt;&quot;&quot;);[.$C43];&quot;&quot;)">
            <text:p/>
          </table:table-cell>
          <table:table-cell table:formula="of:=IF(AND([.$B43]=[.L$2];[.$I43]&lt;&gt;&quot;&quot;);[.$C43];&quot;&quot;)">
            <text:p/>
          </table:table-cell>
          <table:table-cell table:formula="of:=IF(AND([.$B43]=[.M$2];[.$I43]&lt;&gt;&quot;&quot;);[.$C43];&quot;&quot;)">
            <text:p/>
          </table:table-cell>
          <table:table-cell table:formula="of:=IF(AND([.$B43]=[.N$2];[.$I43]&lt;&gt;&quot;&quot;);[.$C43];&quot;&quot;)" office:value-type="float" office:value="11.3672">
            <text:p>11,37</text:p>
          </table:table-cell>
          <table:table-cell table:formula="of:=IF(AND([.$B43]=[.O$2];[.$I43]&lt;&gt;&quot;&quot;);[.$C43];&quot;&quot;)">
            <text:p/>
          </table:table-cell>
          <table:table-cell table:style-name="ce11" table:formula="of:=IF(AND([.$B43]=[.P$2];[.$I43]&lt;&gt;&quot;&quot;);[.$E43];&quot;&quot;)">
            <text:p/>
          </table:table-cell>
          <table:table-cell table:style-name="ce11" table:formula="of:=IF(AND([.$B43]=[.Q$2];[.$I43]&lt;&gt;&quot;&quot;);[.$E43];&quot;&quot;)">
            <text:p/>
          </table:table-cell>
          <table:table-cell table:style-name="ce11" table:formula="of:=IF(AND([.$B43]=[.R$2];[.$I43]&lt;&gt;&quot;&quot;);[.$E43];&quot;&quot;)">
            <text:p/>
          </table:table-cell>
          <table:table-cell table:style-name="ce11" table:formula="of:=IF(AND([.$B43]=[.S$2];[.$I43]&lt;&gt;&quot;&quot;);[.$E43];&quot;&quot;)">
            <text:p/>
          </table:table-cell>
          <table:table-cell table:style-name="ce11" table:formula="of:=IF(AND([.$B43]=[.T$2];[.$I43]&lt;&gt;&quot;&quot;);[.$E43];&quot;&quot;)" office:value-type="float" office:value="120.846">
            <text:p>120,85</text:p>
          </table:table-cell>
          <table:table-cell table:style-name="ce11" table:formula="of:=IF(AND([.$B43]=[.U$2];[.$I43]&lt;&gt;&quot;&quot;);[.$E43];&quot;&quot;)">
            <text:p/>
          </table:table-cell>
          <table:table-cell table:style-name="ce17" table:formula="of:=IF(AND([.$B43]=[.V$2];[.$I43]&lt;&gt;&quot;&quot;);[.$G43];&quot;&quot;)">
            <text:p/>
          </table:table-cell>
          <table:table-cell table:style-name="ce17" table:formula="of:=IF(AND([.$B43]=[.W$2];[.$I43]&lt;&gt;&quot;&quot;);[.$G43];&quot;&quot;)">
            <text:p/>
          </table:table-cell>
          <table:table-cell table:style-name="ce17" table:formula="of:=IF(AND([.$B43]=[.X$2];[.$I43]&lt;&gt;&quot;&quot;);[.$G43];&quot;&quot;)">
            <text:p/>
          </table:table-cell>
          <table:table-cell table:style-name="ce17" table:formula="of:=IF(AND([.$B43]=[.Y$2];[.$I43]&lt;&gt;&quot;&quot;);[.$G43];&quot;&quot;)">
            <text:p/>
          </table:table-cell>
          <table:table-cell table:style-name="ce17" table:formula="of:=IF(AND([.$B43]=[.Z$2];[.$I43]&lt;&gt;&quot;&quot;);[.$G43];&quot;&quot;)" office:value-type="float" office:value="153.415">
            <text:p>153,42</text:p>
          </table:table-cell>
          <table:table-cell table:style-name="ce17" table:formula="of:=IF(AND([.$B43]=[.AA$2];[.$I43]&lt;&gt;&quot;&quot;);[.$G4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Default" office:value-type="float" office:value="11.9928">
            <text:p>11,9928</text:p>
          </table:table-cell>
          <table:table-cell table:style-name="Default" office:value-type="float" office:value="4.64944">
            <text:p>4,64944</text:p>
          </table:table-cell>
          <table:table-cell table:style-name="Default" office:value-type="float" office:value="131.975">
            <text:p>131,975</text:p>
          </table:table-cell>
          <table:table-cell table:style-name="Default" office:value-type="float" office:value="1237.65">
            <text:p>1237,65</text:p>
          </table:table-cell>
          <table:table-cell table:style-name="Default" office:value-type="float" office:value="138.346">
            <text:p>138,346</text:p>
          </table:table-cell>
          <table:table-cell table:style-name="Default" office:value-type="float" office:value="2252.01">
            <text:p>2252,01</text:p>
          </table:table-cell>
          <table:table-cell table:style-name="Default" office:value-type="string">
            <text:p>/home/ramiro/Imagens/faces/042.jpg</text:p>
          </table:table-cell>
          <table:table-cell table:formula="of:=IF(AND([.$B44]=[.J$2];[.$I44]&lt;&gt;&quot;&quot;);[.$C44];&quot;&quot;)">
            <text:p/>
          </table:table-cell>
          <table:table-cell table:formula="of:=IF(AND([.$B44]=[.K$2];[.$I44]&lt;&gt;&quot;&quot;);[.$C44];&quot;&quot;)">
            <text:p/>
          </table:table-cell>
          <table:table-cell table:formula="of:=IF(AND([.$B44]=[.L$2];[.$I44]&lt;&gt;&quot;&quot;);[.$C44];&quot;&quot;)">
            <text:p/>
          </table:table-cell>
          <table:table-cell table:formula="of:=IF(AND([.$B44]=[.M$2];[.$I44]&lt;&gt;&quot;&quot;);[.$C44];&quot;&quot;)">
            <text:p/>
          </table:table-cell>
          <table:table-cell table:formula="of:=IF(AND([.$B44]=[.N$2];[.$I44]&lt;&gt;&quot;&quot;);[.$C44];&quot;&quot;)" office:value-type="float" office:value="11.9928">
            <text:p>11,99</text:p>
          </table:table-cell>
          <table:table-cell table:formula="of:=IF(AND([.$B44]=[.O$2];[.$I44]&lt;&gt;&quot;&quot;);[.$C44];&quot;&quot;)">
            <text:p/>
          </table:table-cell>
          <table:table-cell table:style-name="ce11" table:formula="of:=IF(AND([.$B44]=[.P$2];[.$I44]&lt;&gt;&quot;&quot;);[.$E44];&quot;&quot;)">
            <text:p/>
          </table:table-cell>
          <table:table-cell table:style-name="ce11" table:formula="of:=IF(AND([.$B44]=[.Q$2];[.$I44]&lt;&gt;&quot;&quot;);[.$E44];&quot;&quot;)">
            <text:p/>
          </table:table-cell>
          <table:table-cell table:style-name="ce11" table:formula="of:=IF(AND([.$B44]=[.R$2];[.$I44]&lt;&gt;&quot;&quot;);[.$E44];&quot;&quot;)">
            <text:p/>
          </table:table-cell>
          <table:table-cell table:style-name="ce11" table:formula="of:=IF(AND([.$B44]=[.S$2];[.$I44]&lt;&gt;&quot;&quot;);[.$E44];&quot;&quot;)">
            <text:p/>
          </table:table-cell>
          <table:table-cell table:style-name="ce11" table:formula="of:=IF(AND([.$B44]=[.T$2];[.$I44]&lt;&gt;&quot;&quot;);[.$E44];&quot;&quot;)" office:value-type="float" office:value="131.975">
            <text:p>131,98</text:p>
          </table:table-cell>
          <table:table-cell table:style-name="ce11" table:formula="of:=IF(AND([.$B44]=[.U$2];[.$I44]&lt;&gt;&quot;&quot;);[.$E44];&quot;&quot;)">
            <text:p/>
          </table:table-cell>
          <table:table-cell table:style-name="ce17" table:formula="of:=IF(AND([.$B44]=[.V$2];[.$I44]&lt;&gt;&quot;&quot;);[.$G44];&quot;&quot;)">
            <text:p/>
          </table:table-cell>
          <table:table-cell table:style-name="ce17" table:formula="of:=IF(AND([.$B44]=[.W$2];[.$I44]&lt;&gt;&quot;&quot;);[.$G44];&quot;&quot;)">
            <text:p/>
          </table:table-cell>
          <table:table-cell table:style-name="ce17" table:formula="of:=IF(AND([.$B44]=[.X$2];[.$I44]&lt;&gt;&quot;&quot;);[.$G44];&quot;&quot;)">
            <text:p/>
          </table:table-cell>
          <table:table-cell table:style-name="ce17" table:formula="of:=IF(AND([.$B44]=[.Y$2];[.$I44]&lt;&gt;&quot;&quot;);[.$G44];&quot;&quot;)">
            <text:p/>
          </table:table-cell>
          <table:table-cell table:style-name="ce17" table:formula="of:=IF(AND([.$B44]=[.Z$2];[.$I44]&lt;&gt;&quot;&quot;);[.$G44];&quot;&quot;)" office:value-type="float" office:value="138.346">
            <text:p>138,35</text:p>
          </table:table-cell>
          <table:table-cell table:style-name="ce17" table:formula="of:=IF(AND([.$B44]=[.AA$2];[.$I44]&lt;&gt;&quot;&quot;);[.$G4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Default" office:value-type="float" office:value="10.2694">
            <text:p>10,2694</text:p>
          </table:table-cell>
          <table:table-cell table:style-name="Default" office:value-type="float" office:value="8.32361">
            <text:p>8,32361</text:p>
          </table:table-cell>
          <table:table-cell table:style-name="Default" office:value-type="float" office:value="135.317">
            <text:p>135,317</text:p>
          </table:table-cell>
          <table:table-cell table:style-name="Default" office:value-type="float" office:value="1890.01">
            <text:p>1890,01</text:p>
          </table:table-cell>
          <table:table-cell table:style-name="Default" office:value-type="float" office:value="112.187">
            <text:p>112,187</text:p>
          </table:table-cell>
          <table:table-cell table:style-name="Default" office:value-type="float" office:value="1817.15">
            <text:p>1817,15</text:p>
          </table:table-cell>
          <table:table-cell table:style-name="Default" office:value-type="string">
            <text:p>/home/ramiro/Imagens/faces/043.jpg</text:p>
          </table:table-cell>
          <table:table-cell table:formula="of:=IF(AND([.$B45]=[.J$2];[.$I45]&lt;&gt;&quot;&quot;);[.$C45];&quot;&quot;)">
            <text:p/>
          </table:table-cell>
          <table:table-cell table:formula="of:=IF(AND([.$B45]=[.K$2];[.$I45]&lt;&gt;&quot;&quot;);[.$C45];&quot;&quot;)">
            <text:p/>
          </table:table-cell>
          <table:table-cell table:formula="of:=IF(AND([.$B45]=[.L$2];[.$I45]&lt;&gt;&quot;&quot;);[.$C45];&quot;&quot;)">
            <text:p/>
          </table:table-cell>
          <table:table-cell table:formula="of:=IF(AND([.$B45]=[.M$2];[.$I45]&lt;&gt;&quot;&quot;);[.$C45];&quot;&quot;)">
            <text:p/>
          </table:table-cell>
          <table:table-cell table:formula="of:=IF(AND([.$B45]=[.N$2];[.$I45]&lt;&gt;&quot;&quot;);[.$C45];&quot;&quot;)" office:value-type="float" office:value="10.2694">
            <text:p>10,27</text:p>
          </table:table-cell>
          <table:table-cell table:formula="of:=IF(AND([.$B45]=[.O$2];[.$I45]&lt;&gt;&quot;&quot;);[.$C45];&quot;&quot;)">
            <text:p/>
          </table:table-cell>
          <table:table-cell table:style-name="ce11" table:formula="of:=IF(AND([.$B45]=[.P$2];[.$I45]&lt;&gt;&quot;&quot;);[.$E45];&quot;&quot;)">
            <text:p/>
          </table:table-cell>
          <table:table-cell table:style-name="ce11" table:formula="of:=IF(AND([.$B45]=[.Q$2];[.$I45]&lt;&gt;&quot;&quot;);[.$E45];&quot;&quot;)">
            <text:p/>
          </table:table-cell>
          <table:table-cell table:style-name="ce11" table:formula="of:=IF(AND([.$B45]=[.R$2];[.$I45]&lt;&gt;&quot;&quot;);[.$E45];&quot;&quot;)">
            <text:p/>
          </table:table-cell>
          <table:table-cell table:style-name="ce11" table:formula="of:=IF(AND([.$B45]=[.S$2];[.$I45]&lt;&gt;&quot;&quot;);[.$E45];&quot;&quot;)">
            <text:p/>
          </table:table-cell>
          <table:table-cell table:style-name="ce11" table:formula="of:=IF(AND([.$B45]=[.T$2];[.$I45]&lt;&gt;&quot;&quot;);[.$E45];&quot;&quot;)" office:value-type="float" office:value="135.317">
            <text:p>135,32</text:p>
          </table:table-cell>
          <table:table-cell table:style-name="ce11" table:formula="of:=IF(AND([.$B45]=[.U$2];[.$I45]&lt;&gt;&quot;&quot;);[.$E45];&quot;&quot;)">
            <text:p/>
          </table:table-cell>
          <table:table-cell table:style-name="ce17" table:formula="of:=IF(AND([.$B45]=[.V$2];[.$I45]&lt;&gt;&quot;&quot;);[.$G45];&quot;&quot;)">
            <text:p/>
          </table:table-cell>
          <table:table-cell table:style-name="ce17" table:formula="of:=IF(AND([.$B45]=[.W$2];[.$I45]&lt;&gt;&quot;&quot;);[.$G45];&quot;&quot;)">
            <text:p/>
          </table:table-cell>
          <table:table-cell table:style-name="ce17" table:formula="of:=IF(AND([.$B45]=[.X$2];[.$I45]&lt;&gt;&quot;&quot;);[.$G45];&quot;&quot;)">
            <text:p/>
          </table:table-cell>
          <table:table-cell table:style-name="ce17" table:formula="of:=IF(AND([.$B45]=[.Y$2];[.$I45]&lt;&gt;&quot;&quot;);[.$G45];&quot;&quot;)">
            <text:p/>
          </table:table-cell>
          <table:table-cell table:style-name="ce17" table:formula="of:=IF(AND([.$B45]=[.Z$2];[.$I45]&lt;&gt;&quot;&quot;);[.$G45];&quot;&quot;)" office:value-type="float" office:value="112.187">
            <text:p>112,19</text:p>
          </table:table-cell>
          <table:table-cell table:style-name="ce17" table:formula="of:=IF(AND([.$B45]=[.AA$2];[.$I45]&lt;&gt;&quot;&quot;);[.$G4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Default" office:value-type="float" office:value="6.56891">
            <text:p>6,56891</text:p>
          </table:table-cell>
          <table:table-cell table:style-name="Default" office:value-type="float" office:value="3.98353">
            <text:p>3,98353</text:p>
          </table:table-cell>
          <table:table-cell table:style-name="Default" office:value-type="float" office:value="98.5352">
            <text:p>98,5352</text:p>
          </table:table-cell>
          <table:table-cell table:style-name="Default" office:value-type="float" office:value="1237.68">
            <text:p>1237,68</text:p>
          </table:table-cell>
          <table:table-cell table:style-name="Default" office:value-type="float" office:value="158.37">
            <text:p>158,37</text:p>
          </table:table-cell>
          <table:table-cell table:style-name="Default" office:value-type="float" office:value="2873.97">
            <text:p>2873,97</text:p>
          </table:table-cell>
          <table:table-cell table:style-name="Default" office:value-type="string">
            <text:p>/home/ramiro/Imagens/faces/044.jpg</text:p>
          </table:table-cell>
          <table:table-cell table:formula="of:=IF(AND([.$B46]=[.J$2];[.$I46]&lt;&gt;&quot;&quot;);[.$C46];&quot;&quot;)" office:value-type="float" office:value="6.56891">
            <text:p>6,57</text:p>
          </table:table-cell>
          <table:table-cell table:formula="of:=IF(AND([.$B46]=[.K$2];[.$I46]&lt;&gt;&quot;&quot;);[.$C46];&quot;&quot;)">
            <text:p/>
          </table:table-cell>
          <table:table-cell table:formula="of:=IF(AND([.$B46]=[.L$2];[.$I46]&lt;&gt;&quot;&quot;);[.$C46];&quot;&quot;)">
            <text:p/>
          </table:table-cell>
          <table:table-cell table:formula="of:=IF(AND([.$B46]=[.M$2];[.$I46]&lt;&gt;&quot;&quot;);[.$C46];&quot;&quot;)">
            <text:p/>
          </table:table-cell>
          <table:table-cell table:formula="of:=IF(AND([.$B46]=[.N$2];[.$I46]&lt;&gt;&quot;&quot;);[.$C46];&quot;&quot;)">
            <text:p/>
          </table:table-cell>
          <table:table-cell table:formula="of:=IF(AND([.$B46]=[.O$2];[.$I46]&lt;&gt;&quot;&quot;);[.$C46];&quot;&quot;)">
            <text:p/>
          </table:table-cell>
          <table:table-cell table:style-name="ce11" table:formula="of:=IF(AND([.$B46]=[.P$2];[.$I46]&lt;&gt;&quot;&quot;);[.$E46];&quot;&quot;)" office:value-type="float" office:value="98.5352">
            <text:p>98,54</text:p>
          </table:table-cell>
          <table:table-cell table:style-name="ce11" table:formula="of:=IF(AND([.$B46]=[.Q$2];[.$I46]&lt;&gt;&quot;&quot;);[.$E46];&quot;&quot;)">
            <text:p/>
          </table:table-cell>
          <table:table-cell table:style-name="ce11" table:formula="of:=IF(AND([.$B46]=[.R$2];[.$I46]&lt;&gt;&quot;&quot;);[.$E46];&quot;&quot;)">
            <text:p/>
          </table:table-cell>
          <table:table-cell table:style-name="ce11" table:formula="of:=IF(AND([.$B46]=[.S$2];[.$I46]&lt;&gt;&quot;&quot;);[.$E46];&quot;&quot;)">
            <text:p/>
          </table:table-cell>
          <table:table-cell table:style-name="ce11" table:formula="of:=IF(AND([.$B46]=[.T$2];[.$I46]&lt;&gt;&quot;&quot;);[.$E46];&quot;&quot;)">
            <text:p/>
          </table:table-cell>
          <table:table-cell table:style-name="ce11" table:formula="of:=IF(AND([.$B46]=[.U$2];[.$I46]&lt;&gt;&quot;&quot;);[.$E46];&quot;&quot;)">
            <text:p/>
          </table:table-cell>
          <table:table-cell table:style-name="ce17" table:formula="of:=IF(AND([.$B46]=[.V$2];[.$I46]&lt;&gt;&quot;&quot;);[.$G46];&quot;&quot;)" office:value-type="float" office:value="158.37">
            <text:p>158,37</text:p>
          </table:table-cell>
          <table:table-cell table:style-name="ce17" table:formula="of:=IF(AND([.$B46]=[.W$2];[.$I46]&lt;&gt;&quot;&quot;);[.$G46];&quot;&quot;)">
            <text:p/>
          </table:table-cell>
          <table:table-cell table:style-name="ce17" table:formula="of:=IF(AND([.$B46]=[.X$2];[.$I46]&lt;&gt;&quot;&quot;);[.$G46];&quot;&quot;)">
            <text:p/>
          </table:table-cell>
          <table:table-cell table:style-name="ce17" table:formula="of:=IF(AND([.$B46]=[.Y$2];[.$I46]&lt;&gt;&quot;&quot;);[.$G46];&quot;&quot;)">
            <text:p/>
          </table:table-cell>
          <table:table-cell table:style-name="ce17" table:formula="of:=IF(AND([.$B46]=[.Z$2];[.$I46]&lt;&gt;&quot;&quot;);[.$G46];&quot;&quot;)">
            <text:p/>
          </table:table-cell>
          <table:table-cell table:style-name="ce17" table:formula="of:=IF(AND([.$B46]=[.AA$2];[.$I46]&lt;&gt;&quot;&quot;);[.$G4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Default" office:value-type="float" office:value="9.96807">
            <text:p>9,96807</text:p>
          </table:table-cell>
          <table:table-cell table:style-name="Default" office:value-type="float" office:value="8.49549">
            <text:p>8,49549</text:p>
          </table:table-cell>
          <table:table-cell table:style-name="Default" office:value-type="float" office:value="105.403">
            <text:p>105,403</text:p>
          </table:table-cell>
          <table:table-cell table:style-name="Default" office:value-type="float" office:value="1223.85">
            <text:p>1223,85</text:p>
          </table:table-cell>
          <table:table-cell table:style-name="Default" office:value-type="float" office:value="166.159">
            <text:p>166,159</text:p>
          </table:table-cell>
          <table:table-cell table:style-name="Default" office:value-type="float" office:value="2792.81">
            <text:p>2792,81</text:p>
          </table:table-cell>
          <table:table-cell table:style-name="Default" office:value-type="string">
            <text:p>/home/ramiro/Imagens/faces/045.jpg</text:p>
          </table:table-cell>
          <table:table-cell table:formula="of:=IF(AND([.$B47]=[.J$2];[.$I47]&lt;&gt;&quot;&quot;);[.$C47];&quot;&quot;)">
            <text:p/>
          </table:table-cell>
          <table:table-cell table:formula="of:=IF(AND([.$B47]=[.K$2];[.$I47]&lt;&gt;&quot;&quot;);[.$C47];&quot;&quot;)">
            <text:p/>
          </table:table-cell>
          <table:table-cell table:formula="of:=IF(AND([.$B47]=[.L$2];[.$I47]&lt;&gt;&quot;&quot;);[.$C47];&quot;&quot;)">
            <text:p/>
          </table:table-cell>
          <table:table-cell table:formula="of:=IF(AND([.$B47]=[.M$2];[.$I47]&lt;&gt;&quot;&quot;);[.$C47];&quot;&quot;)" office:value-type="float" office:value="9.96807">
            <text:p>9,97</text:p>
          </table:table-cell>
          <table:table-cell table:formula="of:=IF(AND([.$B47]=[.N$2];[.$I47]&lt;&gt;&quot;&quot;);[.$C47];&quot;&quot;)">
            <text:p/>
          </table:table-cell>
          <table:table-cell table:formula="of:=IF(AND([.$B47]=[.O$2];[.$I47]&lt;&gt;&quot;&quot;);[.$C47];&quot;&quot;)">
            <text:p/>
          </table:table-cell>
          <table:table-cell table:style-name="ce11" table:formula="of:=IF(AND([.$B47]=[.P$2];[.$I47]&lt;&gt;&quot;&quot;);[.$E47];&quot;&quot;)">
            <text:p/>
          </table:table-cell>
          <table:table-cell table:style-name="ce11" table:formula="of:=IF(AND([.$B47]=[.Q$2];[.$I47]&lt;&gt;&quot;&quot;);[.$E47];&quot;&quot;)">
            <text:p/>
          </table:table-cell>
          <table:table-cell table:style-name="ce11" table:formula="of:=IF(AND([.$B47]=[.R$2];[.$I47]&lt;&gt;&quot;&quot;);[.$E47];&quot;&quot;)">
            <text:p/>
          </table:table-cell>
          <table:table-cell table:style-name="ce11" table:formula="of:=IF(AND([.$B47]=[.S$2];[.$I47]&lt;&gt;&quot;&quot;);[.$E47];&quot;&quot;)" office:value-type="float" office:value="105.403">
            <text:p>105,40</text:p>
          </table:table-cell>
          <table:table-cell table:style-name="ce11" table:formula="of:=IF(AND([.$B47]=[.T$2];[.$I47]&lt;&gt;&quot;&quot;);[.$E47];&quot;&quot;)">
            <text:p/>
          </table:table-cell>
          <table:table-cell table:style-name="ce11" table:formula="of:=IF(AND([.$B47]=[.U$2];[.$I47]&lt;&gt;&quot;&quot;);[.$E47];&quot;&quot;)">
            <text:p/>
          </table:table-cell>
          <table:table-cell table:style-name="ce17" table:formula="of:=IF(AND([.$B47]=[.V$2];[.$I47]&lt;&gt;&quot;&quot;);[.$G47];&quot;&quot;)">
            <text:p/>
          </table:table-cell>
          <table:table-cell table:style-name="ce17" table:formula="of:=IF(AND([.$B47]=[.W$2];[.$I47]&lt;&gt;&quot;&quot;);[.$G47];&quot;&quot;)">
            <text:p/>
          </table:table-cell>
          <table:table-cell table:style-name="ce17" table:formula="of:=IF(AND([.$B47]=[.X$2];[.$I47]&lt;&gt;&quot;&quot;);[.$G47];&quot;&quot;)">
            <text:p/>
          </table:table-cell>
          <table:table-cell table:style-name="ce17" table:formula="of:=IF(AND([.$B47]=[.Y$2];[.$I47]&lt;&gt;&quot;&quot;);[.$G47];&quot;&quot;)" office:value-type="float" office:value="166.159">
            <text:p>166,16</text:p>
          </table:table-cell>
          <table:table-cell table:style-name="ce17" table:formula="of:=IF(AND([.$B47]=[.Z$2];[.$I47]&lt;&gt;&quot;&quot;);[.$G47];&quot;&quot;)">
            <text:p/>
          </table:table-cell>
          <table:table-cell table:style-name="ce17" table:formula="of:=IF(AND([.$B47]=[.AA$2];[.$I47]&lt;&gt;&quot;&quot;);[.$G4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Default" office:value-type="float" office:value="9.44419">
            <text:p>9,44419</text:p>
          </table:table-cell>
          <table:table-cell table:style-name="Default" office:value-type="float" office:value="9.40837">
            <text:p>9,40837</text:p>
          </table:table-cell>
          <table:table-cell table:style-name="Default" office:value-type="float" office:value="107.687">
            <text:p>107,687</text:p>
          </table:table-cell>
          <table:table-cell table:style-name="Default" office:value-type="float" office:value="820.009">
            <text:p>820,009</text:p>
          </table:table-cell>
          <table:table-cell table:style-name="Default" office:value-type="float" office:value="169.573">
            <text:p>169,573</text:p>
          </table:table-cell>
          <table:table-cell table:style-name="Default" office:value-type="float" office:value="1725.11">
            <text:p>1725,11</text:p>
          </table:table-cell>
          <table:table-cell table:style-name="Default" office:value-type="string">
            <text:p>/home/ramiro/Imagens/faces/046.jpg</text:p>
          </table:table-cell>
          <table:table-cell table:formula="of:=IF(AND([.$B48]=[.J$2];[.$I48]&lt;&gt;&quot;&quot;);[.$C48];&quot;&quot;)" office:value-type="float" office:value="9.44419">
            <text:p>9,44</text:p>
          </table:table-cell>
          <table:table-cell table:formula="of:=IF(AND([.$B48]=[.K$2];[.$I48]&lt;&gt;&quot;&quot;);[.$C48];&quot;&quot;)">
            <text:p/>
          </table:table-cell>
          <table:table-cell table:formula="of:=IF(AND([.$B48]=[.L$2];[.$I48]&lt;&gt;&quot;&quot;);[.$C48];&quot;&quot;)">
            <text:p/>
          </table:table-cell>
          <table:table-cell table:formula="of:=IF(AND([.$B48]=[.M$2];[.$I48]&lt;&gt;&quot;&quot;);[.$C48];&quot;&quot;)">
            <text:p/>
          </table:table-cell>
          <table:table-cell table:formula="of:=IF(AND([.$B48]=[.N$2];[.$I48]&lt;&gt;&quot;&quot;);[.$C48];&quot;&quot;)">
            <text:p/>
          </table:table-cell>
          <table:table-cell table:formula="of:=IF(AND([.$B48]=[.O$2];[.$I48]&lt;&gt;&quot;&quot;);[.$C48];&quot;&quot;)">
            <text:p/>
          </table:table-cell>
          <table:table-cell table:style-name="ce11" table:formula="of:=IF(AND([.$B48]=[.P$2];[.$I48]&lt;&gt;&quot;&quot;);[.$E48];&quot;&quot;)" office:value-type="float" office:value="107.687">
            <text:p>107,69</text:p>
          </table:table-cell>
          <table:table-cell table:style-name="ce11" table:formula="of:=IF(AND([.$B48]=[.Q$2];[.$I48]&lt;&gt;&quot;&quot;);[.$E48];&quot;&quot;)">
            <text:p/>
          </table:table-cell>
          <table:table-cell table:style-name="ce11" table:formula="of:=IF(AND([.$B48]=[.R$2];[.$I48]&lt;&gt;&quot;&quot;);[.$E48];&quot;&quot;)">
            <text:p/>
          </table:table-cell>
          <table:table-cell table:style-name="ce11" table:formula="of:=IF(AND([.$B48]=[.S$2];[.$I48]&lt;&gt;&quot;&quot;);[.$E48];&quot;&quot;)">
            <text:p/>
          </table:table-cell>
          <table:table-cell table:style-name="ce11" table:formula="of:=IF(AND([.$B48]=[.T$2];[.$I48]&lt;&gt;&quot;&quot;);[.$E48];&quot;&quot;)">
            <text:p/>
          </table:table-cell>
          <table:table-cell table:style-name="ce11" table:formula="of:=IF(AND([.$B48]=[.U$2];[.$I48]&lt;&gt;&quot;&quot;);[.$E48];&quot;&quot;)">
            <text:p/>
          </table:table-cell>
          <table:table-cell table:style-name="ce17" table:formula="of:=IF(AND([.$B48]=[.V$2];[.$I48]&lt;&gt;&quot;&quot;);[.$G48];&quot;&quot;)" office:value-type="float" office:value="169.573">
            <text:p>169,57</text:p>
          </table:table-cell>
          <table:table-cell table:style-name="ce17" table:formula="of:=IF(AND([.$B48]=[.W$2];[.$I48]&lt;&gt;&quot;&quot;);[.$G48];&quot;&quot;)">
            <text:p/>
          </table:table-cell>
          <table:table-cell table:style-name="ce17" table:formula="of:=IF(AND([.$B48]=[.X$2];[.$I48]&lt;&gt;&quot;&quot;);[.$G48];&quot;&quot;)">
            <text:p/>
          </table:table-cell>
          <table:table-cell table:style-name="ce17" table:formula="of:=IF(AND([.$B48]=[.Y$2];[.$I48]&lt;&gt;&quot;&quot;);[.$G48];&quot;&quot;)">
            <text:p/>
          </table:table-cell>
          <table:table-cell table:style-name="ce17" table:formula="of:=IF(AND([.$B48]=[.Z$2];[.$I48]&lt;&gt;&quot;&quot;);[.$G48];&quot;&quot;)">
            <text:p/>
          </table:table-cell>
          <table:table-cell table:style-name="ce17" table:formula="of:=IF(AND([.$B48]=[.AA$2];[.$I48]&lt;&gt;&quot;&quot;);[.$G4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9]=[.J$2];[.$I49]&lt;&gt;&quot;&quot;);[.$C49];&quot;&quot;)">
            <text:p/>
          </table:table-cell>
          <table:table-cell table:formula="of:=IF(AND([.$B49]=[.K$2];[.$I49]&lt;&gt;&quot;&quot;);[.$C49];&quot;&quot;)">
            <text:p/>
          </table:table-cell>
          <table:table-cell table:formula="of:=IF(AND([.$B49]=[.L$2];[.$I49]&lt;&gt;&quot;&quot;);[.$C49];&quot;&quot;)">
            <text:p/>
          </table:table-cell>
          <table:table-cell table:formula="of:=IF(AND([.$B49]=[.M$2];[.$I49]&lt;&gt;&quot;&quot;);[.$C49];&quot;&quot;)">
            <text:p/>
          </table:table-cell>
          <table:table-cell table:formula="of:=IF(AND([.$B49]=[.N$2];[.$I49]&lt;&gt;&quot;&quot;);[.$C49];&quot;&quot;)">
            <text:p/>
          </table:table-cell>
          <table:table-cell table:formula="of:=IF(AND([.$B49]=[.O$2];[.$I49]&lt;&gt;&quot;&quot;);[.$C49];&quot;&quot;)">
            <text:p/>
          </table:table-cell>
          <table:table-cell table:style-name="ce11" table:formula="of:=IF(AND([.$B49]=[.P$2];[.$I49]&lt;&gt;&quot;&quot;);[.$E49];&quot;&quot;)">
            <text:p/>
          </table:table-cell>
          <table:table-cell table:style-name="ce11" table:formula="of:=IF(AND([.$B49]=[.Q$2];[.$I49]&lt;&gt;&quot;&quot;);[.$E49];&quot;&quot;)">
            <text:p/>
          </table:table-cell>
          <table:table-cell table:style-name="ce11" table:formula="of:=IF(AND([.$B49]=[.R$2];[.$I49]&lt;&gt;&quot;&quot;);[.$E49];&quot;&quot;)">
            <text:p/>
          </table:table-cell>
          <table:table-cell table:style-name="ce11" table:formula="of:=IF(AND([.$B49]=[.S$2];[.$I49]&lt;&gt;&quot;&quot;);[.$E49];&quot;&quot;)">
            <text:p/>
          </table:table-cell>
          <table:table-cell table:style-name="ce11" table:formula="of:=IF(AND([.$B49]=[.T$2];[.$I49]&lt;&gt;&quot;&quot;);[.$E49];&quot;&quot;)">
            <text:p/>
          </table:table-cell>
          <table:table-cell table:style-name="ce11" table:formula="of:=IF(AND([.$B49]=[.U$2];[.$I49]&lt;&gt;&quot;&quot;);[.$E49];&quot;&quot;)">
            <text:p/>
          </table:table-cell>
          <table:table-cell table:style-name="ce17" table:formula="of:=IF(AND([.$B49]=[.V$2];[.$I49]&lt;&gt;&quot;&quot;);[.$G49];&quot;&quot;)">
            <text:p/>
          </table:table-cell>
          <table:table-cell table:style-name="ce17" table:formula="of:=IF(AND([.$B49]=[.W$2];[.$I49]&lt;&gt;&quot;&quot;);[.$G49];&quot;&quot;)">
            <text:p/>
          </table:table-cell>
          <table:table-cell table:style-name="ce17" table:formula="of:=IF(AND([.$B49]=[.X$2];[.$I49]&lt;&gt;&quot;&quot;);[.$G49];&quot;&quot;)">
            <text:p/>
          </table:table-cell>
          <table:table-cell table:style-name="ce17" table:formula="of:=IF(AND([.$B49]=[.Y$2];[.$I49]&lt;&gt;&quot;&quot;);[.$G49];&quot;&quot;)">
            <text:p/>
          </table:table-cell>
          <table:table-cell table:style-name="ce17" table:formula="of:=IF(AND([.$B49]=[.Z$2];[.$I49]&lt;&gt;&quot;&quot;);[.$G49];&quot;&quot;)">
            <text:p/>
          </table:table-cell>
          <table:table-cell table:style-name="ce17" table:formula="of:=IF(AND([.$B49]=[.AA$2];[.$I49]&lt;&gt;&quot;&quot;);[.$G4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Default" office:value-type="float" office:value="12.2918">
            <text:p>12,2918</text:p>
          </table:table-cell>
          <table:table-cell table:style-name="Default" office:value-type="float" office:value="7.97878">
            <text:p>7,97878</text:p>
          </table:table-cell>
          <table:table-cell table:style-name="Default" office:value-type="float" office:value="127.334">
            <text:p>127,334</text:p>
          </table:table-cell>
          <table:table-cell table:style-name="Default" office:value-type="float" office:value="588.583">
            <text:p>588,583</text:p>
          </table:table-cell>
          <table:table-cell table:style-name="Default" office:value-type="float" office:value="91.7805">
            <text:p>91,7805</text:p>
          </table:table-cell>
          <table:table-cell table:style-name="Default" office:value-type="float" office:value="1540.17">
            <text:p>1540,17</text:p>
          </table:table-cell>
          <table:table-cell table:style-name="Default" office:value-type="string">
            <text:p>/home/ramiro/Imagens/faces/048.jpg</text:p>
          </table:table-cell>
          <table:table-cell table:formula="of:=IF(AND([.$B50]=[.J$2];[.$I50]&lt;&gt;&quot;&quot;);[.$C50];&quot;&quot;)">
            <text:p/>
          </table:table-cell>
          <table:table-cell table:formula="of:=IF(AND([.$B50]=[.K$2];[.$I50]&lt;&gt;&quot;&quot;);[.$C50];&quot;&quot;)">
            <text:p/>
          </table:table-cell>
          <table:table-cell table:formula="of:=IF(AND([.$B50]=[.L$2];[.$I50]&lt;&gt;&quot;&quot;);[.$C50];&quot;&quot;)">
            <text:p/>
          </table:table-cell>
          <table:table-cell table:formula="of:=IF(AND([.$B50]=[.M$2];[.$I50]&lt;&gt;&quot;&quot;);[.$C50];&quot;&quot;)">
            <text:p/>
          </table:table-cell>
          <table:table-cell table:formula="of:=IF(AND([.$B50]=[.N$2];[.$I50]&lt;&gt;&quot;&quot;);[.$C50];&quot;&quot;)" office:value-type="float" office:value="12.2918">
            <text:p>12,29</text:p>
          </table:table-cell>
          <table:table-cell table:formula="of:=IF(AND([.$B50]=[.O$2];[.$I50]&lt;&gt;&quot;&quot;);[.$C50];&quot;&quot;)">
            <text:p/>
          </table:table-cell>
          <table:table-cell table:style-name="ce11" table:formula="of:=IF(AND([.$B50]=[.P$2];[.$I50]&lt;&gt;&quot;&quot;);[.$E50];&quot;&quot;)">
            <text:p/>
          </table:table-cell>
          <table:table-cell table:style-name="ce11" table:formula="of:=IF(AND([.$B50]=[.Q$2];[.$I50]&lt;&gt;&quot;&quot;);[.$E50];&quot;&quot;)">
            <text:p/>
          </table:table-cell>
          <table:table-cell table:style-name="ce11" table:formula="of:=IF(AND([.$B50]=[.R$2];[.$I50]&lt;&gt;&quot;&quot;);[.$E50];&quot;&quot;)">
            <text:p/>
          </table:table-cell>
          <table:table-cell table:style-name="ce11" table:formula="of:=IF(AND([.$B50]=[.S$2];[.$I50]&lt;&gt;&quot;&quot;);[.$E50];&quot;&quot;)">
            <text:p/>
          </table:table-cell>
          <table:table-cell table:style-name="ce11" table:formula="of:=IF(AND([.$B50]=[.T$2];[.$I50]&lt;&gt;&quot;&quot;);[.$E50];&quot;&quot;)" office:value-type="float" office:value="127.334">
            <text:p>127,33</text:p>
          </table:table-cell>
          <table:table-cell table:style-name="ce11" table:formula="of:=IF(AND([.$B50]=[.U$2];[.$I50]&lt;&gt;&quot;&quot;);[.$E50];&quot;&quot;)">
            <text:p/>
          </table:table-cell>
          <table:table-cell table:style-name="ce17" table:formula="of:=IF(AND([.$B50]=[.V$2];[.$I50]&lt;&gt;&quot;&quot;);[.$G50];&quot;&quot;)">
            <text:p/>
          </table:table-cell>
          <table:table-cell table:style-name="ce17" table:formula="of:=IF(AND([.$B50]=[.W$2];[.$I50]&lt;&gt;&quot;&quot;);[.$G50];&quot;&quot;)">
            <text:p/>
          </table:table-cell>
          <table:table-cell table:style-name="ce17" table:formula="of:=IF(AND([.$B50]=[.X$2];[.$I50]&lt;&gt;&quot;&quot;);[.$G50];&quot;&quot;)">
            <text:p/>
          </table:table-cell>
          <table:table-cell table:style-name="ce17" table:formula="of:=IF(AND([.$B50]=[.Y$2];[.$I50]&lt;&gt;&quot;&quot;);[.$G50];&quot;&quot;)">
            <text:p/>
          </table:table-cell>
          <table:table-cell table:style-name="ce17" table:formula="of:=IF(AND([.$B50]=[.Z$2];[.$I50]&lt;&gt;&quot;&quot;);[.$G50];&quot;&quot;)" office:value-type="float" office:value="91.7805">
            <text:p>91,78</text:p>
          </table:table-cell>
          <table:table-cell table:style-name="ce17" table:formula="of:=IF(AND([.$B50]=[.AA$2];[.$I50]&lt;&gt;&quot;&quot;);[.$G5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3" office:value-type="float" office:value="8.56149">
            <text:p>8,56149</text:p>
          </table:table-cell>
          <table:table-cell table:style-name="Default" office:value-type="float" office:value="10.5904">
            <text:p>10,5904</text:p>
          </table:table-cell>
          <table:table-cell table:style-name="Default" office:value-type="float" office:value="129.713">
            <text:p>129,713</text:p>
          </table:table-cell>
          <table:table-cell table:style-name="Default" office:value-type="float" office:value="1317.38">
            <text:p>1317,38</text:p>
          </table:table-cell>
          <table:table-cell table:style-name="Default" office:value-type="float" office:value="122.246">
            <text:p>122,246</text:p>
          </table:table-cell>
          <table:table-cell table:style-name="Default" office:value-type="float" office:value="1602.42">
            <text:p>1602,42</text:p>
          </table:table-cell>
          <table:table-cell table:style-name="Default" office:value-type="string">
            <text:p>/home/ramiro/Imagens/faces/049.jpg</text:p>
          </table:table-cell>
          <table:table-cell table:formula="of:=IF(AND([.$B51]=[.J$2];[.$I51]&lt;&gt;&quot;&quot;);[.$C51];&quot;&quot;)">
            <text:p/>
          </table:table-cell>
          <table:table-cell table:formula="of:=IF(AND([.$B51]=[.K$2];[.$I51]&lt;&gt;&quot;&quot;);[.$C51];&quot;&quot;)">
            <text:p/>
          </table:table-cell>
          <table:table-cell table:formula="of:=IF(AND([.$B51]=[.L$2];[.$I51]&lt;&gt;&quot;&quot;);[.$C51];&quot;&quot;)">
            <text:p/>
          </table:table-cell>
          <table:table-cell table:formula="of:=IF(AND([.$B51]=[.M$2];[.$I51]&lt;&gt;&quot;&quot;);[.$C51];&quot;&quot;)">
            <text:p/>
          </table:table-cell>
          <table:table-cell table:formula="of:=IF(AND([.$B51]=[.N$2];[.$I51]&lt;&gt;&quot;&quot;);[.$C51];&quot;&quot;)" office:value-type="float" office:value="8.56149">
            <text:p>8,56</text:p>
          </table:table-cell>
          <table:table-cell table:formula="of:=IF(AND([.$B51]=[.O$2];[.$I51]&lt;&gt;&quot;&quot;);[.$C51];&quot;&quot;)">
            <text:p/>
          </table:table-cell>
          <table:table-cell table:style-name="ce11" table:formula="of:=IF(AND([.$B51]=[.P$2];[.$I51]&lt;&gt;&quot;&quot;);[.$E51];&quot;&quot;)">
            <text:p/>
          </table:table-cell>
          <table:table-cell table:style-name="ce11" table:formula="of:=IF(AND([.$B51]=[.Q$2];[.$I51]&lt;&gt;&quot;&quot;);[.$E51];&quot;&quot;)">
            <text:p/>
          </table:table-cell>
          <table:table-cell table:style-name="ce11" table:formula="of:=IF(AND([.$B51]=[.R$2];[.$I51]&lt;&gt;&quot;&quot;);[.$E51];&quot;&quot;)">
            <text:p/>
          </table:table-cell>
          <table:table-cell table:style-name="ce11" table:formula="of:=IF(AND([.$B51]=[.S$2];[.$I51]&lt;&gt;&quot;&quot;);[.$E51];&quot;&quot;)">
            <text:p/>
          </table:table-cell>
          <table:table-cell table:style-name="ce11" table:formula="of:=IF(AND([.$B51]=[.T$2];[.$I51]&lt;&gt;&quot;&quot;);[.$E51];&quot;&quot;)" office:value-type="float" office:value="129.713">
            <text:p>129,71</text:p>
          </table:table-cell>
          <table:table-cell table:style-name="ce11" table:formula="of:=IF(AND([.$B51]=[.U$2];[.$I51]&lt;&gt;&quot;&quot;);[.$E51];&quot;&quot;)">
            <text:p/>
          </table:table-cell>
          <table:table-cell table:style-name="ce17" table:formula="of:=IF(AND([.$B51]=[.V$2];[.$I51]&lt;&gt;&quot;&quot;);[.$G51];&quot;&quot;)">
            <text:p/>
          </table:table-cell>
          <table:table-cell table:style-name="ce17" table:formula="of:=IF(AND([.$B51]=[.W$2];[.$I51]&lt;&gt;&quot;&quot;);[.$G51];&quot;&quot;)">
            <text:p/>
          </table:table-cell>
          <table:table-cell table:style-name="ce17" table:formula="of:=IF(AND([.$B51]=[.X$2];[.$I51]&lt;&gt;&quot;&quot;);[.$G51];&quot;&quot;)">
            <text:p/>
          </table:table-cell>
          <table:table-cell table:style-name="ce17" table:formula="of:=IF(AND([.$B51]=[.Y$2];[.$I51]&lt;&gt;&quot;&quot;);[.$G51];&quot;&quot;)">
            <text:p/>
          </table:table-cell>
          <table:table-cell table:style-name="ce17" table:formula="of:=IF(AND([.$B51]=[.Z$2];[.$I51]&lt;&gt;&quot;&quot;);[.$G51];&quot;&quot;)" office:value-type="float" office:value="122.246">
            <text:p>122,25</text:p>
          </table:table-cell>
          <table:table-cell table:style-name="ce17" table:formula="of:=IF(AND([.$B51]=[.AA$2];[.$I51]&lt;&gt;&quot;&quot;);[.$G5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Default" office:value-type="float" office:value="8.76878">
            <text:p>8,76878</text:p>
          </table:table-cell>
          <table:table-cell table:style-name="Default" office:value-type="float" office:value="7.36073">
            <text:p>7,36073</text:p>
          </table:table-cell>
          <table:table-cell table:style-name="Default" office:value-type="float" office:value="93.7775">
            <text:p>93,7775</text:p>
          </table:table-cell>
          <table:table-cell table:style-name="Default" office:value-type="float" office:value="720.344">
            <text:p>720,344</text:p>
          </table:table-cell>
          <table:table-cell table:style-name="Default" office:value-type="float" office:value="93.0322">
            <text:p>93,0322</text:p>
          </table:table-cell>
          <table:table-cell table:style-name="Default" office:value-type="float" office:value="1232.27">
            <text:p>1232,27</text:p>
          </table:table-cell>
          <table:table-cell table:style-name="Default" office:value-type="string">
            <text:p>/home/ramiro/Imagens/faces/050.jpg</text:p>
          </table:table-cell>
          <table:table-cell table:formula="of:=IF(AND([.$B52]=[.J$2];[.$I52]&lt;&gt;&quot;&quot;);[.$C52];&quot;&quot;)">
            <text:p/>
          </table:table-cell>
          <table:table-cell table:formula="of:=IF(AND([.$B52]=[.K$2];[.$I52]&lt;&gt;&quot;&quot;);[.$C52];&quot;&quot;)">
            <text:p/>
          </table:table-cell>
          <table:table-cell table:formula="of:=IF(AND([.$B52]=[.L$2];[.$I52]&lt;&gt;&quot;&quot;);[.$C52];&quot;&quot;)">
            <text:p/>
          </table:table-cell>
          <table:table-cell table:formula="of:=IF(AND([.$B52]=[.M$2];[.$I52]&lt;&gt;&quot;&quot;);[.$C52];&quot;&quot;)">
            <text:p/>
          </table:table-cell>
          <table:table-cell table:formula="of:=IF(AND([.$B52]=[.N$2];[.$I52]&lt;&gt;&quot;&quot;);[.$C52];&quot;&quot;)" office:value-type="float" office:value="8.76878">
            <text:p>8,77</text:p>
          </table:table-cell>
          <table:table-cell table:formula="of:=IF(AND([.$B52]=[.O$2];[.$I52]&lt;&gt;&quot;&quot;);[.$C52];&quot;&quot;)">
            <text:p/>
          </table:table-cell>
          <table:table-cell table:style-name="ce11" table:formula="of:=IF(AND([.$B52]=[.P$2];[.$I52]&lt;&gt;&quot;&quot;);[.$E52];&quot;&quot;)">
            <text:p/>
          </table:table-cell>
          <table:table-cell table:style-name="ce11" table:formula="of:=IF(AND([.$B52]=[.Q$2];[.$I52]&lt;&gt;&quot;&quot;);[.$E52];&quot;&quot;)">
            <text:p/>
          </table:table-cell>
          <table:table-cell table:style-name="ce11" table:formula="of:=IF(AND([.$B52]=[.R$2];[.$I52]&lt;&gt;&quot;&quot;);[.$E52];&quot;&quot;)">
            <text:p/>
          </table:table-cell>
          <table:table-cell table:style-name="ce11" table:formula="of:=IF(AND([.$B52]=[.S$2];[.$I52]&lt;&gt;&quot;&quot;);[.$E52];&quot;&quot;)">
            <text:p/>
          </table:table-cell>
          <table:table-cell table:style-name="ce11" table:formula="of:=IF(AND([.$B52]=[.T$2];[.$I52]&lt;&gt;&quot;&quot;);[.$E52];&quot;&quot;)" office:value-type="float" office:value="93.7775">
            <text:p>93,78</text:p>
          </table:table-cell>
          <table:table-cell table:style-name="ce11" table:formula="of:=IF(AND([.$B52]=[.U$2];[.$I52]&lt;&gt;&quot;&quot;);[.$E52];&quot;&quot;)">
            <text:p/>
          </table:table-cell>
          <table:table-cell table:style-name="ce17" table:formula="of:=IF(AND([.$B52]=[.V$2];[.$I52]&lt;&gt;&quot;&quot;);[.$G52];&quot;&quot;)">
            <text:p/>
          </table:table-cell>
          <table:table-cell table:style-name="ce17" table:formula="of:=IF(AND([.$B52]=[.W$2];[.$I52]&lt;&gt;&quot;&quot;);[.$G52];&quot;&quot;)">
            <text:p/>
          </table:table-cell>
          <table:table-cell table:style-name="ce17" table:formula="of:=IF(AND([.$B52]=[.X$2];[.$I52]&lt;&gt;&quot;&quot;);[.$G52];&quot;&quot;)">
            <text:p/>
          </table:table-cell>
          <table:table-cell table:style-name="ce17" table:formula="of:=IF(AND([.$B52]=[.Y$2];[.$I52]&lt;&gt;&quot;&quot;);[.$G52];&quot;&quot;)">
            <text:p/>
          </table:table-cell>
          <table:table-cell table:style-name="ce17" table:formula="of:=IF(AND([.$B52]=[.Z$2];[.$I52]&lt;&gt;&quot;&quot;);[.$G52];&quot;&quot;)" office:value-type="float" office:value="93.0322">
            <text:p>93,03</text:p>
          </table:table-cell>
          <table:table-cell table:style-name="ce17" table:formula="of:=IF(AND([.$B52]=[.AA$2];[.$I52]&lt;&gt;&quot;&quot;);[.$G5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3" office:value-type="float" office:value="11.1037">
            <text:p>11,1037</text:p>
          </table:table-cell>
          <table:table-cell table:style-name="Default" office:value-type="float" office:value="3.6278">
            <text:p>3,6278</text:p>
          </table:table-cell>
          <table:table-cell table:style-name="Default" office:value-type="float" office:value="126.863">
            <text:p>126,863</text:p>
          </table:table-cell>
          <table:table-cell table:style-name="Default" office:value-type="float" office:value="887.249">
            <text:p>887,249</text:p>
          </table:table-cell>
          <table:table-cell table:style-name="Default" office:value-type="float" office:value="130.272">
            <text:p>130,272</text:p>
          </table:table-cell>
          <table:table-cell table:style-name="Default" office:value-type="float" office:value="936.261">
            <text:p>936,261</text:p>
          </table:table-cell>
          <table:table-cell table:style-name="Default" office:value-type="string">
            <text:p>/home/ramiro/Imagens/faces/051.jpg</text:p>
          </table:table-cell>
          <table:table-cell table:formula="of:=IF(AND([.$B53]=[.J$2];[.$I53]&lt;&gt;&quot;&quot;);[.$C53];&quot;&quot;)">
            <text:p/>
          </table:table-cell>
          <table:table-cell table:formula="of:=IF(AND([.$B53]=[.K$2];[.$I53]&lt;&gt;&quot;&quot;);[.$C53];&quot;&quot;)">
            <text:p/>
          </table:table-cell>
          <table:table-cell table:formula="of:=IF(AND([.$B53]=[.L$2];[.$I53]&lt;&gt;&quot;&quot;);[.$C53];&quot;&quot;)">
            <text:p/>
          </table:table-cell>
          <table:table-cell table:formula="of:=IF(AND([.$B53]=[.M$2];[.$I53]&lt;&gt;&quot;&quot;);[.$C53];&quot;&quot;)">
            <text:p/>
          </table:table-cell>
          <table:table-cell table:formula="of:=IF(AND([.$B53]=[.N$2];[.$I53]&lt;&gt;&quot;&quot;);[.$C53];&quot;&quot;)" office:value-type="float" office:value="11.1037">
            <text:p>11,10</text:p>
          </table:table-cell>
          <table:table-cell table:formula="of:=IF(AND([.$B53]=[.O$2];[.$I53]&lt;&gt;&quot;&quot;);[.$C53];&quot;&quot;)">
            <text:p/>
          </table:table-cell>
          <table:table-cell table:style-name="ce11" table:formula="of:=IF(AND([.$B53]=[.P$2];[.$I53]&lt;&gt;&quot;&quot;);[.$E53];&quot;&quot;)">
            <text:p/>
          </table:table-cell>
          <table:table-cell table:style-name="ce11" table:formula="of:=IF(AND([.$B53]=[.Q$2];[.$I53]&lt;&gt;&quot;&quot;);[.$E53];&quot;&quot;)">
            <text:p/>
          </table:table-cell>
          <table:table-cell table:style-name="ce11" table:formula="of:=IF(AND([.$B53]=[.R$2];[.$I53]&lt;&gt;&quot;&quot;);[.$E53];&quot;&quot;)">
            <text:p/>
          </table:table-cell>
          <table:table-cell table:style-name="ce11" table:formula="of:=IF(AND([.$B53]=[.S$2];[.$I53]&lt;&gt;&quot;&quot;);[.$E53];&quot;&quot;)">
            <text:p/>
          </table:table-cell>
          <table:table-cell table:style-name="ce11" table:formula="of:=IF(AND([.$B53]=[.T$2];[.$I53]&lt;&gt;&quot;&quot;);[.$E53];&quot;&quot;)" office:value-type="float" office:value="126.863">
            <text:p>126,86</text:p>
          </table:table-cell>
          <table:table-cell table:style-name="ce11" table:formula="of:=IF(AND([.$B53]=[.U$2];[.$I53]&lt;&gt;&quot;&quot;);[.$E53];&quot;&quot;)">
            <text:p/>
          </table:table-cell>
          <table:table-cell table:style-name="ce17" table:formula="of:=IF(AND([.$B53]=[.V$2];[.$I53]&lt;&gt;&quot;&quot;);[.$G53];&quot;&quot;)">
            <text:p/>
          </table:table-cell>
          <table:table-cell table:style-name="ce17" table:formula="of:=IF(AND([.$B53]=[.W$2];[.$I53]&lt;&gt;&quot;&quot;);[.$G53];&quot;&quot;)">
            <text:p/>
          </table:table-cell>
          <table:table-cell table:style-name="ce17" table:formula="of:=IF(AND([.$B53]=[.X$2];[.$I53]&lt;&gt;&quot;&quot;);[.$G53];&quot;&quot;)">
            <text:p/>
          </table:table-cell>
          <table:table-cell table:style-name="ce17" table:formula="of:=IF(AND([.$B53]=[.Y$2];[.$I53]&lt;&gt;&quot;&quot;);[.$G53];&quot;&quot;)">
            <text:p/>
          </table:table-cell>
          <table:table-cell table:style-name="ce17" table:formula="of:=IF(AND([.$B53]=[.Z$2];[.$I53]&lt;&gt;&quot;&quot;);[.$G53];&quot;&quot;)" office:value-type="float" office:value="130.272">
            <text:p>130,27</text:p>
          </table:table-cell>
          <table:table-cell table:style-name="ce17" table:formula="of:=IF(AND([.$B53]=[.AA$2];[.$I53]&lt;&gt;&quot;&quot;);[.$G5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Default" office:value-type="float" office:value="11.0216">
            <text:p>11,0216</text:p>
          </table:table-cell>
          <table:table-cell table:style-name="Default" office:value-type="float" office:value="6.52106">
            <text:p>6,52106</text:p>
          </table:table-cell>
          <table:table-cell table:style-name="Default" office:value-type="float" office:value="148.207">
            <text:p>148,207</text:p>
          </table:table-cell>
          <table:table-cell table:style-name="Default" office:value-type="float" office:value="1895.13">
            <text:p>1895,13</text:p>
          </table:table-cell>
          <table:table-cell table:style-name="Default" office:value-type="float" office:value="140.039">
            <text:p>140,039</text:p>
          </table:table-cell>
          <table:table-cell table:style-name="Default" office:value-type="float" office:value="3367.94">
            <text:p>3367,94</text:p>
          </table:table-cell>
          <table:table-cell table:style-name="Default" office:value-type="string">
            <text:p>/home/ramiro/Imagens/faces/052.jpg</text:p>
          </table:table-cell>
          <table:table-cell table:formula="of:=IF(AND([.$B54]=[.J$2];[.$I54]&lt;&gt;&quot;&quot;);[.$C54];&quot;&quot;)">
            <text:p/>
          </table:table-cell>
          <table:table-cell table:formula="of:=IF(AND([.$B54]=[.K$2];[.$I54]&lt;&gt;&quot;&quot;);[.$C54];&quot;&quot;)">
            <text:p/>
          </table:table-cell>
          <table:table-cell table:formula="of:=IF(AND([.$B54]=[.L$2];[.$I54]&lt;&gt;&quot;&quot;);[.$C54];&quot;&quot;)">
            <text:p/>
          </table:table-cell>
          <table:table-cell table:formula="of:=IF(AND([.$B54]=[.M$2];[.$I54]&lt;&gt;&quot;&quot;);[.$C54];&quot;&quot;)" office:value-type="float" office:value="11.0216">
            <text:p>11,02</text:p>
          </table:table-cell>
          <table:table-cell table:formula="of:=IF(AND([.$B54]=[.N$2];[.$I54]&lt;&gt;&quot;&quot;);[.$C54];&quot;&quot;)">
            <text:p/>
          </table:table-cell>
          <table:table-cell table:formula="of:=IF(AND([.$B54]=[.O$2];[.$I54]&lt;&gt;&quot;&quot;);[.$C54];&quot;&quot;)">
            <text:p/>
          </table:table-cell>
          <table:table-cell table:style-name="ce11" table:formula="of:=IF(AND([.$B54]=[.P$2];[.$I54]&lt;&gt;&quot;&quot;);[.$E54];&quot;&quot;)">
            <text:p/>
          </table:table-cell>
          <table:table-cell table:style-name="ce11" table:formula="of:=IF(AND([.$B54]=[.Q$2];[.$I54]&lt;&gt;&quot;&quot;);[.$E54];&quot;&quot;)">
            <text:p/>
          </table:table-cell>
          <table:table-cell table:style-name="ce11" table:formula="of:=IF(AND([.$B54]=[.R$2];[.$I54]&lt;&gt;&quot;&quot;);[.$E54];&quot;&quot;)">
            <text:p/>
          </table:table-cell>
          <table:table-cell table:style-name="ce11" table:formula="of:=IF(AND([.$B54]=[.S$2];[.$I54]&lt;&gt;&quot;&quot;);[.$E54];&quot;&quot;)" office:value-type="float" office:value="148.207">
            <text:p>148,21</text:p>
          </table:table-cell>
          <table:table-cell table:style-name="ce11" table:formula="of:=IF(AND([.$B54]=[.T$2];[.$I54]&lt;&gt;&quot;&quot;);[.$E54];&quot;&quot;)">
            <text:p/>
          </table:table-cell>
          <table:table-cell table:style-name="ce11" table:formula="of:=IF(AND([.$B54]=[.U$2];[.$I54]&lt;&gt;&quot;&quot;);[.$E54];&quot;&quot;)">
            <text:p/>
          </table:table-cell>
          <table:table-cell table:style-name="ce17" table:formula="of:=IF(AND([.$B54]=[.V$2];[.$I54]&lt;&gt;&quot;&quot;);[.$G54];&quot;&quot;)">
            <text:p/>
          </table:table-cell>
          <table:table-cell table:style-name="ce17" table:formula="of:=IF(AND([.$B54]=[.W$2];[.$I54]&lt;&gt;&quot;&quot;);[.$G54];&quot;&quot;)">
            <text:p/>
          </table:table-cell>
          <table:table-cell table:style-name="ce17" table:formula="of:=IF(AND([.$B54]=[.X$2];[.$I54]&lt;&gt;&quot;&quot;);[.$G54];&quot;&quot;)">
            <text:p/>
          </table:table-cell>
          <table:table-cell table:style-name="ce17" table:formula="of:=IF(AND([.$B54]=[.Y$2];[.$I54]&lt;&gt;&quot;&quot;);[.$G54];&quot;&quot;)" office:value-type="float" office:value="140.039">
            <text:p>140,04</text:p>
          </table:table-cell>
          <table:table-cell table:style-name="ce17" table:formula="of:=IF(AND([.$B54]=[.Z$2];[.$I54]&lt;&gt;&quot;&quot;);[.$G54];&quot;&quot;)">
            <text:p/>
          </table:table-cell>
          <table:table-cell table:style-name="ce17" table:formula="of:=IF(AND([.$B54]=[.AA$2];[.$I54]&lt;&gt;&quot;&quot;);[.$G5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style-name="Default" office:value-type="float" office:value="7.32439">
            <text:p>7,32439</text:p>
          </table:table-cell>
          <table:table-cell table:style-name="Default" office:value-type="float" office:value="7.44832">
            <text:p>7,44832</text:p>
          </table:table-cell>
          <table:table-cell table:style-name="Default" office:value-type="float" office:value="111.586">
            <text:p>111,586</text:p>
          </table:table-cell>
          <table:table-cell table:style-name="Default" office:value-type="float" office:value="818.222">
            <text:p>818,222</text:p>
          </table:table-cell>
          <table:table-cell table:style-name="Default" office:value-type="float" office:value="109.715">
            <text:p>109,715</text:p>
          </table:table-cell>
          <table:table-cell table:style-name="Default" office:value-type="float" office:value="1378.15">
            <text:p>1378,15</text:p>
          </table:table-cell>
          <table:table-cell table:style-name="Default" office:value-type="string">
            <text:p>/home/ramiro/Imagens/faces/053.jpg</text:p>
          </table:table-cell>
          <table:table-cell table:formula="of:=IF(AND([.$B55]=[.J$2];[.$I55]&lt;&gt;&quot;&quot;);[.$C55];&quot;&quot;)">
            <text:p/>
          </table:table-cell>
          <table:table-cell table:formula="of:=IF(AND([.$B55]=[.K$2];[.$I55]&lt;&gt;&quot;&quot;);[.$C55];&quot;&quot;)">
            <text:p/>
          </table:table-cell>
          <table:table-cell table:formula="of:=IF(AND([.$B55]=[.L$2];[.$I55]&lt;&gt;&quot;&quot;);[.$C55];&quot;&quot;)">
            <text:p/>
          </table:table-cell>
          <table:table-cell table:formula="of:=IF(AND([.$B55]=[.M$2];[.$I55]&lt;&gt;&quot;&quot;);[.$C55];&quot;&quot;)" office:value-type="float" office:value="7.32439">
            <text:p>7,32</text:p>
          </table:table-cell>
          <table:table-cell table:formula="of:=IF(AND([.$B55]=[.N$2];[.$I55]&lt;&gt;&quot;&quot;);[.$C55];&quot;&quot;)">
            <text:p/>
          </table:table-cell>
          <table:table-cell table:formula="of:=IF(AND([.$B55]=[.O$2];[.$I55]&lt;&gt;&quot;&quot;);[.$C55];&quot;&quot;)">
            <text:p/>
          </table:table-cell>
          <table:table-cell table:style-name="ce11" table:formula="of:=IF(AND([.$B55]=[.P$2];[.$I55]&lt;&gt;&quot;&quot;);[.$E55];&quot;&quot;)">
            <text:p/>
          </table:table-cell>
          <table:table-cell table:style-name="ce11" table:formula="of:=IF(AND([.$B55]=[.Q$2];[.$I55]&lt;&gt;&quot;&quot;);[.$E55];&quot;&quot;)">
            <text:p/>
          </table:table-cell>
          <table:table-cell table:style-name="ce11" table:formula="of:=IF(AND([.$B55]=[.R$2];[.$I55]&lt;&gt;&quot;&quot;);[.$E55];&quot;&quot;)">
            <text:p/>
          </table:table-cell>
          <table:table-cell table:style-name="ce11" table:formula="of:=IF(AND([.$B55]=[.S$2];[.$I55]&lt;&gt;&quot;&quot;);[.$E55];&quot;&quot;)" office:value-type="float" office:value="111.586">
            <text:p>111,59</text:p>
          </table:table-cell>
          <table:table-cell table:style-name="ce11" table:formula="of:=IF(AND([.$B55]=[.T$2];[.$I55]&lt;&gt;&quot;&quot;);[.$E55];&quot;&quot;)">
            <text:p/>
          </table:table-cell>
          <table:table-cell table:style-name="ce11" table:formula="of:=IF(AND([.$B55]=[.U$2];[.$I55]&lt;&gt;&quot;&quot;);[.$E55];&quot;&quot;)">
            <text:p/>
          </table:table-cell>
          <table:table-cell table:style-name="ce17" table:formula="of:=IF(AND([.$B55]=[.V$2];[.$I55]&lt;&gt;&quot;&quot;);[.$G55];&quot;&quot;)">
            <text:p/>
          </table:table-cell>
          <table:table-cell table:style-name="ce17" table:formula="of:=IF(AND([.$B55]=[.W$2];[.$I55]&lt;&gt;&quot;&quot;);[.$G55];&quot;&quot;)">
            <text:p/>
          </table:table-cell>
          <table:table-cell table:style-name="ce17" table:formula="of:=IF(AND([.$B55]=[.X$2];[.$I55]&lt;&gt;&quot;&quot;);[.$G55];&quot;&quot;)">
            <text:p/>
          </table:table-cell>
          <table:table-cell table:style-name="ce17" table:formula="of:=IF(AND([.$B55]=[.Y$2];[.$I55]&lt;&gt;&quot;&quot;);[.$G55];&quot;&quot;)" office:value-type="float" office:value="109.715">
            <text:p>109,72</text:p>
          </table:table-cell>
          <table:table-cell table:style-name="ce17" table:formula="of:=IF(AND([.$B55]=[.Z$2];[.$I55]&lt;&gt;&quot;&quot;);[.$G55];&quot;&quot;)">
            <text:p/>
          </table:table-cell>
          <table:table-cell table:style-name="ce17" table:formula="of:=IF(AND([.$B55]=[.AA$2];[.$I55]&lt;&gt;&quot;&quot;);[.$G5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6]=[.J$2];[.$I56]&lt;&gt;&quot;&quot;);[.$C56];&quot;&quot;)">
            <text:p/>
          </table:table-cell>
          <table:table-cell table:formula="of:=IF(AND([.$B56]=[.K$2];[.$I56]&lt;&gt;&quot;&quot;);[.$C56];&quot;&quot;)">
            <text:p/>
          </table:table-cell>
          <table:table-cell table:formula="of:=IF(AND([.$B56]=[.L$2];[.$I56]&lt;&gt;&quot;&quot;);[.$C56];&quot;&quot;)">
            <text:p/>
          </table:table-cell>
          <table:table-cell table:formula="of:=IF(AND([.$B56]=[.M$2];[.$I56]&lt;&gt;&quot;&quot;);[.$C56];&quot;&quot;)">
            <text:p/>
          </table:table-cell>
          <table:table-cell table:formula="of:=IF(AND([.$B56]=[.N$2];[.$I56]&lt;&gt;&quot;&quot;);[.$C56];&quot;&quot;)">
            <text:p/>
          </table:table-cell>
          <table:table-cell table:formula="of:=IF(AND([.$B56]=[.O$2];[.$I56]&lt;&gt;&quot;&quot;);[.$C56];&quot;&quot;)">
            <text:p/>
          </table:table-cell>
          <table:table-cell table:style-name="ce11" table:formula="of:=IF(AND([.$B56]=[.P$2];[.$I56]&lt;&gt;&quot;&quot;);[.$E56];&quot;&quot;)">
            <text:p/>
          </table:table-cell>
          <table:table-cell table:style-name="ce11" table:formula="of:=IF(AND([.$B56]=[.Q$2];[.$I56]&lt;&gt;&quot;&quot;);[.$E56];&quot;&quot;)">
            <text:p/>
          </table:table-cell>
          <table:table-cell table:style-name="ce11" table:formula="of:=IF(AND([.$B56]=[.R$2];[.$I56]&lt;&gt;&quot;&quot;);[.$E56];&quot;&quot;)">
            <text:p/>
          </table:table-cell>
          <table:table-cell table:style-name="ce11" table:formula="of:=IF(AND([.$B56]=[.S$2];[.$I56]&lt;&gt;&quot;&quot;);[.$E56];&quot;&quot;)">
            <text:p/>
          </table:table-cell>
          <table:table-cell table:style-name="ce11" table:formula="of:=IF(AND([.$B56]=[.T$2];[.$I56]&lt;&gt;&quot;&quot;);[.$E56];&quot;&quot;)">
            <text:p/>
          </table:table-cell>
          <table:table-cell table:style-name="ce11" table:formula="of:=IF(AND([.$B56]=[.U$2];[.$I56]&lt;&gt;&quot;&quot;);[.$E56];&quot;&quot;)">
            <text:p/>
          </table:table-cell>
          <table:table-cell table:style-name="ce17" table:formula="of:=IF(AND([.$B56]=[.V$2];[.$I56]&lt;&gt;&quot;&quot;);[.$G56];&quot;&quot;)">
            <text:p/>
          </table:table-cell>
          <table:table-cell table:style-name="ce17" table:formula="of:=IF(AND([.$B56]=[.W$2];[.$I56]&lt;&gt;&quot;&quot;);[.$G56];&quot;&quot;)">
            <text:p/>
          </table:table-cell>
          <table:table-cell table:style-name="ce17" table:formula="of:=IF(AND([.$B56]=[.X$2];[.$I56]&lt;&gt;&quot;&quot;);[.$G56];&quot;&quot;)">
            <text:p/>
          </table:table-cell>
          <table:table-cell table:style-name="ce17" table:formula="of:=IF(AND([.$B56]=[.Y$2];[.$I56]&lt;&gt;&quot;&quot;);[.$G56];&quot;&quot;)">
            <text:p/>
          </table:table-cell>
          <table:table-cell table:style-name="ce17" table:formula="of:=IF(AND([.$B56]=[.Z$2];[.$I56]&lt;&gt;&quot;&quot;);[.$G56];&quot;&quot;)">
            <text:p/>
          </table:table-cell>
          <table:table-cell table:style-name="ce17" table:formula="of:=IF(AND([.$B56]=[.AA$2];[.$I56]&lt;&gt;&quot;&quot;);[.$G5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7]=[.J$2];[.$I57]&lt;&gt;&quot;&quot;);[.$C57];&quot;&quot;)">
            <text:p/>
          </table:table-cell>
          <table:table-cell table:formula="of:=IF(AND([.$B57]=[.K$2];[.$I57]&lt;&gt;&quot;&quot;);[.$C57];&quot;&quot;)">
            <text:p/>
          </table:table-cell>
          <table:table-cell table:formula="of:=IF(AND([.$B57]=[.L$2];[.$I57]&lt;&gt;&quot;&quot;);[.$C57];&quot;&quot;)">
            <text:p/>
          </table:table-cell>
          <table:table-cell table:formula="of:=IF(AND([.$B57]=[.M$2];[.$I57]&lt;&gt;&quot;&quot;);[.$C57];&quot;&quot;)">
            <text:p/>
          </table:table-cell>
          <table:table-cell table:formula="of:=IF(AND([.$B57]=[.N$2];[.$I57]&lt;&gt;&quot;&quot;);[.$C57];&quot;&quot;)">
            <text:p/>
          </table:table-cell>
          <table:table-cell table:formula="of:=IF(AND([.$B57]=[.O$2];[.$I57]&lt;&gt;&quot;&quot;);[.$C57];&quot;&quot;)">
            <text:p/>
          </table:table-cell>
          <table:table-cell table:style-name="ce11" table:formula="of:=IF(AND([.$B57]=[.P$2];[.$I57]&lt;&gt;&quot;&quot;);[.$E57];&quot;&quot;)">
            <text:p/>
          </table:table-cell>
          <table:table-cell table:style-name="ce11" table:formula="of:=IF(AND([.$B57]=[.Q$2];[.$I57]&lt;&gt;&quot;&quot;);[.$E57];&quot;&quot;)">
            <text:p/>
          </table:table-cell>
          <table:table-cell table:style-name="ce11" table:formula="of:=IF(AND([.$B57]=[.R$2];[.$I57]&lt;&gt;&quot;&quot;);[.$E57];&quot;&quot;)">
            <text:p/>
          </table:table-cell>
          <table:table-cell table:style-name="ce11" table:formula="of:=IF(AND([.$B57]=[.S$2];[.$I57]&lt;&gt;&quot;&quot;);[.$E57];&quot;&quot;)">
            <text:p/>
          </table:table-cell>
          <table:table-cell table:style-name="ce11" table:formula="of:=IF(AND([.$B57]=[.T$2];[.$I57]&lt;&gt;&quot;&quot;);[.$E57];&quot;&quot;)">
            <text:p/>
          </table:table-cell>
          <table:table-cell table:style-name="ce11" table:formula="of:=IF(AND([.$B57]=[.U$2];[.$I57]&lt;&gt;&quot;&quot;);[.$E57];&quot;&quot;)">
            <text:p/>
          </table:table-cell>
          <table:table-cell table:style-name="ce17" table:formula="of:=IF(AND([.$B57]=[.V$2];[.$I57]&lt;&gt;&quot;&quot;);[.$G57];&quot;&quot;)">
            <text:p/>
          </table:table-cell>
          <table:table-cell table:style-name="ce17" table:formula="of:=IF(AND([.$B57]=[.W$2];[.$I57]&lt;&gt;&quot;&quot;);[.$G57];&quot;&quot;)">
            <text:p/>
          </table:table-cell>
          <table:table-cell table:style-name="ce17" table:formula="of:=IF(AND([.$B57]=[.X$2];[.$I57]&lt;&gt;&quot;&quot;);[.$G57];&quot;&quot;)">
            <text:p/>
          </table:table-cell>
          <table:table-cell table:style-name="ce17" table:formula="of:=IF(AND([.$B57]=[.Y$2];[.$I57]&lt;&gt;&quot;&quot;);[.$G57];&quot;&quot;)">
            <text:p/>
          </table:table-cell>
          <table:table-cell table:style-name="ce17" table:formula="of:=IF(AND([.$B57]=[.Z$2];[.$I57]&lt;&gt;&quot;&quot;);[.$G57];&quot;&quot;)">
            <text:p/>
          </table:table-cell>
          <table:table-cell table:style-name="ce17" table:formula="of:=IF(AND([.$B57]=[.AA$2];[.$I57]&lt;&gt;&quot;&quot;);[.$G5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8]=[.J$2];[.$I58]&lt;&gt;&quot;&quot;);[.$C58];&quot;&quot;)">
            <text:p/>
          </table:table-cell>
          <table:table-cell table:formula="of:=IF(AND([.$B58]=[.K$2];[.$I58]&lt;&gt;&quot;&quot;);[.$C58];&quot;&quot;)">
            <text:p/>
          </table:table-cell>
          <table:table-cell table:formula="of:=IF(AND([.$B58]=[.L$2];[.$I58]&lt;&gt;&quot;&quot;);[.$C58];&quot;&quot;)">
            <text:p/>
          </table:table-cell>
          <table:table-cell table:formula="of:=IF(AND([.$B58]=[.M$2];[.$I58]&lt;&gt;&quot;&quot;);[.$C58];&quot;&quot;)">
            <text:p/>
          </table:table-cell>
          <table:table-cell table:formula="of:=IF(AND([.$B58]=[.N$2];[.$I58]&lt;&gt;&quot;&quot;);[.$C58];&quot;&quot;)">
            <text:p/>
          </table:table-cell>
          <table:table-cell table:formula="of:=IF(AND([.$B58]=[.O$2];[.$I58]&lt;&gt;&quot;&quot;);[.$C58];&quot;&quot;)">
            <text:p/>
          </table:table-cell>
          <table:table-cell table:style-name="ce11" table:formula="of:=IF(AND([.$B58]=[.P$2];[.$I58]&lt;&gt;&quot;&quot;);[.$E58];&quot;&quot;)">
            <text:p/>
          </table:table-cell>
          <table:table-cell table:style-name="ce11" table:formula="of:=IF(AND([.$B58]=[.Q$2];[.$I58]&lt;&gt;&quot;&quot;);[.$E58];&quot;&quot;)">
            <text:p/>
          </table:table-cell>
          <table:table-cell table:style-name="ce11" table:formula="of:=IF(AND([.$B58]=[.R$2];[.$I58]&lt;&gt;&quot;&quot;);[.$E58];&quot;&quot;)">
            <text:p/>
          </table:table-cell>
          <table:table-cell table:style-name="ce11" table:formula="of:=IF(AND([.$B58]=[.S$2];[.$I58]&lt;&gt;&quot;&quot;);[.$E58];&quot;&quot;)">
            <text:p/>
          </table:table-cell>
          <table:table-cell table:style-name="ce11" table:formula="of:=IF(AND([.$B58]=[.T$2];[.$I58]&lt;&gt;&quot;&quot;);[.$E58];&quot;&quot;)">
            <text:p/>
          </table:table-cell>
          <table:table-cell table:style-name="ce11" table:formula="of:=IF(AND([.$B58]=[.U$2];[.$I58]&lt;&gt;&quot;&quot;);[.$E58];&quot;&quot;)">
            <text:p/>
          </table:table-cell>
          <table:table-cell table:style-name="ce17" table:formula="of:=IF(AND([.$B58]=[.V$2];[.$I58]&lt;&gt;&quot;&quot;);[.$G58];&quot;&quot;)">
            <text:p/>
          </table:table-cell>
          <table:table-cell table:style-name="ce17" table:formula="of:=IF(AND([.$B58]=[.W$2];[.$I58]&lt;&gt;&quot;&quot;);[.$G58];&quot;&quot;)">
            <text:p/>
          </table:table-cell>
          <table:table-cell table:style-name="ce17" table:formula="of:=IF(AND([.$B58]=[.X$2];[.$I58]&lt;&gt;&quot;&quot;);[.$G58];&quot;&quot;)">
            <text:p/>
          </table:table-cell>
          <table:table-cell table:style-name="ce17" table:formula="of:=IF(AND([.$B58]=[.Y$2];[.$I58]&lt;&gt;&quot;&quot;);[.$G58];&quot;&quot;)">
            <text:p/>
          </table:table-cell>
          <table:table-cell table:style-name="ce17" table:formula="of:=IF(AND([.$B58]=[.Z$2];[.$I58]&lt;&gt;&quot;&quot;);[.$G58];&quot;&quot;)">
            <text:p/>
          </table:table-cell>
          <table:table-cell table:style-name="ce17" table:formula="of:=IF(AND([.$B58]=[.AA$2];[.$I58]&lt;&gt;&quot;&quot;);[.$G5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3" office:value-type="float" office:value="8.77179">
            <text:p>8,77179</text:p>
          </table:table-cell>
          <table:table-cell table:style-name="Default" office:value-type="float" office:value="8.9629">
            <text:p>8,9629</text:p>
          </table:table-cell>
          <table:table-cell table:style-name="Default" office:value-type="float" office:value="112.42">
            <text:p>112,42</text:p>
          </table:table-cell>
          <table:table-cell table:style-name="Default" office:value-type="float" office:value="1205.61">
            <text:p>1205,61</text:p>
          </table:table-cell>
          <table:table-cell table:style-name="Default" office:value-type="float" office:value="194.031">
            <text:p>194,031</text:p>
          </table:table-cell>
          <table:table-cell table:style-name="Default" office:value-type="float" office:value="1745.09">
            <text:p>1745,09</text:p>
          </table:table-cell>
          <table:table-cell table:style-name="Default" office:value-type="string">
            <text:p>/home/ramiro/Imagens/faces/057.jpg</text:p>
          </table:table-cell>
          <table:table-cell table:formula="of:=IF(AND([.$B59]=[.J$2];[.$I59]&lt;&gt;&quot;&quot;);[.$C59];&quot;&quot;)">
            <text:p/>
          </table:table-cell>
          <table:table-cell table:formula="of:=IF(AND([.$B59]=[.K$2];[.$I59]&lt;&gt;&quot;&quot;);[.$C59];&quot;&quot;)">
            <text:p/>
          </table:table-cell>
          <table:table-cell table:formula="of:=IF(AND([.$B59]=[.L$2];[.$I59]&lt;&gt;&quot;&quot;);[.$C59];&quot;&quot;)" office:value-type="float" office:value="8.77179">
            <text:p>8,77</text:p>
          </table:table-cell>
          <table:table-cell table:formula="of:=IF(AND([.$B59]=[.M$2];[.$I59]&lt;&gt;&quot;&quot;);[.$C59];&quot;&quot;)">
            <text:p/>
          </table:table-cell>
          <table:table-cell table:formula="of:=IF(AND([.$B59]=[.N$2];[.$I59]&lt;&gt;&quot;&quot;);[.$C59];&quot;&quot;)">
            <text:p/>
          </table:table-cell>
          <table:table-cell table:formula="of:=IF(AND([.$B59]=[.O$2];[.$I59]&lt;&gt;&quot;&quot;);[.$C59];&quot;&quot;)">
            <text:p/>
          </table:table-cell>
          <table:table-cell table:style-name="ce11" table:formula="of:=IF(AND([.$B59]=[.P$2];[.$I59]&lt;&gt;&quot;&quot;);[.$E59];&quot;&quot;)">
            <text:p/>
          </table:table-cell>
          <table:table-cell table:style-name="ce11" table:formula="of:=IF(AND([.$B59]=[.Q$2];[.$I59]&lt;&gt;&quot;&quot;);[.$E59];&quot;&quot;)">
            <text:p/>
          </table:table-cell>
          <table:table-cell table:style-name="ce11" table:formula="of:=IF(AND([.$B59]=[.R$2];[.$I59]&lt;&gt;&quot;&quot;);[.$E59];&quot;&quot;)" office:value-type="float" office:value="112.42">
            <text:p>112,42</text:p>
          </table:table-cell>
          <table:table-cell table:style-name="ce11" table:formula="of:=IF(AND([.$B59]=[.S$2];[.$I59]&lt;&gt;&quot;&quot;);[.$E59];&quot;&quot;)">
            <text:p/>
          </table:table-cell>
          <table:table-cell table:style-name="ce11" table:formula="of:=IF(AND([.$B59]=[.T$2];[.$I59]&lt;&gt;&quot;&quot;);[.$E59];&quot;&quot;)">
            <text:p/>
          </table:table-cell>
          <table:table-cell table:style-name="ce11" table:formula="of:=IF(AND([.$B59]=[.U$2];[.$I59]&lt;&gt;&quot;&quot;);[.$E59];&quot;&quot;)">
            <text:p/>
          </table:table-cell>
          <table:table-cell table:style-name="ce17" table:formula="of:=IF(AND([.$B59]=[.V$2];[.$I59]&lt;&gt;&quot;&quot;);[.$G59];&quot;&quot;)">
            <text:p/>
          </table:table-cell>
          <table:table-cell table:style-name="ce17" table:formula="of:=IF(AND([.$B59]=[.W$2];[.$I59]&lt;&gt;&quot;&quot;);[.$G59];&quot;&quot;)">
            <text:p/>
          </table:table-cell>
          <table:table-cell table:style-name="ce17" table:formula="of:=IF(AND([.$B59]=[.X$2];[.$I59]&lt;&gt;&quot;&quot;);[.$G59];&quot;&quot;)" office:value-type="float" office:value="194.031">
            <text:p>194,03</text:p>
          </table:table-cell>
          <table:table-cell table:style-name="ce17" table:formula="of:=IF(AND([.$B59]=[.Y$2];[.$I59]&lt;&gt;&quot;&quot;);[.$G59];&quot;&quot;)">
            <text:p/>
          </table:table-cell>
          <table:table-cell table:style-name="ce17" table:formula="of:=IF(AND([.$B59]=[.Z$2];[.$I59]&lt;&gt;&quot;&quot;);[.$G59];&quot;&quot;)">
            <text:p/>
          </table:table-cell>
          <table:table-cell table:style-name="ce17" table:formula="of:=IF(AND([.$B59]=[.AA$2];[.$I59]&lt;&gt;&quot;&quot;);[.$G5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Default" office:value-type="float" office:value="7.38867">
            <text:p>7,38867</text:p>
          </table:table-cell>
          <table:table-cell table:style-name="Default" office:value-type="float" office:value="4.65911">
            <text:p>4,65911</text:p>
          </table:table-cell>
          <table:table-cell table:style-name="Default" office:value-type="float" office:value="116.879">
            <text:p>116,879</text:p>
          </table:table-cell>
          <table:table-cell table:style-name="Default" office:value-type="float" office:value="761.633">
            <text:p>761,633</text:p>
          </table:table-cell>
          <table:table-cell table:style-name="Default" office:value-type="float" office:value="142.471">
            <text:p>142,471</text:p>
          </table:table-cell>
          <table:table-cell table:style-name="Default" office:value-type="float" office:value="738.499">
            <text:p>738,499</text:p>
          </table:table-cell>
          <table:table-cell table:style-name="Default" office:value-type="string">
            <text:p>/home/ramiro/Imagens/faces/058.jpg</text:p>
          </table:table-cell>
          <table:table-cell table:formula="of:=IF(AND([.$B60]=[.J$2];[.$I60]&lt;&gt;&quot;&quot;);[.$C60];&quot;&quot;)">
            <text:p/>
          </table:table-cell>
          <table:table-cell table:formula="of:=IF(AND([.$B60]=[.K$2];[.$I60]&lt;&gt;&quot;&quot;);[.$C60];&quot;&quot;)" office:value-type="float" office:value="7.38867">
            <text:p>7,39</text:p>
          </table:table-cell>
          <table:table-cell table:formula="of:=IF(AND([.$B60]=[.L$2];[.$I60]&lt;&gt;&quot;&quot;);[.$C60];&quot;&quot;)">
            <text:p/>
          </table:table-cell>
          <table:table-cell table:formula="of:=IF(AND([.$B60]=[.M$2];[.$I60]&lt;&gt;&quot;&quot;);[.$C60];&quot;&quot;)">
            <text:p/>
          </table:table-cell>
          <table:table-cell table:formula="of:=IF(AND([.$B60]=[.N$2];[.$I60]&lt;&gt;&quot;&quot;);[.$C60];&quot;&quot;)">
            <text:p/>
          </table:table-cell>
          <table:table-cell table:formula="of:=IF(AND([.$B60]=[.O$2];[.$I60]&lt;&gt;&quot;&quot;);[.$C60];&quot;&quot;)">
            <text:p/>
          </table:table-cell>
          <table:table-cell table:style-name="ce11" table:formula="of:=IF(AND([.$B60]=[.P$2];[.$I60]&lt;&gt;&quot;&quot;);[.$E60];&quot;&quot;)">
            <text:p/>
          </table:table-cell>
          <table:table-cell table:style-name="ce11" table:formula="of:=IF(AND([.$B60]=[.Q$2];[.$I60]&lt;&gt;&quot;&quot;);[.$E60];&quot;&quot;)" office:value-type="float" office:value="116.879">
            <text:p>116,88</text:p>
          </table:table-cell>
          <table:table-cell table:style-name="ce11" table:formula="of:=IF(AND([.$B60]=[.R$2];[.$I60]&lt;&gt;&quot;&quot;);[.$E60];&quot;&quot;)">
            <text:p/>
          </table:table-cell>
          <table:table-cell table:style-name="ce11" table:formula="of:=IF(AND([.$B60]=[.S$2];[.$I60]&lt;&gt;&quot;&quot;);[.$E60];&quot;&quot;)">
            <text:p/>
          </table:table-cell>
          <table:table-cell table:style-name="ce11" table:formula="of:=IF(AND([.$B60]=[.T$2];[.$I60]&lt;&gt;&quot;&quot;);[.$E60];&quot;&quot;)">
            <text:p/>
          </table:table-cell>
          <table:table-cell table:style-name="ce11" table:formula="of:=IF(AND([.$B60]=[.U$2];[.$I60]&lt;&gt;&quot;&quot;);[.$E60];&quot;&quot;)">
            <text:p/>
          </table:table-cell>
          <table:table-cell table:style-name="ce17" table:formula="of:=IF(AND([.$B60]=[.V$2];[.$I60]&lt;&gt;&quot;&quot;);[.$G60];&quot;&quot;)">
            <text:p/>
          </table:table-cell>
          <table:table-cell table:style-name="ce17" table:formula="of:=IF(AND([.$B60]=[.W$2];[.$I60]&lt;&gt;&quot;&quot;);[.$G60];&quot;&quot;)" office:value-type="float" office:value="142.471">
            <text:p>142,47</text:p>
          </table:table-cell>
          <table:table-cell table:style-name="ce17" table:formula="of:=IF(AND([.$B60]=[.X$2];[.$I60]&lt;&gt;&quot;&quot;);[.$G60];&quot;&quot;)">
            <text:p/>
          </table:table-cell>
          <table:table-cell table:style-name="ce17" table:formula="of:=IF(AND([.$B60]=[.Y$2];[.$I60]&lt;&gt;&quot;&quot;);[.$G60];&quot;&quot;)">
            <text:p/>
          </table:table-cell>
          <table:table-cell table:style-name="ce17" table:formula="of:=IF(AND([.$B60]=[.Z$2];[.$I60]&lt;&gt;&quot;&quot;);[.$G60];&quot;&quot;)">
            <text:p/>
          </table:table-cell>
          <table:table-cell table:style-name="ce17" table:formula="of:=IF(AND([.$B60]=[.AA$2];[.$I60]&lt;&gt;&quot;&quot;);[.$G6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Default" office:value-type="float" office:value="9.22181">
            <text:p>9,22181</text:p>
          </table:table-cell>
          <table:table-cell table:style-name="Default" office:value-type="float" office:value="7.41813">
            <text:p>7,41813</text:p>
          </table:table-cell>
          <table:table-cell table:style-name="Default" office:value-type="float" office:value="102.466">
            <text:p>102,466</text:p>
          </table:table-cell>
          <table:table-cell table:style-name="Default" office:value-type="float" office:value="2451.71">
            <text:p>2451,71</text:p>
          </table:table-cell>
          <table:table-cell table:style-name="Default" office:value-type="float" office:value="138.261">
            <text:p>138,261</text:p>
          </table:table-cell>
          <table:table-cell table:style-name="Default" office:value-type="float" office:value="4653.93">
            <text:p>4653,93</text:p>
          </table:table-cell>
          <table:table-cell table:style-name="Default" office:value-type="string">
            <text:p>/home/ramiro/Imagens/faces/059.jpg</text:p>
          </table:table-cell>
          <table:table-cell table:formula="of:=IF(AND([.$B61]=[.J$2];[.$I61]&lt;&gt;&quot;&quot;);[.$C61];&quot;&quot;)">
            <text:p/>
          </table:table-cell>
          <table:table-cell table:formula="of:=IF(AND([.$B61]=[.K$2];[.$I61]&lt;&gt;&quot;&quot;);[.$C61];&quot;&quot;)">
            <text:p/>
          </table:table-cell>
          <table:table-cell table:formula="of:=IF(AND([.$B61]=[.L$2];[.$I61]&lt;&gt;&quot;&quot;);[.$C61];&quot;&quot;)" office:value-type="float" office:value="9.22181">
            <text:p>9,22</text:p>
          </table:table-cell>
          <table:table-cell table:formula="of:=IF(AND([.$B61]=[.M$2];[.$I61]&lt;&gt;&quot;&quot;);[.$C61];&quot;&quot;)">
            <text:p/>
          </table:table-cell>
          <table:table-cell table:formula="of:=IF(AND([.$B61]=[.N$2];[.$I61]&lt;&gt;&quot;&quot;);[.$C61];&quot;&quot;)">
            <text:p/>
          </table:table-cell>
          <table:table-cell table:formula="of:=IF(AND([.$B61]=[.O$2];[.$I61]&lt;&gt;&quot;&quot;);[.$C61];&quot;&quot;)">
            <text:p/>
          </table:table-cell>
          <table:table-cell table:style-name="ce11" table:formula="of:=IF(AND([.$B61]=[.P$2];[.$I61]&lt;&gt;&quot;&quot;);[.$E61];&quot;&quot;)">
            <text:p/>
          </table:table-cell>
          <table:table-cell table:style-name="ce11" table:formula="of:=IF(AND([.$B61]=[.Q$2];[.$I61]&lt;&gt;&quot;&quot;);[.$E61];&quot;&quot;)">
            <text:p/>
          </table:table-cell>
          <table:table-cell table:style-name="ce11" table:formula="of:=IF(AND([.$B61]=[.R$2];[.$I61]&lt;&gt;&quot;&quot;);[.$E61];&quot;&quot;)" office:value-type="float" office:value="102.466">
            <text:p>102,47</text:p>
          </table:table-cell>
          <table:table-cell table:style-name="ce11" table:formula="of:=IF(AND([.$B61]=[.S$2];[.$I61]&lt;&gt;&quot;&quot;);[.$E61];&quot;&quot;)">
            <text:p/>
          </table:table-cell>
          <table:table-cell table:style-name="ce11" table:formula="of:=IF(AND([.$B61]=[.T$2];[.$I61]&lt;&gt;&quot;&quot;);[.$E61];&quot;&quot;)">
            <text:p/>
          </table:table-cell>
          <table:table-cell table:style-name="ce11" table:formula="of:=IF(AND([.$B61]=[.U$2];[.$I61]&lt;&gt;&quot;&quot;);[.$E61];&quot;&quot;)">
            <text:p/>
          </table:table-cell>
          <table:table-cell table:style-name="ce17" table:formula="of:=IF(AND([.$B61]=[.V$2];[.$I61]&lt;&gt;&quot;&quot;);[.$G61];&quot;&quot;)">
            <text:p/>
          </table:table-cell>
          <table:table-cell table:style-name="ce17" table:formula="of:=IF(AND([.$B61]=[.W$2];[.$I61]&lt;&gt;&quot;&quot;);[.$G61];&quot;&quot;)">
            <text:p/>
          </table:table-cell>
          <table:table-cell table:style-name="ce17" table:formula="of:=IF(AND([.$B61]=[.X$2];[.$I61]&lt;&gt;&quot;&quot;);[.$G61];&quot;&quot;)" office:value-type="float" office:value="138.261">
            <text:p>138,26</text:p>
          </table:table-cell>
          <table:table-cell table:style-name="ce17" table:formula="of:=IF(AND([.$B61]=[.Y$2];[.$I61]&lt;&gt;&quot;&quot;);[.$G61];&quot;&quot;)">
            <text:p/>
          </table:table-cell>
          <table:table-cell table:style-name="ce17" table:formula="of:=IF(AND([.$B61]=[.Z$2];[.$I61]&lt;&gt;&quot;&quot;);[.$G61];&quot;&quot;)">
            <text:p/>
          </table:table-cell>
          <table:table-cell table:style-name="ce17" table:formula="of:=IF(AND([.$B61]=[.AA$2];[.$I61]&lt;&gt;&quot;&quot;);[.$G6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Default" office:value-type="float" office:value="10.9705">
            <text:p>10,9705</text:p>
          </table:table-cell>
          <table:table-cell table:style-name="Default" office:value-type="float" office:value="6.46168">
            <text:p>6,46168</text:p>
          </table:table-cell>
          <table:table-cell table:style-name="Default" office:value-type="float" office:value="112.854">
            <text:p>112,854</text:p>
          </table:table-cell>
          <table:table-cell table:style-name="Default" office:value-type="float" office:value="2036.38">
            <text:p>2036,38</text:p>
          </table:table-cell>
          <table:table-cell table:style-name="Default" office:value-type="float" office:value="185.423">
            <text:p>185,423</text:p>
          </table:table-cell>
          <table:table-cell table:style-name="Default" office:value-type="float" office:value="1970.85">
            <text:p>1970,85</text:p>
          </table:table-cell>
          <table:table-cell table:style-name="Default" office:value-type="string">
            <text:p>/home/ramiro/Imagens/faces/060.jpg</text:p>
          </table:table-cell>
          <table:table-cell table:formula="of:=IF(AND([.$B62]=[.J$2];[.$I62]&lt;&gt;&quot;&quot;);[.$C62];&quot;&quot;)" office:value-type="float" office:value="10.9705">
            <text:p>10,97</text:p>
          </table:table-cell>
          <table:table-cell table:formula="of:=IF(AND([.$B62]=[.K$2];[.$I62]&lt;&gt;&quot;&quot;);[.$C62];&quot;&quot;)">
            <text:p/>
          </table:table-cell>
          <table:table-cell table:formula="of:=IF(AND([.$B62]=[.L$2];[.$I62]&lt;&gt;&quot;&quot;);[.$C62];&quot;&quot;)">
            <text:p/>
          </table:table-cell>
          <table:table-cell table:formula="of:=IF(AND([.$B62]=[.M$2];[.$I62]&lt;&gt;&quot;&quot;);[.$C62];&quot;&quot;)">
            <text:p/>
          </table:table-cell>
          <table:table-cell table:formula="of:=IF(AND([.$B62]=[.N$2];[.$I62]&lt;&gt;&quot;&quot;);[.$C62];&quot;&quot;)">
            <text:p/>
          </table:table-cell>
          <table:table-cell table:formula="of:=IF(AND([.$B62]=[.O$2];[.$I62]&lt;&gt;&quot;&quot;);[.$C62];&quot;&quot;)">
            <text:p/>
          </table:table-cell>
          <table:table-cell table:style-name="ce11" table:formula="of:=IF(AND([.$B62]=[.P$2];[.$I62]&lt;&gt;&quot;&quot;);[.$E62];&quot;&quot;)" office:value-type="float" office:value="112.854">
            <text:p>112,85</text:p>
          </table:table-cell>
          <table:table-cell table:style-name="ce11" table:formula="of:=IF(AND([.$B62]=[.Q$2];[.$I62]&lt;&gt;&quot;&quot;);[.$E62];&quot;&quot;)">
            <text:p/>
          </table:table-cell>
          <table:table-cell table:style-name="ce11" table:formula="of:=IF(AND([.$B62]=[.R$2];[.$I62]&lt;&gt;&quot;&quot;);[.$E62];&quot;&quot;)">
            <text:p/>
          </table:table-cell>
          <table:table-cell table:style-name="ce11" table:formula="of:=IF(AND([.$B62]=[.S$2];[.$I62]&lt;&gt;&quot;&quot;);[.$E62];&quot;&quot;)">
            <text:p/>
          </table:table-cell>
          <table:table-cell table:style-name="ce11" table:formula="of:=IF(AND([.$B62]=[.T$2];[.$I62]&lt;&gt;&quot;&quot;);[.$E62];&quot;&quot;)">
            <text:p/>
          </table:table-cell>
          <table:table-cell table:style-name="ce11" table:formula="of:=IF(AND([.$B62]=[.U$2];[.$I62]&lt;&gt;&quot;&quot;);[.$E62];&quot;&quot;)">
            <text:p/>
          </table:table-cell>
          <table:table-cell table:style-name="ce17" table:formula="of:=IF(AND([.$B62]=[.V$2];[.$I62]&lt;&gt;&quot;&quot;);[.$G62];&quot;&quot;)" office:value-type="float" office:value="185.423">
            <text:p>185,42</text:p>
          </table:table-cell>
          <table:table-cell table:style-name="ce17" table:formula="of:=IF(AND([.$B62]=[.W$2];[.$I62]&lt;&gt;&quot;&quot;);[.$G62];&quot;&quot;)">
            <text:p/>
          </table:table-cell>
          <table:table-cell table:style-name="ce17" table:formula="of:=IF(AND([.$B62]=[.X$2];[.$I62]&lt;&gt;&quot;&quot;);[.$G62];&quot;&quot;)">
            <text:p/>
          </table:table-cell>
          <table:table-cell table:style-name="ce17" table:formula="of:=IF(AND([.$B62]=[.Y$2];[.$I62]&lt;&gt;&quot;&quot;);[.$G62];&quot;&quot;)">
            <text:p/>
          </table:table-cell>
          <table:table-cell table:style-name="ce17" table:formula="of:=IF(AND([.$B62]=[.Z$2];[.$I62]&lt;&gt;&quot;&quot;);[.$G62];&quot;&quot;)">
            <text:p/>
          </table:table-cell>
          <table:table-cell table:style-name="ce17" table:formula="of:=IF(AND([.$B62]=[.AA$2];[.$I62]&lt;&gt;&quot;&quot;);[.$G6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3" office:value-type="float" office:value="11.6247">
            <text:p>11,6247</text:p>
          </table:table-cell>
          <table:table-cell table:style-name="Default" office:value-type="float" office:value="3.1405">
            <text:p>3,1405</text:p>
          </table:table-cell>
          <table:table-cell table:style-name="Default" office:value-type="float" office:value="138.352">
            <text:p>138,352</text:p>
          </table:table-cell>
          <table:table-cell table:style-name="Default" office:value-type="float" office:value="1206.02">
            <text:p>1206,02</text:p>
          </table:table-cell>
          <table:table-cell table:style-name="Default" office:value-type="float" office:value="159.686">
            <text:p>159,686</text:p>
          </table:table-cell>
          <table:table-cell table:style-name="Default" office:value-type="float" office:value="2659.6">
            <text:p>2659,6</text:p>
          </table:table-cell>
          <table:table-cell table:style-name="Default" office:value-type="string">
            <text:p>/home/ramiro/Imagens/faces/061.jpg</text:p>
          </table:table-cell>
          <table:table-cell table:formula="of:=IF(AND([.$B63]=[.J$2];[.$I63]&lt;&gt;&quot;&quot;);[.$C63];&quot;&quot;)">
            <text:p/>
          </table:table-cell>
          <table:table-cell table:formula="of:=IF(AND([.$B63]=[.K$2];[.$I63]&lt;&gt;&quot;&quot;);[.$C63];&quot;&quot;)">
            <text:p/>
          </table:table-cell>
          <table:table-cell table:formula="of:=IF(AND([.$B63]=[.L$2];[.$I63]&lt;&gt;&quot;&quot;);[.$C63];&quot;&quot;)" office:value-type="float" office:value="11.6247">
            <text:p>11,62</text:p>
          </table:table-cell>
          <table:table-cell table:formula="of:=IF(AND([.$B63]=[.M$2];[.$I63]&lt;&gt;&quot;&quot;);[.$C63];&quot;&quot;)">
            <text:p/>
          </table:table-cell>
          <table:table-cell table:formula="of:=IF(AND([.$B63]=[.N$2];[.$I63]&lt;&gt;&quot;&quot;);[.$C63];&quot;&quot;)">
            <text:p/>
          </table:table-cell>
          <table:table-cell table:formula="of:=IF(AND([.$B63]=[.O$2];[.$I63]&lt;&gt;&quot;&quot;);[.$C63];&quot;&quot;)">
            <text:p/>
          </table:table-cell>
          <table:table-cell table:style-name="ce11" table:formula="of:=IF(AND([.$B63]=[.P$2];[.$I63]&lt;&gt;&quot;&quot;);[.$E63];&quot;&quot;)">
            <text:p/>
          </table:table-cell>
          <table:table-cell table:style-name="ce11" table:formula="of:=IF(AND([.$B63]=[.Q$2];[.$I63]&lt;&gt;&quot;&quot;);[.$E63];&quot;&quot;)">
            <text:p/>
          </table:table-cell>
          <table:table-cell table:style-name="ce11" table:formula="of:=IF(AND([.$B63]=[.R$2];[.$I63]&lt;&gt;&quot;&quot;);[.$E63];&quot;&quot;)" office:value-type="float" office:value="138.352">
            <text:p>138,35</text:p>
          </table:table-cell>
          <table:table-cell table:style-name="ce11" table:formula="of:=IF(AND([.$B63]=[.S$2];[.$I63]&lt;&gt;&quot;&quot;);[.$E63];&quot;&quot;)">
            <text:p/>
          </table:table-cell>
          <table:table-cell table:style-name="ce11" table:formula="of:=IF(AND([.$B63]=[.T$2];[.$I63]&lt;&gt;&quot;&quot;);[.$E63];&quot;&quot;)">
            <text:p/>
          </table:table-cell>
          <table:table-cell table:style-name="ce11" table:formula="of:=IF(AND([.$B63]=[.U$2];[.$I63]&lt;&gt;&quot;&quot;);[.$E63];&quot;&quot;)">
            <text:p/>
          </table:table-cell>
          <table:table-cell table:style-name="ce17" table:formula="of:=IF(AND([.$B63]=[.V$2];[.$I63]&lt;&gt;&quot;&quot;);[.$G63];&quot;&quot;)">
            <text:p/>
          </table:table-cell>
          <table:table-cell table:style-name="ce17" table:formula="of:=IF(AND([.$B63]=[.W$2];[.$I63]&lt;&gt;&quot;&quot;);[.$G63];&quot;&quot;)">
            <text:p/>
          </table:table-cell>
          <table:table-cell table:style-name="ce17" table:formula="of:=IF(AND([.$B63]=[.X$2];[.$I63]&lt;&gt;&quot;&quot;);[.$G63];&quot;&quot;)" office:value-type="float" office:value="159.686">
            <text:p>159,69</text:p>
          </table:table-cell>
          <table:table-cell table:style-name="ce17" table:formula="of:=IF(AND([.$B63]=[.Y$2];[.$I63]&lt;&gt;&quot;&quot;);[.$G63];&quot;&quot;)">
            <text:p/>
          </table:table-cell>
          <table:table-cell table:style-name="ce17" table:formula="of:=IF(AND([.$B63]=[.Z$2];[.$I63]&lt;&gt;&quot;&quot;);[.$G63];&quot;&quot;)">
            <text:p/>
          </table:table-cell>
          <table:table-cell table:style-name="ce17" table:formula="of:=IF(AND([.$B63]=[.AA$2];[.$I63]&lt;&gt;&quot;&quot;);[.$G6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4]=[.J$2];[.$I64]&lt;&gt;&quot;&quot;);[.$C64];&quot;&quot;)">
            <text:p/>
          </table:table-cell>
          <table:table-cell table:formula="of:=IF(AND([.$B64]=[.K$2];[.$I64]&lt;&gt;&quot;&quot;);[.$C64];&quot;&quot;)">
            <text:p/>
          </table:table-cell>
          <table:table-cell table:formula="of:=IF(AND([.$B64]=[.L$2];[.$I64]&lt;&gt;&quot;&quot;);[.$C64];&quot;&quot;)">
            <text:p/>
          </table:table-cell>
          <table:table-cell table:formula="of:=IF(AND([.$B64]=[.M$2];[.$I64]&lt;&gt;&quot;&quot;);[.$C64];&quot;&quot;)">
            <text:p/>
          </table:table-cell>
          <table:table-cell table:formula="of:=IF(AND([.$B64]=[.N$2];[.$I64]&lt;&gt;&quot;&quot;);[.$C64];&quot;&quot;)">
            <text:p/>
          </table:table-cell>
          <table:table-cell table:formula="of:=IF(AND([.$B64]=[.O$2];[.$I64]&lt;&gt;&quot;&quot;);[.$C64];&quot;&quot;)">
            <text:p/>
          </table:table-cell>
          <table:table-cell table:style-name="ce11" table:formula="of:=IF(AND([.$B64]=[.P$2];[.$I64]&lt;&gt;&quot;&quot;);[.$E64];&quot;&quot;)">
            <text:p/>
          </table:table-cell>
          <table:table-cell table:style-name="ce11" table:formula="of:=IF(AND([.$B64]=[.Q$2];[.$I64]&lt;&gt;&quot;&quot;);[.$E64];&quot;&quot;)">
            <text:p/>
          </table:table-cell>
          <table:table-cell table:style-name="ce11" table:formula="of:=IF(AND([.$B64]=[.R$2];[.$I64]&lt;&gt;&quot;&quot;);[.$E64];&quot;&quot;)">
            <text:p/>
          </table:table-cell>
          <table:table-cell table:style-name="ce11" table:formula="of:=IF(AND([.$B64]=[.S$2];[.$I64]&lt;&gt;&quot;&quot;);[.$E64];&quot;&quot;)">
            <text:p/>
          </table:table-cell>
          <table:table-cell table:style-name="ce11" table:formula="of:=IF(AND([.$B64]=[.T$2];[.$I64]&lt;&gt;&quot;&quot;);[.$E64];&quot;&quot;)">
            <text:p/>
          </table:table-cell>
          <table:table-cell table:style-name="ce11" table:formula="of:=IF(AND([.$B64]=[.U$2];[.$I64]&lt;&gt;&quot;&quot;);[.$E64];&quot;&quot;)">
            <text:p/>
          </table:table-cell>
          <table:table-cell table:style-name="ce17" table:formula="of:=IF(AND([.$B64]=[.V$2];[.$I64]&lt;&gt;&quot;&quot;);[.$G64];&quot;&quot;)">
            <text:p/>
          </table:table-cell>
          <table:table-cell table:style-name="ce17" table:formula="of:=IF(AND([.$B64]=[.W$2];[.$I64]&lt;&gt;&quot;&quot;);[.$G64];&quot;&quot;)">
            <text:p/>
          </table:table-cell>
          <table:table-cell table:style-name="ce17" table:formula="of:=IF(AND([.$B64]=[.X$2];[.$I64]&lt;&gt;&quot;&quot;);[.$G64];&quot;&quot;)">
            <text:p/>
          </table:table-cell>
          <table:table-cell table:style-name="ce17" table:formula="of:=IF(AND([.$B64]=[.Y$2];[.$I64]&lt;&gt;&quot;&quot;);[.$G64];&quot;&quot;)">
            <text:p/>
          </table:table-cell>
          <table:table-cell table:style-name="ce17" table:formula="of:=IF(AND([.$B64]=[.Z$2];[.$I64]&lt;&gt;&quot;&quot;);[.$G64];&quot;&quot;)">
            <text:p/>
          </table:table-cell>
          <table:table-cell table:style-name="ce17" table:formula="of:=IF(AND([.$B64]=[.AA$2];[.$I64]&lt;&gt;&quot;&quot;);[.$G6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style-name="Default" office:value-type="float" office:value="13.1563">
            <text:p>13,1563</text:p>
          </table:table-cell>
          <table:table-cell table:style-name="Default" office:value-type="float" office:value="3.81403">
            <text:p>3,81403</text:p>
          </table:table-cell>
          <table:table-cell table:style-name="Default" office:value-type="float" office:value="129.399">
            <text:p>129,399</text:p>
          </table:table-cell>
          <table:table-cell table:style-name="Default" office:value-type="float" office:value="794.767">
            <text:p>794,767</text:p>
          </table:table-cell>
          <table:table-cell table:style-name="Default" office:value-type="float" office:value="170.153">
            <text:p>170,153</text:p>
          </table:table-cell>
          <table:table-cell table:style-name="Default" office:value-type="float" office:value="2019.93">
            <text:p>2019,93</text:p>
          </table:table-cell>
          <table:table-cell table:style-name="Default" office:value-type="string">
            <text:p>/home/ramiro/Imagens/faces/063.jpg</text:p>
          </table:table-cell>
          <table:table-cell table:formula="of:=IF(AND([.$B65]=[.J$2];[.$I65]&lt;&gt;&quot;&quot;);[.$C65];&quot;&quot;)">
            <text:p/>
          </table:table-cell>
          <table:table-cell table:formula="of:=IF(AND([.$B65]=[.K$2];[.$I65]&lt;&gt;&quot;&quot;);[.$C65];&quot;&quot;)">
            <text:p/>
          </table:table-cell>
          <table:table-cell table:formula="of:=IF(AND([.$B65]=[.L$2];[.$I65]&lt;&gt;&quot;&quot;);[.$C65];&quot;&quot;)">
            <text:p/>
          </table:table-cell>
          <table:table-cell table:formula="of:=IF(AND([.$B65]=[.M$2];[.$I65]&lt;&gt;&quot;&quot;);[.$C65];&quot;&quot;)">
            <text:p/>
          </table:table-cell>
          <table:table-cell table:formula="of:=IF(AND([.$B65]=[.N$2];[.$I65]&lt;&gt;&quot;&quot;);[.$C65];&quot;&quot;)" office:value-type="float" office:value="13.1563">
            <text:p>13,16</text:p>
          </table:table-cell>
          <table:table-cell table:formula="of:=IF(AND([.$B65]=[.O$2];[.$I65]&lt;&gt;&quot;&quot;);[.$C65];&quot;&quot;)">
            <text:p/>
          </table:table-cell>
          <table:table-cell table:style-name="ce11" table:formula="of:=IF(AND([.$B65]=[.P$2];[.$I65]&lt;&gt;&quot;&quot;);[.$E65];&quot;&quot;)">
            <text:p/>
          </table:table-cell>
          <table:table-cell table:style-name="ce11" table:formula="of:=IF(AND([.$B65]=[.Q$2];[.$I65]&lt;&gt;&quot;&quot;);[.$E65];&quot;&quot;)">
            <text:p/>
          </table:table-cell>
          <table:table-cell table:style-name="ce11" table:formula="of:=IF(AND([.$B65]=[.R$2];[.$I65]&lt;&gt;&quot;&quot;);[.$E65];&quot;&quot;)">
            <text:p/>
          </table:table-cell>
          <table:table-cell table:style-name="ce11" table:formula="of:=IF(AND([.$B65]=[.S$2];[.$I65]&lt;&gt;&quot;&quot;);[.$E65];&quot;&quot;)">
            <text:p/>
          </table:table-cell>
          <table:table-cell table:style-name="ce11" table:formula="of:=IF(AND([.$B65]=[.T$2];[.$I65]&lt;&gt;&quot;&quot;);[.$E65];&quot;&quot;)" office:value-type="float" office:value="129.399">
            <text:p>129,40</text:p>
          </table:table-cell>
          <table:table-cell table:style-name="ce11" table:formula="of:=IF(AND([.$B65]=[.U$2];[.$I65]&lt;&gt;&quot;&quot;);[.$E65];&quot;&quot;)">
            <text:p/>
          </table:table-cell>
          <table:table-cell table:style-name="ce17" table:formula="of:=IF(AND([.$B65]=[.V$2];[.$I65]&lt;&gt;&quot;&quot;);[.$G65];&quot;&quot;)">
            <text:p/>
          </table:table-cell>
          <table:table-cell table:style-name="ce17" table:formula="of:=IF(AND([.$B65]=[.W$2];[.$I65]&lt;&gt;&quot;&quot;);[.$G65];&quot;&quot;)">
            <text:p/>
          </table:table-cell>
          <table:table-cell table:style-name="ce17" table:formula="of:=IF(AND([.$B65]=[.X$2];[.$I65]&lt;&gt;&quot;&quot;);[.$G65];&quot;&quot;)">
            <text:p/>
          </table:table-cell>
          <table:table-cell table:style-name="ce17" table:formula="of:=IF(AND([.$B65]=[.Y$2];[.$I65]&lt;&gt;&quot;&quot;);[.$G65];&quot;&quot;)">
            <text:p/>
          </table:table-cell>
          <table:table-cell table:style-name="ce17" table:formula="of:=IF(AND([.$B65]=[.Z$2];[.$I65]&lt;&gt;&quot;&quot;);[.$G65];&quot;&quot;)" office:value-type="float" office:value="170.153">
            <text:p>170,15</text:p>
          </table:table-cell>
          <table:table-cell table:style-name="ce17" table:formula="of:=IF(AND([.$B65]=[.AA$2];[.$I65]&lt;&gt;&quot;&quot;);[.$G6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Default" office:value-type="float" office:value="6.76335">
            <text:p>6,76335</text:p>
          </table:table-cell>
          <table:table-cell table:style-name="Default" office:value-type="float" office:value="1.78373">
            <text:p>1,78373</text:p>
          </table:table-cell>
          <table:table-cell table:style-name="Default" office:value-type="float" office:value="101.616">
            <text:p>101,616</text:p>
          </table:table-cell>
          <table:table-cell table:style-name="Default" office:value-type="float" office:value="421.665">
            <text:p>421,665</text:p>
          </table:table-cell>
          <table:table-cell table:style-name="Default" office:value-type="float" office:value="192.172">
            <text:p>192,172</text:p>
          </table:table-cell>
          <table:table-cell table:style-name="Default" office:value-type="float" office:value="1510.96">
            <text:p>1510,96</text:p>
          </table:table-cell>
          <table:table-cell table:style-name="Default" office:value-type="string">
            <text:p>/home/ramiro/Imagens/faces/064.jpg</text:p>
          </table:table-cell>
          <table:table-cell table:formula="of:=IF(AND([.$B66]=[.J$2];[.$I66]&lt;&gt;&quot;&quot;);[.$C66];&quot;&quot;)">
            <text:p/>
          </table:table-cell>
          <table:table-cell table:formula="of:=IF(AND([.$B66]=[.K$2];[.$I66]&lt;&gt;&quot;&quot;);[.$C66];&quot;&quot;)" office:value-type="float" office:value="6.76335">
            <text:p>6,76</text:p>
          </table:table-cell>
          <table:table-cell table:formula="of:=IF(AND([.$B66]=[.L$2];[.$I66]&lt;&gt;&quot;&quot;);[.$C66];&quot;&quot;)">
            <text:p/>
          </table:table-cell>
          <table:table-cell table:formula="of:=IF(AND([.$B66]=[.M$2];[.$I66]&lt;&gt;&quot;&quot;);[.$C66];&quot;&quot;)">
            <text:p/>
          </table:table-cell>
          <table:table-cell table:formula="of:=IF(AND([.$B66]=[.N$2];[.$I66]&lt;&gt;&quot;&quot;);[.$C66];&quot;&quot;)">
            <text:p/>
          </table:table-cell>
          <table:table-cell table:formula="of:=IF(AND([.$B66]=[.O$2];[.$I66]&lt;&gt;&quot;&quot;);[.$C66];&quot;&quot;)">
            <text:p/>
          </table:table-cell>
          <table:table-cell table:style-name="ce11" table:formula="of:=IF(AND([.$B66]=[.P$2];[.$I66]&lt;&gt;&quot;&quot;);[.$E66];&quot;&quot;)">
            <text:p/>
          </table:table-cell>
          <table:table-cell table:style-name="ce11" table:formula="of:=IF(AND([.$B66]=[.Q$2];[.$I66]&lt;&gt;&quot;&quot;);[.$E66];&quot;&quot;)" office:value-type="float" office:value="101.616">
            <text:p>101,62</text:p>
          </table:table-cell>
          <table:table-cell table:style-name="ce11" table:formula="of:=IF(AND([.$B66]=[.R$2];[.$I66]&lt;&gt;&quot;&quot;);[.$E66];&quot;&quot;)">
            <text:p/>
          </table:table-cell>
          <table:table-cell table:style-name="ce11" table:formula="of:=IF(AND([.$B66]=[.S$2];[.$I66]&lt;&gt;&quot;&quot;);[.$E66];&quot;&quot;)">
            <text:p/>
          </table:table-cell>
          <table:table-cell table:style-name="ce11" table:formula="of:=IF(AND([.$B66]=[.T$2];[.$I66]&lt;&gt;&quot;&quot;);[.$E66];&quot;&quot;)">
            <text:p/>
          </table:table-cell>
          <table:table-cell table:style-name="ce11" table:formula="of:=IF(AND([.$B66]=[.U$2];[.$I66]&lt;&gt;&quot;&quot;);[.$E66];&quot;&quot;)">
            <text:p/>
          </table:table-cell>
          <table:table-cell table:style-name="ce17" table:formula="of:=IF(AND([.$B66]=[.V$2];[.$I66]&lt;&gt;&quot;&quot;);[.$G66];&quot;&quot;)">
            <text:p/>
          </table:table-cell>
          <table:table-cell table:style-name="ce17" table:formula="of:=IF(AND([.$B66]=[.W$2];[.$I66]&lt;&gt;&quot;&quot;);[.$G66];&quot;&quot;)" office:value-type="float" office:value="192.172">
            <text:p>192,17</text:p>
          </table:table-cell>
          <table:table-cell table:style-name="ce17" table:formula="of:=IF(AND([.$B66]=[.X$2];[.$I66]&lt;&gt;&quot;&quot;);[.$G66];&quot;&quot;)">
            <text:p/>
          </table:table-cell>
          <table:table-cell table:style-name="ce17" table:formula="of:=IF(AND([.$B66]=[.Y$2];[.$I66]&lt;&gt;&quot;&quot;);[.$G66];&quot;&quot;)">
            <text:p/>
          </table:table-cell>
          <table:table-cell table:style-name="ce17" table:formula="of:=IF(AND([.$B66]=[.Z$2];[.$I66]&lt;&gt;&quot;&quot;);[.$G66];&quot;&quot;)">
            <text:p/>
          </table:table-cell>
          <table:table-cell table:style-name="ce17" table:formula="of:=IF(AND([.$B66]=[.AA$2];[.$I66]&lt;&gt;&quot;&quot;);[.$G6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7]=[.J$2];[.$I67]&lt;&gt;&quot;&quot;);[.$C67];&quot;&quot;)">
            <text:p/>
          </table:table-cell>
          <table:table-cell table:formula="of:=IF(AND([.$B67]=[.K$2];[.$I67]&lt;&gt;&quot;&quot;);[.$C67];&quot;&quot;)">
            <text:p/>
          </table:table-cell>
          <table:table-cell table:formula="of:=IF(AND([.$B67]=[.L$2];[.$I67]&lt;&gt;&quot;&quot;);[.$C67];&quot;&quot;)">
            <text:p/>
          </table:table-cell>
          <table:table-cell table:formula="of:=IF(AND([.$B67]=[.M$2];[.$I67]&lt;&gt;&quot;&quot;);[.$C67];&quot;&quot;)">
            <text:p/>
          </table:table-cell>
          <table:table-cell table:formula="of:=IF(AND([.$B67]=[.N$2];[.$I67]&lt;&gt;&quot;&quot;);[.$C67];&quot;&quot;)">
            <text:p/>
          </table:table-cell>
          <table:table-cell table:formula="of:=IF(AND([.$B67]=[.O$2];[.$I67]&lt;&gt;&quot;&quot;);[.$C67];&quot;&quot;)">
            <text:p/>
          </table:table-cell>
          <table:table-cell table:style-name="ce11" table:formula="of:=IF(AND([.$B67]=[.P$2];[.$I67]&lt;&gt;&quot;&quot;);[.$E67];&quot;&quot;)">
            <text:p/>
          </table:table-cell>
          <table:table-cell table:style-name="ce11" table:formula="of:=IF(AND([.$B67]=[.Q$2];[.$I67]&lt;&gt;&quot;&quot;);[.$E67];&quot;&quot;)">
            <text:p/>
          </table:table-cell>
          <table:table-cell table:style-name="ce11" table:formula="of:=IF(AND([.$B67]=[.R$2];[.$I67]&lt;&gt;&quot;&quot;);[.$E67];&quot;&quot;)">
            <text:p/>
          </table:table-cell>
          <table:table-cell table:style-name="ce11" table:formula="of:=IF(AND([.$B67]=[.S$2];[.$I67]&lt;&gt;&quot;&quot;);[.$E67];&quot;&quot;)">
            <text:p/>
          </table:table-cell>
          <table:table-cell table:style-name="ce11" table:formula="of:=IF(AND([.$B67]=[.T$2];[.$I67]&lt;&gt;&quot;&quot;);[.$E67];&quot;&quot;)">
            <text:p/>
          </table:table-cell>
          <table:table-cell table:style-name="ce11" table:formula="of:=IF(AND([.$B67]=[.U$2];[.$I67]&lt;&gt;&quot;&quot;);[.$E67];&quot;&quot;)">
            <text:p/>
          </table:table-cell>
          <table:table-cell table:style-name="ce17" table:formula="of:=IF(AND([.$B67]=[.V$2];[.$I67]&lt;&gt;&quot;&quot;);[.$G67];&quot;&quot;)">
            <text:p/>
          </table:table-cell>
          <table:table-cell table:style-name="ce17" table:formula="of:=IF(AND([.$B67]=[.W$2];[.$I67]&lt;&gt;&quot;&quot;);[.$G67];&quot;&quot;)">
            <text:p/>
          </table:table-cell>
          <table:table-cell table:style-name="ce17" table:formula="of:=IF(AND([.$B67]=[.X$2];[.$I67]&lt;&gt;&quot;&quot;);[.$G67];&quot;&quot;)">
            <text:p/>
          </table:table-cell>
          <table:table-cell table:style-name="ce17" table:formula="of:=IF(AND([.$B67]=[.Y$2];[.$I67]&lt;&gt;&quot;&quot;);[.$G67];&quot;&quot;)">
            <text:p/>
          </table:table-cell>
          <table:table-cell table:style-name="ce17" table:formula="of:=IF(AND([.$B67]=[.Z$2];[.$I67]&lt;&gt;&quot;&quot;);[.$G67];&quot;&quot;)">
            <text:p/>
          </table:table-cell>
          <table:table-cell table:style-name="ce17" table:formula="of:=IF(AND([.$B67]=[.AA$2];[.$I67]&lt;&gt;&quot;&quot;);[.$G6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style-name="Default" office:value-type="float" office:value="12.4684">
            <text:p>12,4684</text:p>
          </table:table-cell>
          <table:table-cell table:style-name="Default" office:value-type="float" office:value="7.36657">
            <text:p>7,36657</text:p>
          </table:table-cell>
          <table:table-cell table:style-name="Default" office:value-type="float" office:value="115.942">
            <text:p>115,942</text:p>
          </table:table-cell>
          <table:table-cell table:style-name="Default" office:value-type="float" office:value="933.224">
            <text:p>933,224</text:p>
          </table:table-cell>
          <table:table-cell table:style-name="Default" office:value-type="float" office:value="173.507">
            <text:p>173,507</text:p>
          </table:table-cell>
          <table:table-cell table:style-name="Default" office:value-type="float" office:value="739.835">
            <text:p>739,835</text:p>
          </table:table-cell>
          <table:table-cell table:style-name="Default" office:value-type="string">
            <text:p>/home/ramiro/Imagens/faces/066.jpg</text:p>
          </table:table-cell>
          <table:table-cell table:formula="of:=IF(AND([.$B68]=[.J$2];[.$I68]&lt;&gt;&quot;&quot;);[.$C68];&quot;&quot;)" office:value-type="float" office:value="12.4684">
            <text:p>12,47</text:p>
          </table:table-cell>
          <table:table-cell table:formula="of:=IF(AND([.$B68]=[.K$2];[.$I68]&lt;&gt;&quot;&quot;);[.$C68];&quot;&quot;)">
            <text:p/>
          </table:table-cell>
          <table:table-cell table:formula="of:=IF(AND([.$B68]=[.L$2];[.$I68]&lt;&gt;&quot;&quot;);[.$C68];&quot;&quot;)">
            <text:p/>
          </table:table-cell>
          <table:table-cell table:formula="of:=IF(AND([.$B68]=[.M$2];[.$I68]&lt;&gt;&quot;&quot;);[.$C68];&quot;&quot;)">
            <text:p/>
          </table:table-cell>
          <table:table-cell table:formula="of:=IF(AND([.$B68]=[.N$2];[.$I68]&lt;&gt;&quot;&quot;);[.$C68];&quot;&quot;)">
            <text:p/>
          </table:table-cell>
          <table:table-cell table:formula="of:=IF(AND([.$B68]=[.O$2];[.$I68]&lt;&gt;&quot;&quot;);[.$C68];&quot;&quot;)">
            <text:p/>
          </table:table-cell>
          <table:table-cell table:style-name="ce11" table:formula="of:=IF(AND([.$B68]=[.P$2];[.$I68]&lt;&gt;&quot;&quot;);[.$E68];&quot;&quot;)" office:value-type="float" office:value="115.942">
            <text:p>115,94</text:p>
          </table:table-cell>
          <table:table-cell table:style-name="ce11" table:formula="of:=IF(AND([.$B68]=[.Q$2];[.$I68]&lt;&gt;&quot;&quot;);[.$E68];&quot;&quot;)">
            <text:p/>
          </table:table-cell>
          <table:table-cell table:style-name="ce11" table:formula="of:=IF(AND([.$B68]=[.R$2];[.$I68]&lt;&gt;&quot;&quot;);[.$E68];&quot;&quot;)">
            <text:p/>
          </table:table-cell>
          <table:table-cell table:style-name="ce11" table:formula="of:=IF(AND([.$B68]=[.S$2];[.$I68]&lt;&gt;&quot;&quot;);[.$E68];&quot;&quot;)">
            <text:p/>
          </table:table-cell>
          <table:table-cell table:style-name="ce11" table:formula="of:=IF(AND([.$B68]=[.T$2];[.$I68]&lt;&gt;&quot;&quot;);[.$E68];&quot;&quot;)">
            <text:p/>
          </table:table-cell>
          <table:table-cell table:style-name="ce11" table:formula="of:=IF(AND([.$B68]=[.U$2];[.$I68]&lt;&gt;&quot;&quot;);[.$E68];&quot;&quot;)">
            <text:p/>
          </table:table-cell>
          <table:table-cell table:style-name="ce17" table:formula="of:=IF(AND([.$B68]=[.V$2];[.$I68]&lt;&gt;&quot;&quot;);[.$G68];&quot;&quot;)" office:value-type="float" office:value="173.507">
            <text:p>173,51</text:p>
          </table:table-cell>
          <table:table-cell table:style-name="ce17" table:formula="of:=IF(AND([.$B68]=[.W$2];[.$I68]&lt;&gt;&quot;&quot;);[.$G68];&quot;&quot;)">
            <text:p/>
          </table:table-cell>
          <table:table-cell table:style-name="ce17" table:formula="of:=IF(AND([.$B68]=[.X$2];[.$I68]&lt;&gt;&quot;&quot;);[.$G68];&quot;&quot;)">
            <text:p/>
          </table:table-cell>
          <table:table-cell table:style-name="ce17" table:formula="of:=IF(AND([.$B68]=[.Y$2];[.$I68]&lt;&gt;&quot;&quot;);[.$G68];&quot;&quot;)">
            <text:p/>
          </table:table-cell>
          <table:table-cell table:style-name="ce17" table:formula="of:=IF(AND([.$B68]=[.Z$2];[.$I68]&lt;&gt;&quot;&quot;);[.$G68];&quot;&quot;)">
            <text:p/>
          </table:table-cell>
          <table:table-cell table:style-name="ce17" table:formula="of:=IF(AND([.$B68]=[.AA$2];[.$I68]&lt;&gt;&quot;&quot;);[.$G6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Default" office:value-type="float" office:value="8.67106">
            <text:p>8,67106</text:p>
          </table:table-cell>
          <table:table-cell table:style-name="Default" office:value-type="float" office:value="8.81271">
            <text:p>8,81271</text:p>
          </table:table-cell>
          <table:table-cell table:style-name="Default" office:value-type="float" office:value="138.765">
            <text:p>138,765</text:p>
          </table:table-cell>
          <table:table-cell table:style-name="Default" office:value-type="float" office:value="2485.22">
            <text:p>2485,22</text:p>
          </table:table-cell>
          <table:table-cell table:style-name="Default" office:value-type="float" office:value="169.401">
            <text:p>169,401</text:p>
          </table:table-cell>
          <table:table-cell table:style-name="Default" office:value-type="float" office:value="1479.13">
            <text:p>1479,13</text:p>
          </table:table-cell>
          <table:table-cell table:style-name="Default" office:value-type="string">
            <text:p>/home/ramiro/Imagens/faces/067.jpg</text:p>
          </table:table-cell>
          <table:table-cell table:formula="of:=IF(AND([.$B69]=[.J$2];[.$I69]&lt;&gt;&quot;&quot;);[.$C69];&quot;&quot;)" office:value-type="float" office:value="8.67106">
            <text:p>8,67</text:p>
          </table:table-cell>
          <table:table-cell table:formula="of:=IF(AND([.$B69]=[.K$2];[.$I69]&lt;&gt;&quot;&quot;);[.$C69];&quot;&quot;)">
            <text:p/>
          </table:table-cell>
          <table:table-cell table:formula="of:=IF(AND([.$B69]=[.L$2];[.$I69]&lt;&gt;&quot;&quot;);[.$C69];&quot;&quot;)">
            <text:p/>
          </table:table-cell>
          <table:table-cell table:formula="of:=IF(AND([.$B69]=[.M$2];[.$I69]&lt;&gt;&quot;&quot;);[.$C69];&quot;&quot;)">
            <text:p/>
          </table:table-cell>
          <table:table-cell table:formula="of:=IF(AND([.$B69]=[.N$2];[.$I69]&lt;&gt;&quot;&quot;);[.$C69];&quot;&quot;)">
            <text:p/>
          </table:table-cell>
          <table:table-cell table:formula="of:=IF(AND([.$B69]=[.O$2];[.$I69]&lt;&gt;&quot;&quot;);[.$C69];&quot;&quot;)">
            <text:p/>
          </table:table-cell>
          <table:table-cell table:style-name="ce11" table:formula="of:=IF(AND([.$B69]=[.P$2];[.$I69]&lt;&gt;&quot;&quot;);[.$E69];&quot;&quot;)" office:value-type="float" office:value="138.765">
            <text:p>138,77</text:p>
          </table:table-cell>
          <table:table-cell table:style-name="ce11" table:formula="of:=IF(AND([.$B69]=[.Q$2];[.$I69]&lt;&gt;&quot;&quot;);[.$E69];&quot;&quot;)">
            <text:p/>
          </table:table-cell>
          <table:table-cell table:style-name="ce11" table:formula="of:=IF(AND([.$B69]=[.R$2];[.$I69]&lt;&gt;&quot;&quot;);[.$E69];&quot;&quot;)">
            <text:p/>
          </table:table-cell>
          <table:table-cell table:style-name="ce11" table:formula="of:=IF(AND([.$B69]=[.S$2];[.$I69]&lt;&gt;&quot;&quot;);[.$E69];&quot;&quot;)">
            <text:p/>
          </table:table-cell>
          <table:table-cell table:style-name="ce11" table:formula="of:=IF(AND([.$B69]=[.T$2];[.$I69]&lt;&gt;&quot;&quot;);[.$E69];&quot;&quot;)">
            <text:p/>
          </table:table-cell>
          <table:table-cell table:style-name="ce11" table:formula="of:=IF(AND([.$B69]=[.U$2];[.$I69]&lt;&gt;&quot;&quot;);[.$E69];&quot;&quot;)">
            <text:p/>
          </table:table-cell>
          <table:table-cell table:style-name="ce17" table:formula="of:=IF(AND([.$B69]=[.V$2];[.$I69]&lt;&gt;&quot;&quot;);[.$G69];&quot;&quot;)" office:value-type="float" office:value="169.401">
            <text:p>169,40</text:p>
          </table:table-cell>
          <table:table-cell table:style-name="ce17" table:formula="of:=IF(AND([.$B69]=[.W$2];[.$I69]&lt;&gt;&quot;&quot;);[.$G69];&quot;&quot;)">
            <text:p/>
          </table:table-cell>
          <table:table-cell table:style-name="ce17" table:formula="of:=IF(AND([.$B69]=[.X$2];[.$I69]&lt;&gt;&quot;&quot;);[.$G69];&quot;&quot;)">
            <text:p/>
          </table:table-cell>
          <table:table-cell table:style-name="ce17" table:formula="of:=IF(AND([.$B69]=[.Y$2];[.$I69]&lt;&gt;&quot;&quot;);[.$G69];&quot;&quot;)">
            <text:p/>
          </table:table-cell>
          <table:table-cell table:style-name="ce17" table:formula="of:=IF(AND([.$B69]=[.Z$2];[.$I69]&lt;&gt;&quot;&quot;);[.$G69];&quot;&quot;)">
            <text:p/>
          </table:table-cell>
          <table:table-cell table:style-name="ce17" table:formula="of:=IF(AND([.$B69]=[.AA$2];[.$I69]&lt;&gt;&quot;&quot;);[.$G6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Default" office:value-type="float" office:value="12.1906">
            <text:p>12,1906</text:p>
          </table:table-cell>
          <table:table-cell table:style-name="Default" office:value-type="float" office:value="4.51106">
            <text:p>4,51106</text:p>
          </table:table-cell>
          <table:table-cell table:style-name="Default" office:value-type="float" office:value="130.495">
            <text:p>130,495</text:p>
          </table:table-cell>
          <table:table-cell table:style-name="Default" office:value-type="float" office:value="1147.3">
            <text:p>1147,3</text:p>
          </table:table-cell>
          <table:table-cell table:style-name="Default" office:value-type="float" office:value="109.166">
            <text:p>109,166</text:p>
          </table:table-cell>
          <table:table-cell table:style-name="Default" office:value-type="float" office:value="2886.07">
            <text:p>2886,07</text:p>
          </table:table-cell>
          <table:table-cell table:style-name="Default" office:value-type="string">
            <text:p>/home/ramiro/Imagens/faces/068.jpg</text:p>
          </table:table-cell>
          <table:table-cell table:formula="of:=IF(AND([.$B70]=[.J$2];[.$I70]&lt;&gt;&quot;&quot;);[.$C70];&quot;&quot;)">
            <text:p/>
          </table:table-cell>
          <table:table-cell table:formula="of:=IF(AND([.$B70]=[.K$2];[.$I70]&lt;&gt;&quot;&quot;);[.$C70];&quot;&quot;)" office:value-type="float" office:value="12.1906">
            <text:p>12,19</text:p>
          </table:table-cell>
          <table:table-cell table:formula="of:=IF(AND([.$B70]=[.L$2];[.$I70]&lt;&gt;&quot;&quot;);[.$C70];&quot;&quot;)">
            <text:p/>
          </table:table-cell>
          <table:table-cell table:formula="of:=IF(AND([.$B70]=[.M$2];[.$I70]&lt;&gt;&quot;&quot;);[.$C70];&quot;&quot;)">
            <text:p/>
          </table:table-cell>
          <table:table-cell table:formula="of:=IF(AND([.$B70]=[.N$2];[.$I70]&lt;&gt;&quot;&quot;);[.$C70];&quot;&quot;)">
            <text:p/>
          </table:table-cell>
          <table:table-cell table:formula="of:=IF(AND([.$B70]=[.O$2];[.$I70]&lt;&gt;&quot;&quot;);[.$C70];&quot;&quot;)">
            <text:p/>
          </table:table-cell>
          <table:table-cell table:style-name="ce11" table:formula="of:=IF(AND([.$B70]=[.P$2];[.$I70]&lt;&gt;&quot;&quot;);[.$E70];&quot;&quot;)">
            <text:p/>
          </table:table-cell>
          <table:table-cell table:style-name="ce11" table:formula="of:=IF(AND([.$B70]=[.Q$2];[.$I70]&lt;&gt;&quot;&quot;);[.$E70];&quot;&quot;)" office:value-type="float" office:value="130.495">
            <text:p>130,50</text:p>
          </table:table-cell>
          <table:table-cell table:style-name="ce11" table:formula="of:=IF(AND([.$B70]=[.R$2];[.$I70]&lt;&gt;&quot;&quot;);[.$E70];&quot;&quot;)">
            <text:p/>
          </table:table-cell>
          <table:table-cell table:style-name="ce11" table:formula="of:=IF(AND([.$B70]=[.S$2];[.$I70]&lt;&gt;&quot;&quot;);[.$E70];&quot;&quot;)">
            <text:p/>
          </table:table-cell>
          <table:table-cell table:style-name="ce11" table:formula="of:=IF(AND([.$B70]=[.T$2];[.$I70]&lt;&gt;&quot;&quot;);[.$E70];&quot;&quot;)">
            <text:p/>
          </table:table-cell>
          <table:table-cell table:style-name="ce11" table:formula="of:=IF(AND([.$B70]=[.U$2];[.$I70]&lt;&gt;&quot;&quot;);[.$E70];&quot;&quot;)">
            <text:p/>
          </table:table-cell>
          <table:table-cell table:style-name="ce17" table:formula="of:=IF(AND([.$B70]=[.V$2];[.$I70]&lt;&gt;&quot;&quot;);[.$G70];&quot;&quot;)">
            <text:p/>
          </table:table-cell>
          <table:table-cell table:style-name="ce17" table:formula="of:=IF(AND([.$B70]=[.W$2];[.$I70]&lt;&gt;&quot;&quot;);[.$G70];&quot;&quot;)" office:value-type="float" office:value="109.166">
            <text:p>109,17</text:p>
          </table:table-cell>
          <table:table-cell table:style-name="ce17" table:formula="of:=IF(AND([.$B70]=[.X$2];[.$I70]&lt;&gt;&quot;&quot;);[.$G70];&quot;&quot;)">
            <text:p/>
          </table:table-cell>
          <table:table-cell table:style-name="ce17" table:formula="of:=IF(AND([.$B70]=[.Y$2];[.$I70]&lt;&gt;&quot;&quot;);[.$G70];&quot;&quot;)">
            <text:p/>
          </table:table-cell>
          <table:table-cell table:style-name="ce17" table:formula="of:=IF(AND([.$B70]=[.Z$2];[.$I70]&lt;&gt;&quot;&quot;);[.$G70];&quot;&quot;)">
            <text:p/>
          </table:table-cell>
          <table:table-cell table:style-name="ce17" table:formula="of:=IF(AND([.$B70]=[.AA$2];[.$I70]&lt;&gt;&quot;&quot;);[.$G7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Default" office:value-type="float" office:value="10.938">
            <text:p>10,938</text:p>
          </table:table-cell>
          <table:table-cell table:style-name="Default" office:value-type="float" office:value="5.49732">
            <text:p>5,49732</text:p>
          </table:table-cell>
          <table:table-cell table:style-name="Default" office:value-type="float" office:value="129.674">
            <text:p>129,674</text:p>
          </table:table-cell>
          <table:table-cell table:style-name="Default" office:value-type="float" office:value="790.714">
            <text:p>790,714</text:p>
          </table:table-cell>
          <table:table-cell table:style-name="Default" office:value-type="float" office:value="166.75">
            <text:p>166,75</text:p>
          </table:table-cell>
          <table:table-cell table:style-name="Default" office:value-type="float" office:value="1499.28">
            <text:p>1499,28</text:p>
          </table:table-cell>
          <table:table-cell table:style-name="Default" office:value-type="string">
            <text:p>/home/ramiro/Imagens/faces/069.jpg</text:p>
          </table:table-cell>
          <table:table-cell table:formula="of:=IF(AND([.$B71]=[.J$2];[.$I71]&lt;&gt;&quot;&quot;);[.$C71];&quot;&quot;)">
            <text:p/>
          </table:table-cell>
          <table:table-cell table:formula="of:=IF(AND([.$B71]=[.K$2];[.$I71]&lt;&gt;&quot;&quot;);[.$C71];&quot;&quot;)" office:value-type="float" office:value="10.938">
            <text:p>10,94</text:p>
          </table:table-cell>
          <table:table-cell table:formula="of:=IF(AND([.$B71]=[.L$2];[.$I71]&lt;&gt;&quot;&quot;);[.$C71];&quot;&quot;)">
            <text:p/>
          </table:table-cell>
          <table:table-cell table:formula="of:=IF(AND([.$B71]=[.M$2];[.$I71]&lt;&gt;&quot;&quot;);[.$C71];&quot;&quot;)">
            <text:p/>
          </table:table-cell>
          <table:table-cell table:formula="of:=IF(AND([.$B71]=[.N$2];[.$I71]&lt;&gt;&quot;&quot;);[.$C71];&quot;&quot;)">
            <text:p/>
          </table:table-cell>
          <table:table-cell table:formula="of:=IF(AND([.$B71]=[.O$2];[.$I71]&lt;&gt;&quot;&quot;);[.$C71];&quot;&quot;)">
            <text:p/>
          </table:table-cell>
          <table:table-cell table:style-name="ce11" table:formula="of:=IF(AND([.$B71]=[.P$2];[.$I71]&lt;&gt;&quot;&quot;);[.$E71];&quot;&quot;)">
            <text:p/>
          </table:table-cell>
          <table:table-cell table:style-name="ce11" table:formula="of:=IF(AND([.$B71]=[.Q$2];[.$I71]&lt;&gt;&quot;&quot;);[.$E71];&quot;&quot;)" office:value-type="float" office:value="129.674">
            <text:p>129,67</text:p>
          </table:table-cell>
          <table:table-cell table:style-name="ce11" table:formula="of:=IF(AND([.$B71]=[.R$2];[.$I71]&lt;&gt;&quot;&quot;);[.$E71];&quot;&quot;)">
            <text:p/>
          </table:table-cell>
          <table:table-cell table:style-name="ce11" table:formula="of:=IF(AND([.$B71]=[.S$2];[.$I71]&lt;&gt;&quot;&quot;);[.$E71];&quot;&quot;)">
            <text:p/>
          </table:table-cell>
          <table:table-cell table:style-name="ce11" table:formula="of:=IF(AND([.$B71]=[.T$2];[.$I71]&lt;&gt;&quot;&quot;);[.$E71];&quot;&quot;)">
            <text:p/>
          </table:table-cell>
          <table:table-cell table:style-name="ce11" table:formula="of:=IF(AND([.$B71]=[.U$2];[.$I71]&lt;&gt;&quot;&quot;);[.$E71];&quot;&quot;)">
            <text:p/>
          </table:table-cell>
          <table:table-cell table:style-name="ce17" table:formula="of:=IF(AND([.$B71]=[.V$2];[.$I71]&lt;&gt;&quot;&quot;);[.$G71];&quot;&quot;)">
            <text:p/>
          </table:table-cell>
          <table:table-cell table:style-name="ce17" table:formula="of:=IF(AND([.$B71]=[.W$2];[.$I71]&lt;&gt;&quot;&quot;);[.$G71];&quot;&quot;)" office:value-type="float" office:value="166.75">
            <text:p>166,75</text:p>
          </table:table-cell>
          <table:table-cell table:style-name="ce17" table:formula="of:=IF(AND([.$B71]=[.X$2];[.$I71]&lt;&gt;&quot;&quot;);[.$G71];&quot;&quot;)">
            <text:p/>
          </table:table-cell>
          <table:table-cell table:style-name="ce17" table:formula="of:=IF(AND([.$B71]=[.Y$2];[.$I71]&lt;&gt;&quot;&quot;);[.$G71];&quot;&quot;)">
            <text:p/>
          </table:table-cell>
          <table:table-cell table:style-name="ce17" table:formula="of:=IF(AND([.$B71]=[.Z$2];[.$I71]&lt;&gt;&quot;&quot;);[.$G71];&quot;&quot;)">
            <text:p/>
          </table:table-cell>
          <table:table-cell table:style-name="ce17" table:formula="of:=IF(AND([.$B71]=[.AA$2];[.$I71]&lt;&gt;&quot;&quot;);[.$G7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2]=[.J$2];[.$I72]&lt;&gt;&quot;&quot;);[.$C72];&quot;&quot;)">
            <text:p/>
          </table:table-cell>
          <table:table-cell table:formula="of:=IF(AND([.$B72]=[.K$2];[.$I72]&lt;&gt;&quot;&quot;);[.$C72];&quot;&quot;)">
            <text:p/>
          </table:table-cell>
          <table:table-cell table:formula="of:=IF(AND([.$B72]=[.L$2];[.$I72]&lt;&gt;&quot;&quot;);[.$C72];&quot;&quot;)">
            <text:p/>
          </table:table-cell>
          <table:table-cell table:formula="of:=IF(AND([.$B72]=[.M$2];[.$I72]&lt;&gt;&quot;&quot;);[.$C72];&quot;&quot;)">
            <text:p/>
          </table:table-cell>
          <table:table-cell table:formula="of:=IF(AND([.$B72]=[.N$2];[.$I72]&lt;&gt;&quot;&quot;);[.$C72];&quot;&quot;)">
            <text:p/>
          </table:table-cell>
          <table:table-cell table:formula="of:=IF(AND([.$B72]=[.O$2];[.$I72]&lt;&gt;&quot;&quot;);[.$C72];&quot;&quot;)">
            <text:p/>
          </table:table-cell>
          <table:table-cell table:style-name="ce11" table:formula="of:=IF(AND([.$B72]=[.P$2];[.$I72]&lt;&gt;&quot;&quot;);[.$E72];&quot;&quot;)">
            <text:p/>
          </table:table-cell>
          <table:table-cell table:style-name="ce11" table:formula="of:=IF(AND([.$B72]=[.Q$2];[.$I72]&lt;&gt;&quot;&quot;);[.$E72];&quot;&quot;)">
            <text:p/>
          </table:table-cell>
          <table:table-cell table:style-name="ce11" table:formula="of:=IF(AND([.$B72]=[.R$2];[.$I72]&lt;&gt;&quot;&quot;);[.$E72];&quot;&quot;)">
            <text:p/>
          </table:table-cell>
          <table:table-cell table:style-name="ce11" table:formula="of:=IF(AND([.$B72]=[.S$2];[.$I72]&lt;&gt;&quot;&quot;);[.$E72];&quot;&quot;)">
            <text:p/>
          </table:table-cell>
          <table:table-cell table:style-name="ce11" table:formula="of:=IF(AND([.$B72]=[.T$2];[.$I72]&lt;&gt;&quot;&quot;);[.$E72];&quot;&quot;)">
            <text:p/>
          </table:table-cell>
          <table:table-cell table:style-name="ce11" table:formula="of:=IF(AND([.$B72]=[.U$2];[.$I72]&lt;&gt;&quot;&quot;);[.$E72];&quot;&quot;)">
            <text:p/>
          </table:table-cell>
          <table:table-cell table:style-name="ce17" table:formula="of:=IF(AND([.$B72]=[.V$2];[.$I72]&lt;&gt;&quot;&quot;);[.$G72];&quot;&quot;)">
            <text:p/>
          </table:table-cell>
          <table:table-cell table:style-name="ce17" table:formula="of:=IF(AND([.$B72]=[.W$2];[.$I72]&lt;&gt;&quot;&quot;);[.$G72];&quot;&quot;)">
            <text:p/>
          </table:table-cell>
          <table:table-cell table:style-name="ce17" table:formula="of:=IF(AND([.$B72]=[.X$2];[.$I72]&lt;&gt;&quot;&quot;);[.$G72];&quot;&quot;)">
            <text:p/>
          </table:table-cell>
          <table:table-cell table:style-name="ce17" table:formula="of:=IF(AND([.$B72]=[.Y$2];[.$I72]&lt;&gt;&quot;&quot;);[.$G72];&quot;&quot;)">
            <text:p/>
          </table:table-cell>
          <table:table-cell table:style-name="ce17" table:formula="of:=IF(AND([.$B72]=[.Z$2];[.$I72]&lt;&gt;&quot;&quot;);[.$G72];&quot;&quot;)">
            <text:p/>
          </table:table-cell>
          <table:table-cell table:style-name="ce17" table:formula="of:=IF(AND([.$B72]=[.AA$2];[.$I72]&lt;&gt;&quot;&quot;);[.$G7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3]=[.J$2];[.$I73]&lt;&gt;&quot;&quot;);[.$C73];&quot;&quot;)">
            <text:p/>
          </table:table-cell>
          <table:table-cell table:formula="of:=IF(AND([.$B73]=[.K$2];[.$I73]&lt;&gt;&quot;&quot;);[.$C73];&quot;&quot;)">
            <text:p/>
          </table:table-cell>
          <table:table-cell table:formula="of:=IF(AND([.$B73]=[.L$2];[.$I73]&lt;&gt;&quot;&quot;);[.$C73];&quot;&quot;)">
            <text:p/>
          </table:table-cell>
          <table:table-cell table:formula="of:=IF(AND([.$B73]=[.M$2];[.$I73]&lt;&gt;&quot;&quot;);[.$C73];&quot;&quot;)">
            <text:p/>
          </table:table-cell>
          <table:table-cell table:formula="of:=IF(AND([.$B73]=[.N$2];[.$I73]&lt;&gt;&quot;&quot;);[.$C73];&quot;&quot;)">
            <text:p/>
          </table:table-cell>
          <table:table-cell table:formula="of:=IF(AND([.$B73]=[.O$2];[.$I73]&lt;&gt;&quot;&quot;);[.$C73];&quot;&quot;)">
            <text:p/>
          </table:table-cell>
          <table:table-cell table:style-name="ce11" table:formula="of:=IF(AND([.$B73]=[.P$2];[.$I73]&lt;&gt;&quot;&quot;);[.$E73];&quot;&quot;)">
            <text:p/>
          </table:table-cell>
          <table:table-cell table:style-name="ce11" table:formula="of:=IF(AND([.$B73]=[.Q$2];[.$I73]&lt;&gt;&quot;&quot;);[.$E73];&quot;&quot;)">
            <text:p/>
          </table:table-cell>
          <table:table-cell table:style-name="ce11" table:formula="of:=IF(AND([.$B73]=[.R$2];[.$I73]&lt;&gt;&quot;&quot;);[.$E73];&quot;&quot;)">
            <text:p/>
          </table:table-cell>
          <table:table-cell table:style-name="ce11" table:formula="of:=IF(AND([.$B73]=[.S$2];[.$I73]&lt;&gt;&quot;&quot;);[.$E73];&quot;&quot;)">
            <text:p/>
          </table:table-cell>
          <table:table-cell table:style-name="ce11" table:formula="of:=IF(AND([.$B73]=[.T$2];[.$I73]&lt;&gt;&quot;&quot;);[.$E73];&quot;&quot;)">
            <text:p/>
          </table:table-cell>
          <table:table-cell table:style-name="ce11" table:formula="of:=IF(AND([.$B73]=[.U$2];[.$I73]&lt;&gt;&quot;&quot;);[.$E73];&quot;&quot;)">
            <text:p/>
          </table:table-cell>
          <table:table-cell table:style-name="ce17" table:formula="of:=IF(AND([.$B73]=[.V$2];[.$I73]&lt;&gt;&quot;&quot;);[.$G73];&quot;&quot;)">
            <text:p/>
          </table:table-cell>
          <table:table-cell table:style-name="ce17" table:formula="of:=IF(AND([.$B73]=[.W$2];[.$I73]&lt;&gt;&quot;&quot;);[.$G73];&quot;&quot;)">
            <text:p/>
          </table:table-cell>
          <table:table-cell table:style-name="ce17" table:formula="of:=IF(AND([.$B73]=[.X$2];[.$I73]&lt;&gt;&quot;&quot;);[.$G73];&quot;&quot;)">
            <text:p/>
          </table:table-cell>
          <table:table-cell table:style-name="ce17" table:formula="of:=IF(AND([.$B73]=[.Y$2];[.$I73]&lt;&gt;&quot;&quot;);[.$G73];&quot;&quot;)">
            <text:p/>
          </table:table-cell>
          <table:table-cell table:style-name="ce17" table:formula="of:=IF(AND([.$B73]=[.Z$2];[.$I73]&lt;&gt;&quot;&quot;);[.$G73];&quot;&quot;)">
            <text:p/>
          </table:table-cell>
          <table:table-cell table:style-name="ce17" table:formula="of:=IF(AND([.$B73]=[.AA$2];[.$I73]&lt;&gt;&quot;&quot;);[.$G7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4]=[.J$2];[.$I74]&lt;&gt;&quot;&quot;);[.$C74];&quot;&quot;)">
            <text:p/>
          </table:table-cell>
          <table:table-cell table:formula="of:=IF(AND([.$B74]=[.K$2];[.$I74]&lt;&gt;&quot;&quot;);[.$C74];&quot;&quot;)">
            <text:p/>
          </table:table-cell>
          <table:table-cell table:formula="of:=IF(AND([.$B74]=[.L$2];[.$I74]&lt;&gt;&quot;&quot;);[.$C74];&quot;&quot;)">
            <text:p/>
          </table:table-cell>
          <table:table-cell table:formula="of:=IF(AND([.$B74]=[.M$2];[.$I74]&lt;&gt;&quot;&quot;);[.$C74];&quot;&quot;)">
            <text:p/>
          </table:table-cell>
          <table:table-cell table:formula="of:=IF(AND([.$B74]=[.N$2];[.$I74]&lt;&gt;&quot;&quot;);[.$C74];&quot;&quot;)">
            <text:p/>
          </table:table-cell>
          <table:table-cell table:formula="of:=IF(AND([.$B74]=[.O$2];[.$I74]&lt;&gt;&quot;&quot;);[.$C74];&quot;&quot;)">
            <text:p/>
          </table:table-cell>
          <table:table-cell table:style-name="ce11" table:formula="of:=IF(AND([.$B74]=[.P$2];[.$I74]&lt;&gt;&quot;&quot;);[.$E74];&quot;&quot;)">
            <text:p/>
          </table:table-cell>
          <table:table-cell table:style-name="ce11" table:formula="of:=IF(AND([.$B74]=[.Q$2];[.$I74]&lt;&gt;&quot;&quot;);[.$E74];&quot;&quot;)">
            <text:p/>
          </table:table-cell>
          <table:table-cell table:style-name="ce11" table:formula="of:=IF(AND([.$B74]=[.R$2];[.$I74]&lt;&gt;&quot;&quot;);[.$E74];&quot;&quot;)">
            <text:p/>
          </table:table-cell>
          <table:table-cell table:style-name="ce11" table:formula="of:=IF(AND([.$B74]=[.S$2];[.$I74]&lt;&gt;&quot;&quot;);[.$E74];&quot;&quot;)">
            <text:p/>
          </table:table-cell>
          <table:table-cell table:style-name="ce11" table:formula="of:=IF(AND([.$B74]=[.T$2];[.$I74]&lt;&gt;&quot;&quot;);[.$E74];&quot;&quot;)">
            <text:p/>
          </table:table-cell>
          <table:table-cell table:style-name="ce11" table:formula="of:=IF(AND([.$B74]=[.U$2];[.$I74]&lt;&gt;&quot;&quot;);[.$E74];&quot;&quot;)">
            <text:p/>
          </table:table-cell>
          <table:table-cell table:style-name="ce17" table:formula="of:=IF(AND([.$B74]=[.V$2];[.$I74]&lt;&gt;&quot;&quot;);[.$G74];&quot;&quot;)">
            <text:p/>
          </table:table-cell>
          <table:table-cell table:style-name="ce17" table:formula="of:=IF(AND([.$B74]=[.W$2];[.$I74]&lt;&gt;&quot;&quot;);[.$G74];&quot;&quot;)">
            <text:p/>
          </table:table-cell>
          <table:table-cell table:style-name="ce17" table:formula="of:=IF(AND([.$B74]=[.X$2];[.$I74]&lt;&gt;&quot;&quot;);[.$G74];&quot;&quot;)">
            <text:p/>
          </table:table-cell>
          <table:table-cell table:style-name="ce17" table:formula="of:=IF(AND([.$B74]=[.Y$2];[.$I74]&lt;&gt;&quot;&quot;);[.$G74];&quot;&quot;)">
            <text:p/>
          </table:table-cell>
          <table:table-cell table:style-name="ce17" table:formula="of:=IF(AND([.$B74]=[.Z$2];[.$I74]&lt;&gt;&quot;&quot;);[.$G74];&quot;&quot;)">
            <text:p/>
          </table:table-cell>
          <table:table-cell table:style-name="ce17" table:formula="of:=IF(AND([.$B74]=[.AA$2];[.$I74]&lt;&gt;&quot;&quot;);[.$G7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5]=[.J$2];[.$I75]&lt;&gt;&quot;&quot;);[.$C75];&quot;&quot;)">
            <text:p/>
          </table:table-cell>
          <table:table-cell table:formula="of:=IF(AND([.$B75]=[.K$2];[.$I75]&lt;&gt;&quot;&quot;);[.$C75];&quot;&quot;)">
            <text:p/>
          </table:table-cell>
          <table:table-cell table:formula="of:=IF(AND([.$B75]=[.L$2];[.$I75]&lt;&gt;&quot;&quot;);[.$C75];&quot;&quot;)">
            <text:p/>
          </table:table-cell>
          <table:table-cell table:formula="of:=IF(AND([.$B75]=[.M$2];[.$I75]&lt;&gt;&quot;&quot;);[.$C75];&quot;&quot;)">
            <text:p/>
          </table:table-cell>
          <table:table-cell table:formula="of:=IF(AND([.$B75]=[.N$2];[.$I75]&lt;&gt;&quot;&quot;);[.$C75];&quot;&quot;)">
            <text:p/>
          </table:table-cell>
          <table:table-cell table:formula="of:=IF(AND([.$B75]=[.O$2];[.$I75]&lt;&gt;&quot;&quot;);[.$C75];&quot;&quot;)">
            <text:p/>
          </table:table-cell>
          <table:table-cell table:style-name="ce11" table:formula="of:=IF(AND([.$B75]=[.P$2];[.$I75]&lt;&gt;&quot;&quot;);[.$E75];&quot;&quot;)">
            <text:p/>
          </table:table-cell>
          <table:table-cell table:style-name="ce11" table:formula="of:=IF(AND([.$B75]=[.Q$2];[.$I75]&lt;&gt;&quot;&quot;);[.$E75];&quot;&quot;)">
            <text:p/>
          </table:table-cell>
          <table:table-cell table:style-name="ce11" table:formula="of:=IF(AND([.$B75]=[.R$2];[.$I75]&lt;&gt;&quot;&quot;);[.$E75];&quot;&quot;)">
            <text:p/>
          </table:table-cell>
          <table:table-cell table:style-name="ce11" table:formula="of:=IF(AND([.$B75]=[.S$2];[.$I75]&lt;&gt;&quot;&quot;);[.$E75];&quot;&quot;)">
            <text:p/>
          </table:table-cell>
          <table:table-cell table:style-name="ce11" table:formula="of:=IF(AND([.$B75]=[.T$2];[.$I75]&lt;&gt;&quot;&quot;);[.$E75];&quot;&quot;)">
            <text:p/>
          </table:table-cell>
          <table:table-cell table:style-name="ce11" table:formula="of:=IF(AND([.$B75]=[.U$2];[.$I75]&lt;&gt;&quot;&quot;);[.$E75];&quot;&quot;)">
            <text:p/>
          </table:table-cell>
          <table:table-cell table:style-name="ce17" table:formula="of:=IF(AND([.$B75]=[.V$2];[.$I75]&lt;&gt;&quot;&quot;);[.$G75];&quot;&quot;)">
            <text:p/>
          </table:table-cell>
          <table:table-cell table:style-name="ce17" table:formula="of:=IF(AND([.$B75]=[.W$2];[.$I75]&lt;&gt;&quot;&quot;);[.$G75];&quot;&quot;)">
            <text:p/>
          </table:table-cell>
          <table:table-cell table:style-name="ce17" table:formula="of:=IF(AND([.$B75]=[.X$2];[.$I75]&lt;&gt;&quot;&quot;);[.$G75];&quot;&quot;)">
            <text:p/>
          </table:table-cell>
          <table:table-cell table:style-name="ce17" table:formula="of:=IF(AND([.$B75]=[.Y$2];[.$I75]&lt;&gt;&quot;&quot;);[.$G75];&quot;&quot;)">
            <text:p/>
          </table:table-cell>
          <table:table-cell table:style-name="ce17" table:formula="of:=IF(AND([.$B75]=[.Z$2];[.$I75]&lt;&gt;&quot;&quot;);[.$G75];&quot;&quot;)">
            <text:p/>
          </table:table-cell>
          <table:table-cell table:style-name="ce17" table:formula="of:=IF(AND([.$B75]=[.AA$2];[.$I75]&lt;&gt;&quot;&quot;);[.$G7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6]=[.J$2];[.$I76]&lt;&gt;&quot;&quot;);[.$C76];&quot;&quot;)">
            <text:p/>
          </table:table-cell>
          <table:table-cell table:formula="of:=IF(AND([.$B76]=[.K$2];[.$I76]&lt;&gt;&quot;&quot;);[.$C76];&quot;&quot;)">
            <text:p/>
          </table:table-cell>
          <table:table-cell table:formula="of:=IF(AND([.$B76]=[.L$2];[.$I76]&lt;&gt;&quot;&quot;);[.$C76];&quot;&quot;)">
            <text:p/>
          </table:table-cell>
          <table:table-cell table:formula="of:=IF(AND([.$B76]=[.M$2];[.$I76]&lt;&gt;&quot;&quot;);[.$C76];&quot;&quot;)">
            <text:p/>
          </table:table-cell>
          <table:table-cell table:formula="of:=IF(AND([.$B76]=[.N$2];[.$I76]&lt;&gt;&quot;&quot;);[.$C76];&quot;&quot;)">
            <text:p/>
          </table:table-cell>
          <table:table-cell table:formula="of:=IF(AND([.$B76]=[.O$2];[.$I76]&lt;&gt;&quot;&quot;);[.$C76];&quot;&quot;)">
            <text:p/>
          </table:table-cell>
          <table:table-cell table:style-name="ce11" table:formula="of:=IF(AND([.$B76]=[.P$2];[.$I76]&lt;&gt;&quot;&quot;);[.$E76];&quot;&quot;)">
            <text:p/>
          </table:table-cell>
          <table:table-cell table:style-name="ce11" table:formula="of:=IF(AND([.$B76]=[.Q$2];[.$I76]&lt;&gt;&quot;&quot;);[.$E76];&quot;&quot;)">
            <text:p/>
          </table:table-cell>
          <table:table-cell table:style-name="ce11" table:formula="of:=IF(AND([.$B76]=[.R$2];[.$I76]&lt;&gt;&quot;&quot;);[.$E76];&quot;&quot;)">
            <text:p/>
          </table:table-cell>
          <table:table-cell table:style-name="ce11" table:formula="of:=IF(AND([.$B76]=[.S$2];[.$I76]&lt;&gt;&quot;&quot;);[.$E76];&quot;&quot;)">
            <text:p/>
          </table:table-cell>
          <table:table-cell table:style-name="ce11" table:formula="of:=IF(AND([.$B76]=[.T$2];[.$I76]&lt;&gt;&quot;&quot;);[.$E76];&quot;&quot;)">
            <text:p/>
          </table:table-cell>
          <table:table-cell table:style-name="ce11" table:formula="of:=IF(AND([.$B76]=[.U$2];[.$I76]&lt;&gt;&quot;&quot;);[.$E76];&quot;&quot;)">
            <text:p/>
          </table:table-cell>
          <table:table-cell table:style-name="ce17" table:formula="of:=IF(AND([.$B76]=[.V$2];[.$I76]&lt;&gt;&quot;&quot;);[.$G76];&quot;&quot;)">
            <text:p/>
          </table:table-cell>
          <table:table-cell table:style-name="ce17" table:formula="of:=IF(AND([.$B76]=[.W$2];[.$I76]&lt;&gt;&quot;&quot;);[.$G76];&quot;&quot;)">
            <text:p/>
          </table:table-cell>
          <table:table-cell table:style-name="ce17" table:formula="of:=IF(AND([.$B76]=[.X$2];[.$I76]&lt;&gt;&quot;&quot;);[.$G76];&quot;&quot;)">
            <text:p/>
          </table:table-cell>
          <table:table-cell table:style-name="ce17" table:formula="of:=IF(AND([.$B76]=[.Y$2];[.$I76]&lt;&gt;&quot;&quot;);[.$G76];&quot;&quot;)">
            <text:p/>
          </table:table-cell>
          <table:table-cell table:style-name="ce17" table:formula="of:=IF(AND([.$B76]=[.Z$2];[.$I76]&lt;&gt;&quot;&quot;);[.$G76];&quot;&quot;)">
            <text:p/>
          </table:table-cell>
          <table:table-cell table:style-name="ce17" table:formula="of:=IF(AND([.$B76]=[.AA$2];[.$I76]&lt;&gt;&quot;&quot;);[.$G7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7]=[.J$2];[.$I77]&lt;&gt;&quot;&quot;);[.$C77];&quot;&quot;)">
            <text:p/>
          </table:table-cell>
          <table:table-cell table:formula="of:=IF(AND([.$B77]=[.K$2];[.$I77]&lt;&gt;&quot;&quot;);[.$C77];&quot;&quot;)">
            <text:p/>
          </table:table-cell>
          <table:table-cell table:formula="of:=IF(AND([.$B77]=[.L$2];[.$I77]&lt;&gt;&quot;&quot;);[.$C77];&quot;&quot;)">
            <text:p/>
          </table:table-cell>
          <table:table-cell table:formula="of:=IF(AND([.$B77]=[.M$2];[.$I77]&lt;&gt;&quot;&quot;);[.$C77];&quot;&quot;)">
            <text:p/>
          </table:table-cell>
          <table:table-cell table:formula="of:=IF(AND([.$B77]=[.N$2];[.$I77]&lt;&gt;&quot;&quot;);[.$C77];&quot;&quot;)">
            <text:p/>
          </table:table-cell>
          <table:table-cell table:formula="of:=IF(AND([.$B77]=[.O$2];[.$I77]&lt;&gt;&quot;&quot;);[.$C77];&quot;&quot;)">
            <text:p/>
          </table:table-cell>
          <table:table-cell table:style-name="ce11" table:formula="of:=IF(AND([.$B77]=[.P$2];[.$I77]&lt;&gt;&quot;&quot;);[.$E77];&quot;&quot;)">
            <text:p/>
          </table:table-cell>
          <table:table-cell table:style-name="ce11" table:formula="of:=IF(AND([.$B77]=[.Q$2];[.$I77]&lt;&gt;&quot;&quot;);[.$E77];&quot;&quot;)">
            <text:p/>
          </table:table-cell>
          <table:table-cell table:style-name="ce11" table:formula="of:=IF(AND([.$B77]=[.R$2];[.$I77]&lt;&gt;&quot;&quot;);[.$E77];&quot;&quot;)">
            <text:p/>
          </table:table-cell>
          <table:table-cell table:style-name="ce11" table:formula="of:=IF(AND([.$B77]=[.S$2];[.$I77]&lt;&gt;&quot;&quot;);[.$E77];&quot;&quot;)">
            <text:p/>
          </table:table-cell>
          <table:table-cell table:style-name="ce11" table:formula="of:=IF(AND([.$B77]=[.T$2];[.$I77]&lt;&gt;&quot;&quot;);[.$E77];&quot;&quot;)">
            <text:p/>
          </table:table-cell>
          <table:table-cell table:style-name="ce11" table:formula="of:=IF(AND([.$B77]=[.U$2];[.$I77]&lt;&gt;&quot;&quot;);[.$E77];&quot;&quot;)">
            <text:p/>
          </table:table-cell>
          <table:table-cell table:style-name="ce17" table:formula="of:=IF(AND([.$B77]=[.V$2];[.$I77]&lt;&gt;&quot;&quot;);[.$G77];&quot;&quot;)">
            <text:p/>
          </table:table-cell>
          <table:table-cell table:style-name="ce17" table:formula="of:=IF(AND([.$B77]=[.W$2];[.$I77]&lt;&gt;&quot;&quot;);[.$G77];&quot;&quot;)">
            <text:p/>
          </table:table-cell>
          <table:table-cell table:style-name="ce17" table:formula="of:=IF(AND([.$B77]=[.X$2];[.$I77]&lt;&gt;&quot;&quot;);[.$G77];&quot;&quot;)">
            <text:p/>
          </table:table-cell>
          <table:table-cell table:style-name="ce17" table:formula="of:=IF(AND([.$B77]=[.Y$2];[.$I77]&lt;&gt;&quot;&quot;);[.$G77];&quot;&quot;)">
            <text:p/>
          </table:table-cell>
          <table:table-cell table:style-name="ce17" table:formula="of:=IF(AND([.$B77]=[.Z$2];[.$I77]&lt;&gt;&quot;&quot;);[.$G77];&quot;&quot;)">
            <text:p/>
          </table:table-cell>
          <table:table-cell table:style-name="ce17" table:formula="of:=IF(AND([.$B77]=[.AA$2];[.$I77]&lt;&gt;&quot;&quot;);[.$G7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8]=[.J$2];[.$I78]&lt;&gt;&quot;&quot;);[.$C78];&quot;&quot;)">
            <text:p/>
          </table:table-cell>
          <table:table-cell table:formula="of:=IF(AND([.$B78]=[.K$2];[.$I78]&lt;&gt;&quot;&quot;);[.$C78];&quot;&quot;)">
            <text:p/>
          </table:table-cell>
          <table:table-cell table:formula="of:=IF(AND([.$B78]=[.L$2];[.$I78]&lt;&gt;&quot;&quot;);[.$C78];&quot;&quot;)">
            <text:p/>
          </table:table-cell>
          <table:table-cell table:formula="of:=IF(AND([.$B78]=[.M$2];[.$I78]&lt;&gt;&quot;&quot;);[.$C78];&quot;&quot;)">
            <text:p/>
          </table:table-cell>
          <table:table-cell table:formula="of:=IF(AND([.$B78]=[.N$2];[.$I78]&lt;&gt;&quot;&quot;);[.$C78];&quot;&quot;)">
            <text:p/>
          </table:table-cell>
          <table:table-cell table:formula="of:=IF(AND([.$B78]=[.O$2];[.$I78]&lt;&gt;&quot;&quot;);[.$C78];&quot;&quot;)">
            <text:p/>
          </table:table-cell>
          <table:table-cell table:style-name="ce11" table:formula="of:=IF(AND([.$B78]=[.P$2];[.$I78]&lt;&gt;&quot;&quot;);[.$E78];&quot;&quot;)">
            <text:p/>
          </table:table-cell>
          <table:table-cell table:style-name="ce11" table:formula="of:=IF(AND([.$B78]=[.Q$2];[.$I78]&lt;&gt;&quot;&quot;);[.$E78];&quot;&quot;)">
            <text:p/>
          </table:table-cell>
          <table:table-cell table:style-name="ce11" table:formula="of:=IF(AND([.$B78]=[.R$2];[.$I78]&lt;&gt;&quot;&quot;);[.$E78];&quot;&quot;)">
            <text:p/>
          </table:table-cell>
          <table:table-cell table:style-name="ce11" table:formula="of:=IF(AND([.$B78]=[.S$2];[.$I78]&lt;&gt;&quot;&quot;);[.$E78];&quot;&quot;)">
            <text:p/>
          </table:table-cell>
          <table:table-cell table:style-name="ce11" table:formula="of:=IF(AND([.$B78]=[.T$2];[.$I78]&lt;&gt;&quot;&quot;);[.$E78];&quot;&quot;)">
            <text:p/>
          </table:table-cell>
          <table:table-cell table:style-name="ce11" table:formula="of:=IF(AND([.$B78]=[.U$2];[.$I78]&lt;&gt;&quot;&quot;);[.$E78];&quot;&quot;)">
            <text:p/>
          </table:table-cell>
          <table:table-cell table:style-name="ce17" table:formula="of:=IF(AND([.$B78]=[.V$2];[.$I78]&lt;&gt;&quot;&quot;);[.$G78];&quot;&quot;)">
            <text:p/>
          </table:table-cell>
          <table:table-cell table:style-name="ce17" table:formula="of:=IF(AND([.$B78]=[.W$2];[.$I78]&lt;&gt;&quot;&quot;);[.$G78];&quot;&quot;)">
            <text:p/>
          </table:table-cell>
          <table:table-cell table:style-name="ce17" table:formula="of:=IF(AND([.$B78]=[.X$2];[.$I78]&lt;&gt;&quot;&quot;);[.$G78];&quot;&quot;)">
            <text:p/>
          </table:table-cell>
          <table:table-cell table:style-name="ce17" table:formula="of:=IF(AND([.$B78]=[.Y$2];[.$I78]&lt;&gt;&quot;&quot;);[.$G78];&quot;&quot;)">
            <text:p/>
          </table:table-cell>
          <table:table-cell table:style-name="ce17" table:formula="of:=IF(AND([.$B78]=[.Z$2];[.$I78]&lt;&gt;&quot;&quot;);[.$G78];&quot;&quot;)">
            <text:p/>
          </table:table-cell>
          <table:table-cell table:style-name="ce17" table:formula="of:=IF(AND([.$B78]=[.AA$2];[.$I78]&lt;&gt;&quot;&quot;);[.$G7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style-name="Default" office:value-type="float" office:value="6.75497">
            <text:p>6,75497</text:p>
          </table:table-cell>
          <table:table-cell table:style-name="Default" office:value-type="float" office:value="7.23135">
            <text:p>7,23135</text:p>
          </table:table-cell>
          <table:table-cell table:style-name="Default" office:value-type="float" office:value="99.965">
            <text:p>99,965</text:p>
          </table:table-cell>
          <table:table-cell table:style-name="Default" office:value-type="float" office:value="696.477">
            <text:p>696,477</text:p>
          </table:table-cell>
          <table:table-cell table:style-name="Default" office:value-type="float" office:value="166.441">
            <text:p>166,441</text:p>
          </table:table-cell>
          <table:table-cell table:style-name="Default" office:value-type="float" office:value="1173.23">
            <text:p>1173,23</text:p>
          </table:table-cell>
          <table:table-cell table:style-name="Default" office:value-type="string">
            <text:p>/home/ramiro/Imagens/faces/077.jpg</text:p>
          </table:table-cell>
          <table:table-cell table:formula="of:=IF(AND([.$B79]=[.J$2];[.$I79]&lt;&gt;&quot;&quot;);[.$C79];&quot;&quot;)">
            <text:p/>
          </table:table-cell>
          <table:table-cell table:formula="of:=IF(AND([.$B79]=[.K$2];[.$I79]&lt;&gt;&quot;&quot;);[.$C79];&quot;&quot;)">
            <text:p/>
          </table:table-cell>
          <table:table-cell table:formula="of:=IF(AND([.$B79]=[.L$2];[.$I79]&lt;&gt;&quot;&quot;);[.$C79];&quot;&quot;)">
            <text:p/>
          </table:table-cell>
          <table:table-cell table:formula="of:=IF(AND([.$B79]=[.M$2];[.$I79]&lt;&gt;&quot;&quot;);[.$C79];&quot;&quot;)" office:value-type="float" office:value="6.75497">
            <text:p>6,75</text:p>
          </table:table-cell>
          <table:table-cell table:formula="of:=IF(AND([.$B79]=[.N$2];[.$I79]&lt;&gt;&quot;&quot;);[.$C79];&quot;&quot;)">
            <text:p/>
          </table:table-cell>
          <table:table-cell table:formula="of:=IF(AND([.$B79]=[.O$2];[.$I79]&lt;&gt;&quot;&quot;);[.$C79];&quot;&quot;)">
            <text:p/>
          </table:table-cell>
          <table:table-cell table:style-name="ce11" table:formula="of:=IF(AND([.$B79]=[.P$2];[.$I79]&lt;&gt;&quot;&quot;);[.$E79];&quot;&quot;)">
            <text:p/>
          </table:table-cell>
          <table:table-cell table:style-name="ce11" table:formula="of:=IF(AND([.$B79]=[.Q$2];[.$I79]&lt;&gt;&quot;&quot;);[.$E79];&quot;&quot;)">
            <text:p/>
          </table:table-cell>
          <table:table-cell table:style-name="ce11" table:formula="of:=IF(AND([.$B79]=[.R$2];[.$I79]&lt;&gt;&quot;&quot;);[.$E79];&quot;&quot;)">
            <text:p/>
          </table:table-cell>
          <table:table-cell table:style-name="ce11" table:formula="of:=IF(AND([.$B79]=[.S$2];[.$I79]&lt;&gt;&quot;&quot;);[.$E79];&quot;&quot;)" office:value-type="float" office:value="99.965">
            <text:p>99,97</text:p>
          </table:table-cell>
          <table:table-cell table:style-name="ce11" table:formula="of:=IF(AND([.$B79]=[.T$2];[.$I79]&lt;&gt;&quot;&quot;);[.$E79];&quot;&quot;)">
            <text:p/>
          </table:table-cell>
          <table:table-cell table:style-name="ce11" table:formula="of:=IF(AND([.$B79]=[.U$2];[.$I79]&lt;&gt;&quot;&quot;);[.$E79];&quot;&quot;)">
            <text:p/>
          </table:table-cell>
          <table:table-cell table:style-name="ce17" table:formula="of:=IF(AND([.$B79]=[.V$2];[.$I79]&lt;&gt;&quot;&quot;);[.$G79];&quot;&quot;)">
            <text:p/>
          </table:table-cell>
          <table:table-cell table:style-name="ce17" table:formula="of:=IF(AND([.$B79]=[.W$2];[.$I79]&lt;&gt;&quot;&quot;);[.$G79];&quot;&quot;)">
            <text:p/>
          </table:table-cell>
          <table:table-cell table:style-name="ce17" table:formula="of:=IF(AND([.$B79]=[.X$2];[.$I79]&lt;&gt;&quot;&quot;);[.$G79];&quot;&quot;)">
            <text:p/>
          </table:table-cell>
          <table:table-cell table:style-name="ce17" table:formula="of:=IF(AND([.$B79]=[.Y$2];[.$I79]&lt;&gt;&quot;&quot;);[.$G79];&quot;&quot;)" office:value-type="float" office:value="166.441">
            <text:p>166,44</text:p>
          </table:table-cell>
          <table:table-cell table:style-name="ce17" table:formula="of:=IF(AND([.$B79]=[.Z$2];[.$I79]&lt;&gt;&quot;&quot;);[.$G79];&quot;&quot;)">
            <text:p/>
          </table:table-cell>
          <table:table-cell table:style-name="ce17" table:formula="of:=IF(AND([.$B79]=[.AA$2];[.$I79]&lt;&gt;&quot;&quot;);[.$G7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0]=[.J$2];[.$I80]&lt;&gt;&quot;&quot;);[.$C80];&quot;&quot;)">
            <text:p/>
          </table:table-cell>
          <table:table-cell table:formula="of:=IF(AND([.$B80]=[.K$2];[.$I80]&lt;&gt;&quot;&quot;);[.$C80];&quot;&quot;)">
            <text:p/>
          </table:table-cell>
          <table:table-cell table:formula="of:=IF(AND([.$B80]=[.L$2];[.$I80]&lt;&gt;&quot;&quot;);[.$C80];&quot;&quot;)">
            <text:p/>
          </table:table-cell>
          <table:table-cell table:formula="of:=IF(AND([.$B80]=[.M$2];[.$I80]&lt;&gt;&quot;&quot;);[.$C80];&quot;&quot;)">
            <text:p/>
          </table:table-cell>
          <table:table-cell table:formula="of:=IF(AND([.$B80]=[.N$2];[.$I80]&lt;&gt;&quot;&quot;);[.$C80];&quot;&quot;)">
            <text:p/>
          </table:table-cell>
          <table:table-cell table:formula="of:=IF(AND([.$B80]=[.O$2];[.$I80]&lt;&gt;&quot;&quot;);[.$C80];&quot;&quot;)">
            <text:p/>
          </table:table-cell>
          <table:table-cell table:style-name="ce11" table:formula="of:=IF(AND([.$B80]=[.P$2];[.$I80]&lt;&gt;&quot;&quot;);[.$E80];&quot;&quot;)">
            <text:p/>
          </table:table-cell>
          <table:table-cell table:style-name="ce11" table:formula="of:=IF(AND([.$B80]=[.Q$2];[.$I80]&lt;&gt;&quot;&quot;);[.$E80];&quot;&quot;)">
            <text:p/>
          </table:table-cell>
          <table:table-cell table:style-name="ce11" table:formula="of:=IF(AND([.$B80]=[.R$2];[.$I80]&lt;&gt;&quot;&quot;);[.$E80];&quot;&quot;)">
            <text:p/>
          </table:table-cell>
          <table:table-cell table:style-name="ce11" table:formula="of:=IF(AND([.$B80]=[.S$2];[.$I80]&lt;&gt;&quot;&quot;);[.$E80];&quot;&quot;)">
            <text:p/>
          </table:table-cell>
          <table:table-cell table:style-name="ce11" table:formula="of:=IF(AND([.$B80]=[.T$2];[.$I80]&lt;&gt;&quot;&quot;);[.$E80];&quot;&quot;)">
            <text:p/>
          </table:table-cell>
          <table:table-cell table:style-name="ce11" table:formula="of:=IF(AND([.$B80]=[.U$2];[.$I80]&lt;&gt;&quot;&quot;);[.$E80];&quot;&quot;)">
            <text:p/>
          </table:table-cell>
          <table:table-cell table:style-name="ce17" table:formula="of:=IF(AND([.$B80]=[.V$2];[.$I80]&lt;&gt;&quot;&quot;);[.$G80];&quot;&quot;)">
            <text:p/>
          </table:table-cell>
          <table:table-cell table:style-name="ce17" table:formula="of:=IF(AND([.$B80]=[.W$2];[.$I80]&lt;&gt;&quot;&quot;);[.$G80];&quot;&quot;)">
            <text:p/>
          </table:table-cell>
          <table:table-cell table:style-name="ce17" table:formula="of:=IF(AND([.$B80]=[.X$2];[.$I80]&lt;&gt;&quot;&quot;);[.$G80];&quot;&quot;)">
            <text:p/>
          </table:table-cell>
          <table:table-cell table:style-name="ce17" table:formula="of:=IF(AND([.$B80]=[.Y$2];[.$I80]&lt;&gt;&quot;&quot;);[.$G80];&quot;&quot;)">
            <text:p/>
          </table:table-cell>
          <table:table-cell table:style-name="ce17" table:formula="of:=IF(AND([.$B80]=[.Z$2];[.$I80]&lt;&gt;&quot;&quot;);[.$G80];&quot;&quot;)">
            <text:p/>
          </table:table-cell>
          <table:table-cell table:style-name="ce17" table:formula="of:=IF(AND([.$B80]=[.AA$2];[.$I80]&lt;&gt;&quot;&quot;);[.$G8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1]=[.J$2];[.$I81]&lt;&gt;&quot;&quot;);[.$C81];&quot;&quot;)">
            <text:p/>
          </table:table-cell>
          <table:table-cell table:formula="of:=IF(AND([.$B81]=[.K$2];[.$I81]&lt;&gt;&quot;&quot;);[.$C81];&quot;&quot;)">
            <text:p/>
          </table:table-cell>
          <table:table-cell table:formula="of:=IF(AND([.$B81]=[.L$2];[.$I81]&lt;&gt;&quot;&quot;);[.$C81];&quot;&quot;)">
            <text:p/>
          </table:table-cell>
          <table:table-cell table:formula="of:=IF(AND([.$B81]=[.M$2];[.$I81]&lt;&gt;&quot;&quot;);[.$C81];&quot;&quot;)">
            <text:p/>
          </table:table-cell>
          <table:table-cell table:formula="of:=IF(AND([.$B81]=[.N$2];[.$I81]&lt;&gt;&quot;&quot;);[.$C81];&quot;&quot;)">
            <text:p/>
          </table:table-cell>
          <table:table-cell table:formula="of:=IF(AND([.$B81]=[.O$2];[.$I81]&lt;&gt;&quot;&quot;);[.$C81];&quot;&quot;)">
            <text:p/>
          </table:table-cell>
          <table:table-cell table:style-name="ce11" table:formula="of:=IF(AND([.$B81]=[.P$2];[.$I81]&lt;&gt;&quot;&quot;);[.$E81];&quot;&quot;)">
            <text:p/>
          </table:table-cell>
          <table:table-cell table:style-name="ce11" table:formula="of:=IF(AND([.$B81]=[.Q$2];[.$I81]&lt;&gt;&quot;&quot;);[.$E81];&quot;&quot;)">
            <text:p/>
          </table:table-cell>
          <table:table-cell table:style-name="ce11" table:formula="of:=IF(AND([.$B81]=[.R$2];[.$I81]&lt;&gt;&quot;&quot;);[.$E81];&quot;&quot;)">
            <text:p/>
          </table:table-cell>
          <table:table-cell table:style-name="ce11" table:formula="of:=IF(AND([.$B81]=[.S$2];[.$I81]&lt;&gt;&quot;&quot;);[.$E81];&quot;&quot;)">
            <text:p/>
          </table:table-cell>
          <table:table-cell table:style-name="ce11" table:formula="of:=IF(AND([.$B81]=[.T$2];[.$I81]&lt;&gt;&quot;&quot;);[.$E81];&quot;&quot;)">
            <text:p/>
          </table:table-cell>
          <table:table-cell table:style-name="ce11" table:formula="of:=IF(AND([.$B81]=[.U$2];[.$I81]&lt;&gt;&quot;&quot;);[.$E81];&quot;&quot;)">
            <text:p/>
          </table:table-cell>
          <table:table-cell table:style-name="ce17" table:formula="of:=IF(AND([.$B81]=[.V$2];[.$I81]&lt;&gt;&quot;&quot;);[.$G81];&quot;&quot;)">
            <text:p/>
          </table:table-cell>
          <table:table-cell table:style-name="ce17" table:formula="of:=IF(AND([.$B81]=[.W$2];[.$I81]&lt;&gt;&quot;&quot;);[.$G81];&quot;&quot;)">
            <text:p/>
          </table:table-cell>
          <table:table-cell table:style-name="ce17" table:formula="of:=IF(AND([.$B81]=[.X$2];[.$I81]&lt;&gt;&quot;&quot;);[.$G81];&quot;&quot;)">
            <text:p/>
          </table:table-cell>
          <table:table-cell table:style-name="ce17" table:formula="of:=IF(AND([.$B81]=[.Y$2];[.$I81]&lt;&gt;&quot;&quot;);[.$G81];&quot;&quot;)">
            <text:p/>
          </table:table-cell>
          <table:table-cell table:style-name="ce17" table:formula="of:=IF(AND([.$B81]=[.Z$2];[.$I81]&lt;&gt;&quot;&quot;);[.$G81];&quot;&quot;)">
            <text:p/>
          </table:table-cell>
          <table:table-cell table:style-name="ce17" table:formula="of:=IF(AND([.$B81]=[.AA$2];[.$I81]&lt;&gt;&quot;&quot;);[.$G8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2]=[.J$2];[.$I82]&lt;&gt;&quot;&quot;);[.$C82];&quot;&quot;)">
            <text:p/>
          </table:table-cell>
          <table:table-cell table:formula="of:=IF(AND([.$B82]=[.K$2];[.$I82]&lt;&gt;&quot;&quot;);[.$C82];&quot;&quot;)">
            <text:p/>
          </table:table-cell>
          <table:table-cell table:formula="of:=IF(AND([.$B82]=[.L$2];[.$I82]&lt;&gt;&quot;&quot;);[.$C82];&quot;&quot;)">
            <text:p/>
          </table:table-cell>
          <table:table-cell table:formula="of:=IF(AND([.$B82]=[.M$2];[.$I82]&lt;&gt;&quot;&quot;);[.$C82];&quot;&quot;)">
            <text:p/>
          </table:table-cell>
          <table:table-cell table:formula="of:=IF(AND([.$B82]=[.N$2];[.$I82]&lt;&gt;&quot;&quot;);[.$C82];&quot;&quot;)">
            <text:p/>
          </table:table-cell>
          <table:table-cell table:formula="of:=IF(AND([.$B82]=[.O$2];[.$I82]&lt;&gt;&quot;&quot;);[.$C82];&quot;&quot;)">
            <text:p/>
          </table:table-cell>
          <table:table-cell table:style-name="ce11" table:formula="of:=IF(AND([.$B82]=[.P$2];[.$I82]&lt;&gt;&quot;&quot;);[.$E82];&quot;&quot;)">
            <text:p/>
          </table:table-cell>
          <table:table-cell table:style-name="ce11" table:formula="of:=IF(AND([.$B82]=[.Q$2];[.$I82]&lt;&gt;&quot;&quot;);[.$E82];&quot;&quot;)">
            <text:p/>
          </table:table-cell>
          <table:table-cell table:style-name="ce11" table:formula="of:=IF(AND([.$B82]=[.R$2];[.$I82]&lt;&gt;&quot;&quot;);[.$E82];&quot;&quot;)">
            <text:p/>
          </table:table-cell>
          <table:table-cell table:style-name="ce11" table:formula="of:=IF(AND([.$B82]=[.S$2];[.$I82]&lt;&gt;&quot;&quot;);[.$E82];&quot;&quot;)">
            <text:p/>
          </table:table-cell>
          <table:table-cell table:style-name="ce11" table:formula="of:=IF(AND([.$B82]=[.T$2];[.$I82]&lt;&gt;&quot;&quot;);[.$E82];&quot;&quot;)">
            <text:p/>
          </table:table-cell>
          <table:table-cell table:style-name="ce11" table:formula="of:=IF(AND([.$B82]=[.U$2];[.$I82]&lt;&gt;&quot;&quot;);[.$E82];&quot;&quot;)">
            <text:p/>
          </table:table-cell>
          <table:table-cell table:style-name="ce17" table:formula="of:=IF(AND([.$B82]=[.V$2];[.$I82]&lt;&gt;&quot;&quot;);[.$G82];&quot;&quot;)">
            <text:p/>
          </table:table-cell>
          <table:table-cell table:style-name="ce17" table:formula="of:=IF(AND([.$B82]=[.W$2];[.$I82]&lt;&gt;&quot;&quot;);[.$G82];&quot;&quot;)">
            <text:p/>
          </table:table-cell>
          <table:table-cell table:style-name="ce17" table:formula="of:=IF(AND([.$B82]=[.X$2];[.$I82]&lt;&gt;&quot;&quot;);[.$G82];&quot;&quot;)">
            <text:p/>
          </table:table-cell>
          <table:table-cell table:style-name="ce17" table:formula="of:=IF(AND([.$B82]=[.Y$2];[.$I82]&lt;&gt;&quot;&quot;);[.$G82];&quot;&quot;)">
            <text:p/>
          </table:table-cell>
          <table:table-cell table:style-name="ce17" table:formula="of:=IF(AND([.$B82]=[.Z$2];[.$I82]&lt;&gt;&quot;&quot;);[.$G82];&quot;&quot;)">
            <text:p/>
          </table:table-cell>
          <table:table-cell table:style-name="ce17" table:formula="of:=IF(AND([.$B82]=[.AA$2];[.$I82]&lt;&gt;&quot;&quot;);[.$G8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Default" office:value-type="float" office:value="10.3321">
            <text:p>10,3321</text:p>
          </table:table-cell>
          <table:table-cell table:style-name="Default" office:value-type="float" office:value="6.91562">
            <text:p>6,91562</text:p>
          </table:table-cell>
          <table:table-cell table:style-name="Default" office:value-type="float" office:value="79.1053">
            <text:p>79,1053</text:p>
          </table:table-cell>
          <table:table-cell table:style-name="Default" office:value-type="float" office:value="1954.87">
            <text:p>1954,87</text:p>
          </table:table-cell>
          <table:table-cell table:style-name="Default" office:value-type="float" office:value="152.531">
            <text:p>152,531</text:p>
          </table:table-cell>
          <table:table-cell table:style-name="Default" office:value-type="float" office:value="5085.65">
            <text:p>5085,65</text:p>
          </table:table-cell>
          <table:table-cell table:style-name="Default" office:value-type="string">
            <text:p>/home/ramiro/Imagens/faces/081.jpg</text:p>
          </table:table-cell>
          <table:table-cell table:formula="of:=IF(AND([.$B83]=[.J$2];[.$I83]&lt;&gt;&quot;&quot;);[.$C83];&quot;&quot;)" office:value-type="float" office:value="10.3321">
            <text:p>10,33</text:p>
          </table:table-cell>
          <table:table-cell table:formula="of:=IF(AND([.$B83]=[.K$2];[.$I83]&lt;&gt;&quot;&quot;);[.$C83];&quot;&quot;)">
            <text:p/>
          </table:table-cell>
          <table:table-cell table:formula="of:=IF(AND([.$B83]=[.L$2];[.$I83]&lt;&gt;&quot;&quot;);[.$C83];&quot;&quot;)">
            <text:p/>
          </table:table-cell>
          <table:table-cell table:formula="of:=IF(AND([.$B83]=[.M$2];[.$I83]&lt;&gt;&quot;&quot;);[.$C83];&quot;&quot;)">
            <text:p/>
          </table:table-cell>
          <table:table-cell table:formula="of:=IF(AND([.$B83]=[.N$2];[.$I83]&lt;&gt;&quot;&quot;);[.$C83];&quot;&quot;)">
            <text:p/>
          </table:table-cell>
          <table:table-cell table:formula="of:=IF(AND([.$B83]=[.O$2];[.$I83]&lt;&gt;&quot;&quot;);[.$C83];&quot;&quot;)">
            <text:p/>
          </table:table-cell>
          <table:table-cell table:style-name="ce11" table:formula="of:=IF(AND([.$B83]=[.P$2];[.$I83]&lt;&gt;&quot;&quot;);[.$E83];&quot;&quot;)" office:value-type="float" office:value="79.1053">
            <text:p>79,11</text:p>
          </table:table-cell>
          <table:table-cell table:style-name="ce11" table:formula="of:=IF(AND([.$B83]=[.Q$2];[.$I83]&lt;&gt;&quot;&quot;);[.$E83];&quot;&quot;)">
            <text:p/>
          </table:table-cell>
          <table:table-cell table:style-name="ce11" table:formula="of:=IF(AND([.$B83]=[.R$2];[.$I83]&lt;&gt;&quot;&quot;);[.$E83];&quot;&quot;)">
            <text:p/>
          </table:table-cell>
          <table:table-cell table:style-name="ce11" table:formula="of:=IF(AND([.$B83]=[.S$2];[.$I83]&lt;&gt;&quot;&quot;);[.$E83];&quot;&quot;)">
            <text:p/>
          </table:table-cell>
          <table:table-cell table:style-name="ce11" table:formula="of:=IF(AND([.$B83]=[.T$2];[.$I83]&lt;&gt;&quot;&quot;);[.$E83];&quot;&quot;)">
            <text:p/>
          </table:table-cell>
          <table:table-cell table:style-name="ce11" table:formula="of:=IF(AND([.$B83]=[.U$2];[.$I83]&lt;&gt;&quot;&quot;);[.$E83];&quot;&quot;)">
            <text:p/>
          </table:table-cell>
          <table:table-cell table:style-name="ce17" table:formula="of:=IF(AND([.$B83]=[.V$2];[.$I83]&lt;&gt;&quot;&quot;);[.$G83];&quot;&quot;)" office:value-type="float" office:value="152.531">
            <text:p>152,53</text:p>
          </table:table-cell>
          <table:table-cell table:style-name="ce17" table:formula="of:=IF(AND([.$B83]=[.W$2];[.$I83]&lt;&gt;&quot;&quot;);[.$G83];&quot;&quot;)">
            <text:p/>
          </table:table-cell>
          <table:table-cell table:style-name="ce17" table:formula="of:=IF(AND([.$B83]=[.X$2];[.$I83]&lt;&gt;&quot;&quot;);[.$G83];&quot;&quot;)">
            <text:p/>
          </table:table-cell>
          <table:table-cell table:style-name="ce17" table:formula="of:=IF(AND([.$B83]=[.Y$2];[.$I83]&lt;&gt;&quot;&quot;);[.$G83];&quot;&quot;)">
            <text:p/>
          </table:table-cell>
          <table:table-cell table:style-name="ce17" table:formula="of:=IF(AND([.$B83]=[.Z$2];[.$I83]&lt;&gt;&quot;&quot;);[.$G83];&quot;&quot;)">
            <text:p/>
          </table:table-cell>
          <table:table-cell table:style-name="ce17" table:formula="of:=IF(AND([.$B83]=[.AA$2];[.$I83]&lt;&gt;&quot;&quot;);[.$G8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style-name="Default" office:value-type="float" office:value="9.95074">
            <text:p>9,95074</text:p>
          </table:table-cell>
          <table:table-cell table:style-name="Default" office:value-type="float" office:value="8.59069">
            <text:p>8,59069</text:p>
          </table:table-cell>
          <table:table-cell table:style-name="Default" office:value-type="float" office:value="80.9325">
            <text:p>80,9325</text:p>
          </table:table-cell>
          <table:table-cell table:style-name="Default" office:value-type="float" office:value="893.585">
            <text:p>893,585</text:p>
          </table:table-cell>
          <table:table-cell table:style-name="Default" office:value-type="float" office:value="171.757">
            <text:p>171,757</text:p>
          </table:table-cell>
          <table:table-cell table:style-name="Default" office:value-type="float" office:value="2918.36">
            <text:p>2918,36</text:p>
          </table:table-cell>
          <table:table-cell table:style-name="Default" office:value-type="string">
            <text:p>/home/ramiro/Imagens/faces/082.jpg</text:p>
          </table:table-cell>
          <table:table-cell table:formula="of:=IF(AND([.$B84]=[.J$2];[.$I84]&lt;&gt;&quot;&quot;);[.$C84];&quot;&quot;)" office:value-type="float" office:value="9.95074">
            <text:p>9,95</text:p>
          </table:table-cell>
          <table:table-cell table:formula="of:=IF(AND([.$B84]=[.K$2];[.$I84]&lt;&gt;&quot;&quot;);[.$C84];&quot;&quot;)">
            <text:p/>
          </table:table-cell>
          <table:table-cell table:formula="of:=IF(AND([.$B84]=[.L$2];[.$I84]&lt;&gt;&quot;&quot;);[.$C84];&quot;&quot;)">
            <text:p/>
          </table:table-cell>
          <table:table-cell table:formula="of:=IF(AND([.$B84]=[.M$2];[.$I84]&lt;&gt;&quot;&quot;);[.$C84];&quot;&quot;)">
            <text:p/>
          </table:table-cell>
          <table:table-cell table:formula="of:=IF(AND([.$B84]=[.N$2];[.$I84]&lt;&gt;&quot;&quot;);[.$C84];&quot;&quot;)">
            <text:p/>
          </table:table-cell>
          <table:table-cell table:formula="of:=IF(AND([.$B84]=[.O$2];[.$I84]&lt;&gt;&quot;&quot;);[.$C84];&quot;&quot;)">
            <text:p/>
          </table:table-cell>
          <table:table-cell table:style-name="ce11" table:formula="of:=IF(AND([.$B84]=[.P$2];[.$I84]&lt;&gt;&quot;&quot;);[.$E84];&quot;&quot;)" office:value-type="float" office:value="80.9325">
            <text:p>80,93</text:p>
          </table:table-cell>
          <table:table-cell table:style-name="ce11" table:formula="of:=IF(AND([.$B84]=[.Q$2];[.$I84]&lt;&gt;&quot;&quot;);[.$E84];&quot;&quot;)">
            <text:p/>
          </table:table-cell>
          <table:table-cell table:style-name="ce11" table:formula="of:=IF(AND([.$B84]=[.R$2];[.$I84]&lt;&gt;&quot;&quot;);[.$E84];&quot;&quot;)">
            <text:p/>
          </table:table-cell>
          <table:table-cell table:style-name="ce11" table:formula="of:=IF(AND([.$B84]=[.S$2];[.$I84]&lt;&gt;&quot;&quot;);[.$E84];&quot;&quot;)">
            <text:p/>
          </table:table-cell>
          <table:table-cell table:style-name="ce11" table:formula="of:=IF(AND([.$B84]=[.T$2];[.$I84]&lt;&gt;&quot;&quot;);[.$E84];&quot;&quot;)">
            <text:p/>
          </table:table-cell>
          <table:table-cell table:style-name="ce11" table:formula="of:=IF(AND([.$B84]=[.U$2];[.$I84]&lt;&gt;&quot;&quot;);[.$E84];&quot;&quot;)">
            <text:p/>
          </table:table-cell>
          <table:table-cell table:style-name="ce17" table:formula="of:=IF(AND([.$B84]=[.V$2];[.$I84]&lt;&gt;&quot;&quot;);[.$G84];&quot;&quot;)" office:value-type="float" office:value="171.757">
            <text:p>171,76</text:p>
          </table:table-cell>
          <table:table-cell table:style-name="ce17" table:formula="of:=IF(AND([.$B84]=[.W$2];[.$I84]&lt;&gt;&quot;&quot;);[.$G84];&quot;&quot;)">
            <text:p/>
          </table:table-cell>
          <table:table-cell table:style-name="ce17" table:formula="of:=IF(AND([.$B84]=[.X$2];[.$I84]&lt;&gt;&quot;&quot;);[.$G84];&quot;&quot;)">
            <text:p/>
          </table:table-cell>
          <table:table-cell table:style-name="ce17" table:formula="of:=IF(AND([.$B84]=[.Y$2];[.$I84]&lt;&gt;&quot;&quot;);[.$G84];&quot;&quot;)">
            <text:p/>
          </table:table-cell>
          <table:table-cell table:style-name="ce17" table:formula="of:=IF(AND([.$B84]=[.Z$2];[.$I84]&lt;&gt;&quot;&quot;);[.$G84];&quot;&quot;)">
            <text:p/>
          </table:table-cell>
          <table:table-cell table:style-name="ce17" table:formula="of:=IF(AND([.$B84]=[.AA$2];[.$I84]&lt;&gt;&quot;&quot;);[.$G8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Default" office:value-type="float" office:value="14.8006">
            <text:p>14,8006</text:p>
          </table:table-cell>
          <table:table-cell table:style-name="Default" office:value-type="float" office:value="3.88414">
            <text:p>3,88414</text:p>
          </table:table-cell>
          <table:table-cell table:style-name="Default" office:value-type="float" office:value="149.613">
            <text:p>149,613</text:p>
          </table:table-cell>
          <table:table-cell table:style-name="Default" office:value-type="float" office:value="1683.16">
            <text:p>1683,16</text:p>
          </table:table-cell>
          <table:table-cell table:style-name="Default" office:value-type="float" office:value="132.725">
            <text:p>132,725</text:p>
          </table:table-cell>
          <table:table-cell table:style-name="Default" office:value-type="float" office:value="2566.55">
            <text:p>2566,55</text:p>
          </table:table-cell>
          <table:table-cell table:style-name="Default" office:value-type="string">
            <text:p>/home/ramiro/Imagens/faces/083.jpg</text:p>
          </table:table-cell>
          <table:table-cell table:formula="of:=IF(AND([.$B85]=[.J$2];[.$I85]&lt;&gt;&quot;&quot;);[.$C85];&quot;&quot;)">
            <text:p/>
          </table:table-cell>
          <table:table-cell table:formula="of:=IF(AND([.$B85]=[.K$2];[.$I85]&lt;&gt;&quot;&quot;);[.$C85];&quot;&quot;)">
            <text:p/>
          </table:table-cell>
          <table:table-cell table:formula="of:=IF(AND([.$B85]=[.L$2];[.$I85]&lt;&gt;&quot;&quot;);[.$C85];&quot;&quot;)">
            <text:p/>
          </table:table-cell>
          <table:table-cell table:formula="of:=IF(AND([.$B85]=[.M$2];[.$I85]&lt;&gt;&quot;&quot;);[.$C85];&quot;&quot;)">
            <text:p/>
          </table:table-cell>
          <table:table-cell table:formula="of:=IF(AND([.$B85]=[.N$2];[.$I85]&lt;&gt;&quot;&quot;);[.$C85];&quot;&quot;)">
            <text:p/>
          </table:table-cell>
          <table:table-cell table:formula="of:=IF(AND([.$B85]=[.O$2];[.$I85]&lt;&gt;&quot;&quot;);[.$C85];&quot;&quot;)" office:value-type="float" office:value="14.8006">
            <text:p>14,80</text:p>
          </table:table-cell>
          <table:table-cell table:style-name="ce11" table:formula="of:=IF(AND([.$B85]=[.P$2];[.$I85]&lt;&gt;&quot;&quot;);[.$E85];&quot;&quot;)">
            <text:p/>
          </table:table-cell>
          <table:table-cell table:style-name="ce11" table:formula="of:=IF(AND([.$B85]=[.Q$2];[.$I85]&lt;&gt;&quot;&quot;);[.$E85];&quot;&quot;)">
            <text:p/>
          </table:table-cell>
          <table:table-cell table:style-name="ce11" table:formula="of:=IF(AND([.$B85]=[.R$2];[.$I85]&lt;&gt;&quot;&quot;);[.$E85];&quot;&quot;)">
            <text:p/>
          </table:table-cell>
          <table:table-cell table:style-name="ce11" table:formula="of:=IF(AND([.$B85]=[.S$2];[.$I85]&lt;&gt;&quot;&quot;);[.$E85];&quot;&quot;)">
            <text:p/>
          </table:table-cell>
          <table:table-cell table:style-name="ce11" table:formula="of:=IF(AND([.$B85]=[.T$2];[.$I85]&lt;&gt;&quot;&quot;);[.$E85];&quot;&quot;)">
            <text:p/>
          </table:table-cell>
          <table:table-cell table:style-name="ce11" table:formula="of:=IF(AND([.$B85]=[.U$2];[.$I85]&lt;&gt;&quot;&quot;);[.$E85];&quot;&quot;)" office:value-type="float" office:value="149.613">
            <text:p>149,61</text:p>
          </table:table-cell>
          <table:table-cell table:style-name="ce17" table:formula="of:=IF(AND([.$B85]=[.V$2];[.$I85]&lt;&gt;&quot;&quot;);[.$G85];&quot;&quot;)">
            <text:p/>
          </table:table-cell>
          <table:table-cell table:style-name="ce17" table:formula="of:=IF(AND([.$B85]=[.W$2];[.$I85]&lt;&gt;&quot;&quot;);[.$G85];&quot;&quot;)">
            <text:p/>
          </table:table-cell>
          <table:table-cell table:style-name="ce17" table:formula="of:=IF(AND([.$B85]=[.X$2];[.$I85]&lt;&gt;&quot;&quot;);[.$G85];&quot;&quot;)">
            <text:p/>
          </table:table-cell>
          <table:table-cell table:style-name="ce17" table:formula="of:=IF(AND([.$B85]=[.Y$2];[.$I85]&lt;&gt;&quot;&quot;);[.$G85];&quot;&quot;)">
            <text:p/>
          </table:table-cell>
          <table:table-cell table:style-name="ce17" table:formula="of:=IF(AND([.$B85]=[.Z$2];[.$I85]&lt;&gt;&quot;&quot;);[.$G85];&quot;&quot;)">
            <text:p/>
          </table:table-cell>
          <table:table-cell table:style-name="ce17" table:formula="of:=IF(AND([.$B85]=[.AA$2];[.$I85]&lt;&gt;&quot;&quot;);[.$G85];&quot;&quot;)" office:value-type="float" office:value="132.725">
            <text:p>132,73</text:p>
          </table:table-cell>
          <table:table-cell table:number-columns-repeated="99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Default" office:value-type="float" office:value="10.3071">
            <text:p>10,3071</text:p>
          </table:table-cell>
          <table:table-cell table:style-name="Default" office:value-type="float" office:value="7.97715">
            <text:p>7,97715</text:p>
          </table:table-cell>
          <table:table-cell table:style-name="Default" office:value-type="float" office:value="111.077">
            <text:p>111,077</text:p>
          </table:table-cell>
          <table:table-cell table:style-name="Default" office:value-type="float" office:value="336.428">
            <text:p>336,428</text:p>
          </table:table-cell>
          <table:table-cell table:style-name="Default" office:value-type="float" office:value="171.441">
            <text:p>171,441</text:p>
          </table:table-cell>
          <table:table-cell table:style-name="Default" office:value-type="float" office:value="2483.39">
            <text:p>2483,39</text:p>
          </table:table-cell>
          <table:table-cell table:style-name="Default" office:value-type="string">
            <text:p>/home/ramiro/Imagens/faces/084.jpg</text:p>
          </table:table-cell>
          <table:table-cell table:formula="of:=IF(AND([.$B86]=[.J$2];[.$I86]&lt;&gt;&quot;&quot;);[.$C86];&quot;&quot;)">
            <text:p/>
          </table:table-cell>
          <table:table-cell table:formula="of:=IF(AND([.$B86]=[.K$2];[.$I86]&lt;&gt;&quot;&quot;);[.$C86];&quot;&quot;)" office:value-type="float" office:value="10.3071">
            <text:p>10,31</text:p>
          </table:table-cell>
          <table:table-cell table:formula="of:=IF(AND([.$B86]=[.L$2];[.$I86]&lt;&gt;&quot;&quot;);[.$C86];&quot;&quot;)">
            <text:p/>
          </table:table-cell>
          <table:table-cell table:formula="of:=IF(AND([.$B86]=[.M$2];[.$I86]&lt;&gt;&quot;&quot;);[.$C86];&quot;&quot;)">
            <text:p/>
          </table:table-cell>
          <table:table-cell table:formula="of:=IF(AND([.$B86]=[.N$2];[.$I86]&lt;&gt;&quot;&quot;);[.$C86];&quot;&quot;)">
            <text:p/>
          </table:table-cell>
          <table:table-cell table:formula="of:=IF(AND([.$B86]=[.O$2];[.$I86]&lt;&gt;&quot;&quot;);[.$C86];&quot;&quot;)">
            <text:p/>
          </table:table-cell>
          <table:table-cell table:style-name="ce11" table:formula="of:=IF(AND([.$B86]=[.P$2];[.$I86]&lt;&gt;&quot;&quot;);[.$E86];&quot;&quot;)">
            <text:p/>
          </table:table-cell>
          <table:table-cell table:style-name="ce11" table:formula="of:=IF(AND([.$B86]=[.Q$2];[.$I86]&lt;&gt;&quot;&quot;);[.$E86];&quot;&quot;)" office:value-type="float" office:value="111.077">
            <text:p>111,08</text:p>
          </table:table-cell>
          <table:table-cell table:style-name="ce11" table:formula="of:=IF(AND([.$B86]=[.R$2];[.$I86]&lt;&gt;&quot;&quot;);[.$E86];&quot;&quot;)">
            <text:p/>
          </table:table-cell>
          <table:table-cell table:style-name="ce11" table:formula="of:=IF(AND([.$B86]=[.S$2];[.$I86]&lt;&gt;&quot;&quot;);[.$E86];&quot;&quot;)">
            <text:p/>
          </table:table-cell>
          <table:table-cell table:style-name="ce11" table:formula="of:=IF(AND([.$B86]=[.T$2];[.$I86]&lt;&gt;&quot;&quot;);[.$E86];&quot;&quot;)">
            <text:p/>
          </table:table-cell>
          <table:table-cell table:style-name="ce11" table:formula="of:=IF(AND([.$B86]=[.U$2];[.$I86]&lt;&gt;&quot;&quot;);[.$E86];&quot;&quot;)">
            <text:p/>
          </table:table-cell>
          <table:table-cell table:style-name="ce17" table:formula="of:=IF(AND([.$B86]=[.V$2];[.$I86]&lt;&gt;&quot;&quot;);[.$G86];&quot;&quot;)">
            <text:p/>
          </table:table-cell>
          <table:table-cell table:style-name="ce17" table:formula="of:=IF(AND([.$B86]=[.W$2];[.$I86]&lt;&gt;&quot;&quot;);[.$G86];&quot;&quot;)" office:value-type="float" office:value="171.441">
            <text:p>171,44</text:p>
          </table:table-cell>
          <table:table-cell table:style-name="ce17" table:formula="of:=IF(AND([.$B86]=[.X$2];[.$I86]&lt;&gt;&quot;&quot;);[.$G86];&quot;&quot;)">
            <text:p/>
          </table:table-cell>
          <table:table-cell table:style-name="ce17" table:formula="of:=IF(AND([.$B86]=[.Y$2];[.$I86]&lt;&gt;&quot;&quot;);[.$G86];&quot;&quot;)">
            <text:p/>
          </table:table-cell>
          <table:table-cell table:style-name="ce17" table:formula="of:=IF(AND([.$B86]=[.Z$2];[.$I86]&lt;&gt;&quot;&quot;);[.$G86];&quot;&quot;)">
            <text:p/>
          </table:table-cell>
          <table:table-cell table:style-name="ce17" table:formula="of:=IF(AND([.$B86]=[.AA$2];[.$I86]&lt;&gt;&quot;&quot;);[.$G8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7]=[.J$2];[.$I87]&lt;&gt;&quot;&quot;);[.$C87];&quot;&quot;)">
            <text:p/>
          </table:table-cell>
          <table:table-cell table:formula="of:=IF(AND([.$B87]=[.K$2];[.$I87]&lt;&gt;&quot;&quot;);[.$C87];&quot;&quot;)">
            <text:p/>
          </table:table-cell>
          <table:table-cell table:formula="of:=IF(AND([.$B87]=[.L$2];[.$I87]&lt;&gt;&quot;&quot;);[.$C87];&quot;&quot;)">
            <text:p/>
          </table:table-cell>
          <table:table-cell table:formula="of:=IF(AND([.$B87]=[.M$2];[.$I87]&lt;&gt;&quot;&quot;);[.$C87];&quot;&quot;)">
            <text:p/>
          </table:table-cell>
          <table:table-cell table:formula="of:=IF(AND([.$B87]=[.N$2];[.$I87]&lt;&gt;&quot;&quot;);[.$C87];&quot;&quot;)">
            <text:p/>
          </table:table-cell>
          <table:table-cell table:formula="of:=IF(AND([.$B87]=[.O$2];[.$I87]&lt;&gt;&quot;&quot;);[.$C87];&quot;&quot;)">
            <text:p/>
          </table:table-cell>
          <table:table-cell table:style-name="ce11" table:formula="of:=IF(AND([.$B87]=[.P$2];[.$I87]&lt;&gt;&quot;&quot;);[.$E87];&quot;&quot;)">
            <text:p/>
          </table:table-cell>
          <table:table-cell table:style-name="ce11" table:formula="of:=IF(AND([.$B87]=[.Q$2];[.$I87]&lt;&gt;&quot;&quot;);[.$E87];&quot;&quot;)">
            <text:p/>
          </table:table-cell>
          <table:table-cell table:style-name="ce11" table:formula="of:=IF(AND([.$B87]=[.R$2];[.$I87]&lt;&gt;&quot;&quot;);[.$E87];&quot;&quot;)">
            <text:p/>
          </table:table-cell>
          <table:table-cell table:style-name="ce11" table:formula="of:=IF(AND([.$B87]=[.S$2];[.$I87]&lt;&gt;&quot;&quot;);[.$E87];&quot;&quot;)">
            <text:p/>
          </table:table-cell>
          <table:table-cell table:style-name="ce11" table:formula="of:=IF(AND([.$B87]=[.T$2];[.$I87]&lt;&gt;&quot;&quot;);[.$E87];&quot;&quot;)">
            <text:p/>
          </table:table-cell>
          <table:table-cell table:style-name="ce11" table:formula="of:=IF(AND([.$B87]=[.U$2];[.$I87]&lt;&gt;&quot;&quot;);[.$E87];&quot;&quot;)">
            <text:p/>
          </table:table-cell>
          <table:table-cell table:style-name="ce17" table:formula="of:=IF(AND([.$B87]=[.V$2];[.$I87]&lt;&gt;&quot;&quot;);[.$G87];&quot;&quot;)">
            <text:p/>
          </table:table-cell>
          <table:table-cell table:style-name="ce17" table:formula="of:=IF(AND([.$B87]=[.W$2];[.$I87]&lt;&gt;&quot;&quot;);[.$G87];&quot;&quot;)">
            <text:p/>
          </table:table-cell>
          <table:table-cell table:style-name="ce17" table:formula="of:=IF(AND([.$B87]=[.X$2];[.$I87]&lt;&gt;&quot;&quot;);[.$G87];&quot;&quot;)">
            <text:p/>
          </table:table-cell>
          <table:table-cell table:style-name="ce17" table:formula="of:=IF(AND([.$B87]=[.Y$2];[.$I87]&lt;&gt;&quot;&quot;);[.$G87];&quot;&quot;)">
            <text:p/>
          </table:table-cell>
          <table:table-cell table:style-name="ce17" table:formula="of:=IF(AND([.$B87]=[.Z$2];[.$I87]&lt;&gt;&quot;&quot;);[.$G87];&quot;&quot;)">
            <text:p/>
          </table:table-cell>
          <table:table-cell table:style-name="ce17" table:formula="of:=IF(AND([.$B87]=[.AA$2];[.$I87]&lt;&gt;&quot;&quot;);[.$G8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style-name="Default" office:value-type="float" office:value="15.2165">
            <text:p>15,2165</text:p>
          </table:table-cell>
          <table:table-cell table:style-name="Default" office:value-type="float" office:value="2.53851">
            <text:p>2,53851</text:p>
          </table:table-cell>
          <table:table-cell table:style-name="Default" office:value-type="float" office:value="182.056">
            <text:p>182,056</text:p>
          </table:table-cell>
          <table:table-cell table:style-name="Default" office:value-type="float" office:value="914.587">
            <text:p>914,587</text:p>
          </table:table-cell>
          <table:table-cell table:style-name="Default" office:value-type="float" office:value="120.524">
            <text:p>120,524</text:p>
          </table:table-cell>
          <table:table-cell table:style-name="Default" office:value-type="float" office:value="968.928">
            <text:p>968,928</text:p>
          </table:table-cell>
          <table:table-cell table:style-name="Default" office:value-type="string">
            <text:p>/home/ramiro/Imagens/faces/086.jpg</text:p>
          </table:table-cell>
          <table:table-cell table:formula="of:=IF(AND([.$B88]=[.J$2];[.$I88]&lt;&gt;&quot;&quot;);[.$C88];&quot;&quot;)">
            <text:p/>
          </table:table-cell>
          <table:table-cell table:formula="of:=IF(AND([.$B88]=[.K$2];[.$I88]&lt;&gt;&quot;&quot;);[.$C88];&quot;&quot;)">
            <text:p/>
          </table:table-cell>
          <table:table-cell table:formula="of:=IF(AND([.$B88]=[.L$2];[.$I88]&lt;&gt;&quot;&quot;);[.$C88];&quot;&quot;)">
            <text:p/>
          </table:table-cell>
          <table:table-cell table:formula="of:=IF(AND([.$B88]=[.M$2];[.$I88]&lt;&gt;&quot;&quot;);[.$C88];&quot;&quot;)">
            <text:p/>
          </table:table-cell>
          <table:table-cell table:formula="of:=IF(AND([.$B88]=[.N$2];[.$I88]&lt;&gt;&quot;&quot;);[.$C88];&quot;&quot;)">
            <text:p/>
          </table:table-cell>
          <table:table-cell table:formula="of:=IF(AND([.$B88]=[.O$2];[.$I88]&lt;&gt;&quot;&quot;);[.$C88];&quot;&quot;)" office:value-type="float" office:value="15.2165">
            <text:p>15,22</text:p>
          </table:table-cell>
          <table:table-cell table:style-name="ce11" table:formula="of:=IF(AND([.$B88]=[.P$2];[.$I88]&lt;&gt;&quot;&quot;);[.$E88];&quot;&quot;)">
            <text:p/>
          </table:table-cell>
          <table:table-cell table:style-name="ce11" table:formula="of:=IF(AND([.$B88]=[.Q$2];[.$I88]&lt;&gt;&quot;&quot;);[.$E88];&quot;&quot;)">
            <text:p/>
          </table:table-cell>
          <table:table-cell table:style-name="ce11" table:formula="of:=IF(AND([.$B88]=[.R$2];[.$I88]&lt;&gt;&quot;&quot;);[.$E88];&quot;&quot;)">
            <text:p/>
          </table:table-cell>
          <table:table-cell table:style-name="ce11" table:formula="of:=IF(AND([.$B88]=[.S$2];[.$I88]&lt;&gt;&quot;&quot;);[.$E88];&quot;&quot;)">
            <text:p/>
          </table:table-cell>
          <table:table-cell table:style-name="ce11" table:formula="of:=IF(AND([.$B88]=[.T$2];[.$I88]&lt;&gt;&quot;&quot;);[.$E88];&quot;&quot;)">
            <text:p/>
          </table:table-cell>
          <table:table-cell table:style-name="ce11" table:formula="of:=IF(AND([.$B88]=[.U$2];[.$I88]&lt;&gt;&quot;&quot;);[.$E88];&quot;&quot;)" office:value-type="float" office:value="182.056">
            <text:p>182,06</text:p>
          </table:table-cell>
          <table:table-cell table:style-name="ce17" table:formula="of:=IF(AND([.$B88]=[.V$2];[.$I88]&lt;&gt;&quot;&quot;);[.$G88];&quot;&quot;)">
            <text:p/>
          </table:table-cell>
          <table:table-cell table:style-name="ce17" table:formula="of:=IF(AND([.$B88]=[.W$2];[.$I88]&lt;&gt;&quot;&quot;);[.$G88];&quot;&quot;)">
            <text:p/>
          </table:table-cell>
          <table:table-cell table:style-name="ce17" table:formula="of:=IF(AND([.$B88]=[.X$2];[.$I88]&lt;&gt;&quot;&quot;);[.$G88];&quot;&quot;)">
            <text:p/>
          </table:table-cell>
          <table:table-cell table:style-name="ce17" table:formula="of:=IF(AND([.$B88]=[.Y$2];[.$I88]&lt;&gt;&quot;&quot;);[.$G88];&quot;&quot;)">
            <text:p/>
          </table:table-cell>
          <table:table-cell table:style-name="ce17" table:formula="of:=IF(AND([.$B88]=[.Z$2];[.$I88]&lt;&gt;&quot;&quot;);[.$G88];&quot;&quot;)">
            <text:p/>
          </table:table-cell>
          <table:table-cell table:style-name="ce17" table:formula="of:=IF(AND([.$B88]=[.AA$2];[.$I88]&lt;&gt;&quot;&quot;);[.$G88];&quot;&quot;)" office:value-type="float" office:value="120.524">
            <text:p>120,52</text:p>
          </table:table-cell>
          <table:table-cell table:number-columns-repeated="99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9]=[.J$2];[.$I89]&lt;&gt;&quot;&quot;);[.$C89];&quot;&quot;)">
            <text:p/>
          </table:table-cell>
          <table:table-cell table:formula="of:=IF(AND([.$B89]=[.K$2];[.$I89]&lt;&gt;&quot;&quot;);[.$C89];&quot;&quot;)">
            <text:p/>
          </table:table-cell>
          <table:table-cell table:formula="of:=IF(AND([.$B89]=[.L$2];[.$I89]&lt;&gt;&quot;&quot;);[.$C89];&quot;&quot;)">
            <text:p/>
          </table:table-cell>
          <table:table-cell table:formula="of:=IF(AND([.$B89]=[.M$2];[.$I89]&lt;&gt;&quot;&quot;);[.$C89];&quot;&quot;)">
            <text:p/>
          </table:table-cell>
          <table:table-cell table:formula="of:=IF(AND([.$B89]=[.N$2];[.$I89]&lt;&gt;&quot;&quot;);[.$C89];&quot;&quot;)">
            <text:p/>
          </table:table-cell>
          <table:table-cell table:formula="of:=IF(AND([.$B89]=[.O$2];[.$I89]&lt;&gt;&quot;&quot;);[.$C89];&quot;&quot;)">
            <text:p/>
          </table:table-cell>
          <table:table-cell table:style-name="ce11" table:formula="of:=IF(AND([.$B89]=[.P$2];[.$I89]&lt;&gt;&quot;&quot;);[.$E89];&quot;&quot;)">
            <text:p/>
          </table:table-cell>
          <table:table-cell table:style-name="ce11" table:formula="of:=IF(AND([.$B89]=[.Q$2];[.$I89]&lt;&gt;&quot;&quot;);[.$E89];&quot;&quot;)">
            <text:p/>
          </table:table-cell>
          <table:table-cell table:style-name="ce11" table:formula="of:=IF(AND([.$B89]=[.R$2];[.$I89]&lt;&gt;&quot;&quot;);[.$E89];&quot;&quot;)">
            <text:p/>
          </table:table-cell>
          <table:table-cell table:style-name="ce11" table:formula="of:=IF(AND([.$B89]=[.S$2];[.$I89]&lt;&gt;&quot;&quot;);[.$E89];&quot;&quot;)">
            <text:p/>
          </table:table-cell>
          <table:table-cell table:style-name="ce11" table:formula="of:=IF(AND([.$B89]=[.T$2];[.$I89]&lt;&gt;&quot;&quot;);[.$E89];&quot;&quot;)">
            <text:p/>
          </table:table-cell>
          <table:table-cell table:style-name="ce11" table:formula="of:=IF(AND([.$B89]=[.U$2];[.$I89]&lt;&gt;&quot;&quot;);[.$E89];&quot;&quot;)">
            <text:p/>
          </table:table-cell>
          <table:table-cell table:style-name="ce17" table:formula="of:=IF(AND([.$B89]=[.V$2];[.$I89]&lt;&gt;&quot;&quot;);[.$G89];&quot;&quot;)">
            <text:p/>
          </table:table-cell>
          <table:table-cell table:style-name="ce17" table:formula="of:=IF(AND([.$B89]=[.W$2];[.$I89]&lt;&gt;&quot;&quot;);[.$G89];&quot;&quot;)">
            <text:p/>
          </table:table-cell>
          <table:table-cell table:style-name="ce17" table:formula="of:=IF(AND([.$B89]=[.X$2];[.$I89]&lt;&gt;&quot;&quot;);[.$G89];&quot;&quot;)">
            <text:p/>
          </table:table-cell>
          <table:table-cell table:style-name="ce17" table:formula="of:=IF(AND([.$B89]=[.Y$2];[.$I89]&lt;&gt;&quot;&quot;);[.$G89];&quot;&quot;)">
            <text:p/>
          </table:table-cell>
          <table:table-cell table:style-name="ce17" table:formula="of:=IF(AND([.$B89]=[.Z$2];[.$I89]&lt;&gt;&quot;&quot;);[.$G89];&quot;&quot;)">
            <text:p/>
          </table:table-cell>
          <table:table-cell table:style-name="ce17" table:formula="of:=IF(AND([.$B89]=[.AA$2];[.$I89]&lt;&gt;&quot;&quot;);[.$G8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11.3046">
            <text:p>11,3046</text:p>
          </table:table-cell>
          <table:table-cell table:style-name="Default" office:value-type="float" office:value="15.6113">
            <text:p>15,6113</text:p>
          </table:table-cell>
          <table:table-cell table:style-name="Default" office:value-type="float" office:value="116.745">
            <text:p>116,745</text:p>
          </table:table-cell>
          <table:table-cell table:style-name="Default" office:value-type="float" office:value="1301.3">
            <text:p>1301,3</text:p>
          </table:table-cell>
          <table:table-cell table:style-name="Default" office:value-type="float" office:value="181.742">
            <text:p>181,742</text:p>
          </table:table-cell>
          <table:table-cell table:style-name="Default" office:value-type="float" office:value="4458.79">
            <text:p>4458,79</text:p>
          </table:table-cell>
          <table:table-cell table:style-name="Default" office:value-type="string">
            <text:p>/home/ramiro/Imagens/faces/088.jpg</text:p>
          </table:table-cell>
          <table:table-cell table:formula="of:=IF(AND([.$B90]=[.J$2];[.$I90]&lt;&gt;&quot;&quot;);[.$C90];&quot;&quot;)" office:value-type="float" office:value="11.3046">
            <text:p>11,30</text:p>
          </table:table-cell>
          <table:table-cell table:formula="of:=IF(AND([.$B90]=[.K$2];[.$I90]&lt;&gt;&quot;&quot;);[.$C90];&quot;&quot;)">
            <text:p/>
          </table:table-cell>
          <table:table-cell table:formula="of:=IF(AND([.$B90]=[.L$2];[.$I90]&lt;&gt;&quot;&quot;);[.$C90];&quot;&quot;)">
            <text:p/>
          </table:table-cell>
          <table:table-cell table:formula="of:=IF(AND([.$B90]=[.M$2];[.$I90]&lt;&gt;&quot;&quot;);[.$C90];&quot;&quot;)">
            <text:p/>
          </table:table-cell>
          <table:table-cell table:formula="of:=IF(AND([.$B90]=[.N$2];[.$I90]&lt;&gt;&quot;&quot;);[.$C90];&quot;&quot;)">
            <text:p/>
          </table:table-cell>
          <table:table-cell table:formula="of:=IF(AND([.$B90]=[.O$2];[.$I90]&lt;&gt;&quot;&quot;);[.$C90];&quot;&quot;)">
            <text:p/>
          </table:table-cell>
          <table:table-cell table:style-name="ce11" table:formula="of:=IF(AND([.$B90]=[.P$2];[.$I90]&lt;&gt;&quot;&quot;);[.$E90];&quot;&quot;)" office:value-type="float" office:value="116.745">
            <text:p>116,75</text:p>
          </table:table-cell>
          <table:table-cell table:style-name="ce11" table:formula="of:=IF(AND([.$B90]=[.Q$2];[.$I90]&lt;&gt;&quot;&quot;);[.$E90];&quot;&quot;)">
            <text:p/>
          </table:table-cell>
          <table:table-cell table:style-name="ce11" table:formula="of:=IF(AND([.$B90]=[.R$2];[.$I90]&lt;&gt;&quot;&quot;);[.$E90];&quot;&quot;)">
            <text:p/>
          </table:table-cell>
          <table:table-cell table:style-name="ce11" table:formula="of:=IF(AND([.$B90]=[.S$2];[.$I90]&lt;&gt;&quot;&quot;);[.$E90];&quot;&quot;)">
            <text:p/>
          </table:table-cell>
          <table:table-cell table:style-name="ce11" table:formula="of:=IF(AND([.$B90]=[.T$2];[.$I90]&lt;&gt;&quot;&quot;);[.$E90];&quot;&quot;)">
            <text:p/>
          </table:table-cell>
          <table:table-cell table:style-name="ce11" table:formula="of:=IF(AND([.$B90]=[.U$2];[.$I90]&lt;&gt;&quot;&quot;);[.$E90];&quot;&quot;)">
            <text:p/>
          </table:table-cell>
          <table:table-cell table:style-name="ce17" table:formula="of:=IF(AND([.$B90]=[.V$2];[.$I90]&lt;&gt;&quot;&quot;);[.$G90];&quot;&quot;)" office:value-type="float" office:value="181.742">
            <text:p>181,74</text:p>
          </table:table-cell>
          <table:table-cell table:style-name="ce17" table:formula="of:=IF(AND([.$B90]=[.W$2];[.$I90]&lt;&gt;&quot;&quot;);[.$G90];&quot;&quot;)">
            <text:p/>
          </table:table-cell>
          <table:table-cell table:style-name="ce17" table:formula="of:=IF(AND([.$B90]=[.X$2];[.$I90]&lt;&gt;&quot;&quot;);[.$G90];&quot;&quot;)">
            <text:p/>
          </table:table-cell>
          <table:table-cell table:style-name="ce17" table:formula="of:=IF(AND([.$B90]=[.Y$2];[.$I90]&lt;&gt;&quot;&quot;);[.$G90];&quot;&quot;)">
            <text:p/>
          </table:table-cell>
          <table:table-cell table:style-name="ce17" table:formula="of:=IF(AND([.$B90]=[.Z$2];[.$I90]&lt;&gt;&quot;&quot;);[.$G90];&quot;&quot;)">
            <text:p/>
          </table:table-cell>
          <table:table-cell table:style-name="ce17" table:formula="of:=IF(AND([.$B90]=[.AA$2];[.$I90]&lt;&gt;&quot;&quot;);[.$G9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Default" office:value-type="float" office:value="12.6913">
            <text:p>12,6913</text:p>
          </table:table-cell>
          <table:table-cell table:style-name="Default" office:value-type="float" office:value="5.06236">
            <text:p>5,06236</text:p>
          </table:table-cell>
          <table:table-cell table:style-name="Default" office:value-type="float" office:value="117.402">
            <text:p>117,402</text:p>
          </table:table-cell>
          <table:table-cell table:style-name="Default" office:value-type="float" office:value="1038.78">
            <text:p>1038,78</text:p>
          </table:table-cell>
          <table:table-cell table:style-name="Default" office:value-type="float" office:value="172.085">
            <text:p>172,085</text:p>
          </table:table-cell>
          <table:table-cell table:style-name="Default" office:value-type="float" office:value="3588.45">
            <text:p>3588,45</text:p>
          </table:table-cell>
          <table:table-cell table:style-name="Default" office:value-type="string">
            <text:p>/home/ramiro/Imagens/faces/089.jpg</text:p>
          </table:table-cell>
          <table:table-cell table:formula="of:=IF(AND([.$B91]=[.J$2];[.$I91]&lt;&gt;&quot;&quot;);[.$C91];&quot;&quot;)" office:value-type="float" office:value="12.6913">
            <text:p>12,69</text:p>
          </table:table-cell>
          <table:table-cell table:formula="of:=IF(AND([.$B91]=[.K$2];[.$I91]&lt;&gt;&quot;&quot;);[.$C91];&quot;&quot;)">
            <text:p/>
          </table:table-cell>
          <table:table-cell table:formula="of:=IF(AND([.$B91]=[.L$2];[.$I91]&lt;&gt;&quot;&quot;);[.$C91];&quot;&quot;)">
            <text:p/>
          </table:table-cell>
          <table:table-cell table:formula="of:=IF(AND([.$B91]=[.M$2];[.$I91]&lt;&gt;&quot;&quot;);[.$C91];&quot;&quot;)">
            <text:p/>
          </table:table-cell>
          <table:table-cell table:formula="of:=IF(AND([.$B91]=[.N$2];[.$I91]&lt;&gt;&quot;&quot;);[.$C91];&quot;&quot;)">
            <text:p/>
          </table:table-cell>
          <table:table-cell table:formula="of:=IF(AND([.$B91]=[.O$2];[.$I91]&lt;&gt;&quot;&quot;);[.$C91];&quot;&quot;)">
            <text:p/>
          </table:table-cell>
          <table:table-cell table:style-name="ce11" table:formula="of:=IF(AND([.$B91]=[.P$2];[.$I91]&lt;&gt;&quot;&quot;);[.$E91];&quot;&quot;)" office:value-type="float" office:value="117.402">
            <text:p>117,40</text:p>
          </table:table-cell>
          <table:table-cell table:style-name="ce11" table:formula="of:=IF(AND([.$B91]=[.Q$2];[.$I91]&lt;&gt;&quot;&quot;);[.$E91];&quot;&quot;)">
            <text:p/>
          </table:table-cell>
          <table:table-cell table:style-name="ce11" table:formula="of:=IF(AND([.$B91]=[.R$2];[.$I91]&lt;&gt;&quot;&quot;);[.$E91];&quot;&quot;)">
            <text:p/>
          </table:table-cell>
          <table:table-cell table:style-name="ce11" table:formula="of:=IF(AND([.$B91]=[.S$2];[.$I91]&lt;&gt;&quot;&quot;);[.$E91];&quot;&quot;)">
            <text:p/>
          </table:table-cell>
          <table:table-cell table:style-name="ce11" table:formula="of:=IF(AND([.$B91]=[.T$2];[.$I91]&lt;&gt;&quot;&quot;);[.$E91];&quot;&quot;)">
            <text:p/>
          </table:table-cell>
          <table:table-cell table:style-name="ce11" table:formula="of:=IF(AND([.$B91]=[.U$2];[.$I91]&lt;&gt;&quot;&quot;);[.$E91];&quot;&quot;)">
            <text:p/>
          </table:table-cell>
          <table:table-cell table:style-name="ce17" table:formula="of:=IF(AND([.$B91]=[.V$2];[.$I91]&lt;&gt;&quot;&quot;);[.$G91];&quot;&quot;)" office:value-type="float" office:value="172.085">
            <text:p>172,09</text:p>
          </table:table-cell>
          <table:table-cell table:style-name="ce17" table:formula="of:=IF(AND([.$B91]=[.W$2];[.$I91]&lt;&gt;&quot;&quot;);[.$G91];&quot;&quot;)">
            <text:p/>
          </table:table-cell>
          <table:table-cell table:style-name="ce17" table:formula="of:=IF(AND([.$B91]=[.X$2];[.$I91]&lt;&gt;&quot;&quot;);[.$G91];&quot;&quot;)">
            <text:p/>
          </table:table-cell>
          <table:table-cell table:style-name="ce17" table:formula="of:=IF(AND([.$B91]=[.Y$2];[.$I91]&lt;&gt;&quot;&quot;);[.$G91];&quot;&quot;)">
            <text:p/>
          </table:table-cell>
          <table:table-cell table:style-name="ce17" table:formula="of:=IF(AND([.$B91]=[.Z$2];[.$I91]&lt;&gt;&quot;&quot;);[.$G91];&quot;&quot;)">
            <text:p/>
          </table:table-cell>
          <table:table-cell table:style-name="ce17" table:formula="of:=IF(AND([.$B91]=[.AA$2];[.$I91]&lt;&gt;&quot;&quot;);[.$G9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style-name="Default" office:value-type="float" office:value="10.5314">
            <text:p>10,5314</text:p>
          </table:table-cell>
          <table:table-cell table:style-name="Default" office:value-type="float" office:value="7.76602">
            <text:p>7,76602</text:p>
          </table:table-cell>
          <table:table-cell table:style-name="Default" office:value-type="float" office:value="117.041">
            <text:p>117,041</text:p>
          </table:table-cell>
          <table:table-cell table:style-name="Default" office:value-type="float" office:value="1202.23">
            <text:p>1202,23</text:p>
          </table:table-cell>
          <table:table-cell table:style-name="Default" office:value-type="float" office:value="121.349">
            <text:p>121,349</text:p>
          </table:table-cell>
          <table:table-cell table:style-name="Default" office:value-type="float" office:value="469.091">
            <text:p>469,091</text:p>
          </table:table-cell>
          <table:table-cell table:style-name="Default" office:value-type="string">
            <text:p>/home/ramiro/Imagens/faces/090.jpg</text:p>
          </table:table-cell>
          <table:table-cell table:formula="of:=IF(AND([.$B92]=[.J$2];[.$I92]&lt;&gt;&quot;&quot;);[.$C92];&quot;&quot;)">
            <text:p/>
          </table:table-cell>
          <table:table-cell table:formula="of:=IF(AND([.$B92]=[.K$2];[.$I92]&lt;&gt;&quot;&quot;);[.$C92];&quot;&quot;)">
            <text:p/>
          </table:table-cell>
          <table:table-cell table:formula="of:=IF(AND([.$B92]=[.L$2];[.$I92]&lt;&gt;&quot;&quot;);[.$C92];&quot;&quot;)">
            <text:p/>
          </table:table-cell>
          <table:table-cell table:formula="of:=IF(AND([.$B92]=[.M$2];[.$I92]&lt;&gt;&quot;&quot;);[.$C92];&quot;&quot;)">
            <text:p/>
          </table:table-cell>
          <table:table-cell table:formula="of:=IF(AND([.$B92]=[.N$2];[.$I92]&lt;&gt;&quot;&quot;);[.$C92];&quot;&quot;)" office:value-type="float" office:value="10.5314">
            <text:p>10,53</text:p>
          </table:table-cell>
          <table:table-cell table:formula="of:=IF(AND([.$B92]=[.O$2];[.$I92]&lt;&gt;&quot;&quot;);[.$C92];&quot;&quot;)">
            <text:p/>
          </table:table-cell>
          <table:table-cell table:style-name="ce11" table:formula="of:=IF(AND([.$B92]=[.P$2];[.$I92]&lt;&gt;&quot;&quot;);[.$E92];&quot;&quot;)">
            <text:p/>
          </table:table-cell>
          <table:table-cell table:style-name="ce11" table:formula="of:=IF(AND([.$B92]=[.Q$2];[.$I92]&lt;&gt;&quot;&quot;);[.$E92];&quot;&quot;)">
            <text:p/>
          </table:table-cell>
          <table:table-cell table:style-name="ce11" table:formula="of:=IF(AND([.$B92]=[.R$2];[.$I92]&lt;&gt;&quot;&quot;);[.$E92];&quot;&quot;)">
            <text:p/>
          </table:table-cell>
          <table:table-cell table:style-name="ce11" table:formula="of:=IF(AND([.$B92]=[.S$2];[.$I92]&lt;&gt;&quot;&quot;);[.$E92];&quot;&quot;)">
            <text:p/>
          </table:table-cell>
          <table:table-cell table:style-name="ce11" table:formula="of:=IF(AND([.$B92]=[.T$2];[.$I92]&lt;&gt;&quot;&quot;);[.$E92];&quot;&quot;)" office:value-type="float" office:value="117.041">
            <text:p>117,04</text:p>
          </table:table-cell>
          <table:table-cell table:style-name="ce11" table:formula="of:=IF(AND([.$B92]=[.U$2];[.$I92]&lt;&gt;&quot;&quot;);[.$E92];&quot;&quot;)">
            <text:p/>
          </table:table-cell>
          <table:table-cell table:style-name="ce17" table:formula="of:=IF(AND([.$B92]=[.V$2];[.$I92]&lt;&gt;&quot;&quot;);[.$G92];&quot;&quot;)">
            <text:p/>
          </table:table-cell>
          <table:table-cell table:style-name="ce17" table:formula="of:=IF(AND([.$B92]=[.W$2];[.$I92]&lt;&gt;&quot;&quot;);[.$G92];&quot;&quot;)">
            <text:p/>
          </table:table-cell>
          <table:table-cell table:style-name="ce17" table:formula="of:=IF(AND([.$B92]=[.X$2];[.$I92]&lt;&gt;&quot;&quot;);[.$G92];&quot;&quot;)">
            <text:p/>
          </table:table-cell>
          <table:table-cell table:style-name="ce17" table:formula="of:=IF(AND([.$B92]=[.Y$2];[.$I92]&lt;&gt;&quot;&quot;);[.$G92];&quot;&quot;)">
            <text:p/>
          </table:table-cell>
          <table:table-cell table:style-name="ce17" table:formula="of:=IF(AND([.$B92]=[.Z$2];[.$I92]&lt;&gt;&quot;&quot;);[.$G92];&quot;&quot;)" office:value-type="float" office:value="121.349">
            <text:p>121,35</text:p>
          </table:table-cell>
          <table:table-cell table:style-name="ce17" table:formula="of:=IF(AND([.$B92]=[.AA$2];[.$I92]&lt;&gt;&quot;&quot;);[.$G9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style-name="Default" office:value-type="float" office:value="10.4262">
            <text:p>10,4262</text:p>
          </table:table-cell>
          <table:table-cell table:style-name="Default" office:value-type="float" office:value="8.98345">
            <text:p>8,98345</text:p>
          </table:table-cell>
          <table:table-cell table:style-name="Default" office:value-type="float" office:value="81.95">
            <text:p>81,95</text:p>
          </table:table-cell>
          <table:table-cell table:style-name="Default" office:value-type="float" office:value="434.583">
            <text:p>434,583</text:p>
          </table:table-cell>
          <table:table-cell table:style-name="Default" office:value-type="float" office:value="169.97">
            <text:p>169,97</text:p>
          </table:table-cell>
          <table:table-cell table:style-name="Default" office:value-type="float" office:value="855.369">
            <text:p>855,369</text:p>
          </table:table-cell>
          <table:table-cell table:style-name="Default" office:value-type="string">
            <text:p>/home/ramiro/Imagens/faces/091.jpg</text:p>
          </table:table-cell>
          <table:table-cell table:formula="of:=IF(AND([.$B93]=[.J$2];[.$I93]&lt;&gt;&quot;&quot;);[.$C93];&quot;&quot;)" office:value-type="float" office:value="10.4262">
            <text:p>10,43</text:p>
          </table:table-cell>
          <table:table-cell table:formula="of:=IF(AND([.$B93]=[.K$2];[.$I93]&lt;&gt;&quot;&quot;);[.$C93];&quot;&quot;)">
            <text:p/>
          </table:table-cell>
          <table:table-cell table:formula="of:=IF(AND([.$B93]=[.L$2];[.$I93]&lt;&gt;&quot;&quot;);[.$C93];&quot;&quot;)">
            <text:p/>
          </table:table-cell>
          <table:table-cell table:formula="of:=IF(AND([.$B93]=[.M$2];[.$I93]&lt;&gt;&quot;&quot;);[.$C93];&quot;&quot;)">
            <text:p/>
          </table:table-cell>
          <table:table-cell table:formula="of:=IF(AND([.$B93]=[.N$2];[.$I93]&lt;&gt;&quot;&quot;);[.$C93];&quot;&quot;)">
            <text:p/>
          </table:table-cell>
          <table:table-cell table:formula="of:=IF(AND([.$B93]=[.O$2];[.$I93]&lt;&gt;&quot;&quot;);[.$C93];&quot;&quot;)">
            <text:p/>
          </table:table-cell>
          <table:table-cell table:style-name="ce11" table:formula="of:=IF(AND([.$B93]=[.P$2];[.$I93]&lt;&gt;&quot;&quot;);[.$E93];&quot;&quot;)" office:value-type="float" office:value="81.95">
            <text:p>81,95</text:p>
          </table:table-cell>
          <table:table-cell table:style-name="ce11" table:formula="of:=IF(AND([.$B93]=[.Q$2];[.$I93]&lt;&gt;&quot;&quot;);[.$E93];&quot;&quot;)">
            <text:p/>
          </table:table-cell>
          <table:table-cell table:style-name="ce11" table:formula="of:=IF(AND([.$B93]=[.R$2];[.$I93]&lt;&gt;&quot;&quot;);[.$E93];&quot;&quot;)">
            <text:p/>
          </table:table-cell>
          <table:table-cell table:style-name="ce11" table:formula="of:=IF(AND([.$B93]=[.S$2];[.$I93]&lt;&gt;&quot;&quot;);[.$E93];&quot;&quot;)">
            <text:p/>
          </table:table-cell>
          <table:table-cell table:style-name="ce11" table:formula="of:=IF(AND([.$B93]=[.T$2];[.$I93]&lt;&gt;&quot;&quot;);[.$E93];&quot;&quot;)">
            <text:p/>
          </table:table-cell>
          <table:table-cell table:style-name="ce11" table:formula="of:=IF(AND([.$B93]=[.U$2];[.$I93]&lt;&gt;&quot;&quot;);[.$E93];&quot;&quot;)">
            <text:p/>
          </table:table-cell>
          <table:table-cell table:style-name="ce17" table:formula="of:=IF(AND([.$B93]=[.V$2];[.$I93]&lt;&gt;&quot;&quot;);[.$G93];&quot;&quot;)" office:value-type="float" office:value="169.97">
            <text:p>169,97</text:p>
          </table:table-cell>
          <table:table-cell table:style-name="ce17" table:formula="of:=IF(AND([.$B93]=[.W$2];[.$I93]&lt;&gt;&quot;&quot;);[.$G93];&quot;&quot;)">
            <text:p/>
          </table:table-cell>
          <table:table-cell table:style-name="ce17" table:formula="of:=IF(AND([.$B93]=[.X$2];[.$I93]&lt;&gt;&quot;&quot;);[.$G93];&quot;&quot;)">
            <text:p/>
          </table:table-cell>
          <table:table-cell table:style-name="ce17" table:formula="of:=IF(AND([.$B93]=[.Y$2];[.$I93]&lt;&gt;&quot;&quot;);[.$G93];&quot;&quot;)">
            <text:p/>
          </table:table-cell>
          <table:table-cell table:style-name="ce17" table:formula="of:=IF(AND([.$B93]=[.Z$2];[.$I93]&lt;&gt;&quot;&quot;);[.$G93];&quot;&quot;)">
            <text:p/>
          </table:table-cell>
          <table:table-cell table:style-name="ce17" table:formula="of:=IF(AND([.$B93]=[.AA$2];[.$I93]&lt;&gt;&quot;&quot;);[.$G9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style-name="Default" office:value-type="float" office:value="13.7858">
            <text:p>13,7858</text:p>
          </table:table-cell>
          <table:table-cell table:style-name="Default" office:value-type="float" office:value="4.64981">
            <text:p>4,64981</text:p>
          </table:table-cell>
          <table:table-cell table:style-name="Default" office:value-type="float" office:value="130.633">
            <text:p>130,633</text:p>
          </table:table-cell>
          <table:table-cell table:style-name="Default" office:value-type="float" office:value="1799.47">
            <text:p>1799,47</text:p>
          </table:table-cell>
          <table:table-cell table:style-name="Default" office:value-type="float" office:value="174.598">
            <text:p>174,598</text:p>
          </table:table-cell>
          <table:table-cell table:style-name="Default" office:value-type="float" office:value="2866.3">
            <text:p>2866,3</text:p>
          </table:table-cell>
          <table:table-cell table:style-name="Default" office:value-type="string">
            <text:p>/home/ramiro/Imagens/faces/092.jpg</text:p>
          </table:table-cell>
          <table:table-cell table:formula="of:=IF(AND([.$B94]=[.J$2];[.$I94]&lt;&gt;&quot;&quot;);[.$C94];&quot;&quot;)" office:value-type="float" office:value="13.7858">
            <text:p>13,79</text:p>
          </table:table-cell>
          <table:table-cell table:formula="of:=IF(AND([.$B94]=[.K$2];[.$I94]&lt;&gt;&quot;&quot;);[.$C94];&quot;&quot;)">
            <text:p/>
          </table:table-cell>
          <table:table-cell table:formula="of:=IF(AND([.$B94]=[.L$2];[.$I94]&lt;&gt;&quot;&quot;);[.$C94];&quot;&quot;)">
            <text:p/>
          </table:table-cell>
          <table:table-cell table:formula="of:=IF(AND([.$B94]=[.M$2];[.$I94]&lt;&gt;&quot;&quot;);[.$C94];&quot;&quot;)">
            <text:p/>
          </table:table-cell>
          <table:table-cell table:formula="of:=IF(AND([.$B94]=[.N$2];[.$I94]&lt;&gt;&quot;&quot;);[.$C94];&quot;&quot;)">
            <text:p/>
          </table:table-cell>
          <table:table-cell table:formula="of:=IF(AND([.$B94]=[.O$2];[.$I94]&lt;&gt;&quot;&quot;);[.$C94];&quot;&quot;)">
            <text:p/>
          </table:table-cell>
          <table:table-cell table:style-name="ce11" table:formula="of:=IF(AND([.$B94]=[.P$2];[.$I94]&lt;&gt;&quot;&quot;);[.$E94];&quot;&quot;)" office:value-type="float" office:value="130.633">
            <text:p>130,63</text:p>
          </table:table-cell>
          <table:table-cell table:style-name="ce11" table:formula="of:=IF(AND([.$B94]=[.Q$2];[.$I94]&lt;&gt;&quot;&quot;);[.$E94];&quot;&quot;)">
            <text:p/>
          </table:table-cell>
          <table:table-cell table:style-name="ce11" table:formula="of:=IF(AND([.$B94]=[.R$2];[.$I94]&lt;&gt;&quot;&quot;);[.$E94];&quot;&quot;)">
            <text:p/>
          </table:table-cell>
          <table:table-cell table:style-name="ce11" table:formula="of:=IF(AND([.$B94]=[.S$2];[.$I94]&lt;&gt;&quot;&quot;);[.$E94];&quot;&quot;)">
            <text:p/>
          </table:table-cell>
          <table:table-cell table:style-name="ce11" table:formula="of:=IF(AND([.$B94]=[.T$2];[.$I94]&lt;&gt;&quot;&quot;);[.$E94];&quot;&quot;)">
            <text:p/>
          </table:table-cell>
          <table:table-cell table:style-name="ce11" table:formula="of:=IF(AND([.$B94]=[.U$2];[.$I94]&lt;&gt;&quot;&quot;);[.$E94];&quot;&quot;)">
            <text:p/>
          </table:table-cell>
          <table:table-cell table:style-name="ce17" table:formula="of:=IF(AND([.$B94]=[.V$2];[.$I94]&lt;&gt;&quot;&quot;);[.$G94];&quot;&quot;)" office:value-type="float" office:value="174.598">
            <text:p>174,60</text:p>
          </table:table-cell>
          <table:table-cell table:style-name="ce17" table:formula="of:=IF(AND([.$B94]=[.W$2];[.$I94]&lt;&gt;&quot;&quot;);[.$G94];&quot;&quot;)">
            <text:p/>
          </table:table-cell>
          <table:table-cell table:style-name="ce17" table:formula="of:=IF(AND([.$B94]=[.X$2];[.$I94]&lt;&gt;&quot;&quot;);[.$G94];&quot;&quot;)">
            <text:p/>
          </table:table-cell>
          <table:table-cell table:style-name="ce17" table:formula="of:=IF(AND([.$B94]=[.Y$2];[.$I94]&lt;&gt;&quot;&quot;);[.$G94];&quot;&quot;)">
            <text:p/>
          </table:table-cell>
          <table:table-cell table:style-name="ce17" table:formula="of:=IF(AND([.$B94]=[.Z$2];[.$I94]&lt;&gt;&quot;&quot;);[.$G94];&quot;&quot;)">
            <text:p/>
          </table:table-cell>
          <table:table-cell table:style-name="ce17" table:formula="of:=IF(AND([.$B94]=[.AA$2];[.$I94]&lt;&gt;&quot;&quot;);[.$G9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5]=[.J$2];[.$I95]&lt;&gt;&quot;&quot;);[.$C95];&quot;&quot;)">
            <text:p/>
          </table:table-cell>
          <table:table-cell table:formula="of:=IF(AND([.$B95]=[.K$2];[.$I95]&lt;&gt;&quot;&quot;);[.$C95];&quot;&quot;)">
            <text:p/>
          </table:table-cell>
          <table:table-cell table:formula="of:=IF(AND([.$B95]=[.L$2];[.$I95]&lt;&gt;&quot;&quot;);[.$C95];&quot;&quot;)">
            <text:p/>
          </table:table-cell>
          <table:table-cell table:formula="of:=IF(AND([.$B95]=[.M$2];[.$I95]&lt;&gt;&quot;&quot;);[.$C95];&quot;&quot;)">
            <text:p/>
          </table:table-cell>
          <table:table-cell table:formula="of:=IF(AND([.$B95]=[.N$2];[.$I95]&lt;&gt;&quot;&quot;);[.$C95];&quot;&quot;)">
            <text:p/>
          </table:table-cell>
          <table:table-cell table:formula="of:=IF(AND([.$B95]=[.O$2];[.$I95]&lt;&gt;&quot;&quot;);[.$C95];&quot;&quot;)">
            <text:p/>
          </table:table-cell>
          <table:table-cell table:style-name="ce11" table:formula="of:=IF(AND([.$B95]=[.P$2];[.$I95]&lt;&gt;&quot;&quot;);[.$E95];&quot;&quot;)">
            <text:p/>
          </table:table-cell>
          <table:table-cell table:style-name="ce11" table:formula="of:=IF(AND([.$B95]=[.Q$2];[.$I95]&lt;&gt;&quot;&quot;);[.$E95];&quot;&quot;)">
            <text:p/>
          </table:table-cell>
          <table:table-cell table:style-name="ce11" table:formula="of:=IF(AND([.$B95]=[.R$2];[.$I95]&lt;&gt;&quot;&quot;);[.$E95];&quot;&quot;)">
            <text:p/>
          </table:table-cell>
          <table:table-cell table:style-name="ce11" table:formula="of:=IF(AND([.$B95]=[.S$2];[.$I95]&lt;&gt;&quot;&quot;);[.$E95];&quot;&quot;)">
            <text:p/>
          </table:table-cell>
          <table:table-cell table:style-name="ce11" table:formula="of:=IF(AND([.$B95]=[.T$2];[.$I95]&lt;&gt;&quot;&quot;);[.$E95];&quot;&quot;)">
            <text:p/>
          </table:table-cell>
          <table:table-cell table:style-name="ce11" table:formula="of:=IF(AND([.$B95]=[.U$2];[.$I95]&lt;&gt;&quot;&quot;);[.$E95];&quot;&quot;)">
            <text:p/>
          </table:table-cell>
          <table:table-cell table:style-name="ce17" table:formula="of:=IF(AND([.$B95]=[.V$2];[.$I95]&lt;&gt;&quot;&quot;);[.$G95];&quot;&quot;)">
            <text:p/>
          </table:table-cell>
          <table:table-cell table:style-name="ce17" table:formula="of:=IF(AND([.$B95]=[.W$2];[.$I95]&lt;&gt;&quot;&quot;);[.$G95];&quot;&quot;)">
            <text:p/>
          </table:table-cell>
          <table:table-cell table:style-name="ce17" table:formula="of:=IF(AND([.$B95]=[.X$2];[.$I95]&lt;&gt;&quot;&quot;);[.$G95];&quot;&quot;)">
            <text:p/>
          </table:table-cell>
          <table:table-cell table:style-name="ce17" table:formula="of:=IF(AND([.$B95]=[.Y$2];[.$I95]&lt;&gt;&quot;&quot;);[.$G95];&quot;&quot;)">
            <text:p/>
          </table:table-cell>
          <table:table-cell table:style-name="ce17" table:formula="of:=IF(AND([.$B95]=[.Z$2];[.$I95]&lt;&gt;&quot;&quot;);[.$G95];&quot;&quot;)">
            <text:p/>
          </table:table-cell>
          <table:table-cell table:style-name="ce17" table:formula="of:=IF(AND([.$B95]=[.AA$2];[.$I95]&lt;&gt;&quot;&quot;);[.$G9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style-name="Default" office:value-type="float" office:value="10.1361">
            <text:p>10,1361</text:p>
          </table:table-cell>
          <table:table-cell table:style-name="Default" office:value-type="float" office:value="5.82522">
            <text:p>5,82522</text:p>
          </table:table-cell>
          <table:table-cell table:style-name="Default" office:value-type="float" office:value="144.369">
            <text:p>144,369</text:p>
          </table:table-cell>
          <table:table-cell table:style-name="Default" office:value-type="float" office:value="1217">
            <text:p>1217</text:p>
          </table:table-cell>
          <table:table-cell table:style-name="Default" office:value-type="float" office:value="108.628">
            <text:p>108,628</text:p>
          </table:table-cell>
          <table:table-cell table:style-name="Default" office:value-type="float" office:value="3359.25">
            <text:p>3359,25</text:p>
          </table:table-cell>
          <table:table-cell table:style-name="Default" office:value-type="string">
            <text:p>/home/ramiro/Imagens/faces/094.jpg</text:p>
          </table:table-cell>
          <table:table-cell table:formula="of:=IF(AND([.$B96]=[.J$2];[.$I96]&lt;&gt;&quot;&quot;);[.$C96];&quot;&quot;)">
            <text:p/>
          </table:table-cell>
          <table:table-cell table:formula="of:=IF(AND([.$B96]=[.K$2];[.$I96]&lt;&gt;&quot;&quot;);[.$C96];&quot;&quot;)">
            <text:p/>
          </table:table-cell>
          <table:table-cell table:formula="of:=IF(AND([.$B96]=[.L$2];[.$I96]&lt;&gt;&quot;&quot;);[.$C96];&quot;&quot;)">
            <text:p/>
          </table:table-cell>
          <table:table-cell table:formula="of:=IF(AND([.$B96]=[.M$2];[.$I96]&lt;&gt;&quot;&quot;);[.$C96];&quot;&quot;)">
            <text:p/>
          </table:table-cell>
          <table:table-cell table:formula="of:=IF(AND([.$B96]=[.N$2];[.$I96]&lt;&gt;&quot;&quot;);[.$C96];&quot;&quot;)" office:value-type="float" office:value="10.1361">
            <text:p>10,14</text:p>
          </table:table-cell>
          <table:table-cell table:formula="of:=IF(AND([.$B96]=[.O$2];[.$I96]&lt;&gt;&quot;&quot;);[.$C96];&quot;&quot;)">
            <text:p/>
          </table:table-cell>
          <table:table-cell table:style-name="ce11" table:formula="of:=IF(AND([.$B96]=[.P$2];[.$I96]&lt;&gt;&quot;&quot;);[.$E96];&quot;&quot;)">
            <text:p/>
          </table:table-cell>
          <table:table-cell table:style-name="ce11" table:formula="of:=IF(AND([.$B96]=[.Q$2];[.$I96]&lt;&gt;&quot;&quot;);[.$E96];&quot;&quot;)">
            <text:p/>
          </table:table-cell>
          <table:table-cell table:style-name="ce11" table:formula="of:=IF(AND([.$B96]=[.R$2];[.$I96]&lt;&gt;&quot;&quot;);[.$E96];&quot;&quot;)">
            <text:p/>
          </table:table-cell>
          <table:table-cell table:style-name="ce11" table:formula="of:=IF(AND([.$B96]=[.S$2];[.$I96]&lt;&gt;&quot;&quot;);[.$E96];&quot;&quot;)">
            <text:p/>
          </table:table-cell>
          <table:table-cell table:style-name="ce11" table:formula="of:=IF(AND([.$B96]=[.T$2];[.$I96]&lt;&gt;&quot;&quot;);[.$E96];&quot;&quot;)" office:value-type="float" office:value="144.369">
            <text:p>144,37</text:p>
          </table:table-cell>
          <table:table-cell table:style-name="ce11" table:formula="of:=IF(AND([.$B96]=[.U$2];[.$I96]&lt;&gt;&quot;&quot;);[.$E96];&quot;&quot;)">
            <text:p/>
          </table:table-cell>
          <table:table-cell table:style-name="ce17" table:formula="of:=IF(AND([.$B96]=[.V$2];[.$I96]&lt;&gt;&quot;&quot;);[.$G96];&quot;&quot;)">
            <text:p/>
          </table:table-cell>
          <table:table-cell table:style-name="ce17" table:formula="of:=IF(AND([.$B96]=[.W$2];[.$I96]&lt;&gt;&quot;&quot;);[.$G96];&quot;&quot;)">
            <text:p/>
          </table:table-cell>
          <table:table-cell table:style-name="ce17" table:formula="of:=IF(AND([.$B96]=[.X$2];[.$I96]&lt;&gt;&quot;&quot;);[.$G96];&quot;&quot;)">
            <text:p/>
          </table:table-cell>
          <table:table-cell table:style-name="ce17" table:formula="of:=IF(AND([.$B96]=[.Y$2];[.$I96]&lt;&gt;&quot;&quot;);[.$G96];&quot;&quot;)">
            <text:p/>
          </table:table-cell>
          <table:table-cell table:style-name="ce17" table:formula="of:=IF(AND([.$B96]=[.Z$2];[.$I96]&lt;&gt;&quot;&quot;);[.$G96];&quot;&quot;)" office:value-type="float" office:value="108.628">
            <text:p>108,63</text:p>
          </table:table-cell>
          <table:table-cell table:style-name="ce17" table:formula="of:=IF(AND([.$B96]=[.AA$2];[.$I96]&lt;&gt;&quot;&quot;);[.$G9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style-name="ce3" office:value-type="float" office:value="10.8837">
            <text:p>10,8837</text:p>
          </table:table-cell>
          <table:table-cell table:style-name="Default" office:value-type="float" office:value="11.9769">
            <text:p>11,9769</text:p>
          </table:table-cell>
          <table:table-cell table:style-name="Default" office:value-type="float" office:value="49.5545">
            <text:p>49,5545</text:p>
          </table:table-cell>
          <table:table-cell table:style-name="Default" office:value-type="float" office:value="1186.61">
            <text:p>1186,61</text:p>
          </table:table-cell>
          <table:table-cell table:style-name="Default" office:value-type="float" office:value="202.74">
            <text:p>202,74</text:p>
          </table:table-cell>
          <table:table-cell table:style-name="Default" office:value-type="float" office:value="1159.2">
            <text:p>1159,2</text:p>
          </table:table-cell>
          <table:table-cell table:style-name="Default" office:value-type="string">
            <text:p>/home/ramiro/Imagens/faces/095.jpg</text:p>
          </table:table-cell>
          <table:table-cell table:formula="of:=IF(AND([.$B97]=[.J$2];[.$I97]&lt;&gt;&quot;&quot;);[.$C97];&quot;&quot;)" office:value-type="float" office:value="10.8837">
            <text:p>10,88</text:p>
          </table:table-cell>
          <table:table-cell table:formula="of:=IF(AND([.$B97]=[.K$2];[.$I97]&lt;&gt;&quot;&quot;);[.$C97];&quot;&quot;)">
            <text:p/>
          </table:table-cell>
          <table:table-cell table:formula="of:=IF(AND([.$B97]=[.L$2];[.$I97]&lt;&gt;&quot;&quot;);[.$C97];&quot;&quot;)">
            <text:p/>
          </table:table-cell>
          <table:table-cell table:formula="of:=IF(AND([.$B97]=[.M$2];[.$I97]&lt;&gt;&quot;&quot;);[.$C97];&quot;&quot;)">
            <text:p/>
          </table:table-cell>
          <table:table-cell table:formula="of:=IF(AND([.$B97]=[.N$2];[.$I97]&lt;&gt;&quot;&quot;);[.$C97];&quot;&quot;)">
            <text:p/>
          </table:table-cell>
          <table:table-cell table:formula="of:=IF(AND([.$B97]=[.O$2];[.$I97]&lt;&gt;&quot;&quot;);[.$C97];&quot;&quot;)">
            <text:p/>
          </table:table-cell>
          <table:table-cell table:style-name="ce11" table:formula="of:=IF(AND([.$B97]=[.P$2];[.$I97]&lt;&gt;&quot;&quot;);[.$E97];&quot;&quot;)" office:value-type="float" office:value="49.5545">
            <text:p>49,55</text:p>
          </table:table-cell>
          <table:table-cell table:style-name="ce11" table:formula="of:=IF(AND([.$B97]=[.Q$2];[.$I97]&lt;&gt;&quot;&quot;);[.$E97];&quot;&quot;)">
            <text:p/>
          </table:table-cell>
          <table:table-cell table:style-name="ce11" table:formula="of:=IF(AND([.$B97]=[.R$2];[.$I97]&lt;&gt;&quot;&quot;);[.$E97];&quot;&quot;)">
            <text:p/>
          </table:table-cell>
          <table:table-cell table:style-name="ce11" table:formula="of:=IF(AND([.$B97]=[.S$2];[.$I97]&lt;&gt;&quot;&quot;);[.$E97];&quot;&quot;)">
            <text:p/>
          </table:table-cell>
          <table:table-cell table:style-name="ce11" table:formula="of:=IF(AND([.$B97]=[.T$2];[.$I97]&lt;&gt;&quot;&quot;);[.$E97];&quot;&quot;)">
            <text:p/>
          </table:table-cell>
          <table:table-cell table:style-name="ce11" table:formula="of:=IF(AND([.$B97]=[.U$2];[.$I97]&lt;&gt;&quot;&quot;);[.$E97];&quot;&quot;)">
            <text:p/>
          </table:table-cell>
          <table:table-cell table:style-name="ce17" table:formula="of:=IF(AND([.$B97]=[.V$2];[.$I97]&lt;&gt;&quot;&quot;);[.$G97];&quot;&quot;)" office:value-type="float" office:value="202.74">
            <text:p>202,74</text:p>
          </table:table-cell>
          <table:table-cell table:style-name="ce17" table:formula="of:=IF(AND([.$B97]=[.W$2];[.$I97]&lt;&gt;&quot;&quot;);[.$G97];&quot;&quot;)">
            <text:p/>
          </table:table-cell>
          <table:table-cell table:style-name="ce17" table:formula="of:=IF(AND([.$B97]=[.X$2];[.$I97]&lt;&gt;&quot;&quot;);[.$G97];&quot;&quot;)">
            <text:p/>
          </table:table-cell>
          <table:table-cell table:style-name="ce17" table:formula="of:=IF(AND([.$B97]=[.Y$2];[.$I97]&lt;&gt;&quot;&quot;);[.$G97];&quot;&quot;)">
            <text:p/>
          </table:table-cell>
          <table:table-cell table:style-name="ce17" table:formula="of:=IF(AND([.$B97]=[.Z$2];[.$I97]&lt;&gt;&quot;&quot;);[.$G97];&quot;&quot;)">
            <text:p/>
          </table:table-cell>
          <table:table-cell table:style-name="ce17" table:formula="of:=IF(AND([.$B97]=[.AA$2];[.$I97]&lt;&gt;&quot;&quot;);[.$G9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8]=[.J$2];[.$I98]&lt;&gt;&quot;&quot;);[.$C98];&quot;&quot;)">
            <text:p/>
          </table:table-cell>
          <table:table-cell table:formula="of:=IF(AND([.$B98]=[.K$2];[.$I98]&lt;&gt;&quot;&quot;);[.$C98];&quot;&quot;)">
            <text:p/>
          </table:table-cell>
          <table:table-cell table:formula="of:=IF(AND([.$B98]=[.L$2];[.$I98]&lt;&gt;&quot;&quot;);[.$C98];&quot;&quot;)">
            <text:p/>
          </table:table-cell>
          <table:table-cell table:formula="of:=IF(AND([.$B98]=[.M$2];[.$I98]&lt;&gt;&quot;&quot;);[.$C98];&quot;&quot;)">
            <text:p/>
          </table:table-cell>
          <table:table-cell table:formula="of:=IF(AND([.$B98]=[.N$2];[.$I98]&lt;&gt;&quot;&quot;);[.$C98];&quot;&quot;)">
            <text:p/>
          </table:table-cell>
          <table:table-cell table:formula="of:=IF(AND([.$B98]=[.O$2];[.$I98]&lt;&gt;&quot;&quot;);[.$C98];&quot;&quot;)">
            <text:p/>
          </table:table-cell>
          <table:table-cell table:style-name="ce11" table:formula="of:=IF(AND([.$B98]=[.P$2];[.$I98]&lt;&gt;&quot;&quot;);[.$E98];&quot;&quot;)">
            <text:p/>
          </table:table-cell>
          <table:table-cell table:style-name="ce11" table:formula="of:=IF(AND([.$B98]=[.Q$2];[.$I98]&lt;&gt;&quot;&quot;);[.$E98];&quot;&quot;)">
            <text:p/>
          </table:table-cell>
          <table:table-cell table:style-name="ce11" table:formula="of:=IF(AND([.$B98]=[.R$2];[.$I98]&lt;&gt;&quot;&quot;);[.$E98];&quot;&quot;)">
            <text:p/>
          </table:table-cell>
          <table:table-cell table:style-name="ce11" table:formula="of:=IF(AND([.$B98]=[.S$2];[.$I98]&lt;&gt;&quot;&quot;);[.$E98];&quot;&quot;)">
            <text:p/>
          </table:table-cell>
          <table:table-cell table:style-name="ce11" table:formula="of:=IF(AND([.$B98]=[.T$2];[.$I98]&lt;&gt;&quot;&quot;);[.$E98];&quot;&quot;)">
            <text:p/>
          </table:table-cell>
          <table:table-cell table:style-name="ce11" table:formula="of:=IF(AND([.$B98]=[.U$2];[.$I98]&lt;&gt;&quot;&quot;);[.$E98];&quot;&quot;)">
            <text:p/>
          </table:table-cell>
          <table:table-cell table:style-name="ce17" table:formula="of:=IF(AND([.$B98]=[.V$2];[.$I98]&lt;&gt;&quot;&quot;);[.$G98];&quot;&quot;)">
            <text:p/>
          </table:table-cell>
          <table:table-cell table:style-name="ce17" table:formula="of:=IF(AND([.$B98]=[.W$2];[.$I98]&lt;&gt;&quot;&quot;);[.$G98];&quot;&quot;)">
            <text:p/>
          </table:table-cell>
          <table:table-cell table:style-name="ce17" table:formula="of:=IF(AND([.$B98]=[.X$2];[.$I98]&lt;&gt;&quot;&quot;);[.$G98];&quot;&quot;)">
            <text:p/>
          </table:table-cell>
          <table:table-cell table:style-name="ce17" table:formula="of:=IF(AND([.$B98]=[.Y$2];[.$I98]&lt;&gt;&quot;&quot;);[.$G98];&quot;&quot;)">
            <text:p/>
          </table:table-cell>
          <table:table-cell table:style-name="ce17" table:formula="of:=IF(AND([.$B98]=[.Z$2];[.$I98]&lt;&gt;&quot;&quot;);[.$G98];&quot;&quot;)">
            <text:p/>
          </table:table-cell>
          <table:table-cell table:style-name="ce17" table:formula="of:=IF(AND([.$B98]=[.AA$2];[.$I98]&lt;&gt;&quot;&quot;);[.$G9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Default" office:value-type="float" office:value="8.55039">
            <text:p>8,55039</text:p>
          </table:table-cell>
          <table:table-cell table:style-name="Default" office:value-type="float" office:value="8.68466">
            <text:p>8,68466</text:p>
          </table:table-cell>
          <table:table-cell table:style-name="Default" office:value-type="float" office:value="96.9721">
            <text:p>96,9721</text:p>
          </table:table-cell>
          <table:table-cell table:style-name="Default" office:value-type="float" office:value="981.203">
            <text:p>981,203</text:p>
          </table:table-cell>
          <table:table-cell table:style-name="Default" office:value-type="float" office:value="141.886">
            <text:p>141,886</text:p>
          </table:table-cell>
          <table:table-cell table:style-name="Default" office:value-type="float" office:value="2613.28">
            <text:p>2613,28</text:p>
          </table:table-cell>
          <table:table-cell table:style-name="Default" office:value-type="string">
            <text:p>/home/ramiro/Imagens/faces/097.jpg</text:p>
          </table:table-cell>
          <table:table-cell table:formula="of:=IF(AND([.$B99]=[.J$2];[.$I99]&lt;&gt;&quot;&quot;);[.$C99];&quot;&quot;)">
            <text:p/>
          </table:table-cell>
          <table:table-cell table:formula="of:=IF(AND([.$B99]=[.K$2];[.$I99]&lt;&gt;&quot;&quot;);[.$C99];&quot;&quot;)" office:value-type="float" office:value="8.55039">
            <text:p>8,55</text:p>
          </table:table-cell>
          <table:table-cell table:formula="of:=IF(AND([.$B99]=[.L$2];[.$I99]&lt;&gt;&quot;&quot;);[.$C99];&quot;&quot;)">
            <text:p/>
          </table:table-cell>
          <table:table-cell table:formula="of:=IF(AND([.$B99]=[.M$2];[.$I99]&lt;&gt;&quot;&quot;);[.$C99];&quot;&quot;)">
            <text:p/>
          </table:table-cell>
          <table:table-cell table:formula="of:=IF(AND([.$B99]=[.N$2];[.$I99]&lt;&gt;&quot;&quot;);[.$C99];&quot;&quot;)">
            <text:p/>
          </table:table-cell>
          <table:table-cell table:formula="of:=IF(AND([.$B99]=[.O$2];[.$I99]&lt;&gt;&quot;&quot;);[.$C99];&quot;&quot;)">
            <text:p/>
          </table:table-cell>
          <table:table-cell table:style-name="ce11" table:formula="of:=IF(AND([.$B99]=[.P$2];[.$I99]&lt;&gt;&quot;&quot;);[.$E99];&quot;&quot;)">
            <text:p/>
          </table:table-cell>
          <table:table-cell table:style-name="ce11" table:formula="of:=IF(AND([.$B99]=[.Q$2];[.$I99]&lt;&gt;&quot;&quot;);[.$E99];&quot;&quot;)" office:value-type="float" office:value="96.9721">
            <text:p>96,97</text:p>
          </table:table-cell>
          <table:table-cell table:style-name="ce11" table:formula="of:=IF(AND([.$B99]=[.R$2];[.$I99]&lt;&gt;&quot;&quot;);[.$E99];&quot;&quot;)">
            <text:p/>
          </table:table-cell>
          <table:table-cell table:style-name="ce11" table:formula="of:=IF(AND([.$B99]=[.S$2];[.$I99]&lt;&gt;&quot;&quot;);[.$E99];&quot;&quot;)">
            <text:p/>
          </table:table-cell>
          <table:table-cell table:style-name="ce11" table:formula="of:=IF(AND([.$B99]=[.T$2];[.$I99]&lt;&gt;&quot;&quot;);[.$E99];&quot;&quot;)">
            <text:p/>
          </table:table-cell>
          <table:table-cell table:style-name="ce11" table:formula="of:=IF(AND([.$B99]=[.U$2];[.$I99]&lt;&gt;&quot;&quot;);[.$E99];&quot;&quot;)">
            <text:p/>
          </table:table-cell>
          <table:table-cell table:style-name="ce17" table:formula="of:=IF(AND([.$B99]=[.V$2];[.$I99]&lt;&gt;&quot;&quot;);[.$G99];&quot;&quot;)">
            <text:p/>
          </table:table-cell>
          <table:table-cell table:style-name="ce17" table:formula="of:=IF(AND([.$B99]=[.W$2];[.$I99]&lt;&gt;&quot;&quot;);[.$G99];&quot;&quot;)" office:value-type="float" office:value="141.886">
            <text:p>141,89</text:p>
          </table:table-cell>
          <table:table-cell table:style-name="ce17" table:formula="of:=IF(AND([.$B99]=[.X$2];[.$I99]&lt;&gt;&quot;&quot;);[.$G99];&quot;&quot;)">
            <text:p/>
          </table:table-cell>
          <table:table-cell table:style-name="ce17" table:formula="of:=IF(AND([.$B99]=[.Y$2];[.$I99]&lt;&gt;&quot;&quot;);[.$G99];&quot;&quot;)">
            <text:p/>
          </table:table-cell>
          <table:table-cell table:style-name="ce17" table:formula="of:=IF(AND([.$B99]=[.Z$2];[.$I99]&lt;&gt;&quot;&quot;);[.$G99];&quot;&quot;)">
            <text:p/>
          </table:table-cell>
          <table:table-cell table:style-name="ce17" table:formula="of:=IF(AND([.$B99]=[.AA$2];[.$I99]&lt;&gt;&quot;&quot;);[.$G9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style-name="Default" office:value-type="float" office:value="8.16289">
            <text:p>8,16289</text:p>
          </table:table-cell>
          <table:table-cell table:style-name="Default" office:value-type="float" office:value="7.64941">
            <text:p>7,64941</text:p>
          </table:table-cell>
          <table:table-cell table:style-name="Default" office:value-type="float" office:value="92.0201">
            <text:p>92,0201</text:p>
          </table:table-cell>
          <table:table-cell table:style-name="Default" office:value-type="float" office:value="486.775">
            <text:p>486,775</text:p>
          </table:table-cell>
          <table:table-cell table:style-name="Default" office:value-type="float" office:value="143.806">
            <text:p>143,806</text:p>
          </table:table-cell>
          <table:table-cell table:style-name="Default" office:value-type="float" office:value="2668.51">
            <text:p>2668,51</text:p>
          </table:table-cell>
          <table:table-cell table:style-name="Default" office:value-type="string">
            <text:p>/home/ramiro/Imagens/faces/098.jpg</text:p>
          </table:table-cell>
          <table:table-cell table:formula="of:=IF(AND([.$B100]=[.J$2];[.$I100]&lt;&gt;&quot;&quot;);[.$C100];&quot;&quot;)" office:value-type="float" office:value="8.16289">
            <text:p>8,16</text:p>
          </table:table-cell>
          <table:table-cell table:formula="of:=IF(AND([.$B100]=[.K$2];[.$I100]&lt;&gt;&quot;&quot;);[.$C100];&quot;&quot;)">
            <text:p/>
          </table:table-cell>
          <table:table-cell table:formula="of:=IF(AND([.$B100]=[.L$2];[.$I100]&lt;&gt;&quot;&quot;);[.$C100];&quot;&quot;)">
            <text:p/>
          </table:table-cell>
          <table:table-cell table:formula="of:=IF(AND([.$B100]=[.M$2];[.$I100]&lt;&gt;&quot;&quot;);[.$C100];&quot;&quot;)">
            <text:p/>
          </table:table-cell>
          <table:table-cell table:formula="of:=IF(AND([.$B100]=[.N$2];[.$I100]&lt;&gt;&quot;&quot;);[.$C100];&quot;&quot;)">
            <text:p/>
          </table:table-cell>
          <table:table-cell table:formula="of:=IF(AND([.$B100]=[.O$2];[.$I100]&lt;&gt;&quot;&quot;);[.$C100];&quot;&quot;)">
            <text:p/>
          </table:table-cell>
          <table:table-cell table:style-name="ce11" table:formula="of:=IF(AND([.$B100]=[.P$2];[.$I100]&lt;&gt;&quot;&quot;);[.$E100];&quot;&quot;)" office:value-type="float" office:value="92.0201">
            <text:p>92,02</text:p>
          </table:table-cell>
          <table:table-cell table:style-name="ce11" table:formula="of:=IF(AND([.$B100]=[.Q$2];[.$I100]&lt;&gt;&quot;&quot;);[.$E100];&quot;&quot;)">
            <text:p/>
          </table:table-cell>
          <table:table-cell table:style-name="ce11" table:formula="of:=IF(AND([.$B100]=[.R$2];[.$I100]&lt;&gt;&quot;&quot;);[.$E100];&quot;&quot;)">
            <text:p/>
          </table:table-cell>
          <table:table-cell table:style-name="ce11" table:formula="of:=IF(AND([.$B100]=[.S$2];[.$I100]&lt;&gt;&quot;&quot;);[.$E100];&quot;&quot;)">
            <text:p/>
          </table:table-cell>
          <table:table-cell table:style-name="ce11" table:formula="of:=IF(AND([.$B100]=[.T$2];[.$I100]&lt;&gt;&quot;&quot;);[.$E100];&quot;&quot;)">
            <text:p/>
          </table:table-cell>
          <table:table-cell table:style-name="ce11" table:formula="of:=IF(AND([.$B100]=[.U$2];[.$I100]&lt;&gt;&quot;&quot;);[.$E100];&quot;&quot;)">
            <text:p/>
          </table:table-cell>
          <table:table-cell table:style-name="ce17" table:formula="of:=IF(AND([.$B100]=[.V$2];[.$I100]&lt;&gt;&quot;&quot;);[.$G100];&quot;&quot;)" office:value-type="float" office:value="143.806">
            <text:p>143,81</text:p>
          </table:table-cell>
          <table:table-cell table:style-name="ce17" table:formula="of:=IF(AND([.$B100]=[.W$2];[.$I100]&lt;&gt;&quot;&quot;);[.$G100];&quot;&quot;)">
            <text:p/>
          </table:table-cell>
          <table:table-cell table:style-name="ce17" table:formula="of:=IF(AND([.$B100]=[.X$2];[.$I100]&lt;&gt;&quot;&quot;);[.$G100];&quot;&quot;)">
            <text:p/>
          </table:table-cell>
          <table:table-cell table:style-name="ce17" table:formula="of:=IF(AND([.$B100]=[.Y$2];[.$I100]&lt;&gt;&quot;&quot;);[.$G100];&quot;&quot;)">
            <text:p/>
          </table:table-cell>
          <table:table-cell table:style-name="ce17" table:formula="of:=IF(AND([.$B100]=[.Z$2];[.$I100]&lt;&gt;&quot;&quot;);[.$G100];&quot;&quot;)">
            <text:p/>
          </table:table-cell>
          <table:table-cell table:style-name="ce17" table:formula="of:=IF(AND([.$B100]=[.AA$2];[.$I100]&lt;&gt;&quot;&quot;);[.$G10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style-name="ce3" office:value-type="float" office:value="12.2379">
            <text:p>12,2379</text:p>
          </table:table-cell>
          <table:table-cell table:style-name="Default" office:value-type="float" office:value="3.6423">
            <text:p>3,6423</text:p>
          </table:table-cell>
          <table:table-cell table:style-name="Default" office:value-type="float" office:value="149.533">
            <text:p>149,533</text:p>
          </table:table-cell>
          <table:table-cell table:style-name="Default" office:value-type="float" office:value="491.984">
            <text:p>491,984</text:p>
          </table:table-cell>
          <table:table-cell table:style-name="Default" office:value-type="float" office:value="147.227">
            <text:p>147,227</text:p>
          </table:table-cell>
          <table:table-cell table:style-name="Default" office:value-type="float" office:value="1688.1">
            <text:p>1688,1</text:p>
          </table:table-cell>
          <table:table-cell table:style-name="Default" office:value-type="string">
            <text:p>/home/ramiro/Imagens/faces/099.jpg</text:p>
          </table:table-cell>
          <table:table-cell table:formula="of:=IF(AND([.$B101]=[.J$2];[.$I101]&lt;&gt;&quot;&quot;);[.$C101];&quot;&quot;)">
            <text:p/>
          </table:table-cell>
          <table:table-cell table:formula="of:=IF(AND([.$B101]=[.K$2];[.$I101]&lt;&gt;&quot;&quot;);[.$C101];&quot;&quot;)">
            <text:p/>
          </table:table-cell>
          <table:table-cell table:formula="of:=IF(AND([.$B101]=[.L$2];[.$I101]&lt;&gt;&quot;&quot;);[.$C101];&quot;&quot;)">
            <text:p/>
          </table:table-cell>
          <table:table-cell table:formula="of:=IF(AND([.$B101]=[.M$2];[.$I101]&lt;&gt;&quot;&quot;);[.$C101];&quot;&quot;)" office:value-type="float" office:value="12.2379">
            <text:p>12,24</text:p>
          </table:table-cell>
          <table:table-cell table:formula="of:=IF(AND([.$B101]=[.N$2];[.$I101]&lt;&gt;&quot;&quot;);[.$C101];&quot;&quot;)">
            <text:p/>
          </table:table-cell>
          <table:table-cell table:formula="of:=IF(AND([.$B101]=[.O$2];[.$I101]&lt;&gt;&quot;&quot;);[.$C101];&quot;&quot;)">
            <text:p/>
          </table:table-cell>
          <table:table-cell table:style-name="ce11" table:formula="of:=IF(AND([.$B101]=[.P$2];[.$I101]&lt;&gt;&quot;&quot;);[.$E101];&quot;&quot;)">
            <text:p/>
          </table:table-cell>
          <table:table-cell table:style-name="ce11" table:formula="of:=IF(AND([.$B101]=[.Q$2];[.$I101]&lt;&gt;&quot;&quot;);[.$E101];&quot;&quot;)">
            <text:p/>
          </table:table-cell>
          <table:table-cell table:style-name="ce11" table:formula="of:=IF(AND([.$B101]=[.R$2];[.$I101]&lt;&gt;&quot;&quot;);[.$E101];&quot;&quot;)">
            <text:p/>
          </table:table-cell>
          <table:table-cell table:style-name="ce11" table:formula="of:=IF(AND([.$B101]=[.S$2];[.$I101]&lt;&gt;&quot;&quot;);[.$E101];&quot;&quot;)" office:value-type="float" office:value="149.533">
            <text:p>149,53</text:p>
          </table:table-cell>
          <table:table-cell table:style-name="ce11" table:formula="of:=IF(AND([.$B101]=[.T$2];[.$I101]&lt;&gt;&quot;&quot;);[.$E101];&quot;&quot;)">
            <text:p/>
          </table:table-cell>
          <table:table-cell table:style-name="ce11" table:formula="of:=IF(AND([.$B101]=[.U$2];[.$I101]&lt;&gt;&quot;&quot;);[.$E101];&quot;&quot;)">
            <text:p/>
          </table:table-cell>
          <table:table-cell table:style-name="ce17" table:formula="of:=IF(AND([.$B101]=[.V$2];[.$I101]&lt;&gt;&quot;&quot;);[.$G101];&quot;&quot;)">
            <text:p/>
          </table:table-cell>
          <table:table-cell table:style-name="ce17" table:formula="of:=IF(AND([.$B101]=[.W$2];[.$I101]&lt;&gt;&quot;&quot;);[.$G101];&quot;&quot;)">
            <text:p/>
          </table:table-cell>
          <table:table-cell table:style-name="ce17" table:formula="of:=IF(AND([.$B101]=[.X$2];[.$I101]&lt;&gt;&quot;&quot;);[.$G101];&quot;&quot;)">
            <text:p/>
          </table:table-cell>
          <table:table-cell table:style-name="ce17" table:formula="of:=IF(AND([.$B101]=[.Y$2];[.$I101]&lt;&gt;&quot;&quot;);[.$G101];&quot;&quot;)" office:value-type="float" office:value="147.227">
            <text:p>147,23</text:p>
          </table:table-cell>
          <table:table-cell table:style-name="ce17" table:formula="of:=IF(AND([.$B101]=[.Z$2];[.$I101]&lt;&gt;&quot;&quot;);[.$G101];&quot;&quot;)">
            <text:p/>
          </table:table-cell>
          <table:table-cell table:style-name="ce17" table:formula="of:=IF(AND([.$B101]=[.AA$2];[.$I101]&lt;&gt;&quot;&quot;);[.$G10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office:value-type="float" office:value="10.5442">
            <text:p>10,5442</text:p>
          </table:table-cell>
          <table:table-cell table:style-name="Default" office:value-type="float" office:value="11.4279">
            <text:p>11,4279</text:p>
          </table:table-cell>
          <table:table-cell table:style-name="Default" office:value-type="float" office:value="111.063">
            <text:p>111,063</text:p>
          </table:table-cell>
          <table:table-cell table:style-name="Default" office:value-type="float" office:value="2573.17">
            <text:p>2573,17</text:p>
          </table:table-cell>
          <table:table-cell table:style-name="Default" office:value-type="float" office:value="195.921">
            <text:p>195,921</text:p>
          </table:table-cell>
          <table:table-cell table:style-name="Default" office:value-type="float" office:value="2302.49">
            <text:p>2302,49</text:p>
          </table:table-cell>
          <table:table-cell table:style-name="Default" office:value-type="string">
            <text:p>/home/ramiro/Imagens/faces/100.jpg</text:p>
          </table:table-cell>
          <table:table-cell table:formula="of:=IF(AND([.$B102]=[.J$2];[.$I102]&lt;&gt;&quot;&quot;);[.$C102];&quot;&quot;)" office:value-type="float" office:value="10.5442">
            <text:p>10,54</text:p>
          </table:table-cell>
          <table:table-cell table:formula="of:=IF(AND([.$B102]=[.K$2];[.$I102]&lt;&gt;&quot;&quot;);[.$C102];&quot;&quot;)">
            <text:p/>
          </table:table-cell>
          <table:table-cell table:formula="of:=IF(AND([.$B102]=[.L$2];[.$I102]&lt;&gt;&quot;&quot;);[.$C102];&quot;&quot;)">
            <text:p/>
          </table:table-cell>
          <table:table-cell table:formula="of:=IF(AND([.$B102]=[.M$2];[.$I102]&lt;&gt;&quot;&quot;);[.$C102];&quot;&quot;)">
            <text:p/>
          </table:table-cell>
          <table:table-cell table:formula="of:=IF(AND([.$B102]=[.N$2];[.$I102]&lt;&gt;&quot;&quot;);[.$C102];&quot;&quot;)">
            <text:p/>
          </table:table-cell>
          <table:table-cell table:formula="of:=IF(AND([.$B102]=[.O$2];[.$I102]&lt;&gt;&quot;&quot;);[.$C102];&quot;&quot;)">
            <text:p/>
          </table:table-cell>
          <table:table-cell table:style-name="ce11" table:formula="of:=IF(AND([.$B102]=[.P$2];[.$I102]&lt;&gt;&quot;&quot;);[.$E102];&quot;&quot;)" office:value-type="float" office:value="111.063">
            <text:p>111,06</text:p>
          </table:table-cell>
          <table:table-cell table:style-name="ce11" table:formula="of:=IF(AND([.$B102]=[.Q$2];[.$I102]&lt;&gt;&quot;&quot;);[.$E102];&quot;&quot;)">
            <text:p/>
          </table:table-cell>
          <table:table-cell table:style-name="ce11" table:formula="of:=IF(AND([.$B102]=[.R$2];[.$I102]&lt;&gt;&quot;&quot;);[.$E102];&quot;&quot;)">
            <text:p/>
          </table:table-cell>
          <table:table-cell table:style-name="ce11" table:formula="of:=IF(AND([.$B102]=[.S$2];[.$I102]&lt;&gt;&quot;&quot;);[.$E102];&quot;&quot;)">
            <text:p/>
          </table:table-cell>
          <table:table-cell table:style-name="ce11" table:formula="of:=IF(AND([.$B102]=[.T$2];[.$I102]&lt;&gt;&quot;&quot;);[.$E102];&quot;&quot;)">
            <text:p/>
          </table:table-cell>
          <table:table-cell table:style-name="ce11" table:formula="of:=IF(AND([.$B102]=[.U$2];[.$I102]&lt;&gt;&quot;&quot;);[.$E102];&quot;&quot;)">
            <text:p/>
          </table:table-cell>
          <table:table-cell table:style-name="ce17" table:formula="of:=IF(AND([.$B102]=[.V$2];[.$I102]&lt;&gt;&quot;&quot;);[.$G102];&quot;&quot;)" office:value-type="float" office:value="195.921">
            <text:p>195,92</text:p>
          </table:table-cell>
          <table:table-cell table:style-name="ce17" table:formula="of:=IF(AND([.$B102]=[.W$2];[.$I102]&lt;&gt;&quot;&quot;);[.$G102];&quot;&quot;)">
            <text:p/>
          </table:table-cell>
          <table:table-cell table:style-name="ce17" table:formula="of:=IF(AND([.$B102]=[.X$2];[.$I102]&lt;&gt;&quot;&quot;);[.$G102];&quot;&quot;)">
            <text:p/>
          </table:table-cell>
          <table:table-cell table:style-name="ce17" table:formula="of:=IF(AND([.$B102]=[.Y$2];[.$I102]&lt;&gt;&quot;&quot;);[.$G102];&quot;&quot;)">
            <text:p/>
          </table:table-cell>
          <table:table-cell table:style-name="ce17" table:formula="of:=IF(AND([.$B102]=[.Z$2];[.$I102]&lt;&gt;&quot;&quot;);[.$G102];&quot;&quot;)">
            <text:p/>
          </table:table-cell>
          <table:table-cell table:style-name="ce17" table:formula="of:=IF(AND([.$B102]=[.AA$2];[.$I102]&lt;&gt;&quot;&quot;);[.$G10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3" office:value-type="float" office:value="10.7886">
            <text:p>10,7886</text:p>
          </table:table-cell>
          <table:table-cell table:style-name="Default" office:value-type="float" office:value="6.1673">
            <text:p>6,1673</text:p>
          </table:table-cell>
          <table:table-cell table:style-name="Default" office:value-type="float" office:value="118.888">
            <text:p>118,888</text:p>
          </table:table-cell>
          <table:table-cell table:style-name="Default" office:value-type="float" office:value="821.19">
            <text:p>821,19</text:p>
          </table:table-cell>
          <table:table-cell table:style-name="Default" office:value-type="float" office:value="178.245">
            <text:p>178,245</text:p>
          </table:table-cell>
          <table:table-cell table:style-name="Default" office:value-type="float" office:value="3529.88">
            <text:p>3529,88</text:p>
          </table:table-cell>
          <table:table-cell table:style-name="Default" office:value-type="string">
            <text:p>/home/ramiro/Imagens/faces/101.jpg</text:p>
          </table:table-cell>
          <table:table-cell table:formula="of:=IF(AND([.$B103]=[.J$2];[.$I103]&lt;&gt;&quot;&quot;);[.$C103];&quot;&quot;)" office:value-type="float" office:value="10.7886">
            <text:p>10,79</text:p>
          </table:table-cell>
          <table:table-cell table:formula="of:=IF(AND([.$B103]=[.K$2];[.$I103]&lt;&gt;&quot;&quot;);[.$C103];&quot;&quot;)">
            <text:p/>
          </table:table-cell>
          <table:table-cell table:formula="of:=IF(AND([.$B103]=[.L$2];[.$I103]&lt;&gt;&quot;&quot;);[.$C103];&quot;&quot;)">
            <text:p/>
          </table:table-cell>
          <table:table-cell table:formula="of:=IF(AND([.$B103]=[.M$2];[.$I103]&lt;&gt;&quot;&quot;);[.$C103];&quot;&quot;)">
            <text:p/>
          </table:table-cell>
          <table:table-cell table:formula="of:=IF(AND([.$B103]=[.N$2];[.$I103]&lt;&gt;&quot;&quot;);[.$C103];&quot;&quot;)">
            <text:p/>
          </table:table-cell>
          <table:table-cell table:formula="of:=IF(AND([.$B103]=[.O$2];[.$I103]&lt;&gt;&quot;&quot;);[.$C103];&quot;&quot;)">
            <text:p/>
          </table:table-cell>
          <table:table-cell table:style-name="ce11" table:formula="of:=IF(AND([.$B103]=[.P$2];[.$I103]&lt;&gt;&quot;&quot;);[.$E103];&quot;&quot;)" office:value-type="float" office:value="118.888">
            <text:p>118,89</text:p>
          </table:table-cell>
          <table:table-cell table:style-name="ce11" table:formula="of:=IF(AND([.$B103]=[.Q$2];[.$I103]&lt;&gt;&quot;&quot;);[.$E103];&quot;&quot;)">
            <text:p/>
          </table:table-cell>
          <table:table-cell table:style-name="ce11" table:formula="of:=IF(AND([.$B103]=[.R$2];[.$I103]&lt;&gt;&quot;&quot;);[.$E103];&quot;&quot;)">
            <text:p/>
          </table:table-cell>
          <table:table-cell table:style-name="ce11" table:formula="of:=IF(AND([.$B103]=[.S$2];[.$I103]&lt;&gt;&quot;&quot;);[.$E103];&quot;&quot;)">
            <text:p/>
          </table:table-cell>
          <table:table-cell table:style-name="ce11" table:formula="of:=IF(AND([.$B103]=[.T$2];[.$I103]&lt;&gt;&quot;&quot;);[.$E103];&quot;&quot;)">
            <text:p/>
          </table:table-cell>
          <table:table-cell table:style-name="ce11" table:formula="of:=IF(AND([.$B103]=[.U$2];[.$I103]&lt;&gt;&quot;&quot;);[.$E103];&quot;&quot;)">
            <text:p/>
          </table:table-cell>
          <table:table-cell table:style-name="ce17" table:formula="of:=IF(AND([.$B103]=[.V$2];[.$I103]&lt;&gt;&quot;&quot;);[.$G103];&quot;&quot;)" office:value-type="float" office:value="178.245">
            <text:p>178,25</text:p>
          </table:table-cell>
          <table:table-cell table:style-name="ce17" table:formula="of:=IF(AND([.$B103]=[.W$2];[.$I103]&lt;&gt;&quot;&quot;);[.$G103];&quot;&quot;)">
            <text:p/>
          </table:table-cell>
          <table:table-cell table:style-name="ce17" table:formula="of:=IF(AND([.$B103]=[.X$2];[.$I103]&lt;&gt;&quot;&quot;);[.$G103];&quot;&quot;)">
            <text:p/>
          </table:table-cell>
          <table:table-cell table:style-name="ce17" table:formula="of:=IF(AND([.$B103]=[.Y$2];[.$I103]&lt;&gt;&quot;&quot;);[.$G103];&quot;&quot;)">
            <text:p/>
          </table:table-cell>
          <table:table-cell table:style-name="ce17" table:formula="of:=IF(AND([.$B103]=[.Z$2];[.$I103]&lt;&gt;&quot;&quot;);[.$G103];&quot;&quot;)">
            <text:p/>
          </table:table-cell>
          <table:table-cell table:style-name="ce17" table:formula="of:=IF(AND([.$B103]=[.AA$2];[.$I103]&lt;&gt;&quot;&quot;);[.$G10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4]=[.J$2];[.$I104]&lt;&gt;&quot;&quot;);[.$C104];&quot;&quot;)">
            <text:p/>
          </table:table-cell>
          <table:table-cell table:formula="of:=IF(AND([.$B104]=[.K$2];[.$I104]&lt;&gt;&quot;&quot;);[.$C104];&quot;&quot;)">
            <text:p/>
          </table:table-cell>
          <table:table-cell table:formula="of:=IF(AND([.$B104]=[.L$2];[.$I104]&lt;&gt;&quot;&quot;);[.$C104];&quot;&quot;)">
            <text:p/>
          </table:table-cell>
          <table:table-cell table:formula="of:=IF(AND([.$B104]=[.M$2];[.$I104]&lt;&gt;&quot;&quot;);[.$C104];&quot;&quot;)">
            <text:p/>
          </table:table-cell>
          <table:table-cell table:formula="of:=IF(AND([.$B104]=[.N$2];[.$I104]&lt;&gt;&quot;&quot;);[.$C104];&quot;&quot;)">
            <text:p/>
          </table:table-cell>
          <table:table-cell table:formula="of:=IF(AND([.$B104]=[.O$2];[.$I104]&lt;&gt;&quot;&quot;);[.$C104];&quot;&quot;)">
            <text:p/>
          </table:table-cell>
          <table:table-cell table:style-name="ce11" table:formula="of:=IF(AND([.$B104]=[.P$2];[.$I104]&lt;&gt;&quot;&quot;);[.$E104];&quot;&quot;)">
            <text:p/>
          </table:table-cell>
          <table:table-cell table:style-name="ce11" table:formula="of:=IF(AND([.$B104]=[.Q$2];[.$I104]&lt;&gt;&quot;&quot;);[.$E104];&quot;&quot;)">
            <text:p/>
          </table:table-cell>
          <table:table-cell table:style-name="ce11" table:formula="of:=IF(AND([.$B104]=[.R$2];[.$I104]&lt;&gt;&quot;&quot;);[.$E104];&quot;&quot;)">
            <text:p/>
          </table:table-cell>
          <table:table-cell table:style-name="ce11" table:formula="of:=IF(AND([.$B104]=[.S$2];[.$I104]&lt;&gt;&quot;&quot;);[.$E104];&quot;&quot;)">
            <text:p/>
          </table:table-cell>
          <table:table-cell table:style-name="ce11" table:formula="of:=IF(AND([.$B104]=[.T$2];[.$I104]&lt;&gt;&quot;&quot;);[.$E104];&quot;&quot;)">
            <text:p/>
          </table:table-cell>
          <table:table-cell table:style-name="ce11" table:formula="of:=IF(AND([.$B104]=[.U$2];[.$I104]&lt;&gt;&quot;&quot;);[.$E104];&quot;&quot;)">
            <text:p/>
          </table:table-cell>
          <table:table-cell table:style-name="ce17" table:formula="of:=IF(AND([.$B104]=[.V$2];[.$I104]&lt;&gt;&quot;&quot;);[.$G104];&quot;&quot;)">
            <text:p/>
          </table:table-cell>
          <table:table-cell table:style-name="ce17" table:formula="of:=IF(AND([.$B104]=[.W$2];[.$I104]&lt;&gt;&quot;&quot;);[.$G104];&quot;&quot;)">
            <text:p/>
          </table:table-cell>
          <table:table-cell table:style-name="ce17" table:formula="of:=IF(AND([.$B104]=[.X$2];[.$I104]&lt;&gt;&quot;&quot;);[.$G104];&quot;&quot;)">
            <text:p/>
          </table:table-cell>
          <table:table-cell table:style-name="ce17" table:formula="of:=IF(AND([.$B104]=[.Y$2];[.$I104]&lt;&gt;&quot;&quot;);[.$G104];&quot;&quot;)">
            <text:p/>
          </table:table-cell>
          <table:table-cell table:style-name="ce17" table:formula="of:=IF(AND([.$B104]=[.Z$2];[.$I104]&lt;&gt;&quot;&quot;);[.$G104];&quot;&quot;)">
            <text:p/>
          </table:table-cell>
          <table:table-cell table:style-name="ce17" table:formula="of:=IF(AND([.$B104]=[.AA$2];[.$I104]&lt;&gt;&quot;&quot;);[.$G10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Default" office:value-type="float" office:value="9.96724">
            <text:p>9,96724</text:p>
          </table:table-cell>
          <table:table-cell table:style-name="Default" office:value-type="float" office:value="6.29225">
            <text:p>6,29225</text:p>
          </table:table-cell>
          <table:table-cell table:style-name="Default" office:value-type="float" office:value="109.59">
            <text:p>109,59</text:p>
          </table:table-cell>
          <table:table-cell table:style-name="Default" office:value-type="float" office:value="1142.73">
            <text:p>1142,73</text:p>
          </table:table-cell>
          <table:table-cell table:style-name="Default" office:value-type="float" office:value="138.437">
            <text:p>138,437</text:p>
          </table:table-cell>
          <table:table-cell table:style-name="Default" office:value-type="float" office:value="5857.19">
            <text:p>5857,19</text:p>
          </table:table-cell>
          <table:table-cell table:style-name="Default" office:value-type="string">
            <text:p>/home/ramiro/Imagens/faces/103.jpg</text:p>
          </table:table-cell>
          <table:table-cell table:formula="of:=IF(AND([.$B105]=[.J$2];[.$I105]&lt;&gt;&quot;&quot;);[.$C105];&quot;&quot;)" office:value-type="float" office:value="9.96724">
            <text:p>9,97</text:p>
          </table:table-cell>
          <table:table-cell table:formula="of:=IF(AND([.$B105]=[.K$2];[.$I105]&lt;&gt;&quot;&quot;);[.$C105];&quot;&quot;)">
            <text:p/>
          </table:table-cell>
          <table:table-cell table:formula="of:=IF(AND([.$B105]=[.L$2];[.$I105]&lt;&gt;&quot;&quot;);[.$C105];&quot;&quot;)">
            <text:p/>
          </table:table-cell>
          <table:table-cell table:formula="of:=IF(AND([.$B105]=[.M$2];[.$I105]&lt;&gt;&quot;&quot;);[.$C105];&quot;&quot;)">
            <text:p/>
          </table:table-cell>
          <table:table-cell table:formula="of:=IF(AND([.$B105]=[.N$2];[.$I105]&lt;&gt;&quot;&quot;);[.$C105];&quot;&quot;)">
            <text:p/>
          </table:table-cell>
          <table:table-cell table:formula="of:=IF(AND([.$B105]=[.O$2];[.$I105]&lt;&gt;&quot;&quot;);[.$C105];&quot;&quot;)">
            <text:p/>
          </table:table-cell>
          <table:table-cell table:style-name="ce11" table:formula="of:=IF(AND([.$B105]=[.P$2];[.$I105]&lt;&gt;&quot;&quot;);[.$E105];&quot;&quot;)" office:value-type="float" office:value="109.59">
            <text:p>109,59</text:p>
          </table:table-cell>
          <table:table-cell table:style-name="ce11" table:formula="of:=IF(AND([.$B105]=[.Q$2];[.$I105]&lt;&gt;&quot;&quot;);[.$E105];&quot;&quot;)">
            <text:p/>
          </table:table-cell>
          <table:table-cell table:style-name="ce11" table:formula="of:=IF(AND([.$B105]=[.R$2];[.$I105]&lt;&gt;&quot;&quot;);[.$E105];&quot;&quot;)">
            <text:p/>
          </table:table-cell>
          <table:table-cell table:style-name="ce11" table:formula="of:=IF(AND([.$B105]=[.S$2];[.$I105]&lt;&gt;&quot;&quot;);[.$E105];&quot;&quot;)">
            <text:p/>
          </table:table-cell>
          <table:table-cell table:style-name="ce11" table:formula="of:=IF(AND([.$B105]=[.T$2];[.$I105]&lt;&gt;&quot;&quot;);[.$E105];&quot;&quot;)">
            <text:p/>
          </table:table-cell>
          <table:table-cell table:style-name="ce11" table:formula="of:=IF(AND([.$B105]=[.U$2];[.$I105]&lt;&gt;&quot;&quot;);[.$E105];&quot;&quot;)">
            <text:p/>
          </table:table-cell>
          <table:table-cell table:style-name="ce17" table:formula="of:=IF(AND([.$B105]=[.V$2];[.$I105]&lt;&gt;&quot;&quot;);[.$G105];&quot;&quot;)" office:value-type="float" office:value="138.437">
            <text:p>138,44</text:p>
          </table:table-cell>
          <table:table-cell table:style-name="ce17" table:formula="of:=IF(AND([.$B105]=[.W$2];[.$I105]&lt;&gt;&quot;&quot;);[.$G105];&quot;&quot;)">
            <text:p/>
          </table:table-cell>
          <table:table-cell table:style-name="ce17" table:formula="of:=IF(AND([.$B105]=[.X$2];[.$I105]&lt;&gt;&quot;&quot;);[.$G105];&quot;&quot;)">
            <text:p/>
          </table:table-cell>
          <table:table-cell table:style-name="ce17" table:formula="of:=IF(AND([.$B105]=[.Y$2];[.$I105]&lt;&gt;&quot;&quot;);[.$G105];&quot;&quot;)">
            <text:p/>
          </table:table-cell>
          <table:table-cell table:style-name="ce17" table:formula="of:=IF(AND([.$B105]=[.Z$2];[.$I105]&lt;&gt;&quot;&quot;);[.$G105];&quot;&quot;)">
            <text:p/>
          </table:table-cell>
          <table:table-cell table:style-name="ce17" table:formula="of:=IF(AND([.$B105]=[.AA$2];[.$I105]&lt;&gt;&quot;&quot;);[.$G10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Default" office:value-type="float" office:value="12.1463">
            <text:p>12,1463</text:p>
          </table:table-cell>
          <table:table-cell table:style-name="Default" office:value-type="float" office:value="5.99198">
            <text:p>5,99198</text:p>
          </table:table-cell>
          <table:table-cell table:style-name="Default" office:value-type="float" office:value="121.046">
            <text:p>121,046</text:p>
          </table:table-cell>
          <table:table-cell table:style-name="Default" office:value-type="float" office:value="2989.87">
            <text:p>2989,87</text:p>
          </table:table-cell>
          <table:table-cell table:style-name="Default" office:value-type="float" office:value="174.351">
            <text:p>174,351</text:p>
          </table:table-cell>
          <table:table-cell table:style-name="Default" office:value-type="float" office:value="1728.98">
            <text:p>1728,98</text:p>
          </table:table-cell>
          <table:table-cell table:style-name="Default" office:value-type="string">
            <text:p>/home/ramiro/Imagens/faces/104.jpg</text:p>
          </table:table-cell>
          <table:table-cell table:formula="of:=IF(AND([.$B106]=[.J$2];[.$I106]&lt;&gt;&quot;&quot;);[.$C106];&quot;&quot;)" office:value-type="float" office:value="12.1463">
            <text:p>12,15</text:p>
          </table:table-cell>
          <table:table-cell table:formula="of:=IF(AND([.$B106]=[.K$2];[.$I106]&lt;&gt;&quot;&quot;);[.$C106];&quot;&quot;)">
            <text:p/>
          </table:table-cell>
          <table:table-cell table:formula="of:=IF(AND([.$B106]=[.L$2];[.$I106]&lt;&gt;&quot;&quot;);[.$C106];&quot;&quot;)">
            <text:p/>
          </table:table-cell>
          <table:table-cell table:formula="of:=IF(AND([.$B106]=[.M$2];[.$I106]&lt;&gt;&quot;&quot;);[.$C106];&quot;&quot;)">
            <text:p/>
          </table:table-cell>
          <table:table-cell table:formula="of:=IF(AND([.$B106]=[.N$2];[.$I106]&lt;&gt;&quot;&quot;);[.$C106];&quot;&quot;)">
            <text:p/>
          </table:table-cell>
          <table:table-cell table:formula="of:=IF(AND([.$B106]=[.O$2];[.$I106]&lt;&gt;&quot;&quot;);[.$C106];&quot;&quot;)">
            <text:p/>
          </table:table-cell>
          <table:table-cell table:style-name="ce11" table:formula="of:=IF(AND([.$B106]=[.P$2];[.$I106]&lt;&gt;&quot;&quot;);[.$E106];&quot;&quot;)" office:value-type="float" office:value="121.046">
            <text:p>121,05</text:p>
          </table:table-cell>
          <table:table-cell table:style-name="ce11" table:formula="of:=IF(AND([.$B106]=[.Q$2];[.$I106]&lt;&gt;&quot;&quot;);[.$E106];&quot;&quot;)">
            <text:p/>
          </table:table-cell>
          <table:table-cell table:style-name="ce11" table:formula="of:=IF(AND([.$B106]=[.R$2];[.$I106]&lt;&gt;&quot;&quot;);[.$E106];&quot;&quot;)">
            <text:p/>
          </table:table-cell>
          <table:table-cell table:style-name="ce11" table:formula="of:=IF(AND([.$B106]=[.S$2];[.$I106]&lt;&gt;&quot;&quot;);[.$E106];&quot;&quot;)">
            <text:p/>
          </table:table-cell>
          <table:table-cell table:style-name="ce11" table:formula="of:=IF(AND([.$B106]=[.T$2];[.$I106]&lt;&gt;&quot;&quot;);[.$E106];&quot;&quot;)">
            <text:p/>
          </table:table-cell>
          <table:table-cell table:style-name="ce11" table:formula="of:=IF(AND([.$B106]=[.U$2];[.$I106]&lt;&gt;&quot;&quot;);[.$E106];&quot;&quot;)">
            <text:p/>
          </table:table-cell>
          <table:table-cell table:style-name="ce17" table:formula="of:=IF(AND([.$B106]=[.V$2];[.$I106]&lt;&gt;&quot;&quot;);[.$G106];&quot;&quot;)" office:value-type="float" office:value="174.351">
            <text:p>174,35</text:p>
          </table:table-cell>
          <table:table-cell table:style-name="ce17" table:formula="of:=IF(AND([.$B106]=[.W$2];[.$I106]&lt;&gt;&quot;&quot;);[.$G106];&quot;&quot;)">
            <text:p/>
          </table:table-cell>
          <table:table-cell table:style-name="ce17" table:formula="of:=IF(AND([.$B106]=[.X$2];[.$I106]&lt;&gt;&quot;&quot;);[.$G106];&quot;&quot;)">
            <text:p/>
          </table:table-cell>
          <table:table-cell table:style-name="ce17" table:formula="of:=IF(AND([.$B106]=[.Y$2];[.$I106]&lt;&gt;&quot;&quot;);[.$G106];&quot;&quot;)">
            <text:p/>
          </table:table-cell>
          <table:table-cell table:style-name="ce17" table:formula="of:=IF(AND([.$B106]=[.Z$2];[.$I106]&lt;&gt;&quot;&quot;);[.$G106];&quot;&quot;)">
            <text:p/>
          </table:table-cell>
          <table:table-cell table:style-name="ce17" table:formula="of:=IF(AND([.$B106]=[.AA$2];[.$I106]&lt;&gt;&quot;&quot;);[.$G10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Default" office:value-type="float" office:value="6.71525">
            <text:p>6,71525</text:p>
          </table:table-cell>
          <table:table-cell table:style-name="Default" office:value-type="float" office:value="2.47181">
            <text:p>2,47181</text:p>
          </table:table-cell>
          <table:table-cell table:style-name="Default" office:value-type="float" office:value="121.27">
            <text:p>121,27</text:p>
          </table:table-cell>
          <table:table-cell table:style-name="Default" office:value-type="float" office:value="395.982">
            <text:p>395,982</text:p>
          </table:table-cell>
          <table:table-cell table:style-name="Default" office:value-type="float" office:value="155.245">
            <text:p>155,245</text:p>
          </table:table-cell>
          <table:table-cell table:style-name="Default" office:value-type="float" office:value="1203.39">
            <text:p>1203,39</text:p>
          </table:table-cell>
          <table:table-cell table:style-name="Default" office:value-type="string">
            <text:p>/home/ramiro/Imagens/faces/105.jpg</text:p>
          </table:table-cell>
          <table:table-cell table:formula="of:=IF(AND([.$B107]=[.J$2];[.$I107]&lt;&gt;&quot;&quot;);[.$C107];&quot;&quot;)">
            <text:p/>
          </table:table-cell>
          <table:table-cell table:formula="of:=IF(AND([.$B107]=[.K$2];[.$I107]&lt;&gt;&quot;&quot;);[.$C107];&quot;&quot;)">
            <text:p/>
          </table:table-cell>
          <table:table-cell table:formula="of:=IF(AND([.$B107]=[.L$2];[.$I107]&lt;&gt;&quot;&quot;);[.$C107];&quot;&quot;)" office:value-type="float" office:value="6.71525">
            <text:p>6,72</text:p>
          </table:table-cell>
          <table:table-cell table:formula="of:=IF(AND([.$B107]=[.M$2];[.$I107]&lt;&gt;&quot;&quot;);[.$C107];&quot;&quot;)">
            <text:p/>
          </table:table-cell>
          <table:table-cell table:formula="of:=IF(AND([.$B107]=[.N$2];[.$I107]&lt;&gt;&quot;&quot;);[.$C107];&quot;&quot;)">
            <text:p/>
          </table:table-cell>
          <table:table-cell table:formula="of:=IF(AND([.$B107]=[.O$2];[.$I107]&lt;&gt;&quot;&quot;);[.$C107];&quot;&quot;)">
            <text:p/>
          </table:table-cell>
          <table:table-cell table:style-name="ce11" table:formula="of:=IF(AND([.$B107]=[.P$2];[.$I107]&lt;&gt;&quot;&quot;);[.$E107];&quot;&quot;)">
            <text:p/>
          </table:table-cell>
          <table:table-cell table:style-name="ce11" table:formula="of:=IF(AND([.$B107]=[.Q$2];[.$I107]&lt;&gt;&quot;&quot;);[.$E107];&quot;&quot;)">
            <text:p/>
          </table:table-cell>
          <table:table-cell table:style-name="ce11" table:formula="of:=IF(AND([.$B107]=[.R$2];[.$I107]&lt;&gt;&quot;&quot;);[.$E107];&quot;&quot;)" office:value-type="float" office:value="121.27">
            <text:p>121,27</text:p>
          </table:table-cell>
          <table:table-cell table:style-name="ce11" table:formula="of:=IF(AND([.$B107]=[.S$2];[.$I107]&lt;&gt;&quot;&quot;);[.$E107];&quot;&quot;)">
            <text:p/>
          </table:table-cell>
          <table:table-cell table:style-name="ce11" table:formula="of:=IF(AND([.$B107]=[.T$2];[.$I107]&lt;&gt;&quot;&quot;);[.$E107];&quot;&quot;)">
            <text:p/>
          </table:table-cell>
          <table:table-cell table:style-name="ce11" table:formula="of:=IF(AND([.$B107]=[.U$2];[.$I107]&lt;&gt;&quot;&quot;);[.$E107];&quot;&quot;)">
            <text:p/>
          </table:table-cell>
          <table:table-cell table:style-name="ce17" table:formula="of:=IF(AND([.$B107]=[.V$2];[.$I107]&lt;&gt;&quot;&quot;);[.$G107];&quot;&quot;)">
            <text:p/>
          </table:table-cell>
          <table:table-cell table:style-name="ce17" table:formula="of:=IF(AND([.$B107]=[.W$2];[.$I107]&lt;&gt;&quot;&quot;);[.$G107];&quot;&quot;)">
            <text:p/>
          </table:table-cell>
          <table:table-cell table:style-name="ce17" table:formula="of:=IF(AND([.$B107]=[.X$2];[.$I107]&lt;&gt;&quot;&quot;);[.$G107];&quot;&quot;)" office:value-type="float" office:value="155.245">
            <text:p>155,25</text:p>
          </table:table-cell>
          <table:table-cell table:style-name="ce17" table:formula="of:=IF(AND([.$B107]=[.Y$2];[.$I107]&lt;&gt;&quot;&quot;);[.$G107];&quot;&quot;)">
            <text:p/>
          </table:table-cell>
          <table:table-cell table:style-name="ce17" table:formula="of:=IF(AND([.$B107]=[.Z$2];[.$I107]&lt;&gt;&quot;&quot;);[.$G107];&quot;&quot;)">
            <text:p/>
          </table:table-cell>
          <table:table-cell table:style-name="ce17" table:formula="of:=IF(AND([.$B107]=[.AA$2];[.$I107]&lt;&gt;&quot;&quot;);[.$G107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Default" office:value-type="float" office:value="10.8687">
            <text:p>10,8687</text:p>
          </table:table-cell>
          <table:table-cell table:style-name="Default" office:value-type="float" office:value="9.17036">
            <text:p>9,17036</text:p>
          </table:table-cell>
          <table:table-cell table:style-name="Default" office:value-type="float" office:value="117.239">
            <text:p>117,239</text:p>
          </table:table-cell>
          <table:table-cell table:style-name="Default" office:value-type="float" office:value="519.435">
            <text:p>519,435</text:p>
          </table:table-cell>
          <table:table-cell table:style-name="Default" office:value-type="float" office:value="174.43">
            <text:p>174,43</text:p>
          </table:table-cell>
          <table:table-cell table:style-name="Default" office:value-type="float" office:value="2250.82">
            <text:p>2250,82</text:p>
          </table:table-cell>
          <table:table-cell table:style-name="Default" office:value-type="string">
            <text:p>/home/ramiro/Imagens/faces/106.jpg</text:p>
          </table:table-cell>
          <table:table-cell table:formula="of:=IF(AND([.$B108]=[.J$2];[.$I108]&lt;&gt;&quot;&quot;);[.$C108];&quot;&quot;)" office:value-type="float" office:value="10.8687">
            <text:p>10,87</text:p>
          </table:table-cell>
          <table:table-cell table:formula="of:=IF(AND([.$B108]=[.K$2];[.$I108]&lt;&gt;&quot;&quot;);[.$C108];&quot;&quot;)">
            <text:p/>
          </table:table-cell>
          <table:table-cell table:formula="of:=IF(AND([.$B108]=[.L$2];[.$I108]&lt;&gt;&quot;&quot;);[.$C108];&quot;&quot;)">
            <text:p/>
          </table:table-cell>
          <table:table-cell table:formula="of:=IF(AND([.$B108]=[.M$2];[.$I108]&lt;&gt;&quot;&quot;);[.$C108];&quot;&quot;)">
            <text:p/>
          </table:table-cell>
          <table:table-cell table:formula="of:=IF(AND([.$B108]=[.N$2];[.$I108]&lt;&gt;&quot;&quot;);[.$C108];&quot;&quot;)">
            <text:p/>
          </table:table-cell>
          <table:table-cell table:formula="of:=IF(AND([.$B108]=[.O$2];[.$I108]&lt;&gt;&quot;&quot;);[.$C108];&quot;&quot;)">
            <text:p/>
          </table:table-cell>
          <table:table-cell table:style-name="ce11" table:formula="of:=IF(AND([.$B108]=[.P$2];[.$I108]&lt;&gt;&quot;&quot;);[.$E108];&quot;&quot;)" office:value-type="float" office:value="117.239">
            <text:p>117,24</text:p>
          </table:table-cell>
          <table:table-cell table:style-name="ce11" table:formula="of:=IF(AND([.$B108]=[.Q$2];[.$I108]&lt;&gt;&quot;&quot;);[.$E108];&quot;&quot;)">
            <text:p/>
          </table:table-cell>
          <table:table-cell table:style-name="ce11" table:formula="of:=IF(AND([.$B108]=[.R$2];[.$I108]&lt;&gt;&quot;&quot;);[.$E108];&quot;&quot;)">
            <text:p/>
          </table:table-cell>
          <table:table-cell table:style-name="ce11" table:formula="of:=IF(AND([.$B108]=[.S$2];[.$I108]&lt;&gt;&quot;&quot;);[.$E108];&quot;&quot;)">
            <text:p/>
          </table:table-cell>
          <table:table-cell table:style-name="ce11" table:formula="of:=IF(AND([.$B108]=[.T$2];[.$I108]&lt;&gt;&quot;&quot;);[.$E108];&quot;&quot;)">
            <text:p/>
          </table:table-cell>
          <table:table-cell table:style-name="ce11" table:formula="of:=IF(AND([.$B108]=[.U$2];[.$I108]&lt;&gt;&quot;&quot;);[.$E108];&quot;&quot;)">
            <text:p/>
          </table:table-cell>
          <table:table-cell table:style-name="ce17" table:formula="of:=IF(AND([.$B108]=[.V$2];[.$I108]&lt;&gt;&quot;&quot;);[.$G108];&quot;&quot;)" office:value-type="float" office:value="174.43">
            <text:p>174,43</text:p>
          </table:table-cell>
          <table:table-cell table:style-name="ce17" table:formula="of:=IF(AND([.$B108]=[.W$2];[.$I108]&lt;&gt;&quot;&quot;);[.$G108];&quot;&quot;)">
            <text:p/>
          </table:table-cell>
          <table:table-cell table:style-name="ce17" table:formula="of:=IF(AND([.$B108]=[.X$2];[.$I108]&lt;&gt;&quot;&quot;);[.$G108];&quot;&quot;)">
            <text:p/>
          </table:table-cell>
          <table:table-cell table:style-name="ce17" table:formula="of:=IF(AND([.$B108]=[.Y$2];[.$I108]&lt;&gt;&quot;&quot;);[.$G108];&quot;&quot;)">
            <text:p/>
          </table:table-cell>
          <table:table-cell table:style-name="ce17" table:formula="of:=IF(AND([.$B108]=[.Z$2];[.$I108]&lt;&gt;&quot;&quot;);[.$G108];&quot;&quot;)">
            <text:p/>
          </table:table-cell>
          <table:table-cell table:style-name="ce17" table:formula="of:=IF(AND([.$B108]=[.AA$2];[.$I108]&lt;&gt;&quot;&quot;);[.$G10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9]=[.J$2];[.$I109]&lt;&gt;&quot;&quot;);[.$C109];&quot;&quot;)">
            <text:p/>
          </table:table-cell>
          <table:table-cell table:formula="of:=IF(AND([.$B109]=[.K$2];[.$I109]&lt;&gt;&quot;&quot;);[.$C109];&quot;&quot;)">
            <text:p/>
          </table:table-cell>
          <table:table-cell table:formula="of:=IF(AND([.$B109]=[.L$2];[.$I109]&lt;&gt;&quot;&quot;);[.$C109];&quot;&quot;)">
            <text:p/>
          </table:table-cell>
          <table:table-cell table:formula="of:=IF(AND([.$B109]=[.M$2];[.$I109]&lt;&gt;&quot;&quot;);[.$C109];&quot;&quot;)">
            <text:p/>
          </table:table-cell>
          <table:table-cell table:formula="of:=IF(AND([.$B109]=[.N$2];[.$I109]&lt;&gt;&quot;&quot;);[.$C109];&quot;&quot;)">
            <text:p/>
          </table:table-cell>
          <table:table-cell table:formula="of:=IF(AND([.$B109]=[.O$2];[.$I109]&lt;&gt;&quot;&quot;);[.$C109];&quot;&quot;)">
            <text:p/>
          </table:table-cell>
          <table:table-cell table:style-name="ce11" table:formula="of:=IF(AND([.$B109]=[.P$2];[.$I109]&lt;&gt;&quot;&quot;);[.$E109];&quot;&quot;)">
            <text:p/>
          </table:table-cell>
          <table:table-cell table:style-name="ce11" table:formula="of:=IF(AND([.$B109]=[.Q$2];[.$I109]&lt;&gt;&quot;&quot;);[.$E109];&quot;&quot;)">
            <text:p/>
          </table:table-cell>
          <table:table-cell table:style-name="ce11" table:formula="of:=IF(AND([.$B109]=[.R$2];[.$I109]&lt;&gt;&quot;&quot;);[.$E109];&quot;&quot;)">
            <text:p/>
          </table:table-cell>
          <table:table-cell table:style-name="ce11" table:formula="of:=IF(AND([.$B109]=[.S$2];[.$I109]&lt;&gt;&quot;&quot;);[.$E109];&quot;&quot;)">
            <text:p/>
          </table:table-cell>
          <table:table-cell table:style-name="ce11" table:formula="of:=IF(AND([.$B109]=[.T$2];[.$I109]&lt;&gt;&quot;&quot;);[.$E109];&quot;&quot;)">
            <text:p/>
          </table:table-cell>
          <table:table-cell table:style-name="ce11" table:formula="of:=IF(AND([.$B109]=[.U$2];[.$I109]&lt;&gt;&quot;&quot;);[.$E109];&quot;&quot;)">
            <text:p/>
          </table:table-cell>
          <table:table-cell table:style-name="ce17" table:formula="of:=IF(AND([.$B109]=[.V$2];[.$I109]&lt;&gt;&quot;&quot;);[.$G109];&quot;&quot;)">
            <text:p/>
          </table:table-cell>
          <table:table-cell table:style-name="ce17" table:formula="of:=IF(AND([.$B109]=[.W$2];[.$I109]&lt;&gt;&quot;&quot;);[.$G109];&quot;&quot;)">
            <text:p/>
          </table:table-cell>
          <table:table-cell table:style-name="ce17" table:formula="of:=IF(AND([.$B109]=[.X$2];[.$I109]&lt;&gt;&quot;&quot;);[.$G109];&quot;&quot;)">
            <text:p/>
          </table:table-cell>
          <table:table-cell table:style-name="ce17" table:formula="of:=IF(AND([.$B109]=[.Y$2];[.$I109]&lt;&gt;&quot;&quot;);[.$G109];&quot;&quot;)">
            <text:p/>
          </table:table-cell>
          <table:table-cell table:style-name="ce17" table:formula="of:=IF(AND([.$B109]=[.Z$2];[.$I109]&lt;&gt;&quot;&quot;);[.$G109];&quot;&quot;)">
            <text:p/>
          </table:table-cell>
          <table:table-cell table:style-name="ce17" table:formula="of:=IF(AND([.$B109]=[.AA$2];[.$I109]&lt;&gt;&quot;&quot;);[.$G10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Default" office:value-type="float" office:value="8.12679">
            <text:p>8,12679</text:p>
          </table:table-cell>
          <table:table-cell table:style-name="Default" office:value-type="float" office:value="8.46161">
            <text:p>8,46161</text:p>
          </table:table-cell>
          <table:table-cell table:style-name="Default" office:value-type="float" office:value="99.7743">
            <text:p>99,7743</text:p>
          </table:table-cell>
          <table:table-cell table:style-name="Default" office:value-type="float" office:value="783.518">
            <text:p>783,518</text:p>
          </table:table-cell>
          <table:table-cell table:style-name="Default" office:value-type="float" office:value="152.006">
            <text:p>152,006</text:p>
          </table:table-cell>
          <table:table-cell table:style-name="Default" office:value-type="float" office:value="2849.85">
            <text:p>2849,85</text:p>
          </table:table-cell>
          <table:table-cell table:style-name="Default" office:value-type="string">
            <text:p>/home/ramiro/Imagens/faces/108.jpg</text:p>
          </table:table-cell>
          <table:table-cell table:formula="of:=IF(AND([.$B110]=[.J$2];[.$I110]&lt;&gt;&quot;&quot;);[.$C110];&quot;&quot;)" office:value-type="float" office:value="8.12679">
            <text:p>8,13</text:p>
          </table:table-cell>
          <table:table-cell table:formula="of:=IF(AND([.$B110]=[.K$2];[.$I110]&lt;&gt;&quot;&quot;);[.$C110];&quot;&quot;)">
            <text:p/>
          </table:table-cell>
          <table:table-cell table:formula="of:=IF(AND([.$B110]=[.L$2];[.$I110]&lt;&gt;&quot;&quot;);[.$C110];&quot;&quot;)">
            <text:p/>
          </table:table-cell>
          <table:table-cell table:formula="of:=IF(AND([.$B110]=[.M$2];[.$I110]&lt;&gt;&quot;&quot;);[.$C110];&quot;&quot;)">
            <text:p/>
          </table:table-cell>
          <table:table-cell table:formula="of:=IF(AND([.$B110]=[.N$2];[.$I110]&lt;&gt;&quot;&quot;);[.$C110];&quot;&quot;)">
            <text:p/>
          </table:table-cell>
          <table:table-cell table:formula="of:=IF(AND([.$B110]=[.O$2];[.$I110]&lt;&gt;&quot;&quot;);[.$C110];&quot;&quot;)">
            <text:p/>
          </table:table-cell>
          <table:table-cell table:style-name="ce11" table:formula="of:=IF(AND([.$B110]=[.P$2];[.$I110]&lt;&gt;&quot;&quot;);[.$E110];&quot;&quot;)" office:value-type="float" office:value="99.7743">
            <text:p>99,77</text:p>
          </table:table-cell>
          <table:table-cell table:style-name="ce11" table:formula="of:=IF(AND([.$B110]=[.Q$2];[.$I110]&lt;&gt;&quot;&quot;);[.$E110];&quot;&quot;)">
            <text:p/>
          </table:table-cell>
          <table:table-cell table:style-name="ce11" table:formula="of:=IF(AND([.$B110]=[.R$2];[.$I110]&lt;&gt;&quot;&quot;);[.$E110];&quot;&quot;)">
            <text:p/>
          </table:table-cell>
          <table:table-cell table:style-name="ce11" table:formula="of:=IF(AND([.$B110]=[.S$2];[.$I110]&lt;&gt;&quot;&quot;);[.$E110];&quot;&quot;)">
            <text:p/>
          </table:table-cell>
          <table:table-cell table:style-name="ce11" table:formula="of:=IF(AND([.$B110]=[.T$2];[.$I110]&lt;&gt;&quot;&quot;);[.$E110];&quot;&quot;)">
            <text:p/>
          </table:table-cell>
          <table:table-cell table:style-name="ce11" table:formula="of:=IF(AND([.$B110]=[.U$2];[.$I110]&lt;&gt;&quot;&quot;);[.$E110];&quot;&quot;)">
            <text:p/>
          </table:table-cell>
          <table:table-cell table:style-name="ce17" table:formula="of:=IF(AND([.$B110]=[.V$2];[.$I110]&lt;&gt;&quot;&quot;);[.$G110];&quot;&quot;)" office:value-type="float" office:value="152.006">
            <text:p>152,01</text:p>
          </table:table-cell>
          <table:table-cell table:style-name="ce17" table:formula="of:=IF(AND([.$B110]=[.W$2];[.$I110]&lt;&gt;&quot;&quot;);[.$G110];&quot;&quot;)">
            <text:p/>
          </table:table-cell>
          <table:table-cell table:style-name="ce17" table:formula="of:=IF(AND([.$B110]=[.X$2];[.$I110]&lt;&gt;&quot;&quot;);[.$G110];&quot;&quot;)">
            <text:p/>
          </table:table-cell>
          <table:table-cell table:style-name="ce17" table:formula="of:=IF(AND([.$B110]=[.Y$2];[.$I110]&lt;&gt;&quot;&quot;);[.$G110];&quot;&quot;)">
            <text:p/>
          </table:table-cell>
          <table:table-cell table:style-name="ce17" table:formula="of:=IF(AND([.$B110]=[.Z$2];[.$I110]&lt;&gt;&quot;&quot;);[.$G110];&quot;&quot;)">
            <text:p/>
          </table:table-cell>
          <table:table-cell table:style-name="ce17" table:formula="of:=IF(AND([.$B110]=[.AA$2];[.$I110]&lt;&gt;&quot;&quot;);[.$G11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Default" office:value-type="float" office:value="11.3001">
            <text:p>11,3001</text:p>
          </table:table-cell>
          <table:table-cell table:style-name="Default" office:value-type="float" office:value="7.62943">
            <text:p>7,62943</text:p>
          </table:table-cell>
          <table:table-cell table:style-name="Default" office:value-type="float" office:value="138.314">
            <text:p>138,314</text:p>
          </table:table-cell>
          <table:table-cell table:style-name="Default" office:value-type="float" office:value="733.122">
            <text:p>733,122</text:p>
          </table:table-cell>
          <table:table-cell table:style-name="Default" office:value-type="float" office:value="176.391">
            <text:p>176,391</text:p>
          </table:table-cell>
          <table:table-cell table:style-name="Default" office:value-type="float" office:value="3143.4">
            <text:p>3143,4</text:p>
          </table:table-cell>
          <table:table-cell table:style-name="Default" office:value-type="string">
            <text:p>/home/ramiro/Imagens/faces/109.jpg</text:p>
          </table:table-cell>
          <table:table-cell table:formula="of:=IF(AND([.$B111]=[.J$2];[.$I111]&lt;&gt;&quot;&quot;);[.$C111];&quot;&quot;)">
            <text:p/>
          </table:table-cell>
          <table:table-cell table:formula="of:=IF(AND([.$B111]=[.K$2];[.$I111]&lt;&gt;&quot;&quot;);[.$C111];&quot;&quot;)">
            <text:p/>
          </table:table-cell>
          <table:table-cell table:formula="of:=IF(AND([.$B111]=[.L$2];[.$I111]&lt;&gt;&quot;&quot;);[.$C111];&quot;&quot;)" office:value-type="float" office:value="11.3001">
            <text:p>11,30</text:p>
          </table:table-cell>
          <table:table-cell table:formula="of:=IF(AND([.$B111]=[.M$2];[.$I111]&lt;&gt;&quot;&quot;);[.$C111];&quot;&quot;)">
            <text:p/>
          </table:table-cell>
          <table:table-cell table:formula="of:=IF(AND([.$B111]=[.N$2];[.$I111]&lt;&gt;&quot;&quot;);[.$C111];&quot;&quot;)">
            <text:p/>
          </table:table-cell>
          <table:table-cell table:formula="of:=IF(AND([.$B111]=[.O$2];[.$I111]&lt;&gt;&quot;&quot;);[.$C111];&quot;&quot;)">
            <text:p/>
          </table:table-cell>
          <table:table-cell table:style-name="ce11" table:formula="of:=IF(AND([.$B111]=[.P$2];[.$I111]&lt;&gt;&quot;&quot;);[.$E111];&quot;&quot;)">
            <text:p/>
          </table:table-cell>
          <table:table-cell table:style-name="ce11" table:formula="of:=IF(AND([.$B111]=[.Q$2];[.$I111]&lt;&gt;&quot;&quot;);[.$E111];&quot;&quot;)">
            <text:p/>
          </table:table-cell>
          <table:table-cell table:style-name="ce11" table:formula="of:=IF(AND([.$B111]=[.R$2];[.$I111]&lt;&gt;&quot;&quot;);[.$E111];&quot;&quot;)" office:value-type="float" office:value="138.314">
            <text:p>138,31</text:p>
          </table:table-cell>
          <table:table-cell table:style-name="ce11" table:formula="of:=IF(AND([.$B111]=[.S$2];[.$I111]&lt;&gt;&quot;&quot;);[.$E111];&quot;&quot;)">
            <text:p/>
          </table:table-cell>
          <table:table-cell table:style-name="ce11" table:formula="of:=IF(AND([.$B111]=[.T$2];[.$I111]&lt;&gt;&quot;&quot;);[.$E111];&quot;&quot;)">
            <text:p/>
          </table:table-cell>
          <table:table-cell table:style-name="ce11" table:formula="of:=IF(AND([.$B111]=[.U$2];[.$I111]&lt;&gt;&quot;&quot;);[.$E111];&quot;&quot;)">
            <text:p/>
          </table:table-cell>
          <table:table-cell table:style-name="ce17" table:formula="of:=IF(AND([.$B111]=[.V$2];[.$I111]&lt;&gt;&quot;&quot;);[.$G111];&quot;&quot;)">
            <text:p/>
          </table:table-cell>
          <table:table-cell table:style-name="ce17" table:formula="of:=IF(AND([.$B111]=[.W$2];[.$I111]&lt;&gt;&quot;&quot;);[.$G111];&quot;&quot;)">
            <text:p/>
          </table:table-cell>
          <table:table-cell table:style-name="ce17" table:formula="of:=IF(AND([.$B111]=[.X$2];[.$I111]&lt;&gt;&quot;&quot;);[.$G111];&quot;&quot;)" office:value-type="float" office:value="176.391">
            <text:p>176,39</text:p>
          </table:table-cell>
          <table:table-cell table:style-name="ce17" table:formula="of:=IF(AND([.$B111]=[.Y$2];[.$I111]&lt;&gt;&quot;&quot;);[.$G111];&quot;&quot;)">
            <text:p/>
          </table:table-cell>
          <table:table-cell table:style-name="ce17" table:formula="of:=IF(AND([.$B111]=[.Z$2];[.$I111]&lt;&gt;&quot;&quot;);[.$G111];&quot;&quot;)">
            <text:p/>
          </table:table-cell>
          <table:table-cell table:style-name="ce17" table:formula="of:=IF(AND([.$B111]=[.AA$2];[.$I111]&lt;&gt;&quot;&quot;);[.$G11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2]=[.J$2];[.$I112]&lt;&gt;&quot;&quot;);[.$C112];&quot;&quot;)">
            <text:p/>
          </table:table-cell>
          <table:table-cell table:formula="of:=IF(AND([.$B112]=[.K$2];[.$I112]&lt;&gt;&quot;&quot;);[.$C112];&quot;&quot;)">
            <text:p/>
          </table:table-cell>
          <table:table-cell table:formula="of:=IF(AND([.$B112]=[.L$2];[.$I112]&lt;&gt;&quot;&quot;);[.$C112];&quot;&quot;)">
            <text:p/>
          </table:table-cell>
          <table:table-cell table:formula="of:=IF(AND([.$B112]=[.M$2];[.$I112]&lt;&gt;&quot;&quot;);[.$C112];&quot;&quot;)">
            <text:p/>
          </table:table-cell>
          <table:table-cell table:formula="of:=IF(AND([.$B112]=[.N$2];[.$I112]&lt;&gt;&quot;&quot;);[.$C112];&quot;&quot;)">
            <text:p/>
          </table:table-cell>
          <table:table-cell table:formula="of:=IF(AND([.$B112]=[.O$2];[.$I112]&lt;&gt;&quot;&quot;);[.$C112];&quot;&quot;)">
            <text:p/>
          </table:table-cell>
          <table:table-cell table:style-name="ce11" table:formula="of:=IF(AND([.$B112]=[.P$2];[.$I112]&lt;&gt;&quot;&quot;);[.$E112];&quot;&quot;)">
            <text:p/>
          </table:table-cell>
          <table:table-cell table:style-name="ce11" table:formula="of:=IF(AND([.$B112]=[.Q$2];[.$I112]&lt;&gt;&quot;&quot;);[.$E112];&quot;&quot;)">
            <text:p/>
          </table:table-cell>
          <table:table-cell table:style-name="ce11" table:formula="of:=IF(AND([.$B112]=[.R$2];[.$I112]&lt;&gt;&quot;&quot;);[.$E112];&quot;&quot;)">
            <text:p/>
          </table:table-cell>
          <table:table-cell table:style-name="ce11" table:formula="of:=IF(AND([.$B112]=[.S$2];[.$I112]&lt;&gt;&quot;&quot;);[.$E112];&quot;&quot;)">
            <text:p/>
          </table:table-cell>
          <table:table-cell table:style-name="ce11" table:formula="of:=IF(AND([.$B112]=[.T$2];[.$I112]&lt;&gt;&quot;&quot;);[.$E112];&quot;&quot;)">
            <text:p/>
          </table:table-cell>
          <table:table-cell table:style-name="ce11" table:formula="of:=IF(AND([.$B112]=[.U$2];[.$I112]&lt;&gt;&quot;&quot;);[.$E112];&quot;&quot;)">
            <text:p/>
          </table:table-cell>
          <table:table-cell table:style-name="ce17" table:formula="of:=IF(AND([.$B112]=[.V$2];[.$I112]&lt;&gt;&quot;&quot;);[.$G112];&quot;&quot;)">
            <text:p/>
          </table:table-cell>
          <table:table-cell table:style-name="ce17" table:formula="of:=IF(AND([.$B112]=[.W$2];[.$I112]&lt;&gt;&quot;&quot;);[.$G112];&quot;&quot;)">
            <text:p/>
          </table:table-cell>
          <table:table-cell table:style-name="ce17" table:formula="of:=IF(AND([.$B112]=[.X$2];[.$I112]&lt;&gt;&quot;&quot;);[.$G112];&quot;&quot;)">
            <text:p/>
          </table:table-cell>
          <table:table-cell table:style-name="ce17" table:formula="of:=IF(AND([.$B112]=[.Y$2];[.$I112]&lt;&gt;&quot;&quot;);[.$G112];&quot;&quot;)">
            <text:p/>
          </table:table-cell>
          <table:table-cell table:style-name="ce17" table:formula="of:=IF(AND([.$B112]=[.Z$2];[.$I112]&lt;&gt;&quot;&quot;);[.$G112];&quot;&quot;)">
            <text:p/>
          </table:table-cell>
          <table:table-cell table:style-name="ce17" table:formula="of:=IF(AND([.$B112]=[.AA$2];[.$I112]&lt;&gt;&quot;&quot;);[.$G11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3]=[.J$2];[.$I113]&lt;&gt;&quot;&quot;);[.$C113];&quot;&quot;)">
            <text:p/>
          </table:table-cell>
          <table:table-cell table:formula="of:=IF(AND([.$B113]=[.K$2];[.$I113]&lt;&gt;&quot;&quot;);[.$C113];&quot;&quot;)">
            <text:p/>
          </table:table-cell>
          <table:table-cell table:formula="of:=IF(AND([.$B113]=[.L$2];[.$I113]&lt;&gt;&quot;&quot;);[.$C113];&quot;&quot;)">
            <text:p/>
          </table:table-cell>
          <table:table-cell table:formula="of:=IF(AND([.$B113]=[.M$2];[.$I113]&lt;&gt;&quot;&quot;);[.$C113];&quot;&quot;)">
            <text:p/>
          </table:table-cell>
          <table:table-cell table:formula="of:=IF(AND([.$B113]=[.N$2];[.$I113]&lt;&gt;&quot;&quot;);[.$C113];&quot;&quot;)">
            <text:p/>
          </table:table-cell>
          <table:table-cell table:formula="of:=IF(AND([.$B113]=[.O$2];[.$I113]&lt;&gt;&quot;&quot;);[.$C113];&quot;&quot;)">
            <text:p/>
          </table:table-cell>
          <table:table-cell table:style-name="ce11" table:formula="of:=IF(AND([.$B113]=[.P$2];[.$I113]&lt;&gt;&quot;&quot;);[.$E113];&quot;&quot;)">
            <text:p/>
          </table:table-cell>
          <table:table-cell table:style-name="ce11" table:formula="of:=IF(AND([.$B113]=[.Q$2];[.$I113]&lt;&gt;&quot;&quot;);[.$E113];&quot;&quot;)">
            <text:p/>
          </table:table-cell>
          <table:table-cell table:style-name="ce11" table:formula="of:=IF(AND([.$B113]=[.R$2];[.$I113]&lt;&gt;&quot;&quot;);[.$E113];&quot;&quot;)">
            <text:p/>
          </table:table-cell>
          <table:table-cell table:style-name="ce11" table:formula="of:=IF(AND([.$B113]=[.S$2];[.$I113]&lt;&gt;&quot;&quot;);[.$E113];&quot;&quot;)">
            <text:p/>
          </table:table-cell>
          <table:table-cell table:style-name="ce11" table:formula="of:=IF(AND([.$B113]=[.T$2];[.$I113]&lt;&gt;&quot;&quot;);[.$E113];&quot;&quot;)">
            <text:p/>
          </table:table-cell>
          <table:table-cell table:style-name="ce11" table:formula="of:=IF(AND([.$B113]=[.U$2];[.$I113]&lt;&gt;&quot;&quot;);[.$E113];&quot;&quot;)">
            <text:p/>
          </table:table-cell>
          <table:table-cell table:style-name="ce17" table:formula="of:=IF(AND([.$B113]=[.V$2];[.$I113]&lt;&gt;&quot;&quot;);[.$G113];&quot;&quot;)">
            <text:p/>
          </table:table-cell>
          <table:table-cell table:style-name="ce17" table:formula="of:=IF(AND([.$B113]=[.W$2];[.$I113]&lt;&gt;&quot;&quot;);[.$G113];&quot;&quot;)">
            <text:p/>
          </table:table-cell>
          <table:table-cell table:style-name="ce17" table:formula="of:=IF(AND([.$B113]=[.X$2];[.$I113]&lt;&gt;&quot;&quot;);[.$G113];&quot;&quot;)">
            <text:p/>
          </table:table-cell>
          <table:table-cell table:style-name="ce17" table:formula="of:=IF(AND([.$B113]=[.Y$2];[.$I113]&lt;&gt;&quot;&quot;);[.$G113];&quot;&quot;)">
            <text:p/>
          </table:table-cell>
          <table:table-cell table:style-name="ce17" table:formula="of:=IF(AND([.$B113]=[.Z$2];[.$I113]&lt;&gt;&quot;&quot;);[.$G113];&quot;&quot;)">
            <text:p/>
          </table:table-cell>
          <table:table-cell table:style-name="ce17" table:formula="of:=IF(AND([.$B113]=[.AA$2];[.$I113]&lt;&gt;&quot;&quot;);[.$G113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style-name="Default" office:value-type="float" office:value="9.66556">
            <text:p>9,66556</text:p>
          </table:table-cell>
          <table:table-cell table:style-name="Default" office:value-type="float" office:value="6.10507">
            <text:p>6,10507</text:p>
          </table:table-cell>
          <table:table-cell table:style-name="Default" office:value-type="float" office:value="80.8394">
            <text:p>80,8394</text:p>
          </table:table-cell>
          <table:table-cell table:style-name="Default" office:value-type="float" office:value="804.186">
            <text:p>804,186</text:p>
          </table:table-cell>
          <table:table-cell table:style-name="Default" office:value-type="float" office:value="146.846">
            <text:p>146,846</text:p>
          </table:table-cell>
          <table:table-cell table:style-name="Default" office:value-type="float" office:value="2310.85">
            <text:p>2310,85</text:p>
          </table:table-cell>
          <table:table-cell table:style-name="Default" office:value-type="string">
            <text:p>/home/ramiro/Imagens/faces/112.jpg</text:p>
          </table:table-cell>
          <table:table-cell table:formula="of:=IF(AND([.$B114]=[.J$2];[.$I114]&lt;&gt;&quot;&quot;);[.$C114];&quot;&quot;)">
            <text:p/>
          </table:table-cell>
          <table:table-cell table:formula="of:=IF(AND([.$B114]=[.K$2];[.$I114]&lt;&gt;&quot;&quot;);[.$C114];&quot;&quot;)">
            <text:p/>
          </table:table-cell>
          <table:table-cell table:formula="of:=IF(AND([.$B114]=[.L$2];[.$I114]&lt;&gt;&quot;&quot;);[.$C114];&quot;&quot;)">
            <text:p/>
          </table:table-cell>
          <table:table-cell table:formula="of:=IF(AND([.$B114]=[.M$2];[.$I114]&lt;&gt;&quot;&quot;);[.$C114];&quot;&quot;)">
            <text:p/>
          </table:table-cell>
          <table:table-cell table:formula="of:=IF(AND([.$B114]=[.N$2];[.$I114]&lt;&gt;&quot;&quot;);[.$C114];&quot;&quot;)" office:value-type="float" office:value="9.66556">
            <text:p>9,67</text:p>
          </table:table-cell>
          <table:table-cell table:formula="of:=IF(AND([.$B114]=[.O$2];[.$I114]&lt;&gt;&quot;&quot;);[.$C114];&quot;&quot;)">
            <text:p/>
          </table:table-cell>
          <table:table-cell table:style-name="ce11" table:formula="of:=IF(AND([.$B114]=[.P$2];[.$I114]&lt;&gt;&quot;&quot;);[.$E114];&quot;&quot;)">
            <text:p/>
          </table:table-cell>
          <table:table-cell table:style-name="ce11" table:formula="of:=IF(AND([.$B114]=[.Q$2];[.$I114]&lt;&gt;&quot;&quot;);[.$E114];&quot;&quot;)">
            <text:p/>
          </table:table-cell>
          <table:table-cell table:style-name="ce11" table:formula="of:=IF(AND([.$B114]=[.R$2];[.$I114]&lt;&gt;&quot;&quot;);[.$E114];&quot;&quot;)">
            <text:p/>
          </table:table-cell>
          <table:table-cell table:style-name="ce11" table:formula="of:=IF(AND([.$B114]=[.S$2];[.$I114]&lt;&gt;&quot;&quot;);[.$E114];&quot;&quot;)">
            <text:p/>
          </table:table-cell>
          <table:table-cell table:style-name="ce11" table:formula="of:=IF(AND([.$B114]=[.T$2];[.$I114]&lt;&gt;&quot;&quot;);[.$E114];&quot;&quot;)" office:value-type="float" office:value="80.8394">
            <text:p>80,84</text:p>
          </table:table-cell>
          <table:table-cell table:style-name="ce11" table:formula="of:=IF(AND([.$B114]=[.U$2];[.$I114]&lt;&gt;&quot;&quot;);[.$E114];&quot;&quot;)">
            <text:p/>
          </table:table-cell>
          <table:table-cell table:style-name="ce17" table:formula="of:=IF(AND([.$B114]=[.V$2];[.$I114]&lt;&gt;&quot;&quot;);[.$G114];&quot;&quot;)">
            <text:p/>
          </table:table-cell>
          <table:table-cell table:style-name="ce17" table:formula="of:=IF(AND([.$B114]=[.W$2];[.$I114]&lt;&gt;&quot;&quot;);[.$G114];&quot;&quot;)">
            <text:p/>
          </table:table-cell>
          <table:table-cell table:style-name="ce17" table:formula="of:=IF(AND([.$B114]=[.X$2];[.$I114]&lt;&gt;&quot;&quot;);[.$G114];&quot;&quot;)">
            <text:p/>
          </table:table-cell>
          <table:table-cell table:style-name="ce17" table:formula="of:=IF(AND([.$B114]=[.Y$2];[.$I114]&lt;&gt;&quot;&quot;);[.$G114];&quot;&quot;)">
            <text:p/>
          </table:table-cell>
          <table:table-cell table:style-name="ce17" table:formula="of:=IF(AND([.$B114]=[.Z$2];[.$I114]&lt;&gt;&quot;&quot;);[.$G114];&quot;&quot;)" office:value-type="float" office:value="146.846">
            <text:p>146,85</text:p>
          </table:table-cell>
          <table:table-cell table:style-name="ce17" table:formula="of:=IF(AND([.$B114]=[.AA$2];[.$I114]&lt;&gt;&quot;&quot;);[.$G114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5]=[.J$2];[.$I115]&lt;&gt;&quot;&quot;);[.$C115];&quot;&quot;)">
            <text:p/>
          </table:table-cell>
          <table:table-cell table:formula="of:=IF(AND([.$B115]=[.K$2];[.$I115]&lt;&gt;&quot;&quot;);[.$C115];&quot;&quot;)">
            <text:p/>
          </table:table-cell>
          <table:table-cell table:formula="of:=IF(AND([.$B115]=[.L$2];[.$I115]&lt;&gt;&quot;&quot;);[.$C115];&quot;&quot;)">
            <text:p/>
          </table:table-cell>
          <table:table-cell table:formula="of:=IF(AND([.$B115]=[.M$2];[.$I115]&lt;&gt;&quot;&quot;);[.$C115];&quot;&quot;)">
            <text:p/>
          </table:table-cell>
          <table:table-cell table:formula="of:=IF(AND([.$B115]=[.N$2];[.$I115]&lt;&gt;&quot;&quot;);[.$C115];&quot;&quot;)">
            <text:p/>
          </table:table-cell>
          <table:table-cell table:formula="of:=IF(AND([.$B115]=[.O$2];[.$I115]&lt;&gt;&quot;&quot;);[.$C115];&quot;&quot;)">
            <text:p/>
          </table:table-cell>
          <table:table-cell table:style-name="ce11" table:formula="of:=IF(AND([.$B115]=[.P$2];[.$I115]&lt;&gt;&quot;&quot;);[.$E115];&quot;&quot;)">
            <text:p/>
          </table:table-cell>
          <table:table-cell table:style-name="ce11" table:formula="of:=IF(AND([.$B115]=[.Q$2];[.$I115]&lt;&gt;&quot;&quot;);[.$E115];&quot;&quot;)">
            <text:p/>
          </table:table-cell>
          <table:table-cell table:style-name="ce11" table:formula="of:=IF(AND([.$B115]=[.R$2];[.$I115]&lt;&gt;&quot;&quot;);[.$E115];&quot;&quot;)">
            <text:p/>
          </table:table-cell>
          <table:table-cell table:style-name="ce11" table:formula="of:=IF(AND([.$B115]=[.S$2];[.$I115]&lt;&gt;&quot;&quot;);[.$E115];&quot;&quot;)">
            <text:p/>
          </table:table-cell>
          <table:table-cell table:style-name="ce11" table:formula="of:=IF(AND([.$B115]=[.T$2];[.$I115]&lt;&gt;&quot;&quot;);[.$E115];&quot;&quot;)">
            <text:p/>
          </table:table-cell>
          <table:table-cell table:style-name="ce11" table:formula="of:=IF(AND([.$B115]=[.U$2];[.$I115]&lt;&gt;&quot;&quot;);[.$E115];&quot;&quot;)">
            <text:p/>
          </table:table-cell>
          <table:table-cell table:style-name="ce17" table:formula="of:=IF(AND([.$B115]=[.V$2];[.$I115]&lt;&gt;&quot;&quot;);[.$G115];&quot;&quot;)">
            <text:p/>
          </table:table-cell>
          <table:table-cell table:style-name="ce17" table:formula="of:=IF(AND([.$B115]=[.W$2];[.$I115]&lt;&gt;&quot;&quot;);[.$G115];&quot;&quot;)">
            <text:p/>
          </table:table-cell>
          <table:table-cell table:style-name="ce17" table:formula="of:=IF(AND([.$B115]=[.X$2];[.$I115]&lt;&gt;&quot;&quot;);[.$G115];&quot;&quot;)">
            <text:p/>
          </table:table-cell>
          <table:table-cell table:style-name="ce17" table:formula="of:=IF(AND([.$B115]=[.Y$2];[.$I115]&lt;&gt;&quot;&quot;);[.$G115];&quot;&quot;)">
            <text:p/>
          </table:table-cell>
          <table:table-cell table:style-name="ce17" table:formula="of:=IF(AND([.$B115]=[.Z$2];[.$I115]&lt;&gt;&quot;&quot;);[.$G115];&quot;&quot;)">
            <text:p/>
          </table:table-cell>
          <table:table-cell table:style-name="ce17" table:formula="of:=IF(AND([.$B115]=[.AA$2];[.$I115]&lt;&gt;&quot;&quot;);[.$G115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6]=[.J$2];[.$I116]&lt;&gt;&quot;&quot;);[.$C116];&quot;&quot;)">
            <text:p/>
          </table:table-cell>
          <table:table-cell table:formula="of:=IF(AND([.$B116]=[.K$2];[.$I116]&lt;&gt;&quot;&quot;);[.$C116];&quot;&quot;)">
            <text:p/>
          </table:table-cell>
          <table:table-cell table:formula="of:=IF(AND([.$B116]=[.L$2];[.$I116]&lt;&gt;&quot;&quot;);[.$C116];&quot;&quot;)">
            <text:p/>
          </table:table-cell>
          <table:table-cell table:formula="of:=IF(AND([.$B116]=[.M$2];[.$I116]&lt;&gt;&quot;&quot;);[.$C116];&quot;&quot;)">
            <text:p/>
          </table:table-cell>
          <table:table-cell table:formula="of:=IF(AND([.$B116]=[.N$2];[.$I116]&lt;&gt;&quot;&quot;);[.$C116];&quot;&quot;)">
            <text:p/>
          </table:table-cell>
          <table:table-cell table:formula="of:=IF(AND([.$B116]=[.O$2];[.$I116]&lt;&gt;&quot;&quot;);[.$C116];&quot;&quot;)">
            <text:p/>
          </table:table-cell>
          <table:table-cell table:style-name="ce11" table:formula="of:=IF(AND([.$B116]=[.P$2];[.$I116]&lt;&gt;&quot;&quot;);[.$E116];&quot;&quot;)">
            <text:p/>
          </table:table-cell>
          <table:table-cell table:style-name="ce11" table:formula="of:=IF(AND([.$B116]=[.Q$2];[.$I116]&lt;&gt;&quot;&quot;);[.$E116];&quot;&quot;)">
            <text:p/>
          </table:table-cell>
          <table:table-cell table:style-name="ce11" table:formula="of:=IF(AND([.$B116]=[.R$2];[.$I116]&lt;&gt;&quot;&quot;);[.$E116];&quot;&quot;)">
            <text:p/>
          </table:table-cell>
          <table:table-cell table:style-name="ce11" table:formula="of:=IF(AND([.$B116]=[.S$2];[.$I116]&lt;&gt;&quot;&quot;);[.$E116];&quot;&quot;)">
            <text:p/>
          </table:table-cell>
          <table:table-cell table:style-name="ce11" table:formula="of:=IF(AND([.$B116]=[.T$2];[.$I116]&lt;&gt;&quot;&quot;);[.$E116];&quot;&quot;)">
            <text:p/>
          </table:table-cell>
          <table:table-cell table:style-name="ce11" table:formula="of:=IF(AND([.$B116]=[.U$2];[.$I116]&lt;&gt;&quot;&quot;);[.$E116];&quot;&quot;)">
            <text:p/>
          </table:table-cell>
          <table:table-cell table:style-name="ce17" table:formula="of:=IF(AND([.$B116]=[.V$2];[.$I116]&lt;&gt;&quot;&quot;);[.$G116];&quot;&quot;)">
            <text:p/>
          </table:table-cell>
          <table:table-cell table:style-name="ce17" table:formula="of:=IF(AND([.$B116]=[.W$2];[.$I116]&lt;&gt;&quot;&quot;);[.$G116];&quot;&quot;)">
            <text:p/>
          </table:table-cell>
          <table:table-cell table:style-name="ce17" table:formula="of:=IF(AND([.$B116]=[.X$2];[.$I116]&lt;&gt;&quot;&quot;);[.$G116];&quot;&quot;)">
            <text:p/>
          </table:table-cell>
          <table:table-cell table:style-name="ce17" table:formula="of:=IF(AND([.$B116]=[.Y$2];[.$I116]&lt;&gt;&quot;&quot;);[.$G116];&quot;&quot;)">
            <text:p/>
          </table:table-cell>
          <table:table-cell table:style-name="ce17" table:formula="of:=IF(AND([.$B116]=[.Z$2];[.$I116]&lt;&gt;&quot;&quot;);[.$G116];&quot;&quot;)">
            <text:p/>
          </table:table-cell>
          <table:table-cell table:style-name="ce17" table:formula="of:=IF(AND([.$B116]=[.AA$2];[.$I116]&lt;&gt;&quot;&quot;);[.$G116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table:style-name="Default" office:value-type="float" office:value="7.3947">
            <text:p>7,3947</text:p>
          </table:table-cell>
          <table:table-cell table:style-name="Default" office:value-type="float" office:value="4.98957">
            <text:p>4,98957</text:p>
          </table:table-cell>
          <table:table-cell table:style-name="Default" office:value-type="float" office:value="132.104">
            <text:p>132,104</text:p>
          </table:table-cell>
          <table:table-cell table:style-name="Default" office:value-type="float" office:value="1565.64">
            <text:p>1565,64</text:p>
          </table:table-cell>
          <table:table-cell table:style-name="Default" office:value-type="float" office:value="108.664">
            <text:p>108,664</text:p>
          </table:table-cell>
          <table:table-cell table:style-name="Default" office:value-type="float" office:value="1315.98">
            <text:p>1315,98</text:p>
          </table:table-cell>
          <table:table-cell table:style-name="Default" office:value-type="string">
            <text:p>/home/ramiro/Imagens/faces/115.jpg</text:p>
          </table:table-cell>
          <table:table-cell table:formula="of:=IF(AND([.$B117]=[.J$2];[.$I117]&lt;&gt;&quot;&quot;);[.$C117];&quot;&quot;)">
            <text:p/>
          </table:table-cell>
          <table:table-cell table:formula="of:=IF(AND([.$B117]=[.K$2];[.$I117]&lt;&gt;&quot;&quot;);[.$C117];&quot;&quot;)">
            <text:p/>
          </table:table-cell>
          <table:table-cell table:formula="of:=IF(AND([.$B117]=[.L$2];[.$I117]&lt;&gt;&quot;&quot;);[.$C117];&quot;&quot;)">
            <text:p/>
          </table:table-cell>
          <table:table-cell table:formula="of:=IF(AND([.$B117]=[.M$2];[.$I117]&lt;&gt;&quot;&quot;);[.$C117];&quot;&quot;)">
            <text:p/>
          </table:table-cell>
          <table:table-cell table:formula="of:=IF(AND([.$B117]=[.N$2];[.$I117]&lt;&gt;&quot;&quot;);[.$C117];&quot;&quot;)">
            <text:p/>
          </table:table-cell>
          <table:table-cell table:formula="of:=IF(AND([.$B117]=[.O$2];[.$I117]&lt;&gt;&quot;&quot;);[.$C117];&quot;&quot;)" office:value-type="float" office:value="7.3947">
            <text:p>7,39</text:p>
          </table:table-cell>
          <table:table-cell table:style-name="ce11" table:formula="of:=IF(AND([.$B117]=[.P$2];[.$I117]&lt;&gt;&quot;&quot;);[.$E117];&quot;&quot;)">
            <text:p/>
          </table:table-cell>
          <table:table-cell table:style-name="ce11" table:formula="of:=IF(AND([.$B117]=[.Q$2];[.$I117]&lt;&gt;&quot;&quot;);[.$E117];&quot;&quot;)">
            <text:p/>
          </table:table-cell>
          <table:table-cell table:style-name="ce11" table:formula="of:=IF(AND([.$B117]=[.R$2];[.$I117]&lt;&gt;&quot;&quot;);[.$E117];&quot;&quot;)">
            <text:p/>
          </table:table-cell>
          <table:table-cell table:style-name="ce11" table:formula="of:=IF(AND([.$B117]=[.S$2];[.$I117]&lt;&gt;&quot;&quot;);[.$E117];&quot;&quot;)">
            <text:p/>
          </table:table-cell>
          <table:table-cell table:style-name="ce11" table:formula="of:=IF(AND([.$B117]=[.T$2];[.$I117]&lt;&gt;&quot;&quot;);[.$E117];&quot;&quot;)">
            <text:p/>
          </table:table-cell>
          <table:table-cell table:style-name="ce11" table:formula="of:=IF(AND([.$B117]=[.U$2];[.$I117]&lt;&gt;&quot;&quot;);[.$E117];&quot;&quot;)" office:value-type="float" office:value="132.104">
            <text:p>132,10</text:p>
          </table:table-cell>
          <table:table-cell table:style-name="ce17" table:formula="of:=IF(AND([.$B117]=[.V$2];[.$I117]&lt;&gt;&quot;&quot;);[.$G117];&quot;&quot;)">
            <text:p/>
          </table:table-cell>
          <table:table-cell table:style-name="ce17" table:formula="of:=IF(AND([.$B117]=[.W$2];[.$I117]&lt;&gt;&quot;&quot;);[.$G117];&quot;&quot;)">
            <text:p/>
          </table:table-cell>
          <table:table-cell table:style-name="ce17" table:formula="of:=IF(AND([.$B117]=[.X$2];[.$I117]&lt;&gt;&quot;&quot;);[.$G117];&quot;&quot;)">
            <text:p/>
          </table:table-cell>
          <table:table-cell table:style-name="ce17" table:formula="of:=IF(AND([.$B117]=[.Y$2];[.$I117]&lt;&gt;&quot;&quot;);[.$G117];&quot;&quot;)">
            <text:p/>
          </table:table-cell>
          <table:table-cell table:style-name="ce17" table:formula="of:=IF(AND([.$B117]=[.Z$2];[.$I117]&lt;&gt;&quot;&quot;);[.$G117];&quot;&quot;)">
            <text:p/>
          </table:table-cell>
          <table:table-cell table:style-name="ce17" table:formula="of:=IF(AND([.$B117]=[.AA$2];[.$I117]&lt;&gt;&quot;&quot;);[.$G117];&quot;&quot;)" office:value-type="float" office:value="108.664">
            <text:p>108,66</text:p>
          </table:table-cell>
          <table:table-cell table:number-columns-repeated="99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8]=[.J$2];[.$I118]&lt;&gt;&quot;&quot;);[.$C118];&quot;&quot;)">
            <text:p/>
          </table:table-cell>
          <table:table-cell table:formula="of:=IF(AND([.$B118]=[.K$2];[.$I118]&lt;&gt;&quot;&quot;);[.$C118];&quot;&quot;)">
            <text:p/>
          </table:table-cell>
          <table:table-cell table:formula="of:=IF(AND([.$B118]=[.L$2];[.$I118]&lt;&gt;&quot;&quot;);[.$C118];&quot;&quot;)">
            <text:p/>
          </table:table-cell>
          <table:table-cell table:formula="of:=IF(AND([.$B118]=[.M$2];[.$I118]&lt;&gt;&quot;&quot;);[.$C118];&quot;&quot;)">
            <text:p/>
          </table:table-cell>
          <table:table-cell table:formula="of:=IF(AND([.$B118]=[.N$2];[.$I118]&lt;&gt;&quot;&quot;);[.$C118];&quot;&quot;)">
            <text:p/>
          </table:table-cell>
          <table:table-cell table:formula="of:=IF(AND([.$B118]=[.O$2];[.$I118]&lt;&gt;&quot;&quot;);[.$C118];&quot;&quot;)">
            <text:p/>
          </table:table-cell>
          <table:table-cell table:style-name="ce11" table:formula="of:=IF(AND([.$B118]=[.P$2];[.$I118]&lt;&gt;&quot;&quot;);[.$E118];&quot;&quot;)">
            <text:p/>
          </table:table-cell>
          <table:table-cell table:style-name="ce11" table:formula="of:=IF(AND([.$B118]=[.Q$2];[.$I118]&lt;&gt;&quot;&quot;);[.$E118];&quot;&quot;)">
            <text:p/>
          </table:table-cell>
          <table:table-cell table:style-name="ce11" table:formula="of:=IF(AND([.$B118]=[.R$2];[.$I118]&lt;&gt;&quot;&quot;);[.$E118];&quot;&quot;)">
            <text:p/>
          </table:table-cell>
          <table:table-cell table:style-name="ce11" table:formula="of:=IF(AND([.$B118]=[.S$2];[.$I118]&lt;&gt;&quot;&quot;);[.$E118];&quot;&quot;)">
            <text:p/>
          </table:table-cell>
          <table:table-cell table:style-name="ce11" table:formula="of:=IF(AND([.$B118]=[.T$2];[.$I118]&lt;&gt;&quot;&quot;);[.$E118];&quot;&quot;)">
            <text:p/>
          </table:table-cell>
          <table:table-cell table:style-name="ce11" table:formula="of:=IF(AND([.$B118]=[.U$2];[.$I118]&lt;&gt;&quot;&quot;);[.$E118];&quot;&quot;)">
            <text:p/>
          </table:table-cell>
          <table:table-cell table:style-name="ce17" table:formula="of:=IF(AND([.$B118]=[.V$2];[.$I118]&lt;&gt;&quot;&quot;);[.$G118];&quot;&quot;)">
            <text:p/>
          </table:table-cell>
          <table:table-cell table:style-name="ce17" table:formula="of:=IF(AND([.$B118]=[.W$2];[.$I118]&lt;&gt;&quot;&quot;);[.$G118];&quot;&quot;)">
            <text:p/>
          </table:table-cell>
          <table:table-cell table:style-name="ce17" table:formula="of:=IF(AND([.$B118]=[.X$2];[.$I118]&lt;&gt;&quot;&quot;);[.$G118];&quot;&quot;)">
            <text:p/>
          </table:table-cell>
          <table:table-cell table:style-name="ce17" table:formula="of:=IF(AND([.$B118]=[.Y$2];[.$I118]&lt;&gt;&quot;&quot;);[.$G118];&quot;&quot;)">
            <text:p/>
          </table:table-cell>
          <table:table-cell table:style-name="ce17" table:formula="of:=IF(AND([.$B118]=[.Z$2];[.$I118]&lt;&gt;&quot;&quot;);[.$G118];&quot;&quot;)">
            <text:p/>
          </table:table-cell>
          <table:table-cell table:style-name="ce17" table:formula="of:=IF(AND([.$B118]=[.AA$2];[.$I118]&lt;&gt;&quot;&quot;);[.$G118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Default" office:value-type="float" office:value="11.906">
            <text:p>11,906</text:p>
          </table:table-cell>
          <table:table-cell table:style-name="Default" office:value-type="float" office:value="5.92139">
            <text:p>5,92139</text:p>
          </table:table-cell>
          <table:table-cell table:style-name="Default" office:value-type="float" office:value="108.322">
            <text:p>108,322</text:p>
          </table:table-cell>
          <table:table-cell table:style-name="Default" office:value-type="float" office:value="2264.06">
            <text:p>2264,06</text:p>
          </table:table-cell>
          <table:table-cell table:style-name="Default" office:value-type="float" office:value="178.644">
            <text:p>178,644</text:p>
          </table:table-cell>
          <table:table-cell table:style-name="Default" office:value-type="float" office:value="1492.9">
            <text:p>1492,9</text:p>
          </table:table-cell>
          <table:table-cell table:style-name="Default" office:value-type="string">
            <text:p>/home/ramiro/Imagens/faces/117.jpg</text:p>
          </table:table-cell>
          <table:table-cell table:formula="of:=IF(AND([.$B119]=[.J$2];[.$I119]&lt;&gt;&quot;&quot;);[.$C119];&quot;&quot;)" office:value-type="float" office:value="11.906">
            <text:p>11,91</text:p>
          </table:table-cell>
          <table:table-cell table:formula="of:=IF(AND([.$B119]=[.K$2];[.$I119]&lt;&gt;&quot;&quot;);[.$C119];&quot;&quot;)">
            <text:p/>
          </table:table-cell>
          <table:table-cell table:formula="of:=IF(AND([.$B119]=[.L$2];[.$I119]&lt;&gt;&quot;&quot;);[.$C119];&quot;&quot;)">
            <text:p/>
          </table:table-cell>
          <table:table-cell table:formula="of:=IF(AND([.$B119]=[.M$2];[.$I119]&lt;&gt;&quot;&quot;);[.$C119];&quot;&quot;)">
            <text:p/>
          </table:table-cell>
          <table:table-cell table:formula="of:=IF(AND([.$B119]=[.N$2];[.$I119]&lt;&gt;&quot;&quot;);[.$C119];&quot;&quot;)">
            <text:p/>
          </table:table-cell>
          <table:table-cell table:formula="of:=IF(AND([.$B119]=[.O$2];[.$I119]&lt;&gt;&quot;&quot;);[.$C119];&quot;&quot;)">
            <text:p/>
          </table:table-cell>
          <table:table-cell table:style-name="ce11" table:formula="of:=IF(AND([.$B119]=[.P$2];[.$I119]&lt;&gt;&quot;&quot;);[.$E119];&quot;&quot;)" office:value-type="float" office:value="108.322">
            <text:p>108,32</text:p>
          </table:table-cell>
          <table:table-cell table:style-name="ce11" table:formula="of:=IF(AND([.$B119]=[.Q$2];[.$I119]&lt;&gt;&quot;&quot;);[.$E119];&quot;&quot;)">
            <text:p/>
          </table:table-cell>
          <table:table-cell table:style-name="ce11" table:formula="of:=IF(AND([.$B119]=[.R$2];[.$I119]&lt;&gt;&quot;&quot;);[.$E119];&quot;&quot;)">
            <text:p/>
          </table:table-cell>
          <table:table-cell table:style-name="ce11" table:formula="of:=IF(AND([.$B119]=[.S$2];[.$I119]&lt;&gt;&quot;&quot;);[.$E119];&quot;&quot;)">
            <text:p/>
          </table:table-cell>
          <table:table-cell table:style-name="ce11" table:formula="of:=IF(AND([.$B119]=[.T$2];[.$I119]&lt;&gt;&quot;&quot;);[.$E119];&quot;&quot;)">
            <text:p/>
          </table:table-cell>
          <table:table-cell table:style-name="ce11" table:formula="of:=IF(AND([.$B119]=[.U$2];[.$I119]&lt;&gt;&quot;&quot;);[.$E119];&quot;&quot;)">
            <text:p/>
          </table:table-cell>
          <table:table-cell table:style-name="ce17" table:formula="of:=IF(AND([.$B119]=[.V$2];[.$I119]&lt;&gt;&quot;&quot;);[.$G119];&quot;&quot;)" office:value-type="float" office:value="178.644">
            <text:p>178,64</text:p>
          </table:table-cell>
          <table:table-cell table:style-name="ce17" table:formula="of:=IF(AND([.$B119]=[.W$2];[.$I119]&lt;&gt;&quot;&quot;);[.$G119];&quot;&quot;)">
            <text:p/>
          </table:table-cell>
          <table:table-cell table:style-name="ce17" table:formula="of:=IF(AND([.$B119]=[.X$2];[.$I119]&lt;&gt;&quot;&quot;);[.$G119];&quot;&quot;)">
            <text:p/>
          </table:table-cell>
          <table:table-cell table:style-name="ce17" table:formula="of:=IF(AND([.$B119]=[.Y$2];[.$I119]&lt;&gt;&quot;&quot;);[.$G119];&quot;&quot;)">
            <text:p/>
          </table:table-cell>
          <table:table-cell table:style-name="ce17" table:formula="of:=IF(AND([.$B119]=[.Z$2];[.$I119]&lt;&gt;&quot;&quot;);[.$G119];&quot;&quot;)">
            <text:p/>
          </table:table-cell>
          <table:table-cell table:style-name="ce17" table:formula="of:=IF(AND([.$B119]=[.AA$2];[.$I119]&lt;&gt;&quot;&quot;);[.$G119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20]=[.J$2];[.$I120]&lt;&gt;&quot;&quot;);[.$C120];&quot;&quot;)">
            <text:p/>
          </table:table-cell>
          <table:table-cell table:formula="of:=IF(AND([.$B120]=[.K$2];[.$I120]&lt;&gt;&quot;&quot;);[.$C120];&quot;&quot;)">
            <text:p/>
          </table:table-cell>
          <table:table-cell table:formula="of:=IF(AND([.$B120]=[.L$2];[.$I120]&lt;&gt;&quot;&quot;);[.$C120];&quot;&quot;)">
            <text:p/>
          </table:table-cell>
          <table:table-cell table:formula="of:=IF(AND([.$B120]=[.M$2];[.$I120]&lt;&gt;&quot;&quot;);[.$C120];&quot;&quot;)">
            <text:p/>
          </table:table-cell>
          <table:table-cell table:formula="of:=IF(AND([.$B120]=[.N$2];[.$I120]&lt;&gt;&quot;&quot;);[.$C120];&quot;&quot;)">
            <text:p/>
          </table:table-cell>
          <table:table-cell table:formula="of:=IF(AND([.$B120]=[.O$2];[.$I120]&lt;&gt;&quot;&quot;);[.$C120];&quot;&quot;)">
            <text:p/>
          </table:table-cell>
          <table:table-cell table:style-name="ce11" table:formula="of:=IF(AND([.$B120]=[.P$2];[.$I120]&lt;&gt;&quot;&quot;);[.$E120];&quot;&quot;)">
            <text:p/>
          </table:table-cell>
          <table:table-cell table:style-name="ce11" table:formula="of:=IF(AND([.$B120]=[.Q$2];[.$I120]&lt;&gt;&quot;&quot;);[.$E120];&quot;&quot;)">
            <text:p/>
          </table:table-cell>
          <table:table-cell table:style-name="ce11" table:formula="of:=IF(AND([.$B120]=[.R$2];[.$I120]&lt;&gt;&quot;&quot;);[.$E120];&quot;&quot;)">
            <text:p/>
          </table:table-cell>
          <table:table-cell table:style-name="ce11" table:formula="of:=IF(AND([.$B120]=[.S$2];[.$I120]&lt;&gt;&quot;&quot;);[.$E120];&quot;&quot;)">
            <text:p/>
          </table:table-cell>
          <table:table-cell table:style-name="ce11" table:formula="of:=IF(AND([.$B120]=[.T$2];[.$I120]&lt;&gt;&quot;&quot;);[.$E120];&quot;&quot;)">
            <text:p/>
          </table:table-cell>
          <table:table-cell table:style-name="ce11" table:formula="of:=IF(AND([.$B120]=[.U$2];[.$I120]&lt;&gt;&quot;&quot;);[.$E120];&quot;&quot;)">
            <text:p/>
          </table:table-cell>
          <table:table-cell table:style-name="ce17" table:formula="of:=IF(AND([.$B120]=[.V$2];[.$I120]&lt;&gt;&quot;&quot;);[.$G120];&quot;&quot;)">
            <text:p/>
          </table:table-cell>
          <table:table-cell table:style-name="ce17" table:formula="of:=IF(AND([.$B120]=[.W$2];[.$I120]&lt;&gt;&quot;&quot;);[.$G120];&quot;&quot;)">
            <text:p/>
          </table:table-cell>
          <table:table-cell table:style-name="ce17" table:formula="of:=IF(AND([.$B120]=[.X$2];[.$I120]&lt;&gt;&quot;&quot;);[.$G120];&quot;&quot;)">
            <text:p/>
          </table:table-cell>
          <table:table-cell table:style-name="ce17" table:formula="of:=IF(AND([.$B120]=[.Y$2];[.$I120]&lt;&gt;&quot;&quot;);[.$G120];&quot;&quot;)">
            <text:p/>
          </table:table-cell>
          <table:table-cell table:style-name="ce17" table:formula="of:=IF(AND([.$B120]=[.Z$2];[.$I120]&lt;&gt;&quot;&quot;);[.$G120];&quot;&quot;)">
            <text:p/>
          </table:table-cell>
          <table:table-cell table:style-name="ce17" table:formula="of:=IF(AND([.$B120]=[.AA$2];[.$I120]&lt;&gt;&quot;&quot;);[.$G120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Default" office:value-type="float" office:value="8.90617">
            <text:p>8,90617</text:p>
          </table:table-cell>
          <table:table-cell table:style-name="Default" office:value-type="float" office:value="7.69144">
            <text:p>7,69144</text:p>
          </table:table-cell>
          <table:table-cell table:style-name="Default" office:value-type="float" office:value="174.957">
            <text:p>174,957</text:p>
          </table:table-cell>
          <table:table-cell table:style-name="Default" office:value-type="float" office:value="1131.98">
            <text:p>1131,98</text:p>
          </table:table-cell>
          <table:table-cell table:style-name="Default" office:value-type="float" office:value="147.447">
            <text:p>147,447</text:p>
          </table:table-cell>
          <table:table-cell table:style-name="Default" office:value-type="float" office:value="2919.44">
            <text:p>2919,44</text:p>
          </table:table-cell>
          <table:table-cell table:style-name="Default" office:value-type="string">
            <text:p>/home/ramiro/Imagens/faces/119.jpg</text:p>
          </table:table-cell>
          <table:table-cell table:formula="of:=IF(AND([.$B121]=[.J$2];[.$I121]&lt;&gt;&quot;&quot;);[.$C121];&quot;&quot;)">
            <text:p/>
          </table:table-cell>
          <table:table-cell table:formula="of:=IF(AND([.$B121]=[.K$2];[.$I121]&lt;&gt;&quot;&quot;);[.$C121];&quot;&quot;)">
            <text:p/>
          </table:table-cell>
          <table:table-cell table:formula="of:=IF(AND([.$B121]=[.L$2];[.$I121]&lt;&gt;&quot;&quot;);[.$C121];&quot;&quot;)" office:value-type="float" office:value="8.90617">
            <text:p>8,91</text:p>
          </table:table-cell>
          <table:table-cell table:formula="of:=IF(AND([.$B121]=[.M$2];[.$I121]&lt;&gt;&quot;&quot;);[.$C121];&quot;&quot;)">
            <text:p/>
          </table:table-cell>
          <table:table-cell table:formula="of:=IF(AND([.$B121]=[.N$2];[.$I121]&lt;&gt;&quot;&quot;);[.$C121];&quot;&quot;)">
            <text:p/>
          </table:table-cell>
          <table:table-cell table:formula="of:=IF(AND([.$B121]=[.O$2];[.$I121]&lt;&gt;&quot;&quot;);[.$C121];&quot;&quot;)">
            <text:p/>
          </table:table-cell>
          <table:table-cell table:style-name="ce11" table:formula="of:=IF(AND([.$B121]=[.P$2];[.$I121]&lt;&gt;&quot;&quot;);[.$E121];&quot;&quot;)">
            <text:p/>
          </table:table-cell>
          <table:table-cell table:style-name="ce11" table:formula="of:=IF(AND([.$B121]=[.Q$2];[.$I121]&lt;&gt;&quot;&quot;);[.$E121];&quot;&quot;)">
            <text:p/>
          </table:table-cell>
          <table:table-cell table:style-name="ce11" table:formula="of:=IF(AND([.$B121]=[.R$2];[.$I121]&lt;&gt;&quot;&quot;);[.$E121];&quot;&quot;)" office:value-type="float" office:value="174.957">
            <text:p>174,96</text:p>
          </table:table-cell>
          <table:table-cell table:style-name="ce11" table:formula="of:=IF(AND([.$B121]=[.S$2];[.$I121]&lt;&gt;&quot;&quot;);[.$E121];&quot;&quot;)">
            <text:p/>
          </table:table-cell>
          <table:table-cell table:style-name="ce11" table:formula="of:=IF(AND([.$B121]=[.T$2];[.$I121]&lt;&gt;&quot;&quot;);[.$E121];&quot;&quot;)">
            <text:p/>
          </table:table-cell>
          <table:table-cell table:style-name="ce11" table:formula="of:=IF(AND([.$B121]=[.U$2];[.$I121]&lt;&gt;&quot;&quot;);[.$E121];&quot;&quot;)">
            <text:p/>
          </table:table-cell>
          <table:table-cell table:style-name="ce17" table:formula="of:=IF(AND([.$B121]=[.V$2];[.$I121]&lt;&gt;&quot;&quot;);[.$G121];&quot;&quot;)">
            <text:p/>
          </table:table-cell>
          <table:table-cell table:style-name="ce17" table:formula="of:=IF(AND([.$B121]=[.W$2];[.$I121]&lt;&gt;&quot;&quot;);[.$G121];&quot;&quot;)">
            <text:p/>
          </table:table-cell>
          <table:table-cell table:style-name="ce17" table:formula="of:=IF(AND([.$B121]=[.X$2];[.$I121]&lt;&gt;&quot;&quot;);[.$G121];&quot;&quot;)" office:value-type="float" office:value="147.447">
            <text:p>147,45</text:p>
          </table:table-cell>
          <table:table-cell table:style-name="ce17" table:formula="of:=IF(AND([.$B121]=[.Y$2];[.$I121]&lt;&gt;&quot;&quot;);[.$G121];&quot;&quot;)">
            <text:p/>
          </table:table-cell>
          <table:table-cell table:style-name="ce17" table:formula="of:=IF(AND([.$B121]=[.Z$2];[.$I121]&lt;&gt;&quot;&quot;);[.$G121];&quot;&quot;)">
            <text:p/>
          </table:table-cell>
          <table:table-cell table:style-name="ce17" table:formula="of:=IF(AND([.$B121]=[.AA$2];[.$I121]&lt;&gt;&quot;&quot;);[.$G121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style-name="Default" office:value-type="float" office:value="7.07016">
            <text:p>7,07016</text:p>
          </table:table-cell>
          <table:table-cell table:style-name="Default" office:value-type="float" office:value="4.61654">
            <text:p>4,61654</text:p>
          </table:table-cell>
          <table:table-cell table:style-name="Default" office:value-type="float" office:value="133.045">
            <text:p>133,045</text:p>
          </table:table-cell>
          <table:table-cell table:style-name="Default" office:value-type="float" office:value="2082.69">
            <text:p>2082,69</text:p>
          </table:table-cell>
          <table:table-cell table:style-name="Default" office:value-type="float" office:value="161.76">
            <text:p>161,76</text:p>
          </table:table-cell>
          <table:table-cell table:style-name="Default" office:value-type="float" office:value="2341.66">
            <text:p>2341,66</text:p>
          </table:table-cell>
          <table:table-cell table:style-name="Default" office:value-type="string">
            <text:p>/home/ramiro/Imagens/faces/120.jpg</text:p>
          </table:table-cell>
          <table:table-cell table:formula="of:=IF(AND([.$B122]=[.J$2];[.$I122]&lt;&gt;&quot;&quot;);[.$C122];&quot;&quot;)">
            <text:p/>
          </table:table-cell>
          <table:table-cell table:formula="of:=IF(AND([.$B122]=[.K$2];[.$I122]&lt;&gt;&quot;&quot;);[.$C122];&quot;&quot;)">
            <text:p/>
          </table:table-cell>
          <table:table-cell table:formula="of:=IF(AND([.$B122]=[.L$2];[.$I122]&lt;&gt;&quot;&quot;);[.$C122];&quot;&quot;)">
            <text:p/>
          </table:table-cell>
          <table:table-cell table:formula="of:=IF(AND([.$B122]=[.M$2];[.$I122]&lt;&gt;&quot;&quot;);[.$C122];&quot;&quot;)">
            <text:p/>
          </table:table-cell>
          <table:table-cell table:formula="of:=IF(AND([.$B122]=[.N$2];[.$I122]&lt;&gt;&quot;&quot;);[.$C122];&quot;&quot;)" office:value-type="float" office:value="7.07016">
            <text:p>7,07</text:p>
          </table:table-cell>
          <table:table-cell table:formula="of:=IF(AND([.$B122]=[.O$2];[.$I122]&lt;&gt;&quot;&quot;);[.$C122];&quot;&quot;)">
            <text:p/>
          </table:table-cell>
          <table:table-cell table:style-name="ce11" table:formula="of:=IF(AND([.$B122]=[.P$2];[.$I122]&lt;&gt;&quot;&quot;);[.$E122];&quot;&quot;)">
            <text:p/>
          </table:table-cell>
          <table:table-cell table:style-name="ce11" table:formula="of:=IF(AND([.$B122]=[.Q$2];[.$I122]&lt;&gt;&quot;&quot;);[.$E122];&quot;&quot;)">
            <text:p/>
          </table:table-cell>
          <table:table-cell table:style-name="ce11" table:formula="of:=IF(AND([.$B122]=[.R$2];[.$I122]&lt;&gt;&quot;&quot;);[.$E122];&quot;&quot;)">
            <text:p/>
          </table:table-cell>
          <table:table-cell table:style-name="ce11" table:formula="of:=IF(AND([.$B122]=[.S$2];[.$I122]&lt;&gt;&quot;&quot;);[.$E122];&quot;&quot;)">
            <text:p/>
          </table:table-cell>
          <table:table-cell table:style-name="ce11" table:formula="of:=IF(AND([.$B122]=[.T$2];[.$I122]&lt;&gt;&quot;&quot;);[.$E122];&quot;&quot;)" office:value-type="float" office:value="133.045">
            <text:p>133,05</text:p>
          </table:table-cell>
          <table:table-cell table:style-name="ce11" table:formula="of:=IF(AND([.$B122]=[.U$2];[.$I122]&lt;&gt;&quot;&quot;);[.$E122];&quot;&quot;)">
            <text:p/>
          </table:table-cell>
          <table:table-cell table:style-name="ce17" table:formula="of:=IF(AND([.$B122]=[.V$2];[.$I122]&lt;&gt;&quot;&quot;);[.$G122];&quot;&quot;)">
            <text:p/>
          </table:table-cell>
          <table:table-cell table:style-name="ce17" table:formula="of:=IF(AND([.$B122]=[.W$2];[.$I122]&lt;&gt;&quot;&quot;);[.$G122];&quot;&quot;)">
            <text:p/>
          </table:table-cell>
          <table:table-cell table:style-name="ce17" table:formula="of:=IF(AND([.$B122]=[.X$2];[.$I122]&lt;&gt;&quot;&quot;);[.$G122];&quot;&quot;)">
            <text:p/>
          </table:table-cell>
          <table:table-cell table:style-name="ce17" table:formula="of:=IF(AND([.$B122]=[.Y$2];[.$I122]&lt;&gt;&quot;&quot;);[.$G122];&quot;&quot;)">
            <text:p/>
          </table:table-cell>
          <table:table-cell table:style-name="ce17" table:formula="of:=IF(AND([.$B122]=[.Z$2];[.$I122]&lt;&gt;&quot;&quot;);[.$G122];&quot;&quot;)" office:value-type="float" office:value="161.76">
            <text:p>161,76</text:p>
          </table:table-cell>
          <table:table-cell table:style-name="ce17" table:formula="of:=IF(AND([.$B122]=[.AA$2];[.$I122]&lt;&gt;&quot;&quot;);[.$G122];&quot;&quot;)">
            <text:p/>
          </table:table-cell>
          <table:table-cell table:number-columns-repeated="99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Default" office:value-type="float" office:value="10.5621">
            <text:p>10,5621</text:p>
          </table:table-cell>
          <table:table-cell table:style-name="Default" office:value-type="float" office:value="3.87222">
            <text:p>3,87222</text:p>
          </table:table-cell>
          <table:table-cell table:style-name="Default" office:value-type="float" office:value="119.657">
            <text:p>119,657</text:p>
          </table:table-cell>
          <table:table-cell table:style-name="Default" office:value-type="float" office:value="774.215">
            <text:p>774,215</text:p>
          </table:table-cell>
          <table:table-cell table:style-name="Default" office:value-type="float" office:value="147.078">
            <text:p>147,078</text:p>
          </table:table-cell>
          <table:table-cell table:style-name="Default" office:value-type="float" office:value="3493.99">
            <text:p>3493,99</text:p>
          </table:table-cell>
          <table:table-cell table:style-name="Default" office:value-type="string">
            <text:p>/home/ramiro/Imagens/faces/121.jpg</text:p>
          </table:table-cell>
          <table:table-cell table:formula="of:=IF(AND([.$B123]=[.J$2];[.$I123]&lt;&gt;&quot;&quot;);[.$C123];&quot;&quot;)">
            <text:p/>
          </table:table-cell>
          <table:table-cell table:formula="of:=IF(AND([.$B123]=[.K$2];[.$I123]&lt;&gt;&quot;&quot;);[.$C123];&quot;&quot;)" office:value-type="float" office:value="10.5621">
            <text:p>10,56</text:p>
          </table:table-cell>
          <table:table-cell table:formula="of:=IF(AND([.$B123]=[.L$2];[.$I123]&lt;&gt;&quot;&quot;);[.$C123];&quot;&quot;)">
            <text:p/>
          </table:table-cell>
          <table:table-cell table:formula="of:=IF(AND([.$B123]=[.M$2];[.$I123]&lt;&gt;&quot;&quot;);[.$C123];&quot;&quot;)">
            <text:p/>
          </table:table-cell>
          <table:table-cell table:formula="of:=IF(AND([.$B123]=[.N$2];[.$I123]&lt;&gt;&quot;&quot;);[.$C123];&quot;&quot;)">
            <text:p/>
          </table:table-cell>
          <table:table-cell table:formula="of:=IF(AND([.$B123]=[.O$2];[.$I123]&lt;&gt;&quot;&quot;);[.$C123];&quot;&quot;)">
            <text:p/>
          </table:table-cell>
          <table:table-cell table:style-name="ce11" table:formula="of:=IF(AND([.$B123]=[.P$2];[.$I123]&lt;&gt;&quot;&quot;);[.$E123];&quot;&quot;)">
            <text:p/>
          </table:table-cell>
          <table:table-cell table:style-name="ce11" table:formula="of:=IF(AND([.$B123]=[.Q$2];[.$I123]&lt;&gt;&quot;&quot;);[.$E123];&quot;&quot;)" office:value-type="float" office:value="119.657">
            <text:p>119,66</text:p>
          </table:table-cell>
          <table:table-cell table:style-name="ce11" table:formula="of:=IF(AND([.$B123]=[.R$2];[.$I123]&lt;&gt;&quot;&quot;);[.$E123];&quot;&quot;)">
            <text:p/>
          </table:table-cell>
          <table:table-cell table:style-name="ce11" table:formula="of:=IF(AND([.$B123]=[.S$2];[.$I123]&lt;&gt;&quot;&quot;);[.$E123];&quot;&quot;)">
            <text:p/>
          </table:table-cell>
          <table:table-cell table:style-name="ce11" table:formula="of:=IF(AND([.$B123]=[.T$2];[.$I123]&lt;&gt;&quot;&quot;);[.$E123];&quot;&quot;)">
            <text:p/>
          </table:table-cell>
          <table:table-cell table:style-name="ce11" table:formula="of:=IF(AND([.$B123]=[.U$2];[.$I123]&lt;&gt;&quot;&quot;);[.$E123];&quot;&quot;)">
            <text:p/>
          </table:table-cell>
          <table:table-cell table:style-name="ce17" table:formula="of:=IF(AND([.$B123]=[.V$2];[.$I123]&lt;&gt;&quot;&quot;);[.$G123];&quot;&quot;)">
            <text:p/>
          </table:table-cell>
          <table:table-cell table:style-name="ce17" table:formula="of:=IF(AND([.$B123]=[.W$2];[.$I123]&lt;&gt;&quot;&quot;);[.$G123];&quot;&quot;)" office:value-type="float" office:value="147.078">
            <text:p>147,08</text:p>
          </table:table-cell>
          <table:table-cell table:style-name="ce17" table:formula="of:=IF(AND([.$B123]=[.X$2];[.$I123]&lt;&gt;&quot;&quot;);[.$G123];&quot;&quot;)">
            <text:p/>
          </table:table-cell>
          <table:table-cell table:style-name="ce17" table:formula="of:=IF(AND([.$B123]=[.Y$2];[.$I123]&lt;&gt;&quot;&quot;);[.$G123];&quot;&quot;)">
            <text:p/>
          </table:table-cell>
          <table:table-cell table:style-name="ce17" table:formula="of:=IF(AND([.$B123]=[.Z$2];[.$I123]&lt;&gt;&quot;&quot;);[.$G123];&quot;&quot;)">
            <text:p/>
          </table:table-cell>
          <table:table-cell table:style-name="ce17" table:formula="of:=IF(AND([.$B123]=[.AA$2];[.$I123]&lt;&gt;&quot;&quot;);[.$G123];&quot;&quot;)">
            <text:p/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8" table:formula="of:=AVERAGE([.J3:.J123])" office:value-type="float" office:value="10.5005472">
            <text:p>10,5005</text:p>
          </table:table-cell>
          <table:table-cell table:style-name="ce8" table:formula="of:=AVERAGE([.K3:.K123])" office:value-type="float" office:value="10.285812">
            <text:p>10,2858</text:p>
          </table:table-cell>
          <table:table-cell table:style-name="ce8" table:formula="of:=AVERAGE([.L3:.L123])" office:value-type="float" office:value="9.24765666666667">
            <text:p>9,2477</text:p>
          </table:table-cell>
          <table:table-cell table:style-name="ce8" table:formula="of:=AVERAGE([.M3:.M123])" office:value-type="float" office:value="10.29229125">
            <text:p>10,2923</text:p>
          </table:table-cell>
          <table:table-cell table:style-name="ce8" table:formula="of:=AVERAGE([.N3:.N123])" office:value-type="float" office:value="10.3852826666667">
            <text:p>10,3853</text:p>
          </table:table-cell>
          <table:table-cell table:style-name="ce8" table:formula="of:=AVERAGE([.O3:.O123])" office:value-type="float" office:value="12.4706">
            <text:p>12,4706</text:p>
          </table:table-cell>
          <table:table-cell table:style-name="ce12" table:formula="of:=AVERAGE([.P3:.P123])" office:value-type="float" office:value="103.680436">
            <text:p>103,6804</text:p>
          </table:table-cell>
          <table:table-cell table:style-name="ce12" table:formula="of:=AVERAGE([.Q3:.Q123])" office:value-type="float" office:value="110.316626666667">
            <text:p>110,3166</text:p>
          </table:table-cell>
          <table:table-cell table:style-name="ce12" table:formula="of:=AVERAGE([.R3:.R123])" office:value-type="float" office:value="130.427444444444">
            <text:p>130,4274</text:p>
          </table:table-cell>
          <table:table-cell table:style-name="ce12" table:formula="of:=AVERAGE([.S3:.S123])" office:value-type="float" office:value="135.7475">
            <text:p>135,7475</text:p>
          </table:table-cell>
          <table:table-cell table:style-name="ce12" table:formula="of:=AVERAGE([.T3:.T123])" office:value-type="float" office:value="123.379793333333">
            <text:p>123,3798</text:p>
          </table:table-cell>
          <table:table-cell table:style-name="ce12" table:formula="of:=AVERAGE([.U3:.U123])" office:value-type="float" office:value="154.591">
            <text:p>154,5910</text:p>
          </table:table-cell>
          <table:table-cell table:style-name="ce18" table:formula="of:=AVERAGE([.V3:.V123])" office:value-type="float" office:value="172.99248">
            <text:p>172,9925</text:p>
          </table:table-cell>
          <table:table-cell table:style-name="ce18" table:formula="of:=AVERAGE([.W3:.W123])" office:value-type="float" office:value="167.7498">
            <text:p>167,7498</text:p>
          </table:table-cell>
          <table:table-cell table:style-name="ce18" table:formula="of:=AVERAGE([.X3:.X123])" office:value-type="float" office:value="154.402">
            <text:p>154,4020</text:p>
          </table:table-cell>
          <table:table-cell table:style-name="ce18" table:formula="of:=AVERAGE([.Y3:.Y123])" office:value-type="float" office:value="148.95375">
            <text:p>148,9538</text:p>
          </table:table-cell>
          <table:table-cell table:style-name="ce18" table:formula="of:=AVERAGE([.Z3:.Z123])" office:value-type="float" office:value="129.47318">
            <text:p>129,4732</text:p>
          </table:table-cell>
          <table:table-cell table:style-name="ce18" table:formula="of:=AVERAGE([.AA3:.AA123])" office:value-type="float" office:value="120.637666666667">
            <text:p>120,6377</text:p>
          </table:table-cell>
          <table:table-cell table:number-columns-repeated="997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9" table:default-cell-style-name="ce3"/>
        <table:table-column table:style-name="co10" table:number-columns-repeated="2" table:default-cell-style-name="ce7"/>
        <table:table-column table:style-name="co11" table:default-cell-style-name="ce7"/>
        <table:table-column table:style-name="co10" table:number-columns-repeated="3" table:default-cell-style-name="ce7"/>
        <table:table-column table:style-name="co12" table:number-columns-repeated="6" table:default-cell-style-name="ce13"/>
        <table:table-column table:style-name="co1" table:number-columns-repeated="6" table:default-cell-style-name="ce19"/>
        <table:table-row table:style-name="ro1">
          <table:table-cell table:style-name="ce1" table:number-columns-repeated="2"/>
          <table:table-cell table:style-name="ce2"/>
          <table:table-cell table:number-columns-repeated="5"/>
          <table:table-cell table:style-name="ce2"/>
          <table:table-cell table:style-name="ce5" office:value-type="string" table:number-columns-spanned="6" table:number-rows-spanned="1">
            <text:p>HUE</text:p>
          </table:table-cell>
          <table:covered-table-cell table:number-columns-repeated="5" table:style-name="ce6"/>
          <table:table-cell table:style-name="ce9" office:value-type="string" table:number-columns-spanned="6" table:number-rows-spanned="1">
            <text:p>SATURATION</text:p>
          </table:table-cell>
          <table:covered-table-cell table:number-columns-repeated="5" table:style-name="ce14"/>
          <table:table-cell table:style-name="ce15" table:number-columns-repeated="6"/>
        </table:table-row>
        <table:table-row table:style-name="ro1">
          <table:table-cell table:style-name="ce1" office:value-type="string">
            <text:p># Imagem</text:p>
          </table:table-cell>
          <table:table-cell table:style-name="ce1" office:value-type="string">
            <text:p>Minha escolha de parametro</text:p>
          </table:table-cell>
          <table:table-cell table:style-name="ce2" office:value-type="string">
            <text:p>Hue Mean</text:p>
          </table:table-cell>
          <table:table-cell office:value-type="string">
            <text:p>Hue Variance</text:p>
          </table:table-cell>
          <table:table-cell office:value-type="string">
            <text:p>Saturation mean</text:p>
          </table:table-cell>
          <table:table-cell office:value-type="string">
            <text:p>Saturation Variance</text:p>
          </table:table-cell>
          <table:table-cell office:value-type="string">
            <text:p>Value Mean</text:p>
          </table:table-cell>
          <table:table-cell office:value-type="string">
            <text:p>Value Variance</text:p>
          </table:table-cell>
          <table:table-cell table:style-name="ce2" office:value-type="string">
            <text:p>Fil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]=[.J$2];[.$I3]&lt;&gt;&quot;&quot;);[.$C3];&quot;&quot;)">
            <text:p/>
          </table:table-cell>
          <table:table-cell table:formula="of:=IF(AND([.$B3]=[.K$2];[.$I3]&lt;&gt;&quot;&quot;);[.$C3];&quot;&quot;)">
            <text:p/>
          </table:table-cell>
          <table:table-cell table:formula="of:=IF(AND([.$B3]=[.L$2];[.$I3]&lt;&gt;&quot;&quot;);[.$C3];&quot;&quot;)">
            <text:p/>
          </table:table-cell>
          <table:table-cell table:formula="of:=IF(AND([.$B3]=[.M$2];[.$I3]&lt;&gt;&quot;&quot;);[.$C3];&quot;&quot;)">
            <text:p/>
          </table:table-cell>
          <table:table-cell table:formula="of:=IF(AND([.$B3]=[.N$2];[.$I3]&lt;&gt;&quot;&quot;);[.$C3];&quot;&quot;)">
            <text:p/>
          </table:table-cell>
          <table:table-cell table:formula="of:=IF(AND([.$B3]=[.O$2];[.$I3]&lt;&gt;&quot;&quot;);[.$C3];&quot;&quot;)">
            <text:p/>
          </table:table-cell>
          <table:table-cell table:style-name="ce11" table:formula="of:=IF(AND([.$B3]=[.P$2];[.$I3]&lt;&gt;&quot;&quot;);[.$E3];&quot;&quot;)">
            <text:p/>
          </table:table-cell>
          <table:table-cell table:style-name="ce11" table:formula="of:=IF(AND([.$B3]=[.Q$2];[.$I3]&lt;&gt;&quot;&quot;);[.$E3];&quot;&quot;)">
            <text:p/>
          </table:table-cell>
          <table:table-cell table:style-name="ce11" table:formula="of:=IF(AND([.$B3]=[.R$2];[.$I3]&lt;&gt;&quot;&quot;);[.$E3];&quot;&quot;)">
            <text:p/>
          </table:table-cell>
          <table:table-cell table:style-name="ce11" table:formula="of:=IF(AND([.$B3]=[.S$2];[.$I3]&lt;&gt;&quot;&quot;);[.$E3];&quot;&quot;)">
            <text:p/>
          </table:table-cell>
          <table:table-cell table:style-name="ce11" table:formula="of:=IF(AND([.$B3]=[.T$2];[.$I3]&lt;&gt;&quot;&quot;);[.$E3];&quot;&quot;)">
            <text:p/>
          </table:table-cell>
          <table:table-cell table:style-name="ce11" table:formula="of:=IF(AND([.$B3]=[.U$2];[.$I3]&lt;&gt;&quot;&quot;);[.$E3];&quot;&quot;)">
            <text:p/>
          </table:table-cell>
          <table:table-cell table:style-name="ce17" table:formula="of:=IF(AND([.$B3]=[.V$2];[.$I3]&lt;&gt;&quot;&quot;);[.$G3];&quot;&quot;)">
            <text:p/>
          </table:table-cell>
          <table:table-cell table:style-name="ce17" table:formula="of:=IF(AND([.$B3]=[.W$2];[.$I3]&lt;&gt;&quot;&quot;);[.$G3];&quot;&quot;)">
            <text:p/>
          </table:table-cell>
          <table:table-cell table:style-name="ce17" table:formula="of:=IF(AND([.$B3]=[.X$2];[.$I3]&lt;&gt;&quot;&quot;);[.$G3];&quot;&quot;)">
            <text:p/>
          </table:table-cell>
          <table:table-cell table:style-name="ce17" table:formula="of:=IF(AND([.$B3]=[.Y$2];[.$I3]&lt;&gt;&quot;&quot;);[.$G3];&quot;&quot;)">
            <text:p/>
          </table:table-cell>
          <table:table-cell table:style-name="ce17" table:formula="of:=IF(AND([.$B3]=[.Z$2];[.$I3]&lt;&gt;&quot;&quot;);[.$G3];&quot;&quot;)">
            <text:p/>
          </table:table-cell>
          <table:table-cell table:style-name="ce17" table:formula="of:=IF(AND([.$B3]=[.AA$2];[.$I3]&lt;&gt;&quot;&quot;);[.$G3];&quot;&quot;)">
            <text:p/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3" office:value-type="float" office:value="10.0532">
            <text:p>10,0532</text:p>
          </table:table-cell>
          <table:table-cell table:style-name="Default" office:value-type="float" office:value="5.2158">
            <text:p>5,2158</text:p>
          </table:table-cell>
          <table:table-cell table:style-name="Default" office:value-type="float" office:value="92.7592">
            <text:p>92,7592</text:p>
          </table:table-cell>
          <table:table-cell table:style-name="Default" office:value-type="float" office:value="754.487">
            <text:p>754,487</text:p>
          </table:table-cell>
          <table:table-cell table:style-name="Default" office:value-type="float" office:value="174.764">
            <text:p>174,764</text:p>
          </table:table-cell>
          <table:table-cell table:style-name="Default" office:value-type="float" office:value="3436.02">
            <text:p>3436,02</text:p>
          </table:table-cell>
          <table:table-cell table:style-name="Default" office:value-type="string">
            <text:p>/home/ramiro/Imagens/faces/002.jpg</text:p>
          </table:table-cell>
          <table:table-cell table:formula="of:=IF(AND([.$B4]=[.J$2];[.$I4]&lt;&gt;&quot;&quot;);[.$C4];&quot;&quot;)">
            <text:p/>
          </table:table-cell>
          <table:table-cell table:formula="of:=IF(AND([.$B4]=[.K$2];[.$I4]&lt;&gt;&quot;&quot;);[.$C4];&quot;&quot;)">
            <text:p/>
          </table:table-cell>
          <table:table-cell table:formula="of:=IF(AND([.$B4]=[.L$2];[.$I4]&lt;&gt;&quot;&quot;);[.$C4];&quot;&quot;)" office:value-type="float" office:value="10.0532">
            <text:p>10,05</text:p>
          </table:table-cell>
          <table:table-cell table:formula="of:=IF(AND([.$B4]=[.M$2];[.$I4]&lt;&gt;&quot;&quot;);[.$C4];&quot;&quot;)">
            <text:p/>
          </table:table-cell>
          <table:table-cell table:formula="of:=IF(AND([.$B4]=[.N$2];[.$I4]&lt;&gt;&quot;&quot;);[.$C4];&quot;&quot;)">
            <text:p/>
          </table:table-cell>
          <table:table-cell table:formula="of:=IF(AND([.$B4]=[.O$2];[.$I4]&lt;&gt;&quot;&quot;);[.$C4];&quot;&quot;)">
            <text:p/>
          </table:table-cell>
          <table:table-cell table:style-name="ce11" table:formula="of:=IF(AND([.$B4]=[.P$2];[.$I4]&lt;&gt;&quot;&quot;);[.$E4];&quot;&quot;)">
            <text:p/>
          </table:table-cell>
          <table:table-cell table:style-name="ce11" table:formula="of:=IF(AND([.$B4]=[.Q$2];[.$I4]&lt;&gt;&quot;&quot;);[.$E4];&quot;&quot;)">
            <text:p/>
          </table:table-cell>
          <table:table-cell table:style-name="ce11" table:formula="of:=IF(AND([.$B4]=[.R$2];[.$I4]&lt;&gt;&quot;&quot;);[.$E4];&quot;&quot;)" office:value-type="float" office:value="92.7592">
            <text:p>92,76</text:p>
          </table:table-cell>
          <table:table-cell table:style-name="ce11" table:formula="of:=IF(AND([.$B4]=[.S$2];[.$I4]&lt;&gt;&quot;&quot;);[.$E4];&quot;&quot;)">
            <text:p/>
          </table:table-cell>
          <table:table-cell table:style-name="ce11" table:formula="of:=IF(AND([.$B4]=[.T$2];[.$I4]&lt;&gt;&quot;&quot;);[.$E4];&quot;&quot;)">
            <text:p/>
          </table:table-cell>
          <table:table-cell table:style-name="ce11" table:formula="of:=IF(AND([.$B4]=[.U$2];[.$I4]&lt;&gt;&quot;&quot;);[.$E4];&quot;&quot;)">
            <text:p/>
          </table:table-cell>
          <table:table-cell table:style-name="ce17" table:formula="of:=IF(AND([.$B4]=[.V$2];[.$I4]&lt;&gt;&quot;&quot;);[.$G4];&quot;&quot;)">
            <text:p/>
          </table:table-cell>
          <table:table-cell table:style-name="ce17" table:formula="of:=IF(AND([.$B4]=[.W$2];[.$I4]&lt;&gt;&quot;&quot;);[.$G4];&quot;&quot;)">
            <text:p/>
          </table:table-cell>
          <table:table-cell table:style-name="ce17" table:formula="of:=IF(AND([.$B4]=[.X$2];[.$I4]&lt;&gt;&quot;&quot;);[.$G4];&quot;&quot;)" office:value-type="float" office:value="174.764">
            <text:p>174,76</text:p>
          </table:table-cell>
          <table:table-cell table:style-name="ce17" table:formula="of:=IF(AND([.$B4]=[.Y$2];[.$I4]&lt;&gt;&quot;&quot;);[.$G4];&quot;&quot;)">
            <text:p/>
          </table:table-cell>
          <table:table-cell table:style-name="ce17" table:formula="of:=IF(AND([.$B4]=[.Z$2];[.$I4]&lt;&gt;&quot;&quot;);[.$G4];&quot;&quot;)">
            <text:p/>
          </table:table-cell>
          <table:table-cell table:style-name="ce17" table:formula="of:=IF(AND([.$B4]=[.AA$2];[.$I4]&lt;&gt;&quot;&quot;);[.$G4];&quot;&quot;)">
            <text:p/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]=[.J$2];[.$I5]&lt;&gt;&quot;&quot;);[.$C5];&quot;&quot;)">
            <text:p/>
          </table:table-cell>
          <table:table-cell table:formula="of:=IF(AND([.$B5]=[.K$2];[.$I5]&lt;&gt;&quot;&quot;);[.$C5];&quot;&quot;)">
            <text:p/>
          </table:table-cell>
          <table:table-cell table:formula="of:=IF(AND([.$B5]=[.L$2];[.$I5]&lt;&gt;&quot;&quot;);[.$C5];&quot;&quot;)">
            <text:p/>
          </table:table-cell>
          <table:table-cell table:formula="of:=IF(AND([.$B5]=[.M$2];[.$I5]&lt;&gt;&quot;&quot;);[.$C5];&quot;&quot;)">
            <text:p/>
          </table:table-cell>
          <table:table-cell table:formula="of:=IF(AND([.$B5]=[.N$2];[.$I5]&lt;&gt;&quot;&quot;);[.$C5];&quot;&quot;)">
            <text:p/>
          </table:table-cell>
          <table:table-cell table:formula="of:=IF(AND([.$B5]=[.O$2];[.$I5]&lt;&gt;&quot;&quot;);[.$C5];&quot;&quot;)">
            <text:p/>
          </table:table-cell>
          <table:table-cell table:style-name="ce11" table:formula="of:=IF(AND([.$B5]=[.P$2];[.$I5]&lt;&gt;&quot;&quot;);[.$E5];&quot;&quot;)">
            <text:p/>
          </table:table-cell>
          <table:table-cell table:style-name="ce11" table:formula="of:=IF(AND([.$B5]=[.Q$2];[.$I5]&lt;&gt;&quot;&quot;);[.$E5];&quot;&quot;)">
            <text:p/>
          </table:table-cell>
          <table:table-cell table:style-name="ce11" table:formula="of:=IF(AND([.$B5]=[.R$2];[.$I5]&lt;&gt;&quot;&quot;);[.$E5];&quot;&quot;)">
            <text:p/>
          </table:table-cell>
          <table:table-cell table:style-name="ce11" table:formula="of:=IF(AND([.$B5]=[.S$2];[.$I5]&lt;&gt;&quot;&quot;);[.$E5];&quot;&quot;)">
            <text:p/>
          </table:table-cell>
          <table:table-cell table:style-name="ce11" table:formula="of:=IF(AND([.$B5]=[.T$2];[.$I5]&lt;&gt;&quot;&quot;);[.$E5];&quot;&quot;)">
            <text:p/>
          </table:table-cell>
          <table:table-cell table:style-name="ce11" table:formula="of:=IF(AND([.$B5]=[.U$2];[.$I5]&lt;&gt;&quot;&quot;);[.$E5];&quot;&quot;)">
            <text:p/>
          </table:table-cell>
          <table:table-cell table:style-name="ce17" table:formula="of:=IF(AND([.$B5]=[.V$2];[.$I5]&lt;&gt;&quot;&quot;);[.$G5];&quot;&quot;)">
            <text:p/>
          </table:table-cell>
          <table:table-cell table:style-name="ce17" table:formula="of:=IF(AND([.$B5]=[.W$2];[.$I5]&lt;&gt;&quot;&quot;);[.$G5];&quot;&quot;)">
            <text:p/>
          </table:table-cell>
          <table:table-cell table:style-name="ce17" table:formula="of:=IF(AND([.$B5]=[.X$2];[.$I5]&lt;&gt;&quot;&quot;);[.$G5];&quot;&quot;)">
            <text:p/>
          </table:table-cell>
          <table:table-cell table:style-name="ce17" table:formula="of:=IF(AND([.$B5]=[.Y$2];[.$I5]&lt;&gt;&quot;&quot;);[.$G5];&quot;&quot;)">
            <text:p/>
          </table:table-cell>
          <table:table-cell table:style-name="ce17" table:formula="of:=IF(AND([.$B5]=[.Z$2];[.$I5]&lt;&gt;&quot;&quot;);[.$G5];&quot;&quot;)">
            <text:p/>
          </table:table-cell>
          <table:table-cell table:style-name="ce17" table:formula="of:=IF(AND([.$B5]=[.AA$2];[.$I5]&lt;&gt;&quot;&quot;);[.$G5];&quot;&quot;)">
            <text:p/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]=[.J$2];[.$I6]&lt;&gt;&quot;&quot;);[.$C6];&quot;&quot;)">
            <text:p/>
          </table:table-cell>
          <table:table-cell table:formula="of:=IF(AND([.$B6]=[.K$2];[.$I6]&lt;&gt;&quot;&quot;);[.$C6];&quot;&quot;)">
            <text:p/>
          </table:table-cell>
          <table:table-cell table:formula="of:=IF(AND([.$B6]=[.L$2];[.$I6]&lt;&gt;&quot;&quot;);[.$C6];&quot;&quot;)">
            <text:p/>
          </table:table-cell>
          <table:table-cell table:formula="of:=IF(AND([.$B6]=[.M$2];[.$I6]&lt;&gt;&quot;&quot;);[.$C6];&quot;&quot;)">
            <text:p/>
          </table:table-cell>
          <table:table-cell table:formula="of:=IF(AND([.$B6]=[.N$2];[.$I6]&lt;&gt;&quot;&quot;);[.$C6];&quot;&quot;)">
            <text:p/>
          </table:table-cell>
          <table:table-cell table:formula="of:=IF(AND([.$B6]=[.O$2];[.$I6]&lt;&gt;&quot;&quot;);[.$C6];&quot;&quot;)">
            <text:p/>
          </table:table-cell>
          <table:table-cell table:style-name="ce11" table:formula="of:=IF(AND([.$B6]=[.P$2];[.$I6]&lt;&gt;&quot;&quot;);[.$E6];&quot;&quot;)">
            <text:p/>
          </table:table-cell>
          <table:table-cell table:style-name="ce11" table:formula="of:=IF(AND([.$B6]=[.Q$2];[.$I6]&lt;&gt;&quot;&quot;);[.$E6];&quot;&quot;)">
            <text:p/>
          </table:table-cell>
          <table:table-cell table:style-name="ce11" table:formula="of:=IF(AND([.$B6]=[.R$2];[.$I6]&lt;&gt;&quot;&quot;);[.$E6];&quot;&quot;)">
            <text:p/>
          </table:table-cell>
          <table:table-cell table:style-name="ce11" table:formula="of:=IF(AND([.$B6]=[.S$2];[.$I6]&lt;&gt;&quot;&quot;);[.$E6];&quot;&quot;)">
            <text:p/>
          </table:table-cell>
          <table:table-cell table:style-name="ce11" table:formula="of:=IF(AND([.$B6]=[.T$2];[.$I6]&lt;&gt;&quot;&quot;);[.$E6];&quot;&quot;)">
            <text:p/>
          </table:table-cell>
          <table:table-cell table:style-name="ce11" table:formula="of:=IF(AND([.$B6]=[.U$2];[.$I6]&lt;&gt;&quot;&quot;);[.$E6];&quot;&quot;)">
            <text:p/>
          </table:table-cell>
          <table:table-cell table:style-name="ce17" table:formula="of:=IF(AND([.$B6]=[.V$2];[.$I6]&lt;&gt;&quot;&quot;);[.$G6];&quot;&quot;)">
            <text:p/>
          </table:table-cell>
          <table:table-cell table:style-name="ce17" table:formula="of:=IF(AND([.$B6]=[.W$2];[.$I6]&lt;&gt;&quot;&quot;);[.$G6];&quot;&quot;)">
            <text:p/>
          </table:table-cell>
          <table:table-cell table:style-name="ce17" table:formula="of:=IF(AND([.$B6]=[.X$2];[.$I6]&lt;&gt;&quot;&quot;);[.$G6];&quot;&quot;)">
            <text:p/>
          </table:table-cell>
          <table:table-cell table:style-name="ce17" table:formula="of:=IF(AND([.$B6]=[.Y$2];[.$I6]&lt;&gt;&quot;&quot;);[.$G6];&quot;&quot;)">
            <text:p/>
          </table:table-cell>
          <table:table-cell table:style-name="ce17" table:formula="of:=IF(AND([.$B6]=[.Z$2];[.$I6]&lt;&gt;&quot;&quot;);[.$G6];&quot;&quot;)">
            <text:p/>
          </table:table-cell>
          <table:table-cell table:style-name="ce17" table:formula="of:=IF(AND([.$B6]=[.AA$2];[.$I6]&lt;&gt;&quot;&quot;);[.$G6];&quot;&quot;)">
            <text:p/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]=[.J$2];[.$I7]&lt;&gt;&quot;&quot;);[.$C7];&quot;&quot;)">
            <text:p/>
          </table:table-cell>
          <table:table-cell table:formula="of:=IF(AND([.$B7]=[.K$2];[.$I7]&lt;&gt;&quot;&quot;);[.$C7];&quot;&quot;)">
            <text:p/>
          </table:table-cell>
          <table:table-cell table:formula="of:=IF(AND([.$B7]=[.L$2];[.$I7]&lt;&gt;&quot;&quot;);[.$C7];&quot;&quot;)">
            <text:p/>
          </table:table-cell>
          <table:table-cell table:formula="of:=IF(AND([.$B7]=[.M$2];[.$I7]&lt;&gt;&quot;&quot;);[.$C7];&quot;&quot;)">
            <text:p/>
          </table:table-cell>
          <table:table-cell table:formula="of:=IF(AND([.$B7]=[.N$2];[.$I7]&lt;&gt;&quot;&quot;);[.$C7];&quot;&quot;)">
            <text:p/>
          </table:table-cell>
          <table:table-cell table:formula="of:=IF(AND([.$B7]=[.O$2];[.$I7]&lt;&gt;&quot;&quot;);[.$C7];&quot;&quot;)">
            <text:p/>
          </table:table-cell>
          <table:table-cell table:style-name="ce11" table:formula="of:=IF(AND([.$B7]=[.P$2];[.$I7]&lt;&gt;&quot;&quot;);[.$E7];&quot;&quot;)">
            <text:p/>
          </table:table-cell>
          <table:table-cell table:style-name="ce11" table:formula="of:=IF(AND([.$B7]=[.Q$2];[.$I7]&lt;&gt;&quot;&quot;);[.$E7];&quot;&quot;)">
            <text:p/>
          </table:table-cell>
          <table:table-cell table:style-name="ce11" table:formula="of:=IF(AND([.$B7]=[.R$2];[.$I7]&lt;&gt;&quot;&quot;);[.$E7];&quot;&quot;)">
            <text:p/>
          </table:table-cell>
          <table:table-cell table:style-name="ce11" table:formula="of:=IF(AND([.$B7]=[.S$2];[.$I7]&lt;&gt;&quot;&quot;);[.$E7];&quot;&quot;)">
            <text:p/>
          </table:table-cell>
          <table:table-cell table:style-name="ce11" table:formula="of:=IF(AND([.$B7]=[.T$2];[.$I7]&lt;&gt;&quot;&quot;);[.$E7];&quot;&quot;)">
            <text:p/>
          </table:table-cell>
          <table:table-cell table:style-name="ce11" table:formula="of:=IF(AND([.$B7]=[.U$2];[.$I7]&lt;&gt;&quot;&quot;);[.$E7];&quot;&quot;)">
            <text:p/>
          </table:table-cell>
          <table:table-cell table:style-name="ce17" table:formula="of:=IF(AND([.$B7]=[.V$2];[.$I7]&lt;&gt;&quot;&quot;);[.$G7];&quot;&quot;)">
            <text:p/>
          </table:table-cell>
          <table:table-cell table:style-name="ce17" table:formula="of:=IF(AND([.$B7]=[.W$2];[.$I7]&lt;&gt;&quot;&quot;);[.$G7];&quot;&quot;)">
            <text:p/>
          </table:table-cell>
          <table:table-cell table:style-name="ce17" table:formula="of:=IF(AND([.$B7]=[.X$2];[.$I7]&lt;&gt;&quot;&quot;);[.$G7];&quot;&quot;)">
            <text:p/>
          </table:table-cell>
          <table:table-cell table:style-name="ce17" table:formula="of:=IF(AND([.$B7]=[.Y$2];[.$I7]&lt;&gt;&quot;&quot;);[.$G7];&quot;&quot;)">
            <text:p/>
          </table:table-cell>
          <table:table-cell table:style-name="ce17" table:formula="of:=IF(AND([.$B7]=[.Z$2];[.$I7]&lt;&gt;&quot;&quot;);[.$G7];&quot;&quot;)">
            <text:p/>
          </table:table-cell>
          <table:table-cell table:style-name="ce17" table:formula="of:=IF(AND([.$B7]=[.AA$2];[.$I7]&lt;&gt;&quot;&quot;);[.$G7];&quot;&quot;)">
            <text:p/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]=[.J$2];[.$I8]&lt;&gt;&quot;&quot;);[.$C8];&quot;&quot;)">
            <text:p/>
          </table:table-cell>
          <table:table-cell table:formula="of:=IF(AND([.$B8]=[.K$2];[.$I8]&lt;&gt;&quot;&quot;);[.$C8];&quot;&quot;)">
            <text:p/>
          </table:table-cell>
          <table:table-cell table:formula="of:=IF(AND([.$B8]=[.L$2];[.$I8]&lt;&gt;&quot;&quot;);[.$C8];&quot;&quot;)">
            <text:p/>
          </table:table-cell>
          <table:table-cell table:formula="of:=IF(AND([.$B8]=[.M$2];[.$I8]&lt;&gt;&quot;&quot;);[.$C8];&quot;&quot;)">
            <text:p/>
          </table:table-cell>
          <table:table-cell table:formula="of:=IF(AND([.$B8]=[.N$2];[.$I8]&lt;&gt;&quot;&quot;);[.$C8];&quot;&quot;)">
            <text:p/>
          </table:table-cell>
          <table:table-cell table:formula="of:=IF(AND([.$B8]=[.O$2];[.$I8]&lt;&gt;&quot;&quot;);[.$C8];&quot;&quot;)">
            <text:p/>
          </table:table-cell>
          <table:table-cell table:style-name="ce11" table:formula="of:=IF(AND([.$B8]=[.P$2];[.$I8]&lt;&gt;&quot;&quot;);[.$E8];&quot;&quot;)">
            <text:p/>
          </table:table-cell>
          <table:table-cell table:style-name="ce11" table:formula="of:=IF(AND([.$B8]=[.Q$2];[.$I8]&lt;&gt;&quot;&quot;);[.$E8];&quot;&quot;)">
            <text:p/>
          </table:table-cell>
          <table:table-cell table:style-name="ce11" table:formula="of:=IF(AND([.$B8]=[.R$2];[.$I8]&lt;&gt;&quot;&quot;);[.$E8];&quot;&quot;)">
            <text:p/>
          </table:table-cell>
          <table:table-cell table:style-name="ce11" table:formula="of:=IF(AND([.$B8]=[.S$2];[.$I8]&lt;&gt;&quot;&quot;);[.$E8];&quot;&quot;)">
            <text:p/>
          </table:table-cell>
          <table:table-cell table:style-name="ce11" table:formula="of:=IF(AND([.$B8]=[.T$2];[.$I8]&lt;&gt;&quot;&quot;);[.$E8];&quot;&quot;)">
            <text:p/>
          </table:table-cell>
          <table:table-cell table:style-name="ce11" table:formula="of:=IF(AND([.$B8]=[.U$2];[.$I8]&lt;&gt;&quot;&quot;);[.$E8];&quot;&quot;)">
            <text:p/>
          </table:table-cell>
          <table:table-cell table:style-name="ce17" table:formula="of:=IF(AND([.$B8]=[.V$2];[.$I8]&lt;&gt;&quot;&quot;);[.$G8];&quot;&quot;)">
            <text:p/>
          </table:table-cell>
          <table:table-cell table:style-name="ce17" table:formula="of:=IF(AND([.$B8]=[.W$2];[.$I8]&lt;&gt;&quot;&quot;);[.$G8];&quot;&quot;)">
            <text:p/>
          </table:table-cell>
          <table:table-cell table:style-name="ce17" table:formula="of:=IF(AND([.$B8]=[.X$2];[.$I8]&lt;&gt;&quot;&quot;);[.$G8];&quot;&quot;)">
            <text:p/>
          </table:table-cell>
          <table:table-cell table:style-name="ce17" table:formula="of:=IF(AND([.$B8]=[.Y$2];[.$I8]&lt;&gt;&quot;&quot;);[.$G8];&quot;&quot;)">
            <text:p/>
          </table:table-cell>
          <table:table-cell table:style-name="ce17" table:formula="of:=IF(AND([.$B8]=[.Z$2];[.$I8]&lt;&gt;&quot;&quot;);[.$G8];&quot;&quot;)">
            <text:p/>
          </table:table-cell>
          <table:table-cell table:style-name="ce17" table:formula="of:=IF(AND([.$B8]=[.AA$2];[.$I8]&lt;&gt;&quot;&quot;);[.$G8];&quot;&quot;)">
            <text:p/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]=[.J$2];[.$I9]&lt;&gt;&quot;&quot;);[.$C9];&quot;&quot;)">
            <text:p/>
          </table:table-cell>
          <table:table-cell table:formula="of:=IF(AND([.$B9]=[.K$2];[.$I9]&lt;&gt;&quot;&quot;);[.$C9];&quot;&quot;)">
            <text:p/>
          </table:table-cell>
          <table:table-cell table:formula="of:=IF(AND([.$B9]=[.L$2];[.$I9]&lt;&gt;&quot;&quot;);[.$C9];&quot;&quot;)">
            <text:p/>
          </table:table-cell>
          <table:table-cell table:formula="of:=IF(AND([.$B9]=[.M$2];[.$I9]&lt;&gt;&quot;&quot;);[.$C9];&quot;&quot;)">
            <text:p/>
          </table:table-cell>
          <table:table-cell table:formula="of:=IF(AND([.$B9]=[.N$2];[.$I9]&lt;&gt;&quot;&quot;);[.$C9];&quot;&quot;)">
            <text:p/>
          </table:table-cell>
          <table:table-cell table:formula="of:=IF(AND([.$B9]=[.O$2];[.$I9]&lt;&gt;&quot;&quot;);[.$C9];&quot;&quot;)">
            <text:p/>
          </table:table-cell>
          <table:table-cell table:style-name="ce11" table:formula="of:=IF(AND([.$B9]=[.P$2];[.$I9]&lt;&gt;&quot;&quot;);[.$E9];&quot;&quot;)">
            <text:p/>
          </table:table-cell>
          <table:table-cell table:style-name="ce11" table:formula="of:=IF(AND([.$B9]=[.Q$2];[.$I9]&lt;&gt;&quot;&quot;);[.$E9];&quot;&quot;)">
            <text:p/>
          </table:table-cell>
          <table:table-cell table:style-name="ce11" table:formula="of:=IF(AND([.$B9]=[.R$2];[.$I9]&lt;&gt;&quot;&quot;);[.$E9];&quot;&quot;)">
            <text:p/>
          </table:table-cell>
          <table:table-cell table:style-name="ce11" table:formula="of:=IF(AND([.$B9]=[.S$2];[.$I9]&lt;&gt;&quot;&quot;);[.$E9];&quot;&quot;)">
            <text:p/>
          </table:table-cell>
          <table:table-cell table:style-name="ce11" table:formula="of:=IF(AND([.$B9]=[.T$2];[.$I9]&lt;&gt;&quot;&quot;);[.$E9];&quot;&quot;)">
            <text:p/>
          </table:table-cell>
          <table:table-cell table:style-name="ce11" table:formula="of:=IF(AND([.$B9]=[.U$2];[.$I9]&lt;&gt;&quot;&quot;);[.$E9];&quot;&quot;)">
            <text:p/>
          </table:table-cell>
          <table:table-cell table:style-name="ce17" table:formula="of:=IF(AND([.$B9]=[.V$2];[.$I9]&lt;&gt;&quot;&quot;);[.$G9];&quot;&quot;)">
            <text:p/>
          </table:table-cell>
          <table:table-cell table:style-name="ce17" table:formula="of:=IF(AND([.$B9]=[.W$2];[.$I9]&lt;&gt;&quot;&quot;);[.$G9];&quot;&quot;)">
            <text:p/>
          </table:table-cell>
          <table:table-cell table:style-name="ce17" table:formula="of:=IF(AND([.$B9]=[.X$2];[.$I9]&lt;&gt;&quot;&quot;);[.$G9];&quot;&quot;)">
            <text:p/>
          </table:table-cell>
          <table:table-cell table:style-name="ce17" table:formula="of:=IF(AND([.$B9]=[.Y$2];[.$I9]&lt;&gt;&quot;&quot;);[.$G9];&quot;&quot;)">
            <text:p/>
          </table:table-cell>
          <table:table-cell table:style-name="ce17" table:formula="of:=IF(AND([.$B9]=[.Z$2];[.$I9]&lt;&gt;&quot;&quot;);[.$G9];&quot;&quot;)">
            <text:p/>
          </table:table-cell>
          <table:table-cell table:style-name="ce17" table:formula="of:=IF(AND([.$B9]=[.AA$2];[.$I9]&lt;&gt;&quot;&quot;);[.$G9];&quot;&quot;)">
            <text:p/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8.40682">
            <text:p>8,40682</text:p>
          </table:table-cell>
          <table:table-cell table:style-name="Default" office:value-type="float" office:value="11.4572">
            <text:p>11,4572</text:p>
          </table:table-cell>
          <table:table-cell table:style-name="Default" office:value-type="float" office:value="98.3112">
            <text:p>98,3112</text:p>
          </table:table-cell>
          <table:table-cell table:style-name="Default" office:value-type="float" office:value="1062.84">
            <text:p>1062,84</text:p>
          </table:table-cell>
          <table:table-cell table:style-name="Default" office:value-type="float" office:value="148.241">
            <text:p>148,241</text:p>
          </table:table-cell>
          <table:table-cell table:style-name="Default" office:value-type="float" office:value="2621.12">
            <text:p>2621,12</text:p>
          </table:table-cell>
          <table:table-cell table:style-name="Default" office:value-type="string">
            <text:p>/home/ramiro/Imagens/faces/008.jpg</text:p>
          </table:table-cell>
          <table:table-cell table:formula="of:=IF(AND([.$B10]=[.J$2];[.$I10]&lt;&gt;&quot;&quot;);[.$C10];&quot;&quot;)" office:value-type="float" office:value="8.40682">
            <text:p>8,41</text:p>
          </table:table-cell>
          <table:table-cell table:formula="of:=IF(AND([.$B10]=[.K$2];[.$I10]&lt;&gt;&quot;&quot;);[.$C10];&quot;&quot;)">
            <text:p/>
          </table:table-cell>
          <table:table-cell table:formula="of:=IF(AND([.$B10]=[.L$2];[.$I10]&lt;&gt;&quot;&quot;);[.$C10];&quot;&quot;)">
            <text:p/>
          </table:table-cell>
          <table:table-cell table:formula="of:=IF(AND([.$B10]=[.M$2];[.$I10]&lt;&gt;&quot;&quot;);[.$C10];&quot;&quot;)">
            <text:p/>
          </table:table-cell>
          <table:table-cell table:formula="of:=IF(AND([.$B10]=[.N$2];[.$I10]&lt;&gt;&quot;&quot;);[.$C10];&quot;&quot;)">
            <text:p/>
          </table:table-cell>
          <table:table-cell table:formula="of:=IF(AND([.$B10]=[.O$2];[.$I10]&lt;&gt;&quot;&quot;);[.$C10];&quot;&quot;)">
            <text:p/>
          </table:table-cell>
          <table:table-cell table:style-name="ce11" table:formula="of:=IF(AND([.$B10]=[.P$2];[.$I10]&lt;&gt;&quot;&quot;);[.$E10];&quot;&quot;)" office:value-type="float" office:value="98.3112">
            <text:p>98,31</text:p>
          </table:table-cell>
          <table:table-cell table:style-name="ce11" table:formula="of:=IF(AND([.$B10]=[.Q$2];[.$I10]&lt;&gt;&quot;&quot;);[.$E10];&quot;&quot;)">
            <text:p/>
          </table:table-cell>
          <table:table-cell table:style-name="ce11" table:formula="of:=IF(AND([.$B10]=[.R$2];[.$I10]&lt;&gt;&quot;&quot;);[.$E10];&quot;&quot;)">
            <text:p/>
          </table:table-cell>
          <table:table-cell table:style-name="ce11" table:formula="of:=IF(AND([.$B10]=[.S$2];[.$I10]&lt;&gt;&quot;&quot;);[.$E10];&quot;&quot;)">
            <text:p/>
          </table:table-cell>
          <table:table-cell table:style-name="ce11" table:formula="of:=IF(AND([.$B10]=[.T$2];[.$I10]&lt;&gt;&quot;&quot;);[.$E10];&quot;&quot;)">
            <text:p/>
          </table:table-cell>
          <table:table-cell table:style-name="ce11" table:formula="of:=IF(AND([.$B10]=[.U$2];[.$I10]&lt;&gt;&quot;&quot;);[.$E10];&quot;&quot;)">
            <text:p/>
          </table:table-cell>
          <table:table-cell table:style-name="ce17" table:formula="of:=IF(AND([.$B10]=[.V$2];[.$I10]&lt;&gt;&quot;&quot;);[.$G10];&quot;&quot;)" office:value-type="float" office:value="148.241">
            <text:p>148,24</text:p>
          </table:table-cell>
          <table:table-cell table:style-name="ce17" table:formula="of:=IF(AND([.$B10]=[.W$2];[.$I10]&lt;&gt;&quot;&quot;);[.$G10];&quot;&quot;)">
            <text:p/>
          </table:table-cell>
          <table:table-cell table:style-name="ce17" table:formula="of:=IF(AND([.$B10]=[.X$2];[.$I10]&lt;&gt;&quot;&quot;);[.$G10];&quot;&quot;)">
            <text:p/>
          </table:table-cell>
          <table:table-cell table:style-name="ce17" table:formula="of:=IF(AND([.$B10]=[.Y$2];[.$I10]&lt;&gt;&quot;&quot;);[.$G10];&quot;&quot;)">
            <text:p/>
          </table:table-cell>
          <table:table-cell table:style-name="ce17" table:formula="of:=IF(AND([.$B10]=[.Z$2];[.$I10]&lt;&gt;&quot;&quot;);[.$G10];&quot;&quot;)">
            <text:p/>
          </table:table-cell>
          <table:table-cell table:style-name="ce17" table:formula="of:=IF(AND([.$B10]=[.AA$2];[.$I10]&lt;&gt;&quot;&quot;);[.$G10];&quot;&quot;)">
            <text:p/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]=[.J$2];[.$I11]&lt;&gt;&quot;&quot;);[.$C11];&quot;&quot;)">
            <text:p/>
          </table:table-cell>
          <table:table-cell table:formula="of:=IF(AND([.$B11]=[.K$2];[.$I11]&lt;&gt;&quot;&quot;);[.$C11];&quot;&quot;)">
            <text:p/>
          </table:table-cell>
          <table:table-cell table:formula="of:=IF(AND([.$B11]=[.L$2];[.$I11]&lt;&gt;&quot;&quot;);[.$C11];&quot;&quot;)">
            <text:p/>
          </table:table-cell>
          <table:table-cell table:formula="of:=IF(AND([.$B11]=[.M$2];[.$I11]&lt;&gt;&quot;&quot;);[.$C11];&quot;&quot;)">
            <text:p/>
          </table:table-cell>
          <table:table-cell table:formula="of:=IF(AND([.$B11]=[.N$2];[.$I11]&lt;&gt;&quot;&quot;);[.$C11];&quot;&quot;)">
            <text:p/>
          </table:table-cell>
          <table:table-cell table:formula="of:=IF(AND([.$B11]=[.O$2];[.$I11]&lt;&gt;&quot;&quot;);[.$C11];&quot;&quot;)">
            <text:p/>
          </table:table-cell>
          <table:table-cell table:style-name="ce11" table:formula="of:=IF(AND([.$B11]=[.P$2];[.$I11]&lt;&gt;&quot;&quot;);[.$E11];&quot;&quot;)">
            <text:p/>
          </table:table-cell>
          <table:table-cell table:style-name="ce11" table:formula="of:=IF(AND([.$B11]=[.Q$2];[.$I11]&lt;&gt;&quot;&quot;);[.$E11];&quot;&quot;)">
            <text:p/>
          </table:table-cell>
          <table:table-cell table:style-name="ce11" table:formula="of:=IF(AND([.$B11]=[.R$2];[.$I11]&lt;&gt;&quot;&quot;);[.$E11];&quot;&quot;)">
            <text:p/>
          </table:table-cell>
          <table:table-cell table:style-name="ce11" table:formula="of:=IF(AND([.$B11]=[.S$2];[.$I11]&lt;&gt;&quot;&quot;);[.$E11];&quot;&quot;)">
            <text:p/>
          </table:table-cell>
          <table:table-cell table:style-name="ce11" table:formula="of:=IF(AND([.$B11]=[.T$2];[.$I11]&lt;&gt;&quot;&quot;);[.$E11];&quot;&quot;)">
            <text:p/>
          </table:table-cell>
          <table:table-cell table:style-name="ce11" table:formula="of:=IF(AND([.$B11]=[.U$2];[.$I11]&lt;&gt;&quot;&quot;);[.$E11];&quot;&quot;)">
            <text:p/>
          </table:table-cell>
          <table:table-cell table:style-name="ce17" table:formula="of:=IF(AND([.$B11]=[.V$2];[.$I11]&lt;&gt;&quot;&quot;);[.$G11];&quot;&quot;)">
            <text:p/>
          </table:table-cell>
          <table:table-cell table:style-name="ce17" table:formula="of:=IF(AND([.$B11]=[.W$2];[.$I11]&lt;&gt;&quot;&quot;);[.$G11];&quot;&quot;)">
            <text:p/>
          </table:table-cell>
          <table:table-cell table:style-name="ce17" table:formula="of:=IF(AND([.$B11]=[.X$2];[.$I11]&lt;&gt;&quot;&quot;);[.$G11];&quot;&quot;)">
            <text:p/>
          </table:table-cell>
          <table:table-cell table:style-name="ce17" table:formula="of:=IF(AND([.$B11]=[.Y$2];[.$I11]&lt;&gt;&quot;&quot;);[.$G11];&quot;&quot;)">
            <text:p/>
          </table:table-cell>
          <table:table-cell table:style-name="ce17" table:formula="of:=IF(AND([.$B11]=[.Z$2];[.$I11]&lt;&gt;&quot;&quot;);[.$G11];&quot;&quot;)">
            <text:p/>
          </table:table-cell>
          <table:table-cell table:style-name="ce17" table:formula="of:=IF(AND([.$B11]=[.AA$2];[.$I11]&lt;&gt;&quot;&quot;);[.$G11];&quot;&quot;)">
            <text:p/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8.85295">
            <text:p>8,85295</text:p>
          </table:table-cell>
          <table:table-cell table:style-name="Default" office:value-type="float" office:value="10.1564">
            <text:p>10,1564</text:p>
          </table:table-cell>
          <table:table-cell table:style-name="Default" office:value-type="float" office:value="109.413">
            <text:p>109,413</text:p>
          </table:table-cell>
          <table:table-cell table:style-name="Default" office:value-type="float" office:value="1478.69">
            <text:p>1478,69</text:p>
          </table:table-cell>
          <table:table-cell table:style-name="Default" office:value-type="float" office:value="123.315">
            <text:p>123,315</text:p>
          </table:table-cell>
          <table:table-cell table:style-name="Default" office:value-type="float" office:value="1602.86">
            <text:p>1602,86</text:p>
          </table:table-cell>
          <table:table-cell table:style-name="Default" office:value-type="string">
            <text:p>/home/ramiro/Imagens/faces/010.jpg</text:p>
          </table:table-cell>
          <table:table-cell table:formula="of:=IF(AND([.$B12]=[.J$2];[.$I12]&lt;&gt;&quot;&quot;);[.$C12];&quot;&quot;)">
            <text:p/>
          </table:table-cell>
          <table:table-cell table:formula="of:=IF(AND([.$B12]=[.K$2];[.$I12]&lt;&gt;&quot;&quot;);[.$C12];&quot;&quot;)">
            <text:p/>
          </table:table-cell>
          <table:table-cell table:formula="of:=IF(AND([.$B12]=[.L$2];[.$I12]&lt;&gt;&quot;&quot;);[.$C12];&quot;&quot;)">
            <text:p/>
          </table:table-cell>
          <table:table-cell table:formula="of:=IF(AND([.$B12]=[.M$2];[.$I12]&lt;&gt;&quot;&quot;);[.$C12];&quot;&quot;)" office:value-type="float" office:value="8.85295">
            <text:p>8,85</text:p>
          </table:table-cell>
          <table:table-cell table:formula="of:=IF(AND([.$B12]=[.N$2];[.$I12]&lt;&gt;&quot;&quot;);[.$C12];&quot;&quot;)">
            <text:p/>
          </table:table-cell>
          <table:table-cell table:formula="of:=IF(AND([.$B12]=[.O$2];[.$I12]&lt;&gt;&quot;&quot;);[.$C12];&quot;&quot;)">
            <text:p/>
          </table:table-cell>
          <table:table-cell table:style-name="ce11" table:formula="of:=IF(AND([.$B12]=[.P$2];[.$I12]&lt;&gt;&quot;&quot;);[.$E12];&quot;&quot;)">
            <text:p/>
          </table:table-cell>
          <table:table-cell table:style-name="ce11" table:formula="of:=IF(AND([.$B12]=[.Q$2];[.$I12]&lt;&gt;&quot;&quot;);[.$E12];&quot;&quot;)">
            <text:p/>
          </table:table-cell>
          <table:table-cell table:style-name="ce11" table:formula="of:=IF(AND([.$B12]=[.R$2];[.$I12]&lt;&gt;&quot;&quot;);[.$E12];&quot;&quot;)">
            <text:p/>
          </table:table-cell>
          <table:table-cell table:style-name="ce11" table:formula="of:=IF(AND([.$B12]=[.S$2];[.$I12]&lt;&gt;&quot;&quot;);[.$E12];&quot;&quot;)" office:value-type="float" office:value="109.413">
            <text:p>109,41</text:p>
          </table:table-cell>
          <table:table-cell table:style-name="ce11" table:formula="of:=IF(AND([.$B12]=[.T$2];[.$I12]&lt;&gt;&quot;&quot;);[.$E12];&quot;&quot;)">
            <text:p/>
          </table:table-cell>
          <table:table-cell table:style-name="ce11" table:formula="of:=IF(AND([.$B12]=[.U$2];[.$I12]&lt;&gt;&quot;&quot;);[.$E12];&quot;&quot;)">
            <text:p/>
          </table:table-cell>
          <table:table-cell table:style-name="ce17" table:formula="of:=IF(AND([.$B12]=[.V$2];[.$I12]&lt;&gt;&quot;&quot;);[.$G12];&quot;&quot;)">
            <text:p/>
          </table:table-cell>
          <table:table-cell table:style-name="ce17" table:formula="of:=IF(AND([.$B12]=[.W$2];[.$I12]&lt;&gt;&quot;&quot;);[.$G12];&quot;&quot;)">
            <text:p/>
          </table:table-cell>
          <table:table-cell table:style-name="ce17" table:formula="of:=IF(AND([.$B12]=[.X$2];[.$I12]&lt;&gt;&quot;&quot;);[.$G12];&quot;&quot;)">
            <text:p/>
          </table:table-cell>
          <table:table-cell table:style-name="ce17" table:formula="of:=IF(AND([.$B12]=[.Y$2];[.$I12]&lt;&gt;&quot;&quot;);[.$G12];&quot;&quot;)" office:value-type="float" office:value="123.315">
            <text:p>123,32</text:p>
          </table:table-cell>
          <table:table-cell table:style-name="ce17" table:formula="of:=IF(AND([.$B12]=[.Z$2];[.$I12]&lt;&gt;&quot;&quot;);[.$G12];&quot;&quot;)">
            <text:p/>
          </table:table-cell>
          <table:table-cell table:style-name="ce17" table:formula="of:=IF(AND([.$B12]=[.AA$2];[.$I12]&lt;&gt;&quot;&quot;);[.$G12];&quot;&quot;)">
            <text:p/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3]=[.J$2];[.$I13]&lt;&gt;&quot;&quot;);[.$C13];&quot;&quot;)">
            <text:p/>
          </table:table-cell>
          <table:table-cell table:formula="of:=IF(AND([.$B13]=[.K$2];[.$I13]&lt;&gt;&quot;&quot;);[.$C13];&quot;&quot;)">
            <text:p/>
          </table:table-cell>
          <table:table-cell table:formula="of:=IF(AND([.$B13]=[.L$2];[.$I13]&lt;&gt;&quot;&quot;);[.$C13];&quot;&quot;)">
            <text:p/>
          </table:table-cell>
          <table:table-cell table:formula="of:=IF(AND([.$B13]=[.M$2];[.$I13]&lt;&gt;&quot;&quot;);[.$C13];&quot;&quot;)">
            <text:p/>
          </table:table-cell>
          <table:table-cell table:formula="of:=IF(AND([.$B13]=[.N$2];[.$I13]&lt;&gt;&quot;&quot;);[.$C13];&quot;&quot;)">
            <text:p/>
          </table:table-cell>
          <table:table-cell table:formula="of:=IF(AND([.$B13]=[.O$2];[.$I13]&lt;&gt;&quot;&quot;);[.$C13];&quot;&quot;)">
            <text:p/>
          </table:table-cell>
          <table:table-cell table:style-name="ce11" table:formula="of:=IF(AND([.$B13]=[.P$2];[.$I13]&lt;&gt;&quot;&quot;);[.$E13];&quot;&quot;)">
            <text:p/>
          </table:table-cell>
          <table:table-cell table:style-name="ce11" table:formula="of:=IF(AND([.$B13]=[.Q$2];[.$I13]&lt;&gt;&quot;&quot;);[.$E13];&quot;&quot;)">
            <text:p/>
          </table:table-cell>
          <table:table-cell table:style-name="ce11" table:formula="of:=IF(AND([.$B13]=[.R$2];[.$I13]&lt;&gt;&quot;&quot;);[.$E13];&quot;&quot;)">
            <text:p/>
          </table:table-cell>
          <table:table-cell table:style-name="ce11" table:formula="of:=IF(AND([.$B13]=[.S$2];[.$I13]&lt;&gt;&quot;&quot;);[.$E13];&quot;&quot;)">
            <text:p/>
          </table:table-cell>
          <table:table-cell table:style-name="ce11" table:formula="of:=IF(AND([.$B13]=[.T$2];[.$I13]&lt;&gt;&quot;&quot;);[.$E13];&quot;&quot;)">
            <text:p/>
          </table:table-cell>
          <table:table-cell table:style-name="ce11" table:formula="of:=IF(AND([.$B13]=[.U$2];[.$I13]&lt;&gt;&quot;&quot;);[.$E13];&quot;&quot;)">
            <text:p/>
          </table:table-cell>
          <table:table-cell table:style-name="ce17" table:formula="of:=IF(AND([.$B13]=[.V$2];[.$I13]&lt;&gt;&quot;&quot;);[.$G13];&quot;&quot;)">
            <text:p/>
          </table:table-cell>
          <table:table-cell table:style-name="ce17" table:formula="of:=IF(AND([.$B13]=[.W$2];[.$I13]&lt;&gt;&quot;&quot;);[.$G13];&quot;&quot;)">
            <text:p/>
          </table:table-cell>
          <table:table-cell table:style-name="ce17" table:formula="of:=IF(AND([.$B13]=[.X$2];[.$I13]&lt;&gt;&quot;&quot;);[.$G13];&quot;&quot;)">
            <text:p/>
          </table:table-cell>
          <table:table-cell table:style-name="ce17" table:formula="of:=IF(AND([.$B13]=[.Y$2];[.$I13]&lt;&gt;&quot;&quot;);[.$G13];&quot;&quot;)">
            <text:p/>
          </table:table-cell>
          <table:table-cell table:style-name="ce17" table:formula="of:=IF(AND([.$B13]=[.Z$2];[.$I13]&lt;&gt;&quot;&quot;);[.$G13];&quot;&quot;)">
            <text:p/>
          </table:table-cell>
          <table:table-cell table:style-name="ce17" table:formula="of:=IF(AND([.$B13]=[.AA$2];[.$I13]&lt;&gt;&quot;&quot;);[.$G13];&quot;&quot;)">
            <text:p/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6.2902">
            <text:p>6,2902</text:p>
          </table:table-cell>
          <table:table-cell table:style-name="Default" office:value-type="float" office:value="3.04869">
            <text:p>3,04869</text:p>
          </table:table-cell>
          <table:table-cell table:style-name="Default" office:value-type="float" office:value="132.148">
            <text:p>132,148</text:p>
          </table:table-cell>
          <table:table-cell table:style-name="Default" office:value-type="float" office:value="1528.97">
            <text:p>1528,97</text:p>
          </table:table-cell>
          <table:table-cell table:style-name="Default" office:value-type="float" office:value="150.719">
            <text:p>150,719</text:p>
          </table:table-cell>
          <table:table-cell table:style-name="Default" office:value-type="float" office:value="1526.12">
            <text:p>1526,12</text:p>
          </table:table-cell>
          <table:table-cell table:style-name="Default" office:value-type="string">
            <text:p>/home/ramiro/Imagens/faces/012.jpg</text:p>
          </table:table-cell>
          <table:table-cell table:formula="of:=IF(AND([.$B14]=[.J$2];[.$I14]&lt;&gt;&quot;&quot;);[.$C14];&quot;&quot;)">
            <text:p/>
          </table:table-cell>
          <table:table-cell table:formula="of:=IF(AND([.$B14]=[.K$2];[.$I14]&lt;&gt;&quot;&quot;);[.$C14];&quot;&quot;)" office:value-type="float" office:value="6.2902">
            <text:p>6,29</text:p>
          </table:table-cell>
          <table:table-cell table:formula="of:=IF(AND([.$B14]=[.L$2];[.$I14]&lt;&gt;&quot;&quot;);[.$C14];&quot;&quot;)">
            <text:p/>
          </table:table-cell>
          <table:table-cell table:formula="of:=IF(AND([.$B14]=[.M$2];[.$I14]&lt;&gt;&quot;&quot;);[.$C14];&quot;&quot;)">
            <text:p/>
          </table:table-cell>
          <table:table-cell table:formula="of:=IF(AND([.$B14]=[.N$2];[.$I14]&lt;&gt;&quot;&quot;);[.$C14];&quot;&quot;)">
            <text:p/>
          </table:table-cell>
          <table:table-cell table:formula="of:=IF(AND([.$B14]=[.O$2];[.$I14]&lt;&gt;&quot;&quot;);[.$C14];&quot;&quot;)">
            <text:p/>
          </table:table-cell>
          <table:table-cell table:style-name="ce11" table:formula="of:=IF(AND([.$B14]=[.P$2];[.$I14]&lt;&gt;&quot;&quot;);[.$E14];&quot;&quot;)">
            <text:p/>
          </table:table-cell>
          <table:table-cell table:style-name="ce11" table:formula="of:=IF(AND([.$B14]=[.Q$2];[.$I14]&lt;&gt;&quot;&quot;);[.$E14];&quot;&quot;)" office:value-type="float" office:value="132.148">
            <text:p>132,15</text:p>
          </table:table-cell>
          <table:table-cell table:style-name="ce11" table:formula="of:=IF(AND([.$B14]=[.R$2];[.$I14]&lt;&gt;&quot;&quot;);[.$E14];&quot;&quot;)">
            <text:p/>
          </table:table-cell>
          <table:table-cell table:style-name="ce11" table:formula="of:=IF(AND([.$B14]=[.S$2];[.$I14]&lt;&gt;&quot;&quot;);[.$E14];&quot;&quot;)">
            <text:p/>
          </table:table-cell>
          <table:table-cell table:style-name="ce11" table:formula="of:=IF(AND([.$B14]=[.T$2];[.$I14]&lt;&gt;&quot;&quot;);[.$E14];&quot;&quot;)">
            <text:p/>
          </table:table-cell>
          <table:table-cell table:style-name="ce11" table:formula="of:=IF(AND([.$B14]=[.U$2];[.$I14]&lt;&gt;&quot;&quot;);[.$E14];&quot;&quot;)">
            <text:p/>
          </table:table-cell>
          <table:table-cell table:style-name="ce17" table:formula="of:=IF(AND([.$B14]=[.V$2];[.$I14]&lt;&gt;&quot;&quot;);[.$G14];&quot;&quot;)">
            <text:p/>
          </table:table-cell>
          <table:table-cell table:style-name="ce17" table:formula="of:=IF(AND([.$B14]=[.W$2];[.$I14]&lt;&gt;&quot;&quot;);[.$G14];&quot;&quot;)" office:value-type="float" office:value="150.719">
            <text:p>150,72</text:p>
          </table:table-cell>
          <table:table-cell table:style-name="ce17" table:formula="of:=IF(AND([.$B14]=[.X$2];[.$I14]&lt;&gt;&quot;&quot;);[.$G14];&quot;&quot;)">
            <text:p/>
          </table:table-cell>
          <table:table-cell table:style-name="ce17" table:formula="of:=IF(AND([.$B14]=[.Y$2];[.$I14]&lt;&gt;&quot;&quot;);[.$G14];&quot;&quot;)">
            <text:p/>
          </table:table-cell>
          <table:table-cell table:style-name="ce17" table:formula="of:=IF(AND([.$B14]=[.Z$2];[.$I14]&lt;&gt;&quot;&quot;);[.$G14];&quot;&quot;)">
            <text:p/>
          </table:table-cell>
          <table:table-cell table:style-name="ce17" table:formula="of:=IF(AND([.$B14]=[.AA$2];[.$I14]&lt;&gt;&quot;&quot;);[.$G14];&quot;&quot;)">
            <text:p/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2.7949">
            <text:p>12,7949</text:p>
          </table:table-cell>
          <table:table-cell table:style-name="Default" office:value-type="float" office:value="8.34271">
            <text:p>8,34271</text:p>
          </table:table-cell>
          <table:table-cell table:style-name="Default" office:value-type="float" office:value="79.2386">
            <text:p>79,2386</text:p>
          </table:table-cell>
          <table:table-cell table:style-name="Default" office:value-type="float" office:value="1081.08">
            <text:p>1081,08</text:p>
          </table:table-cell>
          <table:table-cell table:style-name="Default" office:value-type="float" office:value="184.18">
            <text:p>184,18</text:p>
          </table:table-cell>
          <table:table-cell table:style-name="Default" office:value-type="float" office:value="2067.08">
            <text:p>2067,08</text:p>
          </table:table-cell>
          <table:table-cell table:style-name="Default" office:value-type="string">
            <text:p>/home/ramiro/Imagens/faces/013.jpg</text:p>
          </table:table-cell>
          <table:table-cell table:formula="of:=IF(AND([.$B15]=[.J$2];[.$I15]&lt;&gt;&quot;&quot;);[.$C15];&quot;&quot;)">
            <text:p/>
          </table:table-cell>
          <table:table-cell table:formula="of:=IF(AND([.$B15]=[.K$2];[.$I15]&lt;&gt;&quot;&quot;);[.$C15];&quot;&quot;)">
            <text:p/>
          </table:table-cell>
          <table:table-cell table:formula="of:=IF(AND([.$B15]=[.L$2];[.$I15]&lt;&gt;&quot;&quot;);[.$C15];&quot;&quot;)" office:value-type="float" office:value="12.7949">
            <text:p>12,79</text:p>
          </table:table-cell>
          <table:table-cell table:formula="of:=IF(AND([.$B15]=[.M$2];[.$I15]&lt;&gt;&quot;&quot;);[.$C15];&quot;&quot;)">
            <text:p/>
          </table:table-cell>
          <table:table-cell table:formula="of:=IF(AND([.$B15]=[.N$2];[.$I15]&lt;&gt;&quot;&quot;);[.$C15];&quot;&quot;)">
            <text:p/>
          </table:table-cell>
          <table:table-cell table:formula="of:=IF(AND([.$B15]=[.O$2];[.$I15]&lt;&gt;&quot;&quot;);[.$C15];&quot;&quot;)">
            <text:p/>
          </table:table-cell>
          <table:table-cell table:style-name="ce11" table:formula="of:=IF(AND([.$B15]=[.P$2];[.$I15]&lt;&gt;&quot;&quot;);[.$E15];&quot;&quot;)">
            <text:p/>
          </table:table-cell>
          <table:table-cell table:style-name="ce11" table:formula="of:=IF(AND([.$B15]=[.Q$2];[.$I15]&lt;&gt;&quot;&quot;);[.$E15];&quot;&quot;)">
            <text:p/>
          </table:table-cell>
          <table:table-cell table:style-name="ce11" table:formula="of:=IF(AND([.$B15]=[.R$2];[.$I15]&lt;&gt;&quot;&quot;);[.$E15];&quot;&quot;)" office:value-type="float" office:value="79.2386">
            <text:p>79,24</text:p>
          </table:table-cell>
          <table:table-cell table:style-name="ce11" table:formula="of:=IF(AND([.$B15]=[.S$2];[.$I15]&lt;&gt;&quot;&quot;);[.$E15];&quot;&quot;)">
            <text:p/>
          </table:table-cell>
          <table:table-cell table:style-name="ce11" table:formula="of:=IF(AND([.$B15]=[.T$2];[.$I15]&lt;&gt;&quot;&quot;);[.$E15];&quot;&quot;)">
            <text:p/>
          </table:table-cell>
          <table:table-cell table:style-name="ce11" table:formula="of:=IF(AND([.$B15]=[.U$2];[.$I15]&lt;&gt;&quot;&quot;);[.$E15];&quot;&quot;)">
            <text:p/>
          </table:table-cell>
          <table:table-cell table:style-name="ce17" table:formula="of:=IF(AND([.$B15]=[.V$2];[.$I15]&lt;&gt;&quot;&quot;);[.$G15];&quot;&quot;)">
            <text:p/>
          </table:table-cell>
          <table:table-cell table:style-name="ce17" table:formula="of:=IF(AND([.$B15]=[.W$2];[.$I15]&lt;&gt;&quot;&quot;);[.$G15];&quot;&quot;)">
            <text:p/>
          </table:table-cell>
          <table:table-cell table:style-name="ce17" table:formula="of:=IF(AND([.$B15]=[.X$2];[.$I15]&lt;&gt;&quot;&quot;);[.$G15];&quot;&quot;)" office:value-type="float" office:value="184.18">
            <text:p>184,18</text:p>
          </table:table-cell>
          <table:table-cell table:style-name="ce17" table:formula="of:=IF(AND([.$B15]=[.Y$2];[.$I15]&lt;&gt;&quot;&quot;);[.$G15];&quot;&quot;)">
            <text:p/>
          </table:table-cell>
          <table:table-cell table:style-name="ce17" table:formula="of:=IF(AND([.$B15]=[.Z$2];[.$I15]&lt;&gt;&quot;&quot;);[.$G15];&quot;&quot;)">
            <text:p/>
          </table:table-cell>
          <table:table-cell table:style-name="ce17" table:formula="of:=IF(AND([.$B15]=[.AA$2];[.$I15]&lt;&gt;&quot;&quot;);[.$G15];&quot;&quot;)">
            <text:p/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12.8909">
            <text:p>12,8909</text:p>
          </table:table-cell>
          <table:table-cell table:style-name="Default" office:value-type="float" office:value="10.7078">
            <text:p>10,7078</text:p>
          </table:table-cell>
          <table:table-cell table:style-name="Default" office:value-type="float" office:value="116.859">
            <text:p>116,859</text:p>
          </table:table-cell>
          <table:table-cell table:style-name="Default" office:value-type="float" office:value="1223.5">
            <text:p>1223,5</text:p>
          </table:table-cell>
          <table:table-cell table:style-name="Default" office:value-type="float" office:value="191.545">
            <text:p>191,545</text:p>
          </table:table-cell>
          <table:table-cell table:style-name="Default" office:value-type="float" office:value="1873.45">
            <text:p>1873,45</text:p>
          </table:table-cell>
          <table:table-cell table:style-name="Default" office:value-type="string">
            <text:p>/home/ramiro/Imagens/faces/014.jpg</text:p>
          </table:table-cell>
          <table:table-cell table:formula="of:=IF(AND([.$B16]=[.J$2];[.$I16]&lt;&gt;&quot;&quot;);[.$C16];&quot;&quot;)">
            <text:p/>
          </table:table-cell>
          <table:table-cell table:formula="of:=IF(AND([.$B16]=[.K$2];[.$I16]&lt;&gt;&quot;&quot;);[.$C16];&quot;&quot;)">
            <text:p/>
          </table:table-cell>
          <table:table-cell table:formula="of:=IF(AND([.$B16]=[.L$2];[.$I16]&lt;&gt;&quot;&quot;);[.$C16];&quot;&quot;)" office:value-type="float" office:value="12.8909">
            <text:p>12,89</text:p>
          </table:table-cell>
          <table:table-cell table:formula="of:=IF(AND([.$B16]=[.M$2];[.$I16]&lt;&gt;&quot;&quot;);[.$C16];&quot;&quot;)">
            <text:p/>
          </table:table-cell>
          <table:table-cell table:formula="of:=IF(AND([.$B16]=[.N$2];[.$I16]&lt;&gt;&quot;&quot;);[.$C16];&quot;&quot;)">
            <text:p/>
          </table:table-cell>
          <table:table-cell table:formula="of:=IF(AND([.$B16]=[.O$2];[.$I16]&lt;&gt;&quot;&quot;);[.$C16];&quot;&quot;)">
            <text:p/>
          </table:table-cell>
          <table:table-cell table:style-name="ce11" table:formula="of:=IF(AND([.$B16]=[.P$2];[.$I16]&lt;&gt;&quot;&quot;);[.$E16];&quot;&quot;)">
            <text:p/>
          </table:table-cell>
          <table:table-cell table:style-name="ce11" table:formula="of:=IF(AND([.$B16]=[.Q$2];[.$I16]&lt;&gt;&quot;&quot;);[.$E16];&quot;&quot;)">
            <text:p/>
          </table:table-cell>
          <table:table-cell table:style-name="ce11" table:formula="of:=IF(AND([.$B16]=[.R$2];[.$I16]&lt;&gt;&quot;&quot;);[.$E16];&quot;&quot;)" office:value-type="float" office:value="116.859">
            <text:p>116,86</text:p>
          </table:table-cell>
          <table:table-cell table:style-name="ce11" table:formula="of:=IF(AND([.$B16]=[.S$2];[.$I16]&lt;&gt;&quot;&quot;);[.$E16];&quot;&quot;)">
            <text:p/>
          </table:table-cell>
          <table:table-cell table:style-name="ce11" table:formula="of:=IF(AND([.$B16]=[.T$2];[.$I16]&lt;&gt;&quot;&quot;);[.$E16];&quot;&quot;)">
            <text:p/>
          </table:table-cell>
          <table:table-cell table:style-name="ce11" table:formula="of:=IF(AND([.$B16]=[.U$2];[.$I16]&lt;&gt;&quot;&quot;);[.$E16];&quot;&quot;)">
            <text:p/>
          </table:table-cell>
          <table:table-cell table:style-name="ce17" table:formula="of:=IF(AND([.$B16]=[.V$2];[.$I16]&lt;&gt;&quot;&quot;);[.$G16];&quot;&quot;)">
            <text:p/>
          </table:table-cell>
          <table:table-cell table:style-name="ce17" table:formula="of:=IF(AND([.$B16]=[.W$2];[.$I16]&lt;&gt;&quot;&quot;);[.$G16];&quot;&quot;)">
            <text:p/>
          </table:table-cell>
          <table:table-cell table:style-name="ce17" table:formula="of:=IF(AND([.$B16]=[.X$2];[.$I16]&lt;&gt;&quot;&quot;);[.$G16];&quot;&quot;)" office:value-type="float" office:value="191.545">
            <text:p>191,55</text:p>
          </table:table-cell>
          <table:table-cell table:style-name="ce17" table:formula="of:=IF(AND([.$B16]=[.Y$2];[.$I16]&lt;&gt;&quot;&quot;);[.$G16];&quot;&quot;)">
            <text:p/>
          </table:table-cell>
          <table:table-cell table:style-name="ce17" table:formula="of:=IF(AND([.$B16]=[.Z$2];[.$I16]&lt;&gt;&quot;&quot;);[.$G16];&quot;&quot;)">
            <text:p/>
          </table:table-cell>
          <table:table-cell table:style-name="ce17" table:formula="of:=IF(AND([.$B16]=[.AA$2];[.$I16]&lt;&gt;&quot;&quot;);[.$G16];&quot;&quot;)">
            <text:p/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7]=[.J$2];[.$I17]&lt;&gt;&quot;&quot;);[.$C17];&quot;&quot;)">
            <text:p/>
          </table:table-cell>
          <table:table-cell table:formula="of:=IF(AND([.$B17]=[.K$2];[.$I17]&lt;&gt;&quot;&quot;);[.$C17];&quot;&quot;)">
            <text:p/>
          </table:table-cell>
          <table:table-cell table:formula="of:=IF(AND([.$B17]=[.L$2];[.$I17]&lt;&gt;&quot;&quot;);[.$C17];&quot;&quot;)">
            <text:p/>
          </table:table-cell>
          <table:table-cell table:formula="of:=IF(AND([.$B17]=[.M$2];[.$I17]&lt;&gt;&quot;&quot;);[.$C17];&quot;&quot;)">
            <text:p/>
          </table:table-cell>
          <table:table-cell table:formula="of:=IF(AND([.$B17]=[.N$2];[.$I17]&lt;&gt;&quot;&quot;);[.$C17];&quot;&quot;)">
            <text:p/>
          </table:table-cell>
          <table:table-cell table:formula="of:=IF(AND([.$B17]=[.O$2];[.$I17]&lt;&gt;&quot;&quot;);[.$C17];&quot;&quot;)">
            <text:p/>
          </table:table-cell>
          <table:table-cell table:style-name="ce11" table:formula="of:=IF(AND([.$B17]=[.P$2];[.$I17]&lt;&gt;&quot;&quot;);[.$E17];&quot;&quot;)">
            <text:p/>
          </table:table-cell>
          <table:table-cell table:style-name="ce11" table:formula="of:=IF(AND([.$B17]=[.Q$2];[.$I17]&lt;&gt;&quot;&quot;);[.$E17];&quot;&quot;)">
            <text:p/>
          </table:table-cell>
          <table:table-cell table:style-name="ce11" table:formula="of:=IF(AND([.$B17]=[.R$2];[.$I17]&lt;&gt;&quot;&quot;);[.$E17];&quot;&quot;)">
            <text:p/>
          </table:table-cell>
          <table:table-cell table:style-name="ce11" table:formula="of:=IF(AND([.$B17]=[.S$2];[.$I17]&lt;&gt;&quot;&quot;);[.$E17];&quot;&quot;)">
            <text:p/>
          </table:table-cell>
          <table:table-cell table:style-name="ce11" table:formula="of:=IF(AND([.$B17]=[.T$2];[.$I17]&lt;&gt;&quot;&quot;);[.$E17];&quot;&quot;)">
            <text:p/>
          </table:table-cell>
          <table:table-cell table:style-name="ce11" table:formula="of:=IF(AND([.$B17]=[.U$2];[.$I17]&lt;&gt;&quot;&quot;);[.$E17];&quot;&quot;)">
            <text:p/>
          </table:table-cell>
          <table:table-cell table:style-name="ce17" table:formula="of:=IF(AND([.$B17]=[.V$2];[.$I17]&lt;&gt;&quot;&quot;);[.$G17];&quot;&quot;)">
            <text:p/>
          </table:table-cell>
          <table:table-cell table:style-name="ce17" table:formula="of:=IF(AND([.$B17]=[.W$2];[.$I17]&lt;&gt;&quot;&quot;);[.$G17];&quot;&quot;)">
            <text:p/>
          </table:table-cell>
          <table:table-cell table:style-name="ce17" table:formula="of:=IF(AND([.$B17]=[.X$2];[.$I17]&lt;&gt;&quot;&quot;);[.$G17];&quot;&quot;)">
            <text:p/>
          </table:table-cell>
          <table:table-cell table:style-name="ce17" table:formula="of:=IF(AND([.$B17]=[.Y$2];[.$I17]&lt;&gt;&quot;&quot;);[.$G17];&quot;&quot;)">
            <text:p/>
          </table:table-cell>
          <table:table-cell table:style-name="ce17" table:formula="of:=IF(AND([.$B17]=[.Z$2];[.$I17]&lt;&gt;&quot;&quot;);[.$G17];&quot;&quot;)">
            <text:p/>
          </table:table-cell>
          <table:table-cell table:style-name="ce17" table:formula="of:=IF(AND([.$B17]=[.AA$2];[.$I17]&lt;&gt;&quot;&quot;);[.$G17];&quot;&quot;)">
            <text:p/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2924">
            <text:p>12,2924</text:p>
          </table:table-cell>
          <table:table-cell table:style-name="Default" office:value-type="float" office:value="6.25762">
            <text:p>6,25762</text:p>
          </table:table-cell>
          <table:table-cell table:style-name="Default" office:value-type="float" office:value="117.007">
            <text:p>117,007</text:p>
          </table:table-cell>
          <table:table-cell table:style-name="Default" office:value-type="float" office:value="993.281">
            <text:p>993,281</text:p>
          </table:table-cell>
          <table:table-cell table:style-name="Default" office:value-type="float" office:value="165.912">
            <text:p>165,912</text:p>
          </table:table-cell>
          <table:table-cell table:style-name="Default" office:value-type="float" office:value="3718.78">
            <text:p>3718,78</text:p>
          </table:table-cell>
          <table:table-cell table:style-name="Default" office:value-type="string">
            <text:p>/home/ramiro/Imagens/faces/016.jpg</text:p>
          </table:table-cell>
          <table:table-cell table:formula="of:=IF(AND([.$B18]=[.J$2];[.$I18]&lt;&gt;&quot;&quot;);[.$C18];&quot;&quot;)">
            <text:p/>
          </table:table-cell>
          <table:table-cell table:formula="of:=IF(AND([.$B18]=[.K$2];[.$I18]&lt;&gt;&quot;&quot;);[.$C18];&quot;&quot;)" office:value-type="float" office:value="12.2924">
            <text:p>12,29</text:p>
          </table:table-cell>
          <table:table-cell table:formula="of:=IF(AND([.$B18]=[.L$2];[.$I18]&lt;&gt;&quot;&quot;);[.$C18];&quot;&quot;)">
            <text:p/>
          </table:table-cell>
          <table:table-cell table:formula="of:=IF(AND([.$B18]=[.M$2];[.$I18]&lt;&gt;&quot;&quot;);[.$C18];&quot;&quot;)">
            <text:p/>
          </table:table-cell>
          <table:table-cell table:formula="of:=IF(AND([.$B18]=[.N$2];[.$I18]&lt;&gt;&quot;&quot;);[.$C18];&quot;&quot;)">
            <text:p/>
          </table:table-cell>
          <table:table-cell table:formula="of:=IF(AND([.$B18]=[.O$2];[.$I18]&lt;&gt;&quot;&quot;);[.$C18];&quot;&quot;)">
            <text:p/>
          </table:table-cell>
          <table:table-cell table:style-name="ce11" table:formula="of:=IF(AND([.$B18]=[.P$2];[.$I18]&lt;&gt;&quot;&quot;);[.$E18];&quot;&quot;)">
            <text:p/>
          </table:table-cell>
          <table:table-cell table:style-name="ce11" table:formula="of:=IF(AND([.$B18]=[.Q$2];[.$I18]&lt;&gt;&quot;&quot;);[.$E18];&quot;&quot;)" office:value-type="float" office:value="117.007">
            <text:p>117,01</text:p>
          </table:table-cell>
          <table:table-cell table:style-name="ce11" table:formula="of:=IF(AND([.$B18]=[.R$2];[.$I18]&lt;&gt;&quot;&quot;);[.$E18];&quot;&quot;)">
            <text:p/>
          </table:table-cell>
          <table:table-cell table:style-name="ce11" table:formula="of:=IF(AND([.$B18]=[.S$2];[.$I18]&lt;&gt;&quot;&quot;);[.$E18];&quot;&quot;)">
            <text:p/>
          </table:table-cell>
          <table:table-cell table:style-name="ce11" table:formula="of:=IF(AND([.$B18]=[.T$2];[.$I18]&lt;&gt;&quot;&quot;);[.$E18];&quot;&quot;)">
            <text:p/>
          </table:table-cell>
          <table:table-cell table:style-name="ce11" table:formula="of:=IF(AND([.$B18]=[.U$2];[.$I18]&lt;&gt;&quot;&quot;);[.$E18];&quot;&quot;)">
            <text:p/>
          </table:table-cell>
          <table:table-cell table:style-name="ce17" table:formula="of:=IF(AND([.$B18]=[.V$2];[.$I18]&lt;&gt;&quot;&quot;);[.$G18];&quot;&quot;)">
            <text:p/>
          </table:table-cell>
          <table:table-cell table:style-name="ce17" table:formula="of:=IF(AND([.$B18]=[.W$2];[.$I18]&lt;&gt;&quot;&quot;);[.$G18];&quot;&quot;)" office:value-type="float" office:value="165.912">
            <text:p>165,91</text:p>
          </table:table-cell>
          <table:table-cell table:style-name="ce17" table:formula="of:=IF(AND([.$B18]=[.X$2];[.$I18]&lt;&gt;&quot;&quot;);[.$G18];&quot;&quot;)">
            <text:p/>
          </table:table-cell>
          <table:table-cell table:style-name="ce17" table:formula="of:=IF(AND([.$B18]=[.Y$2];[.$I18]&lt;&gt;&quot;&quot;);[.$G18];&quot;&quot;)">
            <text:p/>
          </table:table-cell>
          <table:table-cell table:style-name="ce17" table:formula="of:=IF(AND([.$B18]=[.Z$2];[.$I18]&lt;&gt;&quot;&quot;);[.$G18];&quot;&quot;)">
            <text:p/>
          </table:table-cell>
          <table:table-cell table:style-name="ce17" table:formula="of:=IF(AND([.$B18]=[.AA$2];[.$I18]&lt;&gt;&quot;&quot;);[.$G18];&quot;&quot;)">
            <text:p/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9]=[.J$2];[.$I19]&lt;&gt;&quot;&quot;);[.$C19];&quot;&quot;)">
            <text:p/>
          </table:table-cell>
          <table:table-cell table:formula="of:=IF(AND([.$B19]=[.K$2];[.$I19]&lt;&gt;&quot;&quot;);[.$C19];&quot;&quot;)">
            <text:p/>
          </table:table-cell>
          <table:table-cell table:formula="of:=IF(AND([.$B19]=[.L$2];[.$I19]&lt;&gt;&quot;&quot;);[.$C19];&quot;&quot;)">
            <text:p/>
          </table:table-cell>
          <table:table-cell table:formula="of:=IF(AND([.$B19]=[.M$2];[.$I19]&lt;&gt;&quot;&quot;);[.$C19];&quot;&quot;)">
            <text:p/>
          </table:table-cell>
          <table:table-cell table:formula="of:=IF(AND([.$B19]=[.N$2];[.$I19]&lt;&gt;&quot;&quot;);[.$C19];&quot;&quot;)">
            <text:p/>
          </table:table-cell>
          <table:table-cell table:formula="of:=IF(AND([.$B19]=[.O$2];[.$I19]&lt;&gt;&quot;&quot;);[.$C19];&quot;&quot;)">
            <text:p/>
          </table:table-cell>
          <table:table-cell table:style-name="ce11" table:formula="of:=IF(AND([.$B19]=[.P$2];[.$I19]&lt;&gt;&quot;&quot;);[.$E19];&quot;&quot;)">
            <text:p/>
          </table:table-cell>
          <table:table-cell table:style-name="ce11" table:formula="of:=IF(AND([.$B19]=[.Q$2];[.$I19]&lt;&gt;&quot;&quot;);[.$E19];&quot;&quot;)">
            <text:p/>
          </table:table-cell>
          <table:table-cell table:style-name="ce11" table:formula="of:=IF(AND([.$B19]=[.R$2];[.$I19]&lt;&gt;&quot;&quot;);[.$E19];&quot;&quot;)">
            <text:p/>
          </table:table-cell>
          <table:table-cell table:style-name="ce11" table:formula="of:=IF(AND([.$B19]=[.S$2];[.$I19]&lt;&gt;&quot;&quot;);[.$E19];&quot;&quot;)">
            <text:p/>
          </table:table-cell>
          <table:table-cell table:style-name="ce11" table:formula="of:=IF(AND([.$B19]=[.T$2];[.$I19]&lt;&gt;&quot;&quot;);[.$E19];&quot;&quot;)">
            <text:p/>
          </table:table-cell>
          <table:table-cell table:style-name="ce11" table:formula="of:=IF(AND([.$B19]=[.U$2];[.$I19]&lt;&gt;&quot;&quot;);[.$E19];&quot;&quot;)">
            <text:p/>
          </table:table-cell>
          <table:table-cell table:style-name="ce17" table:formula="of:=IF(AND([.$B19]=[.V$2];[.$I19]&lt;&gt;&quot;&quot;);[.$G19];&quot;&quot;)">
            <text:p/>
          </table:table-cell>
          <table:table-cell table:style-name="ce17" table:formula="of:=IF(AND([.$B19]=[.W$2];[.$I19]&lt;&gt;&quot;&quot;);[.$G19];&quot;&quot;)">
            <text:p/>
          </table:table-cell>
          <table:table-cell table:style-name="ce17" table:formula="of:=IF(AND([.$B19]=[.X$2];[.$I19]&lt;&gt;&quot;&quot;);[.$G19];&quot;&quot;)">
            <text:p/>
          </table:table-cell>
          <table:table-cell table:style-name="ce17" table:formula="of:=IF(AND([.$B19]=[.Y$2];[.$I19]&lt;&gt;&quot;&quot;);[.$G19];&quot;&quot;)">
            <text:p/>
          </table:table-cell>
          <table:table-cell table:style-name="ce17" table:formula="of:=IF(AND([.$B19]=[.Z$2];[.$I19]&lt;&gt;&quot;&quot;);[.$G19];&quot;&quot;)">
            <text:p/>
          </table:table-cell>
          <table:table-cell table:style-name="ce17" table:formula="of:=IF(AND([.$B19]=[.AA$2];[.$I19]&lt;&gt;&quot;&quot;);[.$G19];&quot;&quot;)">
            <text:p/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0]=[.J$2];[.$I20]&lt;&gt;&quot;&quot;);[.$C20];&quot;&quot;)">
            <text:p/>
          </table:table-cell>
          <table:table-cell table:formula="of:=IF(AND([.$B20]=[.K$2];[.$I20]&lt;&gt;&quot;&quot;);[.$C20];&quot;&quot;)">
            <text:p/>
          </table:table-cell>
          <table:table-cell table:formula="of:=IF(AND([.$B20]=[.L$2];[.$I20]&lt;&gt;&quot;&quot;);[.$C20];&quot;&quot;)">
            <text:p/>
          </table:table-cell>
          <table:table-cell table:formula="of:=IF(AND([.$B20]=[.M$2];[.$I20]&lt;&gt;&quot;&quot;);[.$C20];&quot;&quot;)">
            <text:p/>
          </table:table-cell>
          <table:table-cell table:formula="of:=IF(AND([.$B20]=[.N$2];[.$I20]&lt;&gt;&quot;&quot;);[.$C20];&quot;&quot;)">
            <text:p/>
          </table:table-cell>
          <table:table-cell table:formula="of:=IF(AND([.$B20]=[.O$2];[.$I20]&lt;&gt;&quot;&quot;);[.$C20];&quot;&quot;)">
            <text:p/>
          </table:table-cell>
          <table:table-cell table:style-name="ce11" table:formula="of:=IF(AND([.$B20]=[.P$2];[.$I20]&lt;&gt;&quot;&quot;);[.$E20];&quot;&quot;)">
            <text:p/>
          </table:table-cell>
          <table:table-cell table:style-name="ce11" table:formula="of:=IF(AND([.$B20]=[.Q$2];[.$I20]&lt;&gt;&quot;&quot;);[.$E20];&quot;&quot;)">
            <text:p/>
          </table:table-cell>
          <table:table-cell table:style-name="ce11" table:formula="of:=IF(AND([.$B20]=[.R$2];[.$I20]&lt;&gt;&quot;&quot;);[.$E20];&quot;&quot;)">
            <text:p/>
          </table:table-cell>
          <table:table-cell table:style-name="ce11" table:formula="of:=IF(AND([.$B20]=[.S$2];[.$I20]&lt;&gt;&quot;&quot;);[.$E20];&quot;&quot;)">
            <text:p/>
          </table:table-cell>
          <table:table-cell table:style-name="ce11" table:formula="of:=IF(AND([.$B20]=[.T$2];[.$I20]&lt;&gt;&quot;&quot;);[.$E20];&quot;&quot;)">
            <text:p/>
          </table:table-cell>
          <table:table-cell table:style-name="ce11" table:formula="of:=IF(AND([.$B20]=[.U$2];[.$I20]&lt;&gt;&quot;&quot;);[.$E20];&quot;&quot;)">
            <text:p/>
          </table:table-cell>
          <table:table-cell table:style-name="ce17" table:formula="of:=IF(AND([.$B20]=[.V$2];[.$I20]&lt;&gt;&quot;&quot;);[.$G20];&quot;&quot;)">
            <text:p/>
          </table:table-cell>
          <table:table-cell table:style-name="ce17" table:formula="of:=IF(AND([.$B20]=[.W$2];[.$I20]&lt;&gt;&quot;&quot;);[.$G20];&quot;&quot;)">
            <text:p/>
          </table:table-cell>
          <table:table-cell table:style-name="ce17" table:formula="of:=IF(AND([.$B20]=[.X$2];[.$I20]&lt;&gt;&quot;&quot;);[.$G20];&quot;&quot;)">
            <text:p/>
          </table:table-cell>
          <table:table-cell table:style-name="ce17" table:formula="of:=IF(AND([.$B20]=[.Y$2];[.$I20]&lt;&gt;&quot;&quot;);[.$G20];&quot;&quot;)">
            <text:p/>
          </table:table-cell>
          <table:table-cell table:style-name="ce17" table:formula="of:=IF(AND([.$B20]=[.Z$2];[.$I20]&lt;&gt;&quot;&quot;);[.$G20];&quot;&quot;)">
            <text:p/>
          </table:table-cell>
          <table:table-cell table:style-name="ce17" table:formula="of:=IF(AND([.$B20]=[.AA$2];[.$I20]&lt;&gt;&quot;&quot;);[.$G20];&quot;&quot;)">
            <text:p/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9.83058">
            <text:p>9,83058</text:p>
          </table:table-cell>
          <table:table-cell table:style-name="Default" office:value-type="float" office:value="4.08276">
            <text:p>4,08276</text:p>
          </table:table-cell>
          <table:table-cell table:style-name="Default" office:value-type="float" office:value="140.866">
            <text:p>140,866</text:p>
          </table:table-cell>
          <table:table-cell table:style-name="Default" office:value-type="float" office:value="1195.57">
            <text:p>1195,57</text:p>
          </table:table-cell>
          <table:table-cell table:style-name="Default" office:value-type="float" office:value="191.103">
            <text:p>191,103</text:p>
          </table:table-cell>
          <table:table-cell table:style-name="Default" office:value-type="float" office:value="2052.76">
            <text:p>2052,76</text:p>
          </table:table-cell>
          <table:table-cell table:style-name="Default" office:value-type="string">
            <text:p>/home/ramiro/Imagens/faces/019.jpg</text:p>
          </table:table-cell>
          <table:table-cell table:formula="of:=IF(AND([.$B21]=[.J$2];[.$I21]&lt;&gt;&quot;&quot;);[.$C21];&quot;&quot;)">
            <text:p/>
          </table:table-cell>
          <table:table-cell table:formula="of:=IF(AND([.$B21]=[.K$2];[.$I21]&lt;&gt;&quot;&quot;);[.$C21];&quot;&quot;)" office:value-type="float" office:value="9.83058">
            <text:p>9,83</text:p>
          </table:table-cell>
          <table:table-cell table:formula="of:=IF(AND([.$B21]=[.L$2];[.$I21]&lt;&gt;&quot;&quot;);[.$C21];&quot;&quot;)">
            <text:p/>
          </table:table-cell>
          <table:table-cell table:formula="of:=IF(AND([.$B21]=[.M$2];[.$I21]&lt;&gt;&quot;&quot;);[.$C21];&quot;&quot;)">
            <text:p/>
          </table:table-cell>
          <table:table-cell table:formula="of:=IF(AND([.$B21]=[.N$2];[.$I21]&lt;&gt;&quot;&quot;);[.$C21];&quot;&quot;)">
            <text:p/>
          </table:table-cell>
          <table:table-cell table:formula="of:=IF(AND([.$B21]=[.O$2];[.$I21]&lt;&gt;&quot;&quot;);[.$C21];&quot;&quot;)">
            <text:p/>
          </table:table-cell>
          <table:table-cell table:style-name="ce11" table:formula="of:=IF(AND([.$B21]=[.P$2];[.$I21]&lt;&gt;&quot;&quot;);[.$E21];&quot;&quot;)">
            <text:p/>
          </table:table-cell>
          <table:table-cell table:style-name="ce11" table:formula="of:=IF(AND([.$B21]=[.Q$2];[.$I21]&lt;&gt;&quot;&quot;);[.$E21];&quot;&quot;)" office:value-type="float" office:value="140.866">
            <text:p>140,87</text:p>
          </table:table-cell>
          <table:table-cell table:style-name="ce11" table:formula="of:=IF(AND([.$B21]=[.R$2];[.$I21]&lt;&gt;&quot;&quot;);[.$E21];&quot;&quot;)">
            <text:p/>
          </table:table-cell>
          <table:table-cell table:style-name="ce11" table:formula="of:=IF(AND([.$B21]=[.S$2];[.$I21]&lt;&gt;&quot;&quot;);[.$E21];&quot;&quot;)">
            <text:p/>
          </table:table-cell>
          <table:table-cell table:style-name="ce11" table:formula="of:=IF(AND([.$B21]=[.T$2];[.$I21]&lt;&gt;&quot;&quot;);[.$E21];&quot;&quot;)">
            <text:p/>
          </table:table-cell>
          <table:table-cell table:style-name="ce11" table:formula="of:=IF(AND([.$B21]=[.U$2];[.$I21]&lt;&gt;&quot;&quot;);[.$E21];&quot;&quot;)">
            <text:p/>
          </table:table-cell>
          <table:table-cell table:style-name="ce17" table:formula="of:=IF(AND([.$B21]=[.V$2];[.$I21]&lt;&gt;&quot;&quot;);[.$G21];&quot;&quot;)">
            <text:p/>
          </table:table-cell>
          <table:table-cell table:style-name="ce17" table:formula="of:=IF(AND([.$B21]=[.W$2];[.$I21]&lt;&gt;&quot;&quot;);[.$G21];&quot;&quot;)" office:value-type="float" office:value="191.103">
            <text:p>191,10</text:p>
          </table:table-cell>
          <table:table-cell table:style-name="ce17" table:formula="of:=IF(AND([.$B21]=[.X$2];[.$I21]&lt;&gt;&quot;&quot;);[.$G21];&quot;&quot;)">
            <text:p/>
          </table:table-cell>
          <table:table-cell table:style-name="ce17" table:formula="of:=IF(AND([.$B21]=[.Y$2];[.$I21]&lt;&gt;&quot;&quot;);[.$G21];&quot;&quot;)">
            <text:p/>
          </table:table-cell>
          <table:table-cell table:style-name="ce17" table:formula="of:=IF(AND([.$B21]=[.Z$2];[.$I21]&lt;&gt;&quot;&quot;);[.$G21];&quot;&quot;)">
            <text:p/>
          </table:table-cell>
          <table:table-cell table:style-name="ce17" table:formula="of:=IF(AND([.$B21]=[.AA$2];[.$I21]&lt;&gt;&quot;&quot;);[.$G21];&quot;&quot;)">
            <text:p/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.3701">
            <text:p>10,3701</text:p>
          </table:table-cell>
          <table:table-cell table:style-name="Default" office:value-type="float" office:value="4.74386">
            <text:p>4,74386</text:p>
          </table:table-cell>
          <table:table-cell table:style-name="Default" office:value-type="float" office:value="98.388">
            <text:p>98,388</text:p>
          </table:table-cell>
          <table:table-cell table:style-name="Default" office:value-type="float" office:value="540.559">
            <text:p>540,559</text:p>
          </table:table-cell>
          <table:table-cell table:style-name="Default" office:value-type="float" office:value="199.596">
            <text:p>199,596</text:p>
          </table:table-cell>
          <table:table-cell table:style-name="Default" office:value-type="float" office:value="2787.68">
            <text:p>2787,68</text:p>
          </table:table-cell>
          <table:table-cell table:style-name="Default" office:value-type="string">
            <text:p>/home/ramiro/Imagens/faces/020.jpg</text:p>
          </table:table-cell>
          <table:table-cell table:formula="of:=IF(AND([.$B22]=[.J$2];[.$I22]&lt;&gt;&quot;&quot;);[.$C22];&quot;&quot;)">
            <text:p/>
          </table:table-cell>
          <table:table-cell table:formula="of:=IF(AND([.$B22]=[.K$2];[.$I22]&lt;&gt;&quot;&quot;);[.$C22];&quot;&quot;)" office:value-type="float" office:value="10.3701">
            <text:p>10,37</text:p>
          </table:table-cell>
          <table:table-cell table:formula="of:=IF(AND([.$B22]=[.L$2];[.$I22]&lt;&gt;&quot;&quot;);[.$C22];&quot;&quot;)">
            <text:p/>
          </table:table-cell>
          <table:table-cell table:formula="of:=IF(AND([.$B22]=[.M$2];[.$I22]&lt;&gt;&quot;&quot;);[.$C22];&quot;&quot;)">
            <text:p/>
          </table:table-cell>
          <table:table-cell table:formula="of:=IF(AND([.$B22]=[.N$2];[.$I22]&lt;&gt;&quot;&quot;);[.$C22];&quot;&quot;)">
            <text:p/>
          </table:table-cell>
          <table:table-cell table:formula="of:=IF(AND([.$B22]=[.O$2];[.$I22]&lt;&gt;&quot;&quot;);[.$C22];&quot;&quot;)">
            <text:p/>
          </table:table-cell>
          <table:table-cell table:style-name="ce11" table:formula="of:=IF(AND([.$B22]=[.P$2];[.$I22]&lt;&gt;&quot;&quot;);[.$E22];&quot;&quot;)">
            <text:p/>
          </table:table-cell>
          <table:table-cell table:style-name="ce11" table:formula="of:=IF(AND([.$B22]=[.Q$2];[.$I22]&lt;&gt;&quot;&quot;);[.$E22];&quot;&quot;)" office:value-type="float" office:value="98.388">
            <text:p>98,39</text:p>
          </table:table-cell>
          <table:table-cell table:style-name="ce11" table:formula="of:=IF(AND([.$B22]=[.R$2];[.$I22]&lt;&gt;&quot;&quot;);[.$E22];&quot;&quot;)">
            <text:p/>
          </table:table-cell>
          <table:table-cell table:style-name="ce11" table:formula="of:=IF(AND([.$B22]=[.S$2];[.$I22]&lt;&gt;&quot;&quot;);[.$E22];&quot;&quot;)">
            <text:p/>
          </table:table-cell>
          <table:table-cell table:style-name="ce11" table:formula="of:=IF(AND([.$B22]=[.T$2];[.$I22]&lt;&gt;&quot;&quot;);[.$E22];&quot;&quot;)">
            <text:p/>
          </table:table-cell>
          <table:table-cell table:style-name="ce11" table:formula="of:=IF(AND([.$B22]=[.U$2];[.$I22]&lt;&gt;&quot;&quot;);[.$E22];&quot;&quot;)">
            <text:p/>
          </table:table-cell>
          <table:table-cell table:style-name="ce17" table:formula="of:=IF(AND([.$B22]=[.V$2];[.$I22]&lt;&gt;&quot;&quot;);[.$G22];&quot;&quot;)">
            <text:p/>
          </table:table-cell>
          <table:table-cell table:style-name="ce17" table:formula="of:=IF(AND([.$B22]=[.W$2];[.$I22]&lt;&gt;&quot;&quot;);[.$G22];&quot;&quot;)" office:value-type="float" office:value="199.596">
            <text:p>199,60</text:p>
          </table:table-cell>
          <table:table-cell table:style-name="ce17" table:formula="of:=IF(AND([.$B22]=[.X$2];[.$I22]&lt;&gt;&quot;&quot;);[.$G22];&quot;&quot;)">
            <text:p/>
          </table:table-cell>
          <table:table-cell table:style-name="ce17" table:formula="of:=IF(AND([.$B22]=[.Y$2];[.$I22]&lt;&gt;&quot;&quot;);[.$G22];&quot;&quot;)">
            <text:p/>
          </table:table-cell>
          <table:table-cell table:style-name="ce17" table:formula="of:=IF(AND([.$B22]=[.Z$2];[.$I22]&lt;&gt;&quot;&quot;);[.$G22];&quot;&quot;)">
            <text:p/>
          </table:table-cell>
          <table:table-cell table:style-name="ce17" table:formula="of:=IF(AND([.$B22]=[.AA$2];[.$I22]&lt;&gt;&quot;&quot;);[.$G22];&quot;&quot;)">
            <text:p/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2061">
            <text:p>11,2061</text:p>
          </table:table-cell>
          <table:table-cell table:style-name="Default" office:value-type="float" office:value="3.45757">
            <text:p>3,45757</text:p>
          </table:table-cell>
          <table:table-cell table:style-name="Default" office:value-type="float" office:value="97.2865">
            <text:p>97,2865</text:p>
          </table:table-cell>
          <table:table-cell table:style-name="Default" office:value-type="float" office:value="1641.21">
            <text:p>1641,21</text:p>
          </table:table-cell>
          <table:table-cell table:style-name="Default" office:value-type="float" office:value="182.225">
            <text:p>182,225</text:p>
          </table:table-cell>
          <table:table-cell table:style-name="Default" office:value-type="float" office:value="1273.72">
            <text:p>1273,72</text:p>
          </table:table-cell>
          <table:table-cell table:style-name="Default" office:value-type="string">
            <text:p>/home/ramiro/Imagens/faces/021.jpg</text:p>
          </table:table-cell>
          <table:table-cell table:formula="of:=IF(AND([.$B23]=[.J$2];[.$I23]&lt;&gt;&quot;&quot;);[.$C23];&quot;&quot;)">
            <text:p/>
          </table:table-cell>
          <table:table-cell table:formula="of:=IF(AND([.$B23]=[.K$2];[.$I23]&lt;&gt;&quot;&quot;);[.$C23];&quot;&quot;)" office:value-type="float" office:value="11.2061">
            <text:p>11,21</text:p>
          </table:table-cell>
          <table:table-cell table:formula="of:=IF(AND([.$B23]=[.L$2];[.$I23]&lt;&gt;&quot;&quot;);[.$C23];&quot;&quot;)">
            <text:p/>
          </table:table-cell>
          <table:table-cell table:formula="of:=IF(AND([.$B23]=[.M$2];[.$I23]&lt;&gt;&quot;&quot;);[.$C23];&quot;&quot;)">
            <text:p/>
          </table:table-cell>
          <table:table-cell table:formula="of:=IF(AND([.$B23]=[.N$2];[.$I23]&lt;&gt;&quot;&quot;);[.$C23];&quot;&quot;)">
            <text:p/>
          </table:table-cell>
          <table:table-cell table:formula="of:=IF(AND([.$B23]=[.O$2];[.$I23]&lt;&gt;&quot;&quot;);[.$C23];&quot;&quot;)">
            <text:p/>
          </table:table-cell>
          <table:table-cell table:style-name="ce11" table:formula="of:=IF(AND([.$B23]=[.P$2];[.$I23]&lt;&gt;&quot;&quot;);[.$E23];&quot;&quot;)">
            <text:p/>
          </table:table-cell>
          <table:table-cell table:style-name="ce11" table:formula="of:=IF(AND([.$B23]=[.Q$2];[.$I23]&lt;&gt;&quot;&quot;);[.$E23];&quot;&quot;)" office:value-type="float" office:value="97.2865">
            <text:p>97,29</text:p>
          </table:table-cell>
          <table:table-cell table:style-name="ce11" table:formula="of:=IF(AND([.$B23]=[.R$2];[.$I23]&lt;&gt;&quot;&quot;);[.$E23];&quot;&quot;)">
            <text:p/>
          </table:table-cell>
          <table:table-cell table:style-name="ce11" table:formula="of:=IF(AND([.$B23]=[.S$2];[.$I23]&lt;&gt;&quot;&quot;);[.$E23];&quot;&quot;)">
            <text:p/>
          </table:table-cell>
          <table:table-cell table:style-name="ce11" table:formula="of:=IF(AND([.$B23]=[.T$2];[.$I23]&lt;&gt;&quot;&quot;);[.$E23];&quot;&quot;)">
            <text:p/>
          </table:table-cell>
          <table:table-cell table:style-name="ce11" table:formula="of:=IF(AND([.$B23]=[.U$2];[.$I23]&lt;&gt;&quot;&quot;);[.$E23];&quot;&quot;)">
            <text:p/>
          </table:table-cell>
          <table:table-cell table:style-name="ce17" table:formula="of:=IF(AND([.$B23]=[.V$2];[.$I23]&lt;&gt;&quot;&quot;);[.$G23];&quot;&quot;)">
            <text:p/>
          </table:table-cell>
          <table:table-cell table:style-name="ce17" table:formula="of:=IF(AND([.$B23]=[.W$2];[.$I23]&lt;&gt;&quot;&quot;);[.$G23];&quot;&quot;)" office:value-type="float" office:value="182.225">
            <text:p>182,23</text:p>
          </table:table-cell>
          <table:table-cell table:style-name="ce17" table:formula="of:=IF(AND([.$B23]=[.X$2];[.$I23]&lt;&gt;&quot;&quot;);[.$G23];&quot;&quot;)">
            <text:p/>
          </table:table-cell>
          <table:table-cell table:style-name="ce17" table:formula="of:=IF(AND([.$B23]=[.Y$2];[.$I23]&lt;&gt;&quot;&quot;);[.$G23];&quot;&quot;)">
            <text:p/>
          </table:table-cell>
          <table:table-cell table:style-name="ce17" table:formula="of:=IF(AND([.$B23]=[.Z$2];[.$I23]&lt;&gt;&quot;&quot;);[.$G23];&quot;&quot;)">
            <text:p/>
          </table:table-cell>
          <table:table-cell table:style-name="ce17" table:formula="of:=IF(AND([.$B23]=[.AA$2];[.$I23]&lt;&gt;&quot;&quot;);[.$G23];&quot;&quot;)">
            <text:p/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9.28239">
            <text:p>9,28239</text:p>
          </table:table-cell>
          <table:table-cell table:style-name="Default" office:value-type="float" office:value="4.63065">
            <text:p>4,63065</text:p>
          </table:table-cell>
          <table:table-cell table:style-name="Default" office:value-type="float" office:value="112.946">
            <text:p>112,946</text:p>
          </table:table-cell>
          <table:table-cell table:style-name="Default" office:value-type="float" office:value="926.16">
            <text:p>926,16</text:p>
          </table:table-cell>
          <table:table-cell table:style-name="Default" office:value-type="float" office:value="130.815">
            <text:p>130,815</text:p>
          </table:table-cell>
          <table:table-cell table:style-name="Default" office:value-type="float" office:value="2040.04">
            <text:p>2040,04</text:p>
          </table:table-cell>
          <table:table-cell table:style-name="Default" office:value-type="string">
            <text:p>/home/ramiro/Imagens/faces/022.jpg</text:p>
          </table:table-cell>
          <table:table-cell table:formula="of:=IF(AND([.$B24]=[.J$2];[.$I24]&lt;&gt;&quot;&quot;);[.$C24];&quot;&quot;)">
            <text:p/>
          </table:table-cell>
          <table:table-cell table:formula="of:=IF(AND([.$B24]=[.K$2];[.$I24]&lt;&gt;&quot;&quot;);[.$C24];&quot;&quot;)">
            <text:p/>
          </table:table-cell>
          <table:table-cell table:formula="of:=IF(AND([.$B24]=[.L$2];[.$I24]&lt;&gt;&quot;&quot;);[.$C24];&quot;&quot;)" office:value-type="float" office:value="9.28239">
            <text:p>9,28</text:p>
          </table:table-cell>
          <table:table-cell table:formula="of:=IF(AND([.$B24]=[.M$2];[.$I24]&lt;&gt;&quot;&quot;);[.$C24];&quot;&quot;)">
            <text:p/>
          </table:table-cell>
          <table:table-cell table:formula="of:=IF(AND([.$B24]=[.N$2];[.$I24]&lt;&gt;&quot;&quot;);[.$C24];&quot;&quot;)">
            <text:p/>
          </table:table-cell>
          <table:table-cell table:formula="of:=IF(AND([.$B24]=[.O$2];[.$I24]&lt;&gt;&quot;&quot;);[.$C24];&quot;&quot;)">
            <text:p/>
          </table:table-cell>
          <table:table-cell table:style-name="ce11" table:formula="of:=IF(AND([.$B24]=[.P$2];[.$I24]&lt;&gt;&quot;&quot;);[.$E24];&quot;&quot;)">
            <text:p/>
          </table:table-cell>
          <table:table-cell table:style-name="ce11" table:formula="of:=IF(AND([.$B24]=[.Q$2];[.$I24]&lt;&gt;&quot;&quot;);[.$E24];&quot;&quot;)">
            <text:p/>
          </table:table-cell>
          <table:table-cell table:style-name="ce11" table:formula="of:=IF(AND([.$B24]=[.R$2];[.$I24]&lt;&gt;&quot;&quot;);[.$E24];&quot;&quot;)" office:value-type="float" office:value="112.946">
            <text:p>112,95</text:p>
          </table:table-cell>
          <table:table-cell table:style-name="ce11" table:formula="of:=IF(AND([.$B24]=[.S$2];[.$I24]&lt;&gt;&quot;&quot;);[.$E24];&quot;&quot;)">
            <text:p/>
          </table:table-cell>
          <table:table-cell table:style-name="ce11" table:formula="of:=IF(AND([.$B24]=[.T$2];[.$I24]&lt;&gt;&quot;&quot;);[.$E24];&quot;&quot;)">
            <text:p/>
          </table:table-cell>
          <table:table-cell table:style-name="ce11" table:formula="of:=IF(AND([.$B24]=[.U$2];[.$I24]&lt;&gt;&quot;&quot;);[.$E24];&quot;&quot;)">
            <text:p/>
          </table:table-cell>
          <table:table-cell table:style-name="ce17" table:formula="of:=IF(AND([.$B24]=[.V$2];[.$I24]&lt;&gt;&quot;&quot;);[.$G24];&quot;&quot;)">
            <text:p/>
          </table:table-cell>
          <table:table-cell table:style-name="ce17" table:formula="of:=IF(AND([.$B24]=[.W$2];[.$I24]&lt;&gt;&quot;&quot;);[.$G24];&quot;&quot;)">
            <text:p/>
          </table:table-cell>
          <table:table-cell table:style-name="ce17" table:formula="of:=IF(AND([.$B24]=[.X$2];[.$I24]&lt;&gt;&quot;&quot;);[.$G24];&quot;&quot;)" office:value-type="float" office:value="130.815">
            <text:p>130,82</text:p>
          </table:table-cell>
          <table:table-cell table:style-name="ce17" table:formula="of:=IF(AND([.$B24]=[.Y$2];[.$I24]&lt;&gt;&quot;&quot;);[.$G24];&quot;&quot;)">
            <text:p/>
          </table:table-cell>
          <table:table-cell table:style-name="ce17" table:formula="of:=IF(AND([.$B24]=[.Z$2];[.$I24]&lt;&gt;&quot;&quot;);[.$G24];&quot;&quot;)">
            <text:p/>
          </table:table-cell>
          <table:table-cell table:style-name="ce17" table:formula="of:=IF(AND([.$B24]=[.AA$2];[.$I24]&lt;&gt;&quot;&quot;);[.$G24];&quot;&quot;)">
            <text:p/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5]=[.J$2];[.$I25]&lt;&gt;&quot;&quot;);[.$C25];&quot;&quot;)">
            <text:p/>
          </table:table-cell>
          <table:table-cell table:formula="of:=IF(AND([.$B25]=[.K$2];[.$I25]&lt;&gt;&quot;&quot;);[.$C25];&quot;&quot;)">
            <text:p/>
          </table:table-cell>
          <table:table-cell table:formula="of:=IF(AND([.$B25]=[.L$2];[.$I25]&lt;&gt;&quot;&quot;);[.$C25];&quot;&quot;)">
            <text:p/>
          </table:table-cell>
          <table:table-cell table:formula="of:=IF(AND([.$B25]=[.M$2];[.$I25]&lt;&gt;&quot;&quot;);[.$C25];&quot;&quot;)">
            <text:p/>
          </table:table-cell>
          <table:table-cell table:formula="of:=IF(AND([.$B25]=[.N$2];[.$I25]&lt;&gt;&quot;&quot;);[.$C25];&quot;&quot;)">
            <text:p/>
          </table:table-cell>
          <table:table-cell table:formula="of:=IF(AND([.$B25]=[.O$2];[.$I25]&lt;&gt;&quot;&quot;);[.$C25];&quot;&quot;)">
            <text:p/>
          </table:table-cell>
          <table:table-cell table:style-name="ce11" table:formula="of:=IF(AND([.$B25]=[.P$2];[.$I25]&lt;&gt;&quot;&quot;);[.$E25];&quot;&quot;)">
            <text:p/>
          </table:table-cell>
          <table:table-cell table:style-name="ce11" table:formula="of:=IF(AND([.$B25]=[.Q$2];[.$I25]&lt;&gt;&quot;&quot;);[.$E25];&quot;&quot;)">
            <text:p/>
          </table:table-cell>
          <table:table-cell table:style-name="ce11" table:formula="of:=IF(AND([.$B25]=[.R$2];[.$I25]&lt;&gt;&quot;&quot;);[.$E25];&quot;&quot;)">
            <text:p/>
          </table:table-cell>
          <table:table-cell table:style-name="ce11" table:formula="of:=IF(AND([.$B25]=[.S$2];[.$I25]&lt;&gt;&quot;&quot;);[.$E25];&quot;&quot;)">
            <text:p/>
          </table:table-cell>
          <table:table-cell table:style-name="ce11" table:formula="of:=IF(AND([.$B25]=[.T$2];[.$I25]&lt;&gt;&quot;&quot;);[.$E25];&quot;&quot;)">
            <text:p/>
          </table:table-cell>
          <table:table-cell table:style-name="ce11" table:formula="of:=IF(AND([.$B25]=[.U$2];[.$I25]&lt;&gt;&quot;&quot;);[.$E25];&quot;&quot;)">
            <text:p/>
          </table:table-cell>
          <table:table-cell table:style-name="ce17" table:formula="of:=IF(AND([.$B25]=[.V$2];[.$I25]&lt;&gt;&quot;&quot;);[.$G25];&quot;&quot;)">
            <text:p/>
          </table:table-cell>
          <table:table-cell table:style-name="ce17" table:formula="of:=IF(AND([.$B25]=[.W$2];[.$I25]&lt;&gt;&quot;&quot;);[.$G25];&quot;&quot;)">
            <text:p/>
          </table:table-cell>
          <table:table-cell table:style-name="ce17" table:formula="of:=IF(AND([.$B25]=[.X$2];[.$I25]&lt;&gt;&quot;&quot;);[.$G25];&quot;&quot;)">
            <text:p/>
          </table:table-cell>
          <table:table-cell table:style-name="ce17" table:formula="of:=IF(AND([.$B25]=[.Y$2];[.$I25]&lt;&gt;&quot;&quot;);[.$G25];&quot;&quot;)">
            <text:p/>
          </table:table-cell>
          <table:table-cell table:style-name="ce17" table:formula="of:=IF(AND([.$B25]=[.Z$2];[.$I25]&lt;&gt;&quot;&quot;);[.$G25];&quot;&quot;)">
            <text:p/>
          </table:table-cell>
          <table:table-cell table:style-name="ce17" table:formula="of:=IF(AND([.$B25]=[.AA$2];[.$I25]&lt;&gt;&quot;&quot;);[.$G25];&quot;&quot;)">
            <text:p/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6]=[.J$2];[.$I26]&lt;&gt;&quot;&quot;);[.$C26];&quot;&quot;)">
            <text:p/>
          </table:table-cell>
          <table:table-cell table:formula="of:=IF(AND([.$B26]=[.K$2];[.$I26]&lt;&gt;&quot;&quot;);[.$C26];&quot;&quot;)">
            <text:p/>
          </table:table-cell>
          <table:table-cell table:formula="of:=IF(AND([.$B26]=[.L$2];[.$I26]&lt;&gt;&quot;&quot;);[.$C26];&quot;&quot;)">
            <text:p/>
          </table:table-cell>
          <table:table-cell table:formula="of:=IF(AND([.$B26]=[.M$2];[.$I26]&lt;&gt;&quot;&quot;);[.$C26];&quot;&quot;)">
            <text:p/>
          </table:table-cell>
          <table:table-cell table:formula="of:=IF(AND([.$B26]=[.N$2];[.$I26]&lt;&gt;&quot;&quot;);[.$C26];&quot;&quot;)">
            <text:p/>
          </table:table-cell>
          <table:table-cell table:formula="of:=IF(AND([.$B26]=[.O$2];[.$I26]&lt;&gt;&quot;&quot;);[.$C26];&quot;&quot;)">
            <text:p/>
          </table:table-cell>
          <table:table-cell table:style-name="ce11" table:formula="of:=IF(AND([.$B26]=[.P$2];[.$I26]&lt;&gt;&quot;&quot;);[.$E26];&quot;&quot;)">
            <text:p/>
          </table:table-cell>
          <table:table-cell table:style-name="ce11" table:formula="of:=IF(AND([.$B26]=[.Q$2];[.$I26]&lt;&gt;&quot;&quot;);[.$E26];&quot;&quot;)">
            <text:p/>
          </table:table-cell>
          <table:table-cell table:style-name="ce11" table:formula="of:=IF(AND([.$B26]=[.R$2];[.$I26]&lt;&gt;&quot;&quot;);[.$E26];&quot;&quot;)">
            <text:p/>
          </table:table-cell>
          <table:table-cell table:style-name="ce11" table:formula="of:=IF(AND([.$B26]=[.S$2];[.$I26]&lt;&gt;&quot;&quot;);[.$E26];&quot;&quot;)">
            <text:p/>
          </table:table-cell>
          <table:table-cell table:style-name="ce11" table:formula="of:=IF(AND([.$B26]=[.T$2];[.$I26]&lt;&gt;&quot;&quot;);[.$E26];&quot;&quot;)">
            <text:p/>
          </table:table-cell>
          <table:table-cell table:style-name="ce11" table:formula="of:=IF(AND([.$B26]=[.U$2];[.$I26]&lt;&gt;&quot;&quot;);[.$E26];&quot;&quot;)">
            <text:p/>
          </table:table-cell>
          <table:table-cell table:style-name="ce17" table:formula="of:=IF(AND([.$B26]=[.V$2];[.$I26]&lt;&gt;&quot;&quot;);[.$G26];&quot;&quot;)">
            <text:p/>
          </table:table-cell>
          <table:table-cell table:style-name="ce17" table:formula="of:=IF(AND([.$B26]=[.W$2];[.$I26]&lt;&gt;&quot;&quot;);[.$G26];&quot;&quot;)">
            <text:p/>
          </table:table-cell>
          <table:table-cell table:style-name="ce17" table:formula="of:=IF(AND([.$B26]=[.X$2];[.$I26]&lt;&gt;&quot;&quot;);[.$G26];&quot;&quot;)">
            <text:p/>
          </table:table-cell>
          <table:table-cell table:style-name="ce17" table:formula="of:=IF(AND([.$B26]=[.Y$2];[.$I26]&lt;&gt;&quot;&quot;);[.$G26];&quot;&quot;)">
            <text:p/>
          </table:table-cell>
          <table:table-cell table:style-name="ce17" table:formula="of:=IF(AND([.$B26]=[.Z$2];[.$I26]&lt;&gt;&quot;&quot;);[.$G26];&quot;&quot;)">
            <text:p/>
          </table:table-cell>
          <table:table-cell table:style-name="ce17" table:formula="of:=IF(AND([.$B26]=[.AA$2];[.$I26]&lt;&gt;&quot;&quot;);[.$G26];&quot;&quot;)">
            <text:p/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7]=[.J$2];[.$I27]&lt;&gt;&quot;&quot;);[.$C27];&quot;&quot;)">
            <text:p/>
          </table:table-cell>
          <table:table-cell table:formula="of:=IF(AND([.$B27]=[.K$2];[.$I27]&lt;&gt;&quot;&quot;);[.$C27];&quot;&quot;)">
            <text:p/>
          </table:table-cell>
          <table:table-cell table:formula="of:=IF(AND([.$B27]=[.L$2];[.$I27]&lt;&gt;&quot;&quot;);[.$C27];&quot;&quot;)">
            <text:p/>
          </table:table-cell>
          <table:table-cell table:formula="of:=IF(AND([.$B27]=[.M$2];[.$I27]&lt;&gt;&quot;&quot;);[.$C27];&quot;&quot;)">
            <text:p/>
          </table:table-cell>
          <table:table-cell table:formula="of:=IF(AND([.$B27]=[.N$2];[.$I27]&lt;&gt;&quot;&quot;);[.$C27];&quot;&quot;)">
            <text:p/>
          </table:table-cell>
          <table:table-cell table:formula="of:=IF(AND([.$B27]=[.O$2];[.$I27]&lt;&gt;&quot;&quot;);[.$C27];&quot;&quot;)">
            <text:p/>
          </table:table-cell>
          <table:table-cell table:style-name="ce11" table:formula="of:=IF(AND([.$B27]=[.P$2];[.$I27]&lt;&gt;&quot;&quot;);[.$E27];&quot;&quot;)">
            <text:p/>
          </table:table-cell>
          <table:table-cell table:style-name="ce11" table:formula="of:=IF(AND([.$B27]=[.Q$2];[.$I27]&lt;&gt;&quot;&quot;);[.$E27];&quot;&quot;)">
            <text:p/>
          </table:table-cell>
          <table:table-cell table:style-name="ce11" table:formula="of:=IF(AND([.$B27]=[.R$2];[.$I27]&lt;&gt;&quot;&quot;);[.$E27];&quot;&quot;)">
            <text:p/>
          </table:table-cell>
          <table:table-cell table:style-name="ce11" table:formula="of:=IF(AND([.$B27]=[.S$2];[.$I27]&lt;&gt;&quot;&quot;);[.$E27];&quot;&quot;)">
            <text:p/>
          </table:table-cell>
          <table:table-cell table:style-name="ce11" table:formula="of:=IF(AND([.$B27]=[.T$2];[.$I27]&lt;&gt;&quot;&quot;);[.$E27];&quot;&quot;)">
            <text:p/>
          </table:table-cell>
          <table:table-cell table:style-name="ce11" table:formula="of:=IF(AND([.$B27]=[.U$2];[.$I27]&lt;&gt;&quot;&quot;);[.$E27];&quot;&quot;)">
            <text:p/>
          </table:table-cell>
          <table:table-cell table:style-name="ce17" table:formula="of:=IF(AND([.$B27]=[.V$2];[.$I27]&lt;&gt;&quot;&quot;);[.$G27];&quot;&quot;)">
            <text:p/>
          </table:table-cell>
          <table:table-cell table:style-name="ce17" table:formula="of:=IF(AND([.$B27]=[.W$2];[.$I27]&lt;&gt;&quot;&quot;);[.$G27];&quot;&quot;)">
            <text:p/>
          </table:table-cell>
          <table:table-cell table:style-name="ce17" table:formula="of:=IF(AND([.$B27]=[.X$2];[.$I27]&lt;&gt;&quot;&quot;);[.$G27];&quot;&quot;)">
            <text:p/>
          </table:table-cell>
          <table:table-cell table:style-name="ce17" table:formula="of:=IF(AND([.$B27]=[.Y$2];[.$I27]&lt;&gt;&quot;&quot;);[.$G27];&quot;&quot;)">
            <text:p/>
          </table:table-cell>
          <table:table-cell table:style-name="ce17" table:formula="of:=IF(AND([.$B27]=[.Z$2];[.$I27]&lt;&gt;&quot;&quot;);[.$G27];&quot;&quot;)">
            <text:p/>
          </table:table-cell>
          <table:table-cell table:style-name="ce17" table:formula="of:=IF(AND([.$B27]=[.AA$2];[.$I27]&lt;&gt;&quot;&quot;);[.$G27];&quot;&quot;)">
            <text:p/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3.5246">
            <text:p>13,5246</text:p>
          </table:table-cell>
          <table:table-cell table:style-name="Default" office:value-type="float" office:value="2.25829">
            <text:p>2,25829</text:p>
          </table:table-cell>
          <table:table-cell table:style-name="Default" office:value-type="float" office:value="101.486">
            <text:p>101,486</text:p>
          </table:table-cell>
          <table:table-cell table:style-name="Default" office:value-type="float" office:value="675.101">
            <text:p>675,101</text:p>
          </table:table-cell>
          <table:table-cell table:style-name="Default" office:value-type="float" office:value="179.128">
            <text:p>179,128</text:p>
          </table:table-cell>
          <table:table-cell table:style-name="Default" office:value-type="float" office:value="1740.45">
            <text:p>1740,45</text:p>
          </table:table-cell>
          <table:table-cell table:style-name="Default" office:value-type="string">
            <text:p>/home/ramiro/Imagens/faces/026.jpg</text:p>
          </table:table-cell>
          <table:table-cell table:formula="of:=IF(AND([.$B28]=[.J$2];[.$I28]&lt;&gt;&quot;&quot;);[.$C28];&quot;&quot;)" office:value-type="float" office:value="13.5246">
            <text:p>13,52</text:p>
          </table:table-cell>
          <table:table-cell table:formula="of:=IF(AND([.$B28]=[.K$2];[.$I28]&lt;&gt;&quot;&quot;);[.$C28];&quot;&quot;)">
            <text:p/>
          </table:table-cell>
          <table:table-cell table:formula="of:=IF(AND([.$B28]=[.L$2];[.$I28]&lt;&gt;&quot;&quot;);[.$C28];&quot;&quot;)">
            <text:p/>
          </table:table-cell>
          <table:table-cell table:formula="of:=IF(AND([.$B28]=[.M$2];[.$I28]&lt;&gt;&quot;&quot;);[.$C28];&quot;&quot;)">
            <text:p/>
          </table:table-cell>
          <table:table-cell table:formula="of:=IF(AND([.$B28]=[.N$2];[.$I28]&lt;&gt;&quot;&quot;);[.$C28];&quot;&quot;)">
            <text:p/>
          </table:table-cell>
          <table:table-cell table:formula="of:=IF(AND([.$B28]=[.O$2];[.$I28]&lt;&gt;&quot;&quot;);[.$C28];&quot;&quot;)">
            <text:p/>
          </table:table-cell>
          <table:table-cell table:style-name="ce11" table:formula="of:=IF(AND([.$B28]=[.P$2];[.$I28]&lt;&gt;&quot;&quot;);[.$E28];&quot;&quot;)" office:value-type="float" office:value="101.486">
            <text:p>101,49</text:p>
          </table:table-cell>
          <table:table-cell table:style-name="ce11" table:formula="of:=IF(AND([.$B28]=[.Q$2];[.$I28]&lt;&gt;&quot;&quot;);[.$E28];&quot;&quot;)">
            <text:p/>
          </table:table-cell>
          <table:table-cell table:style-name="ce11" table:formula="of:=IF(AND([.$B28]=[.R$2];[.$I28]&lt;&gt;&quot;&quot;);[.$E28];&quot;&quot;)">
            <text:p/>
          </table:table-cell>
          <table:table-cell table:style-name="ce11" table:formula="of:=IF(AND([.$B28]=[.S$2];[.$I28]&lt;&gt;&quot;&quot;);[.$E28];&quot;&quot;)">
            <text:p/>
          </table:table-cell>
          <table:table-cell table:style-name="ce11" table:formula="of:=IF(AND([.$B28]=[.T$2];[.$I28]&lt;&gt;&quot;&quot;);[.$E28];&quot;&quot;)">
            <text:p/>
          </table:table-cell>
          <table:table-cell table:style-name="ce11" table:formula="of:=IF(AND([.$B28]=[.U$2];[.$I28]&lt;&gt;&quot;&quot;);[.$E28];&quot;&quot;)">
            <text:p/>
          </table:table-cell>
          <table:table-cell table:style-name="ce17" table:formula="of:=IF(AND([.$B28]=[.V$2];[.$I28]&lt;&gt;&quot;&quot;);[.$G28];&quot;&quot;)" office:value-type="float" office:value="179.128">
            <text:p>179,13</text:p>
          </table:table-cell>
          <table:table-cell table:style-name="ce17" table:formula="of:=IF(AND([.$B28]=[.W$2];[.$I28]&lt;&gt;&quot;&quot;);[.$G28];&quot;&quot;)">
            <text:p/>
          </table:table-cell>
          <table:table-cell table:style-name="ce17" table:formula="of:=IF(AND([.$B28]=[.X$2];[.$I28]&lt;&gt;&quot;&quot;);[.$G28];&quot;&quot;)">
            <text:p/>
          </table:table-cell>
          <table:table-cell table:style-name="ce17" table:formula="of:=IF(AND([.$B28]=[.Y$2];[.$I28]&lt;&gt;&quot;&quot;);[.$G28];&quot;&quot;)">
            <text:p/>
          </table:table-cell>
          <table:table-cell table:style-name="ce17" table:formula="of:=IF(AND([.$B28]=[.Z$2];[.$I28]&lt;&gt;&quot;&quot;);[.$G28];&quot;&quot;)">
            <text:p/>
          </table:table-cell>
          <table:table-cell table:style-name="ce17" table:formula="of:=IF(AND([.$B28]=[.AA$2];[.$I28]&lt;&gt;&quot;&quot;);[.$G28];&quot;&quot;)">
            <text:p/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1.2701">
            <text:p>11,2701</text:p>
          </table:table-cell>
          <table:table-cell table:style-name="Default" office:value-type="float" office:value="11.387">
            <text:p>11,387</text:p>
          </table:table-cell>
          <table:table-cell table:style-name="Default" office:value-type="float" office:value="81.6841">
            <text:p>81,6841</text:p>
          </table:table-cell>
          <table:table-cell table:style-name="Default" office:value-type="float" office:value="1318.62">
            <text:p>1318,62</text:p>
          </table:table-cell>
          <table:table-cell table:style-name="Default" office:value-type="float" office:value="198.229">
            <text:p>198,229</text:p>
          </table:table-cell>
          <table:table-cell table:style-name="Default" office:value-type="float" office:value="1644.53">
            <text:p>1644,53</text:p>
          </table:table-cell>
          <table:table-cell table:style-name="Default" office:value-type="string">
            <text:p>/home/ramiro/Imagens/faces/027.jpg</text:p>
          </table:table-cell>
          <table:table-cell table:formula="of:=IF(AND([.$B29]=[.J$2];[.$I29]&lt;&gt;&quot;&quot;);[.$C29];&quot;&quot;)" office:value-type="float" office:value="11.2701">
            <text:p>11,27</text:p>
          </table:table-cell>
          <table:table-cell table:formula="of:=IF(AND([.$B29]=[.K$2];[.$I29]&lt;&gt;&quot;&quot;);[.$C29];&quot;&quot;)">
            <text:p/>
          </table:table-cell>
          <table:table-cell table:formula="of:=IF(AND([.$B29]=[.L$2];[.$I29]&lt;&gt;&quot;&quot;);[.$C29];&quot;&quot;)">
            <text:p/>
          </table:table-cell>
          <table:table-cell table:formula="of:=IF(AND([.$B29]=[.M$2];[.$I29]&lt;&gt;&quot;&quot;);[.$C29];&quot;&quot;)">
            <text:p/>
          </table:table-cell>
          <table:table-cell table:formula="of:=IF(AND([.$B29]=[.N$2];[.$I29]&lt;&gt;&quot;&quot;);[.$C29];&quot;&quot;)">
            <text:p/>
          </table:table-cell>
          <table:table-cell table:formula="of:=IF(AND([.$B29]=[.O$2];[.$I29]&lt;&gt;&quot;&quot;);[.$C29];&quot;&quot;)">
            <text:p/>
          </table:table-cell>
          <table:table-cell table:style-name="ce11" table:formula="of:=IF(AND([.$B29]=[.P$2];[.$I29]&lt;&gt;&quot;&quot;);[.$E29];&quot;&quot;)" office:value-type="float" office:value="81.6841">
            <text:p>81,68</text:p>
          </table:table-cell>
          <table:table-cell table:style-name="ce11" table:formula="of:=IF(AND([.$B29]=[.Q$2];[.$I29]&lt;&gt;&quot;&quot;);[.$E29];&quot;&quot;)">
            <text:p/>
          </table:table-cell>
          <table:table-cell table:style-name="ce11" table:formula="of:=IF(AND([.$B29]=[.R$2];[.$I29]&lt;&gt;&quot;&quot;);[.$E29];&quot;&quot;)">
            <text:p/>
          </table:table-cell>
          <table:table-cell table:style-name="ce11" table:formula="of:=IF(AND([.$B29]=[.S$2];[.$I29]&lt;&gt;&quot;&quot;);[.$E29];&quot;&quot;)">
            <text:p/>
          </table:table-cell>
          <table:table-cell table:style-name="ce11" table:formula="of:=IF(AND([.$B29]=[.T$2];[.$I29]&lt;&gt;&quot;&quot;);[.$E29];&quot;&quot;)">
            <text:p/>
          </table:table-cell>
          <table:table-cell table:style-name="ce11" table:formula="of:=IF(AND([.$B29]=[.U$2];[.$I29]&lt;&gt;&quot;&quot;);[.$E29];&quot;&quot;)">
            <text:p/>
          </table:table-cell>
          <table:table-cell table:style-name="ce17" table:formula="of:=IF(AND([.$B29]=[.V$2];[.$I29]&lt;&gt;&quot;&quot;);[.$G29];&quot;&quot;)" office:value-type="float" office:value="198.229">
            <text:p>198,23</text:p>
          </table:table-cell>
          <table:table-cell table:style-name="ce17" table:formula="of:=IF(AND([.$B29]=[.W$2];[.$I29]&lt;&gt;&quot;&quot;);[.$G29];&quot;&quot;)">
            <text:p/>
          </table:table-cell>
          <table:table-cell table:style-name="ce17" table:formula="of:=IF(AND([.$B29]=[.X$2];[.$I29]&lt;&gt;&quot;&quot;);[.$G29];&quot;&quot;)">
            <text:p/>
          </table:table-cell>
          <table:table-cell table:style-name="ce17" table:formula="of:=IF(AND([.$B29]=[.Y$2];[.$I29]&lt;&gt;&quot;&quot;);[.$G29];&quot;&quot;)">
            <text:p/>
          </table:table-cell>
          <table:table-cell table:style-name="ce17" table:formula="of:=IF(AND([.$B29]=[.Z$2];[.$I29]&lt;&gt;&quot;&quot;);[.$G29];&quot;&quot;)">
            <text:p/>
          </table:table-cell>
          <table:table-cell table:style-name="ce17" table:formula="of:=IF(AND([.$B29]=[.AA$2];[.$I29]&lt;&gt;&quot;&quot;);[.$G29];&quot;&quot;)">
            <text:p/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4">
            <text:p>4</text:p>
          </table:table-cell>
          <table:table-cell table:style-name="Default" office:value-type="float" office:value="10.5206">
            <text:p>10,5206</text:p>
          </table:table-cell>
          <table:table-cell table:style-name="Default" office:value-type="float" office:value="4.83154">
            <text:p>4,83154</text:p>
          </table:table-cell>
          <table:table-cell table:style-name="Default" office:value-type="float" office:value="115.388">
            <text:p>115,388</text:p>
          </table:table-cell>
          <table:table-cell table:style-name="Default" office:value-type="float" office:value="1756.4">
            <text:p>1756,4</text:p>
          </table:table-cell>
          <table:table-cell table:style-name="Default" office:value-type="float" office:value="141.458">
            <text:p>141,458</text:p>
          </table:table-cell>
          <table:table-cell table:style-name="Default" office:value-type="float" office:value="3086.15">
            <text:p>3086,15</text:p>
          </table:table-cell>
          <table:table-cell table:style-name="Default" office:value-type="string">
            <text:p>/home/ramiro/Imagens/faces/028.jpg</text:p>
          </table:table-cell>
          <table:table-cell table:formula="of:=IF(AND([.$B30]=[.J$2];[.$I30]&lt;&gt;&quot;&quot;);[.$C30];&quot;&quot;)">
            <text:p/>
          </table:table-cell>
          <table:table-cell table:formula="of:=IF(AND([.$B30]=[.K$2];[.$I30]&lt;&gt;&quot;&quot;);[.$C30];&quot;&quot;)">
            <text:p/>
          </table:table-cell>
          <table:table-cell table:formula="of:=IF(AND([.$B30]=[.L$2];[.$I30]&lt;&gt;&quot;&quot;);[.$C30];&quot;&quot;)">
            <text:p/>
          </table:table-cell>
          <table:table-cell table:formula="of:=IF(AND([.$B30]=[.M$2];[.$I30]&lt;&gt;&quot;&quot;);[.$C30];&quot;&quot;)">
            <text:p/>
          </table:table-cell>
          <table:table-cell table:formula="of:=IF(AND([.$B30]=[.N$2];[.$I30]&lt;&gt;&quot;&quot;);[.$C30];&quot;&quot;)" office:value-type="float" office:value="10.5206">
            <text:p>10,52</text:p>
          </table:table-cell>
          <table:table-cell table:formula="of:=IF(AND([.$B30]=[.O$2];[.$I30]&lt;&gt;&quot;&quot;);[.$C30];&quot;&quot;)">
            <text:p/>
          </table:table-cell>
          <table:table-cell table:style-name="ce11" table:formula="of:=IF(AND([.$B30]=[.P$2];[.$I30]&lt;&gt;&quot;&quot;);[.$E30];&quot;&quot;)">
            <text:p/>
          </table:table-cell>
          <table:table-cell table:style-name="ce11" table:formula="of:=IF(AND([.$B30]=[.Q$2];[.$I30]&lt;&gt;&quot;&quot;);[.$E30];&quot;&quot;)">
            <text:p/>
          </table:table-cell>
          <table:table-cell table:style-name="ce11" table:formula="of:=IF(AND([.$B30]=[.R$2];[.$I30]&lt;&gt;&quot;&quot;);[.$E30];&quot;&quot;)">
            <text:p/>
          </table:table-cell>
          <table:table-cell table:style-name="ce11" table:formula="of:=IF(AND([.$B30]=[.S$2];[.$I30]&lt;&gt;&quot;&quot;);[.$E30];&quot;&quot;)">
            <text:p/>
          </table:table-cell>
          <table:table-cell table:style-name="ce11" table:formula="of:=IF(AND([.$B30]=[.T$2];[.$I30]&lt;&gt;&quot;&quot;);[.$E30];&quot;&quot;)" office:value-type="float" office:value="115.388">
            <text:p>115,39</text:p>
          </table:table-cell>
          <table:table-cell table:style-name="ce11" table:formula="of:=IF(AND([.$B30]=[.U$2];[.$I30]&lt;&gt;&quot;&quot;);[.$E30];&quot;&quot;)">
            <text:p/>
          </table:table-cell>
          <table:table-cell table:style-name="ce17" table:formula="of:=IF(AND([.$B30]=[.V$2];[.$I30]&lt;&gt;&quot;&quot;);[.$G30];&quot;&quot;)">
            <text:p/>
          </table:table-cell>
          <table:table-cell table:style-name="ce17" table:formula="of:=IF(AND([.$B30]=[.W$2];[.$I30]&lt;&gt;&quot;&quot;);[.$G30];&quot;&quot;)">
            <text:p/>
          </table:table-cell>
          <table:table-cell table:style-name="ce17" table:formula="of:=IF(AND([.$B30]=[.X$2];[.$I30]&lt;&gt;&quot;&quot;);[.$G30];&quot;&quot;)">
            <text:p/>
          </table:table-cell>
          <table:table-cell table:style-name="ce17" table:formula="of:=IF(AND([.$B30]=[.Y$2];[.$I30]&lt;&gt;&quot;&quot;);[.$G30];&quot;&quot;)">
            <text:p/>
          </table:table-cell>
          <table:table-cell table:style-name="ce17" table:formula="of:=IF(AND([.$B30]=[.Z$2];[.$I30]&lt;&gt;&quot;&quot;);[.$G30];&quot;&quot;)" office:value-type="float" office:value="141.458">
            <text:p>141,46</text:p>
          </table:table-cell>
          <table:table-cell table:style-name="ce17" table:formula="of:=IF(AND([.$B30]=[.AA$2];[.$I30]&lt;&gt;&quot;&quot;);[.$G30];&quot;&quot;)">
            <text:p/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0681">
            <text:p>11,0681</text:p>
          </table:table-cell>
          <table:table-cell table:style-name="Default" office:value-type="float" office:value="8.87561">
            <text:p>8,87561</text:p>
          </table:table-cell>
          <table:table-cell table:style-name="Default" office:value-type="float" office:value="138.556">
            <text:p>138,556</text:p>
          </table:table-cell>
          <table:table-cell table:style-name="Default" office:value-type="float" office:value="1132.62">
            <text:p>1132,62</text:p>
          </table:table-cell>
          <table:table-cell table:style-name="Default" office:value-type="float" office:value="146.073">
            <text:p>146,073</text:p>
          </table:table-cell>
          <table:table-cell table:style-name="Default" office:value-type="float" office:value="4911.4">
            <text:p>4911,4</text:p>
          </table:table-cell>
          <table:table-cell table:style-name="Default" office:value-type="string">
            <text:p>/home/ramiro/Imagens/faces/029.jpg</text:p>
          </table:table-cell>
          <table:table-cell table:formula="of:=IF(AND([.$B31]=[.J$2];[.$I31]&lt;&gt;&quot;&quot;);[.$C31];&quot;&quot;)">
            <text:p/>
          </table:table-cell>
          <table:table-cell table:formula="of:=IF(AND([.$B31]=[.K$2];[.$I31]&lt;&gt;&quot;&quot;);[.$C31];&quot;&quot;)">
            <text:p/>
          </table:table-cell>
          <table:table-cell table:formula="of:=IF(AND([.$B31]=[.L$2];[.$I31]&lt;&gt;&quot;&quot;);[.$C31];&quot;&quot;)" office:value-type="float" office:value="11.0681">
            <text:p>11,07</text:p>
          </table:table-cell>
          <table:table-cell table:formula="of:=IF(AND([.$B31]=[.M$2];[.$I31]&lt;&gt;&quot;&quot;);[.$C31];&quot;&quot;)">
            <text:p/>
          </table:table-cell>
          <table:table-cell table:formula="of:=IF(AND([.$B31]=[.N$2];[.$I31]&lt;&gt;&quot;&quot;);[.$C31];&quot;&quot;)">
            <text:p/>
          </table:table-cell>
          <table:table-cell table:formula="of:=IF(AND([.$B31]=[.O$2];[.$I31]&lt;&gt;&quot;&quot;);[.$C31];&quot;&quot;)">
            <text:p/>
          </table:table-cell>
          <table:table-cell table:style-name="ce11" table:formula="of:=IF(AND([.$B31]=[.P$2];[.$I31]&lt;&gt;&quot;&quot;);[.$E31];&quot;&quot;)">
            <text:p/>
          </table:table-cell>
          <table:table-cell table:style-name="ce11" table:formula="of:=IF(AND([.$B31]=[.Q$2];[.$I31]&lt;&gt;&quot;&quot;);[.$E31];&quot;&quot;)">
            <text:p/>
          </table:table-cell>
          <table:table-cell table:style-name="ce11" table:formula="of:=IF(AND([.$B31]=[.R$2];[.$I31]&lt;&gt;&quot;&quot;);[.$E31];&quot;&quot;)" office:value-type="float" office:value="138.556">
            <text:p>138,56</text:p>
          </table:table-cell>
          <table:table-cell table:style-name="ce11" table:formula="of:=IF(AND([.$B31]=[.S$2];[.$I31]&lt;&gt;&quot;&quot;);[.$E31];&quot;&quot;)">
            <text:p/>
          </table:table-cell>
          <table:table-cell table:style-name="ce11" table:formula="of:=IF(AND([.$B31]=[.T$2];[.$I31]&lt;&gt;&quot;&quot;);[.$E31];&quot;&quot;)">
            <text:p/>
          </table:table-cell>
          <table:table-cell table:style-name="ce11" table:formula="of:=IF(AND([.$B31]=[.U$2];[.$I31]&lt;&gt;&quot;&quot;);[.$E31];&quot;&quot;)">
            <text:p/>
          </table:table-cell>
          <table:table-cell table:style-name="ce17" table:formula="of:=IF(AND([.$B31]=[.V$2];[.$I31]&lt;&gt;&quot;&quot;);[.$G31];&quot;&quot;)">
            <text:p/>
          </table:table-cell>
          <table:table-cell table:style-name="ce17" table:formula="of:=IF(AND([.$B31]=[.W$2];[.$I31]&lt;&gt;&quot;&quot;);[.$G31];&quot;&quot;)">
            <text:p/>
          </table:table-cell>
          <table:table-cell table:style-name="ce17" table:formula="of:=IF(AND([.$B31]=[.X$2];[.$I31]&lt;&gt;&quot;&quot;);[.$G31];&quot;&quot;)" office:value-type="float" office:value="146.073">
            <text:p>146,07</text:p>
          </table:table-cell>
          <table:table-cell table:style-name="ce17" table:formula="of:=IF(AND([.$B31]=[.Y$2];[.$I31]&lt;&gt;&quot;&quot;);[.$G31];&quot;&quot;)">
            <text:p/>
          </table:table-cell>
          <table:table-cell table:style-name="ce17" table:formula="of:=IF(AND([.$B31]=[.Z$2];[.$I31]&lt;&gt;&quot;&quot;);[.$G31];&quot;&quot;)">
            <text:p/>
          </table:table-cell>
          <table:table-cell table:style-name="ce17" table:formula="of:=IF(AND([.$B31]=[.AA$2];[.$I31]&lt;&gt;&quot;&quot;);[.$G31];&quot;&quot;)">
            <text:p/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2]=[.J$2];[.$I32]&lt;&gt;&quot;&quot;);[.$C32];&quot;&quot;)">
            <text:p/>
          </table:table-cell>
          <table:table-cell table:formula="of:=IF(AND([.$B32]=[.K$2];[.$I32]&lt;&gt;&quot;&quot;);[.$C32];&quot;&quot;)">
            <text:p/>
          </table:table-cell>
          <table:table-cell table:formula="of:=IF(AND([.$B32]=[.L$2];[.$I32]&lt;&gt;&quot;&quot;);[.$C32];&quot;&quot;)">
            <text:p/>
          </table:table-cell>
          <table:table-cell table:formula="of:=IF(AND([.$B32]=[.M$2];[.$I32]&lt;&gt;&quot;&quot;);[.$C32];&quot;&quot;)">
            <text:p/>
          </table:table-cell>
          <table:table-cell table:formula="of:=IF(AND([.$B32]=[.N$2];[.$I32]&lt;&gt;&quot;&quot;);[.$C32];&quot;&quot;)">
            <text:p/>
          </table:table-cell>
          <table:table-cell table:formula="of:=IF(AND([.$B32]=[.O$2];[.$I32]&lt;&gt;&quot;&quot;);[.$C32];&quot;&quot;)">
            <text:p/>
          </table:table-cell>
          <table:table-cell table:style-name="ce11" table:formula="of:=IF(AND([.$B32]=[.P$2];[.$I32]&lt;&gt;&quot;&quot;);[.$E32];&quot;&quot;)">
            <text:p/>
          </table:table-cell>
          <table:table-cell table:style-name="ce11" table:formula="of:=IF(AND([.$B32]=[.Q$2];[.$I32]&lt;&gt;&quot;&quot;);[.$E32];&quot;&quot;)">
            <text:p/>
          </table:table-cell>
          <table:table-cell table:style-name="ce11" table:formula="of:=IF(AND([.$B32]=[.R$2];[.$I32]&lt;&gt;&quot;&quot;);[.$E32];&quot;&quot;)">
            <text:p/>
          </table:table-cell>
          <table:table-cell table:style-name="ce11" table:formula="of:=IF(AND([.$B32]=[.S$2];[.$I32]&lt;&gt;&quot;&quot;);[.$E32];&quot;&quot;)">
            <text:p/>
          </table:table-cell>
          <table:table-cell table:style-name="ce11" table:formula="of:=IF(AND([.$B32]=[.T$2];[.$I32]&lt;&gt;&quot;&quot;);[.$E32];&quot;&quot;)">
            <text:p/>
          </table:table-cell>
          <table:table-cell table:style-name="ce11" table:formula="of:=IF(AND([.$B32]=[.U$2];[.$I32]&lt;&gt;&quot;&quot;);[.$E32];&quot;&quot;)">
            <text:p/>
          </table:table-cell>
          <table:table-cell table:style-name="ce17" table:formula="of:=IF(AND([.$B32]=[.V$2];[.$I32]&lt;&gt;&quot;&quot;);[.$G32];&quot;&quot;)">
            <text:p/>
          </table:table-cell>
          <table:table-cell table:style-name="ce17" table:formula="of:=IF(AND([.$B32]=[.W$2];[.$I32]&lt;&gt;&quot;&quot;);[.$G32];&quot;&quot;)">
            <text:p/>
          </table:table-cell>
          <table:table-cell table:style-name="ce17" table:formula="of:=IF(AND([.$B32]=[.X$2];[.$I32]&lt;&gt;&quot;&quot;);[.$G32];&quot;&quot;)">
            <text:p/>
          </table:table-cell>
          <table:table-cell table:style-name="ce17" table:formula="of:=IF(AND([.$B32]=[.Y$2];[.$I32]&lt;&gt;&quot;&quot;);[.$G32];&quot;&quot;)">
            <text:p/>
          </table:table-cell>
          <table:table-cell table:style-name="ce17" table:formula="of:=IF(AND([.$B32]=[.Z$2];[.$I32]&lt;&gt;&quot;&quot;);[.$G32];&quot;&quot;)">
            <text:p/>
          </table:table-cell>
          <table:table-cell table:style-name="ce17" table:formula="of:=IF(AND([.$B32]=[.AA$2];[.$I32]&lt;&gt;&quot;&quot;);[.$G32];&quot;&quot;)">
            <text:p/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3]=[.J$2];[.$I33]&lt;&gt;&quot;&quot;);[.$C33];&quot;&quot;)">
            <text:p/>
          </table:table-cell>
          <table:table-cell table:formula="of:=IF(AND([.$B33]=[.K$2];[.$I33]&lt;&gt;&quot;&quot;);[.$C33];&quot;&quot;)">
            <text:p/>
          </table:table-cell>
          <table:table-cell table:formula="of:=IF(AND([.$B33]=[.L$2];[.$I33]&lt;&gt;&quot;&quot;);[.$C33];&quot;&quot;)">
            <text:p/>
          </table:table-cell>
          <table:table-cell table:formula="of:=IF(AND([.$B33]=[.M$2];[.$I33]&lt;&gt;&quot;&quot;);[.$C33];&quot;&quot;)">
            <text:p/>
          </table:table-cell>
          <table:table-cell table:formula="of:=IF(AND([.$B33]=[.N$2];[.$I33]&lt;&gt;&quot;&quot;);[.$C33];&quot;&quot;)">
            <text:p/>
          </table:table-cell>
          <table:table-cell table:formula="of:=IF(AND([.$B33]=[.O$2];[.$I33]&lt;&gt;&quot;&quot;);[.$C33];&quot;&quot;)">
            <text:p/>
          </table:table-cell>
          <table:table-cell table:style-name="ce11" table:formula="of:=IF(AND([.$B33]=[.P$2];[.$I33]&lt;&gt;&quot;&quot;);[.$E33];&quot;&quot;)">
            <text:p/>
          </table:table-cell>
          <table:table-cell table:style-name="ce11" table:formula="of:=IF(AND([.$B33]=[.Q$2];[.$I33]&lt;&gt;&quot;&quot;);[.$E33];&quot;&quot;)">
            <text:p/>
          </table:table-cell>
          <table:table-cell table:style-name="ce11" table:formula="of:=IF(AND([.$B33]=[.R$2];[.$I33]&lt;&gt;&quot;&quot;);[.$E33];&quot;&quot;)">
            <text:p/>
          </table:table-cell>
          <table:table-cell table:style-name="ce11" table:formula="of:=IF(AND([.$B33]=[.S$2];[.$I33]&lt;&gt;&quot;&quot;);[.$E33];&quot;&quot;)">
            <text:p/>
          </table:table-cell>
          <table:table-cell table:style-name="ce11" table:formula="of:=IF(AND([.$B33]=[.T$2];[.$I33]&lt;&gt;&quot;&quot;);[.$E33];&quot;&quot;)">
            <text:p/>
          </table:table-cell>
          <table:table-cell table:style-name="ce11" table:formula="of:=IF(AND([.$B33]=[.U$2];[.$I33]&lt;&gt;&quot;&quot;);[.$E33];&quot;&quot;)">
            <text:p/>
          </table:table-cell>
          <table:table-cell table:style-name="ce17" table:formula="of:=IF(AND([.$B33]=[.V$2];[.$I33]&lt;&gt;&quot;&quot;);[.$G33];&quot;&quot;)">
            <text:p/>
          </table:table-cell>
          <table:table-cell table:style-name="ce17" table:formula="of:=IF(AND([.$B33]=[.W$2];[.$I33]&lt;&gt;&quot;&quot;);[.$G33];&quot;&quot;)">
            <text:p/>
          </table:table-cell>
          <table:table-cell table:style-name="ce17" table:formula="of:=IF(AND([.$B33]=[.X$2];[.$I33]&lt;&gt;&quot;&quot;);[.$G33];&quot;&quot;)">
            <text:p/>
          </table:table-cell>
          <table:table-cell table:style-name="ce17" table:formula="of:=IF(AND([.$B33]=[.Y$2];[.$I33]&lt;&gt;&quot;&quot;);[.$G33];&quot;&quot;)">
            <text:p/>
          </table:table-cell>
          <table:table-cell table:style-name="ce17" table:formula="of:=IF(AND([.$B33]=[.Z$2];[.$I33]&lt;&gt;&quot;&quot;);[.$G33];&quot;&quot;)">
            <text:p/>
          </table:table-cell>
          <table:table-cell table:style-name="ce17" table:formula="of:=IF(AND([.$B33]=[.AA$2];[.$I33]&lt;&gt;&quot;&quot;);[.$G33];&quot;&quot;)">
            <text:p/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4]=[.J$2];[.$I34]&lt;&gt;&quot;&quot;);[.$C34];&quot;&quot;)">
            <text:p/>
          </table:table-cell>
          <table:table-cell table:formula="of:=IF(AND([.$B34]=[.K$2];[.$I34]&lt;&gt;&quot;&quot;);[.$C34];&quot;&quot;)">
            <text:p/>
          </table:table-cell>
          <table:table-cell table:formula="of:=IF(AND([.$B34]=[.L$2];[.$I34]&lt;&gt;&quot;&quot;);[.$C34];&quot;&quot;)">
            <text:p/>
          </table:table-cell>
          <table:table-cell table:formula="of:=IF(AND([.$B34]=[.M$2];[.$I34]&lt;&gt;&quot;&quot;);[.$C34];&quot;&quot;)">
            <text:p/>
          </table:table-cell>
          <table:table-cell table:formula="of:=IF(AND([.$B34]=[.N$2];[.$I34]&lt;&gt;&quot;&quot;);[.$C34];&quot;&quot;)">
            <text:p/>
          </table:table-cell>
          <table:table-cell table:formula="of:=IF(AND([.$B34]=[.O$2];[.$I34]&lt;&gt;&quot;&quot;);[.$C34];&quot;&quot;)">
            <text:p/>
          </table:table-cell>
          <table:table-cell table:style-name="ce11" table:formula="of:=IF(AND([.$B34]=[.P$2];[.$I34]&lt;&gt;&quot;&quot;);[.$E34];&quot;&quot;)">
            <text:p/>
          </table:table-cell>
          <table:table-cell table:style-name="ce11" table:formula="of:=IF(AND([.$B34]=[.Q$2];[.$I34]&lt;&gt;&quot;&quot;);[.$E34];&quot;&quot;)">
            <text:p/>
          </table:table-cell>
          <table:table-cell table:style-name="ce11" table:formula="of:=IF(AND([.$B34]=[.R$2];[.$I34]&lt;&gt;&quot;&quot;);[.$E34];&quot;&quot;)">
            <text:p/>
          </table:table-cell>
          <table:table-cell table:style-name="ce11" table:formula="of:=IF(AND([.$B34]=[.S$2];[.$I34]&lt;&gt;&quot;&quot;);[.$E34];&quot;&quot;)">
            <text:p/>
          </table:table-cell>
          <table:table-cell table:style-name="ce11" table:formula="of:=IF(AND([.$B34]=[.T$2];[.$I34]&lt;&gt;&quot;&quot;);[.$E34];&quot;&quot;)">
            <text:p/>
          </table:table-cell>
          <table:table-cell table:style-name="ce11" table:formula="of:=IF(AND([.$B34]=[.U$2];[.$I34]&lt;&gt;&quot;&quot;);[.$E34];&quot;&quot;)">
            <text:p/>
          </table:table-cell>
          <table:table-cell table:style-name="ce17" table:formula="of:=IF(AND([.$B34]=[.V$2];[.$I34]&lt;&gt;&quot;&quot;);[.$G34];&quot;&quot;)">
            <text:p/>
          </table:table-cell>
          <table:table-cell table:style-name="ce17" table:formula="of:=IF(AND([.$B34]=[.W$2];[.$I34]&lt;&gt;&quot;&quot;);[.$G34];&quot;&quot;)">
            <text:p/>
          </table:table-cell>
          <table:table-cell table:style-name="ce17" table:formula="of:=IF(AND([.$B34]=[.X$2];[.$I34]&lt;&gt;&quot;&quot;);[.$G34];&quot;&quot;)">
            <text:p/>
          </table:table-cell>
          <table:table-cell table:style-name="ce17" table:formula="of:=IF(AND([.$B34]=[.Y$2];[.$I34]&lt;&gt;&quot;&quot;);[.$G34];&quot;&quot;)">
            <text:p/>
          </table:table-cell>
          <table:table-cell table:style-name="ce17" table:formula="of:=IF(AND([.$B34]=[.Z$2];[.$I34]&lt;&gt;&quot;&quot;);[.$G34];&quot;&quot;)">
            <text:p/>
          </table:table-cell>
          <table:table-cell table:style-name="ce17" table:formula="of:=IF(AND([.$B34]=[.AA$2];[.$I34]&lt;&gt;&quot;&quot;);[.$G34];&quot;&quot;)">
            <text:p/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1.7212">
            <text:p>11,7212</text:p>
          </table:table-cell>
          <table:table-cell table:style-name="Default" office:value-type="float" office:value="8.4641">
            <text:p>8,4641</text:p>
          </table:table-cell>
          <table:table-cell table:style-name="Default" office:value-type="float" office:value="116.44">
            <text:p>116,44</text:p>
          </table:table-cell>
          <table:table-cell table:style-name="Default" office:value-type="float" office:value="1286.14">
            <text:p>1286,14</text:p>
          </table:table-cell>
          <table:table-cell table:style-name="Default" office:value-type="float" office:value="187.757">
            <text:p>187,757</text:p>
          </table:table-cell>
          <table:table-cell table:style-name="Default" office:value-type="float" office:value="2475.19">
            <text:p>2475,19</text:p>
          </table:table-cell>
          <table:table-cell table:style-name="Default" office:value-type="string">
            <text:p>/home/ramiro/Imagens/faces/033.jpg</text:p>
          </table:table-cell>
          <table:table-cell table:formula="of:=IF(AND([.$B35]=[.J$2];[.$I35]&lt;&gt;&quot;&quot;);[.$C35];&quot;&quot;)" office:value-type="float" office:value="11.7212">
            <text:p>11,72</text:p>
          </table:table-cell>
          <table:table-cell table:formula="of:=IF(AND([.$B35]=[.K$2];[.$I35]&lt;&gt;&quot;&quot;);[.$C35];&quot;&quot;)">
            <text:p/>
          </table:table-cell>
          <table:table-cell table:formula="of:=IF(AND([.$B35]=[.L$2];[.$I35]&lt;&gt;&quot;&quot;);[.$C35];&quot;&quot;)">
            <text:p/>
          </table:table-cell>
          <table:table-cell table:formula="of:=IF(AND([.$B35]=[.M$2];[.$I35]&lt;&gt;&quot;&quot;);[.$C35];&quot;&quot;)">
            <text:p/>
          </table:table-cell>
          <table:table-cell table:formula="of:=IF(AND([.$B35]=[.N$2];[.$I35]&lt;&gt;&quot;&quot;);[.$C35];&quot;&quot;)">
            <text:p/>
          </table:table-cell>
          <table:table-cell table:formula="of:=IF(AND([.$B35]=[.O$2];[.$I35]&lt;&gt;&quot;&quot;);[.$C35];&quot;&quot;)">
            <text:p/>
          </table:table-cell>
          <table:table-cell table:style-name="ce11" table:formula="of:=IF(AND([.$B35]=[.P$2];[.$I35]&lt;&gt;&quot;&quot;);[.$E35];&quot;&quot;)" office:value-type="float" office:value="116.44">
            <text:p>116,44</text:p>
          </table:table-cell>
          <table:table-cell table:style-name="ce11" table:formula="of:=IF(AND([.$B35]=[.Q$2];[.$I35]&lt;&gt;&quot;&quot;);[.$E35];&quot;&quot;)">
            <text:p/>
          </table:table-cell>
          <table:table-cell table:style-name="ce11" table:formula="of:=IF(AND([.$B35]=[.R$2];[.$I35]&lt;&gt;&quot;&quot;);[.$E35];&quot;&quot;)">
            <text:p/>
          </table:table-cell>
          <table:table-cell table:style-name="ce11" table:formula="of:=IF(AND([.$B35]=[.S$2];[.$I35]&lt;&gt;&quot;&quot;);[.$E35];&quot;&quot;)">
            <text:p/>
          </table:table-cell>
          <table:table-cell table:style-name="ce11" table:formula="of:=IF(AND([.$B35]=[.T$2];[.$I35]&lt;&gt;&quot;&quot;);[.$E35];&quot;&quot;)">
            <text:p/>
          </table:table-cell>
          <table:table-cell table:style-name="ce11" table:formula="of:=IF(AND([.$B35]=[.U$2];[.$I35]&lt;&gt;&quot;&quot;);[.$E35];&quot;&quot;)">
            <text:p/>
          </table:table-cell>
          <table:table-cell table:style-name="ce17" table:formula="of:=IF(AND([.$B35]=[.V$2];[.$I35]&lt;&gt;&quot;&quot;);[.$G35];&quot;&quot;)" office:value-type="float" office:value="187.757">
            <text:p>187,76</text:p>
          </table:table-cell>
          <table:table-cell table:style-name="ce17" table:formula="of:=IF(AND([.$B35]=[.W$2];[.$I35]&lt;&gt;&quot;&quot;);[.$G35];&quot;&quot;)">
            <text:p/>
          </table:table-cell>
          <table:table-cell table:style-name="ce17" table:formula="of:=IF(AND([.$B35]=[.X$2];[.$I35]&lt;&gt;&quot;&quot;);[.$G35];&quot;&quot;)">
            <text:p/>
          </table:table-cell>
          <table:table-cell table:style-name="ce17" table:formula="of:=IF(AND([.$B35]=[.Y$2];[.$I35]&lt;&gt;&quot;&quot;);[.$G35];&quot;&quot;)">
            <text:p/>
          </table:table-cell>
          <table:table-cell table:style-name="ce17" table:formula="of:=IF(AND([.$B35]=[.Z$2];[.$I35]&lt;&gt;&quot;&quot;);[.$G35];&quot;&quot;)">
            <text:p/>
          </table:table-cell>
          <table:table-cell table:style-name="ce17" table:formula="of:=IF(AND([.$B35]=[.AA$2];[.$I35]&lt;&gt;&quot;&quot;);[.$G35];&quot;&quot;)">
            <text:p/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7.58274">
            <text:p>7,58274</text:p>
          </table:table-cell>
          <table:table-cell table:style-name="Default" office:value-type="float" office:value="3.6598">
            <text:p>3,6598</text:p>
          </table:table-cell>
          <table:table-cell table:style-name="Default" office:value-type="float" office:value="86.0417">
            <text:p>86,0417</text:p>
          </table:table-cell>
          <table:table-cell table:style-name="Default" office:value-type="float" office:value="565.22">
            <text:p>565,22</text:p>
          </table:table-cell>
          <table:table-cell table:style-name="Default" office:value-type="float" office:value="193.92">
            <text:p>193,92</text:p>
          </table:table-cell>
          <table:table-cell table:style-name="Default" office:value-type="float" office:value="1335.05">
            <text:p>1335,05</text:p>
          </table:table-cell>
          <table:table-cell table:style-name="Default" office:value-type="string">
            <text:p>/home/ramiro/Imagens/faces/034.jpg</text:p>
          </table:table-cell>
          <table:table-cell table:formula="of:=IF(AND([.$B36]=[.J$2];[.$I36]&lt;&gt;&quot;&quot;);[.$C36];&quot;&quot;)" office:value-type="float" office:value="7.58274">
            <text:p>7,58</text:p>
          </table:table-cell>
          <table:table-cell table:formula="of:=IF(AND([.$B36]=[.K$2];[.$I36]&lt;&gt;&quot;&quot;);[.$C36];&quot;&quot;)">
            <text:p/>
          </table:table-cell>
          <table:table-cell table:formula="of:=IF(AND([.$B36]=[.L$2];[.$I36]&lt;&gt;&quot;&quot;);[.$C36];&quot;&quot;)">
            <text:p/>
          </table:table-cell>
          <table:table-cell table:formula="of:=IF(AND([.$B36]=[.M$2];[.$I36]&lt;&gt;&quot;&quot;);[.$C36];&quot;&quot;)">
            <text:p/>
          </table:table-cell>
          <table:table-cell table:formula="of:=IF(AND([.$B36]=[.N$2];[.$I36]&lt;&gt;&quot;&quot;);[.$C36];&quot;&quot;)">
            <text:p/>
          </table:table-cell>
          <table:table-cell table:formula="of:=IF(AND([.$B36]=[.O$2];[.$I36]&lt;&gt;&quot;&quot;);[.$C36];&quot;&quot;)">
            <text:p/>
          </table:table-cell>
          <table:table-cell table:style-name="ce11" table:formula="of:=IF(AND([.$B36]=[.P$2];[.$I36]&lt;&gt;&quot;&quot;);[.$E36];&quot;&quot;)" office:value-type="float" office:value="86.0417">
            <text:p>86,04</text:p>
          </table:table-cell>
          <table:table-cell table:style-name="ce11" table:formula="of:=IF(AND([.$B36]=[.Q$2];[.$I36]&lt;&gt;&quot;&quot;);[.$E36];&quot;&quot;)">
            <text:p/>
          </table:table-cell>
          <table:table-cell table:style-name="ce11" table:formula="of:=IF(AND([.$B36]=[.R$2];[.$I36]&lt;&gt;&quot;&quot;);[.$E36];&quot;&quot;)">
            <text:p/>
          </table:table-cell>
          <table:table-cell table:style-name="ce11" table:formula="of:=IF(AND([.$B36]=[.S$2];[.$I36]&lt;&gt;&quot;&quot;);[.$E36];&quot;&quot;)">
            <text:p/>
          </table:table-cell>
          <table:table-cell table:style-name="ce11" table:formula="of:=IF(AND([.$B36]=[.T$2];[.$I36]&lt;&gt;&quot;&quot;);[.$E36];&quot;&quot;)">
            <text:p/>
          </table:table-cell>
          <table:table-cell table:style-name="ce11" table:formula="of:=IF(AND([.$B36]=[.U$2];[.$I36]&lt;&gt;&quot;&quot;);[.$E36];&quot;&quot;)">
            <text:p/>
          </table:table-cell>
          <table:table-cell table:style-name="ce17" table:formula="of:=IF(AND([.$B36]=[.V$2];[.$I36]&lt;&gt;&quot;&quot;);[.$G36];&quot;&quot;)" office:value-type="float" office:value="193.92">
            <text:p>193,92</text:p>
          </table:table-cell>
          <table:table-cell table:style-name="ce17" table:formula="of:=IF(AND([.$B36]=[.W$2];[.$I36]&lt;&gt;&quot;&quot;);[.$G36];&quot;&quot;)">
            <text:p/>
          </table:table-cell>
          <table:table-cell table:style-name="ce17" table:formula="of:=IF(AND([.$B36]=[.X$2];[.$I36]&lt;&gt;&quot;&quot;);[.$G36];&quot;&quot;)">
            <text:p/>
          </table:table-cell>
          <table:table-cell table:style-name="ce17" table:formula="of:=IF(AND([.$B36]=[.Y$2];[.$I36]&lt;&gt;&quot;&quot;);[.$G36];&quot;&quot;)">
            <text:p/>
          </table:table-cell>
          <table:table-cell table:style-name="ce17" table:formula="of:=IF(AND([.$B36]=[.Z$2];[.$I36]&lt;&gt;&quot;&quot;);[.$G36];&quot;&quot;)">
            <text:p/>
          </table:table-cell>
          <table:table-cell table:style-name="ce17" table:formula="of:=IF(AND([.$B36]=[.AA$2];[.$I36]&lt;&gt;&quot;&quot;);[.$G36];&quot;&quot;)">
            <text:p/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2.0239">
            <text:p>12,0239</text:p>
          </table:table-cell>
          <table:table-cell table:style-name="Default" office:value-type="float" office:value="9.27106">
            <text:p>9,27106</text:p>
          </table:table-cell>
          <table:table-cell table:style-name="Default" office:value-type="float" office:value="172.729">
            <text:p>172,729</text:p>
          </table:table-cell>
          <table:table-cell table:style-name="Default" office:value-type="float" office:value="551.087">
            <text:p>551,087</text:p>
          </table:table-cell>
          <table:table-cell table:style-name="Default" office:value-type="float" office:value="144.267">
            <text:p>144,267</text:p>
          </table:table-cell>
          <table:table-cell table:style-name="Default" office:value-type="float" office:value="3868.18">
            <text:p>3868,18</text:p>
          </table:table-cell>
          <table:table-cell table:style-name="Default" office:value-type="string">
            <text:p>/home/ramiro/Imagens/faces/035.jpg</text:p>
          </table:table-cell>
          <table:table-cell table:formula="of:=IF(AND([.$B37]=[.J$2];[.$I37]&lt;&gt;&quot;&quot;);[.$C37];&quot;&quot;)">
            <text:p/>
          </table:table-cell>
          <table:table-cell table:formula="of:=IF(AND([.$B37]=[.K$2];[.$I37]&lt;&gt;&quot;&quot;);[.$C37];&quot;&quot;)">
            <text:p/>
          </table:table-cell>
          <table:table-cell table:formula="of:=IF(AND([.$B37]=[.L$2];[.$I37]&lt;&gt;&quot;&quot;);[.$C37];&quot;&quot;)" office:value-type="float" office:value="12.0239">
            <text:p>12,02</text:p>
          </table:table-cell>
          <table:table-cell table:formula="of:=IF(AND([.$B37]=[.M$2];[.$I37]&lt;&gt;&quot;&quot;);[.$C37];&quot;&quot;)">
            <text:p/>
          </table:table-cell>
          <table:table-cell table:formula="of:=IF(AND([.$B37]=[.N$2];[.$I37]&lt;&gt;&quot;&quot;);[.$C37];&quot;&quot;)">
            <text:p/>
          </table:table-cell>
          <table:table-cell table:formula="of:=IF(AND([.$B37]=[.O$2];[.$I37]&lt;&gt;&quot;&quot;);[.$C37];&quot;&quot;)">
            <text:p/>
          </table:table-cell>
          <table:table-cell table:style-name="ce11" table:formula="of:=IF(AND([.$B37]=[.P$2];[.$I37]&lt;&gt;&quot;&quot;);[.$E37];&quot;&quot;)">
            <text:p/>
          </table:table-cell>
          <table:table-cell table:style-name="ce11" table:formula="of:=IF(AND([.$B37]=[.Q$2];[.$I37]&lt;&gt;&quot;&quot;);[.$E37];&quot;&quot;)">
            <text:p/>
          </table:table-cell>
          <table:table-cell table:style-name="ce11" table:formula="of:=IF(AND([.$B37]=[.R$2];[.$I37]&lt;&gt;&quot;&quot;);[.$E37];&quot;&quot;)" office:value-type="float" office:value="172.729">
            <text:p>172,73</text:p>
          </table:table-cell>
          <table:table-cell table:style-name="ce11" table:formula="of:=IF(AND([.$B37]=[.S$2];[.$I37]&lt;&gt;&quot;&quot;);[.$E37];&quot;&quot;)">
            <text:p/>
          </table:table-cell>
          <table:table-cell table:style-name="ce11" table:formula="of:=IF(AND([.$B37]=[.T$2];[.$I37]&lt;&gt;&quot;&quot;);[.$E37];&quot;&quot;)">
            <text:p/>
          </table:table-cell>
          <table:table-cell table:style-name="ce11" table:formula="of:=IF(AND([.$B37]=[.U$2];[.$I37]&lt;&gt;&quot;&quot;);[.$E37];&quot;&quot;)">
            <text:p/>
          </table:table-cell>
          <table:table-cell table:style-name="ce17" table:formula="of:=IF(AND([.$B37]=[.V$2];[.$I37]&lt;&gt;&quot;&quot;);[.$G37];&quot;&quot;)">
            <text:p/>
          </table:table-cell>
          <table:table-cell table:style-name="ce17" table:formula="of:=IF(AND([.$B37]=[.W$2];[.$I37]&lt;&gt;&quot;&quot;);[.$G37];&quot;&quot;)">
            <text:p/>
          </table:table-cell>
          <table:table-cell table:style-name="ce17" table:formula="of:=IF(AND([.$B37]=[.X$2];[.$I37]&lt;&gt;&quot;&quot;);[.$G37];&quot;&quot;)" office:value-type="float" office:value="144.267">
            <text:p>144,27</text:p>
          </table:table-cell>
          <table:table-cell table:style-name="ce17" table:formula="of:=IF(AND([.$B37]=[.Y$2];[.$I37]&lt;&gt;&quot;&quot;);[.$G37];&quot;&quot;)">
            <text:p/>
          </table:table-cell>
          <table:table-cell table:style-name="ce17" table:formula="of:=IF(AND([.$B37]=[.Z$2];[.$I37]&lt;&gt;&quot;&quot;);[.$G37];&quot;&quot;)">
            <text:p/>
          </table:table-cell>
          <table:table-cell table:style-name="ce17" table:formula="of:=IF(AND([.$B37]=[.AA$2];[.$I37]&lt;&gt;&quot;&quot;);[.$G37];&quot;&quot;)">
            <text:p/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1.1165">
            <text:p>11,1165</text:p>
          </table:table-cell>
          <table:table-cell table:style-name="Default" office:value-type="float" office:value="12.73">
            <text:p>12,73</text:p>
          </table:table-cell>
          <table:table-cell table:style-name="Default" office:value-type="float" office:value="140.974">
            <text:p>140,974</text:p>
          </table:table-cell>
          <table:table-cell table:style-name="Default" office:value-type="float" office:value="1341.58">
            <text:p>1341,58</text:p>
          </table:table-cell>
          <table:table-cell table:style-name="Default" office:value-type="float" office:value="137.023">
            <text:p>137,023</text:p>
          </table:table-cell>
          <table:table-cell table:style-name="Default" office:value-type="float" office:value="1920.51">
            <text:p>1920,51</text:p>
          </table:table-cell>
          <table:table-cell table:style-name="Default" office:value-type="string">
            <text:p>/home/ramiro/Imagens/faces/036.jpg</text:p>
          </table:table-cell>
          <table:table-cell table:formula="of:=IF(AND([.$B38]=[.J$2];[.$I38]&lt;&gt;&quot;&quot;);[.$C38];&quot;&quot;)">
            <text:p/>
          </table:table-cell>
          <table:table-cell table:formula="of:=IF(AND([.$B38]=[.K$2];[.$I38]&lt;&gt;&quot;&quot;);[.$C38];&quot;&quot;)" office:value-type="float" office:value="11.1165">
            <text:p>11,12</text:p>
          </table:table-cell>
          <table:table-cell table:formula="of:=IF(AND([.$B38]=[.L$2];[.$I38]&lt;&gt;&quot;&quot;);[.$C38];&quot;&quot;)">
            <text:p/>
          </table:table-cell>
          <table:table-cell table:formula="of:=IF(AND([.$B38]=[.M$2];[.$I38]&lt;&gt;&quot;&quot;);[.$C38];&quot;&quot;)">
            <text:p/>
          </table:table-cell>
          <table:table-cell table:formula="of:=IF(AND([.$B38]=[.N$2];[.$I38]&lt;&gt;&quot;&quot;);[.$C38];&quot;&quot;)">
            <text:p/>
          </table:table-cell>
          <table:table-cell table:formula="of:=IF(AND([.$B38]=[.O$2];[.$I38]&lt;&gt;&quot;&quot;);[.$C38];&quot;&quot;)">
            <text:p/>
          </table:table-cell>
          <table:table-cell table:style-name="ce11" table:formula="of:=IF(AND([.$B38]=[.P$2];[.$I38]&lt;&gt;&quot;&quot;);[.$E38];&quot;&quot;)">
            <text:p/>
          </table:table-cell>
          <table:table-cell table:style-name="ce11" table:formula="of:=IF(AND([.$B38]=[.Q$2];[.$I38]&lt;&gt;&quot;&quot;);[.$E38];&quot;&quot;)" office:value-type="float" office:value="140.974">
            <text:p>140,97</text:p>
          </table:table-cell>
          <table:table-cell table:style-name="ce11" table:formula="of:=IF(AND([.$B38]=[.R$2];[.$I38]&lt;&gt;&quot;&quot;);[.$E38];&quot;&quot;)">
            <text:p/>
          </table:table-cell>
          <table:table-cell table:style-name="ce11" table:formula="of:=IF(AND([.$B38]=[.S$2];[.$I38]&lt;&gt;&quot;&quot;);[.$E38];&quot;&quot;)">
            <text:p/>
          </table:table-cell>
          <table:table-cell table:style-name="ce11" table:formula="of:=IF(AND([.$B38]=[.T$2];[.$I38]&lt;&gt;&quot;&quot;);[.$E38];&quot;&quot;)">
            <text:p/>
          </table:table-cell>
          <table:table-cell table:style-name="ce11" table:formula="of:=IF(AND([.$B38]=[.U$2];[.$I38]&lt;&gt;&quot;&quot;);[.$E38];&quot;&quot;)">
            <text:p/>
          </table:table-cell>
          <table:table-cell table:style-name="ce17" table:formula="of:=IF(AND([.$B38]=[.V$2];[.$I38]&lt;&gt;&quot;&quot;);[.$G38];&quot;&quot;)">
            <text:p/>
          </table:table-cell>
          <table:table-cell table:style-name="ce17" table:formula="of:=IF(AND([.$B38]=[.W$2];[.$I38]&lt;&gt;&quot;&quot;);[.$G38];&quot;&quot;)" office:value-type="float" office:value="137.023">
            <text:p>137,02</text:p>
          </table:table-cell>
          <table:table-cell table:style-name="ce17" table:formula="of:=IF(AND([.$B38]=[.X$2];[.$I38]&lt;&gt;&quot;&quot;);[.$G38];&quot;&quot;)">
            <text:p/>
          </table:table-cell>
          <table:table-cell table:style-name="ce17" table:formula="of:=IF(AND([.$B38]=[.Y$2];[.$I38]&lt;&gt;&quot;&quot;);[.$G38];&quot;&quot;)">
            <text:p/>
          </table:table-cell>
          <table:table-cell table:style-name="ce17" table:formula="of:=IF(AND([.$B38]=[.Z$2];[.$I38]&lt;&gt;&quot;&quot;);[.$G38];&quot;&quot;)">
            <text:p/>
          </table:table-cell>
          <table:table-cell table:style-name="ce17" table:formula="of:=IF(AND([.$B38]=[.AA$2];[.$I38]&lt;&gt;&quot;&quot;);[.$G38];&quot;&quot;)">
            <text:p/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1.491">
            <text:p>11,491</text:p>
          </table:table-cell>
          <table:table-cell table:style-name="Default" office:value-type="float" office:value="5.54023">
            <text:p>5,54023</text:p>
          </table:table-cell>
          <table:table-cell table:style-name="Default" office:value-type="float" office:value="155.377">
            <text:p>155,377</text:p>
          </table:table-cell>
          <table:table-cell table:style-name="Default" office:value-type="float" office:value="1931.5">
            <text:p>1931,5</text:p>
          </table:table-cell>
          <table:table-cell table:style-name="Default" office:value-type="float" office:value="127.31">
            <text:p>127,31</text:p>
          </table:table-cell>
          <table:table-cell table:style-name="Default" office:value-type="float" office:value="1267.79">
            <text:p>1267,79</text:p>
          </table:table-cell>
          <table:table-cell table:style-name="Default" office:value-type="string">
            <text:p>/home/ramiro/Imagens/faces/037.jpg</text:p>
          </table:table-cell>
          <table:table-cell table:formula="of:=IF(AND([.$B39]=[.J$2];[.$I39]&lt;&gt;&quot;&quot;);[.$C39];&quot;&quot;)">
            <text:p/>
          </table:table-cell>
          <table:table-cell table:formula="of:=IF(AND([.$B39]=[.K$2];[.$I39]&lt;&gt;&quot;&quot;);[.$C39];&quot;&quot;)">
            <text:p/>
          </table:table-cell>
          <table:table-cell table:formula="of:=IF(AND([.$B39]=[.L$2];[.$I39]&lt;&gt;&quot;&quot;);[.$C39];&quot;&quot;)">
            <text:p/>
          </table:table-cell>
          <table:table-cell table:formula="of:=IF(AND([.$B39]=[.M$2];[.$I39]&lt;&gt;&quot;&quot;);[.$C39];&quot;&quot;)" office:value-type="float" office:value="11.491">
            <text:p>11,49</text:p>
          </table:table-cell>
          <table:table-cell table:formula="of:=IF(AND([.$B39]=[.N$2];[.$I39]&lt;&gt;&quot;&quot;);[.$C39];&quot;&quot;)">
            <text:p/>
          </table:table-cell>
          <table:table-cell table:formula="of:=IF(AND([.$B39]=[.O$2];[.$I39]&lt;&gt;&quot;&quot;);[.$C39];&quot;&quot;)">
            <text:p/>
          </table:table-cell>
          <table:table-cell table:style-name="ce11" table:formula="of:=IF(AND([.$B39]=[.P$2];[.$I39]&lt;&gt;&quot;&quot;);[.$E39];&quot;&quot;)">
            <text:p/>
          </table:table-cell>
          <table:table-cell table:style-name="ce11" table:formula="of:=IF(AND([.$B39]=[.Q$2];[.$I39]&lt;&gt;&quot;&quot;);[.$E39];&quot;&quot;)">
            <text:p/>
          </table:table-cell>
          <table:table-cell table:style-name="ce11" table:formula="of:=IF(AND([.$B39]=[.R$2];[.$I39]&lt;&gt;&quot;&quot;);[.$E39];&quot;&quot;)">
            <text:p/>
          </table:table-cell>
          <table:table-cell table:style-name="ce11" table:formula="of:=IF(AND([.$B39]=[.S$2];[.$I39]&lt;&gt;&quot;&quot;);[.$E39];&quot;&quot;)" office:value-type="float" office:value="155.377">
            <text:p>155,38</text:p>
          </table:table-cell>
          <table:table-cell table:style-name="ce11" table:formula="of:=IF(AND([.$B39]=[.T$2];[.$I39]&lt;&gt;&quot;&quot;);[.$E39];&quot;&quot;)">
            <text:p/>
          </table:table-cell>
          <table:table-cell table:style-name="ce11" table:formula="of:=IF(AND([.$B39]=[.U$2];[.$I39]&lt;&gt;&quot;&quot;);[.$E39];&quot;&quot;)">
            <text:p/>
          </table:table-cell>
          <table:table-cell table:style-name="ce17" table:formula="of:=IF(AND([.$B39]=[.V$2];[.$I39]&lt;&gt;&quot;&quot;);[.$G39];&quot;&quot;)">
            <text:p/>
          </table:table-cell>
          <table:table-cell table:style-name="ce17" table:formula="of:=IF(AND([.$B39]=[.W$2];[.$I39]&lt;&gt;&quot;&quot;);[.$G39];&quot;&quot;)">
            <text:p/>
          </table:table-cell>
          <table:table-cell table:style-name="ce17" table:formula="of:=IF(AND([.$B39]=[.X$2];[.$I39]&lt;&gt;&quot;&quot;);[.$G39];&quot;&quot;)">
            <text:p/>
          </table:table-cell>
          <table:table-cell table:style-name="ce17" table:formula="of:=IF(AND([.$B39]=[.Y$2];[.$I39]&lt;&gt;&quot;&quot;);[.$G39];&quot;&quot;)" office:value-type="float" office:value="127.31">
            <text:p>127,31</text:p>
          </table:table-cell>
          <table:table-cell table:style-name="ce17" table:formula="of:=IF(AND([.$B39]=[.Z$2];[.$I39]&lt;&gt;&quot;&quot;);[.$G39];&quot;&quot;)">
            <text:p/>
          </table:table-cell>
          <table:table-cell table:style-name="ce17" table:formula="of:=IF(AND([.$B39]=[.AA$2];[.$I39]&lt;&gt;&quot;&quot;);[.$G39];&quot;&quot;)">
            <text:p/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14879">
            <text:p>8,14879</text:p>
          </table:table-cell>
          <table:table-cell table:style-name="Default" office:value-type="float" office:value="8.61513">
            <text:p>8,61513</text:p>
          </table:table-cell>
          <table:table-cell table:style-name="Default" office:value-type="float" office:value="105.975">
            <text:p>105,975</text:p>
          </table:table-cell>
          <table:table-cell table:style-name="Default" office:value-type="float" office:value="802.048">
            <text:p>802,048</text:p>
          </table:table-cell>
          <table:table-cell table:style-name="Default" office:value-type="float" office:value="155.958">
            <text:p>155,958</text:p>
          </table:table-cell>
          <table:table-cell table:style-name="Default" office:value-type="float" office:value="5677.79">
            <text:p>5677,79</text:p>
          </table:table-cell>
          <table:table-cell table:style-name="Default" office:value-type="string">
            <text:p>/home/ramiro/Imagens/faces/038.jpg</text:p>
          </table:table-cell>
          <table:table-cell table:formula="of:=IF(AND([.$B40]=[.J$2];[.$I40]&lt;&gt;&quot;&quot;);[.$C40];&quot;&quot;)">
            <text:p/>
          </table:table-cell>
          <table:table-cell table:formula="of:=IF(AND([.$B40]=[.K$2];[.$I40]&lt;&gt;&quot;&quot;);[.$C40];&quot;&quot;)" office:value-type="float" office:value="8.14879">
            <text:p>8,15</text:p>
          </table:table-cell>
          <table:table-cell table:formula="of:=IF(AND([.$B40]=[.L$2];[.$I40]&lt;&gt;&quot;&quot;);[.$C40];&quot;&quot;)">
            <text:p/>
          </table:table-cell>
          <table:table-cell table:formula="of:=IF(AND([.$B40]=[.M$2];[.$I40]&lt;&gt;&quot;&quot;);[.$C40];&quot;&quot;)">
            <text:p/>
          </table:table-cell>
          <table:table-cell table:formula="of:=IF(AND([.$B40]=[.N$2];[.$I40]&lt;&gt;&quot;&quot;);[.$C40];&quot;&quot;)">
            <text:p/>
          </table:table-cell>
          <table:table-cell table:formula="of:=IF(AND([.$B40]=[.O$2];[.$I40]&lt;&gt;&quot;&quot;);[.$C40];&quot;&quot;)">
            <text:p/>
          </table:table-cell>
          <table:table-cell table:style-name="ce11" table:formula="of:=IF(AND([.$B40]=[.P$2];[.$I40]&lt;&gt;&quot;&quot;);[.$E40];&quot;&quot;)">
            <text:p/>
          </table:table-cell>
          <table:table-cell table:style-name="ce11" table:formula="of:=IF(AND([.$B40]=[.Q$2];[.$I40]&lt;&gt;&quot;&quot;);[.$E40];&quot;&quot;)" office:value-type="float" office:value="105.975">
            <text:p>105,98</text:p>
          </table:table-cell>
          <table:table-cell table:style-name="ce11" table:formula="of:=IF(AND([.$B40]=[.R$2];[.$I40]&lt;&gt;&quot;&quot;);[.$E40];&quot;&quot;)">
            <text:p/>
          </table:table-cell>
          <table:table-cell table:style-name="ce11" table:formula="of:=IF(AND([.$B40]=[.S$2];[.$I40]&lt;&gt;&quot;&quot;);[.$E40];&quot;&quot;)">
            <text:p/>
          </table:table-cell>
          <table:table-cell table:style-name="ce11" table:formula="of:=IF(AND([.$B40]=[.T$2];[.$I40]&lt;&gt;&quot;&quot;);[.$E40];&quot;&quot;)">
            <text:p/>
          </table:table-cell>
          <table:table-cell table:style-name="ce11" table:formula="of:=IF(AND([.$B40]=[.U$2];[.$I40]&lt;&gt;&quot;&quot;);[.$E40];&quot;&quot;)">
            <text:p/>
          </table:table-cell>
          <table:table-cell table:style-name="ce17" table:formula="of:=IF(AND([.$B40]=[.V$2];[.$I40]&lt;&gt;&quot;&quot;);[.$G40];&quot;&quot;)">
            <text:p/>
          </table:table-cell>
          <table:table-cell table:style-name="ce17" table:formula="of:=IF(AND([.$B40]=[.W$2];[.$I40]&lt;&gt;&quot;&quot;);[.$G40];&quot;&quot;)" office:value-type="float" office:value="155.958">
            <text:p>155,96</text:p>
          </table:table-cell>
          <table:table-cell table:style-name="ce17" table:formula="of:=IF(AND([.$B40]=[.X$2];[.$I40]&lt;&gt;&quot;&quot;);[.$G40];&quot;&quot;)">
            <text:p/>
          </table:table-cell>
          <table:table-cell table:style-name="ce17" table:formula="of:=IF(AND([.$B40]=[.Y$2];[.$I40]&lt;&gt;&quot;&quot;);[.$G40];&quot;&quot;)">
            <text:p/>
          </table:table-cell>
          <table:table-cell table:style-name="ce17" table:formula="of:=IF(AND([.$B40]=[.Z$2];[.$I40]&lt;&gt;&quot;&quot;);[.$G40];&quot;&quot;)">
            <text:p/>
          </table:table-cell>
          <table:table-cell table:style-name="ce17" table:formula="of:=IF(AND([.$B40]=[.AA$2];[.$I40]&lt;&gt;&quot;&quot;);[.$G40];&quot;&quot;)">
            <text:p/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9394">
            <text:p>11,9394</text:p>
          </table:table-cell>
          <table:table-cell table:style-name="Default" office:value-type="float" office:value="6.99972">
            <text:p>6,99972</text:p>
          </table:table-cell>
          <table:table-cell table:style-name="Default" office:value-type="float" office:value="160.001">
            <text:p>160,001</text:p>
          </table:table-cell>
          <table:table-cell table:style-name="Default" office:value-type="float" office:value="1421.2">
            <text:p>1421,2</text:p>
          </table:table-cell>
          <table:table-cell table:style-name="Default" office:value-type="float" office:value="171.709">
            <text:p>171,709</text:p>
          </table:table-cell>
          <table:table-cell table:style-name="Default" office:value-type="float" office:value="2274.71">
            <text:p>2274,71</text:p>
          </table:table-cell>
          <table:table-cell table:style-name="Default" office:value-type="string">
            <text:p>/home/ramiro/Imagens/faces/039.jpg</text:p>
          </table:table-cell>
          <table:table-cell table:formula="of:=IF(AND([.$B41]=[.J$2];[.$I41]&lt;&gt;&quot;&quot;);[.$C41];&quot;&quot;)">
            <text:p/>
          </table:table-cell>
          <table:table-cell table:formula="of:=IF(AND([.$B41]=[.K$2];[.$I41]&lt;&gt;&quot;&quot;);[.$C41];&quot;&quot;)">
            <text:p/>
          </table:table-cell>
          <table:table-cell table:formula="of:=IF(AND([.$B41]=[.L$2];[.$I41]&lt;&gt;&quot;&quot;);[.$C41];&quot;&quot;)" office:value-type="float" office:value="11.9394">
            <text:p>11,94</text:p>
          </table:table-cell>
          <table:table-cell table:formula="of:=IF(AND([.$B41]=[.M$2];[.$I41]&lt;&gt;&quot;&quot;);[.$C41];&quot;&quot;)">
            <text:p/>
          </table:table-cell>
          <table:table-cell table:formula="of:=IF(AND([.$B41]=[.N$2];[.$I41]&lt;&gt;&quot;&quot;);[.$C41];&quot;&quot;)">
            <text:p/>
          </table:table-cell>
          <table:table-cell table:formula="of:=IF(AND([.$B41]=[.O$2];[.$I41]&lt;&gt;&quot;&quot;);[.$C41];&quot;&quot;)">
            <text:p/>
          </table:table-cell>
          <table:table-cell table:style-name="ce11" table:formula="of:=IF(AND([.$B41]=[.P$2];[.$I41]&lt;&gt;&quot;&quot;);[.$E41];&quot;&quot;)">
            <text:p/>
          </table:table-cell>
          <table:table-cell table:style-name="ce11" table:formula="of:=IF(AND([.$B41]=[.Q$2];[.$I41]&lt;&gt;&quot;&quot;);[.$E41];&quot;&quot;)">
            <text:p/>
          </table:table-cell>
          <table:table-cell table:style-name="ce11" table:formula="of:=IF(AND([.$B41]=[.R$2];[.$I41]&lt;&gt;&quot;&quot;);[.$E41];&quot;&quot;)" office:value-type="float" office:value="160.001">
            <text:p>160,00</text:p>
          </table:table-cell>
          <table:table-cell table:style-name="ce11" table:formula="of:=IF(AND([.$B41]=[.S$2];[.$I41]&lt;&gt;&quot;&quot;);[.$E41];&quot;&quot;)">
            <text:p/>
          </table:table-cell>
          <table:table-cell table:style-name="ce11" table:formula="of:=IF(AND([.$B41]=[.T$2];[.$I41]&lt;&gt;&quot;&quot;);[.$E41];&quot;&quot;)">
            <text:p/>
          </table:table-cell>
          <table:table-cell table:style-name="ce11" table:formula="of:=IF(AND([.$B41]=[.U$2];[.$I41]&lt;&gt;&quot;&quot;);[.$E41];&quot;&quot;)">
            <text:p/>
          </table:table-cell>
          <table:table-cell table:style-name="ce17" table:formula="of:=IF(AND([.$B41]=[.V$2];[.$I41]&lt;&gt;&quot;&quot;);[.$G41];&quot;&quot;)">
            <text:p/>
          </table:table-cell>
          <table:table-cell table:style-name="ce17" table:formula="of:=IF(AND([.$B41]=[.W$2];[.$I41]&lt;&gt;&quot;&quot;);[.$G41];&quot;&quot;)">
            <text:p/>
          </table:table-cell>
          <table:table-cell table:style-name="ce17" table:formula="of:=IF(AND([.$B41]=[.X$2];[.$I41]&lt;&gt;&quot;&quot;);[.$G41];&quot;&quot;)" office:value-type="float" office:value="171.709">
            <text:p>171,71</text:p>
          </table:table-cell>
          <table:table-cell table:style-name="ce17" table:formula="of:=IF(AND([.$B41]=[.Y$2];[.$I41]&lt;&gt;&quot;&quot;);[.$G41];&quot;&quot;)">
            <text:p/>
          </table:table-cell>
          <table:table-cell table:style-name="ce17" table:formula="of:=IF(AND([.$B41]=[.Z$2];[.$I41]&lt;&gt;&quot;&quot;);[.$G41];&quot;&quot;)">
            <text:p/>
          </table:table-cell>
          <table:table-cell table:style-name="ce17" table:formula="of:=IF(AND([.$B41]=[.AA$2];[.$I41]&lt;&gt;&quot;&quot;);[.$G41];&quot;&quot;)">
            <text:p/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2]=[.J$2];[.$I42]&lt;&gt;&quot;&quot;);[.$C42];&quot;&quot;)">
            <text:p/>
          </table:table-cell>
          <table:table-cell table:formula="of:=IF(AND([.$B42]=[.K$2];[.$I42]&lt;&gt;&quot;&quot;);[.$C42];&quot;&quot;)">
            <text:p/>
          </table:table-cell>
          <table:table-cell table:formula="of:=IF(AND([.$B42]=[.L$2];[.$I42]&lt;&gt;&quot;&quot;);[.$C42];&quot;&quot;)">
            <text:p/>
          </table:table-cell>
          <table:table-cell table:formula="of:=IF(AND([.$B42]=[.M$2];[.$I42]&lt;&gt;&quot;&quot;);[.$C42];&quot;&quot;)">
            <text:p/>
          </table:table-cell>
          <table:table-cell table:formula="of:=IF(AND([.$B42]=[.N$2];[.$I42]&lt;&gt;&quot;&quot;);[.$C42];&quot;&quot;)">
            <text:p/>
          </table:table-cell>
          <table:table-cell table:formula="of:=IF(AND([.$B42]=[.O$2];[.$I42]&lt;&gt;&quot;&quot;);[.$C42];&quot;&quot;)">
            <text:p/>
          </table:table-cell>
          <table:table-cell table:style-name="ce11" table:formula="of:=IF(AND([.$B42]=[.P$2];[.$I42]&lt;&gt;&quot;&quot;);[.$E42];&quot;&quot;)">
            <text:p/>
          </table:table-cell>
          <table:table-cell table:style-name="ce11" table:formula="of:=IF(AND([.$B42]=[.Q$2];[.$I42]&lt;&gt;&quot;&quot;);[.$E42];&quot;&quot;)">
            <text:p/>
          </table:table-cell>
          <table:table-cell table:style-name="ce11" table:formula="of:=IF(AND([.$B42]=[.R$2];[.$I42]&lt;&gt;&quot;&quot;);[.$E42];&quot;&quot;)">
            <text:p/>
          </table:table-cell>
          <table:table-cell table:style-name="ce11" table:formula="of:=IF(AND([.$B42]=[.S$2];[.$I42]&lt;&gt;&quot;&quot;);[.$E42];&quot;&quot;)">
            <text:p/>
          </table:table-cell>
          <table:table-cell table:style-name="ce11" table:formula="of:=IF(AND([.$B42]=[.T$2];[.$I42]&lt;&gt;&quot;&quot;);[.$E42];&quot;&quot;)">
            <text:p/>
          </table:table-cell>
          <table:table-cell table:style-name="ce11" table:formula="of:=IF(AND([.$B42]=[.U$2];[.$I42]&lt;&gt;&quot;&quot;);[.$E42];&quot;&quot;)">
            <text:p/>
          </table:table-cell>
          <table:table-cell table:style-name="ce17" table:formula="of:=IF(AND([.$B42]=[.V$2];[.$I42]&lt;&gt;&quot;&quot;);[.$G42];&quot;&quot;)">
            <text:p/>
          </table:table-cell>
          <table:table-cell table:style-name="ce17" table:formula="of:=IF(AND([.$B42]=[.W$2];[.$I42]&lt;&gt;&quot;&quot;);[.$G42];&quot;&quot;)">
            <text:p/>
          </table:table-cell>
          <table:table-cell table:style-name="ce17" table:formula="of:=IF(AND([.$B42]=[.X$2];[.$I42]&lt;&gt;&quot;&quot;);[.$G42];&quot;&quot;)">
            <text:p/>
          </table:table-cell>
          <table:table-cell table:style-name="ce17" table:formula="of:=IF(AND([.$B42]=[.Y$2];[.$I42]&lt;&gt;&quot;&quot;);[.$G42];&quot;&quot;)">
            <text:p/>
          </table:table-cell>
          <table:table-cell table:style-name="ce17" table:formula="of:=IF(AND([.$B42]=[.Z$2];[.$I42]&lt;&gt;&quot;&quot;);[.$G42];&quot;&quot;)">
            <text:p/>
          </table:table-cell>
          <table:table-cell table:style-name="ce17" table:formula="of:=IF(AND([.$B42]=[.AA$2];[.$I42]&lt;&gt;&quot;&quot;);[.$G42];&quot;&quot;)">
            <text:p/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3672">
            <text:p>11,3672</text:p>
          </table:table-cell>
          <table:table-cell table:style-name="Default" office:value-type="float" office:value="8.36501">
            <text:p>8,36501</text:p>
          </table:table-cell>
          <table:table-cell table:style-name="Default" office:value-type="float" office:value="120.846">
            <text:p>120,846</text:p>
          </table:table-cell>
          <table:table-cell table:style-name="Default" office:value-type="float" office:value="2111.2">
            <text:p>2111,2</text:p>
          </table:table-cell>
          <table:table-cell table:style-name="Default" office:value-type="float" office:value="153.415">
            <text:p>153,415</text:p>
          </table:table-cell>
          <table:table-cell table:style-name="Default" office:value-type="float" office:value="3779.37">
            <text:p>3779,37</text:p>
          </table:table-cell>
          <table:table-cell table:style-name="Default" office:value-type="string">
            <text:p>/home/ramiro/Imagens/faces/041.jpg</text:p>
          </table:table-cell>
          <table:table-cell table:formula="of:=IF(AND([.$B43]=[.J$2];[.$I43]&lt;&gt;&quot;&quot;);[.$C43];&quot;&quot;)">
            <text:p/>
          </table:table-cell>
          <table:table-cell table:formula="of:=IF(AND([.$B43]=[.K$2];[.$I43]&lt;&gt;&quot;&quot;);[.$C43];&quot;&quot;)">
            <text:p/>
          </table:table-cell>
          <table:table-cell table:formula="of:=IF(AND([.$B43]=[.L$2];[.$I43]&lt;&gt;&quot;&quot;);[.$C43];&quot;&quot;)" office:value-type="float" office:value="11.3672">
            <text:p>11,37</text:p>
          </table:table-cell>
          <table:table-cell table:formula="of:=IF(AND([.$B43]=[.M$2];[.$I43]&lt;&gt;&quot;&quot;);[.$C43];&quot;&quot;)">
            <text:p/>
          </table:table-cell>
          <table:table-cell table:formula="of:=IF(AND([.$B43]=[.N$2];[.$I43]&lt;&gt;&quot;&quot;);[.$C43];&quot;&quot;)">
            <text:p/>
          </table:table-cell>
          <table:table-cell table:formula="of:=IF(AND([.$B43]=[.O$2];[.$I43]&lt;&gt;&quot;&quot;);[.$C43];&quot;&quot;)">
            <text:p/>
          </table:table-cell>
          <table:table-cell table:style-name="ce11" table:formula="of:=IF(AND([.$B43]=[.P$2];[.$I43]&lt;&gt;&quot;&quot;);[.$E43];&quot;&quot;)">
            <text:p/>
          </table:table-cell>
          <table:table-cell table:style-name="ce11" table:formula="of:=IF(AND([.$B43]=[.Q$2];[.$I43]&lt;&gt;&quot;&quot;);[.$E43];&quot;&quot;)">
            <text:p/>
          </table:table-cell>
          <table:table-cell table:style-name="ce11" table:formula="of:=IF(AND([.$B43]=[.R$2];[.$I43]&lt;&gt;&quot;&quot;);[.$E43];&quot;&quot;)" office:value-type="float" office:value="120.846">
            <text:p>120,85</text:p>
          </table:table-cell>
          <table:table-cell table:style-name="ce11" table:formula="of:=IF(AND([.$B43]=[.S$2];[.$I43]&lt;&gt;&quot;&quot;);[.$E43];&quot;&quot;)">
            <text:p/>
          </table:table-cell>
          <table:table-cell table:style-name="ce11" table:formula="of:=IF(AND([.$B43]=[.T$2];[.$I43]&lt;&gt;&quot;&quot;);[.$E43];&quot;&quot;)">
            <text:p/>
          </table:table-cell>
          <table:table-cell table:style-name="ce11" table:formula="of:=IF(AND([.$B43]=[.U$2];[.$I43]&lt;&gt;&quot;&quot;);[.$E43];&quot;&quot;)">
            <text:p/>
          </table:table-cell>
          <table:table-cell table:style-name="ce17" table:formula="of:=IF(AND([.$B43]=[.V$2];[.$I43]&lt;&gt;&quot;&quot;);[.$G43];&quot;&quot;)">
            <text:p/>
          </table:table-cell>
          <table:table-cell table:style-name="ce17" table:formula="of:=IF(AND([.$B43]=[.W$2];[.$I43]&lt;&gt;&quot;&quot;);[.$G43];&quot;&quot;)">
            <text:p/>
          </table:table-cell>
          <table:table-cell table:style-name="ce17" table:formula="of:=IF(AND([.$B43]=[.X$2];[.$I43]&lt;&gt;&quot;&quot;);[.$G43];&quot;&quot;)" office:value-type="float" office:value="153.415">
            <text:p>153,42</text:p>
          </table:table-cell>
          <table:table-cell table:style-name="ce17" table:formula="of:=IF(AND([.$B43]=[.Y$2];[.$I43]&lt;&gt;&quot;&quot;);[.$G43];&quot;&quot;)">
            <text:p/>
          </table:table-cell>
          <table:table-cell table:style-name="ce17" table:formula="of:=IF(AND([.$B43]=[.Z$2];[.$I43]&lt;&gt;&quot;&quot;);[.$G43];&quot;&quot;)">
            <text:p/>
          </table:table-cell>
          <table:table-cell table:style-name="ce17" table:formula="of:=IF(AND([.$B43]=[.AA$2];[.$I43]&lt;&gt;&quot;&quot;);[.$G43];&quot;&quot;)">
            <text:p/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1.9928">
            <text:p>11,9928</text:p>
          </table:table-cell>
          <table:table-cell table:style-name="Default" office:value-type="float" office:value="4.64944">
            <text:p>4,64944</text:p>
          </table:table-cell>
          <table:table-cell table:style-name="Default" office:value-type="float" office:value="131.975">
            <text:p>131,975</text:p>
          </table:table-cell>
          <table:table-cell table:style-name="Default" office:value-type="float" office:value="1237.65">
            <text:p>1237,65</text:p>
          </table:table-cell>
          <table:table-cell table:style-name="Default" office:value-type="float" office:value="138.346">
            <text:p>138,346</text:p>
          </table:table-cell>
          <table:table-cell table:style-name="Default" office:value-type="float" office:value="2252.01">
            <text:p>2252,01</text:p>
          </table:table-cell>
          <table:table-cell table:style-name="Default" office:value-type="string">
            <text:p>/home/ramiro/Imagens/faces/042.jpg</text:p>
          </table:table-cell>
          <table:table-cell table:formula="of:=IF(AND([.$B44]=[.J$2];[.$I44]&lt;&gt;&quot;&quot;);[.$C44];&quot;&quot;)">
            <text:p/>
          </table:table-cell>
          <table:table-cell table:formula="of:=IF(AND([.$B44]=[.K$2];[.$I44]&lt;&gt;&quot;&quot;);[.$C44];&quot;&quot;)">
            <text:p/>
          </table:table-cell>
          <table:table-cell table:formula="of:=IF(AND([.$B44]=[.L$2];[.$I44]&lt;&gt;&quot;&quot;);[.$C44];&quot;&quot;)">
            <text:p/>
          </table:table-cell>
          <table:table-cell table:formula="of:=IF(AND([.$B44]=[.M$2];[.$I44]&lt;&gt;&quot;&quot;);[.$C44];&quot;&quot;)" office:value-type="float" office:value="11.9928">
            <text:p>11,99</text:p>
          </table:table-cell>
          <table:table-cell table:formula="of:=IF(AND([.$B44]=[.N$2];[.$I44]&lt;&gt;&quot;&quot;);[.$C44];&quot;&quot;)">
            <text:p/>
          </table:table-cell>
          <table:table-cell table:formula="of:=IF(AND([.$B44]=[.O$2];[.$I44]&lt;&gt;&quot;&quot;);[.$C44];&quot;&quot;)">
            <text:p/>
          </table:table-cell>
          <table:table-cell table:style-name="ce11" table:formula="of:=IF(AND([.$B44]=[.P$2];[.$I44]&lt;&gt;&quot;&quot;);[.$E44];&quot;&quot;)">
            <text:p/>
          </table:table-cell>
          <table:table-cell table:style-name="ce11" table:formula="of:=IF(AND([.$B44]=[.Q$2];[.$I44]&lt;&gt;&quot;&quot;);[.$E44];&quot;&quot;)">
            <text:p/>
          </table:table-cell>
          <table:table-cell table:style-name="ce11" table:formula="of:=IF(AND([.$B44]=[.R$2];[.$I44]&lt;&gt;&quot;&quot;);[.$E44];&quot;&quot;)">
            <text:p/>
          </table:table-cell>
          <table:table-cell table:style-name="ce11" table:formula="of:=IF(AND([.$B44]=[.S$2];[.$I44]&lt;&gt;&quot;&quot;);[.$E44];&quot;&quot;)" office:value-type="float" office:value="131.975">
            <text:p>131,98</text:p>
          </table:table-cell>
          <table:table-cell table:style-name="ce11" table:formula="of:=IF(AND([.$B44]=[.T$2];[.$I44]&lt;&gt;&quot;&quot;);[.$E44];&quot;&quot;)">
            <text:p/>
          </table:table-cell>
          <table:table-cell table:style-name="ce11" table:formula="of:=IF(AND([.$B44]=[.U$2];[.$I44]&lt;&gt;&quot;&quot;);[.$E44];&quot;&quot;)">
            <text:p/>
          </table:table-cell>
          <table:table-cell table:style-name="ce17" table:formula="of:=IF(AND([.$B44]=[.V$2];[.$I44]&lt;&gt;&quot;&quot;);[.$G44];&quot;&quot;)">
            <text:p/>
          </table:table-cell>
          <table:table-cell table:style-name="ce17" table:formula="of:=IF(AND([.$B44]=[.W$2];[.$I44]&lt;&gt;&quot;&quot;);[.$G44];&quot;&quot;)">
            <text:p/>
          </table:table-cell>
          <table:table-cell table:style-name="ce17" table:formula="of:=IF(AND([.$B44]=[.X$2];[.$I44]&lt;&gt;&quot;&quot;);[.$G44];&quot;&quot;)">
            <text:p/>
          </table:table-cell>
          <table:table-cell table:style-name="ce17" table:formula="of:=IF(AND([.$B44]=[.Y$2];[.$I44]&lt;&gt;&quot;&quot;);[.$G44];&quot;&quot;)" office:value-type="float" office:value="138.346">
            <text:p>138,35</text:p>
          </table:table-cell>
          <table:table-cell table:style-name="ce17" table:formula="of:=IF(AND([.$B44]=[.Z$2];[.$I44]&lt;&gt;&quot;&quot;);[.$G44];&quot;&quot;)">
            <text:p/>
          </table:table-cell>
          <table:table-cell table:style-name="ce17" table:formula="of:=IF(AND([.$B44]=[.AA$2];[.$I44]&lt;&gt;&quot;&quot;);[.$G44];&quot;&quot;)">
            <text:p/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0.2694">
            <text:p>10,2694</text:p>
          </table:table-cell>
          <table:table-cell table:style-name="Default" office:value-type="float" office:value="8.32361">
            <text:p>8,32361</text:p>
          </table:table-cell>
          <table:table-cell table:style-name="Default" office:value-type="float" office:value="135.317">
            <text:p>135,317</text:p>
          </table:table-cell>
          <table:table-cell table:style-name="Default" office:value-type="float" office:value="1890.01">
            <text:p>1890,01</text:p>
          </table:table-cell>
          <table:table-cell table:style-name="Default" office:value-type="float" office:value="112.187">
            <text:p>112,187</text:p>
          </table:table-cell>
          <table:table-cell table:style-name="Default" office:value-type="float" office:value="1817.15">
            <text:p>1817,15</text:p>
          </table:table-cell>
          <table:table-cell table:style-name="Default" office:value-type="string">
            <text:p>/home/ramiro/Imagens/faces/043.jpg</text:p>
          </table:table-cell>
          <table:table-cell table:formula="of:=IF(AND([.$B45]=[.J$2];[.$I45]&lt;&gt;&quot;&quot;);[.$C45];&quot;&quot;)">
            <text:p/>
          </table:table-cell>
          <table:table-cell table:formula="of:=IF(AND([.$B45]=[.K$2];[.$I45]&lt;&gt;&quot;&quot;);[.$C45];&quot;&quot;)">
            <text:p/>
          </table:table-cell>
          <table:table-cell table:formula="of:=IF(AND([.$B45]=[.L$2];[.$I45]&lt;&gt;&quot;&quot;);[.$C45];&quot;&quot;)">
            <text:p/>
          </table:table-cell>
          <table:table-cell table:formula="of:=IF(AND([.$B45]=[.M$2];[.$I45]&lt;&gt;&quot;&quot;);[.$C45];&quot;&quot;)" office:value-type="float" office:value="10.2694">
            <text:p>10,27</text:p>
          </table:table-cell>
          <table:table-cell table:formula="of:=IF(AND([.$B45]=[.N$2];[.$I45]&lt;&gt;&quot;&quot;);[.$C45];&quot;&quot;)">
            <text:p/>
          </table:table-cell>
          <table:table-cell table:formula="of:=IF(AND([.$B45]=[.O$2];[.$I45]&lt;&gt;&quot;&quot;);[.$C45];&quot;&quot;)">
            <text:p/>
          </table:table-cell>
          <table:table-cell table:style-name="ce11" table:formula="of:=IF(AND([.$B45]=[.P$2];[.$I45]&lt;&gt;&quot;&quot;);[.$E45];&quot;&quot;)">
            <text:p/>
          </table:table-cell>
          <table:table-cell table:style-name="ce11" table:formula="of:=IF(AND([.$B45]=[.Q$2];[.$I45]&lt;&gt;&quot;&quot;);[.$E45];&quot;&quot;)">
            <text:p/>
          </table:table-cell>
          <table:table-cell table:style-name="ce11" table:formula="of:=IF(AND([.$B45]=[.R$2];[.$I45]&lt;&gt;&quot;&quot;);[.$E45];&quot;&quot;)">
            <text:p/>
          </table:table-cell>
          <table:table-cell table:style-name="ce11" table:formula="of:=IF(AND([.$B45]=[.S$2];[.$I45]&lt;&gt;&quot;&quot;);[.$E45];&quot;&quot;)" office:value-type="float" office:value="135.317">
            <text:p>135,32</text:p>
          </table:table-cell>
          <table:table-cell table:style-name="ce11" table:formula="of:=IF(AND([.$B45]=[.T$2];[.$I45]&lt;&gt;&quot;&quot;);[.$E45];&quot;&quot;)">
            <text:p/>
          </table:table-cell>
          <table:table-cell table:style-name="ce11" table:formula="of:=IF(AND([.$B45]=[.U$2];[.$I45]&lt;&gt;&quot;&quot;);[.$E45];&quot;&quot;)">
            <text:p/>
          </table:table-cell>
          <table:table-cell table:style-name="ce17" table:formula="of:=IF(AND([.$B45]=[.V$2];[.$I45]&lt;&gt;&quot;&quot;);[.$G45];&quot;&quot;)">
            <text:p/>
          </table:table-cell>
          <table:table-cell table:style-name="ce17" table:formula="of:=IF(AND([.$B45]=[.W$2];[.$I45]&lt;&gt;&quot;&quot;);[.$G45];&quot;&quot;)">
            <text:p/>
          </table:table-cell>
          <table:table-cell table:style-name="ce17" table:formula="of:=IF(AND([.$B45]=[.X$2];[.$I45]&lt;&gt;&quot;&quot;);[.$G45];&quot;&quot;)">
            <text:p/>
          </table:table-cell>
          <table:table-cell table:style-name="ce17" table:formula="of:=IF(AND([.$B45]=[.Y$2];[.$I45]&lt;&gt;&quot;&quot;);[.$G45];&quot;&quot;)" office:value-type="float" office:value="112.187">
            <text:p>112,19</text:p>
          </table:table-cell>
          <table:table-cell table:style-name="ce17" table:formula="of:=IF(AND([.$B45]=[.Z$2];[.$I45]&lt;&gt;&quot;&quot;);[.$G45];&quot;&quot;)">
            <text:p/>
          </table:table-cell>
          <table:table-cell table:style-name="ce17" table:formula="of:=IF(AND([.$B45]=[.AA$2];[.$I45]&lt;&gt;&quot;&quot;);[.$G45];&quot;&quot;)">
            <text:p/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6.56891">
            <text:p>6,56891</text:p>
          </table:table-cell>
          <table:table-cell table:style-name="Default" office:value-type="float" office:value="3.98353">
            <text:p>3,98353</text:p>
          </table:table-cell>
          <table:table-cell table:style-name="Default" office:value-type="float" office:value="98.5352">
            <text:p>98,5352</text:p>
          </table:table-cell>
          <table:table-cell table:style-name="Default" office:value-type="float" office:value="1237.68">
            <text:p>1237,68</text:p>
          </table:table-cell>
          <table:table-cell table:style-name="Default" office:value-type="float" office:value="158.37">
            <text:p>158,37</text:p>
          </table:table-cell>
          <table:table-cell table:style-name="Default" office:value-type="float" office:value="2873.97">
            <text:p>2873,97</text:p>
          </table:table-cell>
          <table:table-cell table:style-name="Default" office:value-type="string">
            <text:p>/home/ramiro/Imagens/faces/044.jpg</text:p>
          </table:table-cell>
          <table:table-cell table:formula="of:=IF(AND([.$B46]=[.J$2];[.$I46]&lt;&gt;&quot;&quot;);[.$C46];&quot;&quot;)" office:value-type="float" office:value="6.56891">
            <text:p>6,57</text:p>
          </table:table-cell>
          <table:table-cell table:formula="of:=IF(AND([.$B46]=[.K$2];[.$I46]&lt;&gt;&quot;&quot;);[.$C46];&quot;&quot;)">
            <text:p/>
          </table:table-cell>
          <table:table-cell table:formula="of:=IF(AND([.$B46]=[.L$2];[.$I46]&lt;&gt;&quot;&quot;);[.$C46];&quot;&quot;)">
            <text:p/>
          </table:table-cell>
          <table:table-cell table:formula="of:=IF(AND([.$B46]=[.M$2];[.$I46]&lt;&gt;&quot;&quot;);[.$C46];&quot;&quot;)">
            <text:p/>
          </table:table-cell>
          <table:table-cell table:formula="of:=IF(AND([.$B46]=[.N$2];[.$I46]&lt;&gt;&quot;&quot;);[.$C46];&quot;&quot;)">
            <text:p/>
          </table:table-cell>
          <table:table-cell table:formula="of:=IF(AND([.$B46]=[.O$2];[.$I46]&lt;&gt;&quot;&quot;);[.$C46];&quot;&quot;)">
            <text:p/>
          </table:table-cell>
          <table:table-cell table:style-name="ce11" table:formula="of:=IF(AND([.$B46]=[.P$2];[.$I46]&lt;&gt;&quot;&quot;);[.$E46];&quot;&quot;)" office:value-type="float" office:value="98.5352">
            <text:p>98,54</text:p>
          </table:table-cell>
          <table:table-cell table:style-name="ce11" table:formula="of:=IF(AND([.$B46]=[.Q$2];[.$I46]&lt;&gt;&quot;&quot;);[.$E46];&quot;&quot;)">
            <text:p/>
          </table:table-cell>
          <table:table-cell table:style-name="ce11" table:formula="of:=IF(AND([.$B46]=[.R$2];[.$I46]&lt;&gt;&quot;&quot;);[.$E46];&quot;&quot;)">
            <text:p/>
          </table:table-cell>
          <table:table-cell table:style-name="ce11" table:formula="of:=IF(AND([.$B46]=[.S$2];[.$I46]&lt;&gt;&quot;&quot;);[.$E46];&quot;&quot;)">
            <text:p/>
          </table:table-cell>
          <table:table-cell table:style-name="ce11" table:formula="of:=IF(AND([.$B46]=[.T$2];[.$I46]&lt;&gt;&quot;&quot;);[.$E46];&quot;&quot;)">
            <text:p/>
          </table:table-cell>
          <table:table-cell table:style-name="ce11" table:formula="of:=IF(AND([.$B46]=[.U$2];[.$I46]&lt;&gt;&quot;&quot;);[.$E46];&quot;&quot;)">
            <text:p/>
          </table:table-cell>
          <table:table-cell table:style-name="ce17" table:formula="of:=IF(AND([.$B46]=[.V$2];[.$I46]&lt;&gt;&quot;&quot;);[.$G46];&quot;&quot;)" office:value-type="float" office:value="158.37">
            <text:p>158,37</text:p>
          </table:table-cell>
          <table:table-cell table:style-name="ce17" table:formula="of:=IF(AND([.$B46]=[.W$2];[.$I46]&lt;&gt;&quot;&quot;);[.$G46];&quot;&quot;)">
            <text:p/>
          </table:table-cell>
          <table:table-cell table:style-name="ce17" table:formula="of:=IF(AND([.$B46]=[.X$2];[.$I46]&lt;&gt;&quot;&quot;);[.$G46];&quot;&quot;)">
            <text:p/>
          </table:table-cell>
          <table:table-cell table:style-name="ce17" table:formula="of:=IF(AND([.$B46]=[.Y$2];[.$I46]&lt;&gt;&quot;&quot;);[.$G46];&quot;&quot;)">
            <text:p/>
          </table:table-cell>
          <table:table-cell table:style-name="ce17" table:formula="of:=IF(AND([.$B46]=[.Z$2];[.$I46]&lt;&gt;&quot;&quot;);[.$G46];&quot;&quot;)">
            <text:p/>
          </table:table-cell>
          <table:table-cell table:style-name="ce17" table:formula="of:=IF(AND([.$B46]=[.AA$2];[.$I46]&lt;&gt;&quot;&quot;);[.$G46];&quot;&quot;)">
            <text:p/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9.96807">
            <text:p>9,96807</text:p>
          </table:table-cell>
          <table:table-cell table:style-name="Default" office:value-type="float" office:value="8.49549">
            <text:p>8,49549</text:p>
          </table:table-cell>
          <table:table-cell table:style-name="Default" office:value-type="float" office:value="105.403">
            <text:p>105,403</text:p>
          </table:table-cell>
          <table:table-cell table:style-name="Default" office:value-type="float" office:value="1223.85">
            <text:p>1223,85</text:p>
          </table:table-cell>
          <table:table-cell table:style-name="Default" office:value-type="float" office:value="166.159">
            <text:p>166,159</text:p>
          </table:table-cell>
          <table:table-cell table:style-name="Default" office:value-type="float" office:value="2792.81">
            <text:p>2792,81</text:p>
          </table:table-cell>
          <table:table-cell table:style-name="Default" office:value-type="string">
            <text:p>/home/ramiro/Imagens/faces/045.jpg</text:p>
          </table:table-cell>
          <table:table-cell table:formula="of:=IF(AND([.$B47]=[.J$2];[.$I47]&lt;&gt;&quot;&quot;);[.$C47];&quot;&quot;)">
            <text:p/>
          </table:table-cell>
          <table:table-cell table:formula="of:=IF(AND([.$B47]=[.K$2];[.$I47]&lt;&gt;&quot;&quot;);[.$C47];&quot;&quot;)">
            <text:p/>
          </table:table-cell>
          <table:table-cell table:formula="of:=IF(AND([.$B47]=[.L$2];[.$I47]&lt;&gt;&quot;&quot;);[.$C47];&quot;&quot;)" office:value-type="float" office:value="9.96807">
            <text:p>9,97</text:p>
          </table:table-cell>
          <table:table-cell table:formula="of:=IF(AND([.$B47]=[.M$2];[.$I47]&lt;&gt;&quot;&quot;);[.$C47];&quot;&quot;)">
            <text:p/>
          </table:table-cell>
          <table:table-cell table:formula="of:=IF(AND([.$B47]=[.N$2];[.$I47]&lt;&gt;&quot;&quot;);[.$C47];&quot;&quot;)">
            <text:p/>
          </table:table-cell>
          <table:table-cell table:formula="of:=IF(AND([.$B47]=[.O$2];[.$I47]&lt;&gt;&quot;&quot;);[.$C47];&quot;&quot;)">
            <text:p/>
          </table:table-cell>
          <table:table-cell table:style-name="ce11" table:formula="of:=IF(AND([.$B47]=[.P$2];[.$I47]&lt;&gt;&quot;&quot;);[.$E47];&quot;&quot;)">
            <text:p/>
          </table:table-cell>
          <table:table-cell table:style-name="ce11" table:formula="of:=IF(AND([.$B47]=[.Q$2];[.$I47]&lt;&gt;&quot;&quot;);[.$E47];&quot;&quot;)">
            <text:p/>
          </table:table-cell>
          <table:table-cell table:style-name="ce11" table:formula="of:=IF(AND([.$B47]=[.R$2];[.$I47]&lt;&gt;&quot;&quot;);[.$E47];&quot;&quot;)" office:value-type="float" office:value="105.403">
            <text:p>105,40</text:p>
          </table:table-cell>
          <table:table-cell table:style-name="ce11" table:formula="of:=IF(AND([.$B47]=[.S$2];[.$I47]&lt;&gt;&quot;&quot;);[.$E47];&quot;&quot;)">
            <text:p/>
          </table:table-cell>
          <table:table-cell table:style-name="ce11" table:formula="of:=IF(AND([.$B47]=[.T$2];[.$I47]&lt;&gt;&quot;&quot;);[.$E47];&quot;&quot;)">
            <text:p/>
          </table:table-cell>
          <table:table-cell table:style-name="ce11" table:formula="of:=IF(AND([.$B47]=[.U$2];[.$I47]&lt;&gt;&quot;&quot;);[.$E47];&quot;&quot;)">
            <text:p/>
          </table:table-cell>
          <table:table-cell table:style-name="ce17" table:formula="of:=IF(AND([.$B47]=[.V$2];[.$I47]&lt;&gt;&quot;&quot;);[.$G47];&quot;&quot;)">
            <text:p/>
          </table:table-cell>
          <table:table-cell table:style-name="ce17" table:formula="of:=IF(AND([.$B47]=[.W$2];[.$I47]&lt;&gt;&quot;&quot;);[.$G47];&quot;&quot;)">
            <text:p/>
          </table:table-cell>
          <table:table-cell table:style-name="ce17" table:formula="of:=IF(AND([.$B47]=[.X$2];[.$I47]&lt;&gt;&quot;&quot;);[.$G47];&quot;&quot;)" office:value-type="float" office:value="166.159">
            <text:p>166,16</text:p>
          </table:table-cell>
          <table:table-cell table:style-name="ce17" table:formula="of:=IF(AND([.$B47]=[.Y$2];[.$I47]&lt;&gt;&quot;&quot;);[.$G47];&quot;&quot;)">
            <text:p/>
          </table:table-cell>
          <table:table-cell table:style-name="ce17" table:formula="of:=IF(AND([.$B47]=[.Z$2];[.$I47]&lt;&gt;&quot;&quot;);[.$G47];&quot;&quot;)">
            <text:p/>
          </table:table-cell>
          <table:table-cell table:style-name="ce17" table:formula="of:=IF(AND([.$B47]=[.AA$2];[.$I47]&lt;&gt;&quot;&quot;);[.$G47];&quot;&quot;)">
            <text:p/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9.44419">
            <text:p>9,44419</text:p>
          </table:table-cell>
          <table:table-cell table:style-name="Default" office:value-type="float" office:value="9.40837">
            <text:p>9,40837</text:p>
          </table:table-cell>
          <table:table-cell table:style-name="Default" office:value-type="float" office:value="107.687">
            <text:p>107,687</text:p>
          </table:table-cell>
          <table:table-cell table:style-name="Default" office:value-type="float" office:value="820.009">
            <text:p>820,009</text:p>
          </table:table-cell>
          <table:table-cell table:style-name="Default" office:value-type="float" office:value="169.573">
            <text:p>169,573</text:p>
          </table:table-cell>
          <table:table-cell table:style-name="Default" office:value-type="float" office:value="1725.11">
            <text:p>1725,11</text:p>
          </table:table-cell>
          <table:table-cell table:style-name="Default" office:value-type="string">
            <text:p>/home/ramiro/Imagens/faces/046.jpg</text:p>
          </table:table-cell>
          <table:table-cell table:formula="of:=IF(AND([.$B48]=[.J$2];[.$I48]&lt;&gt;&quot;&quot;);[.$C48];&quot;&quot;)" office:value-type="float" office:value="9.44419">
            <text:p>9,44</text:p>
          </table:table-cell>
          <table:table-cell table:formula="of:=IF(AND([.$B48]=[.K$2];[.$I48]&lt;&gt;&quot;&quot;);[.$C48];&quot;&quot;)">
            <text:p/>
          </table:table-cell>
          <table:table-cell table:formula="of:=IF(AND([.$B48]=[.L$2];[.$I48]&lt;&gt;&quot;&quot;);[.$C48];&quot;&quot;)">
            <text:p/>
          </table:table-cell>
          <table:table-cell table:formula="of:=IF(AND([.$B48]=[.M$2];[.$I48]&lt;&gt;&quot;&quot;);[.$C48];&quot;&quot;)">
            <text:p/>
          </table:table-cell>
          <table:table-cell table:formula="of:=IF(AND([.$B48]=[.N$2];[.$I48]&lt;&gt;&quot;&quot;);[.$C48];&quot;&quot;)">
            <text:p/>
          </table:table-cell>
          <table:table-cell table:formula="of:=IF(AND([.$B48]=[.O$2];[.$I48]&lt;&gt;&quot;&quot;);[.$C48];&quot;&quot;)">
            <text:p/>
          </table:table-cell>
          <table:table-cell table:style-name="ce11" table:formula="of:=IF(AND([.$B48]=[.P$2];[.$I48]&lt;&gt;&quot;&quot;);[.$E48];&quot;&quot;)" office:value-type="float" office:value="107.687">
            <text:p>107,69</text:p>
          </table:table-cell>
          <table:table-cell table:style-name="ce11" table:formula="of:=IF(AND([.$B48]=[.Q$2];[.$I48]&lt;&gt;&quot;&quot;);[.$E48];&quot;&quot;)">
            <text:p/>
          </table:table-cell>
          <table:table-cell table:style-name="ce11" table:formula="of:=IF(AND([.$B48]=[.R$2];[.$I48]&lt;&gt;&quot;&quot;);[.$E48];&quot;&quot;)">
            <text:p/>
          </table:table-cell>
          <table:table-cell table:style-name="ce11" table:formula="of:=IF(AND([.$B48]=[.S$2];[.$I48]&lt;&gt;&quot;&quot;);[.$E48];&quot;&quot;)">
            <text:p/>
          </table:table-cell>
          <table:table-cell table:style-name="ce11" table:formula="of:=IF(AND([.$B48]=[.T$2];[.$I48]&lt;&gt;&quot;&quot;);[.$E48];&quot;&quot;)">
            <text:p/>
          </table:table-cell>
          <table:table-cell table:style-name="ce11" table:formula="of:=IF(AND([.$B48]=[.U$2];[.$I48]&lt;&gt;&quot;&quot;);[.$E48];&quot;&quot;)">
            <text:p/>
          </table:table-cell>
          <table:table-cell table:style-name="ce17" table:formula="of:=IF(AND([.$B48]=[.V$2];[.$I48]&lt;&gt;&quot;&quot;);[.$G48];&quot;&quot;)" office:value-type="float" office:value="169.573">
            <text:p>169,57</text:p>
          </table:table-cell>
          <table:table-cell table:style-name="ce17" table:formula="of:=IF(AND([.$B48]=[.W$2];[.$I48]&lt;&gt;&quot;&quot;);[.$G48];&quot;&quot;)">
            <text:p/>
          </table:table-cell>
          <table:table-cell table:style-name="ce17" table:formula="of:=IF(AND([.$B48]=[.X$2];[.$I48]&lt;&gt;&quot;&quot;);[.$G48];&quot;&quot;)">
            <text:p/>
          </table:table-cell>
          <table:table-cell table:style-name="ce17" table:formula="of:=IF(AND([.$B48]=[.Y$2];[.$I48]&lt;&gt;&quot;&quot;);[.$G48];&quot;&quot;)">
            <text:p/>
          </table:table-cell>
          <table:table-cell table:style-name="ce17" table:formula="of:=IF(AND([.$B48]=[.Z$2];[.$I48]&lt;&gt;&quot;&quot;);[.$G48];&quot;&quot;)">
            <text:p/>
          </table:table-cell>
          <table:table-cell table:style-name="ce17" table:formula="of:=IF(AND([.$B48]=[.AA$2];[.$I48]&lt;&gt;&quot;&quot;);[.$G48];&quot;&quot;)">
            <text:p/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9]=[.J$2];[.$I49]&lt;&gt;&quot;&quot;);[.$C49];&quot;&quot;)">
            <text:p/>
          </table:table-cell>
          <table:table-cell table:formula="of:=IF(AND([.$B49]=[.K$2];[.$I49]&lt;&gt;&quot;&quot;);[.$C49];&quot;&quot;)">
            <text:p/>
          </table:table-cell>
          <table:table-cell table:formula="of:=IF(AND([.$B49]=[.L$2];[.$I49]&lt;&gt;&quot;&quot;);[.$C49];&quot;&quot;)">
            <text:p/>
          </table:table-cell>
          <table:table-cell table:formula="of:=IF(AND([.$B49]=[.M$2];[.$I49]&lt;&gt;&quot;&quot;);[.$C49];&quot;&quot;)">
            <text:p/>
          </table:table-cell>
          <table:table-cell table:formula="of:=IF(AND([.$B49]=[.N$2];[.$I49]&lt;&gt;&quot;&quot;);[.$C49];&quot;&quot;)">
            <text:p/>
          </table:table-cell>
          <table:table-cell table:formula="of:=IF(AND([.$B49]=[.O$2];[.$I49]&lt;&gt;&quot;&quot;);[.$C49];&quot;&quot;)">
            <text:p/>
          </table:table-cell>
          <table:table-cell table:style-name="ce11" table:formula="of:=IF(AND([.$B49]=[.P$2];[.$I49]&lt;&gt;&quot;&quot;);[.$E49];&quot;&quot;)">
            <text:p/>
          </table:table-cell>
          <table:table-cell table:style-name="ce11" table:formula="of:=IF(AND([.$B49]=[.Q$2];[.$I49]&lt;&gt;&quot;&quot;);[.$E49];&quot;&quot;)">
            <text:p/>
          </table:table-cell>
          <table:table-cell table:style-name="ce11" table:formula="of:=IF(AND([.$B49]=[.R$2];[.$I49]&lt;&gt;&quot;&quot;);[.$E49];&quot;&quot;)">
            <text:p/>
          </table:table-cell>
          <table:table-cell table:style-name="ce11" table:formula="of:=IF(AND([.$B49]=[.S$2];[.$I49]&lt;&gt;&quot;&quot;);[.$E49];&quot;&quot;)">
            <text:p/>
          </table:table-cell>
          <table:table-cell table:style-name="ce11" table:formula="of:=IF(AND([.$B49]=[.T$2];[.$I49]&lt;&gt;&quot;&quot;);[.$E49];&quot;&quot;)">
            <text:p/>
          </table:table-cell>
          <table:table-cell table:style-name="ce11" table:formula="of:=IF(AND([.$B49]=[.U$2];[.$I49]&lt;&gt;&quot;&quot;);[.$E49];&quot;&quot;)">
            <text:p/>
          </table:table-cell>
          <table:table-cell table:style-name="ce17" table:formula="of:=IF(AND([.$B49]=[.V$2];[.$I49]&lt;&gt;&quot;&quot;);[.$G49];&quot;&quot;)">
            <text:p/>
          </table:table-cell>
          <table:table-cell table:style-name="ce17" table:formula="of:=IF(AND([.$B49]=[.W$2];[.$I49]&lt;&gt;&quot;&quot;);[.$G49];&quot;&quot;)">
            <text:p/>
          </table:table-cell>
          <table:table-cell table:style-name="ce17" table:formula="of:=IF(AND([.$B49]=[.X$2];[.$I49]&lt;&gt;&quot;&quot;);[.$G49];&quot;&quot;)">
            <text:p/>
          </table:table-cell>
          <table:table-cell table:style-name="ce17" table:formula="of:=IF(AND([.$B49]=[.Y$2];[.$I49]&lt;&gt;&quot;&quot;);[.$G49];&quot;&quot;)">
            <text:p/>
          </table:table-cell>
          <table:table-cell table:style-name="ce17" table:formula="of:=IF(AND([.$B49]=[.Z$2];[.$I49]&lt;&gt;&quot;&quot;);[.$G49];&quot;&quot;)">
            <text:p/>
          </table:table-cell>
          <table:table-cell table:style-name="ce17" table:formula="of:=IF(AND([.$B49]=[.AA$2];[.$I49]&lt;&gt;&quot;&quot;);[.$G49];&quot;&quot;)">
            <text:p/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4">
            <text:p>4</text:p>
          </table:table-cell>
          <table:table-cell table:style-name="Default" office:value-type="float" office:value="12.2918">
            <text:p>12,2918</text:p>
          </table:table-cell>
          <table:table-cell table:style-name="Default" office:value-type="float" office:value="7.97878">
            <text:p>7,97878</text:p>
          </table:table-cell>
          <table:table-cell table:style-name="Default" office:value-type="float" office:value="127.334">
            <text:p>127,334</text:p>
          </table:table-cell>
          <table:table-cell table:style-name="Default" office:value-type="float" office:value="588.583">
            <text:p>588,583</text:p>
          </table:table-cell>
          <table:table-cell table:style-name="Default" office:value-type="float" office:value="91.7805">
            <text:p>91,7805</text:p>
          </table:table-cell>
          <table:table-cell table:style-name="Default" office:value-type="float" office:value="1540.17">
            <text:p>1540,17</text:p>
          </table:table-cell>
          <table:table-cell table:style-name="Default" office:value-type="string">
            <text:p>/home/ramiro/Imagens/faces/048.jpg</text:p>
          </table:table-cell>
          <table:table-cell table:formula="of:=IF(AND([.$B50]=[.J$2];[.$I50]&lt;&gt;&quot;&quot;);[.$C50];&quot;&quot;)">
            <text:p/>
          </table:table-cell>
          <table:table-cell table:formula="of:=IF(AND([.$B50]=[.K$2];[.$I50]&lt;&gt;&quot;&quot;);[.$C50];&quot;&quot;)">
            <text:p/>
          </table:table-cell>
          <table:table-cell table:formula="of:=IF(AND([.$B50]=[.L$2];[.$I50]&lt;&gt;&quot;&quot;);[.$C50];&quot;&quot;)">
            <text:p/>
          </table:table-cell>
          <table:table-cell table:formula="of:=IF(AND([.$B50]=[.M$2];[.$I50]&lt;&gt;&quot;&quot;);[.$C50];&quot;&quot;)">
            <text:p/>
          </table:table-cell>
          <table:table-cell table:formula="of:=IF(AND([.$B50]=[.N$2];[.$I50]&lt;&gt;&quot;&quot;);[.$C50];&quot;&quot;)" office:value-type="float" office:value="12.2918">
            <text:p>12,29</text:p>
          </table:table-cell>
          <table:table-cell table:formula="of:=IF(AND([.$B50]=[.O$2];[.$I50]&lt;&gt;&quot;&quot;);[.$C50];&quot;&quot;)">
            <text:p/>
          </table:table-cell>
          <table:table-cell table:style-name="ce11" table:formula="of:=IF(AND([.$B50]=[.P$2];[.$I50]&lt;&gt;&quot;&quot;);[.$E50];&quot;&quot;)">
            <text:p/>
          </table:table-cell>
          <table:table-cell table:style-name="ce11" table:formula="of:=IF(AND([.$B50]=[.Q$2];[.$I50]&lt;&gt;&quot;&quot;);[.$E50];&quot;&quot;)">
            <text:p/>
          </table:table-cell>
          <table:table-cell table:style-name="ce11" table:formula="of:=IF(AND([.$B50]=[.R$2];[.$I50]&lt;&gt;&quot;&quot;);[.$E50];&quot;&quot;)">
            <text:p/>
          </table:table-cell>
          <table:table-cell table:style-name="ce11" table:formula="of:=IF(AND([.$B50]=[.S$2];[.$I50]&lt;&gt;&quot;&quot;);[.$E50];&quot;&quot;)">
            <text:p/>
          </table:table-cell>
          <table:table-cell table:style-name="ce11" table:formula="of:=IF(AND([.$B50]=[.T$2];[.$I50]&lt;&gt;&quot;&quot;);[.$E50];&quot;&quot;)" office:value-type="float" office:value="127.334">
            <text:p>127,33</text:p>
          </table:table-cell>
          <table:table-cell table:style-name="ce11" table:formula="of:=IF(AND([.$B50]=[.U$2];[.$I50]&lt;&gt;&quot;&quot;);[.$E50];&quot;&quot;)">
            <text:p/>
          </table:table-cell>
          <table:table-cell table:style-name="ce17" table:formula="of:=IF(AND([.$B50]=[.V$2];[.$I50]&lt;&gt;&quot;&quot;);[.$G50];&quot;&quot;)">
            <text:p/>
          </table:table-cell>
          <table:table-cell table:style-name="ce17" table:formula="of:=IF(AND([.$B50]=[.W$2];[.$I50]&lt;&gt;&quot;&quot;);[.$G50];&quot;&quot;)">
            <text:p/>
          </table:table-cell>
          <table:table-cell table:style-name="ce17" table:formula="of:=IF(AND([.$B50]=[.X$2];[.$I50]&lt;&gt;&quot;&quot;);[.$G50];&quot;&quot;)">
            <text:p/>
          </table:table-cell>
          <table:table-cell table:style-name="ce17" table:formula="of:=IF(AND([.$B50]=[.Y$2];[.$I50]&lt;&gt;&quot;&quot;);[.$G50];&quot;&quot;)">
            <text:p/>
          </table:table-cell>
          <table:table-cell table:style-name="ce17" table:formula="of:=IF(AND([.$B50]=[.Z$2];[.$I50]&lt;&gt;&quot;&quot;);[.$G50];&quot;&quot;)" office:value-type="float" office:value="91.7805">
            <text:p>91,78</text:p>
          </table:table-cell>
          <table:table-cell table:style-name="ce17" table:formula="of:=IF(AND([.$B50]=[.AA$2];[.$I50]&lt;&gt;&quot;&quot;);[.$G50];&quot;&quot;)">
            <text:p/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3" office:value-type="float" office:value="8.56149">
            <text:p>8,56149</text:p>
          </table:table-cell>
          <table:table-cell table:style-name="Default" office:value-type="float" office:value="10.5904">
            <text:p>10,5904</text:p>
          </table:table-cell>
          <table:table-cell table:style-name="Default" office:value-type="float" office:value="129.713">
            <text:p>129,713</text:p>
          </table:table-cell>
          <table:table-cell table:style-name="Default" office:value-type="float" office:value="1317.38">
            <text:p>1317,38</text:p>
          </table:table-cell>
          <table:table-cell table:style-name="Default" office:value-type="float" office:value="122.246">
            <text:p>122,246</text:p>
          </table:table-cell>
          <table:table-cell table:style-name="Default" office:value-type="float" office:value="1602.42">
            <text:p>1602,42</text:p>
          </table:table-cell>
          <table:table-cell table:style-name="Default" office:value-type="string">
            <text:p>/home/ramiro/Imagens/faces/049.jpg</text:p>
          </table:table-cell>
          <table:table-cell table:formula="of:=IF(AND([.$B51]=[.J$2];[.$I51]&lt;&gt;&quot;&quot;);[.$C51];&quot;&quot;)">
            <text:p/>
          </table:table-cell>
          <table:table-cell table:formula="of:=IF(AND([.$B51]=[.K$2];[.$I51]&lt;&gt;&quot;&quot;);[.$C51];&quot;&quot;)">
            <text:p/>
          </table:table-cell>
          <table:table-cell table:formula="of:=IF(AND([.$B51]=[.L$2];[.$I51]&lt;&gt;&quot;&quot;);[.$C51];&quot;&quot;)">
            <text:p/>
          </table:table-cell>
          <table:table-cell table:formula="of:=IF(AND([.$B51]=[.M$2];[.$I51]&lt;&gt;&quot;&quot;);[.$C51];&quot;&quot;)">
            <text:p/>
          </table:table-cell>
          <table:table-cell table:formula="of:=IF(AND([.$B51]=[.N$2];[.$I51]&lt;&gt;&quot;&quot;);[.$C51];&quot;&quot;)">
            <text:p/>
          </table:table-cell>
          <table:table-cell table:formula="of:=IF(AND([.$B51]=[.O$2];[.$I51]&lt;&gt;&quot;&quot;);[.$C51];&quot;&quot;)" office:value-type="float" office:value="8.56149">
            <text:p>8,56</text:p>
          </table:table-cell>
          <table:table-cell table:style-name="ce11" table:formula="of:=IF(AND([.$B51]=[.P$2];[.$I51]&lt;&gt;&quot;&quot;);[.$E51];&quot;&quot;)">
            <text:p/>
          </table:table-cell>
          <table:table-cell table:style-name="ce11" table:formula="of:=IF(AND([.$B51]=[.Q$2];[.$I51]&lt;&gt;&quot;&quot;);[.$E51];&quot;&quot;)">
            <text:p/>
          </table:table-cell>
          <table:table-cell table:style-name="ce11" table:formula="of:=IF(AND([.$B51]=[.R$2];[.$I51]&lt;&gt;&quot;&quot;);[.$E51];&quot;&quot;)">
            <text:p/>
          </table:table-cell>
          <table:table-cell table:style-name="ce11" table:formula="of:=IF(AND([.$B51]=[.S$2];[.$I51]&lt;&gt;&quot;&quot;);[.$E51];&quot;&quot;)">
            <text:p/>
          </table:table-cell>
          <table:table-cell table:style-name="ce11" table:formula="of:=IF(AND([.$B51]=[.T$2];[.$I51]&lt;&gt;&quot;&quot;);[.$E51];&quot;&quot;)">
            <text:p/>
          </table:table-cell>
          <table:table-cell table:style-name="ce11" table:formula="of:=IF(AND([.$B51]=[.U$2];[.$I51]&lt;&gt;&quot;&quot;);[.$E51];&quot;&quot;)" office:value-type="float" office:value="129.713">
            <text:p>129,71</text:p>
          </table:table-cell>
          <table:table-cell table:style-name="ce17" table:formula="of:=IF(AND([.$B51]=[.V$2];[.$I51]&lt;&gt;&quot;&quot;);[.$G51];&quot;&quot;)">
            <text:p/>
          </table:table-cell>
          <table:table-cell table:style-name="ce17" table:formula="of:=IF(AND([.$B51]=[.W$2];[.$I51]&lt;&gt;&quot;&quot;);[.$G51];&quot;&quot;)">
            <text:p/>
          </table:table-cell>
          <table:table-cell table:style-name="ce17" table:formula="of:=IF(AND([.$B51]=[.X$2];[.$I51]&lt;&gt;&quot;&quot;);[.$G51];&quot;&quot;)">
            <text:p/>
          </table:table-cell>
          <table:table-cell table:style-name="ce17" table:formula="of:=IF(AND([.$B51]=[.Y$2];[.$I51]&lt;&gt;&quot;&quot;);[.$G51];&quot;&quot;)">
            <text:p/>
          </table:table-cell>
          <table:table-cell table:style-name="ce17" table:formula="of:=IF(AND([.$B51]=[.Z$2];[.$I51]&lt;&gt;&quot;&quot;);[.$G51];&quot;&quot;)">
            <text:p/>
          </table:table-cell>
          <table:table-cell table:style-name="ce17" table:formula="of:=IF(AND([.$B51]=[.AA$2];[.$I51]&lt;&gt;&quot;&quot;);[.$G51];&quot;&quot;)" office:value-type="float" office:value="122.246">
            <text:p>122,25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8.76878">
            <text:p>8,76878</text:p>
          </table:table-cell>
          <table:table-cell table:style-name="Default" office:value-type="float" office:value="7.36073">
            <text:p>7,36073</text:p>
          </table:table-cell>
          <table:table-cell table:style-name="Default" office:value-type="float" office:value="93.7775">
            <text:p>93,7775</text:p>
          </table:table-cell>
          <table:table-cell table:style-name="Default" office:value-type="float" office:value="720.344">
            <text:p>720,344</text:p>
          </table:table-cell>
          <table:table-cell table:style-name="Default" office:value-type="float" office:value="93.0322">
            <text:p>93,0322</text:p>
          </table:table-cell>
          <table:table-cell table:style-name="Default" office:value-type="float" office:value="1232.27">
            <text:p>1232,27</text:p>
          </table:table-cell>
          <table:table-cell table:style-name="Default" office:value-type="string">
            <text:p>/home/ramiro/Imagens/faces/050.jpg</text:p>
          </table:table-cell>
          <table:table-cell table:formula="of:=IF(AND([.$B52]=[.J$2];[.$I52]&lt;&gt;&quot;&quot;);[.$C52];&quot;&quot;)">
            <text:p/>
          </table:table-cell>
          <table:table-cell table:formula="of:=IF(AND([.$B52]=[.K$2];[.$I52]&lt;&gt;&quot;&quot;);[.$C52];&quot;&quot;)">
            <text:p/>
          </table:table-cell>
          <table:table-cell table:formula="of:=IF(AND([.$B52]=[.L$2];[.$I52]&lt;&gt;&quot;&quot;);[.$C52];&quot;&quot;)">
            <text:p/>
          </table:table-cell>
          <table:table-cell table:formula="of:=IF(AND([.$B52]=[.M$2];[.$I52]&lt;&gt;&quot;&quot;);[.$C52];&quot;&quot;)">
            <text:p/>
          </table:table-cell>
          <table:table-cell table:formula="of:=IF(AND([.$B52]=[.N$2];[.$I52]&lt;&gt;&quot;&quot;);[.$C52];&quot;&quot;)">
            <text:p/>
          </table:table-cell>
          <table:table-cell table:formula="of:=IF(AND([.$B52]=[.O$2];[.$I52]&lt;&gt;&quot;&quot;);[.$C52];&quot;&quot;)" office:value-type="float" office:value="8.76878">
            <text:p>8,77</text:p>
          </table:table-cell>
          <table:table-cell table:style-name="ce11" table:formula="of:=IF(AND([.$B52]=[.P$2];[.$I52]&lt;&gt;&quot;&quot;);[.$E52];&quot;&quot;)">
            <text:p/>
          </table:table-cell>
          <table:table-cell table:style-name="ce11" table:formula="of:=IF(AND([.$B52]=[.Q$2];[.$I52]&lt;&gt;&quot;&quot;);[.$E52];&quot;&quot;)">
            <text:p/>
          </table:table-cell>
          <table:table-cell table:style-name="ce11" table:formula="of:=IF(AND([.$B52]=[.R$2];[.$I52]&lt;&gt;&quot;&quot;);[.$E52];&quot;&quot;)">
            <text:p/>
          </table:table-cell>
          <table:table-cell table:style-name="ce11" table:formula="of:=IF(AND([.$B52]=[.S$2];[.$I52]&lt;&gt;&quot;&quot;);[.$E52];&quot;&quot;)">
            <text:p/>
          </table:table-cell>
          <table:table-cell table:style-name="ce11" table:formula="of:=IF(AND([.$B52]=[.T$2];[.$I52]&lt;&gt;&quot;&quot;);[.$E52];&quot;&quot;)">
            <text:p/>
          </table:table-cell>
          <table:table-cell table:style-name="ce11" table:formula="of:=IF(AND([.$B52]=[.U$2];[.$I52]&lt;&gt;&quot;&quot;);[.$E52];&quot;&quot;)" office:value-type="float" office:value="93.7775">
            <text:p>93,78</text:p>
          </table:table-cell>
          <table:table-cell table:style-name="ce17" table:formula="of:=IF(AND([.$B52]=[.V$2];[.$I52]&lt;&gt;&quot;&quot;);[.$G52];&quot;&quot;)">
            <text:p/>
          </table:table-cell>
          <table:table-cell table:style-name="ce17" table:formula="of:=IF(AND([.$B52]=[.W$2];[.$I52]&lt;&gt;&quot;&quot;);[.$G52];&quot;&quot;)">
            <text:p/>
          </table:table-cell>
          <table:table-cell table:style-name="ce17" table:formula="of:=IF(AND([.$B52]=[.X$2];[.$I52]&lt;&gt;&quot;&quot;);[.$G52];&quot;&quot;)">
            <text:p/>
          </table:table-cell>
          <table:table-cell table:style-name="ce17" table:formula="of:=IF(AND([.$B52]=[.Y$2];[.$I52]&lt;&gt;&quot;&quot;);[.$G52];&quot;&quot;)">
            <text:p/>
          </table:table-cell>
          <table:table-cell table:style-name="ce17" table:formula="of:=IF(AND([.$B52]=[.Z$2];[.$I52]&lt;&gt;&quot;&quot;);[.$G52];&quot;&quot;)">
            <text:p/>
          </table:table-cell>
          <table:table-cell table:style-name="ce17" table:formula="of:=IF(AND([.$B52]=[.AA$2];[.$I52]&lt;&gt;&quot;&quot;);[.$G52];&quot;&quot;)" office:value-type="float" office:value="93.0322">
            <text:p>93,03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11.1037">
            <text:p>11,1037</text:p>
          </table:table-cell>
          <table:table-cell table:style-name="Default" office:value-type="float" office:value="3.6278">
            <text:p>3,6278</text:p>
          </table:table-cell>
          <table:table-cell table:style-name="Default" office:value-type="float" office:value="126.863">
            <text:p>126,863</text:p>
          </table:table-cell>
          <table:table-cell table:style-name="Default" office:value-type="float" office:value="887.249">
            <text:p>887,249</text:p>
          </table:table-cell>
          <table:table-cell table:style-name="Default" office:value-type="float" office:value="130.272">
            <text:p>130,272</text:p>
          </table:table-cell>
          <table:table-cell table:style-name="Default" office:value-type="float" office:value="936.261">
            <text:p>936,261</text:p>
          </table:table-cell>
          <table:table-cell table:style-name="Default" office:value-type="string">
            <text:p>/home/ramiro/Imagens/faces/051.jpg</text:p>
          </table:table-cell>
          <table:table-cell table:formula="of:=IF(AND([.$B53]=[.J$2];[.$I53]&lt;&gt;&quot;&quot;);[.$C53];&quot;&quot;)">
            <text:p/>
          </table:table-cell>
          <table:table-cell table:formula="of:=IF(AND([.$B53]=[.K$2];[.$I53]&lt;&gt;&quot;&quot;);[.$C53];&quot;&quot;)">
            <text:p/>
          </table:table-cell>
          <table:table-cell table:formula="of:=IF(AND([.$B53]=[.L$2];[.$I53]&lt;&gt;&quot;&quot;);[.$C53];&quot;&quot;)">
            <text:p/>
          </table:table-cell>
          <table:table-cell table:formula="of:=IF(AND([.$B53]=[.M$2];[.$I53]&lt;&gt;&quot;&quot;);[.$C53];&quot;&quot;)" office:value-type="float" office:value="11.1037">
            <text:p>11,10</text:p>
          </table:table-cell>
          <table:table-cell table:formula="of:=IF(AND([.$B53]=[.N$2];[.$I53]&lt;&gt;&quot;&quot;);[.$C53];&quot;&quot;)">
            <text:p/>
          </table:table-cell>
          <table:table-cell table:formula="of:=IF(AND([.$B53]=[.O$2];[.$I53]&lt;&gt;&quot;&quot;);[.$C53];&quot;&quot;)">
            <text:p/>
          </table:table-cell>
          <table:table-cell table:style-name="ce11" table:formula="of:=IF(AND([.$B53]=[.P$2];[.$I53]&lt;&gt;&quot;&quot;);[.$E53];&quot;&quot;)">
            <text:p/>
          </table:table-cell>
          <table:table-cell table:style-name="ce11" table:formula="of:=IF(AND([.$B53]=[.Q$2];[.$I53]&lt;&gt;&quot;&quot;);[.$E53];&quot;&quot;)">
            <text:p/>
          </table:table-cell>
          <table:table-cell table:style-name="ce11" table:formula="of:=IF(AND([.$B53]=[.R$2];[.$I53]&lt;&gt;&quot;&quot;);[.$E53];&quot;&quot;)">
            <text:p/>
          </table:table-cell>
          <table:table-cell table:style-name="ce11" table:formula="of:=IF(AND([.$B53]=[.S$2];[.$I53]&lt;&gt;&quot;&quot;);[.$E53];&quot;&quot;)" office:value-type="float" office:value="126.863">
            <text:p>126,86</text:p>
          </table:table-cell>
          <table:table-cell table:style-name="ce11" table:formula="of:=IF(AND([.$B53]=[.T$2];[.$I53]&lt;&gt;&quot;&quot;);[.$E53];&quot;&quot;)">
            <text:p/>
          </table:table-cell>
          <table:table-cell table:style-name="ce11" table:formula="of:=IF(AND([.$B53]=[.U$2];[.$I53]&lt;&gt;&quot;&quot;);[.$E53];&quot;&quot;)">
            <text:p/>
          </table:table-cell>
          <table:table-cell table:style-name="ce17" table:formula="of:=IF(AND([.$B53]=[.V$2];[.$I53]&lt;&gt;&quot;&quot;);[.$G53];&quot;&quot;)">
            <text:p/>
          </table:table-cell>
          <table:table-cell table:style-name="ce17" table:formula="of:=IF(AND([.$B53]=[.W$2];[.$I53]&lt;&gt;&quot;&quot;);[.$G53];&quot;&quot;)">
            <text:p/>
          </table:table-cell>
          <table:table-cell table:style-name="ce17" table:formula="of:=IF(AND([.$B53]=[.X$2];[.$I53]&lt;&gt;&quot;&quot;);[.$G53];&quot;&quot;)">
            <text:p/>
          </table:table-cell>
          <table:table-cell table:style-name="ce17" table:formula="of:=IF(AND([.$B53]=[.Y$2];[.$I53]&lt;&gt;&quot;&quot;);[.$G53];&quot;&quot;)" office:value-type="float" office:value="130.272">
            <text:p>130,27</text:p>
          </table:table-cell>
          <table:table-cell table:style-name="ce17" table:formula="of:=IF(AND([.$B53]=[.Z$2];[.$I53]&lt;&gt;&quot;&quot;);[.$G53];&quot;&quot;)">
            <text:p/>
          </table:table-cell>
          <table:table-cell table:style-name="ce17" table:formula="of:=IF(AND([.$B53]=[.AA$2];[.$I53]&lt;&gt;&quot;&quot;);[.$G53];&quot;&quot;)">
            <text:p/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1.0216">
            <text:p>11,0216</text:p>
          </table:table-cell>
          <table:table-cell table:style-name="Default" office:value-type="float" office:value="6.52106">
            <text:p>6,52106</text:p>
          </table:table-cell>
          <table:table-cell table:style-name="Default" office:value-type="float" office:value="148.207">
            <text:p>148,207</text:p>
          </table:table-cell>
          <table:table-cell table:style-name="Default" office:value-type="float" office:value="1895.13">
            <text:p>1895,13</text:p>
          </table:table-cell>
          <table:table-cell table:style-name="Default" office:value-type="float" office:value="140.039">
            <text:p>140,039</text:p>
          </table:table-cell>
          <table:table-cell table:style-name="Default" office:value-type="float" office:value="3367.94">
            <text:p>3367,94</text:p>
          </table:table-cell>
          <table:table-cell table:style-name="Default" office:value-type="string">
            <text:p>/home/ramiro/Imagens/faces/052.jpg</text:p>
          </table:table-cell>
          <table:table-cell table:formula="of:=IF(AND([.$B54]=[.J$2];[.$I54]&lt;&gt;&quot;&quot;);[.$C54];&quot;&quot;)">
            <text:p/>
          </table:table-cell>
          <table:table-cell table:formula="of:=IF(AND([.$B54]=[.K$2];[.$I54]&lt;&gt;&quot;&quot;);[.$C54];&quot;&quot;)">
            <text:p/>
          </table:table-cell>
          <table:table-cell table:formula="of:=IF(AND([.$B54]=[.L$2];[.$I54]&lt;&gt;&quot;&quot;);[.$C54];&quot;&quot;)" office:value-type="float" office:value="11.0216">
            <text:p>11,02</text:p>
          </table:table-cell>
          <table:table-cell table:formula="of:=IF(AND([.$B54]=[.M$2];[.$I54]&lt;&gt;&quot;&quot;);[.$C54];&quot;&quot;)">
            <text:p/>
          </table:table-cell>
          <table:table-cell table:formula="of:=IF(AND([.$B54]=[.N$2];[.$I54]&lt;&gt;&quot;&quot;);[.$C54];&quot;&quot;)">
            <text:p/>
          </table:table-cell>
          <table:table-cell table:formula="of:=IF(AND([.$B54]=[.O$2];[.$I54]&lt;&gt;&quot;&quot;);[.$C54];&quot;&quot;)">
            <text:p/>
          </table:table-cell>
          <table:table-cell table:style-name="ce11" table:formula="of:=IF(AND([.$B54]=[.P$2];[.$I54]&lt;&gt;&quot;&quot;);[.$E54];&quot;&quot;)">
            <text:p/>
          </table:table-cell>
          <table:table-cell table:style-name="ce11" table:formula="of:=IF(AND([.$B54]=[.Q$2];[.$I54]&lt;&gt;&quot;&quot;);[.$E54];&quot;&quot;)">
            <text:p/>
          </table:table-cell>
          <table:table-cell table:style-name="ce11" table:formula="of:=IF(AND([.$B54]=[.R$2];[.$I54]&lt;&gt;&quot;&quot;);[.$E54];&quot;&quot;)" office:value-type="float" office:value="148.207">
            <text:p>148,21</text:p>
          </table:table-cell>
          <table:table-cell table:style-name="ce11" table:formula="of:=IF(AND([.$B54]=[.S$2];[.$I54]&lt;&gt;&quot;&quot;);[.$E54];&quot;&quot;)">
            <text:p/>
          </table:table-cell>
          <table:table-cell table:style-name="ce11" table:formula="of:=IF(AND([.$B54]=[.T$2];[.$I54]&lt;&gt;&quot;&quot;);[.$E54];&quot;&quot;)">
            <text:p/>
          </table:table-cell>
          <table:table-cell table:style-name="ce11" table:formula="of:=IF(AND([.$B54]=[.U$2];[.$I54]&lt;&gt;&quot;&quot;);[.$E54];&quot;&quot;)">
            <text:p/>
          </table:table-cell>
          <table:table-cell table:style-name="ce17" table:formula="of:=IF(AND([.$B54]=[.V$2];[.$I54]&lt;&gt;&quot;&quot;);[.$G54];&quot;&quot;)">
            <text:p/>
          </table:table-cell>
          <table:table-cell table:style-name="ce17" table:formula="of:=IF(AND([.$B54]=[.W$2];[.$I54]&lt;&gt;&quot;&quot;);[.$G54];&quot;&quot;)">
            <text:p/>
          </table:table-cell>
          <table:table-cell table:style-name="ce17" table:formula="of:=IF(AND([.$B54]=[.X$2];[.$I54]&lt;&gt;&quot;&quot;);[.$G54];&quot;&quot;)" office:value-type="float" office:value="140.039">
            <text:p>140,04</text:p>
          </table:table-cell>
          <table:table-cell table:style-name="ce17" table:formula="of:=IF(AND([.$B54]=[.Y$2];[.$I54]&lt;&gt;&quot;&quot;);[.$G54];&quot;&quot;)">
            <text:p/>
          </table:table-cell>
          <table:table-cell table:style-name="ce17" table:formula="of:=IF(AND([.$B54]=[.Z$2];[.$I54]&lt;&gt;&quot;&quot;);[.$G54];&quot;&quot;)">
            <text:p/>
          </table:table-cell>
          <table:table-cell table:style-name="ce17" table:formula="of:=IF(AND([.$B54]=[.AA$2];[.$I54]&lt;&gt;&quot;&quot;);[.$G54];&quot;&quot;)">
            <text:p/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7.32439">
            <text:p>7,32439</text:p>
          </table:table-cell>
          <table:table-cell table:style-name="Default" office:value-type="float" office:value="7.44832">
            <text:p>7,44832</text:p>
          </table:table-cell>
          <table:table-cell table:style-name="Default" office:value-type="float" office:value="111.586">
            <text:p>111,586</text:p>
          </table:table-cell>
          <table:table-cell table:style-name="Default" office:value-type="float" office:value="818.222">
            <text:p>818,222</text:p>
          </table:table-cell>
          <table:table-cell table:style-name="Default" office:value-type="float" office:value="109.715">
            <text:p>109,715</text:p>
          </table:table-cell>
          <table:table-cell table:style-name="Default" office:value-type="float" office:value="1378.15">
            <text:p>1378,15</text:p>
          </table:table-cell>
          <table:table-cell table:style-name="Default" office:value-type="string">
            <text:p>/home/ramiro/Imagens/faces/053.jpg</text:p>
          </table:table-cell>
          <table:table-cell table:formula="of:=IF(AND([.$B55]=[.J$2];[.$I55]&lt;&gt;&quot;&quot;);[.$C55];&quot;&quot;)">
            <text:p/>
          </table:table-cell>
          <table:table-cell table:formula="of:=IF(AND([.$B55]=[.K$2];[.$I55]&lt;&gt;&quot;&quot;);[.$C55];&quot;&quot;)">
            <text:p/>
          </table:table-cell>
          <table:table-cell table:formula="of:=IF(AND([.$B55]=[.L$2];[.$I55]&lt;&gt;&quot;&quot;);[.$C55];&quot;&quot;)" office:value-type="float" office:value="7.32439">
            <text:p>7,32</text:p>
          </table:table-cell>
          <table:table-cell table:formula="of:=IF(AND([.$B55]=[.M$2];[.$I55]&lt;&gt;&quot;&quot;);[.$C55];&quot;&quot;)">
            <text:p/>
          </table:table-cell>
          <table:table-cell table:formula="of:=IF(AND([.$B55]=[.N$2];[.$I55]&lt;&gt;&quot;&quot;);[.$C55];&quot;&quot;)">
            <text:p/>
          </table:table-cell>
          <table:table-cell table:formula="of:=IF(AND([.$B55]=[.O$2];[.$I55]&lt;&gt;&quot;&quot;);[.$C55];&quot;&quot;)">
            <text:p/>
          </table:table-cell>
          <table:table-cell table:style-name="ce11" table:formula="of:=IF(AND([.$B55]=[.P$2];[.$I55]&lt;&gt;&quot;&quot;);[.$E55];&quot;&quot;)">
            <text:p/>
          </table:table-cell>
          <table:table-cell table:style-name="ce11" table:formula="of:=IF(AND([.$B55]=[.Q$2];[.$I55]&lt;&gt;&quot;&quot;);[.$E55];&quot;&quot;)">
            <text:p/>
          </table:table-cell>
          <table:table-cell table:style-name="ce11" table:formula="of:=IF(AND([.$B55]=[.R$2];[.$I55]&lt;&gt;&quot;&quot;);[.$E55];&quot;&quot;)" office:value-type="float" office:value="111.586">
            <text:p>111,59</text:p>
          </table:table-cell>
          <table:table-cell table:style-name="ce11" table:formula="of:=IF(AND([.$B55]=[.S$2];[.$I55]&lt;&gt;&quot;&quot;);[.$E55];&quot;&quot;)">
            <text:p/>
          </table:table-cell>
          <table:table-cell table:style-name="ce11" table:formula="of:=IF(AND([.$B55]=[.T$2];[.$I55]&lt;&gt;&quot;&quot;);[.$E55];&quot;&quot;)">
            <text:p/>
          </table:table-cell>
          <table:table-cell table:style-name="ce11" table:formula="of:=IF(AND([.$B55]=[.U$2];[.$I55]&lt;&gt;&quot;&quot;);[.$E55];&quot;&quot;)">
            <text:p/>
          </table:table-cell>
          <table:table-cell table:style-name="ce17" table:formula="of:=IF(AND([.$B55]=[.V$2];[.$I55]&lt;&gt;&quot;&quot;);[.$G55];&quot;&quot;)">
            <text:p/>
          </table:table-cell>
          <table:table-cell table:style-name="ce17" table:formula="of:=IF(AND([.$B55]=[.W$2];[.$I55]&lt;&gt;&quot;&quot;);[.$G55];&quot;&quot;)">
            <text:p/>
          </table:table-cell>
          <table:table-cell table:style-name="ce17" table:formula="of:=IF(AND([.$B55]=[.X$2];[.$I55]&lt;&gt;&quot;&quot;);[.$G55];&quot;&quot;)" office:value-type="float" office:value="109.715">
            <text:p>109,72</text:p>
          </table:table-cell>
          <table:table-cell table:style-name="ce17" table:formula="of:=IF(AND([.$B55]=[.Y$2];[.$I55]&lt;&gt;&quot;&quot;);[.$G55];&quot;&quot;)">
            <text:p/>
          </table:table-cell>
          <table:table-cell table:style-name="ce17" table:formula="of:=IF(AND([.$B55]=[.Z$2];[.$I55]&lt;&gt;&quot;&quot;);[.$G55];&quot;&quot;)">
            <text:p/>
          </table:table-cell>
          <table:table-cell table:style-name="ce17" table:formula="of:=IF(AND([.$B55]=[.AA$2];[.$I55]&lt;&gt;&quot;&quot;);[.$G55];&quot;&quot;)">
            <text:p/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float" office:value="4">
            <text:p>4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6]=[.J$2];[.$I56]&lt;&gt;&quot;&quot;);[.$C56];&quot;&quot;)">
            <text:p/>
          </table:table-cell>
          <table:table-cell table:formula="of:=IF(AND([.$B56]=[.K$2];[.$I56]&lt;&gt;&quot;&quot;);[.$C56];&quot;&quot;)">
            <text:p/>
          </table:table-cell>
          <table:table-cell table:formula="of:=IF(AND([.$B56]=[.L$2];[.$I56]&lt;&gt;&quot;&quot;);[.$C56];&quot;&quot;)">
            <text:p/>
          </table:table-cell>
          <table:table-cell table:formula="of:=IF(AND([.$B56]=[.M$2];[.$I56]&lt;&gt;&quot;&quot;);[.$C56];&quot;&quot;)">
            <text:p/>
          </table:table-cell>
          <table:table-cell table:formula="of:=IF(AND([.$B56]=[.N$2];[.$I56]&lt;&gt;&quot;&quot;);[.$C56];&quot;&quot;)">
            <text:p/>
          </table:table-cell>
          <table:table-cell table:formula="of:=IF(AND([.$B56]=[.O$2];[.$I56]&lt;&gt;&quot;&quot;);[.$C56];&quot;&quot;)">
            <text:p/>
          </table:table-cell>
          <table:table-cell table:style-name="ce11" table:formula="of:=IF(AND([.$B56]=[.P$2];[.$I56]&lt;&gt;&quot;&quot;);[.$E56];&quot;&quot;)">
            <text:p/>
          </table:table-cell>
          <table:table-cell table:style-name="ce11" table:formula="of:=IF(AND([.$B56]=[.Q$2];[.$I56]&lt;&gt;&quot;&quot;);[.$E56];&quot;&quot;)">
            <text:p/>
          </table:table-cell>
          <table:table-cell table:style-name="ce11" table:formula="of:=IF(AND([.$B56]=[.R$2];[.$I56]&lt;&gt;&quot;&quot;);[.$E56];&quot;&quot;)">
            <text:p/>
          </table:table-cell>
          <table:table-cell table:style-name="ce11" table:formula="of:=IF(AND([.$B56]=[.S$2];[.$I56]&lt;&gt;&quot;&quot;);[.$E56];&quot;&quot;)">
            <text:p/>
          </table:table-cell>
          <table:table-cell table:style-name="ce11" table:formula="of:=IF(AND([.$B56]=[.T$2];[.$I56]&lt;&gt;&quot;&quot;);[.$E56];&quot;&quot;)">
            <text:p/>
          </table:table-cell>
          <table:table-cell table:style-name="ce11" table:formula="of:=IF(AND([.$B56]=[.U$2];[.$I56]&lt;&gt;&quot;&quot;);[.$E56];&quot;&quot;)">
            <text:p/>
          </table:table-cell>
          <table:table-cell table:style-name="ce17" table:formula="of:=IF(AND([.$B56]=[.V$2];[.$I56]&lt;&gt;&quot;&quot;);[.$G56];&quot;&quot;)">
            <text:p/>
          </table:table-cell>
          <table:table-cell table:style-name="ce17" table:formula="of:=IF(AND([.$B56]=[.W$2];[.$I56]&lt;&gt;&quot;&quot;);[.$G56];&quot;&quot;)">
            <text:p/>
          </table:table-cell>
          <table:table-cell table:style-name="ce17" table:formula="of:=IF(AND([.$B56]=[.X$2];[.$I56]&lt;&gt;&quot;&quot;);[.$G56];&quot;&quot;)">
            <text:p/>
          </table:table-cell>
          <table:table-cell table:style-name="ce17" table:formula="of:=IF(AND([.$B56]=[.Y$2];[.$I56]&lt;&gt;&quot;&quot;);[.$G56];&quot;&quot;)">
            <text:p/>
          </table:table-cell>
          <table:table-cell table:style-name="ce17" table:formula="of:=IF(AND([.$B56]=[.Z$2];[.$I56]&lt;&gt;&quot;&quot;);[.$G56];&quot;&quot;)">
            <text:p/>
          </table:table-cell>
          <table:table-cell table:style-name="ce17" table:formula="of:=IF(AND([.$B56]=[.AA$2];[.$I56]&lt;&gt;&quot;&quot;);[.$G56];&quot;&quot;)">
            <text:p/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7]=[.J$2];[.$I57]&lt;&gt;&quot;&quot;);[.$C57];&quot;&quot;)">
            <text:p/>
          </table:table-cell>
          <table:table-cell table:formula="of:=IF(AND([.$B57]=[.K$2];[.$I57]&lt;&gt;&quot;&quot;);[.$C57];&quot;&quot;)">
            <text:p/>
          </table:table-cell>
          <table:table-cell table:formula="of:=IF(AND([.$B57]=[.L$2];[.$I57]&lt;&gt;&quot;&quot;);[.$C57];&quot;&quot;)">
            <text:p/>
          </table:table-cell>
          <table:table-cell table:formula="of:=IF(AND([.$B57]=[.M$2];[.$I57]&lt;&gt;&quot;&quot;);[.$C57];&quot;&quot;)">
            <text:p/>
          </table:table-cell>
          <table:table-cell table:formula="of:=IF(AND([.$B57]=[.N$2];[.$I57]&lt;&gt;&quot;&quot;);[.$C57];&quot;&quot;)">
            <text:p/>
          </table:table-cell>
          <table:table-cell table:formula="of:=IF(AND([.$B57]=[.O$2];[.$I57]&lt;&gt;&quot;&quot;);[.$C57];&quot;&quot;)">
            <text:p/>
          </table:table-cell>
          <table:table-cell table:style-name="ce11" table:formula="of:=IF(AND([.$B57]=[.P$2];[.$I57]&lt;&gt;&quot;&quot;);[.$E57];&quot;&quot;)">
            <text:p/>
          </table:table-cell>
          <table:table-cell table:style-name="ce11" table:formula="of:=IF(AND([.$B57]=[.Q$2];[.$I57]&lt;&gt;&quot;&quot;);[.$E57];&quot;&quot;)">
            <text:p/>
          </table:table-cell>
          <table:table-cell table:style-name="ce11" table:formula="of:=IF(AND([.$B57]=[.R$2];[.$I57]&lt;&gt;&quot;&quot;);[.$E57];&quot;&quot;)">
            <text:p/>
          </table:table-cell>
          <table:table-cell table:style-name="ce11" table:formula="of:=IF(AND([.$B57]=[.S$2];[.$I57]&lt;&gt;&quot;&quot;);[.$E57];&quot;&quot;)">
            <text:p/>
          </table:table-cell>
          <table:table-cell table:style-name="ce11" table:formula="of:=IF(AND([.$B57]=[.T$2];[.$I57]&lt;&gt;&quot;&quot;);[.$E57];&quot;&quot;)">
            <text:p/>
          </table:table-cell>
          <table:table-cell table:style-name="ce11" table:formula="of:=IF(AND([.$B57]=[.U$2];[.$I57]&lt;&gt;&quot;&quot;);[.$E57];&quot;&quot;)">
            <text:p/>
          </table:table-cell>
          <table:table-cell table:style-name="ce17" table:formula="of:=IF(AND([.$B57]=[.V$2];[.$I57]&lt;&gt;&quot;&quot;);[.$G57];&quot;&quot;)">
            <text:p/>
          </table:table-cell>
          <table:table-cell table:style-name="ce17" table:formula="of:=IF(AND([.$B57]=[.W$2];[.$I57]&lt;&gt;&quot;&quot;);[.$G57];&quot;&quot;)">
            <text:p/>
          </table:table-cell>
          <table:table-cell table:style-name="ce17" table:formula="of:=IF(AND([.$B57]=[.X$2];[.$I57]&lt;&gt;&quot;&quot;);[.$G57];&quot;&quot;)">
            <text:p/>
          </table:table-cell>
          <table:table-cell table:style-name="ce17" table:formula="of:=IF(AND([.$B57]=[.Y$2];[.$I57]&lt;&gt;&quot;&quot;);[.$G57];&quot;&quot;)">
            <text:p/>
          </table:table-cell>
          <table:table-cell table:style-name="ce17" table:formula="of:=IF(AND([.$B57]=[.Z$2];[.$I57]&lt;&gt;&quot;&quot;);[.$G57];&quot;&quot;)">
            <text:p/>
          </table:table-cell>
          <table:table-cell table:style-name="ce17" table:formula="of:=IF(AND([.$B57]=[.AA$2];[.$I57]&lt;&gt;&quot;&quot;);[.$G57];&quot;&quot;)">
            <text:p/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8]=[.J$2];[.$I58]&lt;&gt;&quot;&quot;);[.$C58];&quot;&quot;)">
            <text:p/>
          </table:table-cell>
          <table:table-cell table:formula="of:=IF(AND([.$B58]=[.K$2];[.$I58]&lt;&gt;&quot;&quot;);[.$C58];&quot;&quot;)">
            <text:p/>
          </table:table-cell>
          <table:table-cell table:formula="of:=IF(AND([.$B58]=[.L$2];[.$I58]&lt;&gt;&quot;&quot;);[.$C58];&quot;&quot;)">
            <text:p/>
          </table:table-cell>
          <table:table-cell table:formula="of:=IF(AND([.$B58]=[.M$2];[.$I58]&lt;&gt;&quot;&quot;);[.$C58];&quot;&quot;)">
            <text:p/>
          </table:table-cell>
          <table:table-cell table:formula="of:=IF(AND([.$B58]=[.N$2];[.$I58]&lt;&gt;&quot;&quot;);[.$C58];&quot;&quot;)">
            <text:p/>
          </table:table-cell>
          <table:table-cell table:formula="of:=IF(AND([.$B58]=[.O$2];[.$I58]&lt;&gt;&quot;&quot;);[.$C58];&quot;&quot;)">
            <text:p/>
          </table:table-cell>
          <table:table-cell table:style-name="ce11" table:formula="of:=IF(AND([.$B58]=[.P$2];[.$I58]&lt;&gt;&quot;&quot;);[.$E58];&quot;&quot;)">
            <text:p/>
          </table:table-cell>
          <table:table-cell table:style-name="ce11" table:formula="of:=IF(AND([.$B58]=[.Q$2];[.$I58]&lt;&gt;&quot;&quot;);[.$E58];&quot;&quot;)">
            <text:p/>
          </table:table-cell>
          <table:table-cell table:style-name="ce11" table:formula="of:=IF(AND([.$B58]=[.R$2];[.$I58]&lt;&gt;&quot;&quot;);[.$E58];&quot;&quot;)">
            <text:p/>
          </table:table-cell>
          <table:table-cell table:style-name="ce11" table:formula="of:=IF(AND([.$B58]=[.S$2];[.$I58]&lt;&gt;&quot;&quot;);[.$E58];&quot;&quot;)">
            <text:p/>
          </table:table-cell>
          <table:table-cell table:style-name="ce11" table:formula="of:=IF(AND([.$B58]=[.T$2];[.$I58]&lt;&gt;&quot;&quot;);[.$E58];&quot;&quot;)">
            <text:p/>
          </table:table-cell>
          <table:table-cell table:style-name="ce11" table:formula="of:=IF(AND([.$B58]=[.U$2];[.$I58]&lt;&gt;&quot;&quot;);[.$E58];&quot;&quot;)">
            <text:p/>
          </table:table-cell>
          <table:table-cell table:style-name="ce17" table:formula="of:=IF(AND([.$B58]=[.V$2];[.$I58]&lt;&gt;&quot;&quot;);[.$G58];&quot;&quot;)">
            <text:p/>
          </table:table-cell>
          <table:table-cell table:style-name="ce17" table:formula="of:=IF(AND([.$B58]=[.W$2];[.$I58]&lt;&gt;&quot;&quot;);[.$G58];&quot;&quot;)">
            <text:p/>
          </table:table-cell>
          <table:table-cell table:style-name="ce17" table:formula="of:=IF(AND([.$B58]=[.X$2];[.$I58]&lt;&gt;&quot;&quot;);[.$G58];&quot;&quot;)">
            <text:p/>
          </table:table-cell>
          <table:table-cell table:style-name="ce17" table:formula="of:=IF(AND([.$B58]=[.Y$2];[.$I58]&lt;&gt;&quot;&quot;);[.$G58];&quot;&quot;)">
            <text:p/>
          </table:table-cell>
          <table:table-cell table:style-name="ce17" table:formula="of:=IF(AND([.$B58]=[.Z$2];[.$I58]&lt;&gt;&quot;&quot;);[.$G58];&quot;&quot;)">
            <text:p/>
          </table:table-cell>
          <table:table-cell table:style-name="ce17" table:formula="of:=IF(AND([.$B58]=[.AA$2];[.$I58]&lt;&gt;&quot;&quot;);[.$G58];&quot;&quot;)">
            <text:p/>
          </table:table-cell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8.77179">
            <text:p>8,77179</text:p>
          </table:table-cell>
          <table:table-cell table:style-name="Default" office:value-type="float" office:value="8.9629">
            <text:p>8,9629</text:p>
          </table:table-cell>
          <table:table-cell table:style-name="Default" office:value-type="float" office:value="112.42">
            <text:p>112,42</text:p>
          </table:table-cell>
          <table:table-cell table:style-name="Default" office:value-type="float" office:value="1205.61">
            <text:p>1205,61</text:p>
          </table:table-cell>
          <table:table-cell table:style-name="Default" office:value-type="float" office:value="194.031">
            <text:p>194,031</text:p>
          </table:table-cell>
          <table:table-cell table:style-name="Default" office:value-type="float" office:value="1745.09">
            <text:p>1745,09</text:p>
          </table:table-cell>
          <table:table-cell table:style-name="Default" office:value-type="string">
            <text:p>/home/ramiro/Imagens/faces/057.jpg</text:p>
          </table:table-cell>
          <table:table-cell table:formula="of:=IF(AND([.$B59]=[.J$2];[.$I59]&lt;&gt;&quot;&quot;);[.$C59];&quot;&quot;)">
            <text:p/>
          </table:table-cell>
          <table:table-cell table:formula="of:=IF(AND([.$B59]=[.K$2];[.$I59]&lt;&gt;&quot;&quot;);[.$C59];&quot;&quot;)" office:value-type="float" office:value="8.77179">
            <text:p>8,77</text:p>
          </table:table-cell>
          <table:table-cell table:formula="of:=IF(AND([.$B59]=[.L$2];[.$I59]&lt;&gt;&quot;&quot;);[.$C59];&quot;&quot;)">
            <text:p/>
          </table:table-cell>
          <table:table-cell table:formula="of:=IF(AND([.$B59]=[.M$2];[.$I59]&lt;&gt;&quot;&quot;);[.$C59];&quot;&quot;)">
            <text:p/>
          </table:table-cell>
          <table:table-cell table:formula="of:=IF(AND([.$B59]=[.N$2];[.$I59]&lt;&gt;&quot;&quot;);[.$C59];&quot;&quot;)">
            <text:p/>
          </table:table-cell>
          <table:table-cell table:formula="of:=IF(AND([.$B59]=[.O$2];[.$I59]&lt;&gt;&quot;&quot;);[.$C59];&quot;&quot;)">
            <text:p/>
          </table:table-cell>
          <table:table-cell table:style-name="ce11" table:formula="of:=IF(AND([.$B59]=[.P$2];[.$I59]&lt;&gt;&quot;&quot;);[.$E59];&quot;&quot;)">
            <text:p/>
          </table:table-cell>
          <table:table-cell table:style-name="ce11" table:formula="of:=IF(AND([.$B59]=[.Q$2];[.$I59]&lt;&gt;&quot;&quot;);[.$E59];&quot;&quot;)" office:value-type="float" office:value="112.42">
            <text:p>112,42</text:p>
          </table:table-cell>
          <table:table-cell table:style-name="ce11" table:formula="of:=IF(AND([.$B59]=[.R$2];[.$I59]&lt;&gt;&quot;&quot;);[.$E59];&quot;&quot;)">
            <text:p/>
          </table:table-cell>
          <table:table-cell table:style-name="ce11" table:formula="of:=IF(AND([.$B59]=[.S$2];[.$I59]&lt;&gt;&quot;&quot;);[.$E59];&quot;&quot;)">
            <text:p/>
          </table:table-cell>
          <table:table-cell table:style-name="ce11" table:formula="of:=IF(AND([.$B59]=[.T$2];[.$I59]&lt;&gt;&quot;&quot;);[.$E59];&quot;&quot;)">
            <text:p/>
          </table:table-cell>
          <table:table-cell table:style-name="ce11" table:formula="of:=IF(AND([.$B59]=[.U$2];[.$I59]&lt;&gt;&quot;&quot;);[.$E59];&quot;&quot;)">
            <text:p/>
          </table:table-cell>
          <table:table-cell table:style-name="ce17" table:formula="of:=IF(AND([.$B59]=[.V$2];[.$I59]&lt;&gt;&quot;&quot;);[.$G59];&quot;&quot;)">
            <text:p/>
          </table:table-cell>
          <table:table-cell table:style-name="ce17" table:formula="of:=IF(AND([.$B59]=[.W$2];[.$I59]&lt;&gt;&quot;&quot;);[.$G59];&quot;&quot;)" office:value-type="float" office:value="194.031">
            <text:p>194,03</text:p>
          </table:table-cell>
          <table:table-cell table:style-name="ce17" table:formula="of:=IF(AND([.$B59]=[.X$2];[.$I59]&lt;&gt;&quot;&quot;);[.$G59];&quot;&quot;)">
            <text:p/>
          </table:table-cell>
          <table:table-cell table:style-name="ce17" table:formula="of:=IF(AND([.$B59]=[.Y$2];[.$I59]&lt;&gt;&quot;&quot;);[.$G59];&quot;&quot;)">
            <text:p/>
          </table:table-cell>
          <table:table-cell table:style-name="ce17" table:formula="of:=IF(AND([.$B59]=[.Z$2];[.$I59]&lt;&gt;&quot;&quot;);[.$G59];&quot;&quot;)">
            <text:p/>
          </table:table-cell>
          <table:table-cell table:style-name="ce17" table:formula="of:=IF(AND([.$B59]=[.AA$2];[.$I59]&lt;&gt;&quot;&quot;);[.$G59];&quot;&quot;)">
            <text:p/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7.38867">
            <text:p>7,38867</text:p>
          </table:table-cell>
          <table:table-cell table:style-name="Default" office:value-type="float" office:value="4.65911">
            <text:p>4,65911</text:p>
          </table:table-cell>
          <table:table-cell table:style-name="Default" office:value-type="float" office:value="116.879">
            <text:p>116,879</text:p>
          </table:table-cell>
          <table:table-cell table:style-name="Default" office:value-type="float" office:value="761.633">
            <text:p>761,633</text:p>
          </table:table-cell>
          <table:table-cell table:style-name="Default" office:value-type="float" office:value="142.471">
            <text:p>142,471</text:p>
          </table:table-cell>
          <table:table-cell table:style-name="Default" office:value-type="float" office:value="738.499">
            <text:p>738,499</text:p>
          </table:table-cell>
          <table:table-cell table:style-name="Default" office:value-type="string">
            <text:p>/home/ramiro/Imagens/faces/058.jpg</text:p>
          </table:table-cell>
          <table:table-cell table:formula="of:=IF(AND([.$B60]=[.J$2];[.$I60]&lt;&gt;&quot;&quot;);[.$C60];&quot;&quot;)">
            <text:p/>
          </table:table-cell>
          <table:table-cell table:formula="of:=IF(AND([.$B60]=[.K$2];[.$I60]&lt;&gt;&quot;&quot;);[.$C60];&quot;&quot;)" office:value-type="float" office:value="7.38867">
            <text:p>7,39</text:p>
          </table:table-cell>
          <table:table-cell table:formula="of:=IF(AND([.$B60]=[.L$2];[.$I60]&lt;&gt;&quot;&quot;);[.$C60];&quot;&quot;)">
            <text:p/>
          </table:table-cell>
          <table:table-cell table:formula="of:=IF(AND([.$B60]=[.M$2];[.$I60]&lt;&gt;&quot;&quot;);[.$C60];&quot;&quot;)">
            <text:p/>
          </table:table-cell>
          <table:table-cell table:formula="of:=IF(AND([.$B60]=[.N$2];[.$I60]&lt;&gt;&quot;&quot;);[.$C60];&quot;&quot;)">
            <text:p/>
          </table:table-cell>
          <table:table-cell table:formula="of:=IF(AND([.$B60]=[.O$2];[.$I60]&lt;&gt;&quot;&quot;);[.$C60];&quot;&quot;)">
            <text:p/>
          </table:table-cell>
          <table:table-cell table:style-name="ce11" table:formula="of:=IF(AND([.$B60]=[.P$2];[.$I60]&lt;&gt;&quot;&quot;);[.$E60];&quot;&quot;)">
            <text:p/>
          </table:table-cell>
          <table:table-cell table:style-name="ce11" table:formula="of:=IF(AND([.$B60]=[.Q$2];[.$I60]&lt;&gt;&quot;&quot;);[.$E60];&quot;&quot;)" office:value-type="float" office:value="116.879">
            <text:p>116,88</text:p>
          </table:table-cell>
          <table:table-cell table:style-name="ce11" table:formula="of:=IF(AND([.$B60]=[.R$2];[.$I60]&lt;&gt;&quot;&quot;);[.$E60];&quot;&quot;)">
            <text:p/>
          </table:table-cell>
          <table:table-cell table:style-name="ce11" table:formula="of:=IF(AND([.$B60]=[.S$2];[.$I60]&lt;&gt;&quot;&quot;);[.$E60];&quot;&quot;)">
            <text:p/>
          </table:table-cell>
          <table:table-cell table:style-name="ce11" table:formula="of:=IF(AND([.$B60]=[.T$2];[.$I60]&lt;&gt;&quot;&quot;);[.$E60];&quot;&quot;)">
            <text:p/>
          </table:table-cell>
          <table:table-cell table:style-name="ce11" table:formula="of:=IF(AND([.$B60]=[.U$2];[.$I60]&lt;&gt;&quot;&quot;);[.$E60];&quot;&quot;)">
            <text:p/>
          </table:table-cell>
          <table:table-cell table:style-name="ce17" table:formula="of:=IF(AND([.$B60]=[.V$2];[.$I60]&lt;&gt;&quot;&quot;);[.$G60];&quot;&quot;)">
            <text:p/>
          </table:table-cell>
          <table:table-cell table:style-name="ce17" table:formula="of:=IF(AND([.$B60]=[.W$2];[.$I60]&lt;&gt;&quot;&quot;);[.$G60];&quot;&quot;)" office:value-type="float" office:value="142.471">
            <text:p>142,47</text:p>
          </table:table-cell>
          <table:table-cell table:style-name="ce17" table:formula="of:=IF(AND([.$B60]=[.X$2];[.$I60]&lt;&gt;&quot;&quot;);[.$G60];&quot;&quot;)">
            <text:p/>
          </table:table-cell>
          <table:table-cell table:style-name="ce17" table:formula="of:=IF(AND([.$B60]=[.Y$2];[.$I60]&lt;&gt;&quot;&quot;);[.$G60];&quot;&quot;)">
            <text:p/>
          </table:table-cell>
          <table:table-cell table:style-name="ce17" table:formula="of:=IF(AND([.$B60]=[.Z$2];[.$I60]&lt;&gt;&quot;&quot;);[.$G60];&quot;&quot;)">
            <text:p/>
          </table:table-cell>
          <table:table-cell table:style-name="ce17" table:formula="of:=IF(AND([.$B60]=[.AA$2];[.$I60]&lt;&gt;&quot;&quot;);[.$G60];&quot;&quot;)">
            <text:p/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9.22181">
            <text:p>9,22181</text:p>
          </table:table-cell>
          <table:table-cell table:style-name="Default" office:value-type="float" office:value="7.41813">
            <text:p>7,41813</text:p>
          </table:table-cell>
          <table:table-cell table:style-name="Default" office:value-type="float" office:value="102.466">
            <text:p>102,466</text:p>
          </table:table-cell>
          <table:table-cell table:style-name="Default" office:value-type="float" office:value="2451.71">
            <text:p>2451,71</text:p>
          </table:table-cell>
          <table:table-cell table:style-name="Default" office:value-type="float" office:value="138.261">
            <text:p>138,261</text:p>
          </table:table-cell>
          <table:table-cell table:style-name="Default" office:value-type="float" office:value="4653.93">
            <text:p>4653,93</text:p>
          </table:table-cell>
          <table:table-cell table:style-name="Default" office:value-type="string">
            <text:p>/home/ramiro/Imagens/faces/059.jpg</text:p>
          </table:table-cell>
          <table:table-cell table:formula="of:=IF(AND([.$B61]=[.J$2];[.$I61]&lt;&gt;&quot;&quot;);[.$C61];&quot;&quot;)">
            <text:p/>
          </table:table-cell>
          <table:table-cell table:formula="of:=IF(AND([.$B61]=[.K$2];[.$I61]&lt;&gt;&quot;&quot;);[.$C61];&quot;&quot;)">
            <text:p/>
          </table:table-cell>
          <table:table-cell table:formula="of:=IF(AND([.$B61]=[.L$2];[.$I61]&lt;&gt;&quot;&quot;);[.$C61];&quot;&quot;)" office:value-type="float" office:value="9.22181">
            <text:p>9,22</text:p>
          </table:table-cell>
          <table:table-cell table:formula="of:=IF(AND([.$B61]=[.M$2];[.$I61]&lt;&gt;&quot;&quot;);[.$C61];&quot;&quot;)">
            <text:p/>
          </table:table-cell>
          <table:table-cell table:formula="of:=IF(AND([.$B61]=[.N$2];[.$I61]&lt;&gt;&quot;&quot;);[.$C61];&quot;&quot;)">
            <text:p/>
          </table:table-cell>
          <table:table-cell table:formula="of:=IF(AND([.$B61]=[.O$2];[.$I61]&lt;&gt;&quot;&quot;);[.$C61];&quot;&quot;)">
            <text:p/>
          </table:table-cell>
          <table:table-cell table:style-name="ce11" table:formula="of:=IF(AND([.$B61]=[.P$2];[.$I61]&lt;&gt;&quot;&quot;);[.$E61];&quot;&quot;)">
            <text:p/>
          </table:table-cell>
          <table:table-cell table:style-name="ce11" table:formula="of:=IF(AND([.$B61]=[.Q$2];[.$I61]&lt;&gt;&quot;&quot;);[.$E61];&quot;&quot;)">
            <text:p/>
          </table:table-cell>
          <table:table-cell table:style-name="ce11" table:formula="of:=IF(AND([.$B61]=[.R$2];[.$I61]&lt;&gt;&quot;&quot;);[.$E61];&quot;&quot;)" office:value-type="float" office:value="102.466">
            <text:p>102,47</text:p>
          </table:table-cell>
          <table:table-cell table:style-name="ce11" table:formula="of:=IF(AND([.$B61]=[.S$2];[.$I61]&lt;&gt;&quot;&quot;);[.$E61];&quot;&quot;)">
            <text:p/>
          </table:table-cell>
          <table:table-cell table:style-name="ce11" table:formula="of:=IF(AND([.$B61]=[.T$2];[.$I61]&lt;&gt;&quot;&quot;);[.$E61];&quot;&quot;)">
            <text:p/>
          </table:table-cell>
          <table:table-cell table:style-name="ce11" table:formula="of:=IF(AND([.$B61]=[.U$2];[.$I61]&lt;&gt;&quot;&quot;);[.$E61];&quot;&quot;)">
            <text:p/>
          </table:table-cell>
          <table:table-cell table:style-name="ce17" table:formula="of:=IF(AND([.$B61]=[.V$2];[.$I61]&lt;&gt;&quot;&quot;);[.$G61];&quot;&quot;)">
            <text:p/>
          </table:table-cell>
          <table:table-cell table:style-name="ce17" table:formula="of:=IF(AND([.$B61]=[.W$2];[.$I61]&lt;&gt;&quot;&quot;);[.$G61];&quot;&quot;)">
            <text:p/>
          </table:table-cell>
          <table:table-cell table:style-name="ce17" table:formula="of:=IF(AND([.$B61]=[.X$2];[.$I61]&lt;&gt;&quot;&quot;);[.$G61];&quot;&quot;)" office:value-type="float" office:value="138.261">
            <text:p>138,26</text:p>
          </table:table-cell>
          <table:table-cell table:style-name="ce17" table:formula="of:=IF(AND([.$B61]=[.Y$2];[.$I61]&lt;&gt;&quot;&quot;);[.$G61];&quot;&quot;)">
            <text:p/>
          </table:table-cell>
          <table:table-cell table:style-name="ce17" table:formula="of:=IF(AND([.$B61]=[.Z$2];[.$I61]&lt;&gt;&quot;&quot;);[.$G61];&quot;&quot;)">
            <text:p/>
          </table:table-cell>
          <table:table-cell table:style-name="ce17" table:formula="of:=IF(AND([.$B61]=[.AA$2];[.$I61]&lt;&gt;&quot;&quot;);[.$G61];&quot;&quot;)">
            <text:p/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9705">
            <text:p>10,9705</text:p>
          </table:table-cell>
          <table:table-cell table:style-name="Default" office:value-type="float" office:value="6.46168">
            <text:p>6,46168</text:p>
          </table:table-cell>
          <table:table-cell table:style-name="Default" office:value-type="float" office:value="112.854">
            <text:p>112,854</text:p>
          </table:table-cell>
          <table:table-cell table:style-name="Default" office:value-type="float" office:value="2036.38">
            <text:p>2036,38</text:p>
          </table:table-cell>
          <table:table-cell table:style-name="Default" office:value-type="float" office:value="185.423">
            <text:p>185,423</text:p>
          </table:table-cell>
          <table:table-cell table:style-name="Default" office:value-type="float" office:value="1970.85">
            <text:p>1970,85</text:p>
          </table:table-cell>
          <table:table-cell table:style-name="Default" office:value-type="string">
            <text:p>/home/ramiro/Imagens/faces/060.jpg</text:p>
          </table:table-cell>
          <table:table-cell table:formula="of:=IF(AND([.$B62]=[.J$2];[.$I62]&lt;&gt;&quot;&quot;);[.$C62];&quot;&quot;)" office:value-type="float" office:value="10.9705">
            <text:p>10,97</text:p>
          </table:table-cell>
          <table:table-cell table:formula="of:=IF(AND([.$B62]=[.K$2];[.$I62]&lt;&gt;&quot;&quot;);[.$C62];&quot;&quot;)">
            <text:p/>
          </table:table-cell>
          <table:table-cell table:formula="of:=IF(AND([.$B62]=[.L$2];[.$I62]&lt;&gt;&quot;&quot;);[.$C62];&quot;&quot;)">
            <text:p/>
          </table:table-cell>
          <table:table-cell table:formula="of:=IF(AND([.$B62]=[.M$2];[.$I62]&lt;&gt;&quot;&quot;);[.$C62];&quot;&quot;)">
            <text:p/>
          </table:table-cell>
          <table:table-cell table:formula="of:=IF(AND([.$B62]=[.N$2];[.$I62]&lt;&gt;&quot;&quot;);[.$C62];&quot;&quot;)">
            <text:p/>
          </table:table-cell>
          <table:table-cell table:formula="of:=IF(AND([.$B62]=[.O$2];[.$I62]&lt;&gt;&quot;&quot;);[.$C62];&quot;&quot;)">
            <text:p/>
          </table:table-cell>
          <table:table-cell table:style-name="ce11" table:formula="of:=IF(AND([.$B62]=[.P$2];[.$I62]&lt;&gt;&quot;&quot;);[.$E62];&quot;&quot;)" office:value-type="float" office:value="112.854">
            <text:p>112,85</text:p>
          </table:table-cell>
          <table:table-cell table:style-name="ce11" table:formula="of:=IF(AND([.$B62]=[.Q$2];[.$I62]&lt;&gt;&quot;&quot;);[.$E62];&quot;&quot;)">
            <text:p/>
          </table:table-cell>
          <table:table-cell table:style-name="ce11" table:formula="of:=IF(AND([.$B62]=[.R$2];[.$I62]&lt;&gt;&quot;&quot;);[.$E62];&quot;&quot;)">
            <text:p/>
          </table:table-cell>
          <table:table-cell table:style-name="ce11" table:formula="of:=IF(AND([.$B62]=[.S$2];[.$I62]&lt;&gt;&quot;&quot;);[.$E62];&quot;&quot;)">
            <text:p/>
          </table:table-cell>
          <table:table-cell table:style-name="ce11" table:formula="of:=IF(AND([.$B62]=[.T$2];[.$I62]&lt;&gt;&quot;&quot;);[.$E62];&quot;&quot;)">
            <text:p/>
          </table:table-cell>
          <table:table-cell table:style-name="ce11" table:formula="of:=IF(AND([.$B62]=[.U$2];[.$I62]&lt;&gt;&quot;&quot;);[.$E62];&quot;&quot;)">
            <text:p/>
          </table:table-cell>
          <table:table-cell table:style-name="ce17" table:formula="of:=IF(AND([.$B62]=[.V$2];[.$I62]&lt;&gt;&quot;&quot;);[.$G62];&quot;&quot;)" office:value-type="float" office:value="185.423">
            <text:p>185,42</text:p>
          </table:table-cell>
          <table:table-cell table:style-name="ce17" table:formula="of:=IF(AND([.$B62]=[.W$2];[.$I62]&lt;&gt;&quot;&quot;);[.$G62];&quot;&quot;)">
            <text:p/>
          </table:table-cell>
          <table:table-cell table:style-name="ce17" table:formula="of:=IF(AND([.$B62]=[.X$2];[.$I62]&lt;&gt;&quot;&quot;);[.$G62];&quot;&quot;)">
            <text:p/>
          </table:table-cell>
          <table:table-cell table:style-name="ce17" table:formula="of:=IF(AND([.$B62]=[.Y$2];[.$I62]&lt;&gt;&quot;&quot;);[.$G62];&quot;&quot;)">
            <text:p/>
          </table:table-cell>
          <table:table-cell table:style-name="ce17" table:formula="of:=IF(AND([.$B62]=[.Z$2];[.$I62]&lt;&gt;&quot;&quot;);[.$G62];&quot;&quot;)">
            <text:p/>
          </table:table-cell>
          <table:table-cell table:style-name="ce17" table:formula="of:=IF(AND([.$B62]=[.AA$2];[.$I62]&lt;&gt;&quot;&quot;);[.$G62];&quot;&quot;)">
            <text:p/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11.6247">
            <text:p>11,6247</text:p>
          </table:table-cell>
          <table:table-cell table:style-name="Default" office:value-type="float" office:value="3.1405">
            <text:p>3,1405</text:p>
          </table:table-cell>
          <table:table-cell table:style-name="Default" office:value-type="float" office:value="138.352">
            <text:p>138,352</text:p>
          </table:table-cell>
          <table:table-cell table:style-name="Default" office:value-type="float" office:value="1206.02">
            <text:p>1206,02</text:p>
          </table:table-cell>
          <table:table-cell table:style-name="Default" office:value-type="float" office:value="159.686">
            <text:p>159,686</text:p>
          </table:table-cell>
          <table:table-cell table:style-name="Default" office:value-type="float" office:value="2659.6">
            <text:p>2659,6</text:p>
          </table:table-cell>
          <table:table-cell table:style-name="Default" office:value-type="string">
            <text:p>/home/ramiro/Imagens/faces/061.jpg</text:p>
          </table:table-cell>
          <table:table-cell table:formula="of:=IF(AND([.$B63]=[.J$2];[.$I63]&lt;&gt;&quot;&quot;);[.$C63];&quot;&quot;)">
            <text:p/>
          </table:table-cell>
          <table:table-cell table:formula="of:=IF(AND([.$B63]=[.K$2];[.$I63]&lt;&gt;&quot;&quot;);[.$C63];&quot;&quot;)">
            <text:p/>
          </table:table-cell>
          <table:table-cell table:formula="of:=IF(AND([.$B63]=[.L$2];[.$I63]&lt;&gt;&quot;&quot;);[.$C63];&quot;&quot;)">
            <text:p/>
          </table:table-cell>
          <table:table-cell table:formula="of:=IF(AND([.$B63]=[.M$2];[.$I63]&lt;&gt;&quot;&quot;);[.$C63];&quot;&quot;)" office:value-type="float" office:value="11.6247">
            <text:p>11,62</text:p>
          </table:table-cell>
          <table:table-cell table:formula="of:=IF(AND([.$B63]=[.N$2];[.$I63]&lt;&gt;&quot;&quot;);[.$C63];&quot;&quot;)">
            <text:p/>
          </table:table-cell>
          <table:table-cell table:formula="of:=IF(AND([.$B63]=[.O$2];[.$I63]&lt;&gt;&quot;&quot;);[.$C63];&quot;&quot;)">
            <text:p/>
          </table:table-cell>
          <table:table-cell table:style-name="ce11" table:formula="of:=IF(AND([.$B63]=[.P$2];[.$I63]&lt;&gt;&quot;&quot;);[.$E63];&quot;&quot;)">
            <text:p/>
          </table:table-cell>
          <table:table-cell table:style-name="ce11" table:formula="of:=IF(AND([.$B63]=[.Q$2];[.$I63]&lt;&gt;&quot;&quot;);[.$E63];&quot;&quot;)">
            <text:p/>
          </table:table-cell>
          <table:table-cell table:style-name="ce11" table:formula="of:=IF(AND([.$B63]=[.R$2];[.$I63]&lt;&gt;&quot;&quot;);[.$E63];&quot;&quot;)">
            <text:p/>
          </table:table-cell>
          <table:table-cell table:style-name="ce11" table:formula="of:=IF(AND([.$B63]=[.S$2];[.$I63]&lt;&gt;&quot;&quot;);[.$E63];&quot;&quot;)" office:value-type="float" office:value="138.352">
            <text:p>138,35</text:p>
          </table:table-cell>
          <table:table-cell table:style-name="ce11" table:formula="of:=IF(AND([.$B63]=[.T$2];[.$I63]&lt;&gt;&quot;&quot;);[.$E63];&quot;&quot;)">
            <text:p/>
          </table:table-cell>
          <table:table-cell table:style-name="ce11" table:formula="of:=IF(AND([.$B63]=[.U$2];[.$I63]&lt;&gt;&quot;&quot;);[.$E63];&quot;&quot;)">
            <text:p/>
          </table:table-cell>
          <table:table-cell table:style-name="ce17" table:formula="of:=IF(AND([.$B63]=[.V$2];[.$I63]&lt;&gt;&quot;&quot;);[.$G63];&quot;&quot;)">
            <text:p/>
          </table:table-cell>
          <table:table-cell table:style-name="ce17" table:formula="of:=IF(AND([.$B63]=[.W$2];[.$I63]&lt;&gt;&quot;&quot;);[.$G63];&quot;&quot;)">
            <text:p/>
          </table:table-cell>
          <table:table-cell table:style-name="ce17" table:formula="of:=IF(AND([.$B63]=[.X$2];[.$I63]&lt;&gt;&quot;&quot;);[.$G63];&quot;&quot;)">
            <text:p/>
          </table:table-cell>
          <table:table-cell table:style-name="ce17" table:formula="of:=IF(AND([.$B63]=[.Y$2];[.$I63]&lt;&gt;&quot;&quot;);[.$G63];&quot;&quot;)" office:value-type="float" office:value="159.686">
            <text:p>159,69</text:p>
          </table:table-cell>
          <table:table-cell table:style-name="ce17" table:formula="of:=IF(AND([.$B63]=[.Z$2];[.$I63]&lt;&gt;&quot;&quot;);[.$G63];&quot;&quot;)">
            <text:p/>
          </table:table-cell>
          <table:table-cell table:style-name="ce17" table:formula="of:=IF(AND([.$B63]=[.AA$2];[.$I63]&lt;&gt;&quot;&quot;);[.$G63];&quot;&quot;)">
            <text:p/>
          </table:table-cell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float" office:value="5">
            <text:p>5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4]=[.J$2];[.$I64]&lt;&gt;&quot;&quot;);[.$C64];&quot;&quot;)">
            <text:p/>
          </table:table-cell>
          <table:table-cell table:formula="of:=IF(AND([.$B64]=[.K$2];[.$I64]&lt;&gt;&quot;&quot;);[.$C64];&quot;&quot;)">
            <text:p/>
          </table:table-cell>
          <table:table-cell table:formula="of:=IF(AND([.$B64]=[.L$2];[.$I64]&lt;&gt;&quot;&quot;);[.$C64];&quot;&quot;)">
            <text:p/>
          </table:table-cell>
          <table:table-cell table:formula="of:=IF(AND([.$B64]=[.M$2];[.$I64]&lt;&gt;&quot;&quot;);[.$C64];&quot;&quot;)">
            <text:p/>
          </table:table-cell>
          <table:table-cell table:formula="of:=IF(AND([.$B64]=[.N$2];[.$I64]&lt;&gt;&quot;&quot;);[.$C64];&quot;&quot;)">
            <text:p/>
          </table:table-cell>
          <table:table-cell table:formula="of:=IF(AND([.$B64]=[.O$2];[.$I64]&lt;&gt;&quot;&quot;);[.$C64];&quot;&quot;)">
            <text:p/>
          </table:table-cell>
          <table:table-cell table:style-name="ce11" table:formula="of:=IF(AND([.$B64]=[.P$2];[.$I64]&lt;&gt;&quot;&quot;);[.$E64];&quot;&quot;)">
            <text:p/>
          </table:table-cell>
          <table:table-cell table:style-name="ce11" table:formula="of:=IF(AND([.$B64]=[.Q$2];[.$I64]&lt;&gt;&quot;&quot;);[.$E64];&quot;&quot;)">
            <text:p/>
          </table:table-cell>
          <table:table-cell table:style-name="ce11" table:formula="of:=IF(AND([.$B64]=[.R$2];[.$I64]&lt;&gt;&quot;&quot;);[.$E64];&quot;&quot;)">
            <text:p/>
          </table:table-cell>
          <table:table-cell table:style-name="ce11" table:formula="of:=IF(AND([.$B64]=[.S$2];[.$I64]&lt;&gt;&quot;&quot;);[.$E64];&quot;&quot;)">
            <text:p/>
          </table:table-cell>
          <table:table-cell table:style-name="ce11" table:formula="of:=IF(AND([.$B64]=[.T$2];[.$I64]&lt;&gt;&quot;&quot;);[.$E64];&quot;&quot;)">
            <text:p/>
          </table:table-cell>
          <table:table-cell table:style-name="ce11" table:formula="of:=IF(AND([.$B64]=[.U$2];[.$I64]&lt;&gt;&quot;&quot;);[.$E64];&quot;&quot;)">
            <text:p/>
          </table:table-cell>
          <table:table-cell table:style-name="ce17" table:formula="of:=IF(AND([.$B64]=[.V$2];[.$I64]&lt;&gt;&quot;&quot;);[.$G64];&quot;&quot;)">
            <text:p/>
          </table:table-cell>
          <table:table-cell table:style-name="ce17" table:formula="of:=IF(AND([.$B64]=[.W$2];[.$I64]&lt;&gt;&quot;&quot;);[.$G64];&quot;&quot;)">
            <text:p/>
          </table:table-cell>
          <table:table-cell table:style-name="ce17" table:formula="of:=IF(AND([.$B64]=[.X$2];[.$I64]&lt;&gt;&quot;&quot;);[.$G64];&quot;&quot;)">
            <text:p/>
          </table:table-cell>
          <table:table-cell table:style-name="ce17" table:formula="of:=IF(AND([.$B64]=[.Y$2];[.$I64]&lt;&gt;&quot;&quot;);[.$G64];&quot;&quot;)">
            <text:p/>
          </table:table-cell>
          <table:table-cell table:style-name="ce17" table:formula="of:=IF(AND([.$B64]=[.Z$2];[.$I64]&lt;&gt;&quot;&quot;);[.$G64];&quot;&quot;)">
            <text:p/>
          </table:table-cell>
          <table:table-cell table:style-name="ce17" table:formula="of:=IF(AND([.$B64]=[.AA$2];[.$I64]&lt;&gt;&quot;&quot;);[.$G64];&quot;&quot;)">
            <text:p/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3.1563">
            <text:p>13,1563</text:p>
          </table:table-cell>
          <table:table-cell table:style-name="Default" office:value-type="float" office:value="3.81403">
            <text:p>3,81403</text:p>
          </table:table-cell>
          <table:table-cell table:style-name="Default" office:value-type="float" office:value="129.399">
            <text:p>129,399</text:p>
          </table:table-cell>
          <table:table-cell table:style-name="Default" office:value-type="float" office:value="794.767">
            <text:p>794,767</text:p>
          </table:table-cell>
          <table:table-cell table:style-name="Default" office:value-type="float" office:value="170.153">
            <text:p>170,153</text:p>
          </table:table-cell>
          <table:table-cell table:style-name="Default" office:value-type="float" office:value="2019.93">
            <text:p>2019,93</text:p>
          </table:table-cell>
          <table:table-cell table:style-name="Default" office:value-type="string">
            <text:p>/home/ramiro/Imagens/faces/063.jpg</text:p>
          </table:table-cell>
          <table:table-cell table:formula="of:=IF(AND([.$B65]=[.J$2];[.$I65]&lt;&gt;&quot;&quot;);[.$C65];&quot;&quot;)">
            <text:p/>
          </table:table-cell>
          <table:table-cell table:formula="of:=IF(AND([.$B65]=[.K$2];[.$I65]&lt;&gt;&quot;&quot;);[.$C65];&quot;&quot;)">
            <text:p/>
          </table:table-cell>
          <table:table-cell table:formula="of:=IF(AND([.$B65]=[.L$2];[.$I65]&lt;&gt;&quot;&quot;);[.$C65];&quot;&quot;)">
            <text:p/>
          </table:table-cell>
          <table:table-cell table:formula="of:=IF(AND([.$B65]=[.M$2];[.$I65]&lt;&gt;&quot;&quot;);[.$C65];&quot;&quot;)" office:value-type="float" office:value="13.1563">
            <text:p>13,16</text:p>
          </table:table-cell>
          <table:table-cell table:formula="of:=IF(AND([.$B65]=[.N$2];[.$I65]&lt;&gt;&quot;&quot;);[.$C65];&quot;&quot;)">
            <text:p/>
          </table:table-cell>
          <table:table-cell table:formula="of:=IF(AND([.$B65]=[.O$2];[.$I65]&lt;&gt;&quot;&quot;);[.$C65];&quot;&quot;)">
            <text:p/>
          </table:table-cell>
          <table:table-cell table:style-name="ce11" table:formula="of:=IF(AND([.$B65]=[.P$2];[.$I65]&lt;&gt;&quot;&quot;);[.$E65];&quot;&quot;)">
            <text:p/>
          </table:table-cell>
          <table:table-cell table:style-name="ce11" table:formula="of:=IF(AND([.$B65]=[.Q$2];[.$I65]&lt;&gt;&quot;&quot;);[.$E65];&quot;&quot;)">
            <text:p/>
          </table:table-cell>
          <table:table-cell table:style-name="ce11" table:formula="of:=IF(AND([.$B65]=[.R$2];[.$I65]&lt;&gt;&quot;&quot;);[.$E65];&quot;&quot;)">
            <text:p/>
          </table:table-cell>
          <table:table-cell table:style-name="ce11" table:formula="of:=IF(AND([.$B65]=[.S$2];[.$I65]&lt;&gt;&quot;&quot;);[.$E65];&quot;&quot;)" office:value-type="float" office:value="129.399">
            <text:p>129,40</text:p>
          </table:table-cell>
          <table:table-cell table:style-name="ce11" table:formula="of:=IF(AND([.$B65]=[.T$2];[.$I65]&lt;&gt;&quot;&quot;);[.$E65];&quot;&quot;)">
            <text:p/>
          </table:table-cell>
          <table:table-cell table:style-name="ce11" table:formula="of:=IF(AND([.$B65]=[.U$2];[.$I65]&lt;&gt;&quot;&quot;);[.$E65];&quot;&quot;)">
            <text:p/>
          </table:table-cell>
          <table:table-cell table:style-name="ce17" table:formula="of:=IF(AND([.$B65]=[.V$2];[.$I65]&lt;&gt;&quot;&quot;);[.$G65];&quot;&quot;)">
            <text:p/>
          </table:table-cell>
          <table:table-cell table:style-name="ce17" table:formula="of:=IF(AND([.$B65]=[.W$2];[.$I65]&lt;&gt;&quot;&quot;);[.$G65];&quot;&quot;)">
            <text:p/>
          </table:table-cell>
          <table:table-cell table:style-name="ce17" table:formula="of:=IF(AND([.$B65]=[.X$2];[.$I65]&lt;&gt;&quot;&quot;);[.$G65];&quot;&quot;)">
            <text:p/>
          </table:table-cell>
          <table:table-cell table:style-name="ce17" table:formula="of:=IF(AND([.$B65]=[.Y$2];[.$I65]&lt;&gt;&quot;&quot;);[.$G65];&quot;&quot;)" office:value-type="float" office:value="170.153">
            <text:p>170,15</text:p>
          </table:table-cell>
          <table:table-cell table:style-name="ce17" table:formula="of:=IF(AND([.$B65]=[.Z$2];[.$I65]&lt;&gt;&quot;&quot;);[.$G65];&quot;&quot;)">
            <text:p/>
          </table:table-cell>
          <table:table-cell table:style-name="ce17" table:formula="of:=IF(AND([.$B65]=[.AA$2];[.$I65]&lt;&gt;&quot;&quot;);[.$G65];&quot;&quot;)">
            <text:p/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6.76335">
            <text:p>6,76335</text:p>
          </table:table-cell>
          <table:table-cell table:style-name="Default" office:value-type="float" office:value="1.78373">
            <text:p>1,78373</text:p>
          </table:table-cell>
          <table:table-cell table:style-name="Default" office:value-type="float" office:value="101.616">
            <text:p>101,616</text:p>
          </table:table-cell>
          <table:table-cell table:style-name="Default" office:value-type="float" office:value="421.665">
            <text:p>421,665</text:p>
          </table:table-cell>
          <table:table-cell table:style-name="Default" office:value-type="float" office:value="192.172">
            <text:p>192,172</text:p>
          </table:table-cell>
          <table:table-cell table:style-name="Default" office:value-type="float" office:value="1510.96">
            <text:p>1510,96</text:p>
          </table:table-cell>
          <table:table-cell table:style-name="Default" office:value-type="string">
            <text:p>/home/ramiro/Imagens/faces/064.jpg</text:p>
          </table:table-cell>
          <table:table-cell table:formula="of:=IF(AND([.$B66]=[.J$2];[.$I66]&lt;&gt;&quot;&quot;);[.$C66];&quot;&quot;)">
            <text:p/>
          </table:table-cell>
          <table:table-cell table:formula="of:=IF(AND([.$B66]=[.K$2];[.$I66]&lt;&gt;&quot;&quot;);[.$C66];&quot;&quot;)">
            <text:p/>
          </table:table-cell>
          <table:table-cell table:formula="of:=IF(AND([.$B66]=[.L$2];[.$I66]&lt;&gt;&quot;&quot;);[.$C66];&quot;&quot;)" office:value-type="float" office:value="6.76335">
            <text:p>6,76</text:p>
          </table:table-cell>
          <table:table-cell table:formula="of:=IF(AND([.$B66]=[.M$2];[.$I66]&lt;&gt;&quot;&quot;);[.$C66];&quot;&quot;)">
            <text:p/>
          </table:table-cell>
          <table:table-cell table:formula="of:=IF(AND([.$B66]=[.N$2];[.$I66]&lt;&gt;&quot;&quot;);[.$C66];&quot;&quot;)">
            <text:p/>
          </table:table-cell>
          <table:table-cell table:formula="of:=IF(AND([.$B66]=[.O$2];[.$I66]&lt;&gt;&quot;&quot;);[.$C66];&quot;&quot;)">
            <text:p/>
          </table:table-cell>
          <table:table-cell table:style-name="ce11" table:formula="of:=IF(AND([.$B66]=[.P$2];[.$I66]&lt;&gt;&quot;&quot;);[.$E66];&quot;&quot;)">
            <text:p/>
          </table:table-cell>
          <table:table-cell table:style-name="ce11" table:formula="of:=IF(AND([.$B66]=[.Q$2];[.$I66]&lt;&gt;&quot;&quot;);[.$E66];&quot;&quot;)">
            <text:p/>
          </table:table-cell>
          <table:table-cell table:style-name="ce11" table:formula="of:=IF(AND([.$B66]=[.R$2];[.$I66]&lt;&gt;&quot;&quot;);[.$E66];&quot;&quot;)" office:value-type="float" office:value="101.616">
            <text:p>101,62</text:p>
          </table:table-cell>
          <table:table-cell table:style-name="ce11" table:formula="of:=IF(AND([.$B66]=[.S$2];[.$I66]&lt;&gt;&quot;&quot;);[.$E66];&quot;&quot;)">
            <text:p/>
          </table:table-cell>
          <table:table-cell table:style-name="ce11" table:formula="of:=IF(AND([.$B66]=[.T$2];[.$I66]&lt;&gt;&quot;&quot;);[.$E66];&quot;&quot;)">
            <text:p/>
          </table:table-cell>
          <table:table-cell table:style-name="ce11" table:formula="of:=IF(AND([.$B66]=[.U$2];[.$I66]&lt;&gt;&quot;&quot;);[.$E66];&quot;&quot;)">
            <text:p/>
          </table:table-cell>
          <table:table-cell table:style-name="ce17" table:formula="of:=IF(AND([.$B66]=[.V$2];[.$I66]&lt;&gt;&quot;&quot;);[.$G66];&quot;&quot;)">
            <text:p/>
          </table:table-cell>
          <table:table-cell table:style-name="ce17" table:formula="of:=IF(AND([.$B66]=[.W$2];[.$I66]&lt;&gt;&quot;&quot;);[.$G66];&quot;&quot;)">
            <text:p/>
          </table:table-cell>
          <table:table-cell table:style-name="ce17" table:formula="of:=IF(AND([.$B66]=[.X$2];[.$I66]&lt;&gt;&quot;&quot;);[.$G66];&quot;&quot;)" office:value-type="float" office:value="192.172">
            <text:p>192,17</text:p>
          </table:table-cell>
          <table:table-cell table:style-name="ce17" table:formula="of:=IF(AND([.$B66]=[.Y$2];[.$I66]&lt;&gt;&quot;&quot;);[.$G66];&quot;&quot;)">
            <text:p/>
          </table:table-cell>
          <table:table-cell table:style-name="ce17" table:formula="of:=IF(AND([.$B66]=[.Z$2];[.$I66]&lt;&gt;&quot;&quot;);[.$G66];&quot;&quot;)">
            <text:p/>
          </table:table-cell>
          <table:table-cell table:style-name="ce17" table:formula="of:=IF(AND([.$B66]=[.AA$2];[.$I66]&lt;&gt;&quot;&quot;);[.$G66];&quot;&quot;)">
            <text:p/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7]=[.J$2];[.$I67]&lt;&gt;&quot;&quot;);[.$C67];&quot;&quot;)">
            <text:p/>
          </table:table-cell>
          <table:table-cell table:formula="of:=IF(AND([.$B67]=[.K$2];[.$I67]&lt;&gt;&quot;&quot;);[.$C67];&quot;&quot;)">
            <text:p/>
          </table:table-cell>
          <table:table-cell table:formula="of:=IF(AND([.$B67]=[.L$2];[.$I67]&lt;&gt;&quot;&quot;);[.$C67];&quot;&quot;)">
            <text:p/>
          </table:table-cell>
          <table:table-cell table:formula="of:=IF(AND([.$B67]=[.M$2];[.$I67]&lt;&gt;&quot;&quot;);[.$C67];&quot;&quot;)">
            <text:p/>
          </table:table-cell>
          <table:table-cell table:formula="of:=IF(AND([.$B67]=[.N$2];[.$I67]&lt;&gt;&quot;&quot;);[.$C67];&quot;&quot;)">
            <text:p/>
          </table:table-cell>
          <table:table-cell table:formula="of:=IF(AND([.$B67]=[.O$2];[.$I67]&lt;&gt;&quot;&quot;);[.$C67];&quot;&quot;)">
            <text:p/>
          </table:table-cell>
          <table:table-cell table:style-name="ce11" table:formula="of:=IF(AND([.$B67]=[.P$2];[.$I67]&lt;&gt;&quot;&quot;);[.$E67];&quot;&quot;)">
            <text:p/>
          </table:table-cell>
          <table:table-cell table:style-name="ce11" table:formula="of:=IF(AND([.$B67]=[.Q$2];[.$I67]&lt;&gt;&quot;&quot;);[.$E67];&quot;&quot;)">
            <text:p/>
          </table:table-cell>
          <table:table-cell table:style-name="ce11" table:formula="of:=IF(AND([.$B67]=[.R$2];[.$I67]&lt;&gt;&quot;&quot;);[.$E67];&quot;&quot;)">
            <text:p/>
          </table:table-cell>
          <table:table-cell table:style-name="ce11" table:formula="of:=IF(AND([.$B67]=[.S$2];[.$I67]&lt;&gt;&quot;&quot;);[.$E67];&quot;&quot;)">
            <text:p/>
          </table:table-cell>
          <table:table-cell table:style-name="ce11" table:formula="of:=IF(AND([.$B67]=[.T$2];[.$I67]&lt;&gt;&quot;&quot;);[.$E67];&quot;&quot;)">
            <text:p/>
          </table:table-cell>
          <table:table-cell table:style-name="ce11" table:formula="of:=IF(AND([.$B67]=[.U$2];[.$I67]&lt;&gt;&quot;&quot;);[.$E67];&quot;&quot;)">
            <text:p/>
          </table:table-cell>
          <table:table-cell table:style-name="ce17" table:formula="of:=IF(AND([.$B67]=[.V$2];[.$I67]&lt;&gt;&quot;&quot;);[.$G67];&quot;&quot;)">
            <text:p/>
          </table:table-cell>
          <table:table-cell table:style-name="ce17" table:formula="of:=IF(AND([.$B67]=[.W$2];[.$I67]&lt;&gt;&quot;&quot;);[.$G67];&quot;&quot;)">
            <text:p/>
          </table:table-cell>
          <table:table-cell table:style-name="ce17" table:formula="of:=IF(AND([.$B67]=[.X$2];[.$I67]&lt;&gt;&quot;&quot;);[.$G67];&quot;&quot;)">
            <text:p/>
          </table:table-cell>
          <table:table-cell table:style-name="ce17" table:formula="of:=IF(AND([.$B67]=[.Y$2];[.$I67]&lt;&gt;&quot;&quot;);[.$G67];&quot;&quot;)">
            <text:p/>
          </table:table-cell>
          <table:table-cell table:style-name="ce17" table:formula="of:=IF(AND([.$B67]=[.Z$2];[.$I67]&lt;&gt;&quot;&quot;);[.$G67];&quot;&quot;)">
            <text:p/>
          </table:table-cell>
          <table:table-cell table:style-name="ce17" table:formula="of:=IF(AND([.$B67]=[.AA$2];[.$I67]&lt;&gt;&quot;&quot;);[.$G67];&quot;&quot;)">
            <text:p/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4684">
            <text:p>12,4684</text:p>
          </table:table-cell>
          <table:table-cell table:style-name="Default" office:value-type="float" office:value="7.36657">
            <text:p>7,36657</text:p>
          </table:table-cell>
          <table:table-cell table:style-name="Default" office:value-type="float" office:value="115.942">
            <text:p>115,942</text:p>
          </table:table-cell>
          <table:table-cell table:style-name="Default" office:value-type="float" office:value="933.224">
            <text:p>933,224</text:p>
          </table:table-cell>
          <table:table-cell table:style-name="Default" office:value-type="float" office:value="173.507">
            <text:p>173,507</text:p>
          </table:table-cell>
          <table:table-cell table:style-name="Default" office:value-type="float" office:value="739.835">
            <text:p>739,835</text:p>
          </table:table-cell>
          <table:table-cell table:style-name="Default" office:value-type="string">
            <text:p>/home/ramiro/Imagens/faces/066.jpg</text:p>
          </table:table-cell>
          <table:table-cell table:formula="of:=IF(AND([.$B68]=[.J$2];[.$I68]&lt;&gt;&quot;&quot;);[.$C68];&quot;&quot;)">
            <text:p/>
          </table:table-cell>
          <table:table-cell table:formula="of:=IF(AND([.$B68]=[.K$2];[.$I68]&lt;&gt;&quot;&quot;);[.$C68];&quot;&quot;)" office:value-type="float" office:value="12.4684">
            <text:p>12,47</text:p>
          </table:table-cell>
          <table:table-cell table:formula="of:=IF(AND([.$B68]=[.L$2];[.$I68]&lt;&gt;&quot;&quot;);[.$C68];&quot;&quot;)">
            <text:p/>
          </table:table-cell>
          <table:table-cell table:formula="of:=IF(AND([.$B68]=[.M$2];[.$I68]&lt;&gt;&quot;&quot;);[.$C68];&quot;&quot;)">
            <text:p/>
          </table:table-cell>
          <table:table-cell table:formula="of:=IF(AND([.$B68]=[.N$2];[.$I68]&lt;&gt;&quot;&quot;);[.$C68];&quot;&quot;)">
            <text:p/>
          </table:table-cell>
          <table:table-cell table:formula="of:=IF(AND([.$B68]=[.O$2];[.$I68]&lt;&gt;&quot;&quot;);[.$C68];&quot;&quot;)">
            <text:p/>
          </table:table-cell>
          <table:table-cell table:style-name="ce11" table:formula="of:=IF(AND([.$B68]=[.P$2];[.$I68]&lt;&gt;&quot;&quot;);[.$E68];&quot;&quot;)">
            <text:p/>
          </table:table-cell>
          <table:table-cell table:style-name="ce11" table:formula="of:=IF(AND([.$B68]=[.Q$2];[.$I68]&lt;&gt;&quot;&quot;);[.$E68];&quot;&quot;)" office:value-type="float" office:value="115.942">
            <text:p>115,94</text:p>
          </table:table-cell>
          <table:table-cell table:style-name="ce11" table:formula="of:=IF(AND([.$B68]=[.R$2];[.$I68]&lt;&gt;&quot;&quot;);[.$E68];&quot;&quot;)">
            <text:p/>
          </table:table-cell>
          <table:table-cell table:style-name="ce11" table:formula="of:=IF(AND([.$B68]=[.S$2];[.$I68]&lt;&gt;&quot;&quot;);[.$E68];&quot;&quot;)">
            <text:p/>
          </table:table-cell>
          <table:table-cell table:style-name="ce11" table:formula="of:=IF(AND([.$B68]=[.T$2];[.$I68]&lt;&gt;&quot;&quot;);[.$E68];&quot;&quot;)">
            <text:p/>
          </table:table-cell>
          <table:table-cell table:style-name="ce11" table:formula="of:=IF(AND([.$B68]=[.U$2];[.$I68]&lt;&gt;&quot;&quot;);[.$E68];&quot;&quot;)">
            <text:p/>
          </table:table-cell>
          <table:table-cell table:style-name="ce17" table:formula="of:=IF(AND([.$B68]=[.V$2];[.$I68]&lt;&gt;&quot;&quot;);[.$G68];&quot;&quot;)">
            <text:p/>
          </table:table-cell>
          <table:table-cell table:style-name="ce17" table:formula="of:=IF(AND([.$B68]=[.W$2];[.$I68]&lt;&gt;&quot;&quot;);[.$G68];&quot;&quot;)" office:value-type="float" office:value="173.507">
            <text:p>173,51</text:p>
          </table:table-cell>
          <table:table-cell table:style-name="ce17" table:formula="of:=IF(AND([.$B68]=[.X$2];[.$I68]&lt;&gt;&quot;&quot;);[.$G68];&quot;&quot;)">
            <text:p/>
          </table:table-cell>
          <table:table-cell table:style-name="ce17" table:formula="of:=IF(AND([.$B68]=[.Y$2];[.$I68]&lt;&gt;&quot;&quot;);[.$G68];&quot;&quot;)">
            <text:p/>
          </table:table-cell>
          <table:table-cell table:style-name="ce17" table:formula="of:=IF(AND([.$B68]=[.Z$2];[.$I68]&lt;&gt;&quot;&quot;);[.$G68];&quot;&quot;)">
            <text:p/>
          </table:table-cell>
          <table:table-cell table:style-name="ce17" table:formula="of:=IF(AND([.$B68]=[.AA$2];[.$I68]&lt;&gt;&quot;&quot;);[.$G68];&quot;&quot;)">
            <text:p/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67106">
            <text:p>8,67106</text:p>
          </table:table-cell>
          <table:table-cell table:style-name="Default" office:value-type="float" office:value="8.81271">
            <text:p>8,81271</text:p>
          </table:table-cell>
          <table:table-cell table:style-name="Default" office:value-type="float" office:value="138.765">
            <text:p>138,765</text:p>
          </table:table-cell>
          <table:table-cell table:style-name="Default" office:value-type="float" office:value="2485.22">
            <text:p>2485,22</text:p>
          </table:table-cell>
          <table:table-cell table:style-name="Default" office:value-type="float" office:value="169.401">
            <text:p>169,401</text:p>
          </table:table-cell>
          <table:table-cell table:style-name="Default" office:value-type="float" office:value="1479.13">
            <text:p>1479,13</text:p>
          </table:table-cell>
          <table:table-cell table:style-name="Default" office:value-type="string">
            <text:p>/home/ramiro/Imagens/faces/067.jpg</text:p>
          </table:table-cell>
          <table:table-cell table:formula="of:=IF(AND([.$B69]=[.J$2];[.$I69]&lt;&gt;&quot;&quot;);[.$C69];&quot;&quot;)">
            <text:p/>
          </table:table-cell>
          <table:table-cell table:formula="of:=IF(AND([.$B69]=[.K$2];[.$I69]&lt;&gt;&quot;&quot;);[.$C69];&quot;&quot;)" office:value-type="float" office:value="8.67106">
            <text:p>8,67</text:p>
          </table:table-cell>
          <table:table-cell table:formula="of:=IF(AND([.$B69]=[.L$2];[.$I69]&lt;&gt;&quot;&quot;);[.$C69];&quot;&quot;)">
            <text:p/>
          </table:table-cell>
          <table:table-cell table:formula="of:=IF(AND([.$B69]=[.M$2];[.$I69]&lt;&gt;&quot;&quot;);[.$C69];&quot;&quot;)">
            <text:p/>
          </table:table-cell>
          <table:table-cell table:formula="of:=IF(AND([.$B69]=[.N$2];[.$I69]&lt;&gt;&quot;&quot;);[.$C69];&quot;&quot;)">
            <text:p/>
          </table:table-cell>
          <table:table-cell table:formula="of:=IF(AND([.$B69]=[.O$2];[.$I69]&lt;&gt;&quot;&quot;);[.$C69];&quot;&quot;)">
            <text:p/>
          </table:table-cell>
          <table:table-cell table:style-name="ce11" table:formula="of:=IF(AND([.$B69]=[.P$2];[.$I69]&lt;&gt;&quot;&quot;);[.$E69];&quot;&quot;)">
            <text:p/>
          </table:table-cell>
          <table:table-cell table:style-name="ce11" table:formula="of:=IF(AND([.$B69]=[.Q$2];[.$I69]&lt;&gt;&quot;&quot;);[.$E69];&quot;&quot;)" office:value-type="float" office:value="138.765">
            <text:p>138,77</text:p>
          </table:table-cell>
          <table:table-cell table:style-name="ce11" table:formula="of:=IF(AND([.$B69]=[.R$2];[.$I69]&lt;&gt;&quot;&quot;);[.$E69];&quot;&quot;)">
            <text:p/>
          </table:table-cell>
          <table:table-cell table:style-name="ce11" table:formula="of:=IF(AND([.$B69]=[.S$2];[.$I69]&lt;&gt;&quot;&quot;);[.$E69];&quot;&quot;)">
            <text:p/>
          </table:table-cell>
          <table:table-cell table:style-name="ce11" table:formula="of:=IF(AND([.$B69]=[.T$2];[.$I69]&lt;&gt;&quot;&quot;);[.$E69];&quot;&quot;)">
            <text:p/>
          </table:table-cell>
          <table:table-cell table:style-name="ce11" table:formula="of:=IF(AND([.$B69]=[.U$2];[.$I69]&lt;&gt;&quot;&quot;);[.$E69];&quot;&quot;)">
            <text:p/>
          </table:table-cell>
          <table:table-cell table:style-name="ce17" table:formula="of:=IF(AND([.$B69]=[.V$2];[.$I69]&lt;&gt;&quot;&quot;);[.$G69];&quot;&quot;)">
            <text:p/>
          </table:table-cell>
          <table:table-cell table:style-name="ce17" table:formula="of:=IF(AND([.$B69]=[.W$2];[.$I69]&lt;&gt;&quot;&quot;);[.$G69];&quot;&quot;)" office:value-type="float" office:value="169.401">
            <text:p>169,40</text:p>
          </table:table-cell>
          <table:table-cell table:style-name="ce17" table:formula="of:=IF(AND([.$B69]=[.X$2];[.$I69]&lt;&gt;&quot;&quot;);[.$G69];&quot;&quot;)">
            <text:p/>
          </table:table-cell>
          <table:table-cell table:style-name="ce17" table:formula="of:=IF(AND([.$B69]=[.Y$2];[.$I69]&lt;&gt;&quot;&quot;);[.$G69];&quot;&quot;)">
            <text:p/>
          </table:table-cell>
          <table:table-cell table:style-name="ce17" table:formula="of:=IF(AND([.$B69]=[.Z$2];[.$I69]&lt;&gt;&quot;&quot;);[.$G69];&quot;&quot;)">
            <text:p/>
          </table:table-cell>
          <table:table-cell table:style-name="ce17" table:formula="of:=IF(AND([.$B69]=[.AA$2];[.$I69]&lt;&gt;&quot;&quot;);[.$G69];&quot;&quot;)">
            <text:p/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1906">
            <text:p>12,1906</text:p>
          </table:table-cell>
          <table:table-cell table:style-name="Default" office:value-type="float" office:value="4.51106">
            <text:p>4,51106</text:p>
          </table:table-cell>
          <table:table-cell table:style-name="Default" office:value-type="float" office:value="130.495">
            <text:p>130,495</text:p>
          </table:table-cell>
          <table:table-cell table:style-name="Default" office:value-type="float" office:value="1147.3">
            <text:p>1147,3</text:p>
          </table:table-cell>
          <table:table-cell table:style-name="Default" office:value-type="float" office:value="109.166">
            <text:p>109,166</text:p>
          </table:table-cell>
          <table:table-cell table:style-name="Default" office:value-type="float" office:value="2886.07">
            <text:p>2886,07</text:p>
          </table:table-cell>
          <table:table-cell table:style-name="Default" office:value-type="string">
            <text:p>/home/ramiro/Imagens/faces/068.jpg</text:p>
          </table:table-cell>
          <table:table-cell table:formula="of:=IF(AND([.$B70]=[.J$2];[.$I70]&lt;&gt;&quot;&quot;);[.$C70];&quot;&quot;)">
            <text:p/>
          </table:table-cell>
          <table:table-cell table:formula="of:=IF(AND([.$B70]=[.K$2];[.$I70]&lt;&gt;&quot;&quot;);[.$C70];&quot;&quot;)" office:value-type="float" office:value="12.1906">
            <text:p>12,19</text:p>
          </table:table-cell>
          <table:table-cell table:formula="of:=IF(AND([.$B70]=[.L$2];[.$I70]&lt;&gt;&quot;&quot;);[.$C70];&quot;&quot;)">
            <text:p/>
          </table:table-cell>
          <table:table-cell table:formula="of:=IF(AND([.$B70]=[.M$2];[.$I70]&lt;&gt;&quot;&quot;);[.$C70];&quot;&quot;)">
            <text:p/>
          </table:table-cell>
          <table:table-cell table:formula="of:=IF(AND([.$B70]=[.N$2];[.$I70]&lt;&gt;&quot;&quot;);[.$C70];&quot;&quot;)">
            <text:p/>
          </table:table-cell>
          <table:table-cell table:formula="of:=IF(AND([.$B70]=[.O$2];[.$I70]&lt;&gt;&quot;&quot;);[.$C70];&quot;&quot;)">
            <text:p/>
          </table:table-cell>
          <table:table-cell table:style-name="ce11" table:formula="of:=IF(AND([.$B70]=[.P$2];[.$I70]&lt;&gt;&quot;&quot;);[.$E70];&quot;&quot;)">
            <text:p/>
          </table:table-cell>
          <table:table-cell table:style-name="ce11" table:formula="of:=IF(AND([.$B70]=[.Q$2];[.$I70]&lt;&gt;&quot;&quot;);[.$E70];&quot;&quot;)" office:value-type="float" office:value="130.495">
            <text:p>130,50</text:p>
          </table:table-cell>
          <table:table-cell table:style-name="ce11" table:formula="of:=IF(AND([.$B70]=[.R$2];[.$I70]&lt;&gt;&quot;&quot;);[.$E70];&quot;&quot;)">
            <text:p/>
          </table:table-cell>
          <table:table-cell table:style-name="ce11" table:formula="of:=IF(AND([.$B70]=[.S$2];[.$I70]&lt;&gt;&quot;&quot;);[.$E70];&quot;&quot;)">
            <text:p/>
          </table:table-cell>
          <table:table-cell table:style-name="ce11" table:formula="of:=IF(AND([.$B70]=[.T$2];[.$I70]&lt;&gt;&quot;&quot;);[.$E70];&quot;&quot;)">
            <text:p/>
          </table:table-cell>
          <table:table-cell table:style-name="ce11" table:formula="of:=IF(AND([.$B70]=[.U$2];[.$I70]&lt;&gt;&quot;&quot;);[.$E70];&quot;&quot;)">
            <text:p/>
          </table:table-cell>
          <table:table-cell table:style-name="ce17" table:formula="of:=IF(AND([.$B70]=[.V$2];[.$I70]&lt;&gt;&quot;&quot;);[.$G70];&quot;&quot;)">
            <text:p/>
          </table:table-cell>
          <table:table-cell table:style-name="ce17" table:formula="of:=IF(AND([.$B70]=[.W$2];[.$I70]&lt;&gt;&quot;&quot;);[.$G70];&quot;&quot;)" office:value-type="float" office:value="109.166">
            <text:p>109,17</text:p>
          </table:table-cell>
          <table:table-cell table:style-name="ce17" table:formula="of:=IF(AND([.$B70]=[.X$2];[.$I70]&lt;&gt;&quot;&quot;);[.$G70];&quot;&quot;)">
            <text:p/>
          </table:table-cell>
          <table:table-cell table:style-name="ce17" table:formula="of:=IF(AND([.$B70]=[.Y$2];[.$I70]&lt;&gt;&quot;&quot;);[.$G70];&quot;&quot;)">
            <text:p/>
          </table:table-cell>
          <table:table-cell table:style-name="ce17" table:formula="of:=IF(AND([.$B70]=[.Z$2];[.$I70]&lt;&gt;&quot;&quot;);[.$G70];&quot;&quot;)">
            <text:p/>
          </table:table-cell>
          <table:table-cell table:style-name="ce17" table:formula="of:=IF(AND([.$B70]=[.AA$2];[.$I70]&lt;&gt;&quot;&quot;);[.$G70];&quot;&quot;)">
            <text:p/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.938">
            <text:p>10,938</text:p>
          </table:table-cell>
          <table:table-cell table:style-name="Default" office:value-type="float" office:value="5.49732">
            <text:p>5,49732</text:p>
          </table:table-cell>
          <table:table-cell table:style-name="Default" office:value-type="float" office:value="129.674">
            <text:p>129,674</text:p>
          </table:table-cell>
          <table:table-cell table:style-name="Default" office:value-type="float" office:value="790.714">
            <text:p>790,714</text:p>
          </table:table-cell>
          <table:table-cell table:style-name="Default" office:value-type="float" office:value="166.75">
            <text:p>166,75</text:p>
          </table:table-cell>
          <table:table-cell table:style-name="Default" office:value-type="float" office:value="1499.28">
            <text:p>1499,28</text:p>
          </table:table-cell>
          <table:table-cell table:style-name="Default" office:value-type="string">
            <text:p>/home/ramiro/Imagens/faces/069.jpg</text:p>
          </table:table-cell>
          <table:table-cell table:formula="of:=IF(AND([.$B71]=[.J$2];[.$I71]&lt;&gt;&quot;&quot;);[.$C71];&quot;&quot;)">
            <text:p/>
          </table:table-cell>
          <table:table-cell table:formula="of:=IF(AND([.$B71]=[.K$2];[.$I71]&lt;&gt;&quot;&quot;);[.$C71];&quot;&quot;)" office:value-type="float" office:value="10.938">
            <text:p>10,94</text:p>
          </table:table-cell>
          <table:table-cell table:formula="of:=IF(AND([.$B71]=[.L$2];[.$I71]&lt;&gt;&quot;&quot;);[.$C71];&quot;&quot;)">
            <text:p/>
          </table:table-cell>
          <table:table-cell table:formula="of:=IF(AND([.$B71]=[.M$2];[.$I71]&lt;&gt;&quot;&quot;);[.$C71];&quot;&quot;)">
            <text:p/>
          </table:table-cell>
          <table:table-cell table:formula="of:=IF(AND([.$B71]=[.N$2];[.$I71]&lt;&gt;&quot;&quot;);[.$C71];&quot;&quot;)">
            <text:p/>
          </table:table-cell>
          <table:table-cell table:formula="of:=IF(AND([.$B71]=[.O$2];[.$I71]&lt;&gt;&quot;&quot;);[.$C71];&quot;&quot;)">
            <text:p/>
          </table:table-cell>
          <table:table-cell table:style-name="ce11" table:formula="of:=IF(AND([.$B71]=[.P$2];[.$I71]&lt;&gt;&quot;&quot;);[.$E71];&quot;&quot;)">
            <text:p/>
          </table:table-cell>
          <table:table-cell table:style-name="ce11" table:formula="of:=IF(AND([.$B71]=[.Q$2];[.$I71]&lt;&gt;&quot;&quot;);[.$E71];&quot;&quot;)" office:value-type="float" office:value="129.674">
            <text:p>129,67</text:p>
          </table:table-cell>
          <table:table-cell table:style-name="ce11" table:formula="of:=IF(AND([.$B71]=[.R$2];[.$I71]&lt;&gt;&quot;&quot;);[.$E71];&quot;&quot;)">
            <text:p/>
          </table:table-cell>
          <table:table-cell table:style-name="ce11" table:formula="of:=IF(AND([.$B71]=[.S$2];[.$I71]&lt;&gt;&quot;&quot;);[.$E71];&quot;&quot;)">
            <text:p/>
          </table:table-cell>
          <table:table-cell table:style-name="ce11" table:formula="of:=IF(AND([.$B71]=[.T$2];[.$I71]&lt;&gt;&quot;&quot;);[.$E71];&quot;&quot;)">
            <text:p/>
          </table:table-cell>
          <table:table-cell table:style-name="ce11" table:formula="of:=IF(AND([.$B71]=[.U$2];[.$I71]&lt;&gt;&quot;&quot;);[.$E71];&quot;&quot;)">
            <text:p/>
          </table:table-cell>
          <table:table-cell table:style-name="ce17" table:formula="of:=IF(AND([.$B71]=[.V$2];[.$I71]&lt;&gt;&quot;&quot;);[.$G71];&quot;&quot;)">
            <text:p/>
          </table:table-cell>
          <table:table-cell table:style-name="ce17" table:formula="of:=IF(AND([.$B71]=[.W$2];[.$I71]&lt;&gt;&quot;&quot;);[.$G71];&quot;&quot;)" office:value-type="float" office:value="166.75">
            <text:p>166,75</text:p>
          </table:table-cell>
          <table:table-cell table:style-name="ce17" table:formula="of:=IF(AND([.$B71]=[.X$2];[.$I71]&lt;&gt;&quot;&quot;);[.$G71];&quot;&quot;)">
            <text:p/>
          </table:table-cell>
          <table:table-cell table:style-name="ce17" table:formula="of:=IF(AND([.$B71]=[.Y$2];[.$I71]&lt;&gt;&quot;&quot;);[.$G71];&quot;&quot;)">
            <text:p/>
          </table:table-cell>
          <table:table-cell table:style-name="ce17" table:formula="of:=IF(AND([.$B71]=[.Z$2];[.$I71]&lt;&gt;&quot;&quot;);[.$G71];&quot;&quot;)">
            <text:p/>
          </table:table-cell>
          <table:table-cell table:style-name="ce17" table:formula="of:=IF(AND([.$B71]=[.AA$2];[.$I71]&lt;&gt;&quot;&quot;);[.$G71];&quot;&quot;)">
            <text:p/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2]=[.J$2];[.$I72]&lt;&gt;&quot;&quot;);[.$C72];&quot;&quot;)">
            <text:p/>
          </table:table-cell>
          <table:table-cell table:formula="of:=IF(AND([.$B72]=[.K$2];[.$I72]&lt;&gt;&quot;&quot;);[.$C72];&quot;&quot;)">
            <text:p/>
          </table:table-cell>
          <table:table-cell table:formula="of:=IF(AND([.$B72]=[.L$2];[.$I72]&lt;&gt;&quot;&quot;);[.$C72];&quot;&quot;)">
            <text:p/>
          </table:table-cell>
          <table:table-cell table:formula="of:=IF(AND([.$B72]=[.M$2];[.$I72]&lt;&gt;&quot;&quot;);[.$C72];&quot;&quot;)">
            <text:p/>
          </table:table-cell>
          <table:table-cell table:formula="of:=IF(AND([.$B72]=[.N$2];[.$I72]&lt;&gt;&quot;&quot;);[.$C72];&quot;&quot;)">
            <text:p/>
          </table:table-cell>
          <table:table-cell table:formula="of:=IF(AND([.$B72]=[.O$2];[.$I72]&lt;&gt;&quot;&quot;);[.$C72];&quot;&quot;)">
            <text:p/>
          </table:table-cell>
          <table:table-cell table:style-name="ce11" table:formula="of:=IF(AND([.$B72]=[.P$2];[.$I72]&lt;&gt;&quot;&quot;);[.$E72];&quot;&quot;)">
            <text:p/>
          </table:table-cell>
          <table:table-cell table:style-name="ce11" table:formula="of:=IF(AND([.$B72]=[.Q$2];[.$I72]&lt;&gt;&quot;&quot;);[.$E72];&quot;&quot;)">
            <text:p/>
          </table:table-cell>
          <table:table-cell table:style-name="ce11" table:formula="of:=IF(AND([.$B72]=[.R$2];[.$I72]&lt;&gt;&quot;&quot;);[.$E72];&quot;&quot;)">
            <text:p/>
          </table:table-cell>
          <table:table-cell table:style-name="ce11" table:formula="of:=IF(AND([.$B72]=[.S$2];[.$I72]&lt;&gt;&quot;&quot;);[.$E72];&quot;&quot;)">
            <text:p/>
          </table:table-cell>
          <table:table-cell table:style-name="ce11" table:formula="of:=IF(AND([.$B72]=[.T$2];[.$I72]&lt;&gt;&quot;&quot;);[.$E72];&quot;&quot;)">
            <text:p/>
          </table:table-cell>
          <table:table-cell table:style-name="ce11" table:formula="of:=IF(AND([.$B72]=[.U$2];[.$I72]&lt;&gt;&quot;&quot;);[.$E72];&quot;&quot;)">
            <text:p/>
          </table:table-cell>
          <table:table-cell table:style-name="ce17" table:formula="of:=IF(AND([.$B72]=[.V$2];[.$I72]&lt;&gt;&quot;&quot;);[.$G72];&quot;&quot;)">
            <text:p/>
          </table:table-cell>
          <table:table-cell table:style-name="ce17" table:formula="of:=IF(AND([.$B72]=[.W$2];[.$I72]&lt;&gt;&quot;&quot;);[.$G72];&quot;&quot;)">
            <text:p/>
          </table:table-cell>
          <table:table-cell table:style-name="ce17" table:formula="of:=IF(AND([.$B72]=[.X$2];[.$I72]&lt;&gt;&quot;&quot;);[.$G72];&quot;&quot;)">
            <text:p/>
          </table:table-cell>
          <table:table-cell table:style-name="ce17" table:formula="of:=IF(AND([.$B72]=[.Y$2];[.$I72]&lt;&gt;&quot;&quot;);[.$G72];&quot;&quot;)">
            <text:p/>
          </table:table-cell>
          <table:table-cell table:style-name="ce17" table:formula="of:=IF(AND([.$B72]=[.Z$2];[.$I72]&lt;&gt;&quot;&quot;);[.$G72];&quot;&quot;)">
            <text:p/>
          </table:table-cell>
          <table:table-cell table:style-name="ce17" table:formula="of:=IF(AND([.$B72]=[.AA$2];[.$I72]&lt;&gt;&quot;&quot;);[.$G72];&quot;&quot;)">
            <text:p/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3]=[.J$2];[.$I73]&lt;&gt;&quot;&quot;);[.$C73];&quot;&quot;)">
            <text:p/>
          </table:table-cell>
          <table:table-cell table:formula="of:=IF(AND([.$B73]=[.K$2];[.$I73]&lt;&gt;&quot;&quot;);[.$C73];&quot;&quot;)">
            <text:p/>
          </table:table-cell>
          <table:table-cell table:formula="of:=IF(AND([.$B73]=[.L$2];[.$I73]&lt;&gt;&quot;&quot;);[.$C73];&quot;&quot;)">
            <text:p/>
          </table:table-cell>
          <table:table-cell table:formula="of:=IF(AND([.$B73]=[.M$2];[.$I73]&lt;&gt;&quot;&quot;);[.$C73];&quot;&quot;)">
            <text:p/>
          </table:table-cell>
          <table:table-cell table:formula="of:=IF(AND([.$B73]=[.N$2];[.$I73]&lt;&gt;&quot;&quot;);[.$C73];&quot;&quot;)">
            <text:p/>
          </table:table-cell>
          <table:table-cell table:formula="of:=IF(AND([.$B73]=[.O$2];[.$I73]&lt;&gt;&quot;&quot;);[.$C73];&quot;&quot;)">
            <text:p/>
          </table:table-cell>
          <table:table-cell table:style-name="ce11" table:formula="of:=IF(AND([.$B73]=[.P$2];[.$I73]&lt;&gt;&quot;&quot;);[.$E73];&quot;&quot;)">
            <text:p/>
          </table:table-cell>
          <table:table-cell table:style-name="ce11" table:formula="of:=IF(AND([.$B73]=[.Q$2];[.$I73]&lt;&gt;&quot;&quot;);[.$E73];&quot;&quot;)">
            <text:p/>
          </table:table-cell>
          <table:table-cell table:style-name="ce11" table:formula="of:=IF(AND([.$B73]=[.R$2];[.$I73]&lt;&gt;&quot;&quot;);[.$E73];&quot;&quot;)">
            <text:p/>
          </table:table-cell>
          <table:table-cell table:style-name="ce11" table:formula="of:=IF(AND([.$B73]=[.S$2];[.$I73]&lt;&gt;&quot;&quot;);[.$E73];&quot;&quot;)">
            <text:p/>
          </table:table-cell>
          <table:table-cell table:style-name="ce11" table:formula="of:=IF(AND([.$B73]=[.T$2];[.$I73]&lt;&gt;&quot;&quot;);[.$E73];&quot;&quot;)">
            <text:p/>
          </table:table-cell>
          <table:table-cell table:style-name="ce11" table:formula="of:=IF(AND([.$B73]=[.U$2];[.$I73]&lt;&gt;&quot;&quot;);[.$E73];&quot;&quot;)">
            <text:p/>
          </table:table-cell>
          <table:table-cell table:style-name="ce17" table:formula="of:=IF(AND([.$B73]=[.V$2];[.$I73]&lt;&gt;&quot;&quot;);[.$G73];&quot;&quot;)">
            <text:p/>
          </table:table-cell>
          <table:table-cell table:style-name="ce17" table:formula="of:=IF(AND([.$B73]=[.W$2];[.$I73]&lt;&gt;&quot;&quot;);[.$G73];&quot;&quot;)">
            <text:p/>
          </table:table-cell>
          <table:table-cell table:style-name="ce17" table:formula="of:=IF(AND([.$B73]=[.X$2];[.$I73]&lt;&gt;&quot;&quot;);[.$G73];&quot;&quot;)">
            <text:p/>
          </table:table-cell>
          <table:table-cell table:style-name="ce17" table:formula="of:=IF(AND([.$B73]=[.Y$2];[.$I73]&lt;&gt;&quot;&quot;);[.$G73];&quot;&quot;)">
            <text:p/>
          </table:table-cell>
          <table:table-cell table:style-name="ce17" table:formula="of:=IF(AND([.$B73]=[.Z$2];[.$I73]&lt;&gt;&quot;&quot;);[.$G73];&quot;&quot;)">
            <text:p/>
          </table:table-cell>
          <table:table-cell table:style-name="ce17" table:formula="of:=IF(AND([.$B73]=[.AA$2];[.$I73]&lt;&gt;&quot;&quot;);[.$G73];&quot;&quot;)">
            <text:p/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4]=[.J$2];[.$I74]&lt;&gt;&quot;&quot;);[.$C74];&quot;&quot;)">
            <text:p/>
          </table:table-cell>
          <table:table-cell table:formula="of:=IF(AND([.$B74]=[.K$2];[.$I74]&lt;&gt;&quot;&quot;);[.$C74];&quot;&quot;)">
            <text:p/>
          </table:table-cell>
          <table:table-cell table:formula="of:=IF(AND([.$B74]=[.L$2];[.$I74]&lt;&gt;&quot;&quot;);[.$C74];&quot;&quot;)">
            <text:p/>
          </table:table-cell>
          <table:table-cell table:formula="of:=IF(AND([.$B74]=[.M$2];[.$I74]&lt;&gt;&quot;&quot;);[.$C74];&quot;&quot;)">
            <text:p/>
          </table:table-cell>
          <table:table-cell table:formula="of:=IF(AND([.$B74]=[.N$2];[.$I74]&lt;&gt;&quot;&quot;);[.$C74];&quot;&quot;)">
            <text:p/>
          </table:table-cell>
          <table:table-cell table:formula="of:=IF(AND([.$B74]=[.O$2];[.$I74]&lt;&gt;&quot;&quot;);[.$C74];&quot;&quot;)">
            <text:p/>
          </table:table-cell>
          <table:table-cell table:style-name="ce11" table:formula="of:=IF(AND([.$B74]=[.P$2];[.$I74]&lt;&gt;&quot;&quot;);[.$E74];&quot;&quot;)">
            <text:p/>
          </table:table-cell>
          <table:table-cell table:style-name="ce11" table:formula="of:=IF(AND([.$B74]=[.Q$2];[.$I74]&lt;&gt;&quot;&quot;);[.$E74];&quot;&quot;)">
            <text:p/>
          </table:table-cell>
          <table:table-cell table:style-name="ce11" table:formula="of:=IF(AND([.$B74]=[.R$2];[.$I74]&lt;&gt;&quot;&quot;);[.$E74];&quot;&quot;)">
            <text:p/>
          </table:table-cell>
          <table:table-cell table:style-name="ce11" table:formula="of:=IF(AND([.$B74]=[.S$2];[.$I74]&lt;&gt;&quot;&quot;);[.$E74];&quot;&quot;)">
            <text:p/>
          </table:table-cell>
          <table:table-cell table:style-name="ce11" table:formula="of:=IF(AND([.$B74]=[.T$2];[.$I74]&lt;&gt;&quot;&quot;);[.$E74];&quot;&quot;)">
            <text:p/>
          </table:table-cell>
          <table:table-cell table:style-name="ce11" table:formula="of:=IF(AND([.$B74]=[.U$2];[.$I74]&lt;&gt;&quot;&quot;);[.$E74];&quot;&quot;)">
            <text:p/>
          </table:table-cell>
          <table:table-cell table:style-name="ce17" table:formula="of:=IF(AND([.$B74]=[.V$2];[.$I74]&lt;&gt;&quot;&quot;);[.$G74];&quot;&quot;)">
            <text:p/>
          </table:table-cell>
          <table:table-cell table:style-name="ce17" table:formula="of:=IF(AND([.$B74]=[.W$2];[.$I74]&lt;&gt;&quot;&quot;);[.$G74];&quot;&quot;)">
            <text:p/>
          </table:table-cell>
          <table:table-cell table:style-name="ce17" table:formula="of:=IF(AND([.$B74]=[.X$2];[.$I74]&lt;&gt;&quot;&quot;);[.$G74];&quot;&quot;)">
            <text:p/>
          </table:table-cell>
          <table:table-cell table:style-name="ce17" table:formula="of:=IF(AND([.$B74]=[.Y$2];[.$I74]&lt;&gt;&quot;&quot;);[.$G74];&quot;&quot;)">
            <text:p/>
          </table:table-cell>
          <table:table-cell table:style-name="ce17" table:formula="of:=IF(AND([.$B74]=[.Z$2];[.$I74]&lt;&gt;&quot;&quot;);[.$G74];&quot;&quot;)">
            <text:p/>
          </table:table-cell>
          <table:table-cell table:style-name="ce17" table:formula="of:=IF(AND([.$B74]=[.AA$2];[.$I74]&lt;&gt;&quot;&quot;);[.$G74];&quot;&quot;)">
            <text:p/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5]=[.J$2];[.$I75]&lt;&gt;&quot;&quot;);[.$C75];&quot;&quot;)">
            <text:p/>
          </table:table-cell>
          <table:table-cell table:formula="of:=IF(AND([.$B75]=[.K$2];[.$I75]&lt;&gt;&quot;&quot;);[.$C75];&quot;&quot;)">
            <text:p/>
          </table:table-cell>
          <table:table-cell table:formula="of:=IF(AND([.$B75]=[.L$2];[.$I75]&lt;&gt;&quot;&quot;);[.$C75];&quot;&quot;)">
            <text:p/>
          </table:table-cell>
          <table:table-cell table:formula="of:=IF(AND([.$B75]=[.M$2];[.$I75]&lt;&gt;&quot;&quot;);[.$C75];&quot;&quot;)">
            <text:p/>
          </table:table-cell>
          <table:table-cell table:formula="of:=IF(AND([.$B75]=[.N$2];[.$I75]&lt;&gt;&quot;&quot;);[.$C75];&quot;&quot;)">
            <text:p/>
          </table:table-cell>
          <table:table-cell table:formula="of:=IF(AND([.$B75]=[.O$2];[.$I75]&lt;&gt;&quot;&quot;);[.$C75];&quot;&quot;)">
            <text:p/>
          </table:table-cell>
          <table:table-cell table:style-name="ce11" table:formula="of:=IF(AND([.$B75]=[.P$2];[.$I75]&lt;&gt;&quot;&quot;);[.$E75];&quot;&quot;)">
            <text:p/>
          </table:table-cell>
          <table:table-cell table:style-name="ce11" table:formula="of:=IF(AND([.$B75]=[.Q$2];[.$I75]&lt;&gt;&quot;&quot;);[.$E75];&quot;&quot;)">
            <text:p/>
          </table:table-cell>
          <table:table-cell table:style-name="ce11" table:formula="of:=IF(AND([.$B75]=[.R$2];[.$I75]&lt;&gt;&quot;&quot;);[.$E75];&quot;&quot;)">
            <text:p/>
          </table:table-cell>
          <table:table-cell table:style-name="ce11" table:formula="of:=IF(AND([.$B75]=[.S$2];[.$I75]&lt;&gt;&quot;&quot;);[.$E75];&quot;&quot;)">
            <text:p/>
          </table:table-cell>
          <table:table-cell table:style-name="ce11" table:formula="of:=IF(AND([.$B75]=[.T$2];[.$I75]&lt;&gt;&quot;&quot;);[.$E75];&quot;&quot;)">
            <text:p/>
          </table:table-cell>
          <table:table-cell table:style-name="ce11" table:formula="of:=IF(AND([.$B75]=[.U$2];[.$I75]&lt;&gt;&quot;&quot;);[.$E75];&quot;&quot;)">
            <text:p/>
          </table:table-cell>
          <table:table-cell table:style-name="ce17" table:formula="of:=IF(AND([.$B75]=[.V$2];[.$I75]&lt;&gt;&quot;&quot;);[.$G75];&quot;&quot;)">
            <text:p/>
          </table:table-cell>
          <table:table-cell table:style-name="ce17" table:formula="of:=IF(AND([.$B75]=[.W$2];[.$I75]&lt;&gt;&quot;&quot;);[.$G75];&quot;&quot;)">
            <text:p/>
          </table:table-cell>
          <table:table-cell table:style-name="ce17" table:formula="of:=IF(AND([.$B75]=[.X$2];[.$I75]&lt;&gt;&quot;&quot;);[.$G75];&quot;&quot;)">
            <text:p/>
          </table:table-cell>
          <table:table-cell table:style-name="ce17" table:formula="of:=IF(AND([.$B75]=[.Y$2];[.$I75]&lt;&gt;&quot;&quot;);[.$G75];&quot;&quot;)">
            <text:p/>
          </table:table-cell>
          <table:table-cell table:style-name="ce17" table:formula="of:=IF(AND([.$B75]=[.Z$2];[.$I75]&lt;&gt;&quot;&quot;);[.$G75];&quot;&quot;)">
            <text:p/>
          </table:table-cell>
          <table:table-cell table:style-name="ce17" table:formula="of:=IF(AND([.$B75]=[.AA$2];[.$I75]&lt;&gt;&quot;&quot;);[.$G75];&quot;&quot;)">
            <text:p/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6]=[.J$2];[.$I76]&lt;&gt;&quot;&quot;);[.$C76];&quot;&quot;)">
            <text:p/>
          </table:table-cell>
          <table:table-cell table:formula="of:=IF(AND([.$B76]=[.K$2];[.$I76]&lt;&gt;&quot;&quot;);[.$C76];&quot;&quot;)">
            <text:p/>
          </table:table-cell>
          <table:table-cell table:formula="of:=IF(AND([.$B76]=[.L$2];[.$I76]&lt;&gt;&quot;&quot;);[.$C76];&quot;&quot;)">
            <text:p/>
          </table:table-cell>
          <table:table-cell table:formula="of:=IF(AND([.$B76]=[.M$2];[.$I76]&lt;&gt;&quot;&quot;);[.$C76];&quot;&quot;)">
            <text:p/>
          </table:table-cell>
          <table:table-cell table:formula="of:=IF(AND([.$B76]=[.N$2];[.$I76]&lt;&gt;&quot;&quot;);[.$C76];&quot;&quot;)">
            <text:p/>
          </table:table-cell>
          <table:table-cell table:formula="of:=IF(AND([.$B76]=[.O$2];[.$I76]&lt;&gt;&quot;&quot;);[.$C76];&quot;&quot;)">
            <text:p/>
          </table:table-cell>
          <table:table-cell table:style-name="ce11" table:formula="of:=IF(AND([.$B76]=[.P$2];[.$I76]&lt;&gt;&quot;&quot;);[.$E76];&quot;&quot;)">
            <text:p/>
          </table:table-cell>
          <table:table-cell table:style-name="ce11" table:formula="of:=IF(AND([.$B76]=[.Q$2];[.$I76]&lt;&gt;&quot;&quot;);[.$E76];&quot;&quot;)">
            <text:p/>
          </table:table-cell>
          <table:table-cell table:style-name="ce11" table:formula="of:=IF(AND([.$B76]=[.R$2];[.$I76]&lt;&gt;&quot;&quot;);[.$E76];&quot;&quot;)">
            <text:p/>
          </table:table-cell>
          <table:table-cell table:style-name="ce11" table:formula="of:=IF(AND([.$B76]=[.S$2];[.$I76]&lt;&gt;&quot;&quot;);[.$E76];&quot;&quot;)">
            <text:p/>
          </table:table-cell>
          <table:table-cell table:style-name="ce11" table:formula="of:=IF(AND([.$B76]=[.T$2];[.$I76]&lt;&gt;&quot;&quot;);[.$E76];&quot;&quot;)">
            <text:p/>
          </table:table-cell>
          <table:table-cell table:style-name="ce11" table:formula="of:=IF(AND([.$B76]=[.U$2];[.$I76]&lt;&gt;&quot;&quot;);[.$E76];&quot;&quot;)">
            <text:p/>
          </table:table-cell>
          <table:table-cell table:style-name="ce17" table:formula="of:=IF(AND([.$B76]=[.V$2];[.$I76]&lt;&gt;&quot;&quot;);[.$G76];&quot;&quot;)">
            <text:p/>
          </table:table-cell>
          <table:table-cell table:style-name="ce17" table:formula="of:=IF(AND([.$B76]=[.W$2];[.$I76]&lt;&gt;&quot;&quot;);[.$G76];&quot;&quot;)">
            <text:p/>
          </table:table-cell>
          <table:table-cell table:style-name="ce17" table:formula="of:=IF(AND([.$B76]=[.X$2];[.$I76]&lt;&gt;&quot;&quot;);[.$G76];&quot;&quot;)">
            <text:p/>
          </table:table-cell>
          <table:table-cell table:style-name="ce17" table:formula="of:=IF(AND([.$B76]=[.Y$2];[.$I76]&lt;&gt;&quot;&quot;);[.$G76];&quot;&quot;)">
            <text:p/>
          </table:table-cell>
          <table:table-cell table:style-name="ce17" table:formula="of:=IF(AND([.$B76]=[.Z$2];[.$I76]&lt;&gt;&quot;&quot;);[.$G76];&quot;&quot;)">
            <text:p/>
          </table:table-cell>
          <table:table-cell table:style-name="ce17" table:formula="of:=IF(AND([.$B76]=[.AA$2];[.$I76]&lt;&gt;&quot;&quot;);[.$G76];&quot;&quot;)">
            <text:p/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7]=[.J$2];[.$I77]&lt;&gt;&quot;&quot;);[.$C77];&quot;&quot;)">
            <text:p/>
          </table:table-cell>
          <table:table-cell table:formula="of:=IF(AND([.$B77]=[.K$2];[.$I77]&lt;&gt;&quot;&quot;);[.$C77];&quot;&quot;)">
            <text:p/>
          </table:table-cell>
          <table:table-cell table:formula="of:=IF(AND([.$B77]=[.L$2];[.$I77]&lt;&gt;&quot;&quot;);[.$C77];&quot;&quot;)">
            <text:p/>
          </table:table-cell>
          <table:table-cell table:formula="of:=IF(AND([.$B77]=[.M$2];[.$I77]&lt;&gt;&quot;&quot;);[.$C77];&quot;&quot;)">
            <text:p/>
          </table:table-cell>
          <table:table-cell table:formula="of:=IF(AND([.$B77]=[.N$2];[.$I77]&lt;&gt;&quot;&quot;);[.$C77];&quot;&quot;)">
            <text:p/>
          </table:table-cell>
          <table:table-cell table:formula="of:=IF(AND([.$B77]=[.O$2];[.$I77]&lt;&gt;&quot;&quot;);[.$C77];&quot;&quot;)">
            <text:p/>
          </table:table-cell>
          <table:table-cell table:style-name="ce11" table:formula="of:=IF(AND([.$B77]=[.P$2];[.$I77]&lt;&gt;&quot;&quot;);[.$E77];&quot;&quot;)">
            <text:p/>
          </table:table-cell>
          <table:table-cell table:style-name="ce11" table:formula="of:=IF(AND([.$B77]=[.Q$2];[.$I77]&lt;&gt;&quot;&quot;);[.$E77];&quot;&quot;)">
            <text:p/>
          </table:table-cell>
          <table:table-cell table:style-name="ce11" table:formula="of:=IF(AND([.$B77]=[.R$2];[.$I77]&lt;&gt;&quot;&quot;);[.$E77];&quot;&quot;)">
            <text:p/>
          </table:table-cell>
          <table:table-cell table:style-name="ce11" table:formula="of:=IF(AND([.$B77]=[.S$2];[.$I77]&lt;&gt;&quot;&quot;);[.$E77];&quot;&quot;)">
            <text:p/>
          </table:table-cell>
          <table:table-cell table:style-name="ce11" table:formula="of:=IF(AND([.$B77]=[.T$2];[.$I77]&lt;&gt;&quot;&quot;);[.$E77];&quot;&quot;)">
            <text:p/>
          </table:table-cell>
          <table:table-cell table:style-name="ce11" table:formula="of:=IF(AND([.$B77]=[.U$2];[.$I77]&lt;&gt;&quot;&quot;);[.$E77];&quot;&quot;)">
            <text:p/>
          </table:table-cell>
          <table:table-cell table:style-name="ce17" table:formula="of:=IF(AND([.$B77]=[.V$2];[.$I77]&lt;&gt;&quot;&quot;);[.$G77];&quot;&quot;)">
            <text:p/>
          </table:table-cell>
          <table:table-cell table:style-name="ce17" table:formula="of:=IF(AND([.$B77]=[.W$2];[.$I77]&lt;&gt;&quot;&quot;);[.$G77];&quot;&quot;)">
            <text:p/>
          </table:table-cell>
          <table:table-cell table:style-name="ce17" table:formula="of:=IF(AND([.$B77]=[.X$2];[.$I77]&lt;&gt;&quot;&quot;);[.$G77];&quot;&quot;)">
            <text:p/>
          </table:table-cell>
          <table:table-cell table:style-name="ce17" table:formula="of:=IF(AND([.$B77]=[.Y$2];[.$I77]&lt;&gt;&quot;&quot;);[.$G77];&quot;&quot;)">
            <text:p/>
          </table:table-cell>
          <table:table-cell table:style-name="ce17" table:formula="of:=IF(AND([.$B77]=[.Z$2];[.$I77]&lt;&gt;&quot;&quot;);[.$G77];&quot;&quot;)">
            <text:p/>
          </table:table-cell>
          <table:table-cell table:style-name="ce17" table:formula="of:=IF(AND([.$B77]=[.AA$2];[.$I77]&lt;&gt;&quot;&quot;);[.$G77];&quot;&quot;)">
            <text:p/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8]=[.J$2];[.$I78]&lt;&gt;&quot;&quot;);[.$C78];&quot;&quot;)">
            <text:p/>
          </table:table-cell>
          <table:table-cell table:formula="of:=IF(AND([.$B78]=[.K$2];[.$I78]&lt;&gt;&quot;&quot;);[.$C78];&quot;&quot;)">
            <text:p/>
          </table:table-cell>
          <table:table-cell table:formula="of:=IF(AND([.$B78]=[.L$2];[.$I78]&lt;&gt;&quot;&quot;);[.$C78];&quot;&quot;)">
            <text:p/>
          </table:table-cell>
          <table:table-cell table:formula="of:=IF(AND([.$B78]=[.M$2];[.$I78]&lt;&gt;&quot;&quot;);[.$C78];&quot;&quot;)">
            <text:p/>
          </table:table-cell>
          <table:table-cell table:formula="of:=IF(AND([.$B78]=[.N$2];[.$I78]&lt;&gt;&quot;&quot;);[.$C78];&quot;&quot;)">
            <text:p/>
          </table:table-cell>
          <table:table-cell table:formula="of:=IF(AND([.$B78]=[.O$2];[.$I78]&lt;&gt;&quot;&quot;);[.$C78];&quot;&quot;)">
            <text:p/>
          </table:table-cell>
          <table:table-cell table:style-name="ce11" table:formula="of:=IF(AND([.$B78]=[.P$2];[.$I78]&lt;&gt;&quot;&quot;);[.$E78];&quot;&quot;)">
            <text:p/>
          </table:table-cell>
          <table:table-cell table:style-name="ce11" table:formula="of:=IF(AND([.$B78]=[.Q$2];[.$I78]&lt;&gt;&quot;&quot;);[.$E78];&quot;&quot;)">
            <text:p/>
          </table:table-cell>
          <table:table-cell table:style-name="ce11" table:formula="of:=IF(AND([.$B78]=[.R$2];[.$I78]&lt;&gt;&quot;&quot;);[.$E78];&quot;&quot;)">
            <text:p/>
          </table:table-cell>
          <table:table-cell table:style-name="ce11" table:formula="of:=IF(AND([.$B78]=[.S$2];[.$I78]&lt;&gt;&quot;&quot;);[.$E78];&quot;&quot;)">
            <text:p/>
          </table:table-cell>
          <table:table-cell table:style-name="ce11" table:formula="of:=IF(AND([.$B78]=[.T$2];[.$I78]&lt;&gt;&quot;&quot;);[.$E78];&quot;&quot;)">
            <text:p/>
          </table:table-cell>
          <table:table-cell table:style-name="ce11" table:formula="of:=IF(AND([.$B78]=[.U$2];[.$I78]&lt;&gt;&quot;&quot;);[.$E78];&quot;&quot;)">
            <text:p/>
          </table:table-cell>
          <table:table-cell table:style-name="ce17" table:formula="of:=IF(AND([.$B78]=[.V$2];[.$I78]&lt;&gt;&quot;&quot;);[.$G78];&quot;&quot;)">
            <text:p/>
          </table:table-cell>
          <table:table-cell table:style-name="ce17" table:formula="of:=IF(AND([.$B78]=[.W$2];[.$I78]&lt;&gt;&quot;&quot;);[.$G78];&quot;&quot;)">
            <text:p/>
          </table:table-cell>
          <table:table-cell table:style-name="ce17" table:formula="of:=IF(AND([.$B78]=[.X$2];[.$I78]&lt;&gt;&quot;&quot;);[.$G78];&quot;&quot;)">
            <text:p/>
          </table:table-cell>
          <table:table-cell table:style-name="ce17" table:formula="of:=IF(AND([.$B78]=[.Y$2];[.$I78]&lt;&gt;&quot;&quot;);[.$G78];&quot;&quot;)">
            <text:p/>
          </table:table-cell>
          <table:table-cell table:style-name="ce17" table:formula="of:=IF(AND([.$B78]=[.Z$2];[.$I78]&lt;&gt;&quot;&quot;);[.$G78];&quot;&quot;)">
            <text:p/>
          </table:table-cell>
          <table:table-cell table:style-name="ce17" table:formula="of:=IF(AND([.$B78]=[.AA$2];[.$I78]&lt;&gt;&quot;&quot;);[.$G78];&quot;&quot;)">
            <text:p/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6.75497">
            <text:p>6,75497</text:p>
          </table:table-cell>
          <table:table-cell table:style-name="Default" office:value-type="float" office:value="7.23135">
            <text:p>7,23135</text:p>
          </table:table-cell>
          <table:table-cell table:style-name="Default" office:value-type="float" office:value="99.965">
            <text:p>99,965</text:p>
          </table:table-cell>
          <table:table-cell table:style-name="Default" office:value-type="float" office:value="696.477">
            <text:p>696,477</text:p>
          </table:table-cell>
          <table:table-cell table:style-name="Default" office:value-type="float" office:value="166.441">
            <text:p>166,441</text:p>
          </table:table-cell>
          <table:table-cell table:style-name="Default" office:value-type="float" office:value="1173.23">
            <text:p>1173,23</text:p>
          </table:table-cell>
          <table:table-cell table:style-name="Default" office:value-type="string">
            <text:p>/home/ramiro/Imagens/faces/077.jpg</text:p>
          </table:table-cell>
          <table:table-cell table:formula="of:=IF(AND([.$B79]=[.J$2];[.$I79]&lt;&gt;&quot;&quot;);[.$C79];&quot;&quot;)">
            <text:p/>
          </table:table-cell>
          <table:table-cell table:formula="of:=IF(AND([.$B79]=[.K$2];[.$I79]&lt;&gt;&quot;&quot;);[.$C79];&quot;&quot;)">
            <text:p/>
          </table:table-cell>
          <table:table-cell table:formula="of:=IF(AND([.$B79]=[.L$2];[.$I79]&lt;&gt;&quot;&quot;);[.$C79];&quot;&quot;)">
            <text:p/>
          </table:table-cell>
          <table:table-cell table:formula="of:=IF(AND([.$B79]=[.M$2];[.$I79]&lt;&gt;&quot;&quot;);[.$C79];&quot;&quot;)" office:value-type="float" office:value="6.75497">
            <text:p>6,75</text:p>
          </table:table-cell>
          <table:table-cell table:formula="of:=IF(AND([.$B79]=[.N$2];[.$I79]&lt;&gt;&quot;&quot;);[.$C79];&quot;&quot;)">
            <text:p/>
          </table:table-cell>
          <table:table-cell table:formula="of:=IF(AND([.$B79]=[.O$2];[.$I79]&lt;&gt;&quot;&quot;);[.$C79];&quot;&quot;)">
            <text:p/>
          </table:table-cell>
          <table:table-cell table:style-name="ce11" table:formula="of:=IF(AND([.$B79]=[.P$2];[.$I79]&lt;&gt;&quot;&quot;);[.$E79];&quot;&quot;)">
            <text:p/>
          </table:table-cell>
          <table:table-cell table:style-name="ce11" table:formula="of:=IF(AND([.$B79]=[.Q$2];[.$I79]&lt;&gt;&quot;&quot;);[.$E79];&quot;&quot;)">
            <text:p/>
          </table:table-cell>
          <table:table-cell table:style-name="ce11" table:formula="of:=IF(AND([.$B79]=[.R$2];[.$I79]&lt;&gt;&quot;&quot;);[.$E79];&quot;&quot;)">
            <text:p/>
          </table:table-cell>
          <table:table-cell table:style-name="ce11" table:formula="of:=IF(AND([.$B79]=[.S$2];[.$I79]&lt;&gt;&quot;&quot;);[.$E79];&quot;&quot;)" office:value-type="float" office:value="99.965">
            <text:p>99,97</text:p>
          </table:table-cell>
          <table:table-cell table:style-name="ce11" table:formula="of:=IF(AND([.$B79]=[.T$2];[.$I79]&lt;&gt;&quot;&quot;);[.$E79];&quot;&quot;)">
            <text:p/>
          </table:table-cell>
          <table:table-cell table:style-name="ce11" table:formula="of:=IF(AND([.$B79]=[.U$2];[.$I79]&lt;&gt;&quot;&quot;);[.$E79];&quot;&quot;)">
            <text:p/>
          </table:table-cell>
          <table:table-cell table:style-name="ce17" table:formula="of:=IF(AND([.$B79]=[.V$2];[.$I79]&lt;&gt;&quot;&quot;);[.$G79];&quot;&quot;)">
            <text:p/>
          </table:table-cell>
          <table:table-cell table:style-name="ce17" table:formula="of:=IF(AND([.$B79]=[.W$2];[.$I79]&lt;&gt;&quot;&quot;);[.$G79];&quot;&quot;)">
            <text:p/>
          </table:table-cell>
          <table:table-cell table:style-name="ce17" table:formula="of:=IF(AND([.$B79]=[.X$2];[.$I79]&lt;&gt;&quot;&quot;);[.$G79];&quot;&quot;)">
            <text:p/>
          </table:table-cell>
          <table:table-cell table:style-name="ce17" table:formula="of:=IF(AND([.$B79]=[.Y$2];[.$I79]&lt;&gt;&quot;&quot;);[.$G79];&quot;&quot;)" office:value-type="float" office:value="166.441">
            <text:p>166,44</text:p>
          </table:table-cell>
          <table:table-cell table:style-name="ce17" table:formula="of:=IF(AND([.$B79]=[.Z$2];[.$I79]&lt;&gt;&quot;&quot;);[.$G79];&quot;&quot;)">
            <text:p/>
          </table:table-cell>
          <table:table-cell table:style-name="ce17" table:formula="of:=IF(AND([.$B79]=[.AA$2];[.$I79]&lt;&gt;&quot;&quot;);[.$G79];&quot;&quot;)">
            <text:p/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0]=[.J$2];[.$I80]&lt;&gt;&quot;&quot;);[.$C80];&quot;&quot;)">
            <text:p/>
          </table:table-cell>
          <table:table-cell table:formula="of:=IF(AND([.$B80]=[.K$2];[.$I80]&lt;&gt;&quot;&quot;);[.$C80];&quot;&quot;)">
            <text:p/>
          </table:table-cell>
          <table:table-cell table:formula="of:=IF(AND([.$B80]=[.L$2];[.$I80]&lt;&gt;&quot;&quot;);[.$C80];&quot;&quot;)">
            <text:p/>
          </table:table-cell>
          <table:table-cell table:formula="of:=IF(AND([.$B80]=[.M$2];[.$I80]&lt;&gt;&quot;&quot;);[.$C80];&quot;&quot;)">
            <text:p/>
          </table:table-cell>
          <table:table-cell table:formula="of:=IF(AND([.$B80]=[.N$2];[.$I80]&lt;&gt;&quot;&quot;);[.$C80];&quot;&quot;)">
            <text:p/>
          </table:table-cell>
          <table:table-cell table:formula="of:=IF(AND([.$B80]=[.O$2];[.$I80]&lt;&gt;&quot;&quot;);[.$C80];&quot;&quot;)">
            <text:p/>
          </table:table-cell>
          <table:table-cell table:style-name="ce11" table:formula="of:=IF(AND([.$B80]=[.P$2];[.$I80]&lt;&gt;&quot;&quot;);[.$E80];&quot;&quot;)">
            <text:p/>
          </table:table-cell>
          <table:table-cell table:style-name="ce11" table:formula="of:=IF(AND([.$B80]=[.Q$2];[.$I80]&lt;&gt;&quot;&quot;);[.$E80];&quot;&quot;)">
            <text:p/>
          </table:table-cell>
          <table:table-cell table:style-name="ce11" table:formula="of:=IF(AND([.$B80]=[.R$2];[.$I80]&lt;&gt;&quot;&quot;);[.$E80];&quot;&quot;)">
            <text:p/>
          </table:table-cell>
          <table:table-cell table:style-name="ce11" table:formula="of:=IF(AND([.$B80]=[.S$2];[.$I80]&lt;&gt;&quot;&quot;);[.$E80];&quot;&quot;)">
            <text:p/>
          </table:table-cell>
          <table:table-cell table:style-name="ce11" table:formula="of:=IF(AND([.$B80]=[.T$2];[.$I80]&lt;&gt;&quot;&quot;);[.$E80];&quot;&quot;)">
            <text:p/>
          </table:table-cell>
          <table:table-cell table:style-name="ce11" table:formula="of:=IF(AND([.$B80]=[.U$2];[.$I80]&lt;&gt;&quot;&quot;);[.$E80];&quot;&quot;)">
            <text:p/>
          </table:table-cell>
          <table:table-cell table:style-name="ce17" table:formula="of:=IF(AND([.$B80]=[.V$2];[.$I80]&lt;&gt;&quot;&quot;);[.$G80];&quot;&quot;)">
            <text:p/>
          </table:table-cell>
          <table:table-cell table:style-name="ce17" table:formula="of:=IF(AND([.$B80]=[.W$2];[.$I80]&lt;&gt;&quot;&quot;);[.$G80];&quot;&quot;)">
            <text:p/>
          </table:table-cell>
          <table:table-cell table:style-name="ce17" table:formula="of:=IF(AND([.$B80]=[.X$2];[.$I80]&lt;&gt;&quot;&quot;);[.$G80];&quot;&quot;)">
            <text:p/>
          </table:table-cell>
          <table:table-cell table:style-name="ce17" table:formula="of:=IF(AND([.$B80]=[.Y$2];[.$I80]&lt;&gt;&quot;&quot;);[.$G80];&quot;&quot;)">
            <text:p/>
          </table:table-cell>
          <table:table-cell table:style-name="ce17" table:formula="of:=IF(AND([.$B80]=[.Z$2];[.$I80]&lt;&gt;&quot;&quot;);[.$G80];&quot;&quot;)">
            <text:p/>
          </table:table-cell>
          <table:table-cell table:style-name="ce17" table:formula="of:=IF(AND([.$B80]=[.AA$2];[.$I80]&lt;&gt;&quot;&quot;);[.$G80];&quot;&quot;)">
            <text:p/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1]=[.J$2];[.$I81]&lt;&gt;&quot;&quot;);[.$C81];&quot;&quot;)">
            <text:p/>
          </table:table-cell>
          <table:table-cell table:formula="of:=IF(AND([.$B81]=[.K$2];[.$I81]&lt;&gt;&quot;&quot;);[.$C81];&quot;&quot;)">
            <text:p/>
          </table:table-cell>
          <table:table-cell table:formula="of:=IF(AND([.$B81]=[.L$2];[.$I81]&lt;&gt;&quot;&quot;);[.$C81];&quot;&quot;)">
            <text:p/>
          </table:table-cell>
          <table:table-cell table:formula="of:=IF(AND([.$B81]=[.M$2];[.$I81]&lt;&gt;&quot;&quot;);[.$C81];&quot;&quot;)">
            <text:p/>
          </table:table-cell>
          <table:table-cell table:formula="of:=IF(AND([.$B81]=[.N$2];[.$I81]&lt;&gt;&quot;&quot;);[.$C81];&quot;&quot;)">
            <text:p/>
          </table:table-cell>
          <table:table-cell table:formula="of:=IF(AND([.$B81]=[.O$2];[.$I81]&lt;&gt;&quot;&quot;);[.$C81];&quot;&quot;)">
            <text:p/>
          </table:table-cell>
          <table:table-cell table:style-name="ce11" table:formula="of:=IF(AND([.$B81]=[.P$2];[.$I81]&lt;&gt;&quot;&quot;);[.$E81];&quot;&quot;)">
            <text:p/>
          </table:table-cell>
          <table:table-cell table:style-name="ce11" table:formula="of:=IF(AND([.$B81]=[.Q$2];[.$I81]&lt;&gt;&quot;&quot;);[.$E81];&quot;&quot;)">
            <text:p/>
          </table:table-cell>
          <table:table-cell table:style-name="ce11" table:formula="of:=IF(AND([.$B81]=[.R$2];[.$I81]&lt;&gt;&quot;&quot;);[.$E81];&quot;&quot;)">
            <text:p/>
          </table:table-cell>
          <table:table-cell table:style-name="ce11" table:formula="of:=IF(AND([.$B81]=[.S$2];[.$I81]&lt;&gt;&quot;&quot;);[.$E81];&quot;&quot;)">
            <text:p/>
          </table:table-cell>
          <table:table-cell table:style-name="ce11" table:formula="of:=IF(AND([.$B81]=[.T$2];[.$I81]&lt;&gt;&quot;&quot;);[.$E81];&quot;&quot;)">
            <text:p/>
          </table:table-cell>
          <table:table-cell table:style-name="ce11" table:formula="of:=IF(AND([.$B81]=[.U$2];[.$I81]&lt;&gt;&quot;&quot;);[.$E81];&quot;&quot;)">
            <text:p/>
          </table:table-cell>
          <table:table-cell table:style-name="ce17" table:formula="of:=IF(AND([.$B81]=[.V$2];[.$I81]&lt;&gt;&quot;&quot;);[.$G81];&quot;&quot;)">
            <text:p/>
          </table:table-cell>
          <table:table-cell table:style-name="ce17" table:formula="of:=IF(AND([.$B81]=[.W$2];[.$I81]&lt;&gt;&quot;&quot;);[.$G81];&quot;&quot;)">
            <text:p/>
          </table:table-cell>
          <table:table-cell table:style-name="ce17" table:formula="of:=IF(AND([.$B81]=[.X$2];[.$I81]&lt;&gt;&quot;&quot;);[.$G81];&quot;&quot;)">
            <text:p/>
          </table:table-cell>
          <table:table-cell table:style-name="ce17" table:formula="of:=IF(AND([.$B81]=[.Y$2];[.$I81]&lt;&gt;&quot;&quot;);[.$G81];&quot;&quot;)">
            <text:p/>
          </table:table-cell>
          <table:table-cell table:style-name="ce17" table:formula="of:=IF(AND([.$B81]=[.Z$2];[.$I81]&lt;&gt;&quot;&quot;);[.$G81];&quot;&quot;)">
            <text:p/>
          </table:table-cell>
          <table:table-cell table:style-name="ce17" table:formula="of:=IF(AND([.$B81]=[.AA$2];[.$I81]&lt;&gt;&quot;&quot;);[.$G81];&quot;&quot;)">
            <text:p/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2]=[.J$2];[.$I82]&lt;&gt;&quot;&quot;);[.$C82];&quot;&quot;)">
            <text:p/>
          </table:table-cell>
          <table:table-cell table:formula="of:=IF(AND([.$B82]=[.K$2];[.$I82]&lt;&gt;&quot;&quot;);[.$C82];&quot;&quot;)">
            <text:p/>
          </table:table-cell>
          <table:table-cell table:formula="of:=IF(AND([.$B82]=[.L$2];[.$I82]&lt;&gt;&quot;&quot;);[.$C82];&quot;&quot;)">
            <text:p/>
          </table:table-cell>
          <table:table-cell table:formula="of:=IF(AND([.$B82]=[.M$2];[.$I82]&lt;&gt;&quot;&quot;);[.$C82];&quot;&quot;)">
            <text:p/>
          </table:table-cell>
          <table:table-cell table:formula="of:=IF(AND([.$B82]=[.N$2];[.$I82]&lt;&gt;&quot;&quot;);[.$C82];&quot;&quot;)">
            <text:p/>
          </table:table-cell>
          <table:table-cell table:formula="of:=IF(AND([.$B82]=[.O$2];[.$I82]&lt;&gt;&quot;&quot;);[.$C82];&quot;&quot;)">
            <text:p/>
          </table:table-cell>
          <table:table-cell table:style-name="ce11" table:formula="of:=IF(AND([.$B82]=[.P$2];[.$I82]&lt;&gt;&quot;&quot;);[.$E82];&quot;&quot;)">
            <text:p/>
          </table:table-cell>
          <table:table-cell table:style-name="ce11" table:formula="of:=IF(AND([.$B82]=[.Q$2];[.$I82]&lt;&gt;&quot;&quot;);[.$E82];&quot;&quot;)">
            <text:p/>
          </table:table-cell>
          <table:table-cell table:style-name="ce11" table:formula="of:=IF(AND([.$B82]=[.R$2];[.$I82]&lt;&gt;&quot;&quot;);[.$E82];&quot;&quot;)">
            <text:p/>
          </table:table-cell>
          <table:table-cell table:style-name="ce11" table:formula="of:=IF(AND([.$B82]=[.S$2];[.$I82]&lt;&gt;&quot;&quot;);[.$E82];&quot;&quot;)">
            <text:p/>
          </table:table-cell>
          <table:table-cell table:style-name="ce11" table:formula="of:=IF(AND([.$B82]=[.T$2];[.$I82]&lt;&gt;&quot;&quot;);[.$E82];&quot;&quot;)">
            <text:p/>
          </table:table-cell>
          <table:table-cell table:style-name="ce11" table:formula="of:=IF(AND([.$B82]=[.U$2];[.$I82]&lt;&gt;&quot;&quot;);[.$E82];&quot;&quot;)">
            <text:p/>
          </table:table-cell>
          <table:table-cell table:style-name="ce17" table:formula="of:=IF(AND([.$B82]=[.V$2];[.$I82]&lt;&gt;&quot;&quot;);[.$G82];&quot;&quot;)">
            <text:p/>
          </table:table-cell>
          <table:table-cell table:style-name="ce17" table:formula="of:=IF(AND([.$B82]=[.W$2];[.$I82]&lt;&gt;&quot;&quot;);[.$G82];&quot;&quot;)">
            <text:p/>
          </table:table-cell>
          <table:table-cell table:style-name="ce17" table:formula="of:=IF(AND([.$B82]=[.X$2];[.$I82]&lt;&gt;&quot;&quot;);[.$G82];&quot;&quot;)">
            <text:p/>
          </table:table-cell>
          <table:table-cell table:style-name="ce17" table:formula="of:=IF(AND([.$B82]=[.Y$2];[.$I82]&lt;&gt;&quot;&quot;);[.$G82];&quot;&quot;)">
            <text:p/>
          </table:table-cell>
          <table:table-cell table:style-name="ce17" table:formula="of:=IF(AND([.$B82]=[.Z$2];[.$I82]&lt;&gt;&quot;&quot;);[.$G82];&quot;&quot;)">
            <text:p/>
          </table:table-cell>
          <table:table-cell table:style-name="ce17" table:formula="of:=IF(AND([.$B82]=[.AA$2];[.$I82]&lt;&gt;&quot;&quot;);[.$G82];&quot;&quot;)">
            <text:p/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3321">
            <text:p>10,3321</text:p>
          </table:table-cell>
          <table:table-cell table:style-name="Default" office:value-type="float" office:value="6.91562">
            <text:p>6,91562</text:p>
          </table:table-cell>
          <table:table-cell table:style-name="Default" office:value-type="float" office:value="79.1053">
            <text:p>79,1053</text:p>
          </table:table-cell>
          <table:table-cell table:style-name="Default" office:value-type="float" office:value="1954.87">
            <text:p>1954,87</text:p>
          </table:table-cell>
          <table:table-cell table:style-name="Default" office:value-type="float" office:value="152.531">
            <text:p>152,531</text:p>
          </table:table-cell>
          <table:table-cell table:style-name="Default" office:value-type="float" office:value="5085.65">
            <text:p>5085,65</text:p>
          </table:table-cell>
          <table:table-cell table:style-name="Default" office:value-type="string">
            <text:p>/home/ramiro/Imagens/faces/081.jpg</text:p>
          </table:table-cell>
          <table:table-cell table:formula="of:=IF(AND([.$B83]=[.J$2];[.$I83]&lt;&gt;&quot;&quot;);[.$C83];&quot;&quot;)" office:value-type="float" office:value="10.3321">
            <text:p>10,33</text:p>
          </table:table-cell>
          <table:table-cell table:formula="of:=IF(AND([.$B83]=[.K$2];[.$I83]&lt;&gt;&quot;&quot;);[.$C83];&quot;&quot;)">
            <text:p/>
          </table:table-cell>
          <table:table-cell table:formula="of:=IF(AND([.$B83]=[.L$2];[.$I83]&lt;&gt;&quot;&quot;);[.$C83];&quot;&quot;)">
            <text:p/>
          </table:table-cell>
          <table:table-cell table:formula="of:=IF(AND([.$B83]=[.M$2];[.$I83]&lt;&gt;&quot;&quot;);[.$C83];&quot;&quot;)">
            <text:p/>
          </table:table-cell>
          <table:table-cell table:formula="of:=IF(AND([.$B83]=[.N$2];[.$I83]&lt;&gt;&quot;&quot;);[.$C83];&quot;&quot;)">
            <text:p/>
          </table:table-cell>
          <table:table-cell table:formula="of:=IF(AND([.$B83]=[.O$2];[.$I83]&lt;&gt;&quot;&quot;);[.$C83];&quot;&quot;)">
            <text:p/>
          </table:table-cell>
          <table:table-cell table:style-name="ce11" table:formula="of:=IF(AND([.$B83]=[.P$2];[.$I83]&lt;&gt;&quot;&quot;);[.$E83];&quot;&quot;)" office:value-type="float" office:value="79.1053">
            <text:p>79,11</text:p>
          </table:table-cell>
          <table:table-cell table:style-name="ce11" table:formula="of:=IF(AND([.$B83]=[.Q$2];[.$I83]&lt;&gt;&quot;&quot;);[.$E83];&quot;&quot;)">
            <text:p/>
          </table:table-cell>
          <table:table-cell table:style-name="ce11" table:formula="of:=IF(AND([.$B83]=[.R$2];[.$I83]&lt;&gt;&quot;&quot;);[.$E83];&quot;&quot;)">
            <text:p/>
          </table:table-cell>
          <table:table-cell table:style-name="ce11" table:formula="of:=IF(AND([.$B83]=[.S$2];[.$I83]&lt;&gt;&quot;&quot;);[.$E83];&quot;&quot;)">
            <text:p/>
          </table:table-cell>
          <table:table-cell table:style-name="ce11" table:formula="of:=IF(AND([.$B83]=[.T$2];[.$I83]&lt;&gt;&quot;&quot;);[.$E83];&quot;&quot;)">
            <text:p/>
          </table:table-cell>
          <table:table-cell table:style-name="ce11" table:formula="of:=IF(AND([.$B83]=[.U$2];[.$I83]&lt;&gt;&quot;&quot;);[.$E83];&quot;&quot;)">
            <text:p/>
          </table:table-cell>
          <table:table-cell table:style-name="ce17" table:formula="of:=IF(AND([.$B83]=[.V$2];[.$I83]&lt;&gt;&quot;&quot;);[.$G83];&quot;&quot;)" office:value-type="float" office:value="152.531">
            <text:p>152,53</text:p>
          </table:table-cell>
          <table:table-cell table:style-name="ce17" table:formula="of:=IF(AND([.$B83]=[.W$2];[.$I83]&lt;&gt;&quot;&quot;);[.$G83];&quot;&quot;)">
            <text:p/>
          </table:table-cell>
          <table:table-cell table:style-name="ce17" table:formula="of:=IF(AND([.$B83]=[.X$2];[.$I83]&lt;&gt;&quot;&quot;);[.$G83];&quot;&quot;)">
            <text:p/>
          </table:table-cell>
          <table:table-cell table:style-name="ce17" table:formula="of:=IF(AND([.$B83]=[.Y$2];[.$I83]&lt;&gt;&quot;&quot;);[.$G83];&quot;&quot;)">
            <text:p/>
          </table:table-cell>
          <table:table-cell table:style-name="ce17" table:formula="of:=IF(AND([.$B83]=[.Z$2];[.$I83]&lt;&gt;&quot;&quot;);[.$G83];&quot;&quot;)">
            <text:p/>
          </table:table-cell>
          <table:table-cell table:style-name="ce17" table:formula="of:=IF(AND([.$B83]=[.AA$2];[.$I83]&lt;&gt;&quot;&quot;);[.$G83];&quot;&quot;)">
            <text:p/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9.95074">
            <text:p>9,95074</text:p>
          </table:table-cell>
          <table:table-cell table:style-name="Default" office:value-type="float" office:value="8.59069">
            <text:p>8,59069</text:p>
          </table:table-cell>
          <table:table-cell table:style-name="Default" office:value-type="float" office:value="80.9325">
            <text:p>80,9325</text:p>
          </table:table-cell>
          <table:table-cell table:style-name="Default" office:value-type="float" office:value="893.585">
            <text:p>893,585</text:p>
          </table:table-cell>
          <table:table-cell table:style-name="Default" office:value-type="float" office:value="171.757">
            <text:p>171,757</text:p>
          </table:table-cell>
          <table:table-cell table:style-name="Default" office:value-type="float" office:value="2918.36">
            <text:p>2918,36</text:p>
          </table:table-cell>
          <table:table-cell table:style-name="Default" office:value-type="string">
            <text:p>/home/ramiro/Imagens/faces/082.jpg</text:p>
          </table:table-cell>
          <table:table-cell table:formula="of:=IF(AND([.$B84]=[.J$2];[.$I84]&lt;&gt;&quot;&quot;);[.$C84];&quot;&quot;)">
            <text:p/>
          </table:table-cell>
          <table:table-cell table:formula="of:=IF(AND([.$B84]=[.K$2];[.$I84]&lt;&gt;&quot;&quot;);[.$C84];&quot;&quot;)" office:value-type="float" office:value="9.95074">
            <text:p>9,95</text:p>
          </table:table-cell>
          <table:table-cell table:formula="of:=IF(AND([.$B84]=[.L$2];[.$I84]&lt;&gt;&quot;&quot;);[.$C84];&quot;&quot;)">
            <text:p/>
          </table:table-cell>
          <table:table-cell table:formula="of:=IF(AND([.$B84]=[.M$2];[.$I84]&lt;&gt;&quot;&quot;);[.$C84];&quot;&quot;)">
            <text:p/>
          </table:table-cell>
          <table:table-cell table:formula="of:=IF(AND([.$B84]=[.N$2];[.$I84]&lt;&gt;&quot;&quot;);[.$C84];&quot;&quot;)">
            <text:p/>
          </table:table-cell>
          <table:table-cell table:formula="of:=IF(AND([.$B84]=[.O$2];[.$I84]&lt;&gt;&quot;&quot;);[.$C84];&quot;&quot;)">
            <text:p/>
          </table:table-cell>
          <table:table-cell table:style-name="ce11" table:formula="of:=IF(AND([.$B84]=[.P$2];[.$I84]&lt;&gt;&quot;&quot;);[.$E84];&quot;&quot;)">
            <text:p/>
          </table:table-cell>
          <table:table-cell table:style-name="ce11" table:formula="of:=IF(AND([.$B84]=[.Q$2];[.$I84]&lt;&gt;&quot;&quot;);[.$E84];&quot;&quot;)" office:value-type="float" office:value="80.9325">
            <text:p>80,93</text:p>
          </table:table-cell>
          <table:table-cell table:style-name="ce11" table:formula="of:=IF(AND([.$B84]=[.R$2];[.$I84]&lt;&gt;&quot;&quot;);[.$E84];&quot;&quot;)">
            <text:p/>
          </table:table-cell>
          <table:table-cell table:style-name="ce11" table:formula="of:=IF(AND([.$B84]=[.S$2];[.$I84]&lt;&gt;&quot;&quot;);[.$E84];&quot;&quot;)">
            <text:p/>
          </table:table-cell>
          <table:table-cell table:style-name="ce11" table:formula="of:=IF(AND([.$B84]=[.T$2];[.$I84]&lt;&gt;&quot;&quot;);[.$E84];&quot;&quot;)">
            <text:p/>
          </table:table-cell>
          <table:table-cell table:style-name="ce11" table:formula="of:=IF(AND([.$B84]=[.U$2];[.$I84]&lt;&gt;&quot;&quot;);[.$E84];&quot;&quot;)">
            <text:p/>
          </table:table-cell>
          <table:table-cell table:style-name="ce17" table:formula="of:=IF(AND([.$B84]=[.V$2];[.$I84]&lt;&gt;&quot;&quot;);[.$G84];&quot;&quot;)">
            <text:p/>
          </table:table-cell>
          <table:table-cell table:style-name="ce17" table:formula="of:=IF(AND([.$B84]=[.W$2];[.$I84]&lt;&gt;&quot;&quot;);[.$G84];&quot;&quot;)" office:value-type="float" office:value="171.757">
            <text:p>171,76</text:p>
          </table:table-cell>
          <table:table-cell table:style-name="ce17" table:formula="of:=IF(AND([.$B84]=[.X$2];[.$I84]&lt;&gt;&quot;&quot;);[.$G84];&quot;&quot;)">
            <text:p/>
          </table:table-cell>
          <table:table-cell table:style-name="ce17" table:formula="of:=IF(AND([.$B84]=[.Y$2];[.$I84]&lt;&gt;&quot;&quot;);[.$G84];&quot;&quot;)">
            <text:p/>
          </table:table-cell>
          <table:table-cell table:style-name="ce17" table:formula="of:=IF(AND([.$B84]=[.Z$2];[.$I84]&lt;&gt;&quot;&quot;);[.$G84];&quot;&quot;)">
            <text:p/>
          </table:table-cell>
          <table:table-cell table:style-name="ce17" table:formula="of:=IF(AND([.$B84]=[.AA$2];[.$I84]&lt;&gt;&quot;&quot;);[.$G84];&quot;&quot;)">
            <text:p/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14.8006">
            <text:p>14,8006</text:p>
          </table:table-cell>
          <table:table-cell table:style-name="Default" office:value-type="float" office:value="3.88414">
            <text:p>3,88414</text:p>
          </table:table-cell>
          <table:table-cell table:style-name="Default" office:value-type="float" office:value="149.613">
            <text:p>149,613</text:p>
          </table:table-cell>
          <table:table-cell table:style-name="Default" office:value-type="float" office:value="1683.16">
            <text:p>1683,16</text:p>
          </table:table-cell>
          <table:table-cell table:style-name="Default" office:value-type="float" office:value="132.725">
            <text:p>132,725</text:p>
          </table:table-cell>
          <table:table-cell table:style-name="Default" office:value-type="float" office:value="2566.55">
            <text:p>2566,55</text:p>
          </table:table-cell>
          <table:table-cell table:style-name="Default" office:value-type="string">
            <text:p>/home/ramiro/Imagens/faces/083.jpg</text:p>
          </table:table-cell>
          <table:table-cell table:formula="of:=IF(AND([.$B85]=[.J$2];[.$I85]&lt;&gt;&quot;&quot;);[.$C85];&quot;&quot;)">
            <text:p/>
          </table:table-cell>
          <table:table-cell table:formula="of:=IF(AND([.$B85]=[.K$2];[.$I85]&lt;&gt;&quot;&quot;);[.$C85];&quot;&quot;)">
            <text:p/>
          </table:table-cell>
          <table:table-cell table:formula="of:=IF(AND([.$B85]=[.L$2];[.$I85]&lt;&gt;&quot;&quot;);[.$C85];&quot;&quot;)">
            <text:p/>
          </table:table-cell>
          <table:table-cell table:formula="of:=IF(AND([.$B85]=[.M$2];[.$I85]&lt;&gt;&quot;&quot;);[.$C85];&quot;&quot;)">
            <text:p/>
          </table:table-cell>
          <table:table-cell table:formula="of:=IF(AND([.$B85]=[.N$2];[.$I85]&lt;&gt;&quot;&quot;);[.$C85];&quot;&quot;)">
            <text:p/>
          </table:table-cell>
          <table:table-cell table:formula="of:=IF(AND([.$B85]=[.O$2];[.$I85]&lt;&gt;&quot;&quot;);[.$C85];&quot;&quot;)" office:value-type="float" office:value="14.8006">
            <text:p>14,80</text:p>
          </table:table-cell>
          <table:table-cell table:style-name="ce11" table:formula="of:=IF(AND([.$B85]=[.P$2];[.$I85]&lt;&gt;&quot;&quot;);[.$E85];&quot;&quot;)">
            <text:p/>
          </table:table-cell>
          <table:table-cell table:style-name="ce11" table:formula="of:=IF(AND([.$B85]=[.Q$2];[.$I85]&lt;&gt;&quot;&quot;);[.$E85];&quot;&quot;)">
            <text:p/>
          </table:table-cell>
          <table:table-cell table:style-name="ce11" table:formula="of:=IF(AND([.$B85]=[.R$2];[.$I85]&lt;&gt;&quot;&quot;);[.$E85];&quot;&quot;)">
            <text:p/>
          </table:table-cell>
          <table:table-cell table:style-name="ce11" table:formula="of:=IF(AND([.$B85]=[.S$2];[.$I85]&lt;&gt;&quot;&quot;);[.$E85];&quot;&quot;)">
            <text:p/>
          </table:table-cell>
          <table:table-cell table:style-name="ce11" table:formula="of:=IF(AND([.$B85]=[.T$2];[.$I85]&lt;&gt;&quot;&quot;);[.$E85];&quot;&quot;)">
            <text:p/>
          </table:table-cell>
          <table:table-cell table:style-name="ce11" table:formula="of:=IF(AND([.$B85]=[.U$2];[.$I85]&lt;&gt;&quot;&quot;);[.$E85];&quot;&quot;)" office:value-type="float" office:value="149.613">
            <text:p>149,61</text:p>
          </table:table-cell>
          <table:table-cell table:style-name="ce17" table:formula="of:=IF(AND([.$B85]=[.V$2];[.$I85]&lt;&gt;&quot;&quot;);[.$G85];&quot;&quot;)">
            <text:p/>
          </table:table-cell>
          <table:table-cell table:style-name="ce17" table:formula="of:=IF(AND([.$B85]=[.W$2];[.$I85]&lt;&gt;&quot;&quot;);[.$G85];&quot;&quot;)">
            <text:p/>
          </table:table-cell>
          <table:table-cell table:style-name="ce17" table:formula="of:=IF(AND([.$B85]=[.X$2];[.$I85]&lt;&gt;&quot;&quot;);[.$G85];&quot;&quot;)">
            <text:p/>
          </table:table-cell>
          <table:table-cell table:style-name="ce17" table:formula="of:=IF(AND([.$B85]=[.Y$2];[.$I85]&lt;&gt;&quot;&quot;);[.$G85];&quot;&quot;)">
            <text:p/>
          </table:table-cell>
          <table:table-cell table:style-name="ce17" table:formula="of:=IF(AND([.$B85]=[.Z$2];[.$I85]&lt;&gt;&quot;&quot;);[.$G85];&quot;&quot;)">
            <text:p/>
          </table:table-cell>
          <table:table-cell table:style-name="ce17" table:formula="of:=IF(AND([.$B85]=[.AA$2];[.$I85]&lt;&gt;&quot;&quot;);[.$G85];&quot;&quot;)" office:value-type="float" office:value="132.725">
            <text:p>132,73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3071">
            <text:p>10,3071</text:p>
          </table:table-cell>
          <table:table-cell table:style-name="Default" office:value-type="float" office:value="7.97715">
            <text:p>7,97715</text:p>
          </table:table-cell>
          <table:table-cell table:style-name="Default" office:value-type="float" office:value="111.077">
            <text:p>111,077</text:p>
          </table:table-cell>
          <table:table-cell table:style-name="Default" office:value-type="float" office:value="336.428">
            <text:p>336,428</text:p>
          </table:table-cell>
          <table:table-cell table:style-name="Default" office:value-type="float" office:value="171.441">
            <text:p>171,441</text:p>
          </table:table-cell>
          <table:table-cell table:style-name="Default" office:value-type="float" office:value="2483.39">
            <text:p>2483,39</text:p>
          </table:table-cell>
          <table:table-cell table:style-name="Default" office:value-type="string">
            <text:p>/home/ramiro/Imagens/faces/084.jpg</text:p>
          </table:table-cell>
          <table:table-cell table:formula="of:=IF(AND([.$B86]=[.J$2];[.$I86]&lt;&gt;&quot;&quot;);[.$C86];&quot;&quot;)" office:value-type="float" office:value="10.3071">
            <text:p>10,31</text:p>
          </table:table-cell>
          <table:table-cell table:formula="of:=IF(AND([.$B86]=[.K$2];[.$I86]&lt;&gt;&quot;&quot;);[.$C86];&quot;&quot;)">
            <text:p/>
          </table:table-cell>
          <table:table-cell table:formula="of:=IF(AND([.$B86]=[.L$2];[.$I86]&lt;&gt;&quot;&quot;);[.$C86];&quot;&quot;)">
            <text:p/>
          </table:table-cell>
          <table:table-cell table:formula="of:=IF(AND([.$B86]=[.M$2];[.$I86]&lt;&gt;&quot;&quot;);[.$C86];&quot;&quot;)">
            <text:p/>
          </table:table-cell>
          <table:table-cell table:formula="of:=IF(AND([.$B86]=[.N$2];[.$I86]&lt;&gt;&quot;&quot;);[.$C86];&quot;&quot;)">
            <text:p/>
          </table:table-cell>
          <table:table-cell table:formula="of:=IF(AND([.$B86]=[.O$2];[.$I86]&lt;&gt;&quot;&quot;);[.$C86];&quot;&quot;)">
            <text:p/>
          </table:table-cell>
          <table:table-cell table:style-name="ce11" table:formula="of:=IF(AND([.$B86]=[.P$2];[.$I86]&lt;&gt;&quot;&quot;);[.$E86];&quot;&quot;)" office:value-type="float" office:value="111.077">
            <text:p>111,08</text:p>
          </table:table-cell>
          <table:table-cell table:style-name="ce11" table:formula="of:=IF(AND([.$B86]=[.Q$2];[.$I86]&lt;&gt;&quot;&quot;);[.$E86];&quot;&quot;)">
            <text:p/>
          </table:table-cell>
          <table:table-cell table:style-name="ce11" table:formula="of:=IF(AND([.$B86]=[.R$2];[.$I86]&lt;&gt;&quot;&quot;);[.$E86];&quot;&quot;)">
            <text:p/>
          </table:table-cell>
          <table:table-cell table:style-name="ce11" table:formula="of:=IF(AND([.$B86]=[.S$2];[.$I86]&lt;&gt;&quot;&quot;);[.$E86];&quot;&quot;)">
            <text:p/>
          </table:table-cell>
          <table:table-cell table:style-name="ce11" table:formula="of:=IF(AND([.$B86]=[.T$2];[.$I86]&lt;&gt;&quot;&quot;);[.$E86];&quot;&quot;)">
            <text:p/>
          </table:table-cell>
          <table:table-cell table:style-name="ce11" table:formula="of:=IF(AND([.$B86]=[.U$2];[.$I86]&lt;&gt;&quot;&quot;);[.$E86];&quot;&quot;)">
            <text:p/>
          </table:table-cell>
          <table:table-cell table:style-name="ce17" table:formula="of:=IF(AND([.$B86]=[.V$2];[.$I86]&lt;&gt;&quot;&quot;);[.$G86];&quot;&quot;)" office:value-type="float" office:value="171.441">
            <text:p>171,44</text:p>
          </table:table-cell>
          <table:table-cell table:style-name="ce17" table:formula="of:=IF(AND([.$B86]=[.W$2];[.$I86]&lt;&gt;&quot;&quot;);[.$G86];&quot;&quot;)">
            <text:p/>
          </table:table-cell>
          <table:table-cell table:style-name="ce17" table:formula="of:=IF(AND([.$B86]=[.X$2];[.$I86]&lt;&gt;&quot;&quot;);[.$G86];&quot;&quot;)">
            <text:p/>
          </table:table-cell>
          <table:table-cell table:style-name="ce17" table:formula="of:=IF(AND([.$B86]=[.Y$2];[.$I86]&lt;&gt;&quot;&quot;);[.$G86];&quot;&quot;)">
            <text:p/>
          </table:table-cell>
          <table:table-cell table:style-name="ce17" table:formula="of:=IF(AND([.$B86]=[.Z$2];[.$I86]&lt;&gt;&quot;&quot;);[.$G86];&quot;&quot;)">
            <text:p/>
          </table:table-cell>
          <table:table-cell table:style-name="ce17" table:formula="of:=IF(AND([.$B86]=[.AA$2];[.$I86]&lt;&gt;&quot;&quot;);[.$G86];&quot;&quot;)">
            <text:p/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7]=[.J$2];[.$I87]&lt;&gt;&quot;&quot;);[.$C87];&quot;&quot;)">
            <text:p/>
          </table:table-cell>
          <table:table-cell table:formula="of:=IF(AND([.$B87]=[.K$2];[.$I87]&lt;&gt;&quot;&quot;);[.$C87];&quot;&quot;)">
            <text:p/>
          </table:table-cell>
          <table:table-cell table:formula="of:=IF(AND([.$B87]=[.L$2];[.$I87]&lt;&gt;&quot;&quot;);[.$C87];&quot;&quot;)">
            <text:p/>
          </table:table-cell>
          <table:table-cell table:formula="of:=IF(AND([.$B87]=[.M$2];[.$I87]&lt;&gt;&quot;&quot;);[.$C87];&quot;&quot;)">
            <text:p/>
          </table:table-cell>
          <table:table-cell table:formula="of:=IF(AND([.$B87]=[.N$2];[.$I87]&lt;&gt;&quot;&quot;);[.$C87];&quot;&quot;)">
            <text:p/>
          </table:table-cell>
          <table:table-cell table:formula="of:=IF(AND([.$B87]=[.O$2];[.$I87]&lt;&gt;&quot;&quot;);[.$C87];&quot;&quot;)">
            <text:p/>
          </table:table-cell>
          <table:table-cell table:style-name="ce11" table:formula="of:=IF(AND([.$B87]=[.P$2];[.$I87]&lt;&gt;&quot;&quot;);[.$E87];&quot;&quot;)">
            <text:p/>
          </table:table-cell>
          <table:table-cell table:style-name="ce11" table:formula="of:=IF(AND([.$B87]=[.Q$2];[.$I87]&lt;&gt;&quot;&quot;);[.$E87];&quot;&quot;)">
            <text:p/>
          </table:table-cell>
          <table:table-cell table:style-name="ce11" table:formula="of:=IF(AND([.$B87]=[.R$2];[.$I87]&lt;&gt;&quot;&quot;);[.$E87];&quot;&quot;)">
            <text:p/>
          </table:table-cell>
          <table:table-cell table:style-name="ce11" table:formula="of:=IF(AND([.$B87]=[.S$2];[.$I87]&lt;&gt;&quot;&quot;);[.$E87];&quot;&quot;)">
            <text:p/>
          </table:table-cell>
          <table:table-cell table:style-name="ce11" table:formula="of:=IF(AND([.$B87]=[.T$2];[.$I87]&lt;&gt;&quot;&quot;);[.$E87];&quot;&quot;)">
            <text:p/>
          </table:table-cell>
          <table:table-cell table:style-name="ce11" table:formula="of:=IF(AND([.$B87]=[.U$2];[.$I87]&lt;&gt;&quot;&quot;);[.$E87];&quot;&quot;)">
            <text:p/>
          </table:table-cell>
          <table:table-cell table:style-name="ce17" table:formula="of:=IF(AND([.$B87]=[.V$2];[.$I87]&lt;&gt;&quot;&quot;);[.$G87];&quot;&quot;)">
            <text:p/>
          </table:table-cell>
          <table:table-cell table:style-name="ce17" table:formula="of:=IF(AND([.$B87]=[.W$2];[.$I87]&lt;&gt;&quot;&quot;);[.$G87];&quot;&quot;)">
            <text:p/>
          </table:table-cell>
          <table:table-cell table:style-name="ce17" table:formula="of:=IF(AND([.$B87]=[.X$2];[.$I87]&lt;&gt;&quot;&quot;);[.$G87];&quot;&quot;)">
            <text:p/>
          </table:table-cell>
          <table:table-cell table:style-name="ce17" table:formula="of:=IF(AND([.$B87]=[.Y$2];[.$I87]&lt;&gt;&quot;&quot;);[.$G87];&quot;&quot;)">
            <text:p/>
          </table:table-cell>
          <table:table-cell table:style-name="ce17" table:formula="of:=IF(AND([.$B87]=[.Z$2];[.$I87]&lt;&gt;&quot;&quot;);[.$G87];&quot;&quot;)">
            <text:p/>
          </table:table-cell>
          <table:table-cell table:style-name="ce17" table:formula="of:=IF(AND([.$B87]=[.AA$2];[.$I87]&lt;&gt;&quot;&quot;);[.$G87];&quot;&quot;)">
            <text:p/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15.2165">
            <text:p>15,2165</text:p>
          </table:table-cell>
          <table:table-cell table:style-name="Default" office:value-type="float" office:value="2.53851">
            <text:p>2,53851</text:p>
          </table:table-cell>
          <table:table-cell table:style-name="Default" office:value-type="float" office:value="182.056">
            <text:p>182,056</text:p>
          </table:table-cell>
          <table:table-cell table:style-name="Default" office:value-type="float" office:value="914.587">
            <text:p>914,587</text:p>
          </table:table-cell>
          <table:table-cell table:style-name="Default" office:value-type="float" office:value="120.524">
            <text:p>120,524</text:p>
          </table:table-cell>
          <table:table-cell table:style-name="Default" office:value-type="float" office:value="968.928">
            <text:p>968,928</text:p>
          </table:table-cell>
          <table:table-cell table:style-name="Default" office:value-type="string">
            <text:p>/home/ramiro/Imagens/faces/086.jpg</text:p>
          </table:table-cell>
          <table:table-cell table:formula="of:=IF(AND([.$B88]=[.J$2];[.$I88]&lt;&gt;&quot;&quot;);[.$C88];&quot;&quot;)">
            <text:p/>
          </table:table-cell>
          <table:table-cell table:formula="of:=IF(AND([.$B88]=[.K$2];[.$I88]&lt;&gt;&quot;&quot;);[.$C88];&quot;&quot;)">
            <text:p/>
          </table:table-cell>
          <table:table-cell table:formula="of:=IF(AND([.$B88]=[.L$2];[.$I88]&lt;&gt;&quot;&quot;);[.$C88];&quot;&quot;)">
            <text:p/>
          </table:table-cell>
          <table:table-cell table:formula="of:=IF(AND([.$B88]=[.M$2];[.$I88]&lt;&gt;&quot;&quot;);[.$C88];&quot;&quot;)">
            <text:p/>
          </table:table-cell>
          <table:table-cell table:formula="of:=IF(AND([.$B88]=[.N$2];[.$I88]&lt;&gt;&quot;&quot;);[.$C88];&quot;&quot;)">
            <text:p/>
          </table:table-cell>
          <table:table-cell table:formula="of:=IF(AND([.$B88]=[.O$2];[.$I88]&lt;&gt;&quot;&quot;);[.$C88];&quot;&quot;)" office:value-type="float" office:value="15.2165">
            <text:p>15,22</text:p>
          </table:table-cell>
          <table:table-cell table:style-name="ce11" table:formula="of:=IF(AND([.$B88]=[.P$2];[.$I88]&lt;&gt;&quot;&quot;);[.$E88];&quot;&quot;)">
            <text:p/>
          </table:table-cell>
          <table:table-cell table:style-name="ce11" table:formula="of:=IF(AND([.$B88]=[.Q$2];[.$I88]&lt;&gt;&quot;&quot;);[.$E88];&quot;&quot;)">
            <text:p/>
          </table:table-cell>
          <table:table-cell table:style-name="ce11" table:formula="of:=IF(AND([.$B88]=[.R$2];[.$I88]&lt;&gt;&quot;&quot;);[.$E88];&quot;&quot;)">
            <text:p/>
          </table:table-cell>
          <table:table-cell table:style-name="ce11" table:formula="of:=IF(AND([.$B88]=[.S$2];[.$I88]&lt;&gt;&quot;&quot;);[.$E88];&quot;&quot;)">
            <text:p/>
          </table:table-cell>
          <table:table-cell table:style-name="ce11" table:formula="of:=IF(AND([.$B88]=[.T$2];[.$I88]&lt;&gt;&quot;&quot;);[.$E88];&quot;&quot;)">
            <text:p/>
          </table:table-cell>
          <table:table-cell table:style-name="ce11" table:formula="of:=IF(AND([.$B88]=[.U$2];[.$I88]&lt;&gt;&quot;&quot;);[.$E88];&quot;&quot;)" office:value-type="float" office:value="182.056">
            <text:p>182,06</text:p>
          </table:table-cell>
          <table:table-cell table:style-name="ce17" table:formula="of:=IF(AND([.$B88]=[.V$2];[.$I88]&lt;&gt;&quot;&quot;);[.$G88];&quot;&quot;)">
            <text:p/>
          </table:table-cell>
          <table:table-cell table:style-name="ce17" table:formula="of:=IF(AND([.$B88]=[.W$2];[.$I88]&lt;&gt;&quot;&quot;);[.$G88];&quot;&quot;)">
            <text:p/>
          </table:table-cell>
          <table:table-cell table:style-name="ce17" table:formula="of:=IF(AND([.$B88]=[.X$2];[.$I88]&lt;&gt;&quot;&quot;);[.$G88];&quot;&quot;)">
            <text:p/>
          </table:table-cell>
          <table:table-cell table:style-name="ce17" table:formula="of:=IF(AND([.$B88]=[.Y$2];[.$I88]&lt;&gt;&quot;&quot;);[.$G88];&quot;&quot;)">
            <text:p/>
          </table:table-cell>
          <table:table-cell table:style-name="ce17" table:formula="of:=IF(AND([.$B88]=[.Z$2];[.$I88]&lt;&gt;&quot;&quot;);[.$G88];&quot;&quot;)">
            <text:p/>
          </table:table-cell>
          <table:table-cell table:style-name="ce17" table:formula="of:=IF(AND([.$B88]=[.AA$2];[.$I88]&lt;&gt;&quot;&quot;);[.$G88];&quot;&quot;)" office:value-type="float" office:value="120.524">
            <text:p>120,52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9]=[.J$2];[.$I89]&lt;&gt;&quot;&quot;);[.$C89];&quot;&quot;)">
            <text:p/>
          </table:table-cell>
          <table:table-cell table:formula="of:=IF(AND([.$B89]=[.K$2];[.$I89]&lt;&gt;&quot;&quot;);[.$C89];&quot;&quot;)">
            <text:p/>
          </table:table-cell>
          <table:table-cell table:formula="of:=IF(AND([.$B89]=[.L$2];[.$I89]&lt;&gt;&quot;&quot;);[.$C89];&quot;&quot;)">
            <text:p/>
          </table:table-cell>
          <table:table-cell table:formula="of:=IF(AND([.$B89]=[.M$2];[.$I89]&lt;&gt;&quot;&quot;);[.$C89];&quot;&quot;)">
            <text:p/>
          </table:table-cell>
          <table:table-cell table:formula="of:=IF(AND([.$B89]=[.N$2];[.$I89]&lt;&gt;&quot;&quot;);[.$C89];&quot;&quot;)">
            <text:p/>
          </table:table-cell>
          <table:table-cell table:formula="of:=IF(AND([.$B89]=[.O$2];[.$I89]&lt;&gt;&quot;&quot;);[.$C89];&quot;&quot;)">
            <text:p/>
          </table:table-cell>
          <table:table-cell table:style-name="ce11" table:formula="of:=IF(AND([.$B89]=[.P$2];[.$I89]&lt;&gt;&quot;&quot;);[.$E89];&quot;&quot;)">
            <text:p/>
          </table:table-cell>
          <table:table-cell table:style-name="ce11" table:formula="of:=IF(AND([.$B89]=[.Q$2];[.$I89]&lt;&gt;&quot;&quot;);[.$E89];&quot;&quot;)">
            <text:p/>
          </table:table-cell>
          <table:table-cell table:style-name="ce11" table:formula="of:=IF(AND([.$B89]=[.R$2];[.$I89]&lt;&gt;&quot;&quot;);[.$E89];&quot;&quot;)">
            <text:p/>
          </table:table-cell>
          <table:table-cell table:style-name="ce11" table:formula="of:=IF(AND([.$B89]=[.S$2];[.$I89]&lt;&gt;&quot;&quot;);[.$E89];&quot;&quot;)">
            <text:p/>
          </table:table-cell>
          <table:table-cell table:style-name="ce11" table:formula="of:=IF(AND([.$B89]=[.T$2];[.$I89]&lt;&gt;&quot;&quot;);[.$E89];&quot;&quot;)">
            <text:p/>
          </table:table-cell>
          <table:table-cell table:style-name="ce11" table:formula="of:=IF(AND([.$B89]=[.U$2];[.$I89]&lt;&gt;&quot;&quot;);[.$E89];&quot;&quot;)">
            <text:p/>
          </table:table-cell>
          <table:table-cell table:style-name="ce17" table:formula="of:=IF(AND([.$B89]=[.V$2];[.$I89]&lt;&gt;&quot;&quot;);[.$G89];&quot;&quot;)">
            <text:p/>
          </table:table-cell>
          <table:table-cell table:style-name="ce17" table:formula="of:=IF(AND([.$B89]=[.W$2];[.$I89]&lt;&gt;&quot;&quot;);[.$G89];&quot;&quot;)">
            <text:p/>
          </table:table-cell>
          <table:table-cell table:style-name="ce17" table:formula="of:=IF(AND([.$B89]=[.X$2];[.$I89]&lt;&gt;&quot;&quot;);[.$G89];&quot;&quot;)">
            <text:p/>
          </table:table-cell>
          <table:table-cell table:style-name="ce17" table:formula="of:=IF(AND([.$B89]=[.Y$2];[.$I89]&lt;&gt;&quot;&quot;);[.$G89];&quot;&quot;)">
            <text:p/>
          </table:table-cell>
          <table:table-cell table:style-name="ce17" table:formula="of:=IF(AND([.$B89]=[.Z$2];[.$I89]&lt;&gt;&quot;&quot;);[.$G89];&quot;&quot;)">
            <text:p/>
          </table:table-cell>
          <table:table-cell table:style-name="ce17" table:formula="of:=IF(AND([.$B89]=[.AA$2];[.$I89]&lt;&gt;&quot;&quot;);[.$G89];&quot;&quot;)">
            <text:p/>
          </table:table-cell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3046">
            <text:p>11,3046</text:p>
          </table:table-cell>
          <table:table-cell table:style-name="Default" office:value-type="float" office:value="15.6113">
            <text:p>15,6113</text:p>
          </table:table-cell>
          <table:table-cell table:style-name="Default" office:value-type="float" office:value="116.745">
            <text:p>116,745</text:p>
          </table:table-cell>
          <table:table-cell table:style-name="Default" office:value-type="float" office:value="1301.3">
            <text:p>1301,3</text:p>
          </table:table-cell>
          <table:table-cell table:style-name="Default" office:value-type="float" office:value="181.742">
            <text:p>181,742</text:p>
          </table:table-cell>
          <table:table-cell table:style-name="Default" office:value-type="float" office:value="4458.79">
            <text:p>4458,79</text:p>
          </table:table-cell>
          <table:table-cell table:style-name="Default" office:value-type="string">
            <text:p>/home/ramiro/Imagens/faces/088.jpg</text:p>
          </table:table-cell>
          <table:table-cell table:formula="of:=IF(AND([.$B90]=[.J$2];[.$I90]&lt;&gt;&quot;&quot;);[.$C90];&quot;&quot;)">
            <text:p/>
          </table:table-cell>
          <table:table-cell table:formula="of:=IF(AND([.$B90]=[.K$2];[.$I90]&lt;&gt;&quot;&quot;);[.$C90];&quot;&quot;)" office:value-type="float" office:value="11.3046">
            <text:p>11,30</text:p>
          </table:table-cell>
          <table:table-cell table:formula="of:=IF(AND([.$B90]=[.L$2];[.$I90]&lt;&gt;&quot;&quot;);[.$C90];&quot;&quot;)">
            <text:p/>
          </table:table-cell>
          <table:table-cell table:formula="of:=IF(AND([.$B90]=[.M$2];[.$I90]&lt;&gt;&quot;&quot;);[.$C90];&quot;&quot;)">
            <text:p/>
          </table:table-cell>
          <table:table-cell table:formula="of:=IF(AND([.$B90]=[.N$2];[.$I90]&lt;&gt;&quot;&quot;);[.$C90];&quot;&quot;)">
            <text:p/>
          </table:table-cell>
          <table:table-cell table:formula="of:=IF(AND([.$B90]=[.O$2];[.$I90]&lt;&gt;&quot;&quot;);[.$C90];&quot;&quot;)">
            <text:p/>
          </table:table-cell>
          <table:table-cell table:style-name="ce11" table:formula="of:=IF(AND([.$B90]=[.P$2];[.$I90]&lt;&gt;&quot;&quot;);[.$E90];&quot;&quot;)">
            <text:p/>
          </table:table-cell>
          <table:table-cell table:style-name="ce11" table:formula="of:=IF(AND([.$B90]=[.Q$2];[.$I90]&lt;&gt;&quot;&quot;);[.$E90];&quot;&quot;)" office:value-type="float" office:value="116.745">
            <text:p>116,75</text:p>
          </table:table-cell>
          <table:table-cell table:style-name="ce11" table:formula="of:=IF(AND([.$B90]=[.R$2];[.$I90]&lt;&gt;&quot;&quot;);[.$E90];&quot;&quot;)">
            <text:p/>
          </table:table-cell>
          <table:table-cell table:style-name="ce11" table:formula="of:=IF(AND([.$B90]=[.S$2];[.$I90]&lt;&gt;&quot;&quot;);[.$E90];&quot;&quot;)">
            <text:p/>
          </table:table-cell>
          <table:table-cell table:style-name="ce11" table:formula="of:=IF(AND([.$B90]=[.T$2];[.$I90]&lt;&gt;&quot;&quot;);[.$E90];&quot;&quot;)">
            <text:p/>
          </table:table-cell>
          <table:table-cell table:style-name="ce11" table:formula="of:=IF(AND([.$B90]=[.U$2];[.$I90]&lt;&gt;&quot;&quot;);[.$E90];&quot;&quot;)">
            <text:p/>
          </table:table-cell>
          <table:table-cell table:style-name="ce17" table:formula="of:=IF(AND([.$B90]=[.V$2];[.$I90]&lt;&gt;&quot;&quot;);[.$G90];&quot;&quot;)">
            <text:p/>
          </table:table-cell>
          <table:table-cell table:style-name="ce17" table:formula="of:=IF(AND([.$B90]=[.W$2];[.$I90]&lt;&gt;&quot;&quot;);[.$G90];&quot;&quot;)" office:value-type="float" office:value="181.742">
            <text:p>181,74</text:p>
          </table:table-cell>
          <table:table-cell table:style-name="ce17" table:formula="of:=IF(AND([.$B90]=[.X$2];[.$I90]&lt;&gt;&quot;&quot;);[.$G90];&quot;&quot;)">
            <text:p/>
          </table:table-cell>
          <table:table-cell table:style-name="ce17" table:formula="of:=IF(AND([.$B90]=[.Y$2];[.$I90]&lt;&gt;&quot;&quot;);[.$G90];&quot;&quot;)">
            <text:p/>
          </table:table-cell>
          <table:table-cell table:style-name="ce17" table:formula="of:=IF(AND([.$B90]=[.Z$2];[.$I90]&lt;&gt;&quot;&quot;);[.$G90];&quot;&quot;)">
            <text:p/>
          </table:table-cell>
          <table:table-cell table:style-name="ce17" table:formula="of:=IF(AND([.$B90]=[.AA$2];[.$I90]&lt;&gt;&quot;&quot;);[.$G90];&quot;&quot;)">
            <text:p/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6913">
            <text:p>12,6913</text:p>
          </table:table-cell>
          <table:table-cell table:style-name="Default" office:value-type="float" office:value="5.06236">
            <text:p>5,06236</text:p>
          </table:table-cell>
          <table:table-cell table:style-name="Default" office:value-type="float" office:value="117.402">
            <text:p>117,402</text:p>
          </table:table-cell>
          <table:table-cell table:style-name="Default" office:value-type="float" office:value="1038.78">
            <text:p>1038,78</text:p>
          </table:table-cell>
          <table:table-cell table:style-name="Default" office:value-type="float" office:value="172.085">
            <text:p>172,085</text:p>
          </table:table-cell>
          <table:table-cell table:style-name="Default" office:value-type="float" office:value="3588.45">
            <text:p>3588,45</text:p>
          </table:table-cell>
          <table:table-cell table:style-name="Default" office:value-type="string">
            <text:p>/home/ramiro/Imagens/faces/089.jpg</text:p>
          </table:table-cell>
          <table:table-cell table:formula="of:=IF(AND([.$B91]=[.J$2];[.$I91]&lt;&gt;&quot;&quot;);[.$C91];&quot;&quot;)">
            <text:p/>
          </table:table-cell>
          <table:table-cell table:formula="of:=IF(AND([.$B91]=[.K$2];[.$I91]&lt;&gt;&quot;&quot;);[.$C91];&quot;&quot;)" office:value-type="float" office:value="12.6913">
            <text:p>12,69</text:p>
          </table:table-cell>
          <table:table-cell table:formula="of:=IF(AND([.$B91]=[.L$2];[.$I91]&lt;&gt;&quot;&quot;);[.$C91];&quot;&quot;)">
            <text:p/>
          </table:table-cell>
          <table:table-cell table:formula="of:=IF(AND([.$B91]=[.M$2];[.$I91]&lt;&gt;&quot;&quot;);[.$C91];&quot;&quot;)">
            <text:p/>
          </table:table-cell>
          <table:table-cell table:formula="of:=IF(AND([.$B91]=[.N$2];[.$I91]&lt;&gt;&quot;&quot;);[.$C91];&quot;&quot;)">
            <text:p/>
          </table:table-cell>
          <table:table-cell table:formula="of:=IF(AND([.$B91]=[.O$2];[.$I91]&lt;&gt;&quot;&quot;);[.$C91];&quot;&quot;)">
            <text:p/>
          </table:table-cell>
          <table:table-cell table:style-name="ce11" table:formula="of:=IF(AND([.$B91]=[.P$2];[.$I91]&lt;&gt;&quot;&quot;);[.$E91];&quot;&quot;)">
            <text:p/>
          </table:table-cell>
          <table:table-cell table:style-name="ce11" table:formula="of:=IF(AND([.$B91]=[.Q$2];[.$I91]&lt;&gt;&quot;&quot;);[.$E91];&quot;&quot;)" office:value-type="float" office:value="117.402">
            <text:p>117,40</text:p>
          </table:table-cell>
          <table:table-cell table:style-name="ce11" table:formula="of:=IF(AND([.$B91]=[.R$2];[.$I91]&lt;&gt;&quot;&quot;);[.$E91];&quot;&quot;)">
            <text:p/>
          </table:table-cell>
          <table:table-cell table:style-name="ce11" table:formula="of:=IF(AND([.$B91]=[.S$2];[.$I91]&lt;&gt;&quot;&quot;);[.$E91];&quot;&quot;)">
            <text:p/>
          </table:table-cell>
          <table:table-cell table:style-name="ce11" table:formula="of:=IF(AND([.$B91]=[.T$2];[.$I91]&lt;&gt;&quot;&quot;);[.$E91];&quot;&quot;)">
            <text:p/>
          </table:table-cell>
          <table:table-cell table:style-name="ce11" table:formula="of:=IF(AND([.$B91]=[.U$2];[.$I91]&lt;&gt;&quot;&quot;);[.$E91];&quot;&quot;)">
            <text:p/>
          </table:table-cell>
          <table:table-cell table:style-name="ce17" table:formula="of:=IF(AND([.$B91]=[.V$2];[.$I91]&lt;&gt;&quot;&quot;);[.$G91];&quot;&quot;)">
            <text:p/>
          </table:table-cell>
          <table:table-cell table:style-name="ce17" table:formula="of:=IF(AND([.$B91]=[.W$2];[.$I91]&lt;&gt;&quot;&quot;);[.$G91];&quot;&quot;)" office:value-type="float" office:value="172.085">
            <text:p>172,09</text:p>
          </table:table-cell>
          <table:table-cell table:style-name="ce17" table:formula="of:=IF(AND([.$B91]=[.X$2];[.$I91]&lt;&gt;&quot;&quot;);[.$G91];&quot;&quot;)">
            <text:p/>
          </table:table-cell>
          <table:table-cell table:style-name="ce17" table:formula="of:=IF(AND([.$B91]=[.Y$2];[.$I91]&lt;&gt;&quot;&quot;);[.$G91];&quot;&quot;)">
            <text:p/>
          </table:table-cell>
          <table:table-cell table:style-name="ce17" table:formula="of:=IF(AND([.$B91]=[.Z$2];[.$I91]&lt;&gt;&quot;&quot;);[.$G91];&quot;&quot;)">
            <text:p/>
          </table:table-cell>
          <table:table-cell table:style-name="ce17" table:formula="of:=IF(AND([.$B91]=[.AA$2];[.$I91]&lt;&gt;&quot;&quot;);[.$G91];&quot;&quot;)">
            <text:p/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0.5314">
            <text:p>10,5314</text:p>
          </table:table-cell>
          <table:table-cell table:style-name="Default" office:value-type="float" office:value="7.76602">
            <text:p>7,76602</text:p>
          </table:table-cell>
          <table:table-cell table:style-name="Default" office:value-type="float" office:value="117.041">
            <text:p>117,041</text:p>
          </table:table-cell>
          <table:table-cell table:style-name="Default" office:value-type="float" office:value="1202.23">
            <text:p>1202,23</text:p>
          </table:table-cell>
          <table:table-cell table:style-name="Default" office:value-type="float" office:value="121.349">
            <text:p>121,349</text:p>
          </table:table-cell>
          <table:table-cell table:style-name="Default" office:value-type="float" office:value="469.091">
            <text:p>469,091</text:p>
          </table:table-cell>
          <table:table-cell table:style-name="Default" office:value-type="string">
            <text:p>/home/ramiro/Imagens/faces/090.jpg</text:p>
          </table:table-cell>
          <table:table-cell table:formula="of:=IF(AND([.$B92]=[.J$2];[.$I92]&lt;&gt;&quot;&quot;);[.$C92];&quot;&quot;)">
            <text:p/>
          </table:table-cell>
          <table:table-cell table:formula="of:=IF(AND([.$B92]=[.K$2];[.$I92]&lt;&gt;&quot;&quot;);[.$C92];&quot;&quot;)">
            <text:p/>
          </table:table-cell>
          <table:table-cell table:formula="of:=IF(AND([.$B92]=[.L$2];[.$I92]&lt;&gt;&quot;&quot;);[.$C92];&quot;&quot;)">
            <text:p/>
          </table:table-cell>
          <table:table-cell table:formula="of:=IF(AND([.$B92]=[.M$2];[.$I92]&lt;&gt;&quot;&quot;);[.$C92];&quot;&quot;)" office:value-type="float" office:value="10.5314">
            <text:p>10,53</text:p>
          </table:table-cell>
          <table:table-cell table:formula="of:=IF(AND([.$B92]=[.N$2];[.$I92]&lt;&gt;&quot;&quot;);[.$C92];&quot;&quot;)">
            <text:p/>
          </table:table-cell>
          <table:table-cell table:formula="of:=IF(AND([.$B92]=[.O$2];[.$I92]&lt;&gt;&quot;&quot;);[.$C92];&quot;&quot;)">
            <text:p/>
          </table:table-cell>
          <table:table-cell table:style-name="ce11" table:formula="of:=IF(AND([.$B92]=[.P$2];[.$I92]&lt;&gt;&quot;&quot;);[.$E92];&quot;&quot;)">
            <text:p/>
          </table:table-cell>
          <table:table-cell table:style-name="ce11" table:formula="of:=IF(AND([.$B92]=[.Q$2];[.$I92]&lt;&gt;&quot;&quot;);[.$E92];&quot;&quot;)">
            <text:p/>
          </table:table-cell>
          <table:table-cell table:style-name="ce11" table:formula="of:=IF(AND([.$B92]=[.R$2];[.$I92]&lt;&gt;&quot;&quot;);[.$E92];&quot;&quot;)">
            <text:p/>
          </table:table-cell>
          <table:table-cell table:style-name="ce11" table:formula="of:=IF(AND([.$B92]=[.S$2];[.$I92]&lt;&gt;&quot;&quot;);[.$E92];&quot;&quot;)" office:value-type="float" office:value="117.041">
            <text:p>117,04</text:p>
          </table:table-cell>
          <table:table-cell table:style-name="ce11" table:formula="of:=IF(AND([.$B92]=[.T$2];[.$I92]&lt;&gt;&quot;&quot;);[.$E92];&quot;&quot;)">
            <text:p/>
          </table:table-cell>
          <table:table-cell table:style-name="ce11" table:formula="of:=IF(AND([.$B92]=[.U$2];[.$I92]&lt;&gt;&quot;&quot;);[.$E92];&quot;&quot;)">
            <text:p/>
          </table:table-cell>
          <table:table-cell table:style-name="ce17" table:formula="of:=IF(AND([.$B92]=[.V$2];[.$I92]&lt;&gt;&quot;&quot;);[.$G92];&quot;&quot;)">
            <text:p/>
          </table:table-cell>
          <table:table-cell table:style-name="ce17" table:formula="of:=IF(AND([.$B92]=[.W$2];[.$I92]&lt;&gt;&quot;&quot;);[.$G92];&quot;&quot;)">
            <text:p/>
          </table:table-cell>
          <table:table-cell table:style-name="ce17" table:formula="of:=IF(AND([.$B92]=[.X$2];[.$I92]&lt;&gt;&quot;&quot;);[.$G92];&quot;&quot;)">
            <text:p/>
          </table:table-cell>
          <table:table-cell table:style-name="ce17" table:formula="of:=IF(AND([.$B92]=[.Y$2];[.$I92]&lt;&gt;&quot;&quot;);[.$G92];&quot;&quot;)" office:value-type="float" office:value="121.349">
            <text:p>121,35</text:p>
          </table:table-cell>
          <table:table-cell table:style-name="ce17" table:formula="of:=IF(AND([.$B92]=[.Z$2];[.$I92]&lt;&gt;&quot;&quot;);[.$G92];&quot;&quot;)">
            <text:p/>
          </table:table-cell>
          <table:table-cell table:style-name="ce17" table:formula="of:=IF(AND([.$B92]=[.AA$2];[.$I92]&lt;&gt;&quot;&quot;);[.$G92];&quot;&quot;)">
            <text:p/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4262">
            <text:p>10,4262</text:p>
          </table:table-cell>
          <table:table-cell table:style-name="Default" office:value-type="float" office:value="8.98345">
            <text:p>8,98345</text:p>
          </table:table-cell>
          <table:table-cell table:style-name="Default" office:value-type="float" office:value="81.95">
            <text:p>81,95</text:p>
          </table:table-cell>
          <table:table-cell table:style-name="Default" office:value-type="float" office:value="434.583">
            <text:p>434,583</text:p>
          </table:table-cell>
          <table:table-cell table:style-name="Default" office:value-type="float" office:value="169.97">
            <text:p>169,97</text:p>
          </table:table-cell>
          <table:table-cell table:style-name="Default" office:value-type="float" office:value="855.369">
            <text:p>855,369</text:p>
          </table:table-cell>
          <table:table-cell table:style-name="Default" office:value-type="string">
            <text:p>/home/ramiro/Imagens/faces/091.jpg</text:p>
          </table:table-cell>
          <table:table-cell table:formula="of:=IF(AND([.$B93]=[.J$2];[.$I93]&lt;&gt;&quot;&quot;);[.$C93];&quot;&quot;)" office:value-type="float" office:value="10.4262">
            <text:p>10,43</text:p>
          </table:table-cell>
          <table:table-cell table:formula="of:=IF(AND([.$B93]=[.K$2];[.$I93]&lt;&gt;&quot;&quot;);[.$C93];&quot;&quot;)">
            <text:p/>
          </table:table-cell>
          <table:table-cell table:formula="of:=IF(AND([.$B93]=[.L$2];[.$I93]&lt;&gt;&quot;&quot;);[.$C93];&quot;&quot;)">
            <text:p/>
          </table:table-cell>
          <table:table-cell table:formula="of:=IF(AND([.$B93]=[.M$2];[.$I93]&lt;&gt;&quot;&quot;);[.$C93];&quot;&quot;)">
            <text:p/>
          </table:table-cell>
          <table:table-cell table:formula="of:=IF(AND([.$B93]=[.N$2];[.$I93]&lt;&gt;&quot;&quot;);[.$C93];&quot;&quot;)">
            <text:p/>
          </table:table-cell>
          <table:table-cell table:formula="of:=IF(AND([.$B93]=[.O$2];[.$I93]&lt;&gt;&quot;&quot;);[.$C93];&quot;&quot;)">
            <text:p/>
          </table:table-cell>
          <table:table-cell table:style-name="ce11" table:formula="of:=IF(AND([.$B93]=[.P$2];[.$I93]&lt;&gt;&quot;&quot;);[.$E93];&quot;&quot;)" office:value-type="float" office:value="81.95">
            <text:p>81,95</text:p>
          </table:table-cell>
          <table:table-cell table:style-name="ce11" table:formula="of:=IF(AND([.$B93]=[.Q$2];[.$I93]&lt;&gt;&quot;&quot;);[.$E93];&quot;&quot;)">
            <text:p/>
          </table:table-cell>
          <table:table-cell table:style-name="ce11" table:formula="of:=IF(AND([.$B93]=[.R$2];[.$I93]&lt;&gt;&quot;&quot;);[.$E93];&quot;&quot;)">
            <text:p/>
          </table:table-cell>
          <table:table-cell table:style-name="ce11" table:formula="of:=IF(AND([.$B93]=[.S$2];[.$I93]&lt;&gt;&quot;&quot;);[.$E93];&quot;&quot;)">
            <text:p/>
          </table:table-cell>
          <table:table-cell table:style-name="ce11" table:formula="of:=IF(AND([.$B93]=[.T$2];[.$I93]&lt;&gt;&quot;&quot;);[.$E93];&quot;&quot;)">
            <text:p/>
          </table:table-cell>
          <table:table-cell table:style-name="ce11" table:formula="of:=IF(AND([.$B93]=[.U$2];[.$I93]&lt;&gt;&quot;&quot;);[.$E93];&quot;&quot;)">
            <text:p/>
          </table:table-cell>
          <table:table-cell table:style-name="ce17" table:formula="of:=IF(AND([.$B93]=[.V$2];[.$I93]&lt;&gt;&quot;&quot;);[.$G93];&quot;&quot;)" office:value-type="float" office:value="169.97">
            <text:p>169,97</text:p>
          </table:table-cell>
          <table:table-cell table:style-name="ce17" table:formula="of:=IF(AND([.$B93]=[.W$2];[.$I93]&lt;&gt;&quot;&quot;);[.$G93];&quot;&quot;)">
            <text:p/>
          </table:table-cell>
          <table:table-cell table:style-name="ce17" table:formula="of:=IF(AND([.$B93]=[.X$2];[.$I93]&lt;&gt;&quot;&quot;);[.$G93];&quot;&quot;)">
            <text:p/>
          </table:table-cell>
          <table:table-cell table:style-name="ce17" table:formula="of:=IF(AND([.$B93]=[.Y$2];[.$I93]&lt;&gt;&quot;&quot;);[.$G93];&quot;&quot;)">
            <text:p/>
          </table:table-cell>
          <table:table-cell table:style-name="ce17" table:formula="of:=IF(AND([.$B93]=[.Z$2];[.$I93]&lt;&gt;&quot;&quot;);[.$G93];&quot;&quot;)">
            <text:p/>
          </table:table-cell>
          <table:table-cell table:style-name="ce17" table:formula="of:=IF(AND([.$B93]=[.AA$2];[.$I93]&lt;&gt;&quot;&quot;);[.$G93];&quot;&quot;)">
            <text:p/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3.7858">
            <text:p>13,7858</text:p>
          </table:table-cell>
          <table:table-cell table:style-name="Default" office:value-type="float" office:value="4.64981">
            <text:p>4,64981</text:p>
          </table:table-cell>
          <table:table-cell table:style-name="Default" office:value-type="float" office:value="130.633">
            <text:p>130,633</text:p>
          </table:table-cell>
          <table:table-cell table:style-name="Default" office:value-type="float" office:value="1799.47">
            <text:p>1799,47</text:p>
          </table:table-cell>
          <table:table-cell table:style-name="Default" office:value-type="float" office:value="174.598">
            <text:p>174,598</text:p>
          </table:table-cell>
          <table:table-cell table:style-name="Default" office:value-type="float" office:value="2866.3">
            <text:p>2866,3</text:p>
          </table:table-cell>
          <table:table-cell table:style-name="Default" office:value-type="string">
            <text:p>/home/ramiro/Imagens/faces/092.jpg</text:p>
          </table:table-cell>
          <table:table-cell table:formula="of:=IF(AND([.$B94]=[.J$2];[.$I94]&lt;&gt;&quot;&quot;);[.$C94];&quot;&quot;)">
            <text:p/>
          </table:table-cell>
          <table:table-cell table:formula="of:=IF(AND([.$B94]=[.K$2];[.$I94]&lt;&gt;&quot;&quot;);[.$C94];&quot;&quot;)" office:value-type="float" office:value="13.7858">
            <text:p>13,79</text:p>
          </table:table-cell>
          <table:table-cell table:formula="of:=IF(AND([.$B94]=[.L$2];[.$I94]&lt;&gt;&quot;&quot;);[.$C94];&quot;&quot;)">
            <text:p/>
          </table:table-cell>
          <table:table-cell table:formula="of:=IF(AND([.$B94]=[.M$2];[.$I94]&lt;&gt;&quot;&quot;);[.$C94];&quot;&quot;)">
            <text:p/>
          </table:table-cell>
          <table:table-cell table:formula="of:=IF(AND([.$B94]=[.N$2];[.$I94]&lt;&gt;&quot;&quot;);[.$C94];&quot;&quot;)">
            <text:p/>
          </table:table-cell>
          <table:table-cell table:formula="of:=IF(AND([.$B94]=[.O$2];[.$I94]&lt;&gt;&quot;&quot;);[.$C94];&quot;&quot;)">
            <text:p/>
          </table:table-cell>
          <table:table-cell table:style-name="ce11" table:formula="of:=IF(AND([.$B94]=[.P$2];[.$I94]&lt;&gt;&quot;&quot;);[.$E94];&quot;&quot;)">
            <text:p/>
          </table:table-cell>
          <table:table-cell table:style-name="ce11" table:formula="of:=IF(AND([.$B94]=[.Q$2];[.$I94]&lt;&gt;&quot;&quot;);[.$E94];&quot;&quot;)" office:value-type="float" office:value="130.633">
            <text:p>130,63</text:p>
          </table:table-cell>
          <table:table-cell table:style-name="ce11" table:formula="of:=IF(AND([.$B94]=[.R$2];[.$I94]&lt;&gt;&quot;&quot;);[.$E94];&quot;&quot;)">
            <text:p/>
          </table:table-cell>
          <table:table-cell table:style-name="ce11" table:formula="of:=IF(AND([.$B94]=[.S$2];[.$I94]&lt;&gt;&quot;&quot;);[.$E94];&quot;&quot;)">
            <text:p/>
          </table:table-cell>
          <table:table-cell table:style-name="ce11" table:formula="of:=IF(AND([.$B94]=[.T$2];[.$I94]&lt;&gt;&quot;&quot;);[.$E94];&quot;&quot;)">
            <text:p/>
          </table:table-cell>
          <table:table-cell table:style-name="ce11" table:formula="of:=IF(AND([.$B94]=[.U$2];[.$I94]&lt;&gt;&quot;&quot;);[.$E94];&quot;&quot;)">
            <text:p/>
          </table:table-cell>
          <table:table-cell table:style-name="ce17" table:formula="of:=IF(AND([.$B94]=[.V$2];[.$I94]&lt;&gt;&quot;&quot;);[.$G94];&quot;&quot;)">
            <text:p/>
          </table:table-cell>
          <table:table-cell table:style-name="ce17" table:formula="of:=IF(AND([.$B94]=[.W$2];[.$I94]&lt;&gt;&quot;&quot;);[.$G94];&quot;&quot;)" office:value-type="float" office:value="174.598">
            <text:p>174,60</text:p>
          </table:table-cell>
          <table:table-cell table:style-name="ce17" table:formula="of:=IF(AND([.$B94]=[.X$2];[.$I94]&lt;&gt;&quot;&quot;);[.$G94];&quot;&quot;)">
            <text:p/>
          </table:table-cell>
          <table:table-cell table:style-name="ce17" table:formula="of:=IF(AND([.$B94]=[.Y$2];[.$I94]&lt;&gt;&quot;&quot;);[.$G94];&quot;&quot;)">
            <text:p/>
          </table:table-cell>
          <table:table-cell table:style-name="ce17" table:formula="of:=IF(AND([.$B94]=[.Z$2];[.$I94]&lt;&gt;&quot;&quot;);[.$G94];&quot;&quot;)">
            <text:p/>
          </table:table-cell>
          <table:table-cell table:style-name="ce17" table:formula="of:=IF(AND([.$B94]=[.AA$2];[.$I94]&lt;&gt;&quot;&quot;);[.$G94];&quot;&quot;)">
            <text:p/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5]=[.J$2];[.$I95]&lt;&gt;&quot;&quot;);[.$C95];&quot;&quot;)">
            <text:p/>
          </table:table-cell>
          <table:table-cell table:formula="of:=IF(AND([.$B95]=[.K$2];[.$I95]&lt;&gt;&quot;&quot;);[.$C95];&quot;&quot;)">
            <text:p/>
          </table:table-cell>
          <table:table-cell table:formula="of:=IF(AND([.$B95]=[.L$2];[.$I95]&lt;&gt;&quot;&quot;);[.$C95];&quot;&quot;)">
            <text:p/>
          </table:table-cell>
          <table:table-cell table:formula="of:=IF(AND([.$B95]=[.M$2];[.$I95]&lt;&gt;&quot;&quot;);[.$C95];&quot;&quot;)">
            <text:p/>
          </table:table-cell>
          <table:table-cell table:formula="of:=IF(AND([.$B95]=[.N$2];[.$I95]&lt;&gt;&quot;&quot;);[.$C95];&quot;&quot;)">
            <text:p/>
          </table:table-cell>
          <table:table-cell table:formula="of:=IF(AND([.$B95]=[.O$2];[.$I95]&lt;&gt;&quot;&quot;);[.$C95];&quot;&quot;)">
            <text:p/>
          </table:table-cell>
          <table:table-cell table:style-name="ce11" table:formula="of:=IF(AND([.$B95]=[.P$2];[.$I95]&lt;&gt;&quot;&quot;);[.$E95];&quot;&quot;)">
            <text:p/>
          </table:table-cell>
          <table:table-cell table:style-name="ce11" table:formula="of:=IF(AND([.$B95]=[.Q$2];[.$I95]&lt;&gt;&quot;&quot;);[.$E95];&quot;&quot;)">
            <text:p/>
          </table:table-cell>
          <table:table-cell table:style-name="ce11" table:formula="of:=IF(AND([.$B95]=[.R$2];[.$I95]&lt;&gt;&quot;&quot;);[.$E95];&quot;&quot;)">
            <text:p/>
          </table:table-cell>
          <table:table-cell table:style-name="ce11" table:formula="of:=IF(AND([.$B95]=[.S$2];[.$I95]&lt;&gt;&quot;&quot;);[.$E95];&quot;&quot;)">
            <text:p/>
          </table:table-cell>
          <table:table-cell table:style-name="ce11" table:formula="of:=IF(AND([.$B95]=[.T$2];[.$I95]&lt;&gt;&quot;&quot;);[.$E95];&quot;&quot;)">
            <text:p/>
          </table:table-cell>
          <table:table-cell table:style-name="ce11" table:formula="of:=IF(AND([.$B95]=[.U$2];[.$I95]&lt;&gt;&quot;&quot;);[.$E95];&quot;&quot;)">
            <text:p/>
          </table:table-cell>
          <table:table-cell table:style-name="ce17" table:formula="of:=IF(AND([.$B95]=[.V$2];[.$I95]&lt;&gt;&quot;&quot;);[.$G95];&quot;&quot;)">
            <text:p/>
          </table:table-cell>
          <table:table-cell table:style-name="ce17" table:formula="of:=IF(AND([.$B95]=[.W$2];[.$I95]&lt;&gt;&quot;&quot;);[.$G95];&quot;&quot;)">
            <text:p/>
          </table:table-cell>
          <table:table-cell table:style-name="ce17" table:formula="of:=IF(AND([.$B95]=[.X$2];[.$I95]&lt;&gt;&quot;&quot;);[.$G95];&quot;&quot;)">
            <text:p/>
          </table:table-cell>
          <table:table-cell table:style-name="ce17" table:formula="of:=IF(AND([.$B95]=[.Y$2];[.$I95]&lt;&gt;&quot;&quot;);[.$G95];&quot;&quot;)">
            <text:p/>
          </table:table-cell>
          <table:table-cell table:style-name="ce17" table:formula="of:=IF(AND([.$B95]=[.Z$2];[.$I95]&lt;&gt;&quot;&quot;);[.$G95];&quot;&quot;)">
            <text:p/>
          </table:table-cell>
          <table:table-cell table:style-name="ce17" table:formula="of:=IF(AND([.$B95]=[.AA$2];[.$I95]&lt;&gt;&quot;&quot;);[.$G95];&quot;&quot;)">
            <text:p/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10.1361">
            <text:p>10,1361</text:p>
          </table:table-cell>
          <table:table-cell table:style-name="Default" office:value-type="float" office:value="5.82522">
            <text:p>5,82522</text:p>
          </table:table-cell>
          <table:table-cell table:style-name="Default" office:value-type="float" office:value="144.369">
            <text:p>144,369</text:p>
          </table:table-cell>
          <table:table-cell table:style-name="Default" office:value-type="float" office:value="1217">
            <text:p>1217</text:p>
          </table:table-cell>
          <table:table-cell table:style-name="Default" office:value-type="float" office:value="108.628">
            <text:p>108,628</text:p>
          </table:table-cell>
          <table:table-cell table:style-name="Default" office:value-type="float" office:value="3359.25">
            <text:p>3359,25</text:p>
          </table:table-cell>
          <table:table-cell table:style-name="Default" office:value-type="string">
            <text:p>/home/ramiro/Imagens/faces/094.jpg</text:p>
          </table:table-cell>
          <table:table-cell table:formula="of:=IF(AND([.$B96]=[.J$2];[.$I96]&lt;&gt;&quot;&quot;);[.$C96];&quot;&quot;)">
            <text:p/>
          </table:table-cell>
          <table:table-cell table:formula="of:=IF(AND([.$B96]=[.K$2];[.$I96]&lt;&gt;&quot;&quot;);[.$C96];&quot;&quot;)">
            <text:p/>
          </table:table-cell>
          <table:table-cell table:formula="of:=IF(AND([.$B96]=[.L$2];[.$I96]&lt;&gt;&quot;&quot;);[.$C96];&quot;&quot;)">
            <text:p/>
          </table:table-cell>
          <table:table-cell table:formula="of:=IF(AND([.$B96]=[.M$2];[.$I96]&lt;&gt;&quot;&quot;);[.$C96];&quot;&quot;)">
            <text:p/>
          </table:table-cell>
          <table:table-cell table:formula="of:=IF(AND([.$B96]=[.N$2];[.$I96]&lt;&gt;&quot;&quot;);[.$C96];&quot;&quot;)">
            <text:p/>
          </table:table-cell>
          <table:table-cell table:formula="of:=IF(AND([.$B96]=[.O$2];[.$I96]&lt;&gt;&quot;&quot;);[.$C96];&quot;&quot;)" office:value-type="float" office:value="10.1361">
            <text:p>10,14</text:p>
          </table:table-cell>
          <table:table-cell table:style-name="ce11" table:formula="of:=IF(AND([.$B96]=[.P$2];[.$I96]&lt;&gt;&quot;&quot;);[.$E96];&quot;&quot;)">
            <text:p/>
          </table:table-cell>
          <table:table-cell table:style-name="ce11" table:formula="of:=IF(AND([.$B96]=[.Q$2];[.$I96]&lt;&gt;&quot;&quot;);[.$E96];&quot;&quot;)">
            <text:p/>
          </table:table-cell>
          <table:table-cell table:style-name="ce11" table:formula="of:=IF(AND([.$B96]=[.R$2];[.$I96]&lt;&gt;&quot;&quot;);[.$E96];&quot;&quot;)">
            <text:p/>
          </table:table-cell>
          <table:table-cell table:style-name="ce11" table:formula="of:=IF(AND([.$B96]=[.S$2];[.$I96]&lt;&gt;&quot;&quot;);[.$E96];&quot;&quot;)">
            <text:p/>
          </table:table-cell>
          <table:table-cell table:style-name="ce11" table:formula="of:=IF(AND([.$B96]=[.T$2];[.$I96]&lt;&gt;&quot;&quot;);[.$E96];&quot;&quot;)">
            <text:p/>
          </table:table-cell>
          <table:table-cell table:style-name="ce11" table:formula="of:=IF(AND([.$B96]=[.U$2];[.$I96]&lt;&gt;&quot;&quot;);[.$E96];&quot;&quot;)" office:value-type="float" office:value="144.369">
            <text:p>144,37</text:p>
          </table:table-cell>
          <table:table-cell table:style-name="ce17" table:formula="of:=IF(AND([.$B96]=[.V$2];[.$I96]&lt;&gt;&quot;&quot;);[.$G96];&quot;&quot;)">
            <text:p/>
          </table:table-cell>
          <table:table-cell table:style-name="ce17" table:formula="of:=IF(AND([.$B96]=[.W$2];[.$I96]&lt;&gt;&quot;&quot;);[.$G96];&quot;&quot;)">
            <text:p/>
          </table:table-cell>
          <table:table-cell table:style-name="ce17" table:formula="of:=IF(AND([.$B96]=[.X$2];[.$I96]&lt;&gt;&quot;&quot;);[.$G96];&quot;&quot;)">
            <text:p/>
          </table:table-cell>
          <table:table-cell table:style-name="ce17" table:formula="of:=IF(AND([.$B96]=[.Y$2];[.$I96]&lt;&gt;&quot;&quot;);[.$G96];&quot;&quot;)">
            <text:p/>
          </table:table-cell>
          <table:table-cell table:style-name="ce17" table:formula="of:=IF(AND([.$B96]=[.Z$2];[.$I96]&lt;&gt;&quot;&quot;);[.$G96];&quot;&quot;)">
            <text:p/>
          </table:table-cell>
          <table:table-cell table:style-name="ce17" table:formula="of:=IF(AND([.$B96]=[.AA$2];[.$I96]&lt;&gt;&quot;&quot;);[.$G96];&quot;&quot;)" office:value-type="float" office:value="108.628">
            <text:p>108,63</text:p>
          </table:table-cell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0.8837">
            <text:p>10,8837</text:p>
          </table:table-cell>
          <table:table-cell table:style-name="Default" office:value-type="float" office:value="11.9769">
            <text:p>11,9769</text:p>
          </table:table-cell>
          <table:table-cell table:style-name="Default" office:value-type="float" office:value="49.5545">
            <text:p>49,5545</text:p>
          </table:table-cell>
          <table:table-cell table:style-name="Default" office:value-type="float" office:value="1186.61">
            <text:p>1186,61</text:p>
          </table:table-cell>
          <table:table-cell table:style-name="Default" office:value-type="float" office:value="202.74">
            <text:p>202,74</text:p>
          </table:table-cell>
          <table:table-cell table:style-name="Default" office:value-type="float" office:value="1159.2">
            <text:p>1159,2</text:p>
          </table:table-cell>
          <table:table-cell table:style-name="Default" office:value-type="string">
            <text:p>/home/ramiro/Imagens/faces/095.jpg</text:p>
          </table:table-cell>
          <table:table-cell table:formula="of:=IF(AND([.$B97]=[.J$2];[.$I97]&lt;&gt;&quot;&quot;);[.$C97];&quot;&quot;)" office:value-type="float" office:value="10.8837">
            <text:p>10,88</text:p>
          </table:table-cell>
          <table:table-cell table:formula="of:=IF(AND([.$B97]=[.K$2];[.$I97]&lt;&gt;&quot;&quot;);[.$C97];&quot;&quot;)">
            <text:p/>
          </table:table-cell>
          <table:table-cell table:formula="of:=IF(AND([.$B97]=[.L$2];[.$I97]&lt;&gt;&quot;&quot;);[.$C97];&quot;&quot;)">
            <text:p/>
          </table:table-cell>
          <table:table-cell table:formula="of:=IF(AND([.$B97]=[.M$2];[.$I97]&lt;&gt;&quot;&quot;);[.$C97];&quot;&quot;)">
            <text:p/>
          </table:table-cell>
          <table:table-cell table:formula="of:=IF(AND([.$B97]=[.N$2];[.$I97]&lt;&gt;&quot;&quot;);[.$C97];&quot;&quot;)">
            <text:p/>
          </table:table-cell>
          <table:table-cell table:formula="of:=IF(AND([.$B97]=[.O$2];[.$I97]&lt;&gt;&quot;&quot;);[.$C97];&quot;&quot;)">
            <text:p/>
          </table:table-cell>
          <table:table-cell table:style-name="ce11" table:formula="of:=IF(AND([.$B97]=[.P$2];[.$I97]&lt;&gt;&quot;&quot;);[.$E97];&quot;&quot;)" office:value-type="float" office:value="49.5545">
            <text:p>49,55</text:p>
          </table:table-cell>
          <table:table-cell table:style-name="ce11" table:formula="of:=IF(AND([.$B97]=[.Q$2];[.$I97]&lt;&gt;&quot;&quot;);[.$E97];&quot;&quot;)">
            <text:p/>
          </table:table-cell>
          <table:table-cell table:style-name="ce11" table:formula="of:=IF(AND([.$B97]=[.R$2];[.$I97]&lt;&gt;&quot;&quot;);[.$E97];&quot;&quot;)">
            <text:p/>
          </table:table-cell>
          <table:table-cell table:style-name="ce11" table:formula="of:=IF(AND([.$B97]=[.S$2];[.$I97]&lt;&gt;&quot;&quot;);[.$E97];&quot;&quot;)">
            <text:p/>
          </table:table-cell>
          <table:table-cell table:style-name="ce11" table:formula="of:=IF(AND([.$B97]=[.T$2];[.$I97]&lt;&gt;&quot;&quot;);[.$E97];&quot;&quot;)">
            <text:p/>
          </table:table-cell>
          <table:table-cell table:style-name="ce11" table:formula="of:=IF(AND([.$B97]=[.U$2];[.$I97]&lt;&gt;&quot;&quot;);[.$E97];&quot;&quot;)">
            <text:p/>
          </table:table-cell>
          <table:table-cell table:style-name="ce17" table:formula="of:=IF(AND([.$B97]=[.V$2];[.$I97]&lt;&gt;&quot;&quot;);[.$G97];&quot;&quot;)" office:value-type="float" office:value="202.74">
            <text:p>202,74</text:p>
          </table:table-cell>
          <table:table-cell table:style-name="ce17" table:formula="of:=IF(AND([.$B97]=[.W$2];[.$I97]&lt;&gt;&quot;&quot;);[.$G97];&quot;&quot;)">
            <text:p/>
          </table:table-cell>
          <table:table-cell table:style-name="ce17" table:formula="of:=IF(AND([.$B97]=[.X$2];[.$I97]&lt;&gt;&quot;&quot;);[.$G97];&quot;&quot;)">
            <text:p/>
          </table:table-cell>
          <table:table-cell table:style-name="ce17" table:formula="of:=IF(AND([.$B97]=[.Y$2];[.$I97]&lt;&gt;&quot;&quot;);[.$G97];&quot;&quot;)">
            <text:p/>
          </table:table-cell>
          <table:table-cell table:style-name="ce17" table:formula="of:=IF(AND([.$B97]=[.Z$2];[.$I97]&lt;&gt;&quot;&quot;);[.$G97];&quot;&quot;)">
            <text:p/>
          </table:table-cell>
          <table:table-cell table:style-name="ce17" table:formula="of:=IF(AND([.$B97]=[.AA$2];[.$I97]&lt;&gt;&quot;&quot;);[.$G97];&quot;&quot;)">
            <text:p/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float" office:value="0">
            <text:p>0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8]=[.J$2];[.$I98]&lt;&gt;&quot;&quot;);[.$C98];&quot;&quot;)">
            <text:p/>
          </table:table-cell>
          <table:table-cell table:formula="of:=IF(AND([.$B98]=[.K$2];[.$I98]&lt;&gt;&quot;&quot;);[.$C98];&quot;&quot;)">
            <text:p/>
          </table:table-cell>
          <table:table-cell table:formula="of:=IF(AND([.$B98]=[.L$2];[.$I98]&lt;&gt;&quot;&quot;);[.$C98];&quot;&quot;)">
            <text:p/>
          </table:table-cell>
          <table:table-cell table:formula="of:=IF(AND([.$B98]=[.M$2];[.$I98]&lt;&gt;&quot;&quot;);[.$C98];&quot;&quot;)">
            <text:p/>
          </table:table-cell>
          <table:table-cell table:formula="of:=IF(AND([.$B98]=[.N$2];[.$I98]&lt;&gt;&quot;&quot;);[.$C98];&quot;&quot;)">
            <text:p/>
          </table:table-cell>
          <table:table-cell table:formula="of:=IF(AND([.$B98]=[.O$2];[.$I98]&lt;&gt;&quot;&quot;);[.$C98];&quot;&quot;)">
            <text:p/>
          </table:table-cell>
          <table:table-cell table:style-name="ce11" table:formula="of:=IF(AND([.$B98]=[.P$2];[.$I98]&lt;&gt;&quot;&quot;);[.$E98];&quot;&quot;)">
            <text:p/>
          </table:table-cell>
          <table:table-cell table:style-name="ce11" table:formula="of:=IF(AND([.$B98]=[.Q$2];[.$I98]&lt;&gt;&quot;&quot;);[.$E98];&quot;&quot;)">
            <text:p/>
          </table:table-cell>
          <table:table-cell table:style-name="ce11" table:formula="of:=IF(AND([.$B98]=[.R$2];[.$I98]&lt;&gt;&quot;&quot;);[.$E98];&quot;&quot;)">
            <text:p/>
          </table:table-cell>
          <table:table-cell table:style-name="ce11" table:formula="of:=IF(AND([.$B98]=[.S$2];[.$I98]&lt;&gt;&quot;&quot;);[.$E98];&quot;&quot;)">
            <text:p/>
          </table:table-cell>
          <table:table-cell table:style-name="ce11" table:formula="of:=IF(AND([.$B98]=[.T$2];[.$I98]&lt;&gt;&quot;&quot;);[.$E98];&quot;&quot;)">
            <text:p/>
          </table:table-cell>
          <table:table-cell table:style-name="ce11" table:formula="of:=IF(AND([.$B98]=[.U$2];[.$I98]&lt;&gt;&quot;&quot;);[.$E98];&quot;&quot;)">
            <text:p/>
          </table:table-cell>
          <table:table-cell table:style-name="ce17" table:formula="of:=IF(AND([.$B98]=[.V$2];[.$I98]&lt;&gt;&quot;&quot;);[.$G98];&quot;&quot;)">
            <text:p/>
          </table:table-cell>
          <table:table-cell table:style-name="ce17" table:formula="of:=IF(AND([.$B98]=[.W$2];[.$I98]&lt;&gt;&quot;&quot;);[.$G98];&quot;&quot;)">
            <text:p/>
          </table:table-cell>
          <table:table-cell table:style-name="ce17" table:formula="of:=IF(AND([.$B98]=[.X$2];[.$I98]&lt;&gt;&quot;&quot;);[.$G98];&quot;&quot;)">
            <text:p/>
          </table:table-cell>
          <table:table-cell table:style-name="ce17" table:formula="of:=IF(AND([.$B98]=[.Y$2];[.$I98]&lt;&gt;&quot;&quot;);[.$G98];&quot;&quot;)">
            <text:p/>
          </table:table-cell>
          <table:table-cell table:style-name="ce17" table:formula="of:=IF(AND([.$B98]=[.Z$2];[.$I98]&lt;&gt;&quot;&quot;);[.$G98];&quot;&quot;)">
            <text:p/>
          </table:table-cell>
          <table:table-cell table:style-name="ce17" table:formula="of:=IF(AND([.$B98]=[.AA$2];[.$I98]&lt;&gt;&quot;&quot;);[.$G98];&quot;&quot;)">
            <text:p/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55039">
            <text:p>8,55039</text:p>
          </table:table-cell>
          <table:table-cell table:style-name="Default" office:value-type="float" office:value="8.68466">
            <text:p>8,68466</text:p>
          </table:table-cell>
          <table:table-cell table:style-name="Default" office:value-type="float" office:value="96.9721">
            <text:p>96,9721</text:p>
          </table:table-cell>
          <table:table-cell table:style-name="Default" office:value-type="float" office:value="981.203">
            <text:p>981,203</text:p>
          </table:table-cell>
          <table:table-cell table:style-name="Default" office:value-type="float" office:value="141.886">
            <text:p>141,886</text:p>
          </table:table-cell>
          <table:table-cell table:style-name="Default" office:value-type="float" office:value="2613.28">
            <text:p>2613,28</text:p>
          </table:table-cell>
          <table:table-cell table:style-name="Default" office:value-type="string">
            <text:p>/home/ramiro/Imagens/faces/097.jpg</text:p>
          </table:table-cell>
          <table:table-cell table:formula="of:=IF(AND([.$B99]=[.J$2];[.$I99]&lt;&gt;&quot;&quot;);[.$C99];&quot;&quot;)">
            <text:p/>
          </table:table-cell>
          <table:table-cell table:formula="of:=IF(AND([.$B99]=[.K$2];[.$I99]&lt;&gt;&quot;&quot;);[.$C99];&quot;&quot;)" office:value-type="float" office:value="8.55039">
            <text:p>8,55</text:p>
          </table:table-cell>
          <table:table-cell table:formula="of:=IF(AND([.$B99]=[.L$2];[.$I99]&lt;&gt;&quot;&quot;);[.$C99];&quot;&quot;)">
            <text:p/>
          </table:table-cell>
          <table:table-cell table:formula="of:=IF(AND([.$B99]=[.M$2];[.$I99]&lt;&gt;&quot;&quot;);[.$C99];&quot;&quot;)">
            <text:p/>
          </table:table-cell>
          <table:table-cell table:formula="of:=IF(AND([.$B99]=[.N$2];[.$I99]&lt;&gt;&quot;&quot;);[.$C99];&quot;&quot;)">
            <text:p/>
          </table:table-cell>
          <table:table-cell table:formula="of:=IF(AND([.$B99]=[.O$2];[.$I99]&lt;&gt;&quot;&quot;);[.$C99];&quot;&quot;)">
            <text:p/>
          </table:table-cell>
          <table:table-cell table:style-name="ce11" table:formula="of:=IF(AND([.$B99]=[.P$2];[.$I99]&lt;&gt;&quot;&quot;);[.$E99];&quot;&quot;)">
            <text:p/>
          </table:table-cell>
          <table:table-cell table:style-name="ce11" table:formula="of:=IF(AND([.$B99]=[.Q$2];[.$I99]&lt;&gt;&quot;&quot;);[.$E99];&quot;&quot;)" office:value-type="float" office:value="96.9721">
            <text:p>96,97</text:p>
          </table:table-cell>
          <table:table-cell table:style-name="ce11" table:formula="of:=IF(AND([.$B99]=[.R$2];[.$I99]&lt;&gt;&quot;&quot;);[.$E99];&quot;&quot;)">
            <text:p/>
          </table:table-cell>
          <table:table-cell table:style-name="ce11" table:formula="of:=IF(AND([.$B99]=[.S$2];[.$I99]&lt;&gt;&quot;&quot;);[.$E99];&quot;&quot;)">
            <text:p/>
          </table:table-cell>
          <table:table-cell table:style-name="ce11" table:formula="of:=IF(AND([.$B99]=[.T$2];[.$I99]&lt;&gt;&quot;&quot;);[.$E99];&quot;&quot;)">
            <text:p/>
          </table:table-cell>
          <table:table-cell table:style-name="ce11" table:formula="of:=IF(AND([.$B99]=[.U$2];[.$I99]&lt;&gt;&quot;&quot;);[.$E99];&quot;&quot;)">
            <text:p/>
          </table:table-cell>
          <table:table-cell table:style-name="ce17" table:formula="of:=IF(AND([.$B99]=[.V$2];[.$I99]&lt;&gt;&quot;&quot;);[.$G99];&quot;&quot;)">
            <text:p/>
          </table:table-cell>
          <table:table-cell table:style-name="ce17" table:formula="of:=IF(AND([.$B99]=[.W$2];[.$I99]&lt;&gt;&quot;&quot;);[.$G99];&quot;&quot;)" office:value-type="float" office:value="141.886">
            <text:p>141,89</text:p>
          </table:table-cell>
          <table:table-cell table:style-name="ce17" table:formula="of:=IF(AND([.$B99]=[.X$2];[.$I99]&lt;&gt;&quot;&quot;);[.$G99];&quot;&quot;)">
            <text:p/>
          </table:table-cell>
          <table:table-cell table:style-name="ce17" table:formula="of:=IF(AND([.$B99]=[.Y$2];[.$I99]&lt;&gt;&quot;&quot;);[.$G99];&quot;&quot;)">
            <text:p/>
          </table:table-cell>
          <table:table-cell table:style-name="ce17" table:formula="of:=IF(AND([.$B99]=[.Z$2];[.$I99]&lt;&gt;&quot;&quot;);[.$G99];&quot;&quot;)">
            <text:p/>
          </table:table-cell>
          <table:table-cell table:style-name="ce17" table:formula="of:=IF(AND([.$B99]=[.AA$2];[.$I99]&lt;&gt;&quot;&quot;);[.$G99];&quot;&quot;)">
            <text:p/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8.16289">
            <text:p>8,16289</text:p>
          </table:table-cell>
          <table:table-cell table:style-name="Default" office:value-type="float" office:value="7.64941">
            <text:p>7,64941</text:p>
          </table:table-cell>
          <table:table-cell table:style-name="Default" office:value-type="float" office:value="92.0201">
            <text:p>92,0201</text:p>
          </table:table-cell>
          <table:table-cell table:style-name="Default" office:value-type="float" office:value="486.775">
            <text:p>486,775</text:p>
          </table:table-cell>
          <table:table-cell table:style-name="Default" office:value-type="float" office:value="143.806">
            <text:p>143,806</text:p>
          </table:table-cell>
          <table:table-cell table:style-name="Default" office:value-type="float" office:value="2668.51">
            <text:p>2668,51</text:p>
          </table:table-cell>
          <table:table-cell table:style-name="Default" office:value-type="string">
            <text:p>/home/ramiro/Imagens/faces/098.jpg</text:p>
          </table:table-cell>
          <table:table-cell table:formula="of:=IF(AND([.$B100]=[.J$2];[.$I100]&lt;&gt;&quot;&quot;);[.$C100];&quot;&quot;)" office:value-type="float" office:value="8.16289">
            <text:p>8,16</text:p>
          </table:table-cell>
          <table:table-cell table:formula="of:=IF(AND([.$B100]=[.K$2];[.$I100]&lt;&gt;&quot;&quot;);[.$C100];&quot;&quot;)">
            <text:p/>
          </table:table-cell>
          <table:table-cell table:formula="of:=IF(AND([.$B100]=[.L$2];[.$I100]&lt;&gt;&quot;&quot;);[.$C100];&quot;&quot;)">
            <text:p/>
          </table:table-cell>
          <table:table-cell table:formula="of:=IF(AND([.$B100]=[.M$2];[.$I100]&lt;&gt;&quot;&quot;);[.$C100];&quot;&quot;)">
            <text:p/>
          </table:table-cell>
          <table:table-cell table:formula="of:=IF(AND([.$B100]=[.N$2];[.$I100]&lt;&gt;&quot;&quot;);[.$C100];&quot;&quot;)">
            <text:p/>
          </table:table-cell>
          <table:table-cell table:formula="of:=IF(AND([.$B100]=[.O$2];[.$I100]&lt;&gt;&quot;&quot;);[.$C100];&quot;&quot;)">
            <text:p/>
          </table:table-cell>
          <table:table-cell table:style-name="ce11" table:formula="of:=IF(AND([.$B100]=[.P$2];[.$I100]&lt;&gt;&quot;&quot;);[.$E100];&quot;&quot;)" office:value-type="float" office:value="92.0201">
            <text:p>92,02</text:p>
          </table:table-cell>
          <table:table-cell table:style-name="ce11" table:formula="of:=IF(AND([.$B100]=[.Q$2];[.$I100]&lt;&gt;&quot;&quot;);[.$E100];&quot;&quot;)">
            <text:p/>
          </table:table-cell>
          <table:table-cell table:style-name="ce11" table:formula="of:=IF(AND([.$B100]=[.R$2];[.$I100]&lt;&gt;&quot;&quot;);[.$E100];&quot;&quot;)">
            <text:p/>
          </table:table-cell>
          <table:table-cell table:style-name="ce11" table:formula="of:=IF(AND([.$B100]=[.S$2];[.$I100]&lt;&gt;&quot;&quot;);[.$E100];&quot;&quot;)">
            <text:p/>
          </table:table-cell>
          <table:table-cell table:style-name="ce11" table:formula="of:=IF(AND([.$B100]=[.T$2];[.$I100]&lt;&gt;&quot;&quot;);[.$E100];&quot;&quot;)">
            <text:p/>
          </table:table-cell>
          <table:table-cell table:style-name="ce11" table:formula="of:=IF(AND([.$B100]=[.U$2];[.$I100]&lt;&gt;&quot;&quot;);[.$E100];&quot;&quot;)">
            <text:p/>
          </table:table-cell>
          <table:table-cell table:style-name="ce17" table:formula="of:=IF(AND([.$B100]=[.V$2];[.$I100]&lt;&gt;&quot;&quot;);[.$G100];&quot;&quot;)" office:value-type="float" office:value="143.806">
            <text:p>143,81</text:p>
          </table:table-cell>
          <table:table-cell table:style-name="ce17" table:formula="of:=IF(AND([.$B100]=[.W$2];[.$I100]&lt;&gt;&quot;&quot;);[.$G100];&quot;&quot;)">
            <text:p/>
          </table:table-cell>
          <table:table-cell table:style-name="ce17" table:formula="of:=IF(AND([.$B100]=[.X$2];[.$I100]&lt;&gt;&quot;&quot;);[.$G100];&quot;&quot;)">
            <text:p/>
          </table:table-cell>
          <table:table-cell table:style-name="ce17" table:formula="of:=IF(AND([.$B100]=[.Y$2];[.$I100]&lt;&gt;&quot;&quot;);[.$G100];&quot;&quot;)">
            <text:p/>
          </table:table-cell>
          <table:table-cell table:style-name="ce17" table:formula="of:=IF(AND([.$B100]=[.Z$2];[.$I100]&lt;&gt;&quot;&quot;);[.$G100];&quot;&quot;)">
            <text:p/>
          </table:table-cell>
          <table:table-cell table:style-name="ce17" table:formula="of:=IF(AND([.$B100]=[.AA$2];[.$I100]&lt;&gt;&quot;&quot;);[.$G100];&quot;&quot;)">
            <text:p/>
          </table:table-cell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2.2379">
            <text:p>12,2379</text:p>
          </table:table-cell>
          <table:table-cell table:style-name="Default" office:value-type="float" office:value="3.6423">
            <text:p>3,6423</text:p>
          </table:table-cell>
          <table:table-cell table:style-name="Default" office:value-type="float" office:value="149.533">
            <text:p>149,533</text:p>
          </table:table-cell>
          <table:table-cell table:style-name="Default" office:value-type="float" office:value="491.984">
            <text:p>491,984</text:p>
          </table:table-cell>
          <table:table-cell table:style-name="Default" office:value-type="float" office:value="147.227">
            <text:p>147,227</text:p>
          </table:table-cell>
          <table:table-cell table:style-name="Default" office:value-type="float" office:value="1688.1">
            <text:p>1688,1</text:p>
          </table:table-cell>
          <table:table-cell table:style-name="Default" office:value-type="string">
            <text:p>/home/ramiro/Imagens/faces/099.jpg</text:p>
          </table:table-cell>
          <table:table-cell table:formula="of:=IF(AND([.$B101]=[.J$2];[.$I101]&lt;&gt;&quot;&quot;);[.$C101];&quot;&quot;)">
            <text:p/>
          </table:table-cell>
          <table:table-cell table:formula="of:=IF(AND([.$B101]=[.K$2];[.$I101]&lt;&gt;&quot;&quot;);[.$C101];&quot;&quot;)" office:value-type="float" office:value="12.2379">
            <text:p>12,24</text:p>
          </table:table-cell>
          <table:table-cell table:formula="of:=IF(AND([.$B101]=[.L$2];[.$I101]&lt;&gt;&quot;&quot;);[.$C101];&quot;&quot;)">
            <text:p/>
          </table:table-cell>
          <table:table-cell table:formula="of:=IF(AND([.$B101]=[.M$2];[.$I101]&lt;&gt;&quot;&quot;);[.$C101];&quot;&quot;)">
            <text:p/>
          </table:table-cell>
          <table:table-cell table:formula="of:=IF(AND([.$B101]=[.N$2];[.$I101]&lt;&gt;&quot;&quot;);[.$C101];&quot;&quot;)">
            <text:p/>
          </table:table-cell>
          <table:table-cell table:formula="of:=IF(AND([.$B101]=[.O$2];[.$I101]&lt;&gt;&quot;&quot;);[.$C101];&quot;&quot;)">
            <text:p/>
          </table:table-cell>
          <table:table-cell table:style-name="ce11" table:formula="of:=IF(AND([.$B101]=[.P$2];[.$I101]&lt;&gt;&quot;&quot;);[.$E101];&quot;&quot;)">
            <text:p/>
          </table:table-cell>
          <table:table-cell table:style-name="ce11" table:formula="of:=IF(AND([.$B101]=[.Q$2];[.$I101]&lt;&gt;&quot;&quot;);[.$E101];&quot;&quot;)" office:value-type="float" office:value="149.533">
            <text:p>149,53</text:p>
          </table:table-cell>
          <table:table-cell table:style-name="ce11" table:formula="of:=IF(AND([.$B101]=[.R$2];[.$I101]&lt;&gt;&quot;&quot;);[.$E101];&quot;&quot;)">
            <text:p/>
          </table:table-cell>
          <table:table-cell table:style-name="ce11" table:formula="of:=IF(AND([.$B101]=[.S$2];[.$I101]&lt;&gt;&quot;&quot;);[.$E101];&quot;&quot;)">
            <text:p/>
          </table:table-cell>
          <table:table-cell table:style-name="ce11" table:formula="of:=IF(AND([.$B101]=[.T$2];[.$I101]&lt;&gt;&quot;&quot;);[.$E101];&quot;&quot;)">
            <text:p/>
          </table:table-cell>
          <table:table-cell table:style-name="ce11" table:formula="of:=IF(AND([.$B101]=[.U$2];[.$I101]&lt;&gt;&quot;&quot;);[.$E101];&quot;&quot;)">
            <text:p/>
          </table:table-cell>
          <table:table-cell table:style-name="ce17" table:formula="of:=IF(AND([.$B101]=[.V$2];[.$I101]&lt;&gt;&quot;&quot;);[.$G101];&quot;&quot;)">
            <text:p/>
          </table:table-cell>
          <table:table-cell table:style-name="ce17" table:formula="of:=IF(AND([.$B101]=[.W$2];[.$I101]&lt;&gt;&quot;&quot;);[.$G101];&quot;&quot;)" office:value-type="float" office:value="147.227">
            <text:p>147,23</text:p>
          </table:table-cell>
          <table:table-cell table:style-name="ce17" table:formula="of:=IF(AND([.$B101]=[.X$2];[.$I101]&lt;&gt;&quot;&quot;);[.$G101];&quot;&quot;)">
            <text:p/>
          </table:table-cell>
          <table:table-cell table:style-name="ce17" table:formula="of:=IF(AND([.$B101]=[.Y$2];[.$I101]&lt;&gt;&quot;&quot;);[.$G101];&quot;&quot;)">
            <text:p/>
          </table:table-cell>
          <table:table-cell table:style-name="ce17" table:formula="of:=IF(AND([.$B101]=[.Z$2];[.$I101]&lt;&gt;&quot;&quot;);[.$G101];&quot;&quot;)">
            <text:p/>
          </table:table-cell>
          <table:table-cell table:style-name="ce17" table:formula="of:=IF(AND([.$B101]=[.AA$2];[.$I101]&lt;&gt;&quot;&quot;);[.$G101];&quot;&quot;)">
            <text:p/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0.5442">
            <text:p>10,5442</text:p>
          </table:table-cell>
          <table:table-cell table:style-name="Default" office:value-type="float" office:value="11.4279">
            <text:p>11,4279</text:p>
          </table:table-cell>
          <table:table-cell table:style-name="Default" office:value-type="float" office:value="111.063">
            <text:p>111,063</text:p>
          </table:table-cell>
          <table:table-cell table:style-name="Default" office:value-type="float" office:value="2573.17">
            <text:p>2573,17</text:p>
          </table:table-cell>
          <table:table-cell table:style-name="Default" office:value-type="float" office:value="195.921">
            <text:p>195,921</text:p>
          </table:table-cell>
          <table:table-cell table:style-name="Default" office:value-type="float" office:value="2302.49">
            <text:p>2302,49</text:p>
          </table:table-cell>
          <table:table-cell table:style-name="Default" office:value-type="string">
            <text:p>/home/ramiro/Imagens/faces/100.jpg</text:p>
          </table:table-cell>
          <table:table-cell table:formula="of:=IF(AND([.$B102]=[.J$2];[.$I102]&lt;&gt;&quot;&quot;);[.$C102];&quot;&quot;)" office:value-type="float" office:value="10.5442">
            <text:p>10,54</text:p>
          </table:table-cell>
          <table:table-cell table:formula="of:=IF(AND([.$B102]=[.K$2];[.$I102]&lt;&gt;&quot;&quot;);[.$C102];&quot;&quot;)">
            <text:p/>
          </table:table-cell>
          <table:table-cell table:formula="of:=IF(AND([.$B102]=[.L$2];[.$I102]&lt;&gt;&quot;&quot;);[.$C102];&quot;&quot;)">
            <text:p/>
          </table:table-cell>
          <table:table-cell table:formula="of:=IF(AND([.$B102]=[.M$2];[.$I102]&lt;&gt;&quot;&quot;);[.$C102];&quot;&quot;)">
            <text:p/>
          </table:table-cell>
          <table:table-cell table:formula="of:=IF(AND([.$B102]=[.N$2];[.$I102]&lt;&gt;&quot;&quot;);[.$C102];&quot;&quot;)">
            <text:p/>
          </table:table-cell>
          <table:table-cell table:formula="of:=IF(AND([.$B102]=[.O$2];[.$I102]&lt;&gt;&quot;&quot;);[.$C102];&quot;&quot;)">
            <text:p/>
          </table:table-cell>
          <table:table-cell table:style-name="ce11" table:formula="of:=IF(AND([.$B102]=[.P$2];[.$I102]&lt;&gt;&quot;&quot;);[.$E102];&quot;&quot;)" office:value-type="float" office:value="111.063">
            <text:p>111,06</text:p>
          </table:table-cell>
          <table:table-cell table:style-name="ce11" table:formula="of:=IF(AND([.$B102]=[.Q$2];[.$I102]&lt;&gt;&quot;&quot;);[.$E102];&quot;&quot;)">
            <text:p/>
          </table:table-cell>
          <table:table-cell table:style-name="ce11" table:formula="of:=IF(AND([.$B102]=[.R$2];[.$I102]&lt;&gt;&quot;&quot;);[.$E102];&quot;&quot;)">
            <text:p/>
          </table:table-cell>
          <table:table-cell table:style-name="ce11" table:formula="of:=IF(AND([.$B102]=[.S$2];[.$I102]&lt;&gt;&quot;&quot;);[.$E102];&quot;&quot;)">
            <text:p/>
          </table:table-cell>
          <table:table-cell table:style-name="ce11" table:formula="of:=IF(AND([.$B102]=[.T$2];[.$I102]&lt;&gt;&quot;&quot;);[.$E102];&quot;&quot;)">
            <text:p/>
          </table:table-cell>
          <table:table-cell table:style-name="ce11" table:formula="of:=IF(AND([.$B102]=[.U$2];[.$I102]&lt;&gt;&quot;&quot;);[.$E102];&quot;&quot;)">
            <text:p/>
          </table:table-cell>
          <table:table-cell table:style-name="ce17" table:formula="of:=IF(AND([.$B102]=[.V$2];[.$I102]&lt;&gt;&quot;&quot;);[.$G102];&quot;&quot;)" office:value-type="float" office:value="195.921">
            <text:p>195,92</text:p>
          </table:table-cell>
          <table:table-cell table:style-name="ce17" table:formula="of:=IF(AND([.$B102]=[.W$2];[.$I102]&lt;&gt;&quot;&quot;);[.$G102];&quot;&quot;)">
            <text:p/>
          </table:table-cell>
          <table:table-cell table:style-name="ce17" table:formula="of:=IF(AND([.$B102]=[.X$2];[.$I102]&lt;&gt;&quot;&quot;);[.$G102];&quot;&quot;)">
            <text:p/>
          </table:table-cell>
          <table:table-cell table:style-name="ce17" table:formula="of:=IF(AND([.$B102]=[.Y$2];[.$I102]&lt;&gt;&quot;&quot;);[.$G102];&quot;&quot;)">
            <text:p/>
          </table:table-cell>
          <table:table-cell table:style-name="ce17" table:formula="of:=IF(AND([.$B102]=[.Z$2];[.$I102]&lt;&gt;&quot;&quot;);[.$G102];&quot;&quot;)">
            <text:p/>
          </table:table-cell>
          <table:table-cell table:style-name="ce17" table:formula="of:=IF(AND([.$B102]=[.AA$2];[.$I102]&lt;&gt;&quot;&quot;);[.$G102];&quot;&quot;)">
            <text:p/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0.7886">
            <text:p>10,7886</text:p>
          </table:table-cell>
          <table:table-cell table:style-name="Default" office:value-type="float" office:value="6.1673">
            <text:p>6,1673</text:p>
          </table:table-cell>
          <table:table-cell table:style-name="Default" office:value-type="float" office:value="118.888">
            <text:p>118,888</text:p>
          </table:table-cell>
          <table:table-cell table:style-name="Default" office:value-type="float" office:value="821.19">
            <text:p>821,19</text:p>
          </table:table-cell>
          <table:table-cell table:style-name="Default" office:value-type="float" office:value="178.245">
            <text:p>178,245</text:p>
          </table:table-cell>
          <table:table-cell table:style-name="Default" office:value-type="float" office:value="3529.88">
            <text:p>3529,88</text:p>
          </table:table-cell>
          <table:table-cell table:style-name="Default" office:value-type="string">
            <text:p>/home/ramiro/Imagens/faces/101.jpg</text:p>
          </table:table-cell>
          <table:table-cell table:formula="of:=IF(AND([.$B103]=[.J$2];[.$I103]&lt;&gt;&quot;&quot;);[.$C103];&quot;&quot;)">
            <text:p/>
          </table:table-cell>
          <table:table-cell table:formula="of:=IF(AND([.$B103]=[.K$2];[.$I103]&lt;&gt;&quot;&quot;);[.$C103];&quot;&quot;)" office:value-type="float" office:value="10.7886">
            <text:p>10,79</text:p>
          </table:table-cell>
          <table:table-cell table:formula="of:=IF(AND([.$B103]=[.L$2];[.$I103]&lt;&gt;&quot;&quot;);[.$C103];&quot;&quot;)">
            <text:p/>
          </table:table-cell>
          <table:table-cell table:formula="of:=IF(AND([.$B103]=[.M$2];[.$I103]&lt;&gt;&quot;&quot;);[.$C103];&quot;&quot;)">
            <text:p/>
          </table:table-cell>
          <table:table-cell table:formula="of:=IF(AND([.$B103]=[.N$2];[.$I103]&lt;&gt;&quot;&quot;);[.$C103];&quot;&quot;)">
            <text:p/>
          </table:table-cell>
          <table:table-cell table:formula="of:=IF(AND([.$B103]=[.O$2];[.$I103]&lt;&gt;&quot;&quot;);[.$C103];&quot;&quot;)">
            <text:p/>
          </table:table-cell>
          <table:table-cell table:style-name="ce11" table:formula="of:=IF(AND([.$B103]=[.P$2];[.$I103]&lt;&gt;&quot;&quot;);[.$E103];&quot;&quot;)">
            <text:p/>
          </table:table-cell>
          <table:table-cell table:style-name="ce11" table:formula="of:=IF(AND([.$B103]=[.Q$2];[.$I103]&lt;&gt;&quot;&quot;);[.$E103];&quot;&quot;)" office:value-type="float" office:value="118.888">
            <text:p>118,89</text:p>
          </table:table-cell>
          <table:table-cell table:style-name="ce11" table:formula="of:=IF(AND([.$B103]=[.R$2];[.$I103]&lt;&gt;&quot;&quot;);[.$E103];&quot;&quot;)">
            <text:p/>
          </table:table-cell>
          <table:table-cell table:style-name="ce11" table:formula="of:=IF(AND([.$B103]=[.S$2];[.$I103]&lt;&gt;&quot;&quot;);[.$E103];&quot;&quot;)">
            <text:p/>
          </table:table-cell>
          <table:table-cell table:style-name="ce11" table:formula="of:=IF(AND([.$B103]=[.T$2];[.$I103]&lt;&gt;&quot;&quot;);[.$E103];&quot;&quot;)">
            <text:p/>
          </table:table-cell>
          <table:table-cell table:style-name="ce11" table:formula="of:=IF(AND([.$B103]=[.U$2];[.$I103]&lt;&gt;&quot;&quot;);[.$E103];&quot;&quot;)">
            <text:p/>
          </table:table-cell>
          <table:table-cell table:style-name="ce17" table:formula="of:=IF(AND([.$B103]=[.V$2];[.$I103]&lt;&gt;&quot;&quot;);[.$G103];&quot;&quot;)">
            <text:p/>
          </table:table-cell>
          <table:table-cell table:style-name="ce17" table:formula="of:=IF(AND([.$B103]=[.W$2];[.$I103]&lt;&gt;&quot;&quot;);[.$G103];&quot;&quot;)" office:value-type="float" office:value="178.245">
            <text:p>178,25</text:p>
          </table:table-cell>
          <table:table-cell table:style-name="ce17" table:formula="of:=IF(AND([.$B103]=[.X$2];[.$I103]&lt;&gt;&quot;&quot;);[.$G103];&quot;&quot;)">
            <text:p/>
          </table:table-cell>
          <table:table-cell table:style-name="ce17" table:formula="of:=IF(AND([.$B103]=[.Y$2];[.$I103]&lt;&gt;&quot;&quot;);[.$G103];&quot;&quot;)">
            <text:p/>
          </table:table-cell>
          <table:table-cell table:style-name="ce17" table:formula="of:=IF(AND([.$B103]=[.Z$2];[.$I103]&lt;&gt;&quot;&quot;);[.$G103];&quot;&quot;)">
            <text:p/>
          </table:table-cell>
          <table:table-cell table:style-name="ce17" table:formula="of:=IF(AND([.$B103]=[.AA$2];[.$I103]&lt;&gt;&quot;&quot;);[.$G103];&quot;&quot;)">
            <text:p/>
          </table:table-cell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4]=[.J$2];[.$I104]&lt;&gt;&quot;&quot;);[.$C104];&quot;&quot;)">
            <text:p/>
          </table:table-cell>
          <table:table-cell table:formula="of:=IF(AND([.$B104]=[.K$2];[.$I104]&lt;&gt;&quot;&quot;);[.$C104];&quot;&quot;)">
            <text:p/>
          </table:table-cell>
          <table:table-cell table:formula="of:=IF(AND([.$B104]=[.L$2];[.$I104]&lt;&gt;&quot;&quot;);[.$C104];&quot;&quot;)">
            <text:p/>
          </table:table-cell>
          <table:table-cell table:formula="of:=IF(AND([.$B104]=[.M$2];[.$I104]&lt;&gt;&quot;&quot;);[.$C104];&quot;&quot;)">
            <text:p/>
          </table:table-cell>
          <table:table-cell table:formula="of:=IF(AND([.$B104]=[.N$2];[.$I104]&lt;&gt;&quot;&quot;);[.$C104];&quot;&quot;)">
            <text:p/>
          </table:table-cell>
          <table:table-cell table:formula="of:=IF(AND([.$B104]=[.O$2];[.$I104]&lt;&gt;&quot;&quot;);[.$C104];&quot;&quot;)">
            <text:p/>
          </table:table-cell>
          <table:table-cell table:style-name="ce11" table:formula="of:=IF(AND([.$B104]=[.P$2];[.$I104]&lt;&gt;&quot;&quot;);[.$E104];&quot;&quot;)">
            <text:p/>
          </table:table-cell>
          <table:table-cell table:style-name="ce11" table:formula="of:=IF(AND([.$B104]=[.Q$2];[.$I104]&lt;&gt;&quot;&quot;);[.$E104];&quot;&quot;)">
            <text:p/>
          </table:table-cell>
          <table:table-cell table:style-name="ce11" table:formula="of:=IF(AND([.$B104]=[.R$2];[.$I104]&lt;&gt;&quot;&quot;);[.$E104];&quot;&quot;)">
            <text:p/>
          </table:table-cell>
          <table:table-cell table:style-name="ce11" table:formula="of:=IF(AND([.$B104]=[.S$2];[.$I104]&lt;&gt;&quot;&quot;);[.$E104];&quot;&quot;)">
            <text:p/>
          </table:table-cell>
          <table:table-cell table:style-name="ce11" table:formula="of:=IF(AND([.$B104]=[.T$2];[.$I104]&lt;&gt;&quot;&quot;);[.$E104];&quot;&quot;)">
            <text:p/>
          </table:table-cell>
          <table:table-cell table:style-name="ce11" table:formula="of:=IF(AND([.$B104]=[.U$2];[.$I104]&lt;&gt;&quot;&quot;);[.$E104];&quot;&quot;)">
            <text:p/>
          </table:table-cell>
          <table:table-cell table:style-name="ce17" table:formula="of:=IF(AND([.$B104]=[.V$2];[.$I104]&lt;&gt;&quot;&quot;);[.$G104];&quot;&quot;)">
            <text:p/>
          </table:table-cell>
          <table:table-cell table:style-name="ce17" table:formula="of:=IF(AND([.$B104]=[.W$2];[.$I104]&lt;&gt;&quot;&quot;);[.$G104];&quot;&quot;)">
            <text:p/>
          </table:table-cell>
          <table:table-cell table:style-name="ce17" table:formula="of:=IF(AND([.$B104]=[.X$2];[.$I104]&lt;&gt;&quot;&quot;);[.$G104];&quot;&quot;)">
            <text:p/>
          </table:table-cell>
          <table:table-cell table:style-name="ce17" table:formula="of:=IF(AND([.$B104]=[.Y$2];[.$I104]&lt;&gt;&quot;&quot;);[.$G104];&quot;&quot;)">
            <text:p/>
          </table:table-cell>
          <table:table-cell table:style-name="ce17" table:formula="of:=IF(AND([.$B104]=[.Z$2];[.$I104]&lt;&gt;&quot;&quot;);[.$G104];&quot;&quot;)">
            <text:p/>
          </table:table-cell>
          <table:table-cell table:style-name="ce17" table:formula="of:=IF(AND([.$B104]=[.AA$2];[.$I104]&lt;&gt;&quot;&quot;);[.$G104];&quot;&quot;)">
            <text:p/>
          </table:table-cell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9.96724">
            <text:p>9,96724</text:p>
          </table:table-cell>
          <table:table-cell table:style-name="Default" office:value-type="float" office:value="6.29225">
            <text:p>6,29225</text:p>
          </table:table-cell>
          <table:table-cell table:style-name="Default" office:value-type="float" office:value="109.59">
            <text:p>109,59</text:p>
          </table:table-cell>
          <table:table-cell table:style-name="Default" office:value-type="float" office:value="1142.73">
            <text:p>1142,73</text:p>
          </table:table-cell>
          <table:table-cell table:style-name="Default" office:value-type="float" office:value="138.437">
            <text:p>138,437</text:p>
          </table:table-cell>
          <table:table-cell table:style-name="Default" office:value-type="float" office:value="5857.19">
            <text:p>5857,19</text:p>
          </table:table-cell>
          <table:table-cell table:style-name="Default" office:value-type="string">
            <text:p>/home/ramiro/Imagens/faces/103.jpg</text:p>
          </table:table-cell>
          <table:table-cell table:formula="of:=IF(AND([.$B105]=[.J$2];[.$I105]&lt;&gt;&quot;&quot;);[.$C105];&quot;&quot;)">
            <text:p/>
          </table:table-cell>
          <table:table-cell table:formula="of:=IF(AND([.$B105]=[.K$2];[.$I105]&lt;&gt;&quot;&quot;);[.$C105];&quot;&quot;)" office:value-type="float" office:value="9.96724">
            <text:p>9,97</text:p>
          </table:table-cell>
          <table:table-cell table:formula="of:=IF(AND([.$B105]=[.L$2];[.$I105]&lt;&gt;&quot;&quot;);[.$C105];&quot;&quot;)">
            <text:p/>
          </table:table-cell>
          <table:table-cell table:formula="of:=IF(AND([.$B105]=[.M$2];[.$I105]&lt;&gt;&quot;&quot;);[.$C105];&quot;&quot;)">
            <text:p/>
          </table:table-cell>
          <table:table-cell table:formula="of:=IF(AND([.$B105]=[.N$2];[.$I105]&lt;&gt;&quot;&quot;);[.$C105];&quot;&quot;)">
            <text:p/>
          </table:table-cell>
          <table:table-cell table:formula="of:=IF(AND([.$B105]=[.O$2];[.$I105]&lt;&gt;&quot;&quot;);[.$C105];&quot;&quot;)">
            <text:p/>
          </table:table-cell>
          <table:table-cell table:style-name="ce11" table:formula="of:=IF(AND([.$B105]=[.P$2];[.$I105]&lt;&gt;&quot;&quot;);[.$E105];&quot;&quot;)">
            <text:p/>
          </table:table-cell>
          <table:table-cell table:style-name="ce11" table:formula="of:=IF(AND([.$B105]=[.Q$2];[.$I105]&lt;&gt;&quot;&quot;);[.$E105];&quot;&quot;)" office:value-type="float" office:value="109.59">
            <text:p>109,59</text:p>
          </table:table-cell>
          <table:table-cell table:style-name="ce11" table:formula="of:=IF(AND([.$B105]=[.R$2];[.$I105]&lt;&gt;&quot;&quot;);[.$E105];&quot;&quot;)">
            <text:p/>
          </table:table-cell>
          <table:table-cell table:style-name="ce11" table:formula="of:=IF(AND([.$B105]=[.S$2];[.$I105]&lt;&gt;&quot;&quot;);[.$E105];&quot;&quot;)">
            <text:p/>
          </table:table-cell>
          <table:table-cell table:style-name="ce11" table:formula="of:=IF(AND([.$B105]=[.T$2];[.$I105]&lt;&gt;&quot;&quot;);[.$E105];&quot;&quot;)">
            <text:p/>
          </table:table-cell>
          <table:table-cell table:style-name="ce11" table:formula="of:=IF(AND([.$B105]=[.U$2];[.$I105]&lt;&gt;&quot;&quot;);[.$E105];&quot;&quot;)">
            <text:p/>
          </table:table-cell>
          <table:table-cell table:style-name="ce17" table:formula="of:=IF(AND([.$B105]=[.V$2];[.$I105]&lt;&gt;&quot;&quot;);[.$G105];&quot;&quot;)">
            <text:p/>
          </table:table-cell>
          <table:table-cell table:style-name="ce17" table:formula="of:=IF(AND([.$B105]=[.W$2];[.$I105]&lt;&gt;&quot;&quot;);[.$G105];&quot;&quot;)" office:value-type="float" office:value="138.437">
            <text:p>138,44</text:p>
          </table:table-cell>
          <table:table-cell table:style-name="ce17" table:formula="of:=IF(AND([.$B105]=[.X$2];[.$I105]&lt;&gt;&quot;&quot;);[.$G105];&quot;&quot;)">
            <text:p/>
          </table:table-cell>
          <table:table-cell table:style-name="ce17" table:formula="of:=IF(AND([.$B105]=[.Y$2];[.$I105]&lt;&gt;&quot;&quot;);[.$G105];&quot;&quot;)">
            <text:p/>
          </table:table-cell>
          <table:table-cell table:style-name="ce17" table:formula="of:=IF(AND([.$B105]=[.Z$2];[.$I105]&lt;&gt;&quot;&quot;);[.$G105];&quot;&quot;)">
            <text:p/>
          </table:table-cell>
          <table:table-cell table:style-name="ce17" table:formula="of:=IF(AND([.$B105]=[.AA$2];[.$I105]&lt;&gt;&quot;&quot;);[.$G105];&quot;&quot;)">
            <text:p/>
          </table:table-cell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2.1463">
            <text:p>12,1463</text:p>
          </table:table-cell>
          <table:table-cell table:style-name="Default" office:value-type="float" office:value="5.99198">
            <text:p>5,99198</text:p>
          </table:table-cell>
          <table:table-cell table:style-name="Default" office:value-type="float" office:value="121.046">
            <text:p>121,046</text:p>
          </table:table-cell>
          <table:table-cell table:style-name="Default" office:value-type="float" office:value="2989.87">
            <text:p>2989,87</text:p>
          </table:table-cell>
          <table:table-cell table:style-name="Default" office:value-type="float" office:value="174.351">
            <text:p>174,351</text:p>
          </table:table-cell>
          <table:table-cell table:style-name="Default" office:value-type="float" office:value="1728.98">
            <text:p>1728,98</text:p>
          </table:table-cell>
          <table:table-cell table:style-name="Default" office:value-type="string">
            <text:p>/home/ramiro/Imagens/faces/104.jpg</text:p>
          </table:table-cell>
          <table:table-cell table:formula="of:=IF(AND([.$B106]=[.J$2];[.$I106]&lt;&gt;&quot;&quot;);[.$C106];&quot;&quot;)">
            <text:p/>
          </table:table-cell>
          <table:table-cell table:formula="of:=IF(AND([.$B106]=[.K$2];[.$I106]&lt;&gt;&quot;&quot;);[.$C106];&quot;&quot;)" office:value-type="float" office:value="12.1463">
            <text:p>12,15</text:p>
          </table:table-cell>
          <table:table-cell table:formula="of:=IF(AND([.$B106]=[.L$2];[.$I106]&lt;&gt;&quot;&quot;);[.$C106];&quot;&quot;)">
            <text:p/>
          </table:table-cell>
          <table:table-cell table:formula="of:=IF(AND([.$B106]=[.M$2];[.$I106]&lt;&gt;&quot;&quot;);[.$C106];&quot;&quot;)">
            <text:p/>
          </table:table-cell>
          <table:table-cell table:formula="of:=IF(AND([.$B106]=[.N$2];[.$I106]&lt;&gt;&quot;&quot;);[.$C106];&quot;&quot;)">
            <text:p/>
          </table:table-cell>
          <table:table-cell table:formula="of:=IF(AND([.$B106]=[.O$2];[.$I106]&lt;&gt;&quot;&quot;);[.$C106];&quot;&quot;)">
            <text:p/>
          </table:table-cell>
          <table:table-cell table:style-name="ce11" table:formula="of:=IF(AND([.$B106]=[.P$2];[.$I106]&lt;&gt;&quot;&quot;);[.$E106];&quot;&quot;)">
            <text:p/>
          </table:table-cell>
          <table:table-cell table:style-name="ce11" table:formula="of:=IF(AND([.$B106]=[.Q$2];[.$I106]&lt;&gt;&quot;&quot;);[.$E106];&quot;&quot;)" office:value-type="float" office:value="121.046">
            <text:p>121,05</text:p>
          </table:table-cell>
          <table:table-cell table:style-name="ce11" table:formula="of:=IF(AND([.$B106]=[.R$2];[.$I106]&lt;&gt;&quot;&quot;);[.$E106];&quot;&quot;)">
            <text:p/>
          </table:table-cell>
          <table:table-cell table:style-name="ce11" table:formula="of:=IF(AND([.$B106]=[.S$2];[.$I106]&lt;&gt;&quot;&quot;);[.$E106];&quot;&quot;)">
            <text:p/>
          </table:table-cell>
          <table:table-cell table:style-name="ce11" table:formula="of:=IF(AND([.$B106]=[.T$2];[.$I106]&lt;&gt;&quot;&quot;);[.$E106];&quot;&quot;)">
            <text:p/>
          </table:table-cell>
          <table:table-cell table:style-name="ce11" table:formula="of:=IF(AND([.$B106]=[.U$2];[.$I106]&lt;&gt;&quot;&quot;);[.$E106];&quot;&quot;)">
            <text:p/>
          </table:table-cell>
          <table:table-cell table:style-name="ce17" table:formula="of:=IF(AND([.$B106]=[.V$2];[.$I106]&lt;&gt;&quot;&quot;);[.$G106];&quot;&quot;)">
            <text:p/>
          </table:table-cell>
          <table:table-cell table:style-name="ce17" table:formula="of:=IF(AND([.$B106]=[.W$2];[.$I106]&lt;&gt;&quot;&quot;);[.$G106];&quot;&quot;)" office:value-type="float" office:value="174.351">
            <text:p>174,35</text:p>
          </table:table-cell>
          <table:table-cell table:style-name="ce17" table:formula="of:=IF(AND([.$B106]=[.X$2];[.$I106]&lt;&gt;&quot;&quot;);[.$G106];&quot;&quot;)">
            <text:p/>
          </table:table-cell>
          <table:table-cell table:style-name="ce17" table:formula="of:=IF(AND([.$B106]=[.Y$2];[.$I106]&lt;&gt;&quot;&quot;);[.$G106];&quot;&quot;)">
            <text:p/>
          </table:table-cell>
          <table:table-cell table:style-name="ce17" table:formula="of:=IF(AND([.$B106]=[.Z$2];[.$I106]&lt;&gt;&quot;&quot;);[.$G106];&quot;&quot;)">
            <text:p/>
          </table:table-cell>
          <table:table-cell table:style-name="ce17" table:formula="of:=IF(AND([.$B106]=[.AA$2];[.$I106]&lt;&gt;&quot;&quot;);[.$G106];&quot;&quot;)">
            <text:p/>
          </table:table-cell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6.71525">
            <text:p>6,71525</text:p>
          </table:table-cell>
          <table:table-cell table:style-name="Default" office:value-type="float" office:value="2.47181">
            <text:p>2,47181</text:p>
          </table:table-cell>
          <table:table-cell table:style-name="Default" office:value-type="float" office:value="121.27">
            <text:p>121,27</text:p>
          </table:table-cell>
          <table:table-cell table:style-name="Default" office:value-type="float" office:value="395.982">
            <text:p>395,982</text:p>
          </table:table-cell>
          <table:table-cell table:style-name="Default" office:value-type="float" office:value="155.245">
            <text:p>155,245</text:p>
          </table:table-cell>
          <table:table-cell table:style-name="Default" office:value-type="float" office:value="1203.39">
            <text:p>1203,39</text:p>
          </table:table-cell>
          <table:table-cell table:style-name="Default" office:value-type="string">
            <text:p>/home/ramiro/Imagens/faces/105.jpg</text:p>
          </table:table-cell>
          <table:table-cell table:formula="of:=IF(AND([.$B107]=[.J$2];[.$I107]&lt;&gt;&quot;&quot;);[.$C107];&quot;&quot;)">
            <text:p/>
          </table:table-cell>
          <table:table-cell table:formula="of:=IF(AND([.$B107]=[.K$2];[.$I107]&lt;&gt;&quot;&quot;);[.$C107];&quot;&quot;)" office:value-type="float" office:value="6.71525">
            <text:p>6,72</text:p>
          </table:table-cell>
          <table:table-cell table:formula="of:=IF(AND([.$B107]=[.L$2];[.$I107]&lt;&gt;&quot;&quot;);[.$C107];&quot;&quot;)">
            <text:p/>
          </table:table-cell>
          <table:table-cell table:formula="of:=IF(AND([.$B107]=[.M$2];[.$I107]&lt;&gt;&quot;&quot;);[.$C107];&quot;&quot;)">
            <text:p/>
          </table:table-cell>
          <table:table-cell table:formula="of:=IF(AND([.$B107]=[.N$2];[.$I107]&lt;&gt;&quot;&quot;);[.$C107];&quot;&quot;)">
            <text:p/>
          </table:table-cell>
          <table:table-cell table:formula="of:=IF(AND([.$B107]=[.O$2];[.$I107]&lt;&gt;&quot;&quot;);[.$C107];&quot;&quot;)">
            <text:p/>
          </table:table-cell>
          <table:table-cell table:style-name="ce11" table:formula="of:=IF(AND([.$B107]=[.P$2];[.$I107]&lt;&gt;&quot;&quot;);[.$E107];&quot;&quot;)">
            <text:p/>
          </table:table-cell>
          <table:table-cell table:style-name="ce11" table:formula="of:=IF(AND([.$B107]=[.Q$2];[.$I107]&lt;&gt;&quot;&quot;);[.$E107];&quot;&quot;)" office:value-type="float" office:value="121.27">
            <text:p>121,27</text:p>
          </table:table-cell>
          <table:table-cell table:style-name="ce11" table:formula="of:=IF(AND([.$B107]=[.R$2];[.$I107]&lt;&gt;&quot;&quot;);[.$E107];&quot;&quot;)">
            <text:p/>
          </table:table-cell>
          <table:table-cell table:style-name="ce11" table:formula="of:=IF(AND([.$B107]=[.S$2];[.$I107]&lt;&gt;&quot;&quot;);[.$E107];&quot;&quot;)">
            <text:p/>
          </table:table-cell>
          <table:table-cell table:style-name="ce11" table:formula="of:=IF(AND([.$B107]=[.T$2];[.$I107]&lt;&gt;&quot;&quot;);[.$E107];&quot;&quot;)">
            <text:p/>
          </table:table-cell>
          <table:table-cell table:style-name="ce11" table:formula="of:=IF(AND([.$B107]=[.U$2];[.$I107]&lt;&gt;&quot;&quot;);[.$E107];&quot;&quot;)">
            <text:p/>
          </table:table-cell>
          <table:table-cell table:style-name="ce17" table:formula="of:=IF(AND([.$B107]=[.V$2];[.$I107]&lt;&gt;&quot;&quot;);[.$G107];&quot;&quot;)">
            <text:p/>
          </table:table-cell>
          <table:table-cell table:style-name="ce17" table:formula="of:=IF(AND([.$B107]=[.W$2];[.$I107]&lt;&gt;&quot;&quot;);[.$G107];&quot;&quot;)" office:value-type="float" office:value="155.245">
            <text:p>155,25</text:p>
          </table:table-cell>
          <table:table-cell table:style-name="ce17" table:formula="of:=IF(AND([.$B107]=[.X$2];[.$I107]&lt;&gt;&quot;&quot;);[.$G107];&quot;&quot;)">
            <text:p/>
          </table:table-cell>
          <table:table-cell table:style-name="ce17" table:formula="of:=IF(AND([.$B107]=[.Y$2];[.$I107]&lt;&gt;&quot;&quot;);[.$G107];&quot;&quot;)">
            <text:p/>
          </table:table-cell>
          <table:table-cell table:style-name="ce17" table:formula="of:=IF(AND([.$B107]=[.Z$2];[.$I107]&lt;&gt;&quot;&quot;);[.$G107];&quot;&quot;)">
            <text:p/>
          </table:table-cell>
          <table:table-cell table:style-name="ce17" table:formula="of:=IF(AND([.$B107]=[.AA$2];[.$I107]&lt;&gt;&quot;&quot;);[.$G107];&quot;&quot;)">
            <text:p/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10.8687">
            <text:p>10,8687</text:p>
          </table:table-cell>
          <table:table-cell table:style-name="Default" office:value-type="float" office:value="9.17036">
            <text:p>9,17036</text:p>
          </table:table-cell>
          <table:table-cell table:style-name="Default" office:value-type="float" office:value="117.239">
            <text:p>117,239</text:p>
          </table:table-cell>
          <table:table-cell table:style-name="Default" office:value-type="float" office:value="519.435">
            <text:p>519,435</text:p>
          </table:table-cell>
          <table:table-cell table:style-name="Default" office:value-type="float" office:value="174.43">
            <text:p>174,43</text:p>
          </table:table-cell>
          <table:table-cell table:style-name="Default" office:value-type="float" office:value="2250.82">
            <text:p>2250,82</text:p>
          </table:table-cell>
          <table:table-cell table:style-name="Default" office:value-type="string">
            <text:p>/home/ramiro/Imagens/faces/106.jpg</text:p>
          </table:table-cell>
          <table:table-cell table:formula="of:=IF(AND([.$B108]=[.J$2];[.$I108]&lt;&gt;&quot;&quot;);[.$C108];&quot;&quot;)" office:value-type="float" office:value="10.8687">
            <text:p>10,87</text:p>
          </table:table-cell>
          <table:table-cell table:formula="of:=IF(AND([.$B108]=[.K$2];[.$I108]&lt;&gt;&quot;&quot;);[.$C108];&quot;&quot;)">
            <text:p/>
          </table:table-cell>
          <table:table-cell table:formula="of:=IF(AND([.$B108]=[.L$2];[.$I108]&lt;&gt;&quot;&quot;);[.$C108];&quot;&quot;)">
            <text:p/>
          </table:table-cell>
          <table:table-cell table:formula="of:=IF(AND([.$B108]=[.M$2];[.$I108]&lt;&gt;&quot;&quot;);[.$C108];&quot;&quot;)">
            <text:p/>
          </table:table-cell>
          <table:table-cell table:formula="of:=IF(AND([.$B108]=[.N$2];[.$I108]&lt;&gt;&quot;&quot;);[.$C108];&quot;&quot;)">
            <text:p/>
          </table:table-cell>
          <table:table-cell table:formula="of:=IF(AND([.$B108]=[.O$2];[.$I108]&lt;&gt;&quot;&quot;);[.$C108];&quot;&quot;)">
            <text:p/>
          </table:table-cell>
          <table:table-cell table:style-name="ce11" table:formula="of:=IF(AND([.$B108]=[.P$2];[.$I108]&lt;&gt;&quot;&quot;);[.$E108];&quot;&quot;)" office:value-type="float" office:value="117.239">
            <text:p>117,24</text:p>
          </table:table-cell>
          <table:table-cell table:style-name="ce11" table:formula="of:=IF(AND([.$B108]=[.Q$2];[.$I108]&lt;&gt;&quot;&quot;);[.$E108];&quot;&quot;)">
            <text:p/>
          </table:table-cell>
          <table:table-cell table:style-name="ce11" table:formula="of:=IF(AND([.$B108]=[.R$2];[.$I108]&lt;&gt;&quot;&quot;);[.$E108];&quot;&quot;)">
            <text:p/>
          </table:table-cell>
          <table:table-cell table:style-name="ce11" table:formula="of:=IF(AND([.$B108]=[.S$2];[.$I108]&lt;&gt;&quot;&quot;);[.$E108];&quot;&quot;)">
            <text:p/>
          </table:table-cell>
          <table:table-cell table:style-name="ce11" table:formula="of:=IF(AND([.$B108]=[.T$2];[.$I108]&lt;&gt;&quot;&quot;);[.$E108];&quot;&quot;)">
            <text:p/>
          </table:table-cell>
          <table:table-cell table:style-name="ce11" table:formula="of:=IF(AND([.$B108]=[.U$2];[.$I108]&lt;&gt;&quot;&quot;);[.$E108];&quot;&quot;)">
            <text:p/>
          </table:table-cell>
          <table:table-cell table:style-name="ce17" table:formula="of:=IF(AND([.$B108]=[.V$2];[.$I108]&lt;&gt;&quot;&quot;);[.$G108];&quot;&quot;)" office:value-type="float" office:value="174.43">
            <text:p>174,43</text:p>
          </table:table-cell>
          <table:table-cell table:style-name="ce17" table:formula="of:=IF(AND([.$B108]=[.W$2];[.$I108]&lt;&gt;&quot;&quot;);[.$G108];&quot;&quot;)">
            <text:p/>
          </table:table-cell>
          <table:table-cell table:style-name="ce17" table:formula="of:=IF(AND([.$B108]=[.X$2];[.$I108]&lt;&gt;&quot;&quot;);[.$G108];&quot;&quot;)">
            <text:p/>
          </table:table-cell>
          <table:table-cell table:style-name="ce17" table:formula="of:=IF(AND([.$B108]=[.Y$2];[.$I108]&lt;&gt;&quot;&quot;);[.$G108];&quot;&quot;)">
            <text:p/>
          </table:table-cell>
          <table:table-cell table:style-name="ce17" table:formula="of:=IF(AND([.$B108]=[.Z$2];[.$I108]&lt;&gt;&quot;&quot;);[.$G108];&quot;&quot;)">
            <text:p/>
          </table:table-cell>
          <table:table-cell table:style-name="ce17" table:formula="of:=IF(AND([.$B108]=[.AA$2];[.$I108]&lt;&gt;&quot;&quot;);[.$G108];&quot;&quot;)">
            <text:p/>
          </table:table-cell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9]=[.J$2];[.$I109]&lt;&gt;&quot;&quot;);[.$C109];&quot;&quot;)">
            <text:p/>
          </table:table-cell>
          <table:table-cell table:formula="of:=IF(AND([.$B109]=[.K$2];[.$I109]&lt;&gt;&quot;&quot;);[.$C109];&quot;&quot;)">
            <text:p/>
          </table:table-cell>
          <table:table-cell table:formula="of:=IF(AND([.$B109]=[.L$2];[.$I109]&lt;&gt;&quot;&quot;);[.$C109];&quot;&quot;)">
            <text:p/>
          </table:table-cell>
          <table:table-cell table:formula="of:=IF(AND([.$B109]=[.M$2];[.$I109]&lt;&gt;&quot;&quot;);[.$C109];&quot;&quot;)">
            <text:p/>
          </table:table-cell>
          <table:table-cell table:formula="of:=IF(AND([.$B109]=[.N$2];[.$I109]&lt;&gt;&quot;&quot;);[.$C109];&quot;&quot;)">
            <text:p/>
          </table:table-cell>
          <table:table-cell table:formula="of:=IF(AND([.$B109]=[.O$2];[.$I109]&lt;&gt;&quot;&quot;);[.$C109];&quot;&quot;)">
            <text:p/>
          </table:table-cell>
          <table:table-cell table:style-name="ce11" table:formula="of:=IF(AND([.$B109]=[.P$2];[.$I109]&lt;&gt;&quot;&quot;);[.$E109];&quot;&quot;)">
            <text:p/>
          </table:table-cell>
          <table:table-cell table:style-name="ce11" table:formula="of:=IF(AND([.$B109]=[.Q$2];[.$I109]&lt;&gt;&quot;&quot;);[.$E109];&quot;&quot;)">
            <text:p/>
          </table:table-cell>
          <table:table-cell table:style-name="ce11" table:formula="of:=IF(AND([.$B109]=[.R$2];[.$I109]&lt;&gt;&quot;&quot;);[.$E109];&quot;&quot;)">
            <text:p/>
          </table:table-cell>
          <table:table-cell table:style-name="ce11" table:formula="of:=IF(AND([.$B109]=[.S$2];[.$I109]&lt;&gt;&quot;&quot;);[.$E109];&quot;&quot;)">
            <text:p/>
          </table:table-cell>
          <table:table-cell table:style-name="ce11" table:formula="of:=IF(AND([.$B109]=[.T$2];[.$I109]&lt;&gt;&quot;&quot;);[.$E109];&quot;&quot;)">
            <text:p/>
          </table:table-cell>
          <table:table-cell table:style-name="ce11" table:formula="of:=IF(AND([.$B109]=[.U$2];[.$I109]&lt;&gt;&quot;&quot;);[.$E109];&quot;&quot;)">
            <text:p/>
          </table:table-cell>
          <table:table-cell table:style-name="ce17" table:formula="of:=IF(AND([.$B109]=[.V$2];[.$I109]&lt;&gt;&quot;&quot;);[.$G109];&quot;&quot;)">
            <text:p/>
          </table:table-cell>
          <table:table-cell table:style-name="ce17" table:formula="of:=IF(AND([.$B109]=[.W$2];[.$I109]&lt;&gt;&quot;&quot;);[.$G109];&quot;&quot;)">
            <text:p/>
          </table:table-cell>
          <table:table-cell table:style-name="ce17" table:formula="of:=IF(AND([.$B109]=[.X$2];[.$I109]&lt;&gt;&quot;&quot;);[.$G109];&quot;&quot;)">
            <text:p/>
          </table:table-cell>
          <table:table-cell table:style-name="ce17" table:formula="of:=IF(AND([.$B109]=[.Y$2];[.$I109]&lt;&gt;&quot;&quot;);[.$G109];&quot;&quot;)">
            <text:p/>
          </table:table-cell>
          <table:table-cell table:style-name="ce17" table:formula="of:=IF(AND([.$B109]=[.Z$2];[.$I109]&lt;&gt;&quot;&quot;);[.$G109];&quot;&quot;)">
            <text:p/>
          </table:table-cell>
          <table:table-cell table:style-name="ce17" table:formula="of:=IF(AND([.$B109]=[.AA$2];[.$I109]&lt;&gt;&quot;&quot;);[.$G109];&quot;&quot;)">
            <text:p/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float" office:value="0">
            <text:p>0</text:p>
          </table:table-cell>
          <table:table-cell table:style-name="Default" office:value-type="float" office:value="8.12679">
            <text:p>8,12679</text:p>
          </table:table-cell>
          <table:table-cell table:style-name="Default" office:value-type="float" office:value="8.46161">
            <text:p>8,46161</text:p>
          </table:table-cell>
          <table:table-cell table:style-name="Default" office:value-type="float" office:value="99.7743">
            <text:p>99,7743</text:p>
          </table:table-cell>
          <table:table-cell table:style-name="Default" office:value-type="float" office:value="783.518">
            <text:p>783,518</text:p>
          </table:table-cell>
          <table:table-cell table:style-name="Default" office:value-type="float" office:value="152.006">
            <text:p>152,006</text:p>
          </table:table-cell>
          <table:table-cell table:style-name="Default" office:value-type="float" office:value="2849.85">
            <text:p>2849,85</text:p>
          </table:table-cell>
          <table:table-cell table:style-name="Default" office:value-type="string">
            <text:p>/home/ramiro/Imagens/faces/108.jpg</text:p>
          </table:table-cell>
          <table:table-cell table:formula="of:=IF(AND([.$B110]=[.J$2];[.$I110]&lt;&gt;&quot;&quot;);[.$C110];&quot;&quot;)" office:value-type="float" office:value="8.12679">
            <text:p>8,13</text:p>
          </table:table-cell>
          <table:table-cell table:formula="of:=IF(AND([.$B110]=[.K$2];[.$I110]&lt;&gt;&quot;&quot;);[.$C110];&quot;&quot;)">
            <text:p/>
          </table:table-cell>
          <table:table-cell table:formula="of:=IF(AND([.$B110]=[.L$2];[.$I110]&lt;&gt;&quot;&quot;);[.$C110];&quot;&quot;)">
            <text:p/>
          </table:table-cell>
          <table:table-cell table:formula="of:=IF(AND([.$B110]=[.M$2];[.$I110]&lt;&gt;&quot;&quot;);[.$C110];&quot;&quot;)">
            <text:p/>
          </table:table-cell>
          <table:table-cell table:formula="of:=IF(AND([.$B110]=[.N$2];[.$I110]&lt;&gt;&quot;&quot;);[.$C110];&quot;&quot;)">
            <text:p/>
          </table:table-cell>
          <table:table-cell table:formula="of:=IF(AND([.$B110]=[.O$2];[.$I110]&lt;&gt;&quot;&quot;);[.$C110];&quot;&quot;)">
            <text:p/>
          </table:table-cell>
          <table:table-cell table:style-name="ce11" table:formula="of:=IF(AND([.$B110]=[.P$2];[.$I110]&lt;&gt;&quot;&quot;);[.$E110];&quot;&quot;)" office:value-type="float" office:value="99.7743">
            <text:p>99,77</text:p>
          </table:table-cell>
          <table:table-cell table:style-name="ce11" table:formula="of:=IF(AND([.$B110]=[.Q$2];[.$I110]&lt;&gt;&quot;&quot;);[.$E110];&quot;&quot;)">
            <text:p/>
          </table:table-cell>
          <table:table-cell table:style-name="ce11" table:formula="of:=IF(AND([.$B110]=[.R$2];[.$I110]&lt;&gt;&quot;&quot;);[.$E110];&quot;&quot;)">
            <text:p/>
          </table:table-cell>
          <table:table-cell table:style-name="ce11" table:formula="of:=IF(AND([.$B110]=[.S$2];[.$I110]&lt;&gt;&quot;&quot;);[.$E110];&quot;&quot;)">
            <text:p/>
          </table:table-cell>
          <table:table-cell table:style-name="ce11" table:formula="of:=IF(AND([.$B110]=[.T$2];[.$I110]&lt;&gt;&quot;&quot;);[.$E110];&quot;&quot;)">
            <text:p/>
          </table:table-cell>
          <table:table-cell table:style-name="ce11" table:formula="of:=IF(AND([.$B110]=[.U$2];[.$I110]&lt;&gt;&quot;&quot;);[.$E110];&quot;&quot;)">
            <text:p/>
          </table:table-cell>
          <table:table-cell table:style-name="ce17" table:formula="of:=IF(AND([.$B110]=[.V$2];[.$I110]&lt;&gt;&quot;&quot;);[.$G110];&quot;&quot;)" office:value-type="float" office:value="152.006">
            <text:p>152,01</text:p>
          </table:table-cell>
          <table:table-cell table:style-name="ce17" table:formula="of:=IF(AND([.$B110]=[.W$2];[.$I110]&lt;&gt;&quot;&quot;);[.$G110];&quot;&quot;)">
            <text:p/>
          </table:table-cell>
          <table:table-cell table:style-name="ce17" table:formula="of:=IF(AND([.$B110]=[.X$2];[.$I110]&lt;&gt;&quot;&quot;);[.$G110];&quot;&quot;)">
            <text:p/>
          </table:table-cell>
          <table:table-cell table:style-name="ce17" table:formula="of:=IF(AND([.$B110]=[.Y$2];[.$I110]&lt;&gt;&quot;&quot;);[.$G110];&quot;&quot;)">
            <text:p/>
          </table:table-cell>
          <table:table-cell table:style-name="ce17" table:formula="of:=IF(AND([.$B110]=[.Z$2];[.$I110]&lt;&gt;&quot;&quot;);[.$G110];&quot;&quot;)">
            <text:p/>
          </table:table-cell>
          <table:table-cell table:style-name="ce17" table:formula="of:=IF(AND([.$B110]=[.AA$2];[.$I110]&lt;&gt;&quot;&quot;);[.$G110];&quot;&quot;)">
            <text:p/>
          </table:table-cell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3001">
            <text:p>11,3001</text:p>
          </table:table-cell>
          <table:table-cell table:style-name="Default" office:value-type="float" office:value="7.62943">
            <text:p>7,62943</text:p>
          </table:table-cell>
          <table:table-cell table:style-name="Default" office:value-type="float" office:value="138.314">
            <text:p>138,314</text:p>
          </table:table-cell>
          <table:table-cell table:style-name="Default" office:value-type="float" office:value="733.122">
            <text:p>733,122</text:p>
          </table:table-cell>
          <table:table-cell table:style-name="Default" office:value-type="float" office:value="176.391">
            <text:p>176,391</text:p>
          </table:table-cell>
          <table:table-cell table:style-name="Default" office:value-type="float" office:value="3143.4">
            <text:p>3143,4</text:p>
          </table:table-cell>
          <table:table-cell table:style-name="Default" office:value-type="string">
            <text:p>/home/ramiro/Imagens/faces/109.jpg</text:p>
          </table:table-cell>
          <table:table-cell table:formula="of:=IF(AND([.$B111]=[.J$2];[.$I111]&lt;&gt;&quot;&quot;);[.$C111];&quot;&quot;)">
            <text:p/>
          </table:table-cell>
          <table:table-cell table:formula="of:=IF(AND([.$B111]=[.K$2];[.$I111]&lt;&gt;&quot;&quot;);[.$C111];&quot;&quot;)" office:value-type="float" office:value="11.3001">
            <text:p>11,30</text:p>
          </table:table-cell>
          <table:table-cell table:formula="of:=IF(AND([.$B111]=[.L$2];[.$I111]&lt;&gt;&quot;&quot;);[.$C111];&quot;&quot;)">
            <text:p/>
          </table:table-cell>
          <table:table-cell table:formula="of:=IF(AND([.$B111]=[.M$2];[.$I111]&lt;&gt;&quot;&quot;);[.$C111];&quot;&quot;)">
            <text:p/>
          </table:table-cell>
          <table:table-cell table:formula="of:=IF(AND([.$B111]=[.N$2];[.$I111]&lt;&gt;&quot;&quot;);[.$C111];&quot;&quot;)">
            <text:p/>
          </table:table-cell>
          <table:table-cell table:formula="of:=IF(AND([.$B111]=[.O$2];[.$I111]&lt;&gt;&quot;&quot;);[.$C111];&quot;&quot;)">
            <text:p/>
          </table:table-cell>
          <table:table-cell table:style-name="ce11" table:formula="of:=IF(AND([.$B111]=[.P$2];[.$I111]&lt;&gt;&quot;&quot;);[.$E111];&quot;&quot;)">
            <text:p/>
          </table:table-cell>
          <table:table-cell table:style-name="ce11" table:formula="of:=IF(AND([.$B111]=[.Q$2];[.$I111]&lt;&gt;&quot;&quot;);[.$E111];&quot;&quot;)" office:value-type="float" office:value="138.314">
            <text:p>138,31</text:p>
          </table:table-cell>
          <table:table-cell table:style-name="ce11" table:formula="of:=IF(AND([.$B111]=[.R$2];[.$I111]&lt;&gt;&quot;&quot;);[.$E111];&quot;&quot;)">
            <text:p/>
          </table:table-cell>
          <table:table-cell table:style-name="ce11" table:formula="of:=IF(AND([.$B111]=[.S$2];[.$I111]&lt;&gt;&quot;&quot;);[.$E111];&quot;&quot;)">
            <text:p/>
          </table:table-cell>
          <table:table-cell table:style-name="ce11" table:formula="of:=IF(AND([.$B111]=[.T$2];[.$I111]&lt;&gt;&quot;&quot;);[.$E111];&quot;&quot;)">
            <text:p/>
          </table:table-cell>
          <table:table-cell table:style-name="ce11" table:formula="of:=IF(AND([.$B111]=[.U$2];[.$I111]&lt;&gt;&quot;&quot;);[.$E111];&quot;&quot;)">
            <text:p/>
          </table:table-cell>
          <table:table-cell table:style-name="ce17" table:formula="of:=IF(AND([.$B111]=[.V$2];[.$I111]&lt;&gt;&quot;&quot;);[.$G111];&quot;&quot;)">
            <text:p/>
          </table:table-cell>
          <table:table-cell table:style-name="ce17" table:formula="of:=IF(AND([.$B111]=[.W$2];[.$I111]&lt;&gt;&quot;&quot;);[.$G111];&quot;&quot;)" office:value-type="float" office:value="176.391">
            <text:p>176,39</text:p>
          </table:table-cell>
          <table:table-cell table:style-name="ce17" table:formula="of:=IF(AND([.$B111]=[.X$2];[.$I111]&lt;&gt;&quot;&quot;);[.$G111];&quot;&quot;)">
            <text:p/>
          </table:table-cell>
          <table:table-cell table:style-name="ce17" table:formula="of:=IF(AND([.$B111]=[.Y$2];[.$I111]&lt;&gt;&quot;&quot;);[.$G111];&quot;&quot;)">
            <text:p/>
          </table:table-cell>
          <table:table-cell table:style-name="ce17" table:formula="of:=IF(AND([.$B111]=[.Z$2];[.$I111]&lt;&gt;&quot;&quot;);[.$G111];&quot;&quot;)">
            <text:p/>
          </table:table-cell>
          <table:table-cell table:style-name="ce17" table:formula="of:=IF(AND([.$B111]=[.AA$2];[.$I111]&lt;&gt;&quot;&quot;);[.$G111];&quot;&quot;)">
            <text:p/>
          </table:table-cell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2]=[.J$2];[.$I112]&lt;&gt;&quot;&quot;);[.$C112];&quot;&quot;)">
            <text:p/>
          </table:table-cell>
          <table:table-cell table:formula="of:=IF(AND([.$B112]=[.K$2];[.$I112]&lt;&gt;&quot;&quot;);[.$C112];&quot;&quot;)">
            <text:p/>
          </table:table-cell>
          <table:table-cell table:formula="of:=IF(AND([.$B112]=[.L$2];[.$I112]&lt;&gt;&quot;&quot;);[.$C112];&quot;&quot;)">
            <text:p/>
          </table:table-cell>
          <table:table-cell table:formula="of:=IF(AND([.$B112]=[.M$2];[.$I112]&lt;&gt;&quot;&quot;);[.$C112];&quot;&quot;)">
            <text:p/>
          </table:table-cell>
          <table:table-cell table:formula="of:=IF(AND([.$B112]=[.N$2];[.$I112]&lt;&gt;&quot;&quot;);[.$C112];&quot;&quot;)">
            <text:p/>
          </table:table-cell>
          <table:table-cell table:formula="of:=IF(AND([.$B112]=[.O$2];[.$I112]&lt;&gt;&quot;&quot;);[.$C112];&quot;&quot;)">
            <text:p/>
          </table:table-cell>
          <table:table-cell table:style-name="ce11" table:formula="of:=IF(AND([.$B112]=[.P$2];[.$I112]&lt;&gt;&quot;&quot;);[.$E112];&quot;&quot;)">
            <text:p/>
          </table:table-cell>
          <table:table-cell table:style-name="ce11" table:formula="of:=IF(AND([.$B112]=[.Q$2];[.$I112]&lt;&gt;&quot;&quot;);[.$E112];&quot;&quot;)">
            <text:p/>
          </table:table-cell>
          <table:table-cell table:style-name="ce11" table:formula="of:=IF(AND([.$B112]=[.R$2];[.$I112]&lt;&gt;&quot;&quot;);[.$E112];&quot;&quot;)">
            <text:p/>
          </table:table-cell>
          <table:table-cell table:style-name="ce11" table:formula="of:=IF(AND([.$B112]=[.S$2];[.$I112]&lt;&gt;&quot;&quot;);[.$E112];&quot;&quot;)">
            <text:p/>
          </table:table-cell>
          <table:table-cell table:style-name="ce11" table:formula="of:=IF(AND([.$B112]=[.T$2];[.$I112]&lt;&gt;&quot;&quot;);[.$E112];&quot;&quot;)">
            <text:p/>
          </table:table-cell>
          <table:table-cell table:style-name="ce11" table:formula="of:=IF(AND([.$B112]=[.U$2];[.$I112]&lt;&gt;&quot;&quot;);[.$E112];&quot;&quot;)">
            <text:p/>
          </table:table-cell>
          <table:table-cell table:style-name="ce17" table:formula="of:=IF(AND([.$B112]=[.V$2];[.$I112]&lt;&gt;&quot;&quot;);[.$G112];&quot;&quot;)">
            <text:p/>
          </table:table-cell>
          <table:table-cell table:style-name="ce17" table:formula="of:=IF(AND([.$B112]=[.W$2];[.$I112]&lt;&gt;&quot;&quot;);[.$G112];&quot;&quot;)">
            <text:p/>
          </table:table-cell>
          <table:table-cell table:style-name="ce17" table:formula="of:=IF(AND([.$B112]=[.X$2];[.$I112]&lt;&gt;&quot;&quot;);[.$G112];&quot;&quot;)">
            <text:p/>
          </table:table-cell>
          <table:table-cell table:style-name="ce17" table:formula="of:=IF(AND([.$B112]=[.Y$2];[.$I112]&lt;&gt;&quot;&quot;);[.$G112];&quot;&quot;)">
            <text:p/>
          </table:table-cell>
          <table:table-cell table:style-name="ce17" table:formula="of:=IF(AND([.$B112]=[.Z$2];[.$I112]&lt;&gt;&quot;&quot;);[.$G112];&quot;&quot;)">
            <text:p/>
          </table:table-cell>
          <table:table-cell table:style-name="ce17" table:formula="of:=IF(AND([.$B112]=[.AA$2];[.$I112]&lt;&gt;&quot;&quot;);[.$G112];&quot;&quot;)">
            <text:p/>
          </table:table-cell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3]=[.J$2];[.$I113]&lt;&gt;&quot;&quot;);[.$C113];&quot;&quot;)">
            <text:p/>
          </table:table-cell>
          <table:table-cell table:formula="of:=IF(AND([.$B113]=[.K$2];[.$I113]&lt;&gt;&quot;&quot;);[.$C113];&quot;&quot;)">
            <text:p/>
          </table:table-cell>
          <table:table-cell table:formula="of:=IF(AND([.$B113]=[.L$2];[.$I113]&lt;&gt;&quot;&quot;);[.$C113];&quot;&quot;)">
            <text:p/>
          </table:table-cell>
          <table:table-cell table:formula="of:=IF(AND([.$B113]=[.M$2];[.$I113]&lt;&gt;&quot;&quot;);[.$C113];&quot;&quot;)">
            <text:p/>
          </table:table-cell>
          <table:table-cell table:formula="of:=IF(AND([.$B113]=[.N$2];[.$I113]&lt;&gt;&quot;&quot;);[.$C113];&quot;&quot;)">
            <text:p/>
          </table:table-cell>
          <table:table-cell table:formula="of:=IF(AND([.$B113]=[.O$2];[.$I113]&lt;&gt;&quot;&quot;);[.$C113];&quot;&quot;)">
            <text:p/>
          </table:table-cell>
          <table:table-cell table:style-name="ce11" table:formula="of:=IF(AND([.$B113]=[.P$2];[.$I113]&lt;&gt;&quot;&quot;);[.$E113];&quot;&quot;)">
            <text:p/>
          </table:table-cell>
          <table:table-cell table:style-name="ce11" table:formula="of:=IF(AND([.$B113]=[.Q$2];[.$I113]&lt;&gt;&quot;&quot;);[.$E113];&quot;&quot;)">
            <text:p/>
          </table:table-cell>
          <table:table-cell table:style-name="ce11" table:formula="of:=IF(AND([.$B113]=[.R$2];[.$I113]&lt;&gt;&quot;&quot;);[.$E113];&quot;&quot;)">
            <text:p/>
          </table:table-cell>
          <table:table-cell table:style-name="ce11" table:formula="of:=IF(AND([.$B113]=[.S$2];[.$I113]&lt;&gt;&quot;&quot;);[.$E113];&quot;&quot;)">
            <text:p/>
          </table:table-cell>
          <table:table-cell table:style-name="ce11" table:formula="of:=IF(AND([.$B113]=[.T$2];[.$I113]&lt;&gt;&quot;&quot;);[.$E113];&quot;&quot;)">
            <text:p/>
          </table:table-cell>
          <table:table-cell table:style-name="ce11" table:formula="of:=IF(AND([.$B113]=[.U$2];[.$I113]&lt;&gt;&quot;&quot;);[.$E113];&quot;&quot;)">
            <text:p/>
          </table:table-cell>
          <table:table-cell table:style-name="ce17" table:formula="of:=IF(AND([.$B113]=[.V$2];[.$I113]&lt;&gt;&quot;&quot;);[.$G113];&quot;&quot;)">
            <text:p/>
          </table:table-cell>
          <table:table-cell table:style-name="ce17" table:formula="of:=IF(AND([.$B113]=[.W$2];[.$I113]&lt;&gt;&quot;&quot;);[.$G113];&quot;&quot;)">
            <text:p/>
          </table:table-cell>
          <table:table-cell table:style-name="ce17" table:formula="of:=IF(AND([.$B113]=[.X$2];[.$I113]&lt;&gt;&quot;&quot;);[.$G113];&quot;&quot;)">
            <text:p/>
          </table:table-cell>
          <table:table-cell table:style-name="ce17" table:formula="of:=IF(AND([.$B113]=[.Y$2];[.$I113]&lt;&gt;&quot;&quot;);[.$G113];&quot;&quot;)">
            <text:p/>
          </table:table-cell>
          <table:table-cell table:style-name="ce17" table:formula="of:=IF(AND([.$B113]=[.Z$2];[.$I113]&lt;&gt;&quot;&quot;);[.$G113];&quot;&quot;)">
            <text:p/>
          </table:table-cell>
          <table:table-cell table:style-name="ce17" table:formula="of:=IF(AND([.$B113]=[.AA$2];[.$I113]&lt;&gt;&quot;&quot;);[.$G113];&quot;&quot;)">
            <text:p/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9.66556">
            <text:p>9,66556</text:p>
          </table:table-cell>
          <table:table-cell table:style-name="Default" office:value-type="float" office:value="6.10507">
            <text:p>6,10507</text:p>
          </table:table-cell>
          <table:table-cell table:style-name="Default" office:value-type="float" office:value="80.8394">
            <text:p>80,8394</text:p>
          </table:table-cell>
          <table:table-cell table:style-name="Default" office:value-type="float" office:value="804.186">
            <text:p>804,186</text:p>
          </table:table-cell>
          <table:table-cell table:style-name="Default" office:value-type="float" office:value="146.846">
            <text:p>146,846</text:p>
          </table:table-cell>
          <table:table-cell table:style-name="Default" office:value-type="float" office:value="2310.85">
            <text:p>2310,85</text:p>
          </table:table-cell>
          <table:table-cell table:style-name="Default" office:value-type="string">
            <text:p>/home/ramiro/Imagens/faces/112.jpg</text:p>
          </table:table-cell>
          <table:table-cell table:formula="of:=IF(AND([.$B114]=[.J$2];[.$I114]&lt;&gt;&quot;&quot;);[.$C114];&quot;&quot;)">
            <text:p/>
          </table:table-cell>
          <table:table-cell table:formula="of:=IF(AND([.$B114]=[.K$2];[.$I114]&lt;&gt;&quot;&quot;);[.$C114];&quot;&quot;)">
            <text:p/>
          </table:table-cell>
          <table:table-cell table:formula="of:=IF(AND([.$B114]=[.L$2];[.$I114]&lt;&gt;&quot;&quot;);[.$C114];&quot;&quot;)">
            <text:p/>
          </table:table-cell>
          <table:table-cell table:formula="of:=IF(AND([.$B114]=[.M$2];[.$I114]&lt;&gt;&quot;&quot;);[.$C114];&quot;&quot;)" office:value-type="float" office:value="9.66556">
            <text:p>9,67</text:p>
          </table:table-cell>
          <table:table-cell table:formula="of:=IF(AND([.$B114]=[.N$2];[.$I114]&lt;&gt;&quot;&quot;);[.$C114];&quot;&quot;)">
            <text:p/>
          </table:table-cell>
          <table:table-cell table:formula="of:=IF(AND([.$B114]=[.O$2];[.$I114]&lt;&gt;&quot;&quot;);[.$C114];&quot;&quot;)">
            <text:p/>
          </table:table-cell>
          <table:table-cell table:style-name="ce11" table:formula="of:=IF(AND([.$B114]=[.P$2];[.$I114]&lt;&gt;&quot;&quot;);[.$E114];&quot;&quot;)">
            <text:p/>
          </table:table-cell>
          <table:table-cell table:style-name="ce11" table:formula="of:=IF(AND([.$B114]=[.Q$2];[.$I114]&lt;&gt;&quot;&quot;);[.$E114];&quot;&quot;)">
            <text:p/>
          </table:table-cell>
          <table:table-cell table:style-name="ce11" table:formula="of:=IF(AND([.$B114]=[.R$2];[.$I114]&lt;&gt;&quot;&quot;);[.$E114];&quot;&quot;)">
            <text:p/>
          </table:table-cell>
          <table:table-cell table:style-name="ce11" table:formula="of:=IF(AND([.$B114]=[.S$2];[.$I114]&lt;&gt;&quot;&quot;);[.$E114];&quot;&quot;)" office:value-type="float" office:value="80.8394">
            <text:p>80,84</text:p>
          </table:table-cell>
          <table:table-cell table:style-name="ce11" table:formula="of:=IF(AND([.$B114]=[.T$2];[.$I114]&lt;&gt;&quot;&quot;);[.$E114];&quot;&quot;)">
            <text:p/>
          </table:table-cell>
          <table:table-cell table:style-name="ce11" table:formula="of:=IF(AND([.$B114]=[.U$2];[.$I114]&lt;&gt;&quot;&quot;);[.$E114];&quot;&quot;)">
            <text:p/>
          </table:table-cell>
          <table:table-cell table:style-name="ce17" table:formula="of:=IF(AND([.$B114]=[.V$2];[.$I114]&lt;&gt;&quot;&quot;);[.$G114];&quot;&quot;)">
            <text:p/>
          </table:table-cell>
          <table:table-cell table:style-name="ce17" table:formula="of:=IF(AND([.$B114]=[.W$2];[.$I114]&lt;&gt;&quot;&quot;);[.$G114];&quot;&quot;)">
            <text:p/>
          </table:table-cell>
          <table:table-cell table:style-name="ce17" table:formula="of:=IF(AND([.$B114]=[.X$2];[.$I114]&lt;&gt;&quot;&quot;);[.$G114];&quot;&quot;)">
            <text:p/>
          </table:table-cell>
          <table:table-cell table:style-name="ce17" table:formula="of:=IF(AND([.$B114]=[.Y$2];[.$I114]&lt;&gt;&quot;&quot;);[.$G114];&quot;&quot;)" office:value-type="float" office:value="146.846">
            <text:p>146,85</text:p>
          </table:table-cell>
          <table:table-cell table:style-name="ce17" table:formula="of:=IF(AND([.$B114]=[.Z$2];[.$I114]&lt;&gt;&quot;&quot;);[.$G114];&quot;&quot;)">
            <text:p/>
          </table:table-cell>
          <table:table-cell table:style-name="ce17" table:formula="of:=IF(AND([.$B114]=[.AA$2];[.$I114]&lt;&gt;&quot;&quot;);[.$G114];&quot;&quot;)">
            <text:p/>
          </table:table-cell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5]=[.J$2];[.$I115]&lt;&gt;&quot;&quot;);[.$C115];&quot;&quot;)">
            <text:p/>
          </table:table-cell>
          <table:table-cell table:formula="of:=IF(AND([.$B115]=[.K$2];[.$I115]&lt;&gt;&quot;&quot;);[.$C115];&quot;&quot;)">
            <text:p/>
          </table:table-cell>
          <table:table-cell table:formula="of:=IF(AND([.$B115]=[.L$2];[.$I115]&lt;&gt;&quot;&quot;);[.$C115];&quot;&quot;)">
            <text:p/>
          </table:table-cell>
          <table:table-cell table:formula="of:=IF(AND([.$B115]=[.M$2];[.$I115]&lt;&gt;&quot;&quot;);[.$C115];&quot;&quot;)">
            <text:p/>
          </table:table-cell>
          <table:table-cell table:formula="of:=IF(AND([.$B115]=[.N$2];[.$I115]&lt;&gt;&quot;&quot;);[.$C115];&quot;&quot;)">
            <text:p/>
          </table:table-cell>
          <table:table-cell table:formula="of:=IF(AND([.$B115]=[.O$2];[.$I115]&lt;&gt;&quot;&quot;);[.$C115];&quot;&quot;)">
            <text:p/>
          </table:table-cell>
          <table:table-cell table:style-name="ce11" table:formula="of:=IF(AND([.$B115]=[.P$2];[.$I115]&lt;&gt;&quot;&quot;);[.$E115];&quot;&quot;)">
            <text:p/>
          </table:table-cell>
          <table:table-cell table:style-name="ce11" table:formula="of:=IF(AND([.$B115]=[.Q$2];[.$I115]&lt;&gt;&quot;&quot;);[.$E115];&quot;&quot;)">
            <text:p/>
          </table:table-cell>
          <table:table-cell table:style-name="ce11" table:formula="of:=IF(AND([.$B115]=[.R$2];[.$I115]&lt;&gt;&quot;&quot;);[.$E115];&quot;&quot;)">
            <text:p/>
          </table:table-cell>
          <table:table-cell table:style-name="ce11" table:formula="of:=IF(AND([.$B115]=[.S$2];[.$I115]&lt;&gt;&quot;&quot;);[.$E115];&quot;&quot;)">
            <text:p/>
          </table:table-cell>
          <table:table-cell table:style-name="ce11" table:formula="of:=IF(AND([.$B115]=[.T$2];[.$I115]&lt;&gt;&quot;&quot;);[.$E115];&quot;&quot;)">
            <text:p/>
          </table:table-cell>
          <table:table-cell table:style-name="ce11" table:formula="of:=IF(AND([.$B115]=[.U$2];[.$I115]&lt;&gt;&quot;&quot;);[.$E115];&quot;&quot;)">
            <text:p/>
          </table:table-cell>
          <table:table-cell table:style-name="ce17" table:formula="of:=IF(AND([.$B115]=[.V$2];[.$I115]&lt;&gt;&quot;&quot;);[.$G115];&quot;&quot;)">
            <text:p/>
          </table:table-cell>
          <table:table-cell table:style-name="ce17" table:formula="of:=IF(AND([.$B115]=[.W$2];[.$I115]&lt;&gt;&quot;&quot;);[.$G115];&quot;&quot;)">
            <text:p/>
          </table:table-cell>
          <table:table-cell table:style-name="ce17" table:formula="of:=IF(AND([.$B115]=[.X$2];[.$I115]&lt;&gt;&quot;&quot;);[.$G115];&quot;&quot;)">
            <text:p/>
          </table:table-cell>
          <table:table-cell table:style-name="ce17" table:formula="of:=IF(AND([.$B115]=[.Y$2];[.$I115]&lt;&gt;&quot;&quot;);[.$G115];&quot;&quot;)">
            <text:p/>
          </table:table-cell>
          <table:table-cell table:style-name="ce17" table:formula="of:=IF(AND([.$B115]=[.Z$2];[.$I115]&lt;&gt;&quot;&quot;);[.$G115];&quot;&quot;)">
            <text:p/>
          </table:table-cell>
          <table:table-cell table:style-name="ce17" table:formula="of:=IF(AND([.$B115]=[.AA$2];[.$I115]&lt;&gt;&quot;&quot;);[.$G115];&quot;&quot;)">
            <text:p/>
          </table:table-cell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6]=[.J$2];[.$I116]&lt;&gt;&quot;&quot;);[.$C116];&quot;&quot;)">
            <text:p/>
          </table:table-cell>
          <table:table-cell table:formula="of:=IF(AND([.$B116]=[.K$2];[.$I116]&lt;&gt;&quot;&quot;);[.$C116];&quot;&quot;)">
            <text:p/>
          </table:table-cell>
          <table:table-cell table:formula="of:=IF(AND([.$B116]=[.L$2];[.$I116]&lt;&gt;&quot;&quot;);[.$C116];&quot;&quot;)">
            <text:p/>
          </table:table-cell>
          <table:table-cell table:formula="of:=IF(AND([.$B116]=[.M$2];[.$I116]&lt;&gt;&quot;&quot;);[.$C116];&quot;&quot;)">
            <text:p/>
          </table:table-cell>
          <table:table-cell table:formula="of:=IF(AND([.$B116]=[.N$2];[.$I116]&lt;&gt;&quot;&quot;);[.$C116];&quot;&quot;)">
            <text:p/>
          </table:table-cell>
          <table:table-cell table:formula="of:=IF(AND([.$B116]=[.O$2];[.$I116]&lt;&gt;&quot;&quot;);[.$C116];&quot;&quot;)">
            <text:p/>
          </table:table-cell>
          <table:table-cell table:style-name="ce11" table:formula="of:=IF(AND([.$B116]=[.P$2];[.$I116]&lt;&gt;&quot;&quot;);[.$E116];&quot;&quot;)">
            <text:p/>
          </table:table-cell>
          <table:table-cell table:style-name="ce11" table:formula="of:=IF(AND([.$B116]=[.Q$2];[.$I116]&lt;&gt;&quot;&quot;);[.$E116];&quot;&quot;)">
            <text:p/>
          </table:table-cell>
          <table:table-cell table:style-name="ce11" table:formula="of:=IF(AND([.$B116]=[.R$2];[.$I116]&lt;&gt;&quot;&quot;);[.$E116];&quot;&quot;)">
            <text:p/>
          </table:table-cell>
          <table:table-cell table:style-name="ce11" table:formula="of:=IF(AND([.$B116]=[.S$2];[.$I116]&lt;&gt;&quot;&quot;);[.$E116];&quot;&quot;)">
            <text:p/>
          </table:table-cell>
          <table:table-cell table:style-name="ce11" table:formula="of:=IF(AND([.$B116]=[.T$2];[.$I116]&lt;&gt;&quot;&quot;);[.$E116];&quot;&quot;)">
            <text:p/>
          </table:table-cell>
          <table:table-cell table:style-name="ce11" table:formula="of:=IF(AND([.$B116]=[.U$2];[.$I116]&lt;&gt;&quot;&quot;);[.$E116];&quot;&quot;)">
            <text:p/>
          </table:table-cell>
          <table:table-cell table:style-name="ce17" table:formula="of:=IF(AND([.$B116]=[.V$2];[.$I116]&lt;&gt;&quot;&quot;);[.$G116];&quot;&quot;)">
            <text:p/>
          </table:table-cell>
          <table:table-cell table:style-name="ce17" table:formula="of:=IF(AND([.$B116]=[.W$2];[.$I116]&lt;&gt;&quot;&quot;);[.$G116];&quot;&quot;)">
            <text:p/>
          </table:table-cell>
          <table:table-cell table:style-name="ce17" table:formula="of:=IF(AND([.$B116]=[.X$2];[.$I116]&lt;&gt;&quot;&quot;);[.$G116];&quot;&quot;)">
            <text:p/>
          </table:table-cell>
          <table:table-cell table:style-name="ce17" table:formula="of:=IF(AND([.$B116]=[.Y$2];[.$I116]&lt;&gt;&quot;&quot;);[.$G116];&quot;&quot;)">
            <text:p/>
          </table:table-cell>
          <table:table-cell table:style-name="ce17" table:formula="of:=IF(AND([.$B116]=[.Z$2];[.$I116]&lt;&gt;&quot;&quot;);[.$G116];&quot;&quot;)">
            <text:p/>
          </table:table-cell>
          <table:table-cell table:style-name="ce17" table:formula="of:=IF(AND([.$B116]=[.AA$2];[.$I116]&lt;&gt;&quot;&quot;);[.$G116];&quot;&quot;)">
            <text:p/>
          </table:table-cell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float" office:value="5">
            <text:p>5</text:p>
          </table:table-cell>
          <table:table-cell table:style-name="Default" office:value-type="float" office:value="7.3947">
            <text:p>7,3947</text:p>
          </table:table-cell>
          <table:table-cell table:style-name="Default" office:value-type="float" office:value="4.98957">
            <text:p>4,98957</text:p>
          </table:table-cell>
          <table:table-cell table:style-name="Default" office:value-type="float" office:value="132.104">
            <text:p>132,104</text:p>
          </table:table-cell>
          <table:table-cell table:style-name="Default" office:value-type="float" office:value="1565.64">
            <text:p>1565,64</text:p>
          </table:table-cell>
          <table:table-cell table:style-name="Default" office:value-type="float" office:value="108.664">
            <text:p>108,664</text:p>
          </table:table-cell>
          <table:table-cell table:style-name="Default" office:value-type="float" office:value="1315.98">
            <text:p>1315,98</text:p>
          </table:table-cell>
          <table:table-cell table:style-name="Default" office:value-type="string">
            <text:p>/home/ramiro/Imagens/faces/115.jpg</text:p>
          </table:table-cell>
          <table:table-cell table:formula="of:=IF(AND([.$B117]=[.J$2];[.$I117]&lt;&gt;&quot;&quot;);[.$C117];&quot;&quot;)">
            <text:p/>
          </table:table-cell>
          <table:table-cell table:formula="of:=IF(AND([.$B117]=[.K$2];[.$I117]&lt;&gt;&quot;&quot;);[.$C117];&quot;&quot;)">
            <text:p/>
          </table:table-cell>
          <table:table-cell table:formula="of:=IF(AND([.$B117]=[.L$2];[.$I117]&lt;&gt;&quot;&quot;);[.$C117];&quot;&quot;)">
            <text:p/>
          </table:table-cell>
          <table:table-cell table:formula="of:=IF(AND([.$B117]=[.M$2];[.$I117]&lt;&gt;&quot;&quot;);[.$C117];&quot;&quot;)">
            <text:p/>
          </table:table-cell>
          <table:table-cell table:formula="of:=IF(AND([.$B117]=[.N$2];[.$I117]&lt;&gt;&quot;&quot;);[.$C117];&quot;&quot;)">
            <text:p/>
          </table:table-cell>
          <table:table-cell table:formula="of:=IF(AND([.$B117]=[.O$2];[.$I117]&lt;&gt;&quot;&quot;);[.$C117];&quot;&quot;)" office:value-type="float" office:value="7.3947">
            <text:p>7,39</text:p>
          </table:table-cell>
          <table:table-cell table:style-name="ce11" table:formula="of:=IF(AND([.$B117]=[.P$2];[.$I117]&lt;&gt;&quot;&quot;);[.$E117];&quot;&quot;)">
            <text:p/>
          </table:table-cell>
          <table:table-cell table:style-name="ce11" table:formula="of:=IF(AND([.$B117]=[.Q$2];[.$I117]&lt;&gt;&quot;&quot;);[.$E117];&quot;&quot;)">
            <text:p/>
          </table:table-cell>
          <table:table-cell table:style-name="ce11" table:formula="of:=IF(AND([.$B117]=[.R$2];[.$I117]&lt;&gt;&quot;&quot;);[.$E117];&quot;&quot;)">
            <text:p/>
          </table:table-cell>
          <table:table-cell table:style-name="ce11" table:formula="of:=IF(AND([.$B117]=[.S$2];[.$I117]&lt;&gt;&quot;&quot;);[.$E117];&quot;&quot;)">
            <text:p/>
          </table:table-cell>
          <table:table-cell table:style-name="ce11" table:formula="of:=IF(AND([.$B117]=[.T$2];[.$I117]&lt;&gt;&quot;&quot;);[.$E117];&quot;&quot;)">
            <text:p/>
          </table:table-cell>
          <table:table-cell table:style-name="ce11" table:formula="of:=IF(AND([.$B117]=[.U$2];[.$I117]&lt;&gt;&quot;&quot;);[.$E117];&quot;&quot;)" office:value-type="float" office:value="132.104">
            <text:p>132,10</text:p>
          </table:table-cell>
          <table:table-cell table:style-name="ce17" table:formula="of:=IF(AND([.$B117]=[.V$2];[.$I117]&lt;&gt;&quot;&quot;);[.$G117];&quot;&quot;)">
            <text:p/>
          </table:table-cell>
          <table:table-cell table:style-name="ce17" table:formula="of:=IF(AND([.$B117]=[.W$2];[.$I117]&lt;&gt;&quot;&quot;);[.$G117];&quot;&quot;)">
            <text:p/>
          </table:table-cell>
          <table:table-cell table:style-name="ce17" table:formula="of:=IF(AND([.$B117]=[.X$2];[.$I117]&lt;&gt;&quot;&quot;);[.$G117];&quot;&quot;)">
            <text:p/>
          </table:table-cell>
          <table:table-cell table:style-name="ce17" table:formula="of:=IF(AND([.$B117]=[.Y$2];[.$I117]&lt;&gt;&quot;&quot;);[.$G117];&quot;&quot;)">
            <text:p/>
          </table:table-cell>
          <table:table-cell table:style-name="ce17" table:formula="of:=IF(AND([.$B117]=[.Z$2];[.$I117]&lt;&gt;&quot;&quot;);[.$G117];&quot;&quot;)">
            <text:p/>
          </table:table-cell>
          <table:table-cell table:style-name="ce17" table:formula="of:=IF(AND([.$B117]=[.AA$2];[.$I117]&lt;&gt;&quot;&quot;);[.$G117];&quot;&quot;)" office:value-type="float" office:value="108.664">
            <text:p>108,66</text:p>
          </table:table-cell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8]=[.J$2];[.$I118]&lt;&gt;&quot;&quot;);[.$C118];&quot;&quot;)">
            <text:p/>
          </table:table-cell>
          <table:table-cell table:formula="of:=IF(AND([.$B118]=[.K$2];[.$I118]&lt;&gt;&quot;&quot;);[.$C118];&quot;&quot;)">
            <text:p/>
          </table:table-cell>
          <table:table-cell table:formula="of:=IF(AND([.$B118]=[.L$2];[.$I118]&lt;&gt;&quot;&quot;);[.$C118];&quot;&quot;)">
            <text:p/>
          </table:table-cell>
          <table:table-cell table:formula="of:=IF(AND([.$B118]=[.M$2];[.$I118]&lt;&gt;&quot;&quot;);[.$C118];&quot;&quot;)">
            <text:p/>
          </table:table-cell>
          <table:table-cell table:formula="of:=IF(AND([.$B118]=[.N$2];[.$I118]&lt;&gt;&quot;&quot;);[.$C118];&quot;&quot;)">
            <text:p/>
          </table:table-cell>
          <table:table-cell table:formula="of:=IF(AND([.$B118]=[.O$2];[.$I118]&lt;&gt;&quot;&quot;);[.$C118];&quot;&quot;)">
            <text:p/>
          </table:table-cell>
          <table:table-cell table:style-name="ce11" table:formula="of:=IF(AND([.$B118]=[.P$2];[.$I118]&lt;&gt;&quot;&quot;);[.$E118];&quot;&quot;)">
            <text:p/>
          </table:table-cell>
          <table:table-cell table:style-name="ce11" table:formula="of:=IF(AND([.$B118]=[.Q$2];[.$I118]&lt;&gt;&quot;&quot;);[.$E118];&quot;&quot;)">
            <text:p/>
          </table:table-cell>
          <table:table-cell table:style-name="ce11" table:formula="of:=IF(AND([.$B118]=[.R$2];[.$I118]&lt;&gt;&quot;&quot;);[.$E118];&quot;&quot;)">
            <text:p/>
          </table:table-cell>
          <table:table-cell table:style-name="ce11" table:formula="of:=IF(AND([.$B118]=[.S$2];[.$I118]&lt;&gt;&quot;&quot;);[.$E118];&quot;&quot;)">
            <text:p/>
          </table:table-cell>
          <table:table-cell table:style-name="ce11" table:formula="of:=IF(AND([.$B118]=[.T$2];[.$I118]&lt;&gt;&quot;&quot;);[.$E118];&quot;&quot;)">
            <text:p/>
          </table:table-cell>
          <table:table-cell table:style-name="ce11" table:formula="of:=IF(AND([.$B118]=[.U$2];[.$I118]&lt;&gt;&quot;&quot;);[.$E118];&quot;&quot;)">
            <text:p/>
          </table:table-cell>
          <table:table-cell table:style-name="ce17" table:formula="of:=IF(AND([.$B118]=[.V$2];[.$I118]&lt;&gt;&quot;&quot;);[.$G118];&quot;&quot;)">
            <text:p/>
          </table:table-cell>
          <table:table-cell table:style-name="ce17" table:formula="of:=IF(AND([.$B118]=[.W$2];[.$I118]&lt;&gt;&quot;&quot;);[.$G118];&quot;&quot;)">
            <text:p/>
          </table:table-cell>
          <table:table-cell table:style-name="ce17" table:formula="of:=IF(AND([.$B118]=[.X$2];[.$I118]&lt;&gt;&quot;&quot;);[.$G118];&quot;&quot;)">
            <text:p/>
          </table:table-cell>
          <table:table-cell table:style-name="ce17" table:formula="of:=IF(AND([.$B118]=[.Y$2];[.$I118]&lt;&gt;&quot;&quot;);[.$G118];&quot;&quot;)">
            <text:p/>
          </table:table-cell>
          <table:table-cell table:style-name="ce17" table:formula="of:=IF(AND([.$B118]=[.Z$2];[.$I118]&lt;&gt;&quot;&quot;);[.$G118];&quot;&quot;)">
            <text:p/>
          </table:table-cell>
          <table:table-cell table:style-name="ce17" table:formula="of:=IF(AND([.$B118]=[.AA$2];[.$I118]&lt;&gt;&quot;&quot;);[.$G118];&quot;&quot;)">
            <text:p/>
          </table:table-cell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1.906">
            <text:p>11,906</text:p>
          </table:table-cell>
          <table:table-cell table:style-name="Default" office:value-type="float" office:value="5.92139">
            <text:p>5,92139</text:p>
          </table:table-cell>
          <table:table-cell table:style-name="Default" office:value-type="float" office:value="108.322">
            <text:p>108,322</text:p>
          </table:table-cell>
          <table:table-cell table:style-name="Default" office:value-type="float" office:value="2264.06">
            <text:p>2264,06</text:p>
          </table:table-cell>
          <table:table-cell table:style-name="Default" office:value-type="float" office:value="178.644">
            <text:p>178,644</text:p>
          </table:table-cell>
          <table:table-cell table:style-name="Default" office:value-type="float" office:value="1492.9">
            <text:p>1492,9</text:p>
          </table:table-cell>
          <table:table-cell table:style-name="Default" office:value-type="string">
            <text:p>/home/ramiro/Imagens/faces/117.jpg</text:p>
          </table:table-cell>
          <table:table-cell table:formula="of:=IF(AND([.$B119]=[.J$2];[.$I119]&lt;&gt;&quot;&quot;);[.$C119];&quot;&quot;)">
            <text:p/>
          </table:table-cell>
          <table:table-cell table:formula="of:=IF(AND([.$B119]=[.K$2];[.$I119]&lt;&gt;&quot;&quot;);[.$C119];&quot;&quot;)" office:value-type="float" office:value="11.906">
            <text:p>11,91</text:p>
          </table:table-cell>
          <table:table-cell table:formula="of:=IF(AND([.$B119]=[.L$2];[.$I119]&lt;&gt;&quot;&quot;);[.$C119];&quot;&quot;)">
            <text:p/>
          </table:table-cell>
          <table:table-cell table:formula="of:=IF(AND([.$B119]=[.M$2];[.$I119]&lt;&gt;&quot;&quot;);[.$C119];&quot;&quot;)">
            <text:p/>
          </table:table-cell>
          <table:table-cell table:formula="of:=IF(AND([.$B119]=[.N$2];[.$I119]&lt;&gt;&quot;&quot;);[.$C119];&quot;&quot;)">
            <text:p/>
          </table:table-cell>
          <table:table-cell table:formula="of:=IF(AND([.$B119]=[.O$2];[.$I119]&lt;&gt;&quot;&quot;);[.$C119];&quot;&quot;)">
            <text:p/>
          </table:table-cell>
          <table:table-cell table:style-name="ce11" table:formula="of:=IF(AND([.$B119]=[.P$2];[.$I119]&lt;&gt;&quot;&quot;);[.$E119];&quot;&quot;)">
            <text:p/>
          </table:table-cell>
          <table:table-cell table:style-name="ce11" table:formula="of:=IF(AND([.$B119]=[.Q$2];[.$I119]&lt;&gt;&quot;&quot;);[.$E119];&quot;&quot;)" office:value-type="float" office:value="108.322">
            <text:p>108,32</text:p>
          </table:table-cell>
          <table:table-cell table:style-name="ce11" table:formula="of:=IF(AND([.$B119]=[.R$2];[.$I119]&lt;&gt;&quot;&quot;);[.$E119];&quot;&quot;)">
            <text:p/>
          </table:table-cell>
          <table:table-cell table:style-name="ce11" table:formula="of:=IF(AND([.$B119]=[.S$2];[.$I119]&lt;&gt;&quot;&quot;);[.$E119];&quot;&quot;)">
            <text:p/>
          </table:table-cell>
          <table:table-cell table:style-name="ce11" table:formula="of:=IF(AND([.$B119]=[.T$2];[.$I119]&lt;&gt;&quot;&quot;);[.$E119];&quot;&quot;)">
            <text:p/>
          </table:table-cell>
          <table:table-cell table:style-name="ce11" table:formula="of:=IF(AND([.$B119]=[.U$2];[.$I119]&lt;&gt;&quot;&quot;);[.$E119];&quot;&quot;)">
            <text:p/>
          </table:table-cell>
          <table:table-cell table:style-name="ce17" table:formula="of:=IF(AND([.$B119]=[.V$2];[.$I119]&lt;&gt;&quot;&quot;);[.$G119];&quot;&quot;)">
            <text:p/>
          </table:table-cell>
          <table:table-cell table:style-name="ce17" table:formula="of:=IF(AND([.$B119]=[.W$2];[.$I119]&lt;&gt;&quot;&quot;);[.$G119];&quot;&quot;)" office:value-type="float" office:value="178.644">
            <text:p>178,64</text:p>
          </table:table-cell>
          <table:table-cell table:style-name="ce17" table:formula="of:=IF(AND([.$B119]=[.X$2];[.$I119]&lt;&gt;&quot;&quot;);[.$G119];&quot;&quot;)">
            <text:p/>
          </table:table-cell>
          <table:table-cell table:style-name="ce17" table:formula="of:=IF(AND([.$B119]=[.Y$2];[.$I119]&lt;&gt;&quot;&quot;);[.$G119];&quot;&quot;)">
            <text:p/>
          </table:table-cell>
          <table:table-cell table:style-name="ce17" table:formula="of:=IF(AND([.$B119]=[.Z$2];[.$I119]&lt;&gt;&quot;&quot;);[.$G119];&quot;&quot;)">
            <text:p/>
          </table:table-cell>
          <table:table-cell table:style-name="ce17" table:formula="of:=IF(AND([.$B119]=[.AA$2];[.$I119]&lt;&gt;&quot;&quot;);[.$G119];&quot;&quot;)">
            <text:p/>
          </table:table-cell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20]=[.J$2];[.$I120]&lt;&gt;&quot;&quot;);[.$C120];&quot;&quot;)">
            <text:p/>
          </table:table-cell>
          <table:table-cell table:formula="of:=IF(AND([.$B120]=[.K$2];[.$I120]&lt;&gt;&quot;&quot;);[.$C120];&quot;&quot;)">
            <text:p/>
          </table:table-cell>
          <table:table-cell table:formula="of:=IF(AND([.$B120]=[.L$2];[.$I120]&lt;&gt;&quot;&quot;);[.$C120];&quot;&quot;)">
            <text:p/>
          </table:table-cell>
          <table:table-cell table:formula="of:=IF(AND([.$B120]=[.M$2];[.$I120]&lt;&gt;&quot;&quot;);[.$C120];&quot;&quot;)">
            <text:p/>
          </table:table-cell>
          <table:table-cell table:formula="of:=IF(AND([.$B120]=[.N$2];[.$I120]&lt;&gt;&quot;&quot;);[.$C120];&quot;&quot;)">
            <text:p/>
          </table:table-cell>
          <table:table-cell table:formula="of:=IF(AND([.$B120]=[.O$2];[.$I120]&lt;&gt;&quot;&quot;);[.$C120];&quot;&quot;)">
            <text:p/>
          </table:table-cell>
          <table:table-cell table:style-name="ce11" table:formula="of:=IF(AND([.$B120]=[.P$2];[.$I120]&lt;&gt;&quot;&quot;);[.$E120];&quot;&quot;)">
            <text:p/>
          </table:table-cell>
          <table:table-cell table:style-name="ce11" table:formula="of:=IF(AND([.$B120]=[.Q$2];[.$I120]&lt;&gt;&quot;&quot;);[.$E120];&quot;&quot;)">
            <text:p/>
          </table:table-cell>
          <table:table-cell table:style-name="ce11" table:formula="of:=IF(AND([.$B120]=[.R$2];[.$I120]&lt;&gt;&quot;&quot;);[.$E120];&quot;&quot;)">
            <text:p/>
          </table:table-cell>
          <table:table-cell table:style-name="ce11" table:formula="of:=IF(AND([.$B120]=[.S$2];[.$I120]&lt;&gt;&quot;&quot;);[.$E120];&quot;&quot;)">
            <text:p/>
          </table:table-cell>
          <table:table-cell table:style-name="ce11" table:formula="of:=IF(AND([.$B120]=[.T$2];[.$I120]&lt;&gt;&quot;&quot;);[.$E120];&quot;&quot;)">
            <text:p/>
          </table:table-cell>
          <table:table-cell table:style-name="ce11" table:formula="of:=IF(AND([.$B120]=[.U$2];[.$I120]&lt;&gt;&quot;&quot;);[.$E120];&quot;&quot;)">
            <text:p/>
          </table:table-cell>
          <table:table-cell table:style-name="ce17" table:formula="of:=IF(AND([.$B120]=[.V$2];[.$I120]&lt;&gt;&quot;&quot;);[.$G120];&quot;&quot;)">
            <text:p/>
          </table:table-cell>
          <table:table-cell table:style-name="ce17" table:formula="of:=IF(AND([.$B120]=[.W$2];[.$I120]&lt;&gt;&quot;&quot;);[.$G120];&quot;&quot;)">
            <text:p/>
          </table:table-cell>
          <table:table-cell table:style-name="ce17" table:formula="of:=IF(AND([.$B120]=[.X$2];[.$I120]&lt;&gt;&quot;&quot;);[.$G120];&quot;&quot;)">
            <text:p/>
          </table:table-cell>
          <table:table-cell table:style-name="ce17" table:formula="of:=IF(AND([.$B120]=[.Y$2];[.$I120]&lt;&gt;&quot;&quot;);[.$G120];&quot;&quot;)">
            <text:p/>
          </table:table-cell>
          <table:table-cell table:style-name="ce17" table:formula="of:=IF(AND([.$B120]=[.Z$2];[.$I120]&lt;&gt;&quot;&quot;);[.$G120];&quot;&quot;)">
            <text:p/>
          </table:table-cell>
          <table:table-cell table:style-name="ce17" table:formula="of:=IF(AND([.$B120]=[.AA$2];[.$I120]&lt;&gt;&quot;&quot;);[.$G120];&quot;&quot;)">
            <text:p/>
          </table:table-cell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8.90617">
            <text:p>8,90617</text:p>
          </table:table-cell>
          <table:table-cell table:style-name="Default" office:value-type="float" office:value="7.69144">
            <text:p>7,69144</text:p>
          </table:table-cell>
          <table:table-cell table:style-name="Default" office:value-type="float" office:value="174.957">
            <text:p>174,957</text:p>
          </table:table-cell>
          <table:table-cell table:style-name="Default" office:value-type="float" office:value="1131.98">
            <text:p>1131,98</text:p>
          </table:table-cell>
          <table:table-cell table:style-name="Default" office:value-type="float" office:value="147.447">
            <text:p>147,447</text:p>
          </table:table-cell>
          <table:table-cell table:style-name="Default" office:value-type="float" office:value="2919.44">
            <text:p>2919,44</text:p>
          </table:table-cell>
          <table:table-cell table:style-name="Default" office:value-type="string">
            <text:p>/home/ramiro/Imagens/faces/119.jpg</text:p>
          </table:table-cell>
          <table:table-cell table:formula="of:=IF(AND([.$B121]=[.J$2];[.$I121]&lt;&gt;&quot;&quot;);[.$C121];&quot;&quot;)">
            <text:p/>
          </table:table-cell>
          <table:table-cell table:formula="of:=IF(AND([.$B121]=[.K$2];[.$I121]&lt;&gt;&quot;&quot;);[.$C121];&quot;&quot;)" office:value-type="float" office:value="8.90617">
            <text:p>8,91</text:p>
          </table:table-cell>
          <table:table-cell table:formula="of:=IF(AND([.$B121]=[.L$2];[.$I121]&lt;&gt;&quot;&quot;);[.$C121];&quot;&quot;)">
            <text:p/>
          </table:table-cell>
          <table:table-cell table:formula="of:=IF(AND([.$B121]=[.M$2];[.$I121]&lt;&gt;&quot;&quot;);[.$C121];&quot;&quot;)">
            <text:p/>
          </table:table-cell>
          <table:table-cell table:formula="of:=IF(AND([.$B121]=[.N$2];[.$I121]&lt;&gt;&quot;&quot;);[.$C121];&quot;&quot;)">
            <text:p/>
          </table:table-cell>
          <table:table-cell table:formula="of:=IF(AND([.$B121]=[.O$2];[.$I121]&lt;&gt;&quot;&quot;);[.$C121];&quot;&quot;)">
            <text:p/>
          </table:table-cell>
          <table:table-cell table:style-name="ce11" table:formula="of:=IF(AND([.$B121]=[.P$2];[.$I121]&lt;&gt;&quot;&quot;);[.$E121];&quot;&quot;)">
            <text:p/>
          </table:table-cell>
          <table:table-cell table:style-name="ce11" table:formula="of:=IF(AND([.$B121]=[.Q$2];[.$I121]&lt;&gt;&quot;&quot;);[.$E121];&quot;&quot;)" office:value-type="float" office:value="174.957">
            <text:p>174,96</text:p>
          </table:table-cell>
          <table:table-cell table:style-name="ce11" table:formula="of:=IF(AND([.$B121]=[.R$2];[.$I121]&lt;&gt;&quot;&quot;);[.$E121];&quot;&quot;)">
            <text:p/>
          </table:table-cell>
          <table:table-cell table:style-name="ce11" table:formula="of:=IF(AND([.$B121]=[.S$2];[.$I121]&lt;&gt;&quot;&quot;);[.$E121];&quot;&quot;)">
            <text:p/>
          </table:table-cell>
          <table:table-cell table:style-name="ce11" table:formula="of:=IF(AND([.$B121]=[.T$2];[.$I121]&lt;&gt;&quot;&quot;);[.$E121];&quot;&quot;)">
            <text:p/>
          </table:table-cell>
          <table:table-cell table:style-name="ce11" table:formula="of:=IF(AND([.$B121]=[.U$2];[.$I121]&lt;&gt;&quot;&quot;);[.$E121];&quot;&quot;)">
            <text:p/>
          </table:table-cell>
          <table:table-cell table:style-name="ce17" table:formula="of:=IF(AND([.$B121]=[.V$2];[.$I121]&lt;&gt;&quot;&quot;);[.$G121];&quot;&quot;)">
            <text:p/>
          </table:table-cell>
          <table:table-cell table:style-name="ce17" table:formula="of:=IF(AND([.$B121]=[.W$2];[.$I121]&lt;&gt;&quot;&quot;);[.$G121];&quot;&quot;)" office:value-type="float" office:value="147.447">
            <text:p>147,45</text:p>
          </table:table-cell>
          <table:table-cell table:style-name="ce17" table:formula="of:=IF(AND([.$B121]=[.X$2];[.$I121]&lt;&gt;&quot;&quot;);[.$G121];&quot;&quot;)">
            <text:p/>
          </table:table-cell>
          <table:table-cell table:style-name="ce17" table:formula="of:=IF(AND([.$B121]=[.Y$2];[.$I121]&lt;&gt;&quot;&quot;);[.$G121];&quot;&quot;)">
            <text:p/>
          </table:table-cell>
          <table:table-cell table:style-name="ce17" table:formula="of:=IF(AND([.$B121]=[.Z$2];[.$I121]&lt;&gt;&quot;&quot;);[.$G121];&quot;&quot;)">
            <text:p/>
          </table:table-cell>
          <table:table-cell table:style-name="ce17" table:formula="of:=IF(AND([.$B121]=[.AA$2];[.$I121]&lt;&gt;&quot;&quot;);[.$G121];&quot;&quot;)">
            <text:p/>
          </table:table-cell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7.07016">
            <text:p>7,07016</text:p>
          </table:table-cell>
          <table:table-cell table:style-name="Default" office:value-type="float" office:value="4.61654">
            <text:p>4,61654</text:p>
          </table:table-cell>
          <table:table-cell table:style-name="Default" office:value-type="float" office:value="133.045">
            <text:p>133,045</text:p>
          </table:table-cell>
          <table:table-cell table:style-name="Default" office:value-type="float" office:value="2082.69">
            <text:p>2082,69</text:p>
          </table:table-cell>
          <table:table-cell table:style-name="Default" office:value-type="float" office:value="161.76">
            <text:p>161,76</text:p>
          </table:table-cell>
          <table:table-cell table:style-name="Default" office:value-type="float" office:value="2341.66">
            <text:p>2341,66</text:p>
          </table:table-cell>
          <table:table-cell table:style-name="Default" office:value-type="string">
            <text:p>/home/ramiro/Imagens/faces/120.jpg</text:p>
          </table:table-cell>
          <table:table-cell table:formula="of:=IF(AND([.$B122]=[.J$2];[.$I122]&lt;&gt;&quot;&quot;);[.$C122];&quot;&quot;)">
            <text:p/>
          </table:table-cell>
          <table:table-cell table:formula="of:=IF(AND([.$B122]=[.K$2];[.$I122]&lt;&gt;&quot;&quot;);[.$C122];&quot;&quot;)">
            <text:p/>
          </table:table-cell>
          <table:table-cell table:formula="of:=IF(AND([.$B122]=[.L$2];[.$I122]&lt;&gt;&quot;&quot;);[.$C122];&quot;&quot;)">
            <text:p/>
          </table:table-cell>
          <table:table-cell table:formula="of:=IF(AND([.$B122]=[.M$2];[.$I122]&lt;&gt;&quot;&quot;);[.$C122];&quot;&quot;)" office:value-type="float" office:value="7.07016">
            <text:p>7,07</text:p>
          </table:table-cell>
          <table:table-cell table:formula="of:=IF(AND([.$B122]=[.N$2];[.$I122]&lt;&gt;&quot;&quot;);[.$C122];&quot;&quot;)">
            <text:p/>
          </table:table-cell>
          <table:table-cell table:formula="of:=IF(AND([.$B122]=[.O$2];[.$I122]&lt;&gt;&quot;&quot;);[.$C122];&quot;&quot;)">
            <text:p/>
          </table:table-cell>
          <table:table-cell table:style-name="ce11" table:formula="of:=IF(AND([.$B122]=[.P$2];[.$I122]&lt;&gt;&quot;&quot;);[.$E122];&quot;&quot;)">
            <text:p/>
          </table:table-cell>
          <table:table-cell table:style-name="ce11" table:formula="of:=IF(AND([.$B122]=[.Q$2];[.$I122]&lt;&gt;&quot;&quot;);[.$E122];&quot;&quot;)">
            <text:p/>
          </table:table-cell>
          <table:table-cell table:style-name="ce11" table:formula="of:=IF(AND([.$B122]=[.R$2];[.$I122]&lt;&gt;&quot;&quot;);[.$E122];&quot;&quot;)">
            <text:p/>
          </table:table-cell>
          <table:table-cell table:style-name="ce11" table:formula="of:=IF(AND([.$B122]=[.S$2];[.$I122]&lt;&gt;&quot;&quot;);[.$E122];&quot;&quot;)" office:value-type="float" office:value="133.045">
            <text:p>133,05</text:p>
          </table:table-cell>
          <table:table-cell table:style-name="ce11" table:formula="of:=IF(AND([.$B122]=[.T$2];[.$I122]&lt;&gt;&quot;&quot;);[.$E122];&quot;&quot;)">
            <text:p/>
          </table:table-cell>
          <table:table-cell table:style-name="ce11" table:formula="of:=IF(AND([.$B122]=[.U$2];[.$I122]&lt;&gt;&quot;&quot;);[.$E122];&quot;&quot;)">
            <text:p/>
          </table:table-cell>
          <table:table-cell table:style-name="ce17" table:formula="of:=IF(AND([.$B122]=[.V$2];[.$I122]&lt;&gt;&quot;&quot;);[.$G122];&quot;&quot;)">
            <text:p/>
          </table:table-cell>
          <table:table-cell table:style-name="ce17" table:formula="of:=IF(AND([.$B122]=[.W$2];[.$I122]&lt;&gt;&quot;&quot;);[.$G122];&quot;&quot;)">
            <text:p/>
          </table:table-cell>
          <table:table-cell table:style-name="ce17" table:formula="of:=IF(AND([.$B122]=[.X$2];[.$I122]&lt;&gt;&quot;&quot;);[.$G122];&quot;&quot;)">
            <text:p/>
          </table:table-cell>
          <table:table-cell table:style-name="ce17" table:formula="of:=IF(AND([.$B122]=[.Y$2];[.$I122]&lt;&gt;&quot;&quot;);[.$G122];&quot;&quot;)" office:value-type="float" office:value="161.76">
            <text:p>161,76</text:p>
          </table:table-cell>
          <table:table-cell table:style-name="ce17" table:formula="of:=IF(AND([.$B122]=[.Z$2];[.$I122]&lt;&gt;&quot;&quot;);[.$G122];&quot;&quot;)">
            <text:p/>
          </table:table-cell>
          <table:table-cell table:style-name="ce17" table:formula="of:=IF(AND([.$B122]=[.AA$2];[.$I122]&lt;&gt;&quot;&quot;);[.$G122];&quot;&quot;)">
            <text:p/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0.5621">
            <text:p>10,5621</text:p>
          </table:table-cell>
          <table:table-cell table:style-name="Default" office:value-type="float" office:value="3.87222">
            <text:p>3,87222</text:p>
          </table:table-cell>
          <table:table-cell table:style-name="Default" office:value-type="float" office:value="119.657">
            <text:p>119,657</text:p>
          </table:table-cell>
          <table:table-cell table:style-name="Default" office:value-type="float" office:value="774.215">
            <text:p>774,215</text:p>
          </table:table-cell>
          <table:table-cell table:style-name="Default" office:value-type="float" office:value="147.078">
            <text:p>147,078</text:p>
          </table:table-cell>
          <table:table-cell table:style-name="Default" office:value-type="float" office:value="3493.99">
            <text:p>3493,99</text:p>
          </table:table-cell>
          <table:table-cell table:style-name="Default" office:value-type="string">
            <text:p>/home/ramiro/Imagens/faces/121.jpg</text:p>
          </table:table-cell>
          <table:table-cell table:formula="of:=IF(AND([.$B123]=[.J$2];[.$I123]&lt;&gt;&quot;&quot;);[.$C123];&quot;&quot;)">
            <text:p/>
          </table:table-cell>
          <table:table-cell table:formula="of:=IF(AND([.$B123]=[.K$2];[.$I123]&lt;&gt;&quot;&quot;);[.$C123];&quot;&quot;)">
            <text:p/>
          </table:table-cell>
          <table:table-cell table:formula="of:=IF(AND([.$B123]=[.L$2];[.$I123]&lt;&gt;&quot;&quot;);[.$C123];&quot;&quot;)" office:value-type="float" office:value="10.5621">
            <text:p>10,56</text:p>
          </table:table-cell>
          <table:table-cell table:formula="of:=IF(AND([.$B123]=[.M$2];[.$I123]&lt;&gt;&quot;&quot;);[.$C123];&quot;&quot;)">
            <text:p/>
          </table:table-cell>
          <table:table-cell table:formula="of:=IF(AND([.$B123]=[.N$2];[.$I123]&lt;&gt;&quot;&quot;);[.$C123];&quot;&quot;)">
            <text:p/>
          </table:table-cell>
          <table:table-cell table:formula="of:=IF(AND([.$B123]=[.O$2];[.$I123]&lt;&gt;&quot;&quot;);[.$C123];&quot;&quot;)">
            <text:p/>
          </table:table-cell>
          <table:table-cell table:style-name="ce11" table:formula="of:=IF(AND([.$B123]=[.P$2];[.$I123]&lt;&gt;&quot;&quot;);[.$E123];&quot;&quot;)">
            <text:p/>
          </table:table-cell>
          <table:table-cell table:style-name="ce11" table:formula="of:=IF(AND([.$B123]=[.Q$2];[.$I123]&lt;&gt;&quot;&quot;);[.$E123];&quot;&quot;)">
            <text:p/>
          </table:table-cell>
          <table:table-cell table:style-name="ce11" table:formula="of:=IF(AND([.$B123]=[.R$2];[.$I123]&lt;&gt;&quot;&quot;);[.$E123];&quot;&quot;)" office:value-type="float" office:value="119.657">
            <text:p>119,66</text:p>
          </table:table-cell>
          <table:table-cell table:style-name="ce11" table:formula="of:=IF(AND([.$B123]=[.S$2];[.$I123]&lt;&gt;&quot;&quot;);[.$E123];&quot;&quot;)">
            <text:p/>
          </table:table-cell>
          <table:table-cell table:style-name="ce11" table:formula="of:=IF(AND([.$B123]=[.T$2];[.$I123]&lt;&gt;&quot;&quot;);[.$E123];&quot;&quot;)">
            <text:p/>
          </table:table-cell>
          <table:table-cell table:style-name="ce11" table:formula="of:=IF(AND([.$B123]=[.U$2];[.$I123]&lt;&gt;&quot;&quot;);[.$E123];&quot;&quot;)">
            <text:p/>
          </table:table-cell>
          <table:table-cell table:style-name="ce17" table:formula="of:=IF(AND([.$B123]=[.V$2];[.$I123]&lt;&gt;&quot;&quot;);[.$G123];&quot;&quot;)">
            <text:p/>
          </table:table-cell>
          <table:table-cell table:style-name="ce17" table:formula="of:=IF(AND([.$B123]=[.W$2];[.$I123]&lt;&gt;&quot;&quot;);[.$G123];&quot;&quot;)">
            <text:p/>
          </table:table-cell>
          <table:table-cell table:style-name="ce17" table:formula="of:=IF(AND([.$B123]=[.X$2];[.$I123]&lt;&gt;&quot;&quot;);[.$G123];&quot;&quot;)" office:value-type="float" office:value="147.078">
            <text:p>147,08</text:p>
          </table:table-cell>
          <table:table-cell table:style-name="ce17" table:formula="of:=IF(AND([.$B123]=[.Y$2];[.$I123]&lt;&gt;&quot;&quot;);[.$G123];&quot;&quot;)">
            <text:p/>
          </table:table-cell>
          <table:table-cell table:style-name="ce17" table:formula="of:=IF(AND([.$B123]=[.Z$2];[.$I123]&lt;&gt;&quot;&quot;);[.$G123];&quot;&quot;)">
            <text:p/>
          </table:table-cell>
          <table:table-cell table:style-name="ce17" table:formula="of:=IF(AND([.$B123]=[.AA$2];[.$I123]&lt;&gt;&quot;&quot;);[.$G123];&quot;&quot;)">
            <text:p/>
          </table:table-cell>
        </table:table-row>
        <table:table-row table:style-name="ro1">
          <table:table-cell table:style-name="ce1" table:number-columns-repeated="2"/>
          <table:table-cell table:style-name="ce3"/>
          <table:table-cell table:style-name="Default" table:number-columns-repeated="6"/>
          <table:table-cell table:style-name="ce8" table:formula="of:=AVERAGE([.J3:.J123])" office:value-type="float" office:value="9.94629625">
            <text:p>9,9463</text:p>
          </table:table-cell>
          <table:table-cell table:style-name="ce8" table:formula="of:=AVERAGE([.K3:.K123])" office:value-type="float" office:value="10.3820607692308">
            <text:p>10,3821</text:p>
          </table:table-cell>
          <table:table-cell table:style-name="ce8" table:formula="of:=AVERAGE([.L3:.L123])" office:value-type="float" office:value="10.448665">
            <text:p>10,4487</text:p>
          </table:table-cell>
          <table:table-cell table:style-name="ce8" table:formula="of:=AVERAGE([.M3:.M123])" office:value-type="float" office:value="10.2284490909091">
            <text:p>10,2284</text:p>
          </table:table-cell>
          <table:table-cell table:style-name="ce8" table:formula="of:=AVERAGE([.N3:.N123])" office:value-type="float" office:value="11.4062">
            <text:p>11,4062</text:p>
          </table:table-cell>
          <table:table-cell table:style-name="ce8" table:formula="of:=AVERAGE([.O3:.O123])" office:value-type="float" office:value="10.8130283333333">
            <text:p>10,8130</text:p>
          </table:table-cell>
          <table:table-cell table:style-name="ce12" table:formula="of:=AVERAGE([.P3:.P123])" office:value-type="float" office:value="96.5514">
            <text:p>96,5514</text:p>
          </table:table-cell>
          <table:table-cell table:style-name="ce12" table:formula="of:=AVERAGE([.Q3:.Q123])" office:value-type="float" office:value="121.593234615385">
            <text:p>121,5932</text:p>
          </table:table-cell>
          <table:table-cell table:style-name="ce12" table:formula="of:=AVERAGE([.R3:.R123])" office:value-type="float" office:value="120.204985714286">
            <text:p>120,2050</text:p>
          </table:table-cell>
          <table:table-cell table:style-name="ce12" table:formula="of:=AVERAGE([.S3:.S123])" office:value-type="float" office:value="123.416945454545">
            <text:p>123,4169</text:p>
          </table:table-cell>
          <table:table-cell table:style-name="ce12" table:formula="of:=AVERAGE([.T3:.T123])" office:value-type="float" office:value="121.361">
            <text:p>121,3610</text:p>
          </table:table-cell>
          <table:table-cell table:style-name="ce12" table:formula="of:=AVERAGE([.U3:.U123])" office:value-type="float" office:value="138.605416666667">
            <text:p>138,6054</text:p>
          </table:table-cell>
          <table:table-cell table:style-name="ce18" table:formula="of:=AVERAGE([.V3:.V123])" office:value-type="float" office:value="173.967875">
            <text:p>173,9679</text:p>
          </table:table-cell>
          <table:table-cell table:style-name="ce18" table:formula="of:=AVERAGE([.W3:.W123])" office:value-type="float" office:value="164.458346153846">
            <text:p>164,4583</text:p>
          </table:table-cell>
          <table:table-cell table:style-name="ce18" table:formula="of:=AVERAGE([.X3:.X123])" office:value-type="float" office:value="156.442285714286">
            <text:p>156,4423</text:p>
          </table:table-cell>
          <table:table-cell table:style-name="ce18" table:formula="of:=AVERAGE([.Y3:.Y123])" office:value-type="float" office:value="141.605909090909">
            <text:p>141,6059</text:p>
          </table:table-cell>
          <table:table-cell table:style-name="ce18" table:formula="of:=AVERAGE([.Z3:.Z123])" office:value-type="float" office:value="116.61925">
            <text:p>116,6193</text:p>
          </table:table-cell>
          <table:table-cell table:style-name="ce18" table:formula="of:=AVERAGE([.AA3:.AA123])" office:value-type="float" office:value="114.3032">
            <text:p>114,3032</text:p>
          </table:table-cell>
        </table:table-row>
        <table:table-row table:style-name="ro1" table:number-rows-repeated="1048451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lanilha3" table:style-name="ta1">
        <table:table-column table:style-name="co1" table:number-columns-repeated="6" table:default-cell-style-name="Default"/>
        <table:table-column table:style-name="co9" table:default-cell-style-name="Default"/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10.0532">
            <text:p>10,0532</text:p>
          </table:table-cell>
          <table:table-cell office:value-type="float" office:value="5.2158">
            <text:p>5,2158</text:p>
          </table:table-cell>
          <table:table-cell office:value-type="float" office:value="92.7592">
            <text:p>92,7592</text:p>
          </table:table-cell>
          <table:table-cell office:value-type="float" office:value="754.487">
            <text:p>754,487</text:p>
          </table:table-cell>
          <table:table-cell office:value-type="float" office:value="174.764">
            <text:p>174,764</text:p>
          </table:table-cell>
          <table:table-cell office:value-type="float" office:value="3436.02">
            <text:p>3436,02</text:p>
          </table:table-cell>
          <table:table-cell office:value-type="string">
            <text:p>/home/ramiro/Imagens/faces/002.jpg</text:p>
          </table:table-cell>
        </table:table-row>
        <table:table-row table:style-name="ro1" table:number-rows-repeated="5"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.40682">
            <text:p>8,40682</text:p>
          </table:table-cell>
          <table:table-cell office:value-type="float" office:value="11.4572">
            <text:p>11,4572</text:p>
          </table:table-cell>
          <table:table-cell office:value-type="float" office:value="98.3112">
            <text:p>98,3112</text:p>
          </table:table-cell>
          <table:table-cell office:value-type="float" office:value="1062.84">
            <text:p>1062,84</text:p>
          </table:table-cell>
          <table:table-cell office:value-type="float" office:value="148.241">
            <text:p>148,241</text:p>
          </table:table-cell>
          <table:table-cell office:value-type="float" office:value="2621.12">
            <text:p>2621,12</text:p>
          </table:table-cell>
          <table:table-cell office:value-type="string">
            <text:p>/home/ramiro/Imagens/faces/008.jpg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.85295">
            <text:p>8,85295</text:p>
          </table:table-cell>
          <table:table-cell office:value-type="float" office:value="10.1564">
            <text:p>10,1564</text:p>
          </table:table-cell>
          <table:table-cell office:value-type="float" office:value="109.413">
            <text:p>109,413</text:p>
          </table:table-cell>
          <table:table-cell office:value-type="float" office:value="1478.69">
            <text:p>1478,69</text:p>
          </table:table-cell>
          <table:table-cell office:value-type="float" office:value="123.315">
            <text:p>123,315</text:p>
          </table:table-cell>
          <table:table-cell office:value-type="float" office:value="1602.86">
            <text:p>1602,86</text:p>
          </table:table-cell>
          <table:table-cell office:value-type="string">
            <text:p>/home/ramiro/Imagens/faces/010.jpg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float" office:value="6.2902">
            <text:p>6,2902</text:p>
          </table:table-cell>
          <table:table-cell office:value-type="float" office:value="3.04869">
            <text:p>3,04869</text:p>
          </table:table-cell>
          <table:table-cell office:value-type="float" office:value="132.148">
            <text:p>132,148</text:p>
          </table:table-cell>
          <table:table-cell office:value-type="float" office:value="1528.97">
            <text:p>1528,97</text:p>
          </table:table-cell>
          <table:table-cell office:value-type="float" office:value="150.719">
            <text:p>150,719</text:p>
          </table:table-cell>
          <table:table-cell office:value-type="float" office:value="1526.12">
            <text:p>1526,12</text:p>
          </table:table-cell>
          <table:table-cell office:value-type="string">
            <text:p>/home/ramiro/Imagens/faces/012.jpg</text:p>
          </table:table-cell>
        </table:table-row>
        <table:table-row table:style-name="ro1">
          <table:table-cell office:value-type="float" office:value="12.7949">
            <text:p>12,7949</text:p>
          </table:table-cell>
          <table:table-cell office:value-type="float" office:value="8.34271">
            <text:p>8,34271</text:p>
          </table:table-cell>
          <table:table-cell office:value-type="float" office:value="79.2386">
            <text:p>79,2386</text:p>
          </table:table-cell>
          <table:table-cell office:value-type="float" office:value="1081.08">
            <text:p>1081,08</text:p>
          </table:table-cell>
          <table:table-cell office:value-type="float" office:value="184.18">
            <text:p>184,18</text:p>
          </table:table-cell>
          <table:table-cell office:value-type="float" office:value="2067.08">
            <text:p>2067,08</text:p>
          </table:table-cell>
          <table:table-cell office:value-type="string">
            <text:p>/home/ramiro/Imagens/faces/013.jpg</text:p>
          </table:table-cell>
        </table:table-row>
        <table:table-row table:style-name="ro1">
          <table:table-cell table:style-name="ce3" office:value-type="float" office:value="12.8909">
            <text:p>12,8909</text:p>
          </table:table-cell>
          <table:table-cell office:value-type="float" office:value="10.7078">
            <text:p>10,7078</text:p>
          </table:table-cell>
          <table:table-cell office:value-type="float" office:value="116.859">
            <text:p>116,859</text:p>
          </table:table-cell>
          <table:table-cell office:value-type="float" office:value="1223.5">
            <text:p>1223,5</text:p>
          </table:table-cell>
          <table:table-cell office:value-type="float" office:value="191.545">
            <text:p>191,545</text:p>
          </table:table-cell>
          <table:table-cell office:value-type="float" office:value="1873.45">
            <text:p>1873,45</text:p>
          </table:table-cell>
          <table:table-cell office:value-type="string">
            <text:p>/home/ramiro/Imagens/faces/014.jpg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float" office:value="12.2924">
            <text:p>12,2924</text:p>
          </table:table-cell>
          <table:table-cell office:value-type="float" office:value="6.25762">
            <text:p>6,25762</text:p>
          </table:table-cell>
          <table:table-cell office:value-type="float" office:value="117.007">
            <text:p>117,007</text:p>
          </table:table-cell>
          <table:table-cell office:value-type="float" office:value="993.281">
            <text:p>993,281</text:p>
          </table:table-cell>
          <table:table-cell office:value-type="float" office:value="165.912">
            <text:p>165,912</text:p>
          </table:table-cell>
          <table:table-cell office:value-type="float" office:value="3718.78">
            <text:p>3718,78</text:p>
          </table:table-cell>
          <table:table-cell office:value-type="string">
            <text:p>/home/ramiro/Imagens/faces/016.jpg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.83058">
            <text:p>9,83058</text:p>
          </table:table-cell>
          <table:table-cell office:value-type="float" office:value="4.08276">
            <text:p>4,08276</text:p>
          </table:table-cell>
          <table:table-cell office:value-type="float" office:value="140.866">
            <text:p>140,866</text:p>
          </table:table-cell>
          <table:table-cell office:value-type="float" office:value="1195.57">
            <text:p>1195,57</text:p>
          </table:table-cell>
          <table:table-cell office:value-type="float" office:value="191.103">
            <text:p>191,103</text:p>
          </table:table-cell>
          <table:table-cell office:value-type="float" office:value="2052.76">
            <text:p>2052,76</text:p>
          </table:table-cell>
          <table:table-cell office:value-type="string">
            <text:p>/home/ramiro/Imagens/faces/019.jpg</text:p>
          </table:table-cell>
        </table:table-row>
        <table:table-row table:style-name="ro1">
          <table:table-cell office:value-type="float" office:value="10.3701">
            <text:p>10,3701</text:p>
          </table:table-cell>
          <table:table-cell office:value-type="float" office:value="4.74386">
            <text:p>4,74386</text:p>
          </table:table-cell>
          <table:table-cell office:value-type="float" office:value="98.388">
            <text:p>98,388</text:p>
          </table:table-cell>
          <table:table-cell office:value-type="float" office:value="540.559">
            <text:p>540,559</text:p>
          </table:table-cell>
          <table:table-cell office:value-type="float" office:value="199.596">
            <text:p>199,596</text:p>
          </table:table-cell>
          <table:table-cell office:value-type="float" office:value="2787.68">
            <text:p>2787,68</text:p>
          </table:table-cell>
          <table:table-cell office:value-type="string">
            <text:p>/home/ramiro/Imagens/faces/020.jpg</text:p>
          </table:table-cell>
        </table:table-row>
        <table:table-row table:style-name="ro1">
          <table:table-cell office:value-type="float" office:value="11.2061">
            <text:p>11,2061</text:p>
          </table:table-cell>
          <table:table-cell office:value-type="float" office:value="3.45757">
            <text:p>3,45757</text:p>
          </table:table-cell>
          <table:table-cell office:value-type="float" office:value="97.2865">
            <text:p>97,2865</text:p>
          </table:table-cell>
          <table:table-cell office:value-type="float" office:value="1641.21">
            <text:p>1641,21</text:p>
          </table:table-cell>
          <table:table-cell office:value-type="float" office:value="182.225">
            <text:p>182,225</text:p>
          </table:table-cell>
          <table:table-cell office:value-type="float" office:value="1273.72">
            <text:p>1273,72</text:p>
          </table:table-cell>
          <table:table-cell office:value-type="string">
            <text:p>/home/ramiro/Imagens/faces/021.jpg</text:p>
          </table:table-cell>
        </table:table-row>
        <table:table-row table:style-name="ro1">
          <table:table-cell office:value-type="float" office:value="9.28239">
            <text:p>9,28239</text:p>
          </table:table-cell>
          <table:table-cell office:value-type="float" office:value="4.63065">
            <text:p>4,63065</text:p>
          </table:table-cell>
          <table:table-cell office:value-type="float" office:value="112.946">
            <text:p>112,946</text:p>
          </table:table-cell>
          <table:table-cell office:value-type="float" office:value="926.16">
            <text:p>926,16</text:p>
          </table:table-cell>
          <table:table-cell office:value-type="float" office:value="130.815">
            <text:p>130,815</text:p>
          </table:table-cell>
          <table:table-cell office:value-type="float" office:value="2040.04">
            <text:p>2040,04</text:p>
          </table:table-cell>
          <table:table-cell office:value-type="string">
            <text:p>/home/ramiro/Imagens/faces/022.jpg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3.5246">
            <text:p>13,5246</text:p>
          </table:table-cell>
          <table:table-cell office:value-type="float" office:value="2.25829">
            <text:p>2,25829</text:p>
          </table:table-cell>
          <table:table-cell office:value-type="float" office:value="101.486">
            <text:p>101,486</text:p>
          </table:table-cell>
          <table:table-cell office:value-type="float" office:value="675.101">
            <text:p>675,101</text:p>
          </table:table-cell>
          <table:table-cell office:value-type="float" office:value="179.128">
            <text:p>179,128</text:p>
          </table:table-cell>
          <table:table-cell office:value-type="float" office:value="1740.45">
            <text:p>1740,45</text:p>
          </table:table-cell>
          <table:table-cell office:value-type="string">
            <text:p>/home/ramiro/Imagens/faces/026.jpg</text:p>
          </table:table-cell>
        </table:table-row>
        <table:table-row table:style-name="ro1">
          <table:table-cell office:value-type="float" office:value="11.2701">
            <text:p>11,2701</text:p>
          </table:table-cell>
          <table:table-cell office:value-type="float" office:value="11.387">
            <text:p>11,387</text:p>
          </table:table-cell>
          <table:table-cell office:value-type="float" office:value="81.6841">
            <text:p>81,6841</text:p>
          </table:table-cell>
          <table:table-cell office:value-type="float" office:value="1318.62">
            <text:p>1318,62</text:p>
          </table:table-cell>
          <table:table-cell office:value-type="float" office:value="198.229">
            <text:p>198,229</text:p>
          </table:table-cell>
          <table:table-cell office:value-type="float" office:value="1644.53">
            <text:p>1644,53</text:p>
          </table:table-cell>
          <table:table-cell office:value-type="string">
            <text:p>/home/ramiro/Imagens/faces/027.jpg</text:p>
          </table:table-cell>
        </table:table-row>
        <table:table-row table:style-name="ro1">
          <table:table-cell office:value-type="float" office:value="10.5206">
            <text:p>10,5206</text:p>
          </table:table-cell>
          <table:table-cell office:value-type="float" office:value="4.83154">
            <text:p>4,83154</text:p>
          </table:table-cell>
          <table:table-cell office:value-type="float" office:value="115.388">
            <text:p>115,388</text:p>
          </table:table-cell>
          <table:table-cell office:value-type="float" office:value="1756.4">
            <text:p>1756,4</text:p>
          </table:table-cell>
          <table:table-cell office:value-type="float" office:value="141.458">
            <text:p>141,458</text:p>
          </table:table-cell>
          <table:table-cell office:value-type="float" office:value="3086.15">
            <text:p>3086,15</text:p>
          </table:table-cell>
          <table:table-cell office:value-type="string">
            <text:p>/home/ramiro/Imagens/faces/028.jpg</text:p>
          </table:table-cell>
        </table:table-row>
        <table:table-row table:style-name="ro1">
          <table:table-cell office:value-type="float" office:value="11.0681">
            <text:p>11,0681</text:p>
          </table:table-cell>
          <table:table-cell office:value-type="float" office:value="8.87561">
            <text:p>8,87561</text:p>
          </table:table-cell>
          <table:table-cell office:value-type="float" office:value="138.556">
            <text:p>138,556</text:p>
          </table:table-cell>
          <table:table-cell office:value-type="float" office:value="1132.62">
            <text:p>1132,62</text:p>
          </table:table-cell>
          <table:table-cell office:value-type="float" office:value="146.073">
            <text:p>146,073</text:p>
          </table:table-cell>
          <table:table-cell office:value-type="float" office:value="4911.4">
            <text:p>4911,4</text:p>
          </table:table-cell>
          <table:table-cell office:value-type="string">
            <text:p>/home/ramiro/Imagens/faces/029.jpg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 office:value-type="float" office:value="11.7212">
            <text:p>11,7212</text:p>
          </table:table-cell>
          <table:table-cell office:value-type="float" office:value="8.4641">
            <text:p>8,4641</text:p>
          </table:table-cell>
          <table:table-cell office:value-type="float" office:value="116.44">
            <text:p>116,44</text:p>
          </table:table-cell>
          <table:table-cell office:value-type="float" office:value="1286.14">
            <text:p>1286,14</text:p>
          </table:table-cell>
          <table:table-cell office:value-type="float" office:value="187.757">
            <text:p>187,757</text:p>
          </table:table-cell>
          <table:table-cell office:value-type="float" office:value="2475.19">
            <text:p>2475,19</text:p>
          </table:table-cell>
          <table:table-cell office:value-type="string">
            <text:p>/home/ramiro/Imagens/faces/033.jpg</text:p>
          </table:table-cell>
        </table:table-row>
        <table:table-row table:style-name="ro1">
          <table:table-cell table:style-name="ce3" office:value-type="float" office:value="7.58274">
            <text:p>7,58274</text:p>
          </table:table-cell>
          <table:table-cell office:value-type="float" office:value="3.6598">
            <text:p>3,6598</text:p>
          </table:table-cell>
          <table:table-cell office:value-type="float" office:value="86.0417">
            <text:p>86,0417</text:p>
          </table:table-cell>
          <table:table-cell office:value-type="float" office:value="565.22">
            <text:p>565,22</text:p>
          </table:table-cell>
          <table:table-cell office:value-type="float" office:value="193.92">
            <text:p>193,92</text:p>
          </table:table-cell>
          <table:table-cell office:value-type="float" office:value="1335.05">
            <text:p>1335,05</text:p>
          </table:table-cell>
          <table:table-cell office:value-type="string">
            <text:p>/home/ramiro/Imagens/faces/034.jpg</text:p>
          </table:table-cell>
        </table:table-row>
        <table:table-row table:style-name="ro1">
          <table:table-cell office:value-type="float" office:value="12.0239">
            <text:p>12,0239</text:p>
          </table:table-cell>
          <table:table-cell office:value-type="float" office:value="9.27106">
            <text:p>9,27106</text:p>
          </table:table-cell>
          <table:table-cell office:value-type="float" office:value="172.729">
            <text:p>172,729</text:p>
          </table:table-cell>
          <table:table-cell office:value-type="float" office:value="551.087">
            <text:p>551,087</text:p>
          </table:table-cell>
          <table:table-cell office:value-type="float" office:value="144.267">
            <text:p>144,267</text:p>
          </table:table-cell>
          <table:table-cell office:value-type="float" office:value="3868.18">
            <text:p>3868,18</text:p>
          </table:table-cell>
          <table:table-cell office:value-type="string">
            <text:p>/home/ramiro/Imagens/faces/035.jpg</text:p>
          </table:table-cell>
        </table:table-row>
        <table:table-row table:style-name="ro1">
          <table:table-cell table:style-name="ce3" office:value-type="float" office:value="11.1165">
            <text:p>11,1165</text:p>
          </table:table-cell>
          <table:table-cell office:value-type="float" office:value="12.73">
            <text:p>12,73</text:p>
          </table:table-cell>
          <table:table-cell office:value-type="float" office:value="140.974">
            <text:p>140,974</text:p>
          </table:table-cell>
          <table:table-cell office:value-type="float" office:value="1341.58">
            <text:p>1341,58</text:p>
          </table:table-cell>
          <table:table-cell office:value-type="float" office:value="137.023">
            <text:p>137,023</text:p>
          </table:table-cell>
          <table:table-cell office:value-type="float" office:value="1920.51">
            <text:p>1920,51</text:p>
          </table:table-cell>
          <table:table-cell office:value-type="string">
            <text:p>/home/ramiro/Imagens/faces/036.jpg</text:p>
          </table:table-cell>
        </table:table-row>
        <table:table-row table:style-name="ro1">
          <table:table-cell office:value-type="float" office:value="11.491">
            <text:p>11,491</text:p>
          </table:table-cell>
          <table:table-cell office:value-type="float" office:value="5.54023">
            <text:p>5,54023</text:p>
          </table:table-cell>
          <table:table-cell office:value-type="float" office:value="155.377">
            <text:p>155,377</text:p>
          </table:table-cell>
          <table:table-cell office:value-type="float" office:value="1931.5">
            <text:p>1931,5</text:p>
          </table:table-cell>
          <table:table-cell office:value-type="float" office:value="127.31">
            <text:p>127,31</text:p>
          </table:table-cell>
          <table:table-cell office:value-type="float" office:value="1267.79">
            <text:p>1267,79</text:p>
          </table:table-cell>
          <table:table-cell office:value-type="string">
            <text:p>/home/ramiro/Imagens/faces/037.jpg</text:p>
          </table:table-cell>
        </table:table-row>
        <table:table-row table:style-name="ro1">
          <table:table-cell office:value-type="float" office:value="8.14879">
            <text:p>8,14879</text:p>
          </table:table-cell>
          <table:table-cell office:value-type="float" office:value="8.61513">
            <text:p>8,61513</text:p>
          </table:table-cell>
          <table:table-cell office:value-type="float" office:value="105.975">
            <text:p>105,975</text:p>
          </table:table-cell>
          <table:table-cell office:value-type="float" office:value="802.048">
            <text:p>802,048</text:p>
          </table:table-cell>
          <table:table-cell office:value-type="float" office:value="155.958">
            <text:p>155,958</text:p>
          </table:table-cell>
          <table:table-cell office:value-type="float" office:value="5677.79">
            <text:p>5677,79</text:p>
          </table:table-cell>
          <table:table-cell office:value-type="string">
            <text:p>/home/ramiro/Imagens/faces/038.jpg</text:p>
          </table:table-cell>
        </table:table-row>
        <table:table-row table:style-name="ro1">
          <table:table-cell office:value-type="float" office:value="11.9394">
            <text:p>11,9394</text:p>
          </table:table-cell>
          <table:table-cell office:value-type="float" office:value="6.99972">
            <text:p>6,99972</text:p>
          </table:table-cell>
          <table:table-cell office:value-type="float" office:value="160.001">
            <text:p>160,001</text:p>
          </table:table-cell>
          <table:table-cell office:value-type="float" office:value="1421.2">
            <text:p>1421,2</text:p>
          </table:table-cell>
          <table:table-cell office:value-type="float" office:value="171.709">
            <text:p>171,709</text:p>
          </table:table-cell>
          <table:table-cell office:value-type="float" office:value="2274.71">
            <text:p>2274,71</text:p>
          </table:table-cell>
          <table:table-cell office:value-type="string">
            <text:p>/home/ramiro/Imagens/faces/039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.3672">
            <text:p>11,3672</text:p>
          </table:table-cell>
          <table:table-cell office:value-type="float" office:value="8.36501">
            <text:p>8,36501</text:p>
          </table:table-cell>
          <table:table-cell office:value-type="float" office:value="120.846">
            <text:p>120,846</text:p>
          </table:table-cell>
          <table:table-cell office:value-type="float" office:value="2111.2">
            <text:p>2111,2</text:p>
          </table:table-cell>
          <table:table-cell office:value-type="float" office:value="153.415">
            <text:p>153,415</text:p>
          </table:table-cell>
          <table:table-cell office:value-type="float" office:value="3779.37">
            <text:p>3779,37</text:p>
          </table:table-cell>
          <table:table-cell office:value-type="string">
            <text:p>/home/ramiro/Imagens/faces/041.jpg</text:p>
          </table:table-cell>
        </table:table-row>
        <table:table-row table:style-name="ro1">
          <table:table-cell office:value-type="float" office:value="11.9928">
            <text:p>11,9928</text:p>
          </table:table-cell>
          <table:table-cell office:value-type="float" office:value="4.64944">
            <text:p>4,64944</text:p>
          </table:table-cell>
          <table:table-cell office:value-type="float" office:value="131.975">
            <text:p>131,975</text:p>
          </table:table-cell>
          <table:table-cell office:value-type="float" office:value="1237.65">
            <text:p>1237,65</text:p>
          </table:table-cell>
          <table:table-cell office:value-type="float" office:value="138.346">
            <text:p>138,346</text:p>
          </table:table-cell>
          <table:table-cell office:value-type="float" office:value="2252.01">
            <text:p>2252,01</text:p>
          </table:table-cell>
          <table:table-cell office:value-type="string">
            <text:p>/home/ramiro/Imagens/faces/042.jpg</text:p>
          </table:table-cell>
        </table:table-row>
        <table:table-row table:style-name="ro1">
          <table:table-cell office:value-type="float" office:value="10.2694">
            <text:p>10,2694</text:p>
          </table:table-cell>
          <table:table-cell office:value-type="float" office:value="8.32361">
            <text:p>8,32361</text:p>
          </table:table-cell>
          <table:table-cell office:value-type="float" office:value="135.317">
            <text:p>135,317</text:p>
          </table:table-cell>
          <table:table-cell office:value-type="float" office:value="1890.01">
            <text:p>1890,01</text:p>
          </table:table-cell>
          <table:table-cell office:value-type="float" office:value="112.187">
            <text:p>112,187</text:p>
          </table:table-cell>
          <table:table-cell office:value-type="float" office:value="1817.15">
            <text:p>1817,15</text:p>
          </table:table-cell>
          <table:table-cell office:value-type="string">
            <text:p>/home/ramiro/Imagens/faces/043.jpg</text:p>
          </table:table-cell>
        </table:table-row>
        <table:table-row table:style-name="ro1">
          <table:table-cell office:value-type="float" office:value="6.56891">
            <text:p>6,56891</text:p>
          </table:table-cell>
          <table:table-cell office:value-type="float" office:value="3.98353">
            <text:p>3,98353</text:p>
          </table:table-cell>
          <table:table-cell office:value-type="float" office:value="98.5352">
            <text:p>98,5352</text:p>
          </table:table-cell>
          <table:table-cell office:value-type="float" office:value="1237.68">
            <text:p>1237,68</text:p>
          </table:table-cell>
          <table:table-cell office:value-type="float" office:value="158.37">
            <text:p>158,37</text:p>
          </table:table-cell>
          <table:table-cell office:value-type="float" office:value="2873.97">
            <text:p>2873,97</text:p>
          </table:table-cell>
          <table:table-cell office:value-type="string">
            <text:p>/home/ramiro/Imagens/faces/044.jpg</text:p>
          </table:table-cell>
        </table:table-row>
        <table:table-row table:style-name="ro1">
          <table:table-cell office:value-type="float" office:value="9.96807">
            <text:p>9,96807</text:p>
          </table:table-cell>
          <table:table-cell office:value-type="float" office:value="8.49549">
            <text:p>8,49549</text:p>
          </table:table-cell>
          <table:table-cell office:value-type="float" office:value="105.403">
            <text:p>105,403</text:p>
          </table:table-cell>
          <table:table-cell office:value-type="float" office:value="1223.85">
            <text:p>1223,85</text:p>
          </table:table-cell>
          <table:table-cell office:value-type="float" office:value="166.159">
            <text:p>166,159</text:p>
          </table:table-cell>
          <table:table-cell office:value-type="float" office:value="2792.81">
            <text:p>2792,81</text:p>
          </table:table-cell>
          <table:table-cell office:value-type="string">
            <text:p>/home/ramiro/Imagens/faces/045.jpg</text:p>
          </table:table-cell>
        </table:table-row>
        <table:table-row table:style-name="ro1">
          <table:table-cell office:value-type="float" office:value="9.44419">
            <text:p>9,44419</text:p>
          </table:table-cell>
          <table:table-cell office:value-type="float" office:value="9.40837">
            <text:p>9,40837</text:p>
          </table:table-cell>
          <table:table-cell office:value-type="float" office:value="107.687">
            <text:p>107,687</text:p>
          </table:table-cell>
          <table:table-cell office:value-type="float" office:value="820.009">
            <text:p>820,009</text:p>
          </table:table-cell>
          <table:table-cell office:value-type="float" office:value="169.573">
            <text:p>169,573</text:p>
          </table:table-cell>
          <table:table-cell office:value-type="float" office:value="1725.11">
            <text:p>1725,11</text:p>
          </table:table-cell>
          <table:table-cell office:value-type="string">
            <text:p>/home/ramiro/Imagens/faces/046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.2918">
            <text:p>12,2918</text:p>
          </table:table-cell>
          <table:table-cell office:value-type="float" office:value="7.97878">
            <text:p>7,97878</text:p>
          </table:table-cell>
          <table:table-cell office:value-type="float" office:value="127.334">
            <text:p>127,334</text:p>
          </table:table-cell>
          <table:table-cell office:value-type="float" office:value="588.583">
            <text:p>588,583</text:p>
          </table:table-cell>
          <table:table-cell office:value-type="float" office:value="91.7805">
            <text:p>91,7805</text:p>
          </table:table-cell>
          <table:table-cell office:value-type="float" office:value="1540.17">
            <text:p>1540,17</text:p>
          </table:table-cell>
          <table:table-cell office:value-type="string">
            <text:p>/home/ramiro/Imagens/faces/048.jpg</text:p>
          </table:table-cell>
        </table:table-row>
        <table:table-row table:style-name="ro1">
          <table:table-cell table:style-name="ce3" office:value-type="float" office:value="8.56149">
            <text:p>8,56149</text:p>
          </table:table-cell>
          <table:table-cell office:value-type="float" office:value="10.5904">
            <text:p>10,5904</text:p>
          </table:table-cell>
          <table:table-cell office:value-type="float" office:value="129.713">
            <text:p>129,713</text:p>
          </table:table-cell>
          <table:table-cell office:value-type="float" office:value="1317.38">
            <text:p>1317,38</text:p>
          </table:table-cell>
          <table:table-cell office:value-type="float" office:value="122.246">
            <text:p>122,246</text:p>
          </table:table-cell>
          <table:table-cell office:value-type="float" office:value="1602.42">
            <text:p>1602,42</text:p>
          </table:table-cell>
          <table:table-cell office:value-type="string">
            <text:p>/home/ramiro/Imagens/faces/049.jpg</text:p>
          </table:table-cell>
        </table:table-row>
        <table:table-row table:style-name="ro1">
          <table:table-cell office:value-type="float" office:value="8.76878">
            <text:p>8,76878</text:p>
          </table:table-cell>
          <table:table-cell office:value-type="float" office:value="7.36073">
            <text:p>7,36073</text:p>
          </table:table-cell>
          <table:table-cell office:value-type="float" office:value="93.7775">
            <text:p>93,7775</text:p>
          </table:table-cell>
          <table:table-cell office:value-type="float" office:value="720.344">
            <text:p>720,344</text:p>
          </table:table-cell>
          <table:table-cell office:value-type="float" office:value="93.0322">
            <text:p>93,0322</text:p>
          </table:table-cell>
          <table:table-cell office:value-type="float" office:value="1232.27">
            <text:p>1232,27</text:p>
          </table:table-cell>
          <table:table-cell office:value-type="string">
            <text:p>/home/ramiro/Imagens/faces/050.jpg</text:p>
          </table:table-cell>
        </table:table-row>
        <table:table-row table:style-name="ro1">
          <table:table-cell table:style-name="ce3" office:value-type="float" office:value="11.1037">
            <text:p>11,1037</text:p>
          </table:table-cell>
          <table:table-cell office:value-type="float" office:value="3.6278">
            <text:p>3,6278</text:p>
          </table:table-cell>
          <table:table-cell office:value-type="float" office:value="126.863">
            <text:p>126,863</text:p>
          </table:table-cell>
          <table:table-cell office:value-type="float" office:value="887.249">
            <text:p>887,249</text:p>
          </table:table-cell>
          <table:table-cell office:value-type="float" office:value="130.272">
            <text:p>130,272</text:p>
          </table:table-cell>
          <table:table-cell office:value-type="float" office:value="936.261">
            <text:p>936,261</text:p>
          </table:table-cell>
          <table:table-cell office:value-type="string">
            <text:p>/home/ramiro/Imagens/faces/051.jpg</text:p>
          </table:table-cell>
        </table:table-row>
        <table:table-row table:style-name="ro1">
          <table:table-cell office:value-type="float" office:value="11.0216">
            <text:p>11,0216</text:p>
          </table:table-cell>
          <table:table-cell office:value-type="float" office:value="6.52106">
            <text:p>6,52106</text:p>
          </table:table-cell>
          <table:table-cell office:value-type="float" office:value="148.207">
            <text:p>148,207</text:p>
          </table:table-cell>
          <table:table-cell office:value-type="float" office:value="1895.13">
            <text:p>1895,13</text:p>
          </table:table-cell>
          <table:table-cell office:value-type="float" office:value="140.039">
            <text:p>140,039</text:p>
          </table:table-cell>
          <table:table-cell office:value-type="float" office:value="3367.94">
            <text:p>3367,94</text:p>
          </table:table-cell>
          <table:table-cell office:value-type="string">
            <text:p>/home/ramiro/Imagens/faces/052.jpg</text:p>
          </table:table-cell>
        </table:table-row>
        <table:table-row table:style-name="ro1">
          <table:table-cell office:value-type="float" office:value="7.32439">
            <text:p>7,32439</text:p>
          </table:table-cell>
          <table:table-cell office:value-type="float" office:value="7.44832">
            <text:p>7,44832</text:p>
          </table:table-cell>
          <table:table-cell office:value-type="float" office:value="111.586">
            <text:p>111,586</text:p>
          </table:table-cell>
          <table:table-cell office:value-type="float" office:value="818.222">
            <text:p>818,222</text:p>
          </table:table-cell>
          <table:table-cell office:value-type="float" office:value="109.715">
            <text:p>109,715</text:p>
          </table:table-cell>
          <table:table-cell office:value-type="float" office:value="1378.15">
            <text:p>1378,15</text:p>
          </table:table-cell>
          <table:table-cell office:value-type="string">
            <text:p>/home/ramiro/Imagens/faces/053.jpg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 office:value-type="float" office:value="8.77179">
            <text:p>8,77179</text:p>
          </table:table-cell>
          <table:table-cell office:value-type="float" office:value="8.9629">
            <text:p>8,9629</text:p>
          </table:table-cell>
          <table:table-cell office:value-type="float" office:value="112.42">
            <text:p>112,42</text:p>
          </table:table-cell>
          <table:table-cell office:value-type="float" office:value="1205.61">
            <text:p>1205,61</text:p>
          </table:table-cell>
          <table:table-cell office:value-type="float" office:value="194.031">
            <text:p>194,031</text:p>
          </table:table-cell>
          <table:table-cell office:value-type="float" office:value="1745.09">
            <text:p>1745,09</text:p>
          </table:table-cell>
          <table:table-cell office:value-type="string">
            <text:p>/home/ramiro/Imagens/faces/057.jpg</text:p>
          </table:table-cell>
        </table:table-row>
        <table:table-row table:style-name="ro1">
          <table:table-cell office:value-type="float" office:value="7.38867">
            <text:p>7,38867</text:p>
          </table:table-cell>
          <table:table-cell office:value-type="float" office:value="4.65911">
            <text:p>4,65911</text:p>
          </table:table-cell>
          <table:table-cell office:value-type="float" office:value="116.879">
            <text:p>116,879</text:p>
          </table:table-cell>
          <table:table-cell office:value-type="float" office:value="761.633">
            <text:p>761,633</text:p>
          </table:table-cell>
          <table:table-cell office:value-type="float" office:value="142.471">
            <text:p>142,471</text:p>
          </table:table-cell>
          <table:table-cell office:value-type="float" office:value="738.499">
            <text:p>738,499</text:p>
          </table:table-cell>
          <table:table-cell office:value-type="string">
            <text:p>/home/ramiro/Imagens/faces/058.jpg</text:p>
          </table:table-cell>
        </table:table-row>
        <table:table-row table:style-name="ro1">
          <table:table-cell office:value-type="float" office:value="9.22181">
            <text:p>9,22181</text:p>
          </table:table-cell>
          <table:table-cell office:value-type="float" office:value="7.41813">
            <text:p>7,41813</text:p>
          </table:table-cell>
          <table:table-cell office:value-type="float" office:value="102.466">
            <text:p>102,466</text:p>
          </table:table-cell>
          <table:table-cell office:value-type="float" office:value="2451.71">
            <text:p>2451,71</text:p>
          </table:table-cell>
          <table:table-cell office:value-type="float" office:value="138.261">
            <text:p>138,261</text:p>
          </table:table-cell>
          <table:table-cell office:value-type="float" office:value="4653.93">
            <text:p>4653,93</text:p>
          </table:table-cell>
          <table:table-cell office:value-type="string">
            <text:p>/home/ramiro/Imagens/faces/059.jpg</text:p>
          </table:table-cell>
        </table:table-row>
        <table:table-row table:style-name="ro1">
          <table:table-cell office:value-type="float" office:value="10.9705">
            <text:p>10,9705</text:p>
          </table:table-cell>
          <table:table-cell office:value-type="float" office:value="6.46168">
            <text:p>6,46168</text:p>
          </table:table-cell>
          <table:table-cell office:value-type="float" office:value="112.854">
            <text:p>112,854</text:p>
          </table:table-cell>
          <table:table-cell office:value-type="float" office:value="2036.38">
            <text:p>2036,38</text:p>
          </table:table-cell>
          <table:table-cell office:value-type="float" office:value="185.423">
            <text:p>185,423</text:p>
          </table:table-cell>
          <table:table-cell office:value-type="float" office:value="1970.85">
            <text:p>1970,85</text:p>
          </table:table-cell>
          <table:table-cell office:value-type="string">
            <text:p>/home/ramiro/Imagens/faces/060.jpg</text:p>
          </table:table-cell>
        </table:table-row>
        <table:table-row table:style-name="ro1">
          <table:table-cell table:style-name="ce3" office:value-type="float" office:value="11.6247">
            <text:p>11,6247</text:p>
          </table:table-cell>
          <table:table-cell office:value-type="float" office:value="3.1405">
            <text:p>3,1405</text:p>
          </table:table-cell>
          <table:table-cell office:value-type="float" office:value="138.352">
            <text:p>138,352</text:p>
          </table:table-cell>
          <table:table-cell office:value-type="float" office:value="1206.02">
            <text:p>1206,02</text:p>
          </table:table-cell>
          <table:table-cell office:value-type="float" office:value="159.686">
            <text:p>159,686</text:p>
          </table:table-cell>
          <table:table-cell office:value-type="float" office:value="2659.6">
            <text:p>2659,6</text:p>
          </table:table-cell>
          <table:table-cell office:value-type="string">
            <text:p>/home/ramiro/Imagens/faces/061.jpg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float" office:value="13.1563">
            <text:p>13,1563</text:p>
          </table:table-cell>
          <table:table-cell office:value-type="float" office:value="3.81403">
            <text:p>3,81403</text:p>
          </table:table-cell>
          <table:table-cell office:value-type="float" office:value="129.399">
            <text:p>129,399</text:p>
          </table:table-cell>
          <table:table-cell office:value-type="float" office:value="794.767">
            <text:p>794,767</text:p>
          </table:table-cell>
          <table:table-cell office:value-type="float" office:value="170.153">
            <text:p>170,153</text:p>
          </table:table-cell>
          <table:table-cell office:value-type="float" office:value="2019.93">
            <text:p>2019,93</text:p>
          </table:table-cell>
          <table:table-cell office:value-type="string">
            <text:p>/home/ramiro/Imagens/faces/063.jpg</text:p>
          </table:table-cell>
        </table:table-row>
        <table:table-row table:style-name="ro1">
          <table:table-cell office:value-type="float" office:value="6.76335">
            <text:p>6,76335</text:p>
          </table:table-cell>
          <table:table-cell office:value-type="float" office:value="1.78373">
            <text:p>1,78373</text:p>
          </table:table-cell>
          <table:table-cell office:value-type="float" office:value="101.616">
            <text:p>101,616</text:p>
          </table:table-cell>
          <table:table-cell office:value-type="float" office:value="421.665">
            <text:p>421,665</text:p>
          </table:table-cell>
          <table:table-cell office:value-type="float" office:value="192.172">
            <text:p>192,172</text:p>
          </table:table-cell>
          <table:table-cell office:value-type="float" office:value="1510.96">
            <text:p>1510,96</text:p>
          </table:table-cell>
          <table:table-cell office:value-type="string">
            <text:p>/home/ramiro/Imagens/faces/064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.4684">
            <text:p>12,4684</text:p>
          </table:table-cell>
          <table:table-cell office:value-type="float" office:value="7.36657">
            <text:p>7,36657</text:p>
          </table:table-cell>
          <table:table-cell office:value-type="float" office:value="115.942">
            <text:p>115,942</text:p>
          </table:table-cell>
          <table:table-cell office:value-type="float" office:value="933.224">
            <text:p>933,224</text:p>
          </table:table-cell>
          <table:table-cell office:value-type="float" office:value="173.507">
            <text:p>173,507</text:p>
          </table:table-cell>
          <table:table-cell office:value-type="float" office:value="739.835">
            <text:p>739,835</text:p>
          </table:table-cell>
          <table:table-cell office:value-type="string">
            <text:p>/home/ramiro/Imagens/faces/066.jpg</text:p>
          </table:table-cell>
        </table:table-row>
        <table:table-row table:style-name="ro1">
          <table:table-cell office:value-type="float" office:value="8.67106">
            <text:p>8,67106</text:p>
          </table:table-cell>
          <table:table-cell office:value-type="float" office:value="8.81271">
            <text:p>8,81271</text:p>
          </table:table-cell>
          <table:table-cell office:value-type="float" office:value="138.765">
            <text:p>138,765</text:p>
          </table:table-cell>
          <table:table-cell office:value-type="float" office:value="2485.22">
            <text:p>2485,22</text:p>
          </table:table-cell>
          <table:table-cell office:value-type="float" office:value="169.401">
            <text:p>169,401</text:p>
          </table:table-cell>
          <table:table-cell office:value-type="float" office:value="1479.13">
            <text:p>1479,13</text:p>
          </table:table-cell>
          <table:table-cell office:value-type="string">
            <text:p>/home/ramiro/Imagens/faces/067.jpg</text:p>
          </table:table-cell>
        </table:table-row>
        <table:table-row table:style-name="ro1">
          <table:table-cell office:value-type="float" office:value="12.1906">
            <text:p>12,1906</text:p>
          </table:table-cell>
          <table:table-cell office:value-type="float" office:value="4.51106">
            <text:p>4,51106</text:p>
          </table:table-cell>
          <table:table-cell office:value-type="float" office:value="130.495">
            <text:p>130,495</text:p>
          </table:table-cell>
          <table:table-cell office:value-type="float" office:value="1147.3">
            <text:p>1147,3</text:p>
          </table:table-cell>
          <table:table-cell office:value-type="float" office:value="109.166">
            <text:p>109,166</text:p>
          </table:table-cell>
          <table:table-cell office:value-type="float" office:value="2886.07">
            <text:p>2886,07</text:p>
          </table:table-cell>
          <table:table-cell office:value-type="string">
            <text:p>/home/ramiro/Imagens/faces/068.jpg</text:p>
          </table:table-cell>
        </table:table-row>
        <table:table-row table:style-name="ro1">
          <table:table-cell office:value-type="float" office:value="10.938">
            <text:p>10,938</text:p>
          </table:table-cell>
          <table:table-cell office:value-type="float" office:value="5.49732">
            <text:p>5,49732</text:p>
          </table:table-cell>
          <table:table-cell office:value-type="float" office:value="129.674">
            <text:p>129,674</text:p>
          </table:table-cell>
          <table:table-cell office:value-type="float" office:value="790.714">
            <text:p>790,714</text:p>
          </table:table-cell>
          <table:table-cell office:value-type="float" office:value="166.75">
            <text:p>166,75</text:p>
          </table:table-cell>
          <table:table-cell office:value-type="float" office:value="1499.28">
            <text:p>1499,28</text:p>
          </table:table-cell>
          <table:table-cell office:value-type="string">
            <text:p>/home/ramiro/Imagens/faces/069.jpg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float" office:value="6.75497">
            <text:p>6,75497</text:p>
          </table:table-cell>
          <table:table-cell office:value-type="float" office:value="7.23135">
            <text:p>7,23135</text:p>
          </table:table-cell>
          <table:table-cell office:value-type="float" office:value="99.965">
            <text:p>99,965</text:p>
          </table:table-cell>
          <table:table-cell office:value-type="float" office:value="696.477">
            <text:p>696,477</text:p>
          </table:table-cell>
          <table:table-cell office:value-type="float" office:value="166.441">
            <text:p>166,441</text:p>
          </table:table-cell>
          <table:table-cell office:value-type="float" office:value="1173.23">
            <text:p>1173,23</text:p>
          </table:table-cell>
          <table:table-cell office:value-type="string">
            <text:p>/home/ramiro/Imagens/faces/077.jpg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.3321">
            <text:p>10,3321</text:p>
          </table:table-cell>
          <table:table-cell office:value-type="float" office:value="6.91562">
            <text:p>6,91562</text:p>
          </table:table-cell>
          <table:table-cell office:value-type="float" office:value="79.1053">
            <text:p>79,1053</text:p>
          </table:table-cell>
          <table:table-cell office:value-type="float" office:value="1954.87">
            <text:p>1954,87</text:p>
          </table:table-cell>
          <table:table-cell office:value-type="float" office:value="152.531">
            <text:p>152,531</text:p>
          </table:table-cell>
          <table:table-cell office:value-type="float" office:value="5085.65">
            <text:p>5085,65</text:p>
          </table:table-cell>
          <table:table-cell office:value-type="string">
            <text:p>/home/ramiro/Imagens/faces/081.jpg</text:p>
          </table:table-cell>
        </table:table-row>
        <table:table-row table:style-name="ro1">
          <table:table-cell office:value-type="float" office:value="9.95074">
            <text:p>9,95074</text:p>
          </table:table-cell>
          <table:table-cell office:value-type="float" office:value="8.59069">
            <text:p>8,59069</text:p>
          </table:table-cell>
          <table:table-cell office:value-type="float" office:value="80.9325">
            <text:p>80,9325</text:p>
          </table:table-cell>
          <table:table-cell office:value-type="float" office:value="893.585">
            <text:p>893,585</text:p>
          </table:table-cell>
          <table:table-cell office:value-type="float" office:value="171.757">
            <text:p>171,757</text:p>
          </table:table-cell>
          <table:table-cell office:value-type="float" office:value="2918.36">
            <text:p>2918,36</text:p>
          </table:table-cell>
          <table:table-cell office:value-type="string">
            <text:p>/home/ramiro/Imagens/faces/082.jpg</text:p>
          </table:table-cell>
        </table:table-row>
        <table:table-row table:style-name="ro1">
          <table:table-cell office:value-type="float" office:value="14.8006">
            <text:p>14,8006</text:p>
          </table:table-cell>
          <table:table-cell office:value-type="float" office:value="3.88414">
            <text:p>3,88414</text:p>
          </table:table-cell>
          <table:table-cell office:value-type="float" office:value="149.613">
            <text:p>149,613</text:p>
          </table:table-cell>
          <table:table-cell office:value-type="float" office:value="1683.16">
            <text:p>1683,16</text:p>
          </table:table-cell>
          <table:table-cell office:value-type="float" office:value="132.725">
            <text:p>132,725</text:p>
          </table:table-cell>
          <table:table-cell office:value-type="float" office:value="2566.55">
            <text:p>2566,55</text:p>
          </table:table-cell>
          <table:table-cell office:value-type="string">
            <text:p>/home/ramiro/Imagens/faces/083.jpg</text:p>
          </table:table-cell>
        </table:table-row>
        <table:table-row table:style-name="ro1">
          <table:table-cell office:value-type="float" office:value="10.3071">
            <text:p>10,3071</text:p>
          </table:table-cell>
          <table:table-cell office:value-type="float" office:value="7.97715">
            <text:p>7,97715</text:p>
          </table:table-cell>
          <table:table-cell office:value-type="float" office:value="111.077">
            <text:p>111,077</text:p>
          </table:table-cell>
          <table:table-cell office:value-type="float" office:value="336.428">
            <text:p>336,428</text:p>
          </table:table-cell>
          <table:table-cell office:value-type="float" office:value="171.441">
            <text:p>171,441</text:p>
          </table:table-cell>
          <table:table-cell office:value-type="float" office:value="2483.39">
            <text:p>2483,39</text:p>
          </table:table-cell>
          <table:table-cell office:value-type="string">
            <text:p>/home/ramiro/Imagens/faces/084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.2165">
            <text:p>15,2165</text:p>
          </table:table-cell>
          <table:table-cell office:value-type="float" office:value="2.53851">
            <text:p>2,53851</text:p>
          </table:table-cell>
          <table:table-cell office:value-type="float" office:value="182.056">
            <text:p>182,056</text:p>
          </table:table-cell>
          <table:table-cell office:value-type="float" office:value="914.587">
            <text:p>914,587</text:p>
          </table:table-cell>
          <table:table-cell office:value-type="float" office:value="120.524">
            <text:p>120,524</text:p>
          </table:table-cell>
          <table:table-cell office:value-type="float" office:value="968.928">
            <text:p>968,928</text:p>
          </table:table-cell>
          <table:table-cell office:value-type="string">
            <text:p>/home/ramiro/Imagens/faces/086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.3046">
            <text:p>11,3046</text:p>
          </table:table-cell>
          <table:table-cell office:value-type="float" office:value="15.6113">
            <text:p>15,6113</text:p>
          </table:table-cell>
          <table:table-cell office:value-type="float" office:value="116.745">
            <text:p>116,745</text:p>
          </table:table-cell>
          <table:table-cell office:value-type="float" office:value="1301.3">
            <text:p>1301,3</text:p>
          </table:table-cell>
          <table:table-cell office:value-type="float" office:value="181.742">
            <text:p>181,742</text:p>
          </table:table-cell>
          <table:table-cell office:value-type="float" office:value="4458.79">
            <text:p>4458,79</text:p>
          </table:table-cell>
          <table:table-cell office:value-type="string">
            <text:p>/home/ramiro/Imagens/faces/088.jpg</text:p>
          </table:table-cell>
        </table:table-row>
        <table:table-row table:style-name="ro1">
          <table:table-cell office:value-type="float" office:value="12.6913">
            <text:p>12,6913</text:p>
          </table:table-cell>
          <table:table-cell office:value-type="float" office:value="5.06236">
            <text:p>5,06236</text:p>
          </table:table-cell>
          <table:table-cell office:value-type="float" office:value="117.402">
            <text:p>117,402</text:p>
          </table:table-cell>
          <table:table-cell office:value-type="float" office:value="1038.78">
            <text:p>1038,78</text:p>
          </table:table-cell>
          <table:table-cell office:value-type="float" office:value="172.085">
            <text:p>172,085</text:p>
          </table:table-cell>
          <table:table-cell office:value-type="float" office:value="3588.45">
            <text:p>3588,45</text:p>
          </table:table-cell>
          <table:table-cell office:value-type="string">
            <text:p>/home/ramiro/Imagens/faces/089.jpg</text:p>
          </table:table-cell>
        </table:table-row>
        <table:table-row table:style-name="ro1">
          <table:table-cell office:value-type="float" office:value="10.5314">
            <text:p>10,5314</text:p>
          </table:table-cell>
          <table:table-cell office:value-type="float" office:value="7.76602">
            <text:p>7,76602</text:p>
          </table:table-cell>
          <table:table-cell office:value-type="float" office:value="117.041">
            <text:p>117,041</text:p>
          </table:table-cell>
          <table:table-cell office:value-type="float" office:value="1202.23">
            <text:p>1202,23</text:p>
          </table:table-cell>
          <table:table-cell office:value-type="float" office:value="121.349">
            <text:p>121,349</text:p>
          </table:table-cell>
          <table:table-cell office:value-type="float" office:value="469.091">
            <text:p>469,091</text:p>
          </table:table-cell>
          <table:table-cell office:value-type="string">
            <text:p>/home/ramiro/Imagens/faces/090.jpg</text:p>
          </table:table-cell>
        </table:table-row>
        <table:table-row table:style-name="ro1">
          <table:table-cell office:value-type="float" office:value="10.4262">
            <text:p>10,4262</text:p>
          </table:table-cell>
          <table:table-cell office:value-type="float" office:value="8.98345">
            <text:p>8,98345</text:p>
          </table:table-cell>
          <table:table-cell office:value-type="float" office:value="81.95">
            <text:p>81,95</text:p>
          </table:table-cell>
          <table:table-cell office:value-type="float" office:value="434.583">
            <text:p>434,583</text:p>
          </table:table-cell>
          <table:table-cell office:value-type="float" office:value="169.97">
            <text:p>169,97</text:p>
          </table:table-cell>
          <table:table-cell office:value-type="float" office:value="855.369">
            <text:p>855,369</text:p>
          </table:table-cell>
          <table:table-cell office:value-type="string">
            <text:p>/home/ramiro/Imagens/faces/091.jpg</text:p>
          </table:table-cell>
        </table:table-row>
        <table:table-row table:style-name="ro1">
          <table:table-cell office:value-type="float" office:value="13.7858">
            <text:p>13,7858</text:p>
          </table:table-cell>
          <table:table-cell office:value-type="float" office:value="4.64981">
            <text:p>4,64981</text:p>
          </table:table-cell>
          <table:table-cell office:value-type="float" office:value="130.633">
            <text:p>130,633</text:p>
          </table:table-cell>
          <table:table-cell office:value-type="float" office:value="1799.47">
            <text:p>1799,47</text:p>
          </table:table-cell>
          <table:table-cell office:value-type="float" office:value="174.598">
            <text:p>174,598</text:p>
          </table:table-cell>
          <table:table-cell office:value-type="float" office:value="2866.3">
            <text:p>2866,3</text:p>
          </table:table-cell>
          <table:table-cell office:value-type="string">
            <text:p>/home/ramiro/Imagens/faces/092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.1361">
            <text:p>10,1361</text:p>
          </table:table-cell>
          <table:table-cell office:value-type="float" office:value="5.82522">
            <text:p>5,82522</text:p>
          </table:table-cell>
          <table:table-cell office:value-type="float" office:value="144.369">
            <text:p>144,369</text:p>
          </table:table-cell>
          <table:table-cell office:value-type="float" office:value="1217">
            <text:p>1217</text:p>
          </table:table-cell>
          <table:table-cell office:value-type="float" office:value="108.628">
            <text:p>108,628</text:p>
          </table:table-cell>
          <table:table-cell office:value-type="float" office:value="3359.25">
            <text:p>3359,25</text:p>
          </table:table-cell>
          <table:table-cell office:value-type="string">
            <text:p>/home/ramiro/Imagens/faces/094.jpg</text:p>
          </table:table-cell>
        </table:table-row>
        <table:table-row table:style-name="ro1">
          <table:table-cell table:style-name="ce3" office:value-type="float" office:value="10.8837">
            <text:p>10,8837</text:p>
          </table:table-cell>
          <table:table-cell office:value-type="float" office:value="11.9769">
            <text:p>11,9769</text:p>
          </table:table-cell>
          <table:table-cell office:value-type="float" office:value="49.5545">
            <text:p>49,5545</text:p>
          </table:table-cell>
          <table:table-cell office:value-type="float" office:value="1186.61">
            <text:p>1186,61</text:p>
          </table:table-cell>
          <table:table-cell office:value-type="float" office:value="202.74">
            <text:p>202,74</text:p>
          </table:table-cell>
          <table:table-cell office:value-type="float" office:value="1159.2">
            <text:p>1159,2</text:p>
          </table:table-cell>
          <table:table-cell office:value-type="string">
            <text:p>/home/ramiro/Imagens/faces/095.jpg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float" office:value="8.55039">
            <text:p>8,55039</text:p>
          </table:table-cell>
          <table:table-cell office:value-type="float" office:value="8.68466">
            <text:p>8,68466</text:p>
          </table:table-cell>
          <table:table-cell office:value-type="float" office:value="96.9721">
            <text:p>96,9721</text:p>
          </table:table-cell>
          <table:table-cell office:value-type="float" office:value="981.203">
            <text:p>981,203</text:p>
          </table:table-cell>
          <table:table-cell office:value-type="float" office:value="141.886">
            <text:p>141,886</text:p>
          </table:table-cell>
          <table:table-cell office:value-type="float" office:value="2613.28">
            <text:p>2613,28</text:p>
          </table:table-cell>
          <table:table-cell office:value-type="string">
            <text:p>/home/ramiro/Imagens/faces/097.jpg</text:p>
          </table:table-cell>
        </table:table-row>
        <table:table-row table:style-name="ro1">
          <table:table-cell office:value-type="float" office:value="8.16289">
            <text:p>8,16289</text:p>
          </table:table-cell>
          <table:table-cell office:value-type="float" office:value="7.64941">
            <text:p>7,64941</text:p>
          </table:table-cell>
          <table:table-cell office:value-type="float" office:value="92.0201">
            <text:p>92,0201</text:p>
          </table:table-cell>
          <table:table-cell office:value-type="float" office:value="486.775">
            <text:p>486,775</text:p>
          </table:table-cell>
          <table:table-cell office:value-type="float" office:value="143.806">
            <text:p>143,806</text:p>
          </table:table-cell>
          <table:table-cell office:value-type="float" office:value="2668.51">
            <text:p>2668,51</text:p>
          </table:table-cell>
          <table:table-cell office:value-type="string">
            <text:p>/home/ramiro/Imagens/faces/098.jpg</text:p>
          </table:table-cell>
        </table:table-row>
        <table:table-row table:style-name="ro1">
          <table:table-cell table:style-name="ce3" office:value-type="float" office:value="12.2379">
            <text:p>12,2379</text:p>
          </table:table-cell>
          <table:table-cell office:value-type="float" office:value="3.6423">
            <text:p>3,6423</text:p>
          </table:table-cell>
          <table:table-cell office:value-type="float" office:value="149.533">
            <text:p>149,533</text:p>
          </table:table-cell>
          <table:table-cell office:value-type="float" office:value="491.984">
            <text:p>491,984</text:p>
          </table:table-cell>
          <table:table-cell office:value-type="float" office:value="147.227">
            <text:p>147,227</text:p>
          </table:table-cell>
          <table:table-cell office:value-type="float" office:value="1688.1">
            <text:p>1688,1</text:p>
          </table:table-cell>
          <table:table-cell office:value-type="string">
            <text:p>/home/ramiro/Imagens/faces/099.jpg</text:p>
          </table:table-cell>
        </table:table-row>
        <table:table-row table:style-name="ro1">
          <table:table-cell table:style-name="ce3" office:value-type="float" office:value="10.5442">
            <text:p>10,5442</text:p>
          </table:table-cell>
          <table:table-cell office:value-type="float" office:value="11.4279">
            <text:p>11,4279</text:p>
          </table:table-cell>
          <table:table-cell office:value-type="float" office:value="111.063">
            <text:p>111,063</text:p>
          </table:table-cell>
          <table:table-cell office:value-type="float" office:value="2573.17">
            <text:p>2573,17</text:p>
          </table:table-cell>
          <table:table-cell office:value-type="float" office:value="195.921">
            <text:p>195,921</text:p>
          </table:table-cell>
          <table:table-cell office:value-type="float" office:value="2302.49">
            <text:p>2302,49</text:p>
          </table:table-cell>
          <table:table-cell office:value-type="string">
            <text:p>/home/ramiro/Imagens/faces/100.jpg</text:p>
          </table:table-cell>
        </table:table-row>
        <table:table-row table:style-name="ro1">
          <table:table-cell table:style-name="ce3" office:value-type="float" office:value="10.7886">
            <text:p>10,7886</text:p>
          </table:table-cell>
          <table:table-cell office:value-type="float" office:value="6.1673">
            <text:p>6,1673</text:p>
          </table:table-cell>
          <table:table-cell office:value-type="float" office:value="118.888">
            <text:p>118,888</text:p>
          </table:table-cell>
          <table:table-cell office:value-type="float" office:value="821.19">
            <text:p>821,19</text:p>
          </table:table-cell>
          <table:table-cell office:value-type="float" office:value="178.245">
            <text:p>178,245</text:p>
          </table:table-cell>
          <table:table-cell office:value-type="float" office:value="3529.88">
            <text:p>3529,88</text:p>
          </table:table-cell>
          <table:table-cell office:value-type="string">
            <text:p>/home/ramiro/Imagens/faces/101.jpg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office:value-type="float" office:value="9.96724">
            <text:p>9,96724</text:p>
          </table:table-cell>
          <table:table-cell office:value-type="float" office:value="6.29225">
            <text:p>6,29225</text:p>
          </table:table-cell>
          <table:table-cell office:value-type="float" office:value="109.59">
            <text:p>109,59</text:p>
          </table:table-cell>
          <table:table-cell office:value-type="float" office:value="1142.73">
            <text:p>1142,73</text:p>
          </table:table-cell>
          <table:table-cell office:value-type="float" office:value="138.437">
            <text:p>138,437</text:p>
          </table:table-cell>
          <table:table-cell office:value-type="float" office:value="5857.19">
            <text:p>5857,19</text:p>
          </table:table-cell>
          <table:table-cell office:value-type="string">
            <text:p>/home/ramiro/Imagens/faces/103.jpg</text:p>
          </table:table-cell>
        </table:table-row>
        <table:table-row table:style-name="ro1">
          <table:table-cell office:value-type="float" office:value="12.1463">
            <text:p>12,1463</text:p>
          </table:table-cell>
          <table:table-cell office:value-type="float" office:value="5.99198">
            <text:p>5,99198</text:p>
          </table:table-cell>
          <table:table-cell office:value-type="float" office:value="121.046">
            <text:p>121,046</text:p>
          </table:table-cell>
          <table:table-cell office:value-type="float" office:value="2989.87">
            <text:p>2989,87</text:p>
          </table:table-cell>
          <table:table-cell office:value-type="float" office:value="174.351">
            <text:p>174,351</text:p>
          </table:table-cell>
          <table:table-cell office:value-type="float" office:value="1728.98">
            <text:p>1728,98</text:p>
          </table:table-cell>
          <table:table-cell office:value-type="string">
            <text:p>/home/ramiro/Imagens/faces/104.jpg</text:p>
          </table:table-cell>
        </table:table-row>
        <table:table-row table:style-name="ro1">
          <table:table-cell office:value-type="float" office:value="6.71525">
            <text:p>6,71525</text:p>
          </table:table-cell>
          <table:table-cell office:value-type="float" office:value="2.47181">
            <text:p>2,47181</text:p>
          </table:table-cell>
          <table:table-cell office:value-type="float" office:value="121.27">
            <text:p>121,27</text:p>
          </table:table-cell>
          <table:table-cell office:value-type="float" office:value="395.982">
            <text:p>395,982</text:p>
          </table:table-cell>
          <table:table-cell office:value-type="float" office:value="155.245">
            <text:p>155,245</text:p>
          </table:table-cell>
          <table:table-cell office:value-type="float" office:value="1203.39">
            <text:p>1203,39</text:p>
          </table:table-cell>
          <table:table-cell office:value-type="string">
            <text:p>/home/ramiro/Imagens/faces/105.jpg</text:p>
          </table:table-cell>
        </table:table-row>
        <table:table-row table:style-name="ro1">
          <table:table-cell office:value-type="float" office:value="10.8687">
            <text:p>10,8687</text:p>
          </table:table-cell>
          <table:table-cell office:value-type="float" office:value="9.17036">
            <text:p>9,17036</text:p>
          </table:table-cell>
          <table:table-cell office:value-type="float" office:value="117.239">
            <text:p>117,239</text:p>
          </table:table-cell>
          <table:table-cell office:value-type="float" office:value="519.435">
            <text:p>519,435</text:p>
          </table:table-cell>
          <table:table-cell office:value-type="float" office:value="174.43">
            <text:p>174,43</text:p>
          </table:table-cell>
          <table:table-cell office:value-type="float" office:value="2250.82">
            <text:p>2250,82</text:p>
          </table:table-cell>
          <table:table-cell office:value-type="string">
            <text:p>/home/ramiro/Imagens/faces/106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.12679">
            <text:p>8,12679</text:p>
          </table:table-cell>
          <table:table-cell office:value-type="float" office:value="8.46161">
            <text:p>8,46161</text:p>
          </table:table-cell>
          <table:table-cell office:value-type="float" office:value="99.7743">
            <text:p>99,7743</text:p>
          </table:table-cell>
          <table:table-cell office:value-type="float" office:value="783.518">
            <text:p>783,518</text:p>
          </table:table-cell>
          <table:table-cell office:value-type="float" office:value="152.006">
            <text:p>152,006</text:p>
          </table:table-cell>
          <table:table-cell office:value-type="float" office:value="2849.85">
            <text:p>2849,85</text:p>
          </table:table-cell>
          <table:table-cell office:value-type="string">
            <text:p>/home/ramiro/Imagens/faces/108.jpg</text:p>
          </table:table-cell>
        </table:table-row>
        <table:table-row table:style-name="ro1">
          <table:table-cell office:value-type="float" office:value="11.3001">
            <text:p>11,3001</text:p>
          </table:table-cell>
          <table:table-cell office:value-type="float" office:value="7.62943">
            <text:p>7,62943</text:p>
          </table:table-cell>
          <table:table-cell office:value-type="float" office:value="138.314">
            <text:p>138,314</text:p>
          </table:table-cell>
          <table:table-cell office:value-type="float" office:value="733.122">
            <text:p>733,122</text:p>
          </table:table-cell>
          <table:table-cell office:value-type="float" office:value="176.391">
            <text:p>176,391</text:p>
          </table:table-cell>
          <table:table-cell office:value-type="float" office:value="3143.4">
            <text:p>3143,4</text:p>
          </table:table-cell>
          <table:table-cell office:value-type="string">
            <text:p>/home/ramiro/Imagens/faces/109.jpg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.66556">
            <text:p>9,66556</text:p>
          </table:table-cell>
          <table:table-cell office:value-type="float" office:value="6.10507">
            <text:p>6,10507</text:p>
          </table:table-cell>
          <table:table-cell office:value-type="float" office:value="80.8394">
            <text:p>80,8394</text:p>
          </table:table-cell>
          <table:table-cell office:value-type="float" office:value="804.186">
            <text:p>804,186</text:p>
          </table:table-cell>
          <table:table-cell office:value-type="float" office:value="146.846">
            <text:p>146,846</text:p>
          </table:table-cell>
          <table:table-cell office:value-type="float" office:value="2310.85">
            <text:p>2310,85</text:p>
          </table:table-cell>
          <table:table-cell office:value-type="string">
            <text:p>/home/ramiro/Imagens/faces/112.jpg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7.3947">
            <text:p>7,3947</text:p>
          </table:table-cell>
          <table:table-cell office:value-type="float" office:value="4.98957">
            <text:p>4,98957</text:p>
          </table:table-cell>
          <table:table-cell office:value-type="float" office:value="132.104">
            <text:p>132,104</text:p>
          </table:table-cell>
          <table:table-cell office:value-type="float" office:value="1565.64">
            <text:p>1565,64</text:p>
          </table:table-cell>
          <table:table-cell office:value-type="float" office:value="108.664">
            <text:p>108,664</text:p>
          </table:table-cell>
          <table:table-cell office:value-type="float" office:value="1315.98">
            <text:p>1315,98</text:p>
          </table:table-cell>
          <table:table-cell office:value-type="string">
            <text:p>/home/ramiro/Imagens/faces/115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.906">
            <text:p>11,906</text:p>
          </table:table-cell>
          <table:table-cell office:value-type="float" office:value="5.92139">
            <text:p>5,92139</text:p>
          </table:table-cell>
          <table:table-cell office:value-type="float" office:value="108.322">
            <text:p>108,322</text:p>
          </table:table-cell>
          <table:table-cell office:value-type="float" office:value="2264.06">
            <text:p>2264,06</text:p>
          </table:table-cell>
          <table:table-cell office:value-type="float" office:value="178.644">
            <text:p>178,644</text:p>
          </table:table-cell>
          <table:table-cell office:value-type="float" office:value="1492.9">
            <text:p>1492,9</text:p>
          </table:table-cell>
          <table:table-cell office:value-type="string">
            <text:p>/home/ramiro/Imagens/faces/117.jpg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.90617">
            <text:p>8,90617</text:p>
          </table:table-cell>
          <table:table-cell office:value-type="float" office:value="7.69144">
            <text:p>7,69144</text:p>
          </table:table-cell>
          <table:table-cell office:value-type="float" office:value="174.957">
            <text:p>174,957</text:p>
          </table:table-cell>
          <table:table-cell office:value-type="float" office:value="1131.98">
            <text:p>1131,98</text:p>
          </table:table-cell>
          <table:table-cell office:value-type="float" office:value="147.447">
            <text:p>147,447</text:p>
          </table:table-cell>
          <table:table-cell office:value-type="float" office:value="2919.44">
            <text:p>2919,44</text:p>
          </table:table-cell>
          <table:table-cell office:value-type="string">
            <text:p>/home/ramiro/Imagens/faces/119.jpg</text:p>
          </table:table-cell>
        </table:table-row>
        <table:table-row table:style-name="ro1">
          <table:table-cell office:value-type="float" office:value="7.07016">
            <text:p>7,07016</text:p>
          </table:table-cell>
          <table:table-cell office:value-type="float" office:value="4.61654">
            <text:p>4,61654</text:p>
          </table:table-cell>
          <table:table-cell office:value-type="float" office:value="133.045">
            <text:p>133,045</text:p>
          </table:table-cell>
          <table:table-cell office:value-type="float" office:value="2082.69">
            <text:p>2082,69</text:p>
          </table:table-cell>
          <table:table-cell office:value-type="float" office:value="161.76">
            <text:p>161,76</text:p>
          </table:table-cell>
          <table:table-cell office:value-type="float" office:value="2341.66">
            <text:p>2341,66</text:p>
          </table:table-cell>
          <table:table-cell office:value-type="string">
            <text:p>/home/ramiro/Imagens/faces/120.jpg</text:p>
          </table:table-cell>
        </table:table-row>
        <table:table-row table:style-name="ro1">
          <table:table-cell office:value-type="float" office:value="10.5621">
            <text:p>10,5621</text:p>
          </table:table-cell>
          <table:table-cell office:value-type="float" office:value="3.87222">
            <text:p>3,87222</text:p>
          </table:table-cell>
          <table:table-cell office:value-type="float" office:value="119.657">
            <text:p>119,657</text:p>
          </table:table-cell>
          <table:table-cell office:value-type="float" office:value="774.215">
            <text:p>774,215</text:p>
          </table:table-cell>
          <table:table-cell office:value-type="float" office:value="147.078">
            <text:p>147,078</text:p>
          </table:table-cell>
          <table:table-cell office:value-type="float" office:value="3493.99">
            <text:p>3493,99</text:p>
          </table:table-cell>
          <table:table-cell office:value-type="string">
            <text:p>/home/ramiro/Imagens/faces/121.jpg</text:p>
          </table:table-cell>
        </table:table-row>
      </table:table>
      <table:named-expressions/>
      <table:database-ranges>
        <table:database-range table:name="__Anonymous_Sheet_DB__2" table:target-range-address="Planilha3.A2:Planilha3.G12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Pereira de Magalhães</meta:initial-creator>
    <meta:creation-date>2012-09-08T17:16:25</meta:creation-date>
    <dc:date>2012-09-11T13:10:36</dc:date>
    <dc:creator>Ramiro Pereira de Magalhães</dc:creator>
    <meta:editing-duration>PT3H8M18S</meta:editing-duration>
    <meta:editing-cycles>12</meta:editing-cycles>
    <meta:generator>LibreOffice/3.5$Linux_x86 LibreOffice_project/350m1$Build-2</meta:generator>
    <meta:document-statistic meta:table-count="3" meta:cell-count="6877" meta:object-count="0"/>
  </office:meta>
</office:document-meta>
</file>